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column table:style-name="co4" table:number-columns-repeated="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85" table:default-cell-style-name="Default"/>
        <table:table-column table:style-name="co5" table:default-cell-style-name="Default"/>
        <table:table-column table:style-name="co3" table:number-columns-repeated="92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4" table:default-cell-style-name="Default"/>
        <table:table-row table:style-name="ro1">
          <table:table-cell office:value-type="string">
            <text:p>Training Set Error</text:p>
            <draw:frame table:end-cell-address="Arkusz1.C36" table:end-x="1.332cm" table:end-y="0.379cm" draw:z-index="0" draw:style-name="gr1" draw:text-style-name="P1" svg:width="7.476cm" svg:height="16.125cm" svg:x="0.194cm" svg:y="0.08cm">
              <draw:object draw:notify-on-update-of-ranges="Arkusz1.A1:Arkusz1.A1 Arkusz1.A2:Arkusz1.A501 Arkusz1.B1:Arkusz1.B1 Arkusz1.B2:Arkusz1.B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Verifying Set Error</text:p>
          </table:table-cell>
          <table:table-cell office:value-type="string">
            <text:p>Training Set Error</text:p>
            <draw:frame table:end-cell-address="Arkusz1.E36" table:end-x="2.967cm" table:end-y="0.247cm" draw:z-index="1" draw:style-name="gr1" draw:text-style-name="P1" svg:width="7.753cm" svg:height="15.967cm" svg:x="1.553cm" svg:y="0.106cm">
              <draw:object draw:notify-on-update-of-ranges="Arkusz1.C1:Arkusz1.C1 Arkusz1.C2:Arkusz1.C501 Arkusz1.D1:Arkusz1.D1 Arkusz1.D2:Arkusz1.D5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Verifying Set Error</text:p>
          </table:table-cell>
          <table:table-cell office:value-type="string">
            <text:p>Training Set Error</text:p>
          </table:table-cell>
          <table:table-cell office:value-type="string">
            <text:p>Verifying Set Error</text:p>
            <draw:frame table:end-cell-address="Arkusz1.H36" table:end-x="1.504cm" table:end-y="0.167cm" draw:z-index="2" draw:style-name="gr1" draw:text-style-name="P1" svg:width="7.753cm" svg:height="15.887cm" svg:x="0.089cm" svg:y="0.106cm">
              <draw:object draw:notify-on-update-of-ranges="Arkusz1.E1:Arkusz1.E1 Arkusz1.E2:Arkusz1.E501 Arkusz1.F1:Arkusz1.F1 Arkusz1.F2:Arkusz1.F5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string">
            <text:p>Training Set Error</text:p>
          </table:table-cell>
          <table:table-cell office:value-type="string">
            <text:p>Verifying Set Error</text:p>
            <draw:frame table:end-cell-address="Arkusz1.J36" table:end-x="3.084cm" table:end-y="0.273cm" draw:z-index="3" draw:style-name="gr1" draw:text-style-name="P1" svg:width="7.919cm" svg:height="15.993cm" svg:x="1.504cm" svg:y="0.106cm">
              <draw:object draw:notify-on-update-of-ranges="Arkusz1.G1:Arkusz1.G1 Arkusz1.G2:Arkusz1.G501 Arkusz1.H1:Arkusz1.H1 Arkusz1.H2:Arkusz1.H5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string">
            <text:p>Training Set Error</text:p>
          </table:table-cell>
          <table:table-cell office:value-type="string">
            <text:p>Verifying Set Error</text:p>
            <draw:frame table:end-cell-address="Arkusz1.N36" table:end-x="1.45cm" table:end-y="0.353cm" draw:z-index="4" draw:style-name="gr1" draw:text-style-name="P1" svg:width="7.974cm" svg:height="16.02cm" svg:x="3.194cm" svg:y="0.159cm">
              <draw:object draw:notify-on-update-of-ranges="Arkusz1.I1:Arkusz1.I1 Arkusz1.I2:Arkusz1.I501 Arkusz1.J1:Arkusz1.J1 Arkusz1.J2:Arkusz1.J50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91"/>
        </table:table-row>
        <table:table-row table:style-name="ro2">
          <table:table-cell office:value-type="float" office:value="137.966981">
            <text:p>137,966981</text:p>
          </table:table-cell>
          <table:table-cell office:value-type="float" office:value="109.793879">
            <text:p>109,793879</text:p>
          </table:table-cell>
          <table:table-cell office:value-type="float" office:value="582.465633">
            <text:p>582,465633</text:p>
          </table:table-cell>
          <table:table-cell office:value-type="float" office:value="262.423354">
            <text:p>262,423354</text:p>
          </table:table-cell>
          <table:table-cell office:value-type="float" office:value="638.557721">
            <text:p>638,557721</text:p>
          </table:table-cell>
          <table:table-cell office:value-type="float" office:value="373.300133">
            <text:p>373,300133</text:p>
          </table:table-cell>
          <table:table-cell office:value-type="float" office:value="464.903164">
            <text:p>464,903164</text:p>
          </table:table-cell>
          <table:table-cell office:value-type="float" office:value="297.796863">
            <text:p>297,796863</text:p>
          </table:table-cell>
          <table:table-cell office:value-type="float" office:value="404.420024">
            <text:p>404,420024</text:p>
          </table:table-cell>
          <table:table-cell office:value-type="float" office:value="399.377116">
            <text:p>399,377116</text:p>
          </table:table-cell>
          <table:table-cell table:number-columns-repeated="491"/>
        </table:table-row>
        <table:table-row table:style-name="ro2">
          <table:table-cell office:value-type="float" office:value="117.659161">
            <text:p>117,659161</text:p>
          </table:table-cell>
          <table:table-cell office:value-type="float" office:value="182.305348">
            <text:p>182,305348</text:p>
          </table:table-cell>
          <table:table-cell office:value-type="float" office:value="160.643555">
            <text:p>160,643555</text:p>
          </table:table-cell>
          <table:table-cell office:value-type="float" office:value="134.336042">
            <text:p>134,336042</text:p>
          </table:table-cell>
          <table:table-cell office:value-type="float" office:value="381.175672">
            <text:p>381,175672</text:p>
          </table:table-cell>
          <table:table-cell office:value-type="float" office:value="407.530008">
            <text:p>407,530008</text:p>
          </table:table-cell>
          <table:table-cell office:value-type="float" office:value="214.205585">
            <text:p>214,205585</text:p>
          </table:table-cell>
          <table:table-cell office:value-type="float" office:value="240.012302">
            <text:p>240,012302</text:p>
          </table:table-cell>
          <table:table-cell office:value-type="float" office:value="270.333983">
            <text:p>270,333983</text:p>
          </table:table-cell>
          <table:table-cell office:value-type="float" office:value="231.705501">
            <text:p>231,705501</text:p>
          </table:table-cell>
          <table:table-cell table:number-columns-repeated="491"/>
        </table:table-row>
        <table:table-row table:style-name="ro2">
          <table:table-cell office:value-type="float" office:value="154.406752">
            <text:p>154,406752</text:p>
          </table:table-cell>
          <table:table-cell office:value-type="float" office:value="144.261395">
            <text:p>144,261395</text:p>
          </table:table-cell>
          <table:table-cell office:value-type="float" office:value="157.950513">
            <text:p>157,950513</text:p>
          </table:table-cell>
          <table:table-cell office:value-type="float" office:value="129.87843">
            <text:p>129,87843</text:p>
          </table:table-cell>
          <table:table-cell office:value-type="float" office:value="333.977326">
            <text:p>333,977326</text:p>
          </table:table-cell>
          <table:table-cell office:value-type="float" office:value="301.678211">
            <text:p>301,678211</text:p>
          </table:table-cell>
          <table:table-cell office:value-type="float" office:value="182.15911">
            <text:p>182,15911</text:p>
          </table:table-cell>
          <table:table-cell office:value-type="float" office:value="108.790926">
            <text:p>108,790926</text:p>
          </table:table-cell>
          <table:table-cell office:value-type="float" office:value="189.504397">
            <text:p>189,504397</text:p>
          </table:table-cell>
          <table:table-cell office:value-type="float" office:value="101.569915">
            <text:p>101,569915</text:p>
          </table:table-cell>
          <table:table-cell table:number-columns-repeated="491"/>
        </table:table-row>
        <table:table-row table:style-name="ro2">
          <table:table-cell office:value-type="float" office:value="181.738283">
            <text:p>181,738283</text:p>
          </table:table-cell>
          <table:table-cell office:value-type="float" office:value="225.628554">
            <text:p>225,628554</text:p>
          </table:table-cell>
          <table:table-cell office:value-type="float" office:value="146.346869">
            <text:p>146,346869</text:p>
          </table:table-cell>
          <table:table-cell office:value-type="float" office:value="155.491138">
            <text:p>155,491138</text:p>
          </table:table-cell>
          <table:table-cell office:value-type="float" office:value="232.597162">
            <text:p>232,597162</text:p>
          </table:table-cell>
          <table:table-cell office:value-type="float" office:value="248.308964">
            <text:p>248,308964</text:p>
          </table:table-cell>
          <table:table-cell office:value-type="float" office:value="121.446753">
            <text:p>121,446753</text:p>
          </table:table-cell>
          <table:table-cell office:value-type="float" office:value="141.003513">
            <text:p>141,003513</text:p>
          </table:table-cell>
          <table:table-cell office:value-type="float" office:value="128.062988">
            <text:p>128,062988</text:p>
          </table:table-cell>
          <table:table-cell office:value-type="float" office:value="153.753332">
            <text:p>153,753332</text:p>
          </table:table-cell>
          <table:table-cell table:number-columns-repeated="491"/>
        </table:table-row>
        <table:table-row table:style-name="ro2">
          <table:table-cell office:value-type="float" office:value="166.238887">
            <text:p>166,238887</text:p>
          </table:table-cell>
          <table:table-cell office:value-type="float" office:value="246.576406">
            <text:p>246,576406</text:p>
          </table:table-cell>
          <table:table-cell office:value-type="float" office:value="176.945013">
            <text:p>176,945013</text:p>
          </table:table-cell>
          <table:table-cell office:value-type="float" office:value="131.641381">
            <text:p>131,641381</text:p>
          </table:table-cell>
          <table:table-cell office:value-type="float" office:value="248.634827">
            <text:p>248,634827</text:p>
          </table:table-cell>
          <table:table-cell office:value-type="float" office:value="388.602227">
            <text:p>388,602227</text:p>
          </table:table-cell>
          <table:table-cell office:value-type="float" office:value="103.211086">
            <text:p>103,211086</text:p>
          </table:table-cell>
          <table:table-cell office:value-type="float" office:value="58.207439">
            <text:p>58,207439</text:p>
          </table:table-cell>
          <table:table-cell office:value-type="float" office:value="116.24264">
            <text:p>116,24264</text:p>
          </table:table-cell>
          <table:table-cell office:value-type="float" office:value="136.131566">
            <text:p>136,131566</text:p>
          </table:table-cell>
          <table:table-cell table:number-columns-repeated="491"/>
        </table:table-row>
        <table:table-row table:style-name="ro2">
          <table:table-cell office:value-type="float" office:value="205.470426">
            <text:p>205,470426</text:p>
          </table:table-cell>
          <table:table-cell office:value-type="float" office:value="225.310908">
            <text:p>225,310908</text:p>
          </table:table-cell>
          <table:table-cell office:value-type="float" office:value="132.826528">
            <text:p>132,826528</text:p>
          </table:table-cell>
          <table:table-cell office:value-type="float" office:value="161.95809">
            <text:p>161,95809</text:p>
          </table:table-cell>
          <table:table-cell office:value-type="float" office:value="227.457827">
            <text:p>227,457827</text:p>
          </table:table-cell>
          <table:table-cell office:value-type="float" office:value="241.822605">
            <text:p>241,822605</text:p>
          </table:table-cell>
          <table:table-cell office:value-type="float" office:value="69.914251">
            <text:p>69,914251</text:p>
          </table:table-cell>
          <table:table-cell office:value-type="float" office:value="85.143662">
            <text:p>85,143662</text:p>
          </table:table-cell>
          <table:table-cell office:value-type="float" office:value="138.411018">
            <text:p>138,411018</text:p>
          </table:table-cell>
          <table:table-cell office:value-type="float" office:value="147.036775">
            <text:p>147,036775</text:p>
          </table:table-cell>
          <table:table-cell table:number-columns-repeated="491"/>
        </table:table-row>
        <table:table-row table:style-name="ro2">
          <table:table-cell office:value-type="float" office:value="233.447283">
            <text:p>233,447283</text:p>
          </table:table-cell>
          <table:table-cell office:value-type="float" office:value="185.37259">
            <text:p>185,37259</text:p>
          </table:table-cell>
          <table:table-cell office:value-type="float" office:value="179.557005">
            <text:p>179,557005</text:p>
          </table:table-cell>
          <table:table-cell office:value-type="float" office:value="149.491046">
            <text:p>149,491046</text:p>
          </table:table-cell>
          <table:table-cell office:value-type="float" office:value="302.234707">
            <text:p>302,234707</text:p>
          </table:table-cell>
          <table:table-cell office:value-type="float" office:value="275.100453">
            <text:p>275,100453</text:p>
          </table:table-cell>
          <table:table-cell office:value-type="float" office:value="77.172026">
            <text:p>77,172026</text:p>
          </table:table-cell>
          <table:table-cell office:value-type="float" office:value="61.069799">
            <text:p>61,069799</text:p>
          </table:table-cell>
          <table:table-cell office:value-type="float" office:value="114.784625">
            <text:p>114,784625</text:p>
          </table:table-cell>
          <table:table-cell office:value-type="float" office:value="146.982827">
            <text:p>146,982827</text:p>
          </table:table-cell>
          <table:table-cell table:number-columns-repeated="491"/>
        </table:table-row>
        <table:table-row table:style-name="ro2">
          <table:table-cell office:value-type="float" office:value="206.419832">
            <text:p>206,419832</text:p>
          </table:table-cell>
          <table:table-cell office:value-type="float" office:value="201.972784">
            <text:p>201,972784</text:p>
          </table:table-cell>
          <table:table-cell office:value-type="float" office:value="186.166844">
            <text:p>186,166844</text:p>
          </table:table-cell>
          <table:table-cell office:value-type="float" office:value="153.077139">
            <text:p>153,077139</text:p>
          </table:table-cell>
          <table:table-cell office:value-type="float" office:value="226.354228">
            <text:p>226,354228</text:p>
          </table:table-cell>
          <table:table-cell office:value-type="float" office:value="236.746334">
            <text:p>236,746334</text:p>
          </table:table-cell>
          <table:table-cell office:value-type="float" office:value="60.432505">
            <text:p>60,432505</text:p>
          </table:table-cell>
          <table:table-cell office:value-type="float" office:value="68.190053">
            <text:p>68,190053</text:p>
          </table:table-cell>
          <table:table-cell office:value-type="float" office:value="131.7141">
            <text:p>131,7141</text:p>
          </table:table-cell>
          <table:table-cell office:value-type="float" office:value="126.473683">
            <text:p>126,473683</text:p>
          </table:table-cell>
          <table:table-cell table:number-columns-repeated="491"/>
        </table:table-row>
        <table:table-row table:style-name="ro2">
          <table:table-cell office:value-type="float" office:value="248.909072">
            <text:p>248,909072</text:p>
          </table:table-cell>
          <table:table-cell office:value-type="float" office:value="210.895827">
            <text:p>210,895827</text:p>
          </table:table-cell>
          <table:table-cell office:value-type="float" office:value="166.861623">
            <text:p>166,861623</text:p>
          </table:table-cell>
          <table:table-cell office:value-type="float" office:value="177.18993">
            <text:p>177,18993</text:p>
          </table:table-cell>
          <table:table-cell office:value-type="float" office:value="249.990488">
            <text:p>249,990488</text:p>
          </table:table-cell>
          <table:table-cell office:value-type="float" office:value="318.934175">
            <text:p>318,934175</text:p>
          </table:table-cell>
          <table:table-cell office:value-type="float" office:value="56.730203">
            <text:p>56,730203</text:p>
          </table:table-cell>
          <table:table-cell office:value-type="float" office:value="61.332123">
            <text:p>61,332123</text:p>
          </table:table-cell>
          <table:table-cell office:value-type="float" office:value="125.06045">
            <text:p>125,06045</text:p>
          </table:table-cell>
          <table:table-cell office:value-type="float" office:value="213.683794">
            <text:p>213,683794</text:p>
          </table:table-cell>
          <table:table-cell table:number-columns-repeated="491"/>
        </table:table-row>
        <table:table-row table:style-name="ro2">
          <table:table-cell office:value-type="float" office:value="214.557646">
            <text:p>214,557646</text:p>
          </table:table-cell>
          <table:table-cell office:value-type="float" office:value="193.067926">
            <text:p>193,067926</text:p>
          </table:table-cell>
          <table:table-cell office:value-type="float" office:value="125.7551">
            <text:p>125,7551</text:p>
          </table:table-cell>
          <table:table-cell office:value-type="float" office:value="140.91796">
            <text:p>140,91796</text:p>
          </table:table-cell>
          <table:table-cell office:value-type="float" office:value="199.838297">
            <text:p>199,838297</text:p>
          </table:table-cell>
          <table:table-cell office:value-type="float" office:value="190.29809">
            <text:p>190,29809</text:p>
          </table:table-cell>
          <table:table-cell office:value-type="float" office:value="50.94058">
            <text:p>50,94058</text:p>
          </table:table-cell>
          <table:table-cell office:value-type="float" office:value="64.083063">
            <text:p>64,083063</text:p>
          </table:table-cell>
          <table:table-cell office:value-type="float" office:value="124.704644">
            <text:p>124,704644</text:p>
          </table:table-cell>
          <table:table-cell office:value-type="float" office:value="127.976067">
            <text:p>127,976067</text:p>
          </table:table-cell>
          <table:table-cell table:number-columns-repeated="491"/>
        </table:table-row>
        <table:table-row table:style-name="ro2">
          <table:table-cell office:value-type="float" office:value="267.791944">
            <text:p>267,791944</text:p>
          </table:table-cell>
          <table:table-cell office:value-type="float" office:value="222.626454">
            <text:p>222,626454</text:p>
          </table:table-cell>
          <table:table-cell office:value-type="float" office:value="168.047488">
            <text:p>168,047488</text:p>
          </table:table-cell>
          <table:table-cell office:value-type="float" office:value="207.408783">
            <text:p>207,408783</text:p>
          </table:table-cell>
          <table:table-cell office:value-type="float" office:value="165.892319">
            <text:p>165,892319</text:p>
          </table:table-cell>
          <table:table-cell office:value-type="float" office:value="162.980451">
            <text:p>162,980451</text:p>
          </table:table-cell>
          <table:table-cell office:value-type="float" office:value="51.052907">
            <text:p>51,052907</text:p>
          </table:table-cell>
          <table:table-cell office:value-type="float" office:value="67.210989">
            <text:p>67,210989</text:p>
          </table:table-cell>
          <table:table-cell office:value-type="float" office:value="116.874461">
            <text:p>116,874461</text:p>
          </table:table-cell>
          <table:table-cell office:value-type="float" office:value="158.336189">
            <text:p>158,336189</text:p>
          </table:table-cell>
          <table:table-cell table:number-columns-repeated="491"/>
        </table:table-row>
        <table:table-row table:style-name="ro2">
          <table:table-cell office:value-type="float" office:value="259.652971">
            <text:p>259,652971</text:p>
          </table:table-cell>
          <table:table-cell office:value-type="float" office:value="282.664895">
            <text:p>282,664895</text:p>
          </table:table-cell>
          <table:table-cell office:value-type="float" office:value="137.989876">
            <text:p>137,989876</text:p>
          </table:table-cell>
          <table:table-cell office:value-type="float" office:value="127.108168">
            <text:p>127,108168</text:p>
          </table:table-cell>
          <table:table-cell office:value-type="float" office:value="203.593525">
            <text:p>203,593525</text:p>
          </table:table-cell>
          <table:table-cell office:value-type="float" office:value="226.064772">
            <text:p>226,064772</text:p>
          </table:table-cell>
          <table:table-cell office:value-type="float" office:value="63.799488">
            <text:p>63,799488</text:p>
          </table:table-cell>
          <table:table-cell office:value-type="float" office:value="58.806094">
            <text:p>58,806094</text:p>
          </table:table-cell>
          <table:table-cell office:value-type="float" office:value="104.168962">
            <text:p>104,168962</text:p>
          </table:table-cell>
          <table:table-cell office:value-type="float" office:value="128.637736">
            <text:p>128,637736</text:p>
          </table:table-cell>
          <table:table-cell table:number-columns-repeated="491"/>
        </table:table-row>
        <table:table-row table:style-name="ro2">
          <table:table-cell office:value-type="float" office:value="261.069689">
            <text:p>261,069689</text:p>
          </table:table-cell>
          <table:table-cell office:value-type="float" office:value="264.105648">
            <text:p>264,105648</text:p>
          </table:table-cell>
          <table:table-cell office:value-type="float" office:value="146.839768">
            <text:p>146,839768</text:p>
          </table:table-cell>
          <table:table-cell office:value-type="float" office:value="172.037879">
            <text:p>172,037879</text:p>
          </table:table-cell>
          <table:table-cell office:value-type="float" office:value="183.907497">
            <text:p>183,907497</text:p>
          </table:table-cell>
          <table:table-cell office:value-type="float" office:value="132.353777">
            <text:p>132,353777</text:p>
          </table:table-cell>
          <table:table-cell office:value-type="float" office:value="60.088525">
            <text:p>60,088525</text:p>
          </table:table-cell>
          <table:table-cell office:value-type="float" office:value="67.563322">
            <text:p>67,563322</text:p>
          </table:table-cell>
          <table:table-cell office:value-type="float" office:value="113.880317">
            <text:p>113,880317</text:p>
          </table:table-cell>
          <table:table-cell office:value-type="float" office:value="137.9846">
            <text:p>137,9846</text:p>
          </table:table-cell>
          <table:table-cell table:number-columns-repeated="491"/>
        </table:table-row>
        <table:table-row table:style-name="ro2">
          <table:table-cell office:value-type="float" office:value="225.863749">
            <text:p>225,863749</text:p>
          </table:table-cell>
          <table:table-cell office:value-type="float" office:value="224.1744">
            <text:p>224,1744</text:p>
          </table:table-cell>
          <table:table-cell office:value-type="float" office:value="151.57833">
            <text:p>151,57833</text:p>
          </table:table-cell>
          <table:table-cell office:value-type="float" office:value="174.375236">
            <text:p>174,375236</text:p>
          </table:table-cell>
          <table:table-cell office:value-type="float" office:value="225.775526">
            <text:p>225,775526</text:p>
          </table:table-cell>
          <table:table-cell office:value-type="float" office:value="166.997912">
            <text:p>166,997912</text:p>
          </table:table-cell>
          <table:table-cell office:value-type="float" office:value="60.021819">
            <text:p>60,021819</text:p>
          </table:table-cell>
          <table:table-cell office:value-type="float" office:value="52.891152">
            <text:p>52,891152</text:p>
          </table:table-cell>
          <table:table-cell office:value-type="float" office:value="114.739483">
            <text:p>114,739483</text:p>
          </table:table-cell>
          <table:table-cell office:value-type="float" office:value="80.431804">
            <text:p>80,431804</text:p>
          </table:table-cell>
          <table:table-cell table:number-columns-repeated="491"/>
        </table:table-row>
        <table:table-row table:style-name="ro2">
          <table:table-cell office:value-type="float" office:value="242.500021">
            <text:p>242,500021</text:p>
          </table:table-cell>
          <table:table-cell office:value-type="float" office:value="268.320144">
            <text:p>268,320144</text:p>
          </table:table-cell>
          <table:table-cell office:value-type="float" office:value="199.487552">
            <text:p>199,487552</text:p>
          </table:table-cell>
          <table:table-cell office:value-type="float" office:value="136.806067">
            <text:p>136,806067</text:p>
          </table:table-cell>
          <table:table-cell office:value-type="float" office:value="222.236752">
            <text:p>222,236752</text:p>
          </table:table-cell>
          <table:table-cell office:value-type="float" office:value="108.39229">
            <text:p>108,39229</text:p>
          </table:table-cell>
          <table:table-cell office:value-type="float" office:value="76.394374">
            <text:p>76,394374</text:p>
          </table:table-cell>
          <table:table-cell office:value-type="float" office:value="69.368553">
            <text:p>69,368553</text:p>
          </table:table-cell>
          <table:table-cell office:value-type="float" office:value="81.622635">
            <text:p>81,622635</text:p>
          </table:table-cell>
          <table:table-cell office:value-type="float" office:value="97.800563">
            <text:p>97,800563</text:p>
          </table:table-cell>
          <table:table-cell table:number-columns-repeated="491"/>
        </table:table-row>
        <table:table-row table:style-name="ro2">
          <table:table-cell office:value-type="float" office:value="300.356579">
            <text:p>300,356579</text:p>
          </table:table-cell>
          <table:table-cell office:value-type="float" office:value="336.032126">
            <text:p>336,032126</text:p>
          </table:table-cell>
          <table:table-cell office:value-type="float" office:value="152.853938">
            <text:p>152,853938</text:p>
          </table:table-cell>
          <table:table-cell office:value-type="float" office:value="177.661618">
            <text:p>177,661618</text:p>
          </table:table-cell>
          <table:table-cell office:value-type="float" office:value="180.054637">
            <text:p>180,054637</text:p>
          </table:table-cell>
          <table:table-cell office:value-type="float" office:value="119.537686">
            <text:p>119,537686</text:p>
          </table:table-cell>
          <table:table-cell office:value-type="float" office:value="72.610017">
            <text:p>72,610017</text:p>
          </table:table-cell>
          <table:table-cell office:value-type="float" office:value="84.778019">
            <text:p>84,778019</text:p>
          </table:table-cell>
          <table:table-cell office:value-type="float" office:value="84.933889">
            <text:p>84,933889</text:p>
          </table:table-cell>
          <table:table-cell office:value-type="float" office:value="80.534708">
            <text:p>80,534708</text:p>
          </table:table-cell>
          <table:table-cell table:number-columns-repeated="491"/>
        </table:table-row>
        <table:table-row table:style-name="ro2">
          <table:table-cell office:value-type="float" office:value="200.459868">
            <text:p>200,459868</text:p>
          </table:table-cell>
          <table:table-cell office:value-type="float" office:value="191.127226">
            <text:p>191,127226</text:p>
          </table:table-cell>
          <table:table-cell office:value-type="float" office:value="177.090282">
            <text:p>177,090282</text:p>
          </table:table-cell>
          <table:table-cell office:value-type="float" office:value="193.944384">
            <text:p>193,944384</text:p>
          </table:table-cell>
          <table:table-cell office:value-type="float" office:value="159.599444">
            <text:p>159,599444</text:p>
          </table:table-cell>
          <table:table-cell office:value-type="float" office:value="161.671171">
            <text:p>161,671171</text:p>
          </table:table-cell>
          <table:table-cell office:value-type="float" office:value="84.659477">
            <text:p>84,659477</text:p>
          </table:table-cell>
          <table:table-cell office:value-type="float" office:value="79.341926">
            <text:p>79,341926</text:p>
          </table:table-cell>
          <table:table-cell office:value-type="float" office:value="86.274589">
            <text:p>86,274589</text:p>
          </table:table-cell>
          <table:table-cell office:value-type="float" office:value="90.167651">
            <text:p>90,167651</text:p>
          </table:table-cell>
          <table:table-cell table:number-columns-repeated="491"/>
        </table:table-row>
        <table:table-row table:style-name="ro2">
          <table:table-cell office:value-type="float" office:value="267.668828">
            <text:p>267,668828</text:p>
          </table:table-cell>
          <table:table-cell office:value-type="float" office:value="190.561638">
            <text:p>190,561638</text:p>
          </table:table-cell>
          <table:table-cell office:value-type="float" office:value="156.505688">
            <text:p>156,505688</text:p>
          </table:table-cell>
          <table:table-cell office:value-type="float" office:value="144.002475">
            <text:p>144,002475</text:p>
          </table:table-cell>
          <table:table-cell office:value-type="float" office:value="156.438752">
            <text:p>156,438752</text:p>
          </table:table-cell>
          <table:table-cell office:value-type="float" office:value="213.908202">
            <text:p>213,908202</text:p>
          </table:table-cell>
          <table:table-cell office:value-type="float" office:value="74.802303">
            <text:p>74,802303</text:p>
          </table:table-cell>
          <table:table-cell office:value-type="float" office:value="74.973661">
            <text:p>74,973661</text:p>
          </table:table-cell>
          <table:table-cell office:value-type="float" office:value="88.637517">
            <text:p>88,637517</text:p>
          </table:table-cell>
          <table:table-cell office:value-type="float" office:value="90.765536">
            <text:p>90,765536</text:p>
          </table:table-cell>
          <table:table-cell table:number-columns-repeated="491"/>
        </table:table-row>
        <table:table-row table:style-name="ro2">
          <table:table-cell office:value-type="float" office:value="250.288631">
            <text:p>250,288631</text:p>
          </table:table-cell>
          <table:table-cell office:value-type="float" office:value="195.709883">
            <text:p>195,709883</text:p>
          </table:table-cell>
          <table:table-cell office:value-type="float" office:value="146.102036">
            <text:p>146,102036</text:p>
          </table:table-cell>
          <table:table-cell office:value-type="float" office:value="152.686053">
            <text:p>152,686053</text:p>
          </table:table-cell>
          <table:table-cell office:value-type="float" office:value="175.195154">
            <text:p>175,195154</text:p>
          </table:table-cell>
          <table:table-cell office:value-type="float" office:value="149.569038">
            <text:p>149,569038</text:p>
          </table:table-cell>
          <table:table-cell office:value-type="float" office:value="84.617241">
            <text:p>84,617241</text:p>
          </table:table-cell>
          <table:table-cell office:value-type="float" office:value="67.988997">
            <text:p>67,988997</text:p>
          </table:table-cell>
          <table:table-cell office:value-type="float" office:value="112.053998">
            <text:p>112,053998</text:p>
          </table:table-cell>
          <table:table-cell office:value-type="float" office:value="110.619625">
            <text:p>110,619625</text:p>
          </table:table-cell>
          <table:table-cell table:number-columns-repeated="491"/>
        </table:table-row>
        <table:table-row table:style-name="ro2">
          <table:table-cell office:value-type="float" office:value="294.574534">
            <text:p>294,574534</text:p>
          </table:table-cell>
          <table:table-cell office:value-type="float" office:value="225.694249">
            <text:p>225,694249</text:p>
          </table:table-cell>
          <table:table-cell office:value-type="float" office:value="144.505735">
            <text:p>144,505735</text:p>
          </table:table-cell>
          <table:table-cell office:value-type="float" office:value="167.160259">
            <text:p>167,160259</text:p>
          </table:table-cell>
          <table:table-cell office:value-type="float" office:value="250.47039">
            <text:p>250,47039</text:p>
          </table:table-cell>
          <table:table-cell office:value-type="float" office:value="210.584916">
            <text:p>210,584916</text:p>
          </table:table-cell>
          <table:table-cell office:value-type="float" office:value="96.377884">
            <text:p>96,377884</text:p>
          </table:table-cell>
          <table:table-cell office:value-type="float" office:value="97.956248">
            <text:p>97,956248</text:p>
          </table:table-cell>
          <table:table-cell office:value-type="float" office:value="123.113853">
            <text:p>123,113853</text:p>
          </table:table-cell>
          <table:table-cell office:value-type="float" office:value="99.449166">
            <text:p>99,449166</text:p>
          </table:table-cell>
          <table:table-cell table:number-columns-repeated="491"/>
        </table:table-row>
        <table:table-row table:style-name="ro2">
          <table:table-cell office:value-type="float" office:value="255.729294">
            <text:p>255,729294</text:p>
          </table:table-cell>
          <table:table-cell office:value-type="float" office:value="251.306611">
            <text:p>251,306611</text:p>
          </table:table-cell>
          <table:table-cell office:value-type="float" office:value="161.737795">
            <text:p>161,737795</text:p>
          </table:table-cell>
          <table:table-cell office:value-type="float" office:value="157.937263">
            <text:p>157,937263</text:p>
          </table:table-cell>
          <table:table-cell office:value-type="float" office:value="185.714783">
            <text:p>185,714783</text:p>
          </table:table-cell>
          <table:table-cell office:value-type="float" office:value="218.286051">
            <text:p>218,286051</text:p>
          </table:table-cell>
          <table:table-cell office:value-type="float" office:value="100.110481">
            <text:p>100,110481</text:p>
          </table:table-cell>
          <table:table-cell office:value-type="float" office:value="95.734149">
            <text:p>95,734149</text:p>
          </table:table-cell>
          <table:table-cell office:value-type="float" office:value="139.939715">
            <text:p>139,939715</text:p>
          </table:table-cell>
          <table:table-cell office:value-type="float" office:value="120.017928">
            <text:p>120,017928</text:p>
          </table:table-cell>
          <table:table-cell table:number-columns-repeated="491"/>
        </table:table-row>
        <table:table-row table:style-name="ro2">
          <table:table-cell office:value-type="float" office:value="240.012987">
            <text:p>240,012987</text:p>
          </table:table-cell>
          <table:table-cell office:value-type="float" office:value="200.342365">
            <text:p>200,342365</text:p>
          </table:table-cell>
          <table:table-cell office:value-type="float" office:value="159.331911">
            <text:p>159,331911</text:p>
          </table:table-cell>
          <table:table-cell office:value-type="float" office:value="141.851564">
            <text:p>141,851564</text:p>
          </table:table-cell>
          <table:table-cell office:value-type="float" office:value="195.132048">
            <text:p>195,132048</text:p>
          </table:table-cell>
          <table:table-cell office:value-type="float" office:value="107.049314">
            <text:p>107,049314</text:p>
          </table:table-cell>
          <table:table-cell office:value-type="float" office:value="97.6324">
            <text:p>97,6324</text:p>
          </table:table-cell>
          <table:table-cell office:value-type="float" office:value="94.522752">
            <text:p>94,522752</text:p>
          </table:table-cell>
          <table:table-cell office:value-type="float" office:value="184.467479">
            <text:p>184,467479</text:p>
          </table:table-cell>
          <table:table-cell office:value-type="float" office:value="135.813076">
            <text:p>135,813076</text:p>
          </table:table-cell>
          <table:table-cell table:number-columns-repeated="491"/>
        </table:table-row>
        <table:table-row table:style-name="ro2">
          <table:table-cell office:value-type="float" office:value="228.205864">
            <text:p>228,205864</text:p>
          </table:table-cell>
          <table:table-cell office:value-type="float" office:value="256.579363">
            <text:p>256,579363</text:p>
          </table:table-cell>
          <table:table-cell office:value-type="float" office:value="136.585722">
            <text:p>136,585722</text:p>
          </table:table-cell>
          <table:table-cell office:value-type="float" office:value="106.75425">
            <text:p>106,75425</text:p>
          </table:table-cell>
          <table:table-cell office:value-type="float" office:value="182.065689">
            <text:p>182,065689</text:p>
          </table:table-cell>
          <table:table-cell office:value-type="float" office:value="162.738338">
            <text:p>162,738338</text:p>
          </table:table-cell>
          <table:table-cell office:value-type="float" office:value="93.463966">
            <text:p>93,463966</text:p>
          </table:table-cell>
          <table:table-cell office:value-type="float" office:value="76.994143">
            <text:p>76,994143</text:p>
          </table:table-cell>
          <table:table-cell office:value-type="float" office:value="196.326939">
            <text:p>196,326939</text:p>
          </table:table-cell>
          <table:table-cell office:value-type="float" office:value="174.035736">
            <text:p>174,035736</text:p>
          </table:table-cell>
          <table:table-cell table:number-columns-repeated="491"/>
        </table:table-row>
        <table:table-row table:style-name="ro2">
          <table:table-cell office:value-type="float" office:value="219.118751">
            <text:p>219,118751</text:p>
          </table:table-cell>
          <table:table-cell office:value-type="float" office:value="242.241805">
            <text:p>242,241805</text:p>
          </table:table-cell>
          <table:table-cell office:value-type="float" office:value="160.206471">
            <text:p>160,206471</text:p>
          </table:table-cell>
          <table:table-cell office:value-type="float" office:value="122.416885">
            <text:p>122,416885</text:p>
          </table:table-cell>
          <table:table-cell office:value-type="float" office:value="119.002289">
            <text:p>119,002289</text:p>
          </table:table-cell>
          <table:table-cell office:value-type="float" office:value="122.667889">
            <text:p>122,667889</text:p>
          </table:table-cell>
          <table:table-cell office:value-type="float" office:value="114.491713">
            <text:p>114,491713</text:p>
          </table:table-cell>
          <table:table-cell office:value-type="float" office:value="96.876924">
            <text:p>96,876924</text:p>
          </table:table-cell>
          <table:table-cell office:value-type="float" office:value="200.520622">
            <text:p>200,520622</text:p>
          </table:table-cell>
          <table:table-cell office:value-type="float" office:value="180.48539">
            <text:p>180,48539</text:p>
          </table:table-cell>
          <table:table-cell table:number-columns-repeated="491"/>
        </table:table-row>
        <table:table-row table:style-name="ro2">
          <table:table-cell office:value-type="float" office:value="197.907328">
            <text:p>197,907328</text:p>
          </table:table-cell>
          <table:table-cell office:value-type="float" office:value="262.102038">
            <text:p>262,102038</text:p>
          </table:table-cell>
          <table:table-cell office:value-type="float" office:value="131.695425">
            <text:p>131,695425</text:p>
          </table:table-cell>
          <table:table-cell office:value-type="float" office:value="112.466978">
            <text:p>112,466978</text:p>
          </table:table-cell>
          <table:table-cell office:value-type="float" office:value="160.833462">
            <text:p>160,833462</text:p>
          </table:table-cell>
          <table:table-cell office:value-type="float" office:value="203.090139">
            <text:p>203,090139</text:p>
          </table:table-cell>
          <table:table-cell office:value-type="float" office:value="113.073118">
            <text:p>113,073118</text:p>
          </table:table-cell>
          <table:table-cell office:value-type="float" office:value="125.419151">
            <text:p>125,419151</text:p>
          </table:table-cell>
          <table:table-cell office:value-type="float" office:value="175.025111">
            <text:p>175,025111</text:p>
          </table:table-cell>
          <table:table-cell office:value-type="float" office:value="219.684931">
            <text:p>219,684931</text:p>
          </table:table-cell>
          <table:table-cell table:number-columns-repeated="491"/>
        </table:table-row>
        <table:table-row table:style-name="ro2">
          <table:table-cell office:value-type="float" office:value="247.269654">
            <text:p>247,269654</text:p>
          </table:table-cell>
          <table:table-cell office:value-type="float" office:value="172.787693">
            <text:p>172,787693</text:p>
          </table:table-cell>
          <table:table-cell office:value-type="float" office:value="119.083897">
            <text:p>119,083897</text:p>
          </table:table-cell>
          <table:table-cell office:value-type="float" office:value="137.431182">
            <text:p>137,431182</text:p>
          </table:table-cell>
          <table:table-cell office:value-type="float" office:value="111.369083">
            <text:p>111,369083</text:p>
          </table:table-cell>
          <table:table-cell office:value-type="float" office:value="138.965932">
            <text:p>138,965932</text:p>
          </table:table-cell>
          <table:table-cell office:value-type="float" office:value="124.559699">
            <text:p>124,559699</text:p>
          </table:table-cell>
          <table:table-cell office:value-type="float" office:value="90.510077">
            <text:p>90,510077</text:p>
          </table:table-cell>
          <table:table-cell office:value-type="float" office:value="196.661709">
            <text:p>196,661709</text:p>
          </table:table-cell>
          <table:table-cell office:value-type="float" office:value="228.523389">
            <text:p>228,523389</text:p>
          </table:table-cell>
          <table:table-cell table:number-columns-repeated="491"/>
        </table:table-row>
        <table:table-row table:style-name="ro2">
          <table:table-cell office:value-type="float" office:value="286.906075">
            <text:p>286,906075</text:p>
          </table:table-cell>
          <table:table-cell office:value-type="float" office:value="217.937608">
            <text:p>217,937608</text:p>
          </table:table-cell>
          <table:table-cell office:value-type="float" office:value="145.62163">
            <text:p>145,62163</text:p>
          </table:table-cell>
          <table:table-cell office:value-type="float" office:value="108.544023">
            <text:p>108,544023</text:p>
          </table:table-cell>
          <table:table-cell office:value-type="float" office:value="110.206489">
            <text:p>110,206489</text:p>
          </table:table-cell>
          <table:table-cell office:value-type="float" office:value="228.089874">
            <text:p>228,089874</text:p>
          </table:table-cell>
          <table:table-cell office:value-type="float" office:value="144.653276">
            <text:p>144,653276</text:p>
          </table:table-cell>
          <table:table-cell office:value-type="float" office:value="103.360065">
            <text:p>103,360065</text:p>
          </table:table-cell>
          <table:table-cell office:value-type="float" office:value="305.302717">
            <text:p>305,302717</text:p>
          </table:table-cell>
          <table:table-cell office:value-type="float" office:value="262.283679">
            <text:p>262,283679</text:p>
          </table:table-cell>
          <table:table-cell table:number-columns-repeated="491"/>
        </table:table-row>
        <table:table-row table:style-name="ro2">
          <table:table-cell office:value-type="float" office:value="250.183271">
            <text:p>250,183271</text:p>
          </table:table-cell>
          <table:table-cell office:value-type="float" office:value="156.842871">
            <text:p>156,842871</text:p>
          </table:table-cell>
          <table:table-cell office:value-type="float" office:value="138.961557">
            <text:p>138,961557</text:p>
          </table:table-cell>
          <table:table-cell office:value-type="float" office:value="150.995729">
            <text:p>150,995729</text:p>
          </table:table-cell>
          <table:table-cell office:value-type="float" office:value="208.581242">
            <text:p>208,581242</text:p>
          </table:table-cell>
          <table:table-cell office:value-type="float" office:value="181.087899">
            <text:p>181,087899</text:p>
          </table:table-cell>
          <table:table-cell office:value-type="float" office:value="132.61844">
            <text:p>132,61844</text:p>
          </table:table-cell>
          <table:table-cell office:value-type="float" office:value="114.301328">
            <text:p>114,301328</text:p>
          </table:table-cell>
          <table:table-cell office:value-type="float" office:value="333.024442">
            <text:p>333,024442</text:p>
          </table:table-cell>
          <table:table-cell office:value-type="float" office:value="209.802591">
            <text:p>209,802591</text:p>
          </table:table-cell>
          <table:table-cell table:number-columns-repeated="491"/>
        </table:table-row>
        <table:table-row table:style-name="ro2">
          <table:table-cell office:value-type="float" office:value="227.144529">
            <text:p>227,144529</text:p>
          </table:table-cell>
          <table:table-cell office:value-type="float" office:value="200.531406">
            <text:p>200,531406</text:p>
          </table:table-cell>
          <table:table-cell office:value-type="float" office:value="114.058363">
            <text:p>114,058363</text:p>
          </table:table-cell>
          <table:table-cell office:value-type="float" office:value="159.375221">
            <text:p>159,375221</text:p>
          </table:table-cell>
          <table:table-cell office:value-type="float" office:value="141.925066">
            <text:p>141,925066</text:p>
          </table:table-cell>
          <table:table-cell office:value-type="float" office:value="90.997664">
            <text:p>90,997664</text:p>
          </table:table-cell>
          <table:table-cell office:value-type="float" office:value="148.259096">
            <text:p>148,259096</text:p>
          </table:table-cell>
          <table:table-cell office:value-type="float" office:value="162.976947">
            <text:p>162,976947</text:p>
          </table:table-cell>
          <table:table-cell office:value-type="float" office:value="235.905987">
            <text:p>235,905987</text:p>
          </table:table-cell>
          <table:table-cell office:value-type="float" office:value="219.351357">
            <text:p>219,351357</text:p>
          </table:table-cell>
          <table:table-cell table:number-columns-repeated="491"/>
        </table:table-row>
        <table:table-row table:style-name="ro2">
          <table:table-cell office:value-type="float" office:value="233.651566">
            <text:p>233,651566</text:p>
          </table:table-cell>
          <table:table-cell office:value-type="float" office:value="193.117919">
            <text:p>193,117919</text:p>
          </table:table-cell>
          <table:table-cell office:value-type="float" office:value="122.401509">
            <text:p>122,401509</text:p>
          </table:table-cell>
          <table:table-cell office:value-type="float" office:value="127.609982">
            <text:p>127,609982</text:p>
          </table:table-cell>
          <table:table-cell office:value-type="float" office:value="166.154686">
            <text:p>166,154686</text:p>
          </table:table-cell>
          <table:table-cell office:value-type="float" office:value="98.382919">
            <text:p>98,382919</text:p>
          </table:table-cell>
          <table:table-cell office:value-type="float" office:value="133.334071">
            <text:p>133,334071</text:p>
          </table:table-cell>
          <table:table-cell office:value-type="float" office:value="118.348363">
            <text:p>118,348363</text:p>
          </table:table-cell>
          <table:table-cell office:value-type="float" office:value="267.686025">
            <text:p>267,686025</text:p>
          </table:table-cell>
          <table:table-cell office:value-type="float" office:value="326.774356">
            <text:p>326,774356</text:p>
          </table:table-cell>
          <table:table-cell table:number-columns-repeated="491"/>
        </table:table-row>
        <table:table-row table:style-name="ro2">
          <table:table-cell office:value-type="float" office:value="259.835621">
            <text:p>259,835621</text:p>
          </table:table-cell>
          <table:table-cell office:value-type="float" office:value="290.402356">
            <text:p>290,402356</text:p>
          </table:table-cell>
          <table:table-cell office:value-type="float" office:value="132.074984">
            <text:p>132,074984</text:p>
          </table:table-cell>
          <table:table-cell office:value-type="float" office:value="142.231355">
            <text:p>142,231355</text:p>
          </table:table-cell>
          <table:table-cell office:value-type="float" office:value="160.601449">
            <text:p>160,601449</text:p>
          </table:table-cell>
          <table:table-cell office:value-type="float" office:value="159.768814">
            <text:p>159,768814</text:p>
          </table:table-cell>
          <table:table-cell office:value-type="float" office:value="138.745245">
            <text:p>138,745245</text:p>
          </table:table-cell>
          <table:table-cell office:value-type="float" office:value="122.930388">
            <text:p>122,930388</text:p>
          </table:table-cell>
          <table:table-cell office:value-type="float" office:value="228.406346">
            <text:p>228,406346</text:p>
          </table:table-cell>
          <table:table-cell office:value-type="float" office:value="207.592289">
            <text:p>207,592289</text:p>
          </table:table-cell>
          <table:table-cell table:number-columns-repeated="491"/>
        </table:table-row>
        <table:table-row table:style-name="ro2">
          <table:table-cell office:value-type="float" office:value="265.364661">
            <text:p>265,364661</text:p>
          </table:table-cell>
          <table:table-cell office:value-type="float" office:value="335.845112">
            <text:p>335,845112</text:p>
          </table:table-cell>
          <table:table-cell office:value-type="float" office:value="124.687349">
            <text:p>124,687349</text:p>
          </table:table-cell>
          <table:table-cell office:value-type="float" office:value="122.50646">
            <text:p>122,50646</text:p>
          </table:table-cell>
          <table:table-cell office:value-type="float" office:value="135.8253">
            <text:p>135,8253</text:p>
          </table:table-cell>
          <table:table-cell office:value-type="float" office:value="112.254341">
            <text:p>112,254341</text:p>
          </table:table-cell>
          <table:table-cell office:value-type="float" office:value="149.942123">
            <text:p>149,942123</text:p>
          </table:table-cell>
          <table:table-cell office:value-type="float" office:value="208.338525">
            <text:p>208,338525</text:p>
          </table:table-cell>
          <table:table-cell office:value-type="float" office:value="245.975101">
            <text:p>245,975101</text:p>
          </table:table-cell>
          <table:table-cell office:value-type="float" office:value="303.946355">
            <text:p>303,946355</text:p>
          </table:table-cell>
          <table:table-cell table:number-columns-repeated="491"/>
        </table:table-row>
        <table:table-row table:style-name="ro2">
          <table:table-cell office:value-type="float" office:value="218.410176">
            <text:p>218,410176</text:p>
          </table:table-cell>
          <table:table-cell office:value-type="float" office:value="249.488402">
            <text:p>249,488402</text:p>
          </table:table-cell>
          <table:table-cell office:value-type="float" office:value="153.293981">
            <text:p>153,293981</text:p>
          </table:table-cell>
          <table:table-cell office:value-type="float" office:value="119.147597">
            <text:p>119,147597</text:p>
          </table:table-cell>
          <table:table-cell office:value-type="float" office:value="198.647479">
            <text:p>198,647479</text:p>
          </table:table-cell>
          <table:table-cell office:value-type="float" office:value="148.742988">
            <text:p>148,742988</text:p>
          </table:table-cell>
          <table:table-cell office:value-type="float" office:value="150.607498">
            <text:p>150,607498</text:p>
          </table:table-cell>
          <table:table-cell office:value-type="float" office:value="131.833541">
            <text:p>131,833541</text:p>
          </table:table-cell>
          <table:table-cell office:value-type="float" office:value="220.955002">
            <text:p>220,955002</text:p>
          </table:table-cell>
          <table:table-cell office:value-type="float" office:value="214.281194">
            <text:p>214,281194</text:p>
          </table:table-cell>
          <table:table-cell table:number-columns-repeated="491"/>
        </table:table-row>
        <table:table-row table:style-name="ro2">
          <table:table-cell office:value-type="float" office:value="262.289178">
            <text:p>262,289178</text:p>
          </table:table-cell>
          <table:table-cell office:value-type="float" office:value="216.608776">
            <text:p>216,608776</text:p>
          </table:table-cell>
          <table:table-cell office:value-type="float" office:value="155.457769">
            <text:p>155,457769</text:p>
          </table:table-cell>
          <table:table-cell office:value-type="float" office:value="120.763993">
            <text:p>120,763993</text:p>
          </table:table-cell>
          <table:table-cell office:value-type="float" office:value="133.793711">
            <text:p>133,793711</text:p>
          </table:table-cell>
          <table:table-cell office:value-type="float" office:value="151.630788">
            <text:p>151,630788</text:p>
          </table:table-cell>
          <table:table-cell office:value-type="float" office:value="118.336819">
            <text:p>118,336819</text:p>
          </table:table-cell>
          <table:table-cell office:value-type="float" office:value="201.796632">
            <text:p>201,796632</text:p>
          </table:table-cell>
          <table:table-cell office:value-type="float" office:value="269.353699">
            <text:p>269,353699</text:p>
          </table:table-cell>
          <table:table-cell office:value-type="float" office:value="241.104118">
            <text:p>241,104118</text:p>
          </table:table-cell>
          <table:table-cell table:number-columns-repeated="491"/>
        </table:table-row>
        <table:table-row table:style-name="ro2">
          <table:table-cell office:value-type="float" office:value="192.160903">
            <text:p>192,160903</text:p>
          </table:table-cell>
          <table:table-cell office:value-type="float" office:value="196.141944">
            <text:p>196,141944</text:p>
          </table:table-cell>
          <table:table-cell office:value-type="float" office:value="115.64292">
            <text:p>115,64292</text:p>
          </table:table-cell>
          <table:table-cell office:value-type="float" office:value="111.975224">
            <text:p>111,975224</text:p>
          </table:table-cell>
          <table:table-cell office:value-type="float" office:value="182.558478">
            <text:p>182,558478</text:p>
          </table:table-cell>
          <table:table-cell office:value-type="float" office:value="117.879478">
            <text:p>117,879478</text:p>
          </table:table-cell>
          <table:table-cell office:value-type="float" office:value="165.883351">
            <text:p>165,883351</text:p>
          </table:table-cell>
          <table:table-cell office:value-type="float" office:value="146.045418">
            <text:p>146,045418</text:p>
          </table:table-cell>
          <table:table-cell office:value-type="float" office:value="258.085715">
            <text:p>258,085715</text:p>
          </table:table-cell>
          <table:table-cell office:value-type="float" office:value="234.800927">
            <text:p>234,800927</text:p>
          </table:table-cell>
          <table:table-cell table:number-columns-repeated="491"/>
        </table:table-row>
        <table:table-row table:style-name="ro2">
          <table:table-cell office:value-type="float" office:value="243.457022">
            <text:p>243,457022</text:p>
          </table:table-cell>
          <table:table-cell office:value-type="float" office:value="220.567908">
            <text:p>220,567908</text:p>
          </table:table-cell>
          <table:table-cell office:value-type="float" office:value="131.205243">
            <text:p>131,205243</text:p>
          </table:table-cell>
          <table:table-cell office:value-type="float" office:value="134.143688">
            <text:p>134,143688</text:p>
          </table:table-cell>
          <table:table-cell office:value-type="float" office:value="177.668919">
            <text:p>177,668919</text:p>
          </table:table-cell>
          <table:table-cell office:value-type="float" office:value="92.136824">
            <text:p>92,136824</text:p>
          </table:table-cell>
          <table:table-cell office:value-type="float" office:value="153.215429">
            <text:p>153,215429</text:p>
          </table:table-cell>
          <table:table-cell office:value-type="float" office:value="132.93555">
            <text:p>132,93555</text:p>
          </table:table-cell>
          <table:table-cell office:value-type="float" office:value="221.372233">
            <text:p>221,372233</text:p>
          </table:table-cell>
          <table:table-cell office:value-type="float" office:value="306.606697">
            <text:p>306,606697</text:p>
          </table:table-cell>
          <table:table-cell table:number-columns-repeated="491"/>
        </table:table-row>
        <table:table-row table:style-name="ro2">
          <table:table-cell office:value-type="float" office:value="227.168182">
            <text:p>227,168182</text:p>
          </table:table-cell>
          <table:table-cell office:value-type="float" office:value="278.625238">
            <text:p>278,625238</text:p>
          </table:table-cell>
          <table:table-cell office:value-type="float" office:value="117.063889">
            <text:p>117,063889</text:p>
          </table:table-cell>
          <table:table-cell office:value-type="float" office:value="88.189397">
            <text:p>88,189397</text:p>
          </table:table-cell>
          <table:table-cell office:value-type="float" office:value="167.167004">
            <text:p>167,167004</text:p>
          </table:table-cell>
          <table:table-cell office:value-type="float" office:value="109.842982">
            <text:p>109,842982</text:p>
          </table:table-cell>
          <table:table-cell office:value-type="float" office:value="172.117516">
            <text:p>172,117516</text:p>
          </table:table-cell>
          <table:table-cell office:value-type="float" office:value="161.127374">
            <text:p>161,127374</text:p>
          </table:table-cell>
          <table:table-cell office:value-type="float" office:value="228.63541">
            <text:p>228,63541</text:p>
          </table:table-cell>
          <table:table-cell office:value-type="float" office:value="240.487453">
            <text:p>240,487453</text:p>
          </table:table-cell>
          <table:table-cell table:number-columns-repeated="491"/>
        </table:table-row>
        <table:table-row table:style-name="ro2">
          <table:table-cell office:value-type="float" office:value="288.102428">
            <text:p>288,102428</text:p>
          </table:table-cell>
          <table:table-cell office:value-type="float" office:value="247.491626">
            <text:p>247,491626</text:p>
          </table:table-cell>
          <table:table-cell office:value-type="float" office:value="134.226511">
            <text:p>134,226511</text:p>
          </table:table-cell>
          <table:table-cell office:value-type="float" office:value="126.307872">
            <text:p>126,307872</text:p>
          </table:table-cell>
          <table:table-cell office:value-type="float" office:value="169.255113">
            <text:p>169,255113</text:p>
          </table:table-cell>
          <table:table-cell office:value-type="float" office:value="127.024268">
            <text:p>127,024268</text:p>
          </table:table-cell>
          <table:table-cell office:value-type="float" office:value="189.941186">
            <text:p>189,941186</text:p>
          </table:table-cell>
          <table:table-cell office:value-type="float" office:value="271.746611">
            <text:p>271,746611</text:p>
          </table:table-cell>
          <table:table-cell office:value-type="float" office:value="221.284076">
            <text:p>221,284076</text:p>
          </table:table-cell>
          <table:table-cell office:value-type="float" office:value="246.447588">
            <text:p>246,447588</text:p>
          </table:table-cell>
          <table:table-cell table:number-columns-repeated="491"/>
        </table:table-row>
        <table:table-row table:style-name="ro2">
          <table:table-cell office:value-type="float" office:value="314.665358">
            <text:p>314,665358</text:p>
          </table:table-cell>
          <table:table-cell office:value-type="float" office:value="231.558972">
            <text:p>231,558972</text:p>
          </table:table-cell>
          <table:table-cell office:value-type="float" office:value="117.446644">
            <text:p>117,446644</text:p>
          </table:table-cell>
          <table:table-cell office:value-type="float" office:value="132.16559">
            <text:p>132,16559</text:p>
          </table:table-cell>
          <table:table-cell office:value-type="float" office:value="170.781406">
            <text:p>170,781406</text:p>
          </table:table-cell>
          <table:table-cell office:value-type="float" office:value="145.256343">
            <text:p>145,256343</text:p>
          </table:table-cell>
          <table:table-cell office:value-type="float" office:value="350.917795">
            <text:p>350,917795</text:p>
          </table:table-cell>
          <table:table-cell office:value-type="float" office:value="286.704647">
            <text:p>286,704647</text:p>
          </table:table-cell>
          <table:table-cell office:value-type="float" office:value="206.0943">
            <text:p>206,0943</text:p>
          </table:table-cell>
          <table:table-cell office:value-type="float" office:value="147.098234">
            <text:p>147,098234</text:p>
          </table:table-cell>
          <table:table-cell table:number-columns-repeated="491"/>
        </table:table-row>
        <table:table-row table:style-name="ro2">
          <table:table-cell office:value-type="float" office:value="198.500555">
            <text:p>198,500555</text:p>
          </table:table-cell>
          <table:table-cell office:value-type="float" office:value="242.817219">
            <text:p>242,817219</text:p>
          </table:table-cell>
          <table:table-cell office:value-type="float" office:value="143.188351">
            <text:p>143,188351</text:p>
          </table:table-cell>
          <table:table-cell office:value-type="float" office:value="126.062738">
            <text:p>126,062738</text:p>
          </table:table-cell>
          <table:table-cell office:value-type="float" office:value="144.53347">
            <text:p>144,53347</text:p>
          </table:table-cell>
          <table:table-cell office:value-type="float" office:value="102.302889">
            <text:p>102,302889</text:p>
          </table:table-cell>
          <table:table-cell office:value-type="float" office:value="461.583961">
            <text:p>461,583961</text:p>
          </table:table-cell>
          <table:table-cell office:value-type="float" office:value="658.858896">
            <text:p>658,858896</text:p>
          </table:table-cell>
          <table:table-cell office:value-type="float" office:value="188.828266">
            <text:p>188,828266</text:p>
          </table:table-cell>
          <table:table-cell office:value-type="float" office:value="180.345644">
            <text:p>180,345644</text:p>
          </table:table-cell>
          <table:table-cell table:number-columns-repeated="491"/>
        </table:table-row>
        <table:table-row table:style-name="ro2">
          <table:table-cell office:value-type="float" office:value="247.963571">
            <text:p>247,963571</text:p>
          </table:table-cell>
          <table:table-cell office:value-type="float" office:value="213.912448">
            <text:p>213,912448</text:p>
          </table:table-cell>
          <table:table-cell office:value-type="float" office:value="104.837627">
            <text:p>104,837627</text:p>
          </table:table-cell>
          <table:table-cell office:value-type="float" office:value="105.270657">
            <text:p>105,270657</text:p>
          </table:table-cell>
          <table:table-cell office:value-type="float" office:value="153.388859">
            <text:p>153,388859</text:p>
          </table:table-cell>
          <table:table-cell office:value-type="float" office:value="214.593613">
            <text:p>214,593613</text:p>
          </table:table-cell>
          <table:table-cell office:value-type="float" office:value="563.5358">
            <text:p>563,5358</text:p>
          </table:table-cell>
          <table:table-cell office:value-type="float" office:value="699.082778">
            <text:p>699,082778</text:p>
          </table:table-cell>
          <table:table-cell office:value-type="float" office:value="160.29664">
            <text:p>160,29664</text:p>
          </table:table-cell>
          <table:table-cell office:value-type="float" office:value="197.006372">
            <text:p>197,006372</text:p>
          </table:table-cell>
          <table:table-cell table:number-columns-repeated="491"/>
        </table:table-row>
        <table:table-row table:style-name="ro2">
          <table:table-cell office:value-type="float" office:value="217.624572">
            <text:p>217,624572</text:p>
          </table:table-cell>
          <table:table-cell office:value-type="float" office:value="195.633928">
            <text:p>195,633928</text:p>
          </table:table-cell>
          <table:table-cell office:value-type="float" office:value="162.382673">
            <text:p>162,382673</text:p>
          </table:table-cell>
          <table:table-cell office:value-type="float" office:value="140.625441">
            <text:p>140,625441</text:p>
          </table:table-cell>
          <table:table-cell office:value-type="float" office:value="148.335386">
            <text:p>148,335386</text:p>
          </table:table-cell>
          <table:table-cell office:value-type="float" office:value="131.150217">
            <text:p>131,150217</text:p>
          </table:table-cell>
          <table:table-cell office:value-type="float" office:value="800.527076">
            <text:p>800,527076</text:p>
          </table:table-cell>
          <table:table-cell office:value-type="float" office:value="758.10554">
            <text:p>758,10554</text:p>
          </table:table-cell>
          <table:table-cell office:value-type="float" office:value="176.377638">
            <text:p>176,377638</text:p>
          </table:table-cell>
          <table:table-cell office:value-type="float" office:value="185.723384">
            <text:p>185,723384</text:p>
          </table:table-cell>
          <table:table-cell table:number-columns-repeated="491"/>
        </table:table-row>
        <table:table-row table:style-name="ro2">
          <table:table-cell office:value-type="float" office:value="206.797611">
            <text:p>206,797611</text:p>
          </table:table-cell>
          <table:table-cell office:value-type="float" office:value="202.602469">
            <text:p>202,602469</text:p>
          </table:table-cell>
          <table:table-cell office:value-type="float" office:value="174.031736">
            <text:p>174,031736</text:p>
          </table:table-cell>
          <table:table-cell office:value-type="float" office:value="86.684972">
            <text:p>86,684972</text:p>
          </table:table-cell>
          <table:table-cell office:value-type="float" office:value="105.917526">
            <text:p>105,917526</text:p>
          </table:table-cell>
          <table:table-cell office:value-type="float" office:value="134.589043">
            <text:p>134,589043</text:p>
          </table:table-cell>
          <table:table-cell office:value-type="float" office:value="877.300673">
            <text:p>877,300673</text:p>
          </table:table-cell>
          <table:table-cell office:value-type="float" office:value="1302.428151">
            <text:p>1302,428151</text:p>
          </table:table-cell>
          <table:table-cell office:value-type="float" office:value="158.306062">
            <text:p>158,306062</text:p>
          </table:table-cell>
          <table:table-cell office:value-type="float" office:value="141.946676">
            <text:p>141,946676</text:p>
          </table:table-cell>
          <table:table-cell table:number-columns-repeated="491"/>
        </table:table-row>
        <table:table-row table:style-name="ro2">
          <table:table-cell office:value-type="float" office:value="242.550497">
            <text:p>242,550497</text:p>
          </table:table-cell>
          <table:table-cell office:value-type="float" office:value="180.866861">
            <text:p>180,866861</text:p>
          </table:table-cell>
          <table:table-cell office:value-type="float" office:value="144.031555">
            <text:p>144,031555</text:p>
          </table:table-cell>
          <table:table-cell office:value-type="float" office:value="133.343498">
            <text:p>133,343498</text:p>
          </table:table-cell>
          <table:table-cell office:value-type="float" office:value="157.52861">
            <text:p>157,52861</text:p>
          </table:table-cell>
          <table:table-cell office:value-type="float" office:value="90.605416">
            <text:p>90,605416</text:p>
          </table:table-cell>
          <table:table-cell office:value-type="float" office:value="1154.825604">
            <text:p>1154,825604</text:p>
          </table:table-cell>
          <table:table-cell office:value-type="float" office:value="903.025336">
            <text:p>903,025336</text:p>
          </table:table-cell>
          <table:table-cell office:value-type="float" office:value="137.288184">
            <text:p>137,288184</text:p>
          </table:table-cell>
          <table:table-cell office:value-type="float" office:value="213.695138">
            <text:p>213,695138</text:p>
          </table:table-cell>
          <table:table-cell table:number-columns-repeated="491"/>
        </table:table-row>
        <table:table-row table:style-name="ro2">
          <table:table-cell office:value-type="float" office:value="266.313003">
            <text:p>266,313003</text:p>
          </table:table-cell>
          <table:table-cell office:value-type="float" office:value="283.443494">
            <text:p>283,443494</text:p>
          </table:table-cell>
          <table:table-cell office:value-type="float" office:value="162.439245">
            <text:p>162,439245</text:p>
          </table:table-cell>
          <table:table-cell office:value-type="float" office:value="193.644476">
            <text:p>193,644476</text:p>
          </table:table-cell>
          <table:table-cell office:value-type="float" office:value="161.090064">
            <text:p>161,090064</text:p>
          </table:table-cell>
          <table:table-cell office:value-type="float" office:value="138.960661">
            <text:p>138,960661</text:p>
          </table:table-cell>
          <table:table-cell office:value-type="float" office:value="712.395414">
            <text:p>712,395414</text:p>
          </table:table-cell>
          <table:table-cell office:value-type="float" office:value="807.309096">
            <text:p>807,309096</text:p>
          </table:table-cell>
          <table:table-cell office:value-type="float" office:value="113.725769">
            <text:p>113,725769</text:p>
          </table:table-cell>
          <table:table-cell office:value-type="float" office:value="195.331384">
            <text:p>195,331384</text:p>
          </table:table-cell>
          <table:table-cell table:number-columns-repeated="491"/>
        </table:table-row>
        <table:table-row table:style-name="ro2">
          <table:table-cell office:value-type="float" office:value="218.07276">
            <text:p>218,07276</text:p>
          </table:table-cell>
          <table:table-cell office:value-type="float" office:value="253.685101">
            <text:p>253,685101</text:p>
          </table:table-cell>
          <table:table-cell office:value-type="float" office:value="188.370209">
            <text:p>188,370209</text:p>
          </table:table-cell>
          <table:table-cell office:value-type="float" office:value="138.090657">
            <text:p>138,090657</text:p>
          </table:table-cell>
          <table:table-cell office:value-type="float" office:value="174.469966">
            <text:p>174,469966</text:p>
          </table:table-cell>
          <table:table-cell office:value-type="float" office:value="123.477146">
            <text:p>123,477146</text:p>
          </table:table-cell>
          <table:table-cell office:value-type="float" office:value="570.232995">
            <text:p>570,232995</text:p>
          </table:table-cell>
          <table:table-cell office:value-type="float" office:value="372.216201">
            <text:p>372,216201</text:p>
          </table:table-cell>
          <table:table-cell office:value-type="float" office:value="135.0238">
            <text:p>135,0238</text:p>
          </table:table-cell>
          <table:table-cell office:value-type="float" office:value="98.736661">
            <text:p>98,736661</text:p>
          </table:table-cell>
          <table:table-cell table:number-columns-repeated="491"/>
        </table:table-row>
        <table:table-row table:style-name="ro2">
          <table:table-cell office:value-type="float" office:value="234.972987">
            <text:p>234,972987</text:p>
          </table:table-cell>
          <table:table-cell office:value-type="float" office:value="284.780212">
            <text:p>284,780212</text:p>
          </table:table-cell>
          <table:table-cell office:value-type="float" office:value="180.249057">
            <text:p>180,249057</text:p>
          </table:table-cell>
          <table:table-cell office:value-type="float" office:value="175.6858">
            <text:p>175,6858</text:p>
          </table:table-cell>
          <table:table-cell office:value-type="float" office:value="119.533142">
            <text:p>119,533142</text:p>
          </table:table-cell>
          <table:table-cell office:value-type="float" office:value="151.852835">
            <text:p>151,852835</text:p>
          </table:table-cell>
          <table:table-cell office:value-type="float" office:value="230.77371">
            <text:p>230,77371</text:p>
          </table:table-cell>
          <table:table-cell office:value-type="float" office:value="168.296352">
            <text:p>168,296352</text:p>
          </table:table-cell>
          <table:table-cell office:value-type="float" office:value="133.837704">
            <text:p>133,837704</text:p>
          </table:table-cell>
          <table:table-cell office:value-type="float" office:value="123.897054">
            <text:p>123,897054</text:p>
          </table:table-cell>
          <table:table-cell table:number-columns-repeated="491"/>
        </table:table-row>
        <table:table-row table:style-name="ro2">
          <table:table-cell office:value-type="float" office:value="202.584188">
            <text:p>202,584188</text:p>
          </table:table-cell>
          <table:table-cell office:value-type="float" office:value="250.14187">
            <text:p>250,14187</text:p>
          </table:table-cell>
          <table:table-cell office:value-type="float" office:value="153.340838">
            <text:p>153,340838</text:p>
          </table:table-cell>
          <table:table-cell office:value-type="float" office:value="193.23535">
            <text:p>193,23535</text:p>
          </table:table-cell>
          <table:table-cell office:value-type="float" office:value="153.649315">
            <text:p>153,649315</text:p>
          </table:table-cell>
          <table:table-cell office:value-type="float" office:value="200.395299">
            <text:p>200,395299</text:p>
          </table:table-cell>
          <table:table-cell office:value-type="float" office:value="110.122421">
            <text:p>110,122421</text:p>
          </table:table-cell>
          <table:table-cell office:value-type="float" office:value="158.706477">
            <text:p>158,706477</text:p>
          </table:table-cell>
          <table:table-cell office:value-type="float" office:value="103.357274">
            <text:p>103,357274</text:p>
          </table:table-cell>
          <table:table-cell office:value-type="float" office:value="100.971186">
            <text:p>100,971186</text:p>
          </table:table-cell>
          <table:table-cell table:number-columns-repeated="491"/>
        </table:table-row>
        <table:table-row table:style-name="ro2">
          <table:table-cell office:value-type="float" office:value="217.929072">
            <text:p>217,929072</text:p>
          </table:table-cell>
          <table:table-cell office:value-type="float" office:value="175.835908">
            <text:p>175,835908</text:p>
          </table:table-cell>
          <table:table-cell office:value-type="float" office:value="143.868208">
            <text:p>143,868208</text:p>
          </table:table-cell>
          <table:table-cell office:value-type="float" office:value="197.032652">
            <text:p>197,032652</text:p>
          </table:table-cell>
          <table:table-cell office:value-type="float" office:value="137.229751">
            <text:p>137,229751</text:p>
          </table:table-cell>
          <table:table-cell office:value-type="float" office:value="139.526386">
            <text:p>139,526386</text:p>
          </table:table-cell>
          <table:table-cell office:value-type="float" office:value="194.825429">
            <text:p>194,825429</text:p>
          </table:table-cell>
          <table:table-cell office:value-type="float" office:value="137.117543">
            <text:p>137,117543</text:p>
          </table:table-cell>
          <table:table-cell office:value-type="float" office:value="92.641694">
            <text:p>92,641694</text:p>
          </table:table-cell>
          <table:table-cell office:value-type="float" office:value="84.874438">
            <text:p>84,874438</text:p>
          </table:table-cell>
          <table:table-cell table:number-columns-repeated="491"/>
        </table:table-row>
        <table:table-row table:style-name="ro2">
          <table:table-cell office:value-type="float" office:value="229.942236">
            <text:p>229,942236</text:p>
          </table:table-cell>
          <table:table-cell office:value-type="float" office:value="232.062826">
            <text:p>232,062826</text:p>
          </table:table-cell>
          <table:table-cell office:value-type="float" office:value="133.432666">
            <text:p>133,432666</text:p>
          </table:table-cell>
          <table:table-cell office:value-type="float" office:value="139.47616">
            <text:p>139,47616</text:p>
          </table:table-cell>
          <table:table-cell office:value-type="float" office:value="104.144616">
            <text:p>104,144616</text:p>
          </table:table-cell>
          <table:table-cell office:value-type="float" office:value="160.043949">
            <text:p>160,043949</text:p>
          </table:table-cell>
          <table:table-cell office:value-type="float" office:value="177.901068">
            <text:p>177,901068</text:p>
          </table:table-cell>
          <table:table-cell office:value-type="float" office:value="150.723698">
            <text:p>150,723698</text:p>
          </table:table-cell>
          <table:table-cell office:value-type="float" office:value="99.25149">
            <text:p>99,25149</text:p>
          </table:table-cell>
          <table:table-cell office:value-type="float" office:value="95.142729">
            <text:p>95,142729</text:p>
          </table:table-cell>
          <table:table-cell table:number-columns-repeated="491"/>
        </table:table-row>
        <table:table-row table:style-name="ro2">
          <table:table-cell office:value-type="float" office:value="239.516438">
            <text:p>239,516438</text:p>
          </table:table-cell>
          <table:table-cell office:value-type="float" office:value="259.208529">
            <text:p>259,208529</text:p>
          </table:table-cell>
          <table:table-cell office:value-type="float" office:value="152.809121">
            <text:p>152,809121</text:p>
          </table:table-cell>
          <table:table-cell office:value-type="float" office:value="223.662183">
            <text:p>223,662183</text:p>
          </table:table-cell>
          <table:table-cell office:value-type="float" office:value="135.985768">
            <text:p>135,985768</text:p>
          </table:table-cell>
          <table:table-cell office:value-type="float" office:value="122.480433">
            <text:p>122,480433</text:p>
          </table:table-cell>
          <table:table-cell office:value-type="float" office:value="183.207738">
            <text:p>183,207738</text:p>
          </table:table-cell>
          <table:table-cell office:value-type="float" office:value="157.288939">
            <text:p>157,288939</text:p>
          </table:table-cell>
          <table:table-cell office:value-type="float" office:value="88.740895">
            <text:p>88,740895</text:p>
          </table:table-cell>
          <table:table-cell office:value-type="float" office:value="91.405207">
            <text:p>91,405207</text:p>
          </table:table-cell>
          <table:table-cell table:number-columns-repeated="491"/>
        </table:table-row>
        <table:table-row table:style-name="ro2">
          <table:table-cell office:value-type="float" office:value="238.310375">
            <text:p>238,310375</text:p>
          </table:table-cell>
          <table:table-cell office:value-type="float" office:value="195.845601">
            <text:p>195,845601</text:p>
          </table:table-cell>
          <table:table-cell office:value-type="float" office:value="169.225974">
            <text:p>169,225974</text:p>
          </table:table-cell>
          <table:table-cell office:value-type="float" office:value="221.3964">
            <text:p>221,3964</text:p>
          </table:table-cell>
          <table:table-cell office:value-type="float" office:value="156.924087">
            <text:p>156,924087</text:p>
          </table:table-cell>
          <table:table-cell office:value-type="float" office:value="97.470178">
            <text:p>97,470178</text:p>
          </table:table-cell>
          <table:table-cell office:value-type="float" office:value="153.408395">
            <text:p>153,408395</text:p>
          </table:table-cell>
          <table:table-cell office:value-type="float" office:value="187.300094">
            <text:p>187,300094</text:p>
          </table:table-cell>
          <table:table-cell office:value-type="float" office:value="65.022781">
            <text:p>65,022781</text:p>
          </table:table-cell>
          <table:table-cell office:value-type="float" office:value="62.909582">
            <text:p>62,909582</text:p>
          </table:table-cell>
          <table:table-cell table:number-columns-repeated="491"/>
        </table:table-row>
        <table:table-row table:style-name="ro2">
          <table:table-cell office:value-type="float" office:value="298.105876">
            <text:p>298,105876</text:p>
          </table:table-cell>
          <table:table-cell office:value-type="float" office:value="213.156883">
            <text:p>213,156883</text:p>
          </table:table-cell>
          <table:table-cell office:value-type="float" office:value="147.249211">
            <text:p>147,249211</text:p>
          </table:table-cell>
          <table:table-cell office:value-type="float" office:value="199.743977">
            <text:p>199,743977</text:p>
          </table:table-cell>
          <table:table-cell office:value-type="float" office:value="132.175951">
            <text:p>132,175951</text:p>
          </table:table-cell>
          <table:table-cell office:value-type="float" office:value="105.199534">
            <text:p>105,199534</text:p>
          </table:table-cell>
          <table:table-cell office:value-type="float" office:value="230.46336">
            <text:p>230,46336</text:p>
          </table:table-cell>
          <table:table-cell office:value-type="float" office:value="473.411299">
            <text:p>473,411299</text:p>
          </table:table-cell>
          <table:table-cell office:value-type="float" office:value="58.287028">
            <text:p>58,287028</text:p>
          </table:table-cell>
          <table:table-cell office:value-type="float" office:value="65.761298">
            <text:p>65,761298</text:p>
          </table:table-cell>
          <table:table-cell table:number-columns-repeated="491"/>
        </table:table-row>
        <table:table-row table:style-name="ro2">
          <table:table-cell office:value-type="float" office:value="228.733824">
            <text:p>228,733824</text:p>
          </table:table-cell>
          <table:table-cell office:value-type="float" office:value="246.364766">
            <text:p>246,364766</text:p>
          </table:table-cell>
          <table:table-cell office:value-type="float" office:value="195.372086">
            <text:p>195,372086</text:p>
          </table:table-cell>
          <table:table-cell office:value-type="float" office:value="165.576341">
            <text:p>165,576341</text:p>
          </table:table-cell>
          <table:table-cell office:value-type="float" office:value="185.216392">
            <text:p>185,216392</text:p>
          </table:table-cell>
          <table:table-cell office:value-type="float" office:value="115.941837">
            <text:p>115,941837</text:p>
          </table:table-cell>
          <table:table-cell office:value-type="float" office:value="508.034616">
            <text:p>508,034616</text:p>
          </table:table-cell>
          <table:table-cell office:value-type="float" office:value="729.897083">
            <text:p>729,897083</text:p>
          </table:table-cell>
          <table:table-cell office:value-type="float" office:value="67.118234">
            <text:p>67,118234</text:p>
          </table:table-cell>
          <table:table-cell office:value-type="float" office:value="68.511165">
            <text:p>68,511165</text:p>
          </table:table-cell>
          <table:table-cell table:number-columns-repeated="491"/>
        </table:table-row>
        <table:table-row table:style-name="ro2">
          <table:table-cell office:value-type="float" office:value="233.463985">
            <text:p>233,463985</text:p>
          </table:table-cell>
          <table:table-cell office:value-type="float" office:value="198.937706">
            <text:p>198,937706</text:p>
          </table:table-cell>
          <table:table-cell office:value-type="float" office:value="155.030671">
            <text:p>155,030671</text:p>
          </table:table-cell>
          <table:table-cell office:value-type="float" office:value="180.18816">
            <text:p>180,18816</text:p>
          </table:table-cell>
          <table:table-cell office:value-type="float" office:value="91.747001">
            <text:p>91,747001</text:p>
          </table:table-cell>
          <table:table-cell office:value-type="float" office:value="103.481727">
            <text:p>103,481727</text:p>
          </table:table-cell>
          <table:table-cell office:value-type="float" office:value="341.030356">
            <text:p>341,030356</text:p>
          </table:table-cell>
          <table:table-cell office:value-type="float" office:value="404.170678">
            <text:p>404,170678</text:p>
          </table:table-cell>
          <table:table-cell office:value-type="float" office:value="96.012058">
            <text:p>96,012058</text:p>
          </table:table-cell>
          <table:table-cell office:value-type="float" office:value="117.85896">
            <text:p>117,85896</text:p>
          </table:table-cell>
          <table:table-cell table:number-columns-repeated="491"/>
        </table:table-row>
        <table:table-row table:style-name="ro2">
          <table:table-cell office:value-type="float" office:value="285.093036">
            <text:p>285,093036</text:p>
          </table:table-cell>
          <table:table-cell office:value-type="float" office:value="187.227714">
            <text:p>187,227714</text:p>
          </table:table-cell>
          <table:table-cell office:value-type="float" office:value="205.954396">
            <text:p>205,954396</text:p>
          </table:table-cell>
          <table:table-cell office:value-type="float" office:value="231.643267">
            <text:p>231,643267</text:p>
          </table:table-cell>
          <table:table-cell office:value-type="float" office:value="144.038413">
            <text:p>144,038413</text:p>
          </table:table-cell>
          <table:table-cell office:value-type="float" office:value="158.485884">
            <text:p>158,485884</text:p>
          </table:table-cell>
          <table:table-cell office:value-type="float" office:value="436.523652">
            <text:p>436,523652</text:p>
          </table:table-cell>
          <table:table-cell office:value-type="float" office:value="415.862491">
            <text:p>415,862491</text:p>
          </table:table-cell>
          <table:table-cell office:value-type="float" office:value="172.346257">
            <text:p>172,346257</text:p>
          </table:table-cell>
          <table:table-cell office:value-type="float" office:value="136.29354">
            <text:p>136,29354</text:p>
          </table:table-cell>
          <table:table-cell table:number-columns-repeated="491"/>
        </table:table-row>
        <table:table-row table:style-name="ro2">
          <table:table-cell office:value-type="float" office:value="208.051503">
            <text:p>208,051503</text:p>
          </table:table-cell>
          <table:table-cell office:value-type="float" office:value="272.273721">
            <text:p>272,273721</text:p>
          </table:table-cell>
          <table:table-cell office:value-type="float" office:value="225.72287">
            <text:p>225,72287</text:p>
          </table:table-cell>
          <table:table-cell office:value-type="float" office:value="218.918638">
            <text:p>218,918638</text:p>
          </table:table-cell>
          <table:table-cell office:value-type="float" office:value="124.665533">
            <text:p>124,665533</text:p>
          </table:table-cell>
          <table:table-cell office:value-type="float" office:value="177.143931">
            <text:p>177,143931</text:p>
          </table:table-cell>
          <table:table-cell office:value-type="float" office:value="329.208168">
            <text:p>329,208168</text:p>
          </table:table-cell>
          <table:table-cell office:value-type="float" office:value="273.669602">
            <text:p>273,669602</text:p>
          </table:table-cell>
          <table:table-cell office:value-type="float" office:value="177.077967">
            <text:p>177,077967</text:p>
          </table:table-cell>
          <table:table-cell office:value-type="float" office:value="196.630136">
            <text:p>196,630136</text:p>
          </table:table-cell>
          <table:table-cell table:number-columns-repeated="491"/>
        </table:table-row>
        <table:table-row table:style-name="ro2">
          <table:table-cell office:value-type="float" office:value="237.36606">
            <text:p>237,36606</text:p>
          </table:table-cell>
          <table:table-cell office:value-type="float" office:value="327.503787">
            <text:p>327,503787</text:p>
          </table:table-cell>
          <table:table-cell office:value-type="float" office:value="215.691372">
            <text:p>215,691372</text:p>
          </table:table-cell>
          <table:table-cell office:value-type="float" office:value="246.978403">
            <text:p>246,978403</text:p>
          </table:table-cell>
          <table:table-cell office:value-type="float" office:value="132.76302">
            <text:p>132,76302</text:p>
          </table:table-cell>
          <table:table-cell office:value-type="float" office:value="133.641146">
            <text:p>133,641146</text:p>
          </table:table-cell>
          <table:table-cell office:value-type="float" office:value="929.087155">
            <text:p>929,087155</text:p>
          </table:table-cell>
          <table:table-cell office:value-type="float" office:value="1122.645209">
            <text:p>1122,645209</text:p>
          </table:table-cell>
          <table:table-cell office:value-type="float" office:value="184.897284">
            <text:p>184,897284</text:p>
          </table:table-cell>
          <table:table-cell office:value-type="float" office:value="128.166327">
            <text:p>128,166327</text:p>
          </table:table-cell>
          <table:table-cell table:number-columns-repeated="491"/>
        </table:table-row>
        <table:table-row table:style-name="ro2">
          <table:table-cell office:value-type="float" office:value="244.723815">
            <text:p>244,723815</text:p>
          </table:table-cell>
          <table:table-cell office:value-type="float" office:value="333.811579">
            <text:p>333,811579</text:p>
          </table:table-cell>
          <table:table-cell office:value-type="float" office:value="212.787372">
            <text:p>212,787372</text:p>
          </table:table-cell>
          <table:table-cell office:value-type="float" office:value="209.520656">
            <text:p>209,520656</text:p>
          </table:table-cell>
          <table:table-cell office:value-type="float" office:value="138.304385">
            <text:p>138,304385</text:p>
          </table:table-cell>
          <table:table-cell office:value-type="float" office:value="193.797491">
            <text:p>193,797491</text:p>
          </table:table-cell>
          <table:table-cell office:value-type="float" office:value="748.776468">
            <text:p>748,776468</text:p>
          </table:table-cell>
          <table:table-cell office:value-type="float" office:value="279.600371">
            <text:p>279,600371</text:p>
          </table:table-cell>
          <table:table-cell office:value-type="float" office:value="209.047987">
            <text:p>209,047987</text:p>
          </table:table-cell>
          <table:table-cell office:value-type="float" office:value="374.524744">
            <text:p>374,524744</text:p>
          </table:table-cell>
          <table:table-cell table:number-columns-repeated="491"/>
        </table:table-row>
        <table:table-row table:style-name="ro2">
          <table:table-cell office:value-type="float" office:value="264.887355">
            <text:p>264,887355</text:p>
          </table:table-cell>
          <table:table-cell office:value-type="float" office:value="308.399854">
            <text:p>308,399854</text:p>
          </table:table-cell>
          <table:table-cell office:value-type="float" office:value="153.07002">
            <text:p>153,07002</text:p>
          </table:table-cell>
          <table:table-cell office:value-type="float" office:value="202.606245">
            <text:p>202,606245</text:p>
          </table:table-cell>
          <table:table-cell office:value-type="float" office:value="126.911572">
            <text:p>126,911572</text:p>
          </table:table-cell>
          <table:table-cell office:value-type="float" office:value="166.256827">
            <text:p>166,256827</text:p>
          </table:table-cell>
          <table:table-cell office:value-type="float" office:value="273.760421">
            <text:p>273,760421</text:p>
          </table:table-cell>
          <table:table-cell office:value-type="float" office:value="207.830345">
            <text:p>207,830345</text:p>
          </table:table-cell>
          <table:table-cell office:value-type="float" office:value="383.85939">
            <text:p>383,85939</text:p>
          </table:table-cell>
          <table:table-cell office:value-type="float" office:value="428.004527">
            <text:p>428,004527</text:p>
          </table:table-cell>
          <table:table-cell table:number-columns-repeated="491"/>
        </table:table-row>
        <table:table-row table:style-name="ro2">
          <table:table-cell office:value-type="float" office:value="286.596929">
            <text:p>286,596929</text:p>
          </table:table-cell>
          <table:table-cell office:value-type="float" office:value="256.308543">
            <text:p>256,308543</text:p>
          </table:table-cell>
          <table:table-cell office:value-type="float" office:value="141.075055">
            <text:p>141,075055</text:p>
          </table:table-cell>
          <table:table-cell office:value-type="float" office:value="277.393372">
            <text:p>277,393372</text:p>
          </table:table-cell>
          <table:table-cell office:value-type="float" office:value="110.823681">
            <text:p>110,823681</text:p>
          </table:table-cell>
          <table:table-cell office:value-type="float" office:value="154.823869">
            <text:p>154,823869</text:p>
          </table:table-cell>
          <table:table-cell office:value-type="float" office:value="232.275848">
            <text:p>232,275848</text:p>
          </table:table-cell>
          <table:table-cell office:value-type="float" office:value="207.003993">
            <text:p>207,003993</text:p>
          </table:table-cell>
          <table:table-cell office:value-type="float" office:value="449.54888">
            <text:p>449,54888</text:p>
          </table:table-cell>
          <table:table-cell office:value-type="float" office:value="432.756817">
            <text:p>432,756817</text:p>
          </table:table-cell>
          <table:table-cell table:number-columns-repeated="491"/>
        </table:table-row>
        <table:table-row table:style-name="ro2">
          <table:table-cell office:value-type="float" office:value="289.985133">
            <text:p>289,985133</text:p>
          </table:table-cell>
          <table:table-cell office:value-type="float" office:value="235.421745">
            <text:p>235,421745</text:p>
          </table:table-cell>
          <table:table-cell office:value-type="float" office:value="207.467544">
            <text:p>207,467544</text:p>
          </table:table-cell>
          <table:table-cell office:value-type="float" office:value="187.9375">
            <text:p>187,9375</text:p>
          </table:table-cell>
          <table:table-cell office:value-type="float" office:value="122.026984">
            <text:p>122,026984</text:p>
          </table:table-cell>
          <table:table-cell office:value-type="float" office:value="144.86777">
            <text:p>144,86777</text:p>
          </table:table-cell>
          <table:table-cell office:value-type="float" office:value="184.501244">
            <text:p>184,501244</text:p>
          </table:table-cell>
          <table:table-cell office:value-type="float" office:value="171.573117">
            <text:p>171,573117</text:p>
          </table:table-cell>
          <table:table-cell office:value-type="float" office:value="300.749877">
            <text:p>300,749877</text:p>
          </table:table-cell>
          <table:table-cell office:value-type="float" office:value="362.595029">
            <text:p>362,595029</text:p>
          </table:table-cell>
          <table:table-cell table:number-columns-repeated="491"/>
        </table:table-row>
        <table:table-row table:style-name="ro2">
          <table:table-cell office:value-type="float" office:value="291.561177">
            <text:p>291,561177</text:p>
          </table:table-cell>
          <table:table-cell office:value-type="float" office:value="254.424278">
            <text:p>254,424278</text:p>
          </table:table-cell>
          <table:table-cell office:value-type="float" office:value="269.655515">
            <text:p>269,655515</text:p>
          </table:table-cell>
          <table:table-cell office:value-type="float" office:value="205.727498">
            <text:p>205,727498</text:p>
          </table:table-cell>
          <table:table-cell office:value-type="float" office:value="114.553586">
            <text:p>114,553586</text:p>
          </table:table-cell>
          <table:table-cell office:value-type="float" office:value="189.783841">
            <text:p>189,783841</text:p>
          </table:table-cell>
          <table:table-cell office:value-type="float" office:value="136.244166">
            <text:p>136,244166</text:p>
          </table:table-cell>
          <table:table-cell office:value-type="float" office:value="94.411308">
            <text:p>94,411308</text:p>
          </table:table-cell>
          <table:table-cell office:value-type="float" office:value="377.282622">
            <text:p>377,282622</text:p>
          </table:table-cell>
          <table:table-cell office:value-type="float" office:value="495.708589">
            <text:p>495,708589</text:p>
          </table:table-cell>
          <table:table-cell table:number-columns-repeated="491"/>
        </table:table-row>
        <table:table-row table:style-name="ro2">
          <table:table-cell office:value-type="float" office:value="348.536569">
            <text:p>348,536569</text:p>
          </table:table-cell>
          <table:table-cell office:value-type="float" office:value="302.243195">
            <text:p>302,243195</text:p>
          </table:table-cell>
          <table:table-cell office:value-type="float" office:value="208.152319">
            <text:p>208,152319</text:p>
          </table:table-cell>
          <table:table-cell office:value-type="float" office:value="183.107309">
            <text:p>183,107309</text:p>
          </table:table-cell>
          <table:table-cell office:value-type="float" office:value="129.740379">
            <text:p>129,740379</text:p>
          </table:table-cell>
          <table:table-cell office:value-type="float" office:value="88.768348">
            <text:p>88,768348</text:p>
          </table:table-cell>
          <table:table-cell office:value-type="float" office:value="105.685298">
            <text:p>105,685298</text:p>
          </table:table-cell>
          <table:table-cell office:value-type="float" office:value="70.956356">
            <text:p>70,956356</text:p>
          </table:table-cell>
          <table:table-cell office:value-type="float" office:value="326.580453">
            <text:p>326,580453</text:p>
          </table:table-cell>
          <table:table-cell office:value-type="float" office:value="278.782367">
            <text:p>278,782367</text:p>
          </table:table-cell>
          <table:table-cell table:number-columns-repeated="491"/>
        </table:table-row>
        <table:table-row table:style-name="ro2">
          <table:table-cell office:value-type="float" office:value="328.5245">
            <text:p>328,5245</text:p>
          </table:table-cell>
          <table:table-cell office:value-type="float" office:value="233.900143">
            <text:p>233,900143</text:p>
          </table:table-cell>
          <table:table-cell office:value-type="float" office:value="211.537056">
            <text:p>211,537056</text:p>
          </table:table-cell>
          <table:table-cell office:value-type="float" office:value="191.26614">
            <text:p>191,26614</text:p>
          </table:table-cell>
          <table:table-cell office:value-type="float" office:value="101.481778">
            <text:p>101,481778</text:p>
          </table:table-cell>
          <table:table-cell office:value-type="float" office:value="81.193202">
            <text:p>81,193202</text:p>
          </table:table-cell>
          <table:table-cell office:value-type="float" office:value="83.376893">
            <text:p>83,376893</text:p>
          </table:table-cell>
          <table:table-cell office:value-type="float" office:value="74.121036">
            <text:p>74,121036</text:p>
          </table:table-cell>
          <table:table-cell office:value-type="float" office:value="334.951052">
            <text:p>334,951052</text:p>
          </table:table-cell>
          <table:table-cell office:value-type="float" office:value="294.875592">
            <text:p>294,875592</text:p>
          </table:table-cell>
          <table:table-cell table:number-columns-repeated="491"/>
        </table:table-row>
        <table:table-row table:style-name="ro2">
          <table:table-cell office:value-type="float" office:value="268.3357">
            <text:p>268,3357</text:p>
          </table:table-cell>
          <table:table-cell office:value-type="float" office:value="436.469413">
            <text:p>436,469413</text:p>
          </table:table-cell>
          <table:table-cell office:value-type="float" office:value="239.717201">
            <text:p>239,717201</text:p>
          </table:table-cell>
          <table:table-cell office:value-type="float" office:value="170.889534">
            <text:p>170,889534</text:p>
          </table:table-cell>
          <table:table-cell office:value-type="float" office:value="139.765077">
            <text:p>139,765077</text:p>
          </table:table-cell>
          <table:table-cell office:value-type="float" office:value="125.695759">
            <text:p>125,695759</text:p>
          </table:table-cell>
          <table:table-cell office:value-type="float" office:value="71.593926">
            <text:p>71,593926</text:p>
          </table:table-cell>
          <table:table-cell office:value-type="float" office:value="76.238164">
            <text:p>76,238164</text:p>
          </table:table-cell>
          <table:table-cell office:value-type="float" office:value="402.791238">
            <text:p>402,791238</text:p>
          </table:table-cell>
          <table:table-cell office:value-type="float" office:value="411.451208">
            <text:p>411,451208</text:p>
          </table:table-cell>
          <table:table-cell table:number-columns-repeated="491"/>
        </table:table-row>
        <table:table-row table:style-name="ro2">
          <table:table-cell office:value-type="float" office:value="257.05738">
            <text:p>257,05738</text:p>
          </table:table-cell>
          <table:table-cell office:value-type="float" office:value="207.819532">
            <text:p>207,819532</text:p>
          </table:table-cell>
          <table:table-cell office:value-type="float" office:value="181.025335">
            <text:p>181,025335</text:p>
          </table:table-cell>
          <table:table-cell office:value-type="float" office:value="117.700696">
            <text:p>117,700696</text:p>
          </table:table-cell>
          <table:table-cell office:value-type="float" office:value="149.206306">
            <text:p>149,206306</text:p>
          </table:table-cell>
          <table:table-cell office:value-type="float" office:value="174.182362">
            <text:p>174,182362</text:p>
          </table:table-cell>
          <table:table-cell office:value-type="float" office:value="73.438501">
            <text:p>73,438501</text:p>
          </table:table-cell>
          <table:table-cell office:value-type="float" office:value="59.242302">
            <text:p>59,242302</text:p>
          </table:table-cell>
          <table:table-cell office:value-type="float" office:value="521.715858">
            <text:p>521,715858</text:p>
          </table:table-cell>
          <table:table-cell office:value-type="float" office:value="308.143907">
            <text:p>308,143907</text:p>
          </table:table-cell>
          <table:table-cell table:number-columns-repeated="491"/>
        </table:table-row>
        <table:table-row table:style-name="ro2">
          <table:table-cell office:value-type="float" office:value="356.502867">
            <text:p>356,502867</text:p>
          </table:table-cell>
          <table:table-cell office:value-type="float" office:value="196.65158">
            <text:p>196,65158</text:p>
          </table:table-cell>
          <table:table-cell office:value-type="float" office:value="195.408391">
            <text:p>195,408391</text:p>
          </table:table-cell>
          <table:table-cell office:value-type="float" office:value="154.486738">
            <text:p>154,486738</text:p>
          </table:table-cell>
          <table:table-cell office:value-type="float" office:value="123.442349">
            <text:p>123,442349</text:p>
          </table:table-cell>
          <table:table-cell office:value-type="float" office:value="100.305706">
            <text:p>100,305706</text:p>
          </table:table-cell>
          <table:table-cell office:value-type="float" office:value="71.862972">
            <text:p>71,862972</text:p>
          </table:table-cell>
          <table:table-cell office:value-type="float" office:value="104.618102">
            <text:p>104,618102</text:p>
          </table:table-cell>
          <table:table-cell office:value-type="float" office:value="513.740852">
            <text:p>513,740852</text:p>
          </table:table-cell>
          <table:table-cell office:value-type="float" office:value="535.930658">
            <text:p>535,930658</text:p>
          </table:table-cell>
          <table:table-cell table:number-columns-repeated="491"/>
        </table:table-row>
        <table:table-row table:style-name="ro2">
          <table:table-cell office:value-type="float" office:value="281.274167">
            <text:p>281,274167</text:p>
          </table:table-cell>
          <table:table-cell office:value-type="float" office:value="279.43139">
            <text:p>279,43139</text:p>
          </table:table-cell>
          <table:table-cell office:value-type="float" office:value="169.469886">
            <text:p>169,469886</text:p>
          </table:table-cell>
          <table:table-cell office:value-type="float" office:value="168.423373">
            <text:p>168,423373</text:p>
          </table:table-cell>
          <table:table-cell office:value-type="float" office:value="140.010324">
            <text:p>140,010324</text:p>
          </table:table-cell>
          <table:table-cell office:value-type="float" office:value="96.297455">
            <text:p>96,297455</text:p>
          </table:table-cell>
          <table:table-cell office:value-type="float" office:value="69.593416">
            <text:p>69,593416</text:p>
          </table:table-cell>
          <table:table-cell office:value-type="float" office:value="72.986754">
            <text:p>72,986754</text:p>
          </table:table-cell>
          <table:table-cell office:value-type="float" office:value="313.828971">
            <text:p>313,828971</text:p>
          </table:table-cell>
          <table:table-cell office:value-type="float" office:value="427.743592">
            <text:p>427,743592</text:p>
          </table:table-cell>
          <table:table-cell table:number-columns-repeated="491"/>
        </table:table-row>
        <table:table-row table:style-name="ro2">
          <table:table-cell office:value-type="float" office:value="311.987072">
            <text:p>311,987072</text:p>
          </table:table-cell>
          <table:table-cell office:value-type="float" office:value="371.489852">
            <text:p>371,489852</text:p>
          </table:table-cell>
          <table:table-cell office:value-type="float" office:value="183.949823">
            <text:p>183,949823</text:p>
          </table:table-cell>
          <table:table-cell office:value-type="float" office:value="229.203908">
            <text:p>229,203908</text:p>
          </table:table-cell>
          <table:table-cell office:value-type="float" office:value="114.922765">
            <text:p>114,922765</text:p>
          </table:table-cell>
          <table:table-cell office:value-type="float" office:value="103.94174">
            <text:p>103,94174</text:p>
          </table:table-cell>
          <table:table-cell office:value-type="float" office:value="59.355818">
            <text:p>59,355818</text:p>
          </table:table-cell>
          <table:table-cell office:value-type="float" office:value="65.353573">
            <text:p>65,353573</text:p>
          </table:table-cell>
          <table:table-cell office:value-type="float" office:value="350.719621">
            <text:p>350,719621</text:p>
          </table:table-cell>
          <table:table-cell office:value-type="float" office:value="317.483762">
            <text:p>317,483762</text:p>
          </table:table-cell>
          <table:table-cell table:number-columns-repeated="491"/>
        </table:table-row>
        <table:table-row table:style-name="ro2">
          <table:table-cell office:value-type="float" office:value="307.59079">
            <text:p>307,59079</text:p>
          </table:table-cell>
          <table:table-cell office:value-type="float" office:value="370.954491">
            <text:p>370,954491</text:p>
          </table:table-cell>
          <table:table-cell office:value-type="float" office:value="192.111241">
            <text:p>192,111241</text:p>
          </table:table-cell>
          <table:table-cell office:value-type="float" office:value="157.333289">
            <text:p>157,333289</text:p>
          </table:table-cell>
          <table:table-cell office:value-type="float" office:value="149.491941">
            <text:p>149,491941</text:p>
          </table:table-cell>
          <table:table-cell office:value-type="float" office:value="161.137347">
            <text:p>161,137347</text:p>
          </table:table-cell>
          <table:table-cell office:value-type="float" office:value="84.587817">
            <text:p>84,587817</text:p>
          </table:table-cell>
          <table:table-cell office:value-type="float" office:value="69.266008">
            <text:p>69,266008</text:p>
          </table:table-cell>
          <table:table-cell office:value-type="float" office:value="348.311291">
            <text:p>348,311291</text:p>
          </table:table-cell>
          <table:table-cell office:value-type="float" office:value="357.26033">
            <text:p>357,26033</text:p>
          </table:table-cell>
          <table:table-cell table:number-columns-repeated="491"/>
        </table:table-row>
        <table:table-row table:style-name="ro2">
          <table:table-cell office:value-type="float" office:value="384.100592">
            <text:p>384,100592</text:p>
          </table:table-cell>
          <table:table-cell office:value-type="float" office:value="278.086544">
            <text:p>278,086544</text:p>
          </table:table-cell>
          <table:table-cell office:value-type="float" office:value="190.060811">
            <text:p>190,060811</text:p>
          </table:table-cell>
          <table:table-cell office:value-type="float" office:value="191.840189">
            <text:p>191,840189</text:p>
          </table:table-cell>
          <table:table-cell office:value-type="float" office:value="149.163733">
            <text:p>149,163733</text:p>
          </table:table-cell>
          <table:table-cell office:value-type="float" office:value="146.424088">
            <text:p>146,424088</text:p>
          </table:table-cell>
          <table:table-cell office:value-type="float" office:value="57.94781">
            <text:p>57,94781</text:p>
          </table:table-cell>
          <table:table-cell office:value-type="float" office:value="58.362349">
            <text:p>58,362349</text:p>
          </table:table-cell>
          <table:table-cell office:value-type="float" office:value="312.251261">
            <text:p>312,251261</text:p>
          </table:table-cell>
          <table:table-cell office:value-type="float" office:value="245.588469">
            <text:p>245,588469</text:p>
          </table:table-cell>
          <table:table-cell table:number-columns-repeated="491"/>
        </table:table-row>
        <table:table-row table:style-name="ro2">
          <table:table-cell office:value-type="float" office:value="280.250492">
            <text:p>280,250492</text:p>
          </table:table-cell>
          <table:table-cell office:value-type="float" office:value="242.954817">
            <text:p>242,954817</text:p>
          </table:table-cell>
          <table:table-cell office:value-type="float" office:value="208.800176">
            <text:p>208,800176</text:p>
          </table:table-cell>
          <table:table-cell office:value-type="float" office:value="147.068128">
            <text:p>147,068128</text:p>
          </table:table-cell>
          <table:table-cell office:value-type="float" office:value="141.849491">
            <text:p>141,849491</text:p>
          </table:table-cell>
          <table:table-cell office:value-type="float" office:value="115.762376">
            <text:p>115,762376</text:p>
          </table:table-cell>
          <table:table-cell office:value-type="float" office:value="60.581705">
            <text:p>60,581705</text:p>
          </table:table-cell>
          <table:table-cell office:value-type="float" office:value="62.05981">
            <text:p>62,05981</text:p>
          </table:table-cell>
          <table:table-cell office:value-type="float" office:value="330.709016">
            <text:p>330,709016</text:p>
          </table:table-cell>
          <table:table-cell office:value-type="float" office:value="299.165531">
            <text:p>299,165531</text:p>
          </table:table-cell>
          <table:table-cell table:number-columns-repeated="491"/>
        </table:table-row>
        <table:table-row table:style-name="ro2">
          <table:table-cell office:value-type="float" office:value="234.023521">
            <text:p>234,023521</text:p>
          </table:table-cell>
          <table:table-cell office:value-type="float" office:value="190.632964">
            <text:p>190,632964</text:p>
          </table:table-cell>
          <table:table-cell office:value-type="float" office:value="183.776305">
            <text:p>183,776305</text:p>
          </table:table-cell>
          <table:table-cell office:value-type="float" office:value="195.580726">
            <text:p>195,580726</text:p>
          </table:table-cell>
          <table:table-cell office:value-type="float" office:value="144.156443">
            <text:p>144,156443</text:p>
          </table:table-cell>
          <table:table-cell office:value-type="float" office:value="90.479786">
            <text:p>90,479786</text:p>
          </table:table-cell>
          <table:table-cell office:value-type="float" office:value="63.311952">
            <text:p>63,311952</text:p>
          </table:table-cell>
          <table:table-cell office:value-type="float" office:value="78.772276">
            <text:p>78,772276</text:p>
          </table:table-cell>
          <table:table-cell office:value-type="float" office:value="281.039921">
            <text:p>281,039921</text:p>
          </table:table-cell>
          <table:table-cell office:value-type="float" office:value="360.278926">
            <text:p>360,278926</text:p>
          </table:table-cell>
          <table:table-cell table:number-columns-repeated="491"/>
        </table:table-row>
        <table:table-row table:style-name="ro2">
          <table:table-cell office:value-type="float" office:value="177.70522">
            <text:p>177,70522</text:p>
          </table:table-cell>
          <table:table-cell office:value-type="float" office:value="137.51353">
            <text:p>137,51353</text:p>
          </table:table-cell>
          <table:table-cell office:value-type="float" office:value="186.924402">
            <text:p>186,924402</text:p>
          </table:table-cell>
          <table:table-cell office:value-type="float" office:value="184.045556">
            <text:p>184,045556</text:p>
          </table:table-cell>
          <table:table-cell office:value-type="float" office:value="111.229704">
            <text:p>111,229704</text:p>
          </table:table-cell>
          <table:table-cell office:value-type="float" office:value="129.58834">
            <text:p>129,58834</text:p>
          </table:table-cell>
          <table:table-cell office:value-type="float" office:value="68.069958">
            <text:p>68,069958</text:p>
          </table:table-cell>
          <table:table-cell office:value-type="float" office:value="59.004019">
            <text:p>59,004019</text:p>
          </table:table-cell>
          <table:table-cell office:value-type="float" office:value="294.382621">
            <text:p>294,382621</text:p>
          </table:table-cell>
          <table:table-cell office:value-type="float" office:value="233.144718">
            <text:p>233,144718</text:p>
          </table:table-cell>
          <table:table-cell table:number-columns-repeated="491"/>
        </table:table-row>
        <table:table-row table:style-name="ro2">
          <table:table-cell office:value-type="float" office:value="119.848895">
            <text:p>119,848895</text:p>
          </table:table-cell>
          <table:table-cell office:value-type="float" office:value="142.305731">
            <text:p>142,305731</text:p>
          </table:table-cell>
          <table:table-cell office:value-type="float" office:value="194.293918">
            <text:p>194,293918</text:p>
          </table:table-cell>
          <table:table-cell office:value-type="float" office:value="226.859521">
            <text:p>226,859521</text:p>
          </table:table-cell>
          <table:table-cell office:value-type="float" office:value="137.90099">
            <text:p>137,90099</text:p>
          </table:table-cell>
          <table:table-cell office:value-type="float" office:value="106.091959">
            <text:p>106,091959</text:p>
          </table:table-cell>
          <table:table-cell office:value-type="float" office:value="63.5716">
            <text:p>63,5716</text:p>
          </table:table-cell>
          <table:table-cell office:value-type="float" office:value="57.795466">
            <text:p>57,795466</text:p>
          </table:table-cell>
          <table:table-cell office:value-type="float" office:value="288.221405">
            <text:p>288,221405</text:p>
          </table:table-cell>
          <table:table-cell office:value-type="float" office:value="231.663599">
            <text:p>231,663599</text:p>
          </table:table-cell>
          <table:table-cell table:number-columns-repeated="491"/>
        </table:table-row>
        <table:table-row table:style-name="ro2">
          <table:table-cell office:value-type="float" office:value="112.021655">
            <text:p>112,021655</text:p>
          </table:table-cell>
          <table:table-cell office:value-type="float" office:value="105.350994">
            <text:p>105,350994</text:p>
          </table:table-cell>
          <table:table-cell office:value-type="float" office:value="183.7118">
            <text:p>183,7118</text:p>
          </table:table-cell>
          <table:table-cell office:value-type="float" office:value="167.066351">
            <text:p>167,066351</text:p>
          </table:table-cell>
          <table:table-cell office:value-type="float" office:value="142.799439">
            <text:p>142,799439</text:p>
          </table:table-cell>
          <table:table-cell office:value-type="float" office:value="114.732617">
            <text:p>114,732617</text:p>
          </table:table-cell>
          <table:table-cell office:value-type="float" office:value="68.096622">
            <text:p>68,096622</text:p>
          </table:table-cell>
          <table:table-cell office:value-type="float" office:value="107.321682">
            <text:p>107,321682</text:p>
          </table:table-cell>
          <table:table-cell office:value-type="float" office:value="217.30158">
            <text:p>217,30158</text:p>
          </table:table-cell>
          <table:table-cell office:value-type="float" office:value="191.016153">
            <text:p>191,016153</text:p>
          </table:table-cell>
          <table:table-cell table:number-columns-repeated="491"/>
        </table:table-row>
        <table:table-row table:style-name="ro2">
          <table:table-cell office:value-type="float" office:value="120.24262">
            <text:p>120,24262</text:p>
          </table:table-cell>
          <table:table-cell office:value-type="float" office:value="173.477904">
            <text:p>173,477904</text:p>
          </table:table-cell>
          <table:table-cell office:value-type="float" office:value="205.734416">
            <text:p>205,734416</text:p>
          </table:table-cell>
          <table:table-cell office:value-type="float" office:value="142.236882">
            <text:p>142,236882</text:p>
          </table:table-cell>
          <table:table-cell office:value-type="float" office:value="191.243999">
            <text:p>191,243999</text:p>
          </table:table-cell>
          <table:table-cell office:value-type="float" office:value="81.452465">
            <text:p>81,452465</text:p>
          </table:table-cell>
          <table:table-cell office:value-type="float" office:value="71.625433">
            <text:p>71,625433</text:p>
          </table:table-cell>
          <table:table-cell office:value-type="float" office:value="81.112064">
            <text:p>81,112064</text:p>
          </table:table-cell>
          <table:table-cell office:value-type="float" office:value="225.605707">
            <text:p>225,605707</text:p>
          </table:table-cell>
          <table:table-cell office:value-type="float" office:value="153.540753">
            <text:p>153,540753</text:p>
          </table:table-cell>
          <table:table-cell table:number-columns-repeated="491"/>
        </table:table-row>
        <table:table-row table:style-name="ro2">
          <table:table-cell office:value-type="float" office:value="171.99691">
            <text:p>171,99691</text:p>
          </table:table-cell>
          <table:table-cell office:value-type="float" office:value="231.307903">
            <text:p>231,307903</text:p>
          </table:table-cell>
          <table:table-cell office:value-type="float" office:value="176.746761">
            <text:p>176,746761</text:p>
          </table:table-cell>
          <table:table-cell office:value-type="float" office:value="153.801209">
            <text:p>153,801209</text:p>
          </table:table-cell>
          <table:table-cell office:value-type="float" office:value="144.044951">
            <text:p>144,044951</text:p>
          </table:table-cell>
          <table:table-cell office:value-type="float" office:value="196.803456">
            <text:p>196,803456</text:p>
          </table:table-cell>
          <table:table-cell office:value-type="float" office:value="89.967421">
            <text:p>89,967421</text:p>
          </table:table-cell>
          <table:table-cell office:value-type="float" office:value="76.979018">
            <text:p>76,979018</text:p>
          </table:table-cell>
          <table:table-cell office:value-type="float" office:value="197.392224">
            <text:p>197,392224</text:p>
          </table:table-cell>
          <table:table-cell office:value-type="float" office:value="193.637114">
            <text:p>193,637114</text:p>
          </table:table-cell>
          <table:table-cell table:number-columns-repeated="491"/>
        </table:table-row>
        <table:table-row table:style-name="ro2">
          <table:table-cell office:value-type="float" office:value="220.70605">
            <text:p>220,70605</text:p>
          </table:table-cell>
          <table:table-cell office:value-type="float" office:value="204.668979">
            <text:p>204,668979</text:p>
          </table:table-cell>
          <table:table-cell office:value-type="float" office:value="143.85025">
            <text:p>143,85025</text:p>
          </table:table-cell>
          <table:table-cell office:value-type="float" office:value="175.357873">
            <text:p>175,357873</text:p>
          </table:table-cell>
          <table:table-cell office:value-type="float" office:value="132.712215">
            <text:p>132,712215</text:p>
          </table:table-cell>
          <table:table-cell office:value-type="float" office:value="149.454795">
            <text:p>149,454795</text:p>
          </table:table-cell>
          <table:table-cell office:value-type="float" office:value="65.098165">
            <text:p>65,098165</text:p>
          </table:table-cell>
          <table:table-cell office:value-type="float" office:value="81.527504">
            <text:p>81,527504</text:p>
          </table:table-cell>
          <table:table-cell office:value-type="float" office:value="199.711253">
            <text:p>199,711253</text:p>
          </table:table-cell>
          <table:table-cell office:value-type="float" office:value="147.556485">
            <text:p>147,556485</text:p>
          </table:table-cell>
          <table:table-cell table:number-columns-repeated="491"/>
        </table:table-row>
        <table:table-row table:style-name="ro2">
          <table:table-cell office:value-type="float" office:value="202.599802">
            <text:p>202,599802</text:p>
          </table:table-cell>
          <table:table-cell office:value-type="float" office:value="264.092448">
            <text:p>264,092448</text:p>
          </table:table-cell>
          <table:table-cell office:value-type="float" office:value="170.978103">
            <text:p>170,978103</text:p>
          </table:table-cell>
          <table:table-cell office:value-type="float" office:value="205.589665">
            <text:p>205,589665</text:p>
          </table:table-cell>
          <table:table-cell office:value-type="float" office:value="141.948363">
            <text:p>141,948363</text:p>
          </table:table-cell>
          <table:table-cell office:value-type="float" office:value="192.434302">
            <text:p>192,434302</text:p>
          </table:table-cell>
          <table:table-cell office:value-type="float" office:value="67.170195">
            <text:p>67,170195</text:p>
          </table:table-cell>
          <table:table-cell office:value-type="float" office:value="61.10315">
            <text:p>61,10315</text:p>
          </table:table-cell>
          <table:table-cell office:value-type="float" office:value="279.818287">
            <text:p>279,818287</text:p>
          </table:table-cell>
          <table:table-cell office:value-type="float" office:value="370.653526">
            <text:p>370,653526</text:p>
          </table:table-cell>
          <table:table-cell table:number-columns-repeated="491"/>
        </table:table-row>
        <table:table-row table:style-name="ro2">
          <table:table-cell office:value-type="float" office:value="230.376151">
            <text:p>230,376151</text:p>
          </table:table-cell>
          <table:table-cell office:value-type="float" office:value="261.570963">
            <text:p>261,570963</text:p>
          </table:table-cell>
          <table:table-cell office:value-type="float" office:value="201.909715">
            <text:p>201,909715</text:p>
          </table:table-cell>
          <table:table-cell office:value-type="float" office:value="188.900671">
            <text:p>188,900671</text:p>
          </table:table-cell>
          <table:table-cell office:value-type="float" office:value="130.567467">
            <text:p>130,567467</text:p>
          </table:table-cell>
          <table:table-cell office:value-type="float" office:value="87.009092">
            <text:p>87,009092</text:p>
          </table:table-cell>
          <table:table-cell office:value-type="float" office:value="69.576626">
            <text:p>69,576626</text:p>
          </table:table-cell>
          <table:table-cell office:value-type="float" office:value="68.333053">
            <text:p>68,333053</text:p>
          </table:table-cell>
          <table:table-cell office:value-type="float" office:value="637.387816">
            <text:p>637,387816</text:p>
          </table:table-cell>
          <table:table-cell office:value-type="float" office:value="450.283034">
            <text:p>450,283034</text:p>
          </table:table-cell>
          <table:table-cell table:number-columns-repeated="491"/>
        </table:table-row>
        <table:table-row table:style-name="ro2">
          <table:table-cell office:value-type="float" office:value="236.854657">
            <text:p>236,854657</text:p>
          </table:table-cell>
          <table:table-cell office:value-type="float" office:value="295.431532">
            <text:p>295,431532</text:p>
          </table:table-cell>
          <table:table-cell office:value-type="float" office:value="176.906022">
            <text:p>176,906022</text:p>
          </table:table-cell>
          <table:table-cell office:value-type="float" office:value="233.434215">
            <text:p>233,434215</text:p>
          </table:table-cell>
          <table:table-cell office:value-type="float" office:value="101.432643">
            <text:p>101,432643</text:p>
          </table:table-cell>
          <table:table-cell office:value-type="float" office:value="135.56539">
            <text:p>135,56539</text:p>
          </table:table-cell>
          <table:table-cell office:value-type="float" office:value="82.350156">
            <text:p>82,350156</text:p>
          </table:table-cell>
          <table:table-cell office:value-type="float" office:value="88.698179">
            <text:p>88,698179</text:p>
          </table:table-cell>
          <table:table-cell office:value-type="float" office:value="584.893902">
            <text:p>584,893902</text:p>
          </table:table-cell>
          <table:table-cell office:value-type="float" office:value="718.1435">
            <text:p>718,1435</text:p>
          </table:table-cell>
          <table:table-cell table:number-columns-repeated="491"/>
        </table:table-row>
        <table:table-row table:style-name="ro2">
          <table:table-cell office:value-type="float" office:value="285.153437">
            <text:p>285,153437</text:p>
          </table:table-cell>
          <table:table-cell office:value-type="float" office:value="268.167551">
            <text:p>268,167551</text:p>
          </table:table-cell>
          <table:table-cell office:value-type="float" office:value="197.914134">
            <text:p>197,914134</text:p>
          </table:table-cell>
          <table:table-cell office:value-type="float" office:value="224.633055">
            <text:p>224,633055</text:p>
          </table:table-cell>
          <table:table-cell office:value-type="float" office:value="166.381688">
            <text:p>166,381688</text:p>
          </table:table-cell>
          <table:table-cell office:value-type="float" office:value="118.946374">
            <text:p>118,946374</text:p>
          </table:table-cell>
          <table:table-cell office:value-type="float" office:value="76.557116">
            <text:p>76,557116</text:p>
          </table:table-cell>
          <table:table-cell office:value-type="float" office:value="86.510584">
            <text:p>86,510584</text:p>
          </table:table-cell>
          <table:table-cell office:value-type="float" office:value="448.412995">
            <text:p>448,412995</text:p>
          </table:table-cell>
          <table:table-cell office:value-type="float" office:value="358.398427">
            <text:p>358,398427</text:p>
          </table:table-cell>
          <table:table-cell table:number-columns-repeated="491"/>
        </table:table-row>
        <table:table-row table:style-name="ro2">
          <table:table-cell office:value-type="float" office:value="348.517468">
            <text:p>348,517468</text:p>
          </table:table-cell>
          <table:table-cell office:value-type="float" office:value="228.308384">
            <text:p>228,308384</text:p>
          </table:table-cell>
          <table:table-cell office:value-type="float" office:value="234.037803">
            <text:p>234,037803</text:p>
          </table:table-cell>
          <table:table-cell office:value-type="float" office:value="216.243049">
            <text:p>216,243049</text:p>
          </table:table-cell>
          <table:table-cell office:value-type="float" office:value="118.648613">
            <text:p>118,648613</text:p>
          </table:table-cell>
          <table:table-cell office:value-type="float" office:value="213.961539">
            <text:p>213,961539</text:p>
          </table:table-cell>
          <table:table-cell office:value-type="float" office:value="75.342177">
            <text:p>75,342177</text:p>
          </table:table-cell>
          <table:table-cell office:value-type="float" office:value="72.794943">
            <text:p>72,794943</text:p>
          </table:table-cell>
          <table:table-cell office:value-type="float" office:value="428.307655">
            <text:p>428,307655</text:p>
          </table:table-cell>
          <table:table-cell office:value-type="float" office:value="604.837832">
            <text:p>604,837832</text:p>
          </table:table-cell>
          <table:table-cell table:number-columns-repeated="491"/>
        </table:table-row>
        <table:table-row table:style-name="ro2">
          <table:table-cell office:value-type="float" office:value="383.207339">
            <text:p>383,207339</text:p>
          </table:table-cell>
          <table:table-cell office:value-type="float" office:value="308.614178">
            <text:p>308,614178</text:p>
          </table:table-cell>
          <table:table-cell office:value-type="float" office:value="221.204878">
            <text:p>221,204878</text:p>
          </table:table-cell>
          <table:table-cell office:value-type="float" office:value="206.830948">
            <text:p>206,830948</text:p>
          </table:table-cell>
          <table:table-cell office:value-type="float" office:value="172.000801">
            <text:p>172,000801</text:p>
          </table:table-cell>
          <table:table-cell office:value-type="float" office:value="145.129555">
            <text:p>145,129555</text:p>
          </table:table-cell>
          <table:table-cell office:value-type="float" office:value="88.189031">
            <text:p>88,189031</text:p>
          </table:table-cell>
          <table:table-cell office:value-type="float" office:value="66.901929">
            <text:p>66,901929</text:p>
          </table:table-cell>
          <table:table-cell office:value-type="float" office:value="336.703656">
            <text:p>336,703656</text:p>
          </table:table-cell>
          <table:table-cell office:value-type="float" office:value="403.043211">
            <text:p>403,043211</text:p>
          </table:table-cell>
          <table:table-cell table:number-columns-repeated="491"/>
        </table:table-row>
        <table:table-row table:style-name="ro2">
          <table:table-cell office:value-type="float" office:value="292.035715">
            <text:p>292,035715</text:p>
          </table:table-cell>
          <table:table-cell office:value-type="float" office:value="356.708513">
            <text:p>356,708513</text:p>
          </table:table-cell>
          <table:table-cell office:value-type="float" office:value="180.158402">
            <text:p>180,158402</text:p>
          </table:table-cell>
          <table:table-cell office:value-type="float" office:value="234.405231">
            <text:p>234,405231</text:p>
          </table:table-cell>
          <table:table-cell office:value-type="float" office:value="150.27538">
            <text:p>150,27538</text:p>
          </table:table-cell>
          <table:table-cell office:value-type="float" office:value="99.02924">
            <text:p>99,02924</text:p>
          </table:table-cell>
          <table:table-cell office:value-type="float" office:value="87.65399">
            <text:p>87,65399</text:p>
          </table:table-cell>
          <table:table-cell office:value-type="float" office:value="86.690728">
            <text:p>86,690728</text:p>
          </table:table-cell>
          <table:table-cell office:value-type="float" office:value="475.354551">
            <text:p>475,354551</text:p>
          </table:table-cell>
          <table:table-cell office:value-type="float" office:value="566.416309">
            <text:p>566,416309</text:p>
          </table:table-cell>
          <table:table-cell table:number-columns-repeated="491"/>
        </table:table-row>
        <table:table-row table:style-name="ro2">
          <table:table-cell office:value-type="float" office:value="312.636055">
            <text:p>312,636055</text:p>
          </table:table-cell>
          <table:table-cell office:value-type="float" office:value="318.053252">
            <text:p>318,053252</text:p>
          </table:table-cell>
          <table:table-cell office:value-type="float" office:value="176.663072">
            <text:p>176,663072</text:p>
          </table:table-cell>
          <table:table-cell office:value-type="float" office:value="215.393303">
            <text:p>215,393303</text:p>
          </table:table-cell>
          <table:table-cell office:value-type="float" office:value="169.472707">
            <text:p>169,472707</text:p>
          </table:table-cell>
          <table:table-cell office:value-type="float" office:value="131.180423">
            <text:p>131,180423</text:p>
          </table:table-cell>
          <table:table-cell office:value-type="float" office:value="78.07593">
            <text:p>78,07593</text:p>
          </table:table-cell>
          <table:table-cell office:value-type="float" office:value="64.872761">
            <text:p>64,872761</text:p>
          </table:table-cell>
          <table:table-cell office:value-type="float" office:value="443.739561">
            <text:p>443,739561</text:p>
          </table:table-cell>
          <table:table-cell office:value-type="float" office:value="417.031287">
            <text:p>417,031287</text:p>
          </table:table-cell>
          <table:table-cell table:number-columns-repeated="491"/>
        </table:table-row>
        <table:table-row table:style-name="ro2">
          <table:table-cell office:value-type="float" office:value="282.008113">
            <text:p>282,008113</text:p>
          </table:table-cell>
          <table:table-cell office:value-type="float" office:value="246.377314">
            <text:p>246,377314</text:p>
          </table:table-cell>
          <table:table-cell office:value-type="float" office:value="166.209814">
            <text:p>166,209814</text:p>
          </table:table-cell>
          <table:table-cell office:value-type="float" office:value="135.64708">
            <text:p>135,64708</text:p>
          </table:table-cell>
          <table:table-cell office:value-type="float" office:value="141.963892">
            <text:p>141,963892</text:p>
          </table:table-cell>
          <table:table-cell office:value-type="float" office:value="110.917351">
            <text:p>110,917351</text:p>
          </table:table-cell>
          <table:table-cell office:value-type="float" office:value="64.671094">
            <text:p>64,671094</text:p>
          </table:table-cell>
          <table:table-cell office:value-type="float" office:value="70.173628">
            <text:p>70,173628</text:p>
          </table:table-cell>
          <table:table-cell office:value-type="float" office:value="374.952938">
            <text:p>374,952938</text:p>
          </table:table-cell>
          <table:table-cell office:value-type="float" office:value="364.721288">
            <text:p>364,721288</text:p>
          </table:table-cell>
          <table:table-cell table:number-columns-repeated="491"/>
        </table:table-row>
        <table:table-row table:style-name="ro2">
          <table:table-cell office:value-type="float" office:value="284.032955">
            <text:p>284,032955</text:p>
          </table:table-cell>
          <table:table-cell office:value-type="float" office:value="376.814262">
            <text:p>376,814262</text:p>
          </table:table-cell>
          <table:table-cell office:value-type="float" office:value="147.123246">
            <text:p>147,123246</text:p>
          </table:table-cell>
          <table:table-cell office:value-type="float" office:value="194.328444">
            <text:p>194,328444</text:p>
          </table:table-cell>
          <table:table-cell office:value-type="float" office:value="165.373934">
            <text:p>165,373934</text:p>
          </table:table-cell>
          <table:table-cell office:value-type="float" office:value="106.097877">
            <text:p>106,097877</text:p>
          </table:table-cell>
          <table:table-cell office:value-type="float" office:value="59.409125">
            <text:p>59,409125</text:p>
          </table:table-cell>
          <table:table-cell office:value-type="float" office:value="96.108111">
            <text:p>96,108111</text:p>
          </table:table-cell>
          <table:table-cell office:value-type="float" office:value="350.20013">
            <text:p>350,20013</text:p>
          </table:table-cell>
          <table:table-cell office:value-type="float" office:value="271.615234">
            <text:p>271,615234</text:p>
          </table:table-cell>
          <table:table-cell table:number-columns-repeated="491"/>
        </table:table-row>
        <table:table-row table:style-name="ro2">
          <table:table-cell office:value-type="float" office:value="369.16234">
            <text:p>369,16234</text:p>
          </table:table-cell>
          <table:table-cell office:value-type="float" office:value="413.031507">
            <text:p>413,031507</text:p>
          </table:table-cell>
          <table:table-cell office:value-type="float" office:value="152.18806">
            <text:p>152,18806</text:p>
          </table:table-cell>
          <table:table-cell office:value-type="float" office:value="148.24444">
            <text:p>148,24444</text:p>
          </table:table-cell>
          <table:table-cell office:value-type="float" office:value="160.239785">
            <text:p>160,239785</text:p>
          </table:table-cell>
          <table:table-cell office:value-type="float" office:value="209.430845">
            <text:p>209,430845</text:p>
          </table:table-cell>
          <table:table-cell office:value-type="float" office:value="58.128283">
            <text:p>58,128283</text:p>
          </table:table-cell>
          <table:table-cell office:value-type="float" office:value="61.95991">
            <text:p>61,95991</text:p>
          </table:table-cell>
          <table:table-cell office:value-type="float" office:value="397.760655">
            <text:p>397,760655</text:p>
          </table:table-cell>
          <table:table-cell office:value-type="float" office:value="296.959027">
            <text:p>296,959027</text:p>
          </table:table-cell>
          <table:table-cell table:number-columns-repeated="491"/>
        </table:table-row>
        <table:table-row table:style-name="ro2">
          <table:table-cell office:value-type="float" office:value="284.217737">
            <text:p>284,217737</text:p>
          </table:table-cell>
          <table:table-cell office:value-type="float" office:value="423.389974">
            <text:p>423,389974</text:p>
          </table:table-cell>
          <table:table-cell office:value-type="float" office:value="163.097873">
            <text:p>163,097873</text:p>
          </table:table-cell>
          <table:table-cell office:value-type="float" office:value="143.385526">
            <text:p>143,385526</text:p>
          </table:table-cell>
          <table:table-cell office:value-type="float" office:value="98.444963">
            <text:p>98,444963</text:p>
          </table:table-cell>
          <table:table-cell office:value-type="float" office:value="106.457164">
            <text:p>106,457164</text:p>
          </table:table-cell>
          <table:table-cell office:value-type="float" office:value="59.373768">
            <text:p>59,373768</text:p>
          </table:table-cell>
          <table:table-cell office:value-type="float" office:value="68.098572">
            <text:p>68,098572</text:p>
          </table:table-cell>
          <table:table-cell office:value-type="float" office:value="401.539472">
            <text:p>401,539472</text:p>
          </table:table-cell>
          <table:table-cell office:value-type="float" office:value="388.10856">
            <text:p>388,10856</text:p>
          </table:table-cell>
          <table:table-cell table:number-columns-repeated="491"/>
        </table:table-row>
        <table:table-row table:style-name="ro2">
          <table:table-cell office:value-type="float" office:value="303.5932">
            <text:p>303,5932</text:p>
          </table:table-cell>
          <table:table-cell office:value-type="float" office:value="193.435886">
            <text:p>193,435886</text:p>
          </table:table-cell>
          <table:table-cell office:value-type="float" office:value="150.774271">
            <text:p>150,774271</text:p>
          </table:table-cell>
          <table:table-cell office:value-type="float" office:value="122.446965">
            <text:p>122,446965</text:p>
          </table:table-cell>
          <table:table-cell office:value-type="float" office:value="143.042709">
            <text:p>143,042709</text:p>
          </table:table-cell>
          <table:table-cell office:value-type="float" office:value="86.639094">
            <text:p>86,639094</text:p>
          </table:table-cell>
          <table:table-cell office:value-type="float" office:value="86.222006">
            <text:p>86,222006</text:p>
          </table:table-cell>
          <table:table-cell office:value-type="float" office:value="75.721492">
            <text:p>75,721492</text:p>
          </table:table-cell>
          <table:table-cell office:value-type="float" office:value="308.464939">
            <text:p>308,464939</text:p>
          </table:table-cell>
          <table:table-cell office:value-type="float" office:value="424.949327">
            <text:p>424,949327</text:p>
          </table:table-cell>
          <table:table-cell table:number-columns-repeated="491"/>
        </table:table-row>
        <table:table-row table:style-name="ro2">
          <table:table-cell office:value-type="float" office:value="286.092035">
            <text:p>286,092035</text:p>
          </table:table-cell>
          <table:table-cell office:value-type="float" office:value="436.310554">
            <text:p>436,310554</text:p>
          </table:table-cell>
          <table:table-cell office:value-type="float" office:value="153.15429">
            <text:p>153,15429</text:p>
          </table:table-cell>
          <table:table-cell office:value-type="float" office:value="130.35685">
            <text:p>130,35685</text:p>
          </table:table-cell>
          <table:table-cell office:value-type="float" office:value="103.208968">
            <text:p>103,208968</text:p>
          </table:table-cell>
          <table:table-cell office:value-type="float" office:value="119.09303">
            <text:p>119,09303</text:p>
          </table:table-cell>
          <table:table-cell office:value-type="float" office:value="71.240719">
            <text:p>71,240719</text:p>
          </table:table-cell>
          <table:table-cell office:value-type="float" office:value="90.075251">
            <text:p>90,075251</text:p>
          </table:table-cell>
          <table:table-cell office:value-type="float" office:value="373.967144">
            <text:p>373,967144</text:p>
          </table:table-cell>
          <table:table-cell office:value-type="float" office:value="203.730053">
            <text:p>203,730053</text:p>
          </table:table-cell>
          <table:table-cell table:number-columns-repeated="491"/>
        </table:table-row>
        <table:table-row table:style-name="ro2">
          <table:table-cell office:value-type="float" office:value="354.925392">
            <text:p>354,925392</text:p>
          </table:table-cell>
          <table:table-cell office:value-type="float" office:value="222.028388">
            <text:p>222,028388</text:p>
          </table:table-cell>
          <table:table-cell office:value-type="float" office:value="153.934049">
            <text:p>153,934049</text:p>
          </table:table-cell>
          <table:table-cell office:value-type="float" office:value="105.70792">
            <text:p>105,70792</text:p>
          </table:table-cell>
          <table:table-cell office:value-type="float" office:value="119.760995">
            <text:p>119,760995</text:p>
          </table:table-cell>
          <table:table-cell office:value-type="float" office:value="160.091645">
            <text:p>160,091645</text:p>
          </table:table-cell>
          <table:table-cell office:value-type="float" office:value="72.067121">
            <text:p>72,067121</text:p>
          </table:table-cell>
          <table:table-cell office:value-type="float" office:value="58.717155">
            <text:p>58,717155</text:p>
          </table:table-cell>
          <table:table-cell office:value-type="float" office:value="273.879437">
            <text:p>273,879437</text:p>
          </table:table-cell>
          <table:table-cell office:value-type="float" office:value="318.037316">
            <text:p>318,037316</text:p>
          </table:table-cell>
          <table:table-cell table:number-columns-repeated="491"/>
        </table:table-row>
        <table:table-row table:style-name="ro2">
          <table:table-cell office:value-type="float" office:value="323.010119">
            <text:p>323,010119</text:p>
          </table:table-cell>
          <table:table-cell office:value-type="float" office:value="300.516278">
            <text:p>300,516278</text:p>
          </table:table-cell>
          <table:table-cell office:value-type="float" office:value="143.076492">
            <text:p>143,076492</text:p>
          </table:table-cell>
          <table:table-cell office:value-type="float" office:value="173.667866">
            <text:p>173,667866</text:p>
          </table:table-cell>
          <table:table-cell office:value-type="float" office:value="123.246361">
            <text:p>123,246361</text:p>
          </table:table-cell>
          <table:table-cell office:value-type="float" office:value="197.630574">
            <text:p>197,630574</text:p>
          </table:table-cell>
          <table:table-cell office:value-type="float" office:value="56.604644">
            <text:p>56,604644</text:p>
          </table:table-cell>
          <table:table-cell office:value-type="float" office:value="68.113393">
            <text:p>68,113393</text:p>
          </table:table-cell>
          <table:table-cell office:value-type="float" office:value="278.640555">
            <text:p>278,640555</text:p>
          </table:table-cell>
          <table:table-cell office:value-type="float" office:value="279.842587">
            <text:p>279,842587</text:p>
          </table:table-cell>
          <table:table-cell table:number-columns-repeated="491"/>
        </table:table-row>
        <table:table-row table:style-name="ro2">
          <table:table-cell office:value-type="float" office:value="329.336749">
            <text:p>329,336749</text:p>
          </table:table-cell>
          <table:table-cell office:value-type="float" office:value="310.58078">
            <text:p>310,58078</text:p>
          </table:table-cell>
          <table:table-cell office:value-type="float" office:value="159.705705">
            <text:p>159,705705</text:p>
          </table:table-cell>
          <table:table-cell office:value-type="float" office:value="142.775159">
            <text:p>142,775159</text:p>
          </table:table-cell>
          <table:table-cell office:value-type="float" office:value="127.657537">
            <text:p>127,657537</text:p>
          </table:table-cell>
          <table:table-cell office:value-type="float" office:value="83.62591">
            <text:p>83,62591</text:p>
          </table:table-cell>
          <table:table-cell office:value-type="float" office:value="60.711839">
            <text:p>60,711839</text:p>
          </table:table-cell>
          <table:table-cell office:value-type="float" office:value="60.594173">
            <text:p>60,594173</text:p>
          </table:table-cell>
          <table:table-cell office:value-type="float" office:value="309.926877">
            <text:p>309,926877</text:p>
          </table:table-cell>
          <table:table-cell office:value-type="float" office:value="225.749893">
            <text:p>225,749893</text:p>
          </table:table-cell>
          <table:table-cell table:number-columns-repeated="491"/>
        </table:table-row>
        <table:table-row table:style-name="ro2">
          <table:table-cell office:value-type="float" office:value="297.082423">
            <text:p>297,082423</text:p>
          </table:table-cell>
          <table:table-cell office:value-type="float" office:value="409.840626">
            <text:p>409,840626</text:p>
          </table:table-cell>
          <table:table-cell office:value-type="float" office:value="139.942572">
            <text:p>139,942572</text:p>
          </table:table-cell>
          <table:table-cell office:value-type="float" office:value="175.264311">
            <text:p>175,264311</text:p>
          </table:table-cell>
          <table:table-cell office:value-type="float" office:value="156.684206">
            <text:p>156,684206</text:p>
          </table:table-cell>
          <table:table-cell office:value-type="float" office:value="134.781823">
            <text:p>134,781823</text:p>
          </table:table-cell>
          <table:table-cell office:value-type="float" office:value="79.162406">
            <text:p>79,162406</text:p>
          </table:table-cell>
          <table:table-cell office:value-type="float" office:value="74.757414">
            <text:p>74,757414</text:p>
          </table:table-cell>
          <table:table-cell office:value-type="float" office:value="253.845577">
            <text:p>253,845577</text:p>
          </table:table-cell>
          <table:table-cell office:value-type="float" office:value="206.734699">
            <text:p>206,734699</text:p>
          </table:table-cell>
          <table:table-cell table:number-columns-repeated="491"/>
        </table:table-row>
        <table:table-row table:style-name="ro2">
          <table:table-cell office:value-type="float" office:value="315.984823">
            <text:p>315,984823</text:p>
          </table:table-cell>
          <table:table-cell office:value-type="float" office:value="247.289095">
            <text:p>247,289095</text:p>
          </table:table-cell>
          <table:table-cell office:value-type="float" office:value="182.581467">
            <text:p>182,581467</text:p>
          </table:table-cell>
          <table:table-cell office:value-type="float" office:value="191.811855">
            <text:p>191,811855</text:p>
          </table:table-cell>
          <table:table-cell office:value-type="float" office:value="200.152866">
            <text:p>200,152866</text:p>
          </table:table-cell>
          <table:table-cell office:value-type="float" office:value="156.71676">
            <text:p>156,71676</text:p>
          </table:table-cell>
          <table:table-cell office:value-type="float" office:value="66.517503">
            <text:p>66,517503</text:p>
          </table:table-cell>
          <table:table-cell office:value-type="float" office:value="65.500571">
            <text:p>65,500571</text:p>
          </table:table-cell>
          <table:table-cell office:value-type="float" office:value="218.900346">
            <text:p>218,900346</text:p>
          </table:table-cell>
          <table:table-cell office:value-type="float" office:value="209.312822">
            <text:p>209,312822</text:p>
          </table:table-cell>
          <table:table-cell table:number-columns-repeated="491"/>
        </table:table-row>
        <table:table-row table:style-name="ro2">
          <table:table-cell office:value-type="float" office:value="254.298193">
            <text:p>254,298193</text:p>
          </table:table-cell>
          <table:table-cell office:value-type="float" office:value="323.758489">
            <text:p>323,758489</text:p>
          </table:table-cell>
          <table:table-cell office:value-type="float" office:value="167.566234">
            <text:p>167,566234</text:p>
          </table:table-cell>
          <table:table-cell office:value-type="float" office:value="205.420216">
            <text:p>205,420216</text:p>
          </table:table-cell>
          <table:table-cell office:value-type="float" office:value="146.33275">
            <text:p>146,33275</text:p>
          </table:table-cell>
          <table:table-cell office:value-type="float" office:value="93.141104">
            <text:p>93,141104</text:p>
          </table:table-cell>
          <table:table-cell office:value-type="float" office:value="71.297138">
            <text:p>71,297138</text:p>
          </table:table-cell>
          <table:table-cell office:value-type="float" office:value="64.665682">
            <text:p>64,665682</text:p>
          </table:table-cell>
          <table:table-cell office:value-type="float" office:value="223.079355">
            <text:p>223,079355</text:p>
          </table:table-cell>
          <table:table-cell office:value-type="float" office:value="230.314748">
            <text:p>230,314748</text:p>
          </table:table-cell>
          <table:table-cell table:number-columns-repeated="491"/>
        </table:table-row>
        <table:table-row table:style-name="ro2">
          <table:table-cell office:value-type="float" office:value="276.025535">
            <text:p>276,025535</text:p>
          </table:table-cell>
          <table:table-cell office:value-type="float" office:value="314.271808">
            <text:p>314,271808</text:p>
          </table:table-cell>
          <table:table-cell office:value-type="float" office:value="156.99013">
            <text:p>156,99013</text:p>
          </table:table-cell>
          <table:table-cell office:value-type="float" office:value="196.996169">
            <text:p>196,996169</text:p>
          </table:table-cell>
          <table:table-cell office:value-type="float" office:value="141.098216">
            <text:p>141,098216</text:p>
          </table:table-cell>
          <table:table-cell office:value-type="float" office:value="89.444472">
            <text:p>89,444472</text:p>
          </table:table-cell>
          <table:table-cell office:value-type="float" office:value="70.514917">
            <text:p>70,514917</text:p>
          </table:table-cell>
          <table:table-cell office:value-type="float" office:value="57.865362">
            <text:p>57,865362</text:p>
          </table:table-cell>
          <table:table-cell office:value-type="float" office:value="250.236543">
            <text:p>250,236543</text:p>
          </table:table-cell>
          <table:table-cell office:value-type="float" office:value="255.176178">
            <text:p>255,176178</text:p>
          </table:table-cell>
          <table:table-cell table:number-columns-repeated="491"/>
        </table:table-row>
        <table:table-row table:style-name="ro2">
          <table:table-cell office:value-type="float" office:value="312.185729">
            <text:p>312,185729</text:p>
          </table:table-cell>
          <table:table-cell office:value-type="float" office:value="385.06564">
            <text:p>385,06564</text:p>
          </table:table-cell>
          <table:table-cell office:value-type="float" office:value="151.23813">
            <text:p>151,23813</text:p>
          </table:table-cell>
          <table:table-cell office:value-type="float" office:value="135.488552">
            <text:p>135,488552</text:p>
          </table:table-cell>
          <table:table-cell office:value-type="float" office:value="172.935407">
            <text:p>172,935407</text:p>
          </table:table-cell>
          <table:table-cell office:value-type="float" office:value="136.407571">
            <text:p>136,407571</text:p>
          </table:table-cell>
          <table:table-cell office:value-type="float" office:value="66.315336">
            <text:p>66,315336</text:p>
          </table:table-cell>
          <table:table-cell office:value-type="float" office:value="91.470956">
            <text:p>91,470956</text:p>
          </table:table-cell>
          <table:table-cell office:value-type="float" office:value="180.454165">
            <text:p>180,454165</text:p>
          </table:table-cell>
          <table:table-cell office:value-type="float" office:value="230.349618">
            <text:p>230,349618</text:p>
          </table:table-cell>
          <table:table-cell table:number-columns-repeated="491"/>
        </table:table-row>
        <table:table-row table:style-name="ro2">
          <table:table-cell office:value-type="float" office:value="227.335261">
            <text:p>227,335261</text:p>
          </table:table-cell>
          <table:table-cell office:value-type="float" office:value="246.124609">
            <text:p>246,124609</text:p>
          </table:table-cell>
          <table:table-cell office:value-type="float" office:value="125.988919">
            <text:p>125,988919</text:p>
          </table:table-cell>
          <table:table-cell office:value-type="float" office:value="208.620215">
            <text:p>208,620215</text:p>
          </table:table-cell>
          <table:table-cell office:value-type="float" office:value="140.139045">
            <text:p>140,139045</text:p>
          </table:table-cell>
          <table:table-cell office:value-type="float" office:value="190.035493">
            <text:p>190,035493</text:p>
          </table:table-cell>
          <table:table-cell office:value-type="float" office:value="53.061093">
            <text:p>53,061093</text:p>
          </table:table-cell>
          <table:table-cell office:value-type="float" office:value="53.235971">
            <text:p>53,235971</text:p>
          </table:table-cell>
          <table:table-cell office:value-type="float" office:value="274.479037">
            <text:p>274,479037</text:p>
          </table:table-cell>
          <table:table-cell office:value-type="float" office:value="178.876043">
            <text:p>178,876043</text:p>
          </table:table-cell>
          <table:table-cell table:number-columns-repeated="491"/>
        </table:table-row>
        <table:table-row table:style-name="ro2">
          <table:table-cell office:value-type="float" office:value="341.907689">
            <text:p>341,907689</text:p>
          </table:table-cell>
          <table:table-cell office:value-type="float" office:value="389.300704">
            <text:p>389,300704</text:p>
          </table:table-cell>
          <table:table-cell office:value-type="float" office:value="125.266369">
            <text:p>125,266369</text:p>
          </table:table-cell>
          <table:table-cell office:value-type="float" office:value="141.413977">
            <text:p>141,413977</text:p>
          </table:table-cell>
          <table:table-cell office:value-type="float" office:value="109.063736">
            <text:p>109,063736</text:p>
          </table:table-cell>
          <table:table-cell office:value-type="float" office:value="173.841053">
            <text:p>173,841053</text:p>
          </table:table-cell>
          <table:table-cell office:value-type="float" office:value="83.85519">
            <text:p>83,85519</text:p>
          </table:table-cell>
          <table:table-cell office:value-type="float" office:value="75.428764">
            <text:p>75,428764</text:p>
          </table:table-cell>
          <table:table-cell office:value-type="float" office:value="233.478694">
            <text:p>233,478694</text:p>
          </table:table-cell>
          <table:table-cell office:value-type="float" office:value="251.424907">
            <text:p>251,424907</text:p>
          </table:table-cell>
          <table:table-cell table:number-columns-repeated="491"/>
        </table:table-row>
        <table:table-row table:style-name="ro2">
          <table:table-cell office:value-type="float" office:value="333.943141">
            <text:p>333,943141</text:p>
          </table:table-cell>
          <table:table-cell office:value-type="float" office:value="273.67005">
            <text:p>273,67005</text:p>
          </table:table-cell>
          <table:table-cell office:value-type="float" office:value="119.274696">
            <text:p>119,274696</text:p>
          </table:table-cell>
          <table:table-cell office:value-type="float" office:value="157.212513">
            <text:p>157,212513</text:p>
          </table:table-cell>
          <table:table-cell office:value-type="float" office:value="141.832699">
            <text:p>141,832699</text:p>
          </table:table-cell>
          <table:table-cell office:value-type="float" office:value="144.027992">
            <text:p>144,027992</text:p>
          </table:table-cell>
          <table:table-cell office:value-type="float" office:value="49.910787">
            <text:p>49,910787</text:p>
          </table:table-cell>
          <table:table-cell office:value-type="float" office:value="50.664157">
            <text:p>50,664157</text:p>
          </table:table-cell>
          <table:table-cell office:value-type="float" office:value="256.697081">
            <text:p>256,697081</text:p>
          </table:table-cell>
          <table:table-cell office:value-type="float" office:value="146.662642">
            <text:p>146,662642</text:p>
          </table:table-cell>
          <table:table-cell table:number-columns-repeated="491"/>
        </table:table-row>
        <table:table-row table:style-name="ro2">
          <table:table-cell office:value-type="float" office:value="281.530954">
            <text:p>281,530954</text:p>
          </table:table-cell>
          <table:table-cell office:value-type="float" office:value="252.611095">
            <text:p>252,611095</text:p>
          </table:table-cell>
          <table:table-cell office:value-type="float" office:value="129.342142">
            <text:p>129,342142</text:p>
          </table:table-cell>
          <table:table-cell office:value-type="float" office:value="169.347372">
            <text:p>169,347372</text:p>
          </table:table-cell>
          <table:table-cell office:value-type="float" office:value="193.391523">
            <text:p>193,391523</text:p>
          </table:table-cell>
          <table:table-cell office:value-type="float" office:value="128.578626">
            <text:p>128,578626</text:p>
          </table:table-cell>
          <table:table-cell office:value-type="float" office:value="56.000286">
            <text:p>56,000286</text:p>
          </table:table-cell>
          <table:table-cell office:value-type="float" office:value="68.008223">
            <text:p>68,008223</text:p>
          </table:table-cell>
          <table:table-cell office:value-type="float" office:value="203.116291">
            <text:p>203,116291</text:p>
          </table:table-cell>
          <table:table-cell office:value-type="float" office:value="168.112046">
            <text:p>168,112046</text:p>
          </table:table-cell>
          <table:table-cell table:number-columns-repeated="491"/>
        </table:table-row>
        <table:table-row table:style-name="ro2">
          <table:table-cell office:value-type="float" office:value="276.203694">
            <text:p>276,203694</text:p>
          </table:table-cell>
          <table:table-cell office:value-type="float" office:value="290.638991">
            <text:p>290,638991</text:p>
          </table:table-cell>
          <table:table-cell office:value-type="float" office:value="130.493971">
            <text:p>130,493971</text:p>
          </table:table-cell>
          <table:table-cell office:value-type="float" office:value="217.243941">
            <text:p>217,243941</text:p>
          </table:table-cell>
          <table:table-cell office:value-type="float" office:value="101.130896">
            <text:p>101,130896</text:p>
          </table:table-cell>
          <table:table-cell office:value-type="float" office:value="121.551058">
            <text:p>121,551058</text:p>
          </table:table-cell>
          <table:table-cell office:value-type="float" office:value="50.405256">
            <text:p>50,405256</text:p>
          </table:table-cell>
          <table:table-cell office:value-type="float" office:value="72.248983">
            <text:p>72,248983</text:p>
          </table:table-cell>
          <table:table-cell office:value-type="float" office:value="225.411106">
            <text:p>225,411106</text:p>
          </table:table-cell>
          <table:table-cell office:value-type="float" office:value="211.401521">
            <text:p>211,401521</text:p>
          </table:table-cell>
          <table:table-cell table:number-columns-repeated="491"/>
        </table:table-row>
        <table:table-row table:style-name="ro2">
          <table:table-cell office:value-type="float" office:value="277.541435">
            <text:p>277,541435</text:p>
          </table:table-cell>
          <table:table-cell office:value-type="float" office:value="223.042878">
            <text:p>223,042878</text:p>
          </table:table-cell>
          <table:table-cell office:value-type="float" office:value="157.278453">
            <text:p>157,278453</text:p>
          </table:table-cell>
          <table:table-cell office:value-type="float" office:value="129.641518">
            <text:p>129,641518</text:p>
          </table:table-cell>
          <table:table-cell office:value-type="float" office:value="110.524052">
            <text:p>110,524052</text:p>
          </table:table-cell>
          <table:table-cell office:value-type="float" office:value="185.166192">
            <text:p>185,166192</text:p>
          </table:table-cell>
          <table:table-cell office:value-type="float" office:value="66.596305">
            <text:p>66,596305</text:p>
          </table:table-cell>
          <table:table-cell office:value-type="float" office:value="75.207737">
            <text:p>75,207737</text:p>
          </table:table-cell>
          <table:table-cell office:value-type="float" office:value="273.628024">
            <text:p>273,628024</text:p>
          </table:table-cell>
          <table:table-cell office:value-type="float" office:value="248.696392">
            <text:p>248,696392</text:p>
          </table:table-cell>
          <table:table-cell table:number-columns-repeated="491"/>
        </table:table-row>
        <table:table-row table:style-name="ro2">
          <table:table-cell office:value-type="float" office:value="276.611548">
            <text:p>276,611548</text:p>
          </table:table-cell>
          <table:table-cell office:value-type="float" office:value="373.601714">
            <text:p>373,601714</text:p>
          </table:table-cell>
          <table:table-cell office:value-type="float" office:value="148.979792">
            <text:p>148,979792</text:p>
          </table:table-cell>
          <table:table-cell office:value-type="float" office:value="130.177136">
            <text:p>130,177136</text:p>
          </table:table-cell>
          <table:table-cell office:value-type="float" office:value="109.601381">
            <text:p>109,601381</text:p>
          </table:table-cell>
          <table:table-cell office:value-type="float" office:value="125.725136">
            <text:p>125,725136</text:p>
          </table:table-cell>
          <table:table-cell office:value-type="float" office:value="62.017896">
            <text:p>62,017896</text:p>
          </table:table-cell>
          <table:table-cell office:value-type="float" office:value="66.159837">
            <text:p>66,159837</text:p>
          </table:table-cell>
          <table:table-cell office:value-type="float" office:value="159.654042">
            <text:p>159,654042</text:p>
          </table:table-cell>
          <table:table-cell office:value-type="float" office:value="248.017216">
            <text:p>248,017216</text:p>
          </table:table-cell>
          <table:table-cell table:number-columns-repeated="491"/>
        </table:table-row>
        <table:table-row table:style-name="ro2">
          <table:table-cell office:value-type="float" office:value="239.742244">
            <text:p>239,742244</text:p>
          </table:table-cell>
          <table:table-cell office:value-type="float" office:value="217.133459">
            <text:p>217,133459</text:p>
          </table:table-cell>
          <table:table-cell office:value-type="float" office:value="104.810567">
            <text:p>104,810567</text:p>
          </table:table-cell>
          <table:table-cell office:value-type="float" office:value="170.752771">
            <text:p>170,752771</text:p>
          </table:table-cell>
          <table:table-cell office:value-type="float" office:value="104.06694">
            <text:p>104,06694</text:p>
          </table:table-cell>
          <table:table-cell office:value-type="float" office:value="173.547162">
            <text:p>173,547162</text:p>
          </table:table-cell>
          <table:table-cell office:value-type="float" office:value="61.138794">
            <text:p>61,138794</text:p>
          </table:table-cell>
          <table:table-cell office:value-type="float" office:value="61.444712">
            <text:p>61,444712</text:p>
          </table:table-cell>
          <table:table-cell office:value-type="float" office:value="161.008785">
            <text:p>161,008785</text:p>
          </table:table-cell>
          <table:table-cell office:value-type="float" office:value="166.721204">
            <text:p>166,721204</text:p>
          </table:table-cell>
          <table:table-cell table:number-columns-repeated="491"/>
        </table:table-row>
        <table:table-row table:style-name="ro2">
          <table:table-cell office:value-type="float" office:value="202.173215">
            <text:p>202,173215</text:p>
          </table:table-cell>
          <table:table-cell office:value-type="float" office:value="203.041368">
            <text:p>203,041368</text:p>
          </table:table-cell>
          <table:table-cell office:value-type="float" office:value="114.93362">
            <text:p>114,93362</text:p>
          </table:table-cell>
          <table:table-cell office:value-type="float" office:value="123.166239">
            <text:p>123,166239</text:p>
          </table:table-cell>
          <table:table-cell office:value-type="float" office:value="119.906062">
            <text:p>119,906062</text:p>
          </table:table-cell>
          <table:table-cell office:value-type="float" office:value="192.011987">
            <text:p>192,011987</text:p>
          </table:table-cell>
          <table:table-cell office:value-type="float" office:value="60.267899">
            <text:p>60,267899</text:p>
          </table:table-cell>
          <table:table-cell office:value-type="float" office:value="58.061625">
            <text:p>58,061625</text:p>
          </table:table-cell>
          <table:table-cell office:value-type="float" office:value="145.021033">
            <text:p>145,021033</text:p>
          </table:table-cell>
          <table:table-cell office:value-type="float" office:value="202.393537">
            <text:p>202,393537</text:p>
          </table:table-cell>
          <table:table-cell table:number-columns-repeated="491"/>
        </table:table-row>
        <table:table-row table:style-name="ro2">
          <table:table-cell office:value-type="float" office:value="257.199923">
            <text:p>257,199923</text:p>
          </table:table-cell>
          <table:table-cell office:value-type="float" office:value="241.099638">
            <text:p>241,099638</text:p>
          </table:table-cell>
          <table:table-cell office:value-type="float" office:value="154.856475">
            <text:p>154,856475</text:p>
          </table:table-cell>
          <table:table-cell office:value-type="float" office:value="111.71092">
            <text:p>111,71092</text:p>
          </table:table-cell>
          <table:table-cell office:value-type="float" office:value="138.768669">
            <text:p>138,768669</text:p>
          </table:table-cell>
          <table:table-cell office:value-type="float" office:value="138.752529">
            <text:p>138,752529</text:p>
          </table:table-cell>
          <table:table-cell office:value-type="float" office:value="72.106672">
            <text:p>72,106672</text:p>
          </table:table-cell>
          <table:table-cell office:value-type="float" office:value="66.401519">
            <text:p>66,401519</text:p>
          </table:table-cell>
          <table:table-cell office:value-type="float" office:value="192.541889">
            <text:p>192,541889</text:p>
          </table:table-cell>
          <table:table-cell office:value-type="float" office:value="167.000613">
            <text:p>167,000613</text:p>
          </table:table-cell>
          <table:table-cell table:number-columns-repeated="491"/>
        </table:table-row>
        <table:table-row table:style-name="ro2">
          <table:table-cell office:value-type="float" office:value="296.704777">
            <text:p>296,704777</text:p>
          </table:table-cell>
          <table:table-cell office:value-type="float" office:value="226.927444">
            <text:p>226,927444</text:p>
          </table:table-cell>
          <table:table-cell office:value-type="float" office:value="150.698562">
            <text:p>150,698562</text:p>
          </table:table-cell>
          <table:table-cell office:value-type="float" office:value="176.960978">
            <text:p>176,960978</text:p>
          </table:table-cell>
          <table:table-cell office:value-type="float" office:value="121.061265">
            <text:p>121,061265</text:p>
          </table:table-cell>
          <table:table-cell office:value-type="float" office:value="119.329863">
            <text:p>119,329863</text:p>
          </table:table-cell>
          <table:table-cell office:value-type="float" office:value="51.105524">
            <text:p>51,105524</text:p>
          </table:table-cell>
          <table:table-cell office:value-type="float" office:value="57.88368">
            <text:p>57,88368</text:p>
          </table:table-cell>
          <table:table-cell office:value-type="float" office:value="175.091797">
            <text:p>175,091797</text:p>
          </table:table-cell>
          <table:table-cell office:value-type="float" office:value="154.840783">
            <text:p>154,840783</text:p>
          </table:table-cell>
          <table:table-cell table:number-columns-repeated="491"/>
        </table:table-row>
        <table:table-row table:style-name="ro2">
          <table:table-cell office:value-type="float" office:value="240.026639">
            <text:p>240,026639</text:p>
          </table:table-cell>
          <table:table-cell office:value-type="float" office:value="249.709619">
            <text:p>249,709619</text:p>
          </table:table-cell>
          <table:table-cell office:value-type="float" office:value="185.50911">
            <text:p>185,50911</text:p>
          </table:table-cell>
          <table:table-cell office:value-type="float" office:value="148.371919">
            <text:p>148,371919</text:p>
          </table:table-cell>
          <table:table-cell office:value-type="float" office:value="142.470132">
            <text:p>142,470132</text:p>
          </table:table-cell>
          <table:table-cell office:value-type="float" office:value="135.974302">
            <text:p>135,974302</text:p>
          </table:table-cell>
          <table:table-cell office:value-type="float" office:value="59.625293">
            <text:p>59,625293</text:p>
          </table:table-cell>
          <table:table-cell office:value-type="float" office:value="47.082347">
            <text:p>47,082347</text:p>
          </table:table-cell>
          <table:table-cell office:value-type="float" office:value="232.851469">
            <text:p>232,851469</text:p>
          </table:table-cell>
          <table:table-cell office:value-type="float" office:value="193.568511">
            <text:p>193,568511</text:p>
          </table:table-cell>
          <table:table-cell table:number-columns-repeated="491"/>
        </table:table-row>
        <table:table-row table:style-name="ro2">
          <table:table-cell office:value-type="float" office:value="282.669014">
            <text:p>282,669014</text:p>
          </table:table-cell>
          <table:table-cell office:value-type="float" office:value="242.105492">
            <text:p>242,105492</text:p>
          </table:table-cell>
          <table:table-cell office:value-type="float" office:value="135.103102">
            <text:p>135,103102</text:p>
          </table:table-cell>
          <table:table-cell office:value-type="float" office:value="153.84959">
            <text:p>153,84959</text:p>
          </table:table-cell>
          <table:table-cell office:value-type="float" office:value="135.985327">
            <text:p>135,985327</text:p>
          </table:table-cell>
          <table:table-cell office:value-type="float" office:value="109.76578">
            <text:p>109,76578</text:p>
          </table:table-cell>
          <table:table-cell office:value-type="float" office:value="54.609833">
            <text:p>54,609833</text:p>
          </table:table-cell>
          <table:table-cell office:value-type="float" office:value="64.005385">
            <text:p>64,005385</text:p>
          </table:table-cell>
          <table:table-cell office:value-type="float" office:value="144.734991">
            <text:p>144,734991</text:p>
          </table:table-cell>
          <table:table-cell office:value-type="float" office:value="169.821349">
            <text:p>169,821349</text:p>
          </table:table-cell>
          <table:table-cell table:number-columns-repeated="491"/>
        </table:table-row>
        <table:table-row table:style-name="ro2">
          <table:table-cell office:value-type="float" office:value="229.099215">
            <text:p>229,099215</text:p>
          </table:table-cell>
          <table:table-cell office:value-type="float" office:value="227.680552">
            <text:p>227,680552</text:p>
          </table:table-cell>
          <table:table-cell office:value-type="float" office:value="141.740283">
            <text:p>141,740283</text:p>
          </table:table-cell>
          <table:table-cell office:value-type="float" office:value="145.985974">
            <text:p>145,985974</text:p>
          </table:table-cell>
          <table:table-cell office:value-type="float" office:value="172.111455">
            <text:p>172,111455</text:p>
          </table:table-cell>
          <table:table-cell office:value-type="float" office:value="89.034882">
            <text:p>89,034882</text:p>
          </table:table-cell>
          <table:table-cell office:value-type="float" office:value="52.089893">
            <text:p>52,089893</text:p>
          </table:table-cell>
          <table:table-cell office:value-type="float" office:value="44.475059">
            <text:p>44,475059</text:p>
          </table:table-cell>
          <table:table-cell office:value-type="float" office:value="163.602194">
            <text:p>163,602194</text:p>
          </table:table-cell>
          <table:table-cell office:value-type="float" office:value="177.694729">
            <text:p>177,694729</text:p>
          </table:table-cell>
          <table:table-cell table:number-columns-repeated="491"/>
        </table:table-row>
        <table:table-row table:style-name="ro2">
          <table:table-cell office:value-type="float" office:value="221.162751">
            <text:p>221,162751</text:p>
          </table:table-cell>
          <table:table-cell office:value-type="float" office:value="265.117568">
            <text:p>265,117568</text:p>
          </table:table-cell>
          <table:table-cell office:value-type="float" office:value="129.754628">
            <text:p>129,754628</text:p>
          </table:table-cell>
          <table:table-cell office:value-type="float" office:value="134.377653">
            <text:p>134,377653</text:p>
          </table:table-cell>
          <table:table-cell office:value-type="float" office:value="112.114776">
            <text:p>112,114776</text:p>
          </table:table-cell>
          <table:table-cell office:value-type="float" office:value="84.431266">
            <text:p>84,431266</text:p>
          </table:table-cell>
          <table:table-cell office:value-type="float" office:value="55.12079">
            <text:p>55,12079</text:p>
          </table:table-cell>
          <table:table-cell office:value-type="float" office:value="49.744473">
            <text:p>49,744473</text:p>
          </table:table-cell>
          <table:table-cell office:value-type="float" office:value="172.415435">
            <text:p>172,415435</text:p>
          </table:table-cell>
          <table:table-cell office:value-type="float" office:value="229.294935">
            <text:p>229,294935</text:p>
          </table:table-cell>
          <table:table-cell table:number-columns-repeated="491"/>
        </table:table-row>
        <table:table-row table:style-name="ro2">
          <table:table-cell office:value-type="float" office:value="177.077581">
            <text:p>177,077581</text:p>
          </table:table-cell>
          <table:table-cell office:value-type="float" office:value="244.478358">
            <text:p>244,478358</text:p>
          </table:table-cell>
          <table:table-cell office:value-type="float" office:value="152.488546">
            <text:p>152,488546</text:p>
          </table:table-cell>
          <table:table-cell office:value-type="float" office:value="175.289972">
            <text:p>175,289972</text:p>
          </table:table-cell>
          <table:table-cell office:value-type="float" office:value="153.174484">
            <text:p>153,174484</text:p>
          </table:table-cell>
          <table:table-cell office:value-type="float" office:value="175.97285">
            <text:p>175,97285</text:p>
          </table:table-cell>
          <table:table-cell office:value-type="float" office:value="61.477747">
            <text:p>61,477747</text:p>
          </table:table-cell>
          <table:table-cell office:value-type="float" office:value="43.571822">
            <text:p>43,571822</text:p>
          </table:table-cell>
          <table:table-cell office:value-type="float" office:value="164.099175">
            <text:p>164,099175</text:p>
          </table:table-cell>
          <table:table-cell office:value-type="float" office:value="195.823994">
            <text:p>195,823994</text:p>
          </table:table-cell>
          <table:table-cell table:number-columns-repeated="491"/>
        </table:table-row>
        <table:table-row table:style-name="ro2">
          <table:table-cell office:value-type="float" office:value="236.391688">
            <text:p>236,391688</text:p>
          </table:table-cell>
          <table:table-cell office:value-type="float" office:value="216.981625">
            <text:p>216,981625</text:p>
          </table:table-cell>
          <table:table-cell office:value-type="float" office:value="151.838627">
            <text:p>151,838627</text:p>
          </table:table-cell>
          <table:table-cell office:value-type="float" office:value="147.00953">
            <text:p>147,00953</text:p>
          </table:table-cell>
          <table:table-cell office:value-type="float" office:value="134.722484">
            <text:p>134,722484</text:p>
          </table:table-cell>
          <table:table-cell office:value-type="float" office:value="167.332854">
            <text:p>167,332854</text:p>
          </table:table-cell>
          <table:table-cell office:value-type="float" office:value="59.337161">
            <text:p>59,337161</text:p>
          </table:table-cell>
          <table:table-cell office:value-type="float" office:value="60.007685">
            <text:p>60,007685</text:p>
          </table:table-cell>
          <table:table-cell office:value-type="float" office:value="176.058803">
            <text:p>176,058803</text:p>
          </table:table-cell>
          <table:table-cell office:value-type="float" office:value="117.763102">
            <text:p>117,763102</text:p>
          </table:table-cell>
          <table:table-cell table:number-columns-repeated="491"/>
        </table:table-row>
        <table:table-row table:style-name="ro2">
          <table:table-cell office:value-type="float" office:value="259.529794">
            <text:p>259,529794</text:p>
          </table:table-cell>
          <table:table-cell office:value-type="float" office:value="240.580398">
            <text:p>240,580398</text:p>
          </table:table-cell>
          <table:table-cell office:value-type="float" office:value="141.296156">
            <text:p>141,296156</text:p>
          </table:table-cell>
          <table:table-cell office:value-type="float" office:value="92.650445">
            <text:p>92,650445</text:p>
          </table:table-cell>
          <table:table-cell office:value-type="float" office:value="119.634109">
            <text:p>119,634109</text:p>
          </table:table-cell>
          <table:table-cell office:value-type="float" office:value="110.173457">
            <text:p>110,173457</text:p>
          </table:table-cell>
          <table:table-cell office:value-type="float" office:value="46.223162">
            <text:p>46,223162</text:p>
          </table:table-cell>
          <table:table-cell office:value-type="float" office:value="70.232504">
            <text:p>70,232504</text:p>
          </table:table-cell>
          <table:table-cell office:value-type="float" office:value="196.468795">
            <text:p>196,468795</text:p>
          </table:table-cell>
          <table:table-cell office:value-type="float" office:value="160.180523">
            <text:p>160,180523</text:p>
          </table:table-cell>
          <table:table-cell table:number-columns-repeated="491"/>
        </table:table-row>
        <table:table-row table:style-name="ro2">
          <table:table-cell office:value-type="float" office:value="214.977838">
            <text:p>214,977838</text:p>
          </table:table-cell>
          <table:table-cell office:value-type="float" office:value="279.970329">
            <text:p>279,970329</text:p>
          </table:table-cell>
          <table:table-cell office:value-type="float" office:value="133.416441">
            <text:p>133,416441</text:p>
          </table:table-cell>
          <table:table-cell office:value-type="float" office:value="179.357899">
            <text:p>179,357899</text:p>
          </table:table-cell>
          <table:table-cell office:value-type="float" office:value="106.030044">
            <text:p>106,030044</text:p>
          </table:table-cell>
          <table:table-cell office:value-type="float" office:value="113.167927">
            <text:p>113,167927</text:p>
          </table:table-cell>
          <table:table-cell office:value-type="float" office:value="47.679534">
            <text:p>47,679534</text:p>
          </table:table-cell>
          <table:table-cell office:value-type="float" office:value="48.755119">
            <text:p>48,755119</text:p>
          </table:table-cell>
          <table:table-cell office:value-type="float" office:value="138.006244">
            <text:p>138,006244</text:p>
          </table:table-cell>
          <table:table-cell office:value-type="float" office:value="175.256954">
            <text:p>175,256954</text:p>
          </table:table-cell>
          <table:table-cell table:number-columns-repeated="491"/>
        </table:table-row>
        <table:table-row table:style-name="ro2">
          <table:table-cell office:value-type="float" office:value="208.461844">
            <text:p>208,461844</text:p>
          </table:table-cell>
          <table:table-cell office:value-type="float" office:value="126.686086">
            <text:p>126,686086</text:p>
          </table:table-cell>
          <table:table-cell office:value-type="float" office:value="98.967042">
            <text:p>98,967042</text:p>
          </table:table-cell>
          <table:table-cell office:value-type="float" office:value="119.282116">
            <text:p>119,282116</text:p>
          </table:table-cell>
          <table:table-cell office:value-type="float" office:value="152.09252">
            <text:p>152,09252</text:p>
          </table:table-cell>
          <table:table-cell office:value-type="float" office:value="120.460936">
            <text:p>120,460936</text:p>
          </table:table-cell>
          <table:table-cell office:value-type="float" office:value="61.68596">
            <text:p>61,68596</text:p>
          </table:table-cell>
          <table:table-cell office:value-type="float" office:value="36.979313">
            <text:p>36,979313</text:p>
          </table:table-cell>
          <table:table-cell office:value-type="float" office:value="144.338236">
            <text:p>144,338236</text:p>
          </table:table-cell>
          <table:table-cell office:value-type="float" office:value="207.998573">
            <text:p>207,998573</text:p>
          </table:table-cell>
          <table:table-cell table:number-columns-repeated="491"/>
        </table:table-row>
        <table:table-row table:style-name="ro2">
          <table:table-cell office:value-type="float" office:value="223.001274">
            <text:p>223,001274</text:p>
          </table:table-cell>
          <table:table-cell office:value-type="float" office:value="161.725084">
            <text:p>161,725084</text:p>
          </table:table-cell>
          <table:table-cell office:value-type="float" office:value="158.866133">
            <text:p>158,866133</text:p>
          </table:table-cell>
          <table:table-cell office:value-type="float" office:value="115.581534">
            <text:p>115,581534</text:p>
          </table:table-cell>
          <table:table-cell office:value-type="float" office:value="121.478276">
            <text:p>121,478276</text:p>
          </table:table-cell>
          <table:table-cell office:value-type="float" office:value="196.077279">
            <text:p>196,077279</text:p>
          </table:table-cell>
          <table:table-cell office:value-type="float" office:value="56.179048">
            <text:p>56,179048</text:p>
          </table:table-cell>
          <table:table-cell office:value-type="float" office:value="44.508554">
            <text:p>44,508554</text:p>
          </table:table-cell>
          <table:table-cell office:value-type="float" office:value="151.63552">
            <text:p>151,63552</text:p>
          </table:table-cell>
          <table:table-cell office:value-type="float" office:value="132.382588">
            <text:p>132,382588</text:p>
          </table:table-cell>
          <table:table-cell table:number-columns-repeated="491"/>
        </table:table-row>
        <table:table-row table:style-name="ro2">
          <table:table-cell office:value-type="float" office:value="206.18217">
            <text:p>206,18217</text:p>
          </table:table-cell>
          <table:table-cell office:value-type="float" office:value="141.894769">
            <text:p>141,894769</text:p>
          </table:table-cell>
          <table:table-cell office:value-type="float" office:value="151.211747">
            <text:p>151,211747</text:p>
          </table:table-cell>
          <table:table-cell office:value-type="float" office:value="95.258824">
            <text:p>95,258824</text:p>
          </table:table-cell>
          <table:table-cell office:value-type="float" office:value="107.090349">
            <text:p>107,090349</text:p>
          </table:table-cell>
          <table:table-cell office:value-type="float" office:value="119.607358">
            <text:p>119,607358</text:p>
          </table:table-cell>
          <table:table-cell office:value-type="float" office:value="46.242125">
            <text:p>46,242125</text:p>
          </table:table-cell>
          <table:table-cell office:value-type="float" office:value="47.879178">
            <text:p>47,879178</text:p>
          </table:table-cell>
          <table:table-cell office:value-type="float" office:value="145.800778">
            <text:p>145,800778</text:p>
          </table:table-cell>
          <table:table-cell office:value-type="float" office:value="102.882054">
            <text:p>102,882054</text:p>
          </table:table-cell>
          <table:table-cell table:number-columns-repeated="491"/>
        </table:table-row>
        <table:table-row table:style-name="ro2">
          <table:table-cell office:value-type="float" office:value="166.556997">
            <text:p>166,556997</text:p>
          </table:table-cell>
          <table:table-cell office:value-type="float" office:value="211.585366">
            <text:p>211,585366</text:p>
          </table:table-cell>
          <table:table-cell office:value-type="float" office:value="110.708015">
            <text:p>110,708015</text:p>
          </table:table-cell>
          <table:table-cell office:value-type="float" office:value="140.622758">
            <text:p>140,622758</text:p>
          </table:table-cell>
          <table:table-cell office:value-type="float" office:value="115.327942">
            <text:p>115,327942</text:p>
          </table:table-cell>
          <table:table-cell office:value-type="float" office:value="148.333432">
            <text:p>148,333432</text:p>
          </table:table-cell>
          <table:table-cell office:value-type="float" office:value="50.10268">
            <text:p>50,10268</text:p>
          </table:table-cell>
          <table:table-cell office:value-type="float" office:value="50.848403">
            <text:p>50,848403</text:p>
          </table:table-cell>
          <table:table-cell office:value-type="float" office:value="131.300486">
            <text:p>131,300486</text:p>
          </table:table-cell>
          <table:table-cell office:value-type="float" office:value="152.123198">
            <text:p>152,123198</text:p>
          </table:table-cell>
          <table:table-cell table:number-columns-repeated="491"/>
        </table:table-row>
        <table:table-row table:style-name="ro2">
          <table:table-cell office:value-type="float" office:value="137.087874">
            <text:p>137,087874</text:p>
          </table:table-cell>
          <table:table-cell office:value-type="float" office:value="232.428157">
            <text:p>232,428157</text:p>
          </table:table-cell>
          <table:table-cell office:value-type="float" office:value="121.510384">
            <text:p>121,510384</text:p>
          </table:table-cell>
          <table:table-cell office:value-type="float" office:value="149.035164">
            <text:p>149,035164</text:p>
          </table:table-cell>
          <table:table-cell office:value-type="float" office:value="127.79051">
            <text:p>127,79051</text:p>
          </table:table-cell>
          <table:table-cell office:value-type="float" office:value="200.488367">
            <text:p>200,488367</text:p>
          </table:table-cell>
          <table:table-cell office:value-type="float" office:value="55.318771">
            <text:p>55,318771</text:p>
          </table:table-cell>
          <table:table-cell office:value-type="float" office:value="50.707407">
            <text:p>50,707407</text:p>
          </table:table-cell>
          <table:table-cell office:value-type="float" office:value="163.502839">
            <text:p>163,502839</text:p>
          </table:table-cell>
          <table:table-cell office:value-type="float" office:value="110.091446">
            <text:p>110,091446</text:p>
          </table:table-cell>
          <table:table-cell table:number-columns-repeated="491"/>
        </table:table-row>
        <table:table-row table:style-name="ro2">
          <table:table-cell office:value-type="float" office:value="157.435193">
            <text:p>157,435193</text:p>
          </table:table-cell>
          <table:table-cell office:value-type="float" office:value="213.996697">
            <text:p>213,996697</text:p>
          </table:table-cell>
          <table:table-cell office:value-type="float" office:value="114.015531">
            <text:p>114,015531</text:p>
          </table:table-cell>
          <table:table-cell office:value-type="float" office:value="138.810032">
            <text:p>138,810032</text:p>
          </table:table-cell>
          <table:table-cell office:value-type="float" office:value="94.194121">
            <text:p>94,194121</text:p>
          </table:table-cell>
          <table:table-cell office:value-type="float" office:value="144.608501">
            <text:p>144,608501</text:p>
          </table:table-cell>
          <table:table-cell office:value-type="float" office:value="54.438597">
            <text:p>54,438597</text:p>
          </table:table-cell>
          <table:table-cell office:value-type="float" office:value="40.122481">
            <text:p>40,122481</text:p>
          </table:table-cell>
          <table:table-cell office:value-type="float" office:value="148.131518">
            <text:p>148,131518</text:p>
          </table:table-cell>
          <table:table-cell office:value-type="float" office:value="132.216989">
            <text:p>132,216989</text:p>
          </table:table-cell>
          <table:table-cell table:number-columns-repeated="491"/>
        </table:table-row>
        <table:table-row table:style-name="ro2">
          <table:table-cell office:value-type="float" office:value="164.949202">
            <text:p>164,949202</text:p>
          </table:table-cell>
          <table:table-cell office:value-type="float" office:value="120.977992">
            <text:p>120,977992</text:p>
          </table:table-cell>
          <table:table-cell office:value-type="float" office:value="111.921787">
            <text:p>111,921787</text:p>
          </table:table-cell>
          <table:table-cell office:value-type="float" office:value="130.810288">
            <text:p>130,810288</text:p>
          </table:table-cell>
          <table:table-cell office:value-type="float" office:value="141.864726">
            <text:p>141,864726</text:p>
          </table:table-cell>
          <table:table-cell office:value-type="float" office:value="102.602925">
            <text:p>102,602925</text:p>
          </table:table-cell>
          <table:table-cell office:value-type="float" office:value="41.553092">
            <text:p>41,553092</text:p>
          </table:table-cell>
          <table:table-cell office:value-type="float" office:value="56.133578">
            <text:p>56,133578</text:p>
          </table:table-cell>
          <table:table-cell office:value-type="float" office:value="147.421159">
            <text:p>147,421159</text:p>
          </table:table-cell>
          <table:table-cell office:value-type="float" office:value="108.607206">
            <text:p>108,607206</text:p>
          </table:table-cell>
          <table:table-cell table:number-columns-repeated="491"/>
        </table:table-row>
        <table:table-row table:style-name="ro2">
          <table:table-cell office:value-type="float" office:value="170.113088">
            <text:p>170,113088</text:p>
          </table:table-cell>
          <table:table-cell office:value-type="float" office:value="155.157284">
            <text:p>155,157284</text:p>
          </table:table-cell>
          <table:table-cell office:value-type="float" office:value="119.110227">
            <text:p>119,110227</text:p>
          </table:table-cell>
          <table:table-cell office:value-type="float" office:value="129.287729">
            <text:p>129,287729</text:p>
          </table:table-cell>
          <table:table-cell office:value-type="float" office:value="160.963251">
            <text:p>160,963251</text:p>
          </table:table-cell>
          <table:table-cell office:value-type="float" office:value="123.609739">
            <text:p>123,609739</text:p>
          </table:table-cell>
          <table:table-cell office:value-type="float" office:value="60.105157">
            <text:p>60,105157</text:p>
          </table:table-cell>
          <table:table-cell office:value-type="float" office:value="44.060341">
            <text:p>44,060341</text:p>
          </table:table-cell>
          <table:table-cell office:value-type="float" office:value="115.827317">
            <text:p>115,827317</text:p>
          </table:table-cell>
          <table:table-cell office:value-type="float" office:value="165.159799">
            <text:p>165,159799</text:p>
          </table:table-cell>
          <table:table-cell table:number-columns-repeated="491"/>
        </table:table-row>
        <table:table-row table:style-name="ro2">
          <table:table-cell office:value-type="float" office:value="167.717892">
            <text:p>167,717892</text:p>
          </table:table-cell>
          <table:table-cell office:value-type="float" office:value="150.55935">
            <text:p>150,55935</text:p>
          </table:table-cell>
          <table:table-cell office:value-type="float" office:value="120.423963">
            <text:p>120,423963</text:p>
          </table:table-cell>
          <table:table-cell office:value-type="float" office:value="148.872274">
            <text:p>148,872274</text:p>
          </table:table-cell>
          <table:table-cell office:value-type="float" office:value="155.901202">
            <text:p>155,901202</text:p>
          </table:table-cell>
          <table:table-cell office:value-type="float" office:value="100.958721">
            <text:p>100,958721</text:p>
          </table:table-cell>
          <table:table-cell office:value-type="float" office:value="43.783591">
            <text:p>43,783591</text:p>
          </table:table-cell>
          <table:table-cell office:value-type="float" office:value="48.730504">
            <text:p>48,730504</text:p>
          </table:table-cell>
          <table:table-cell office:value-type="float" office:value="178.230952">
            <text:p>178,230952</text:p>
          </table:table-cell>
          <table:table-cell office:value-type="float" office:value="223.160776">
            <text:p>223,160776</text:p>
          </table:table-cell>
          <table:table-cell table:number-columns-repeated="491"/>
        </table:table-row>
        <table:table-row table:style-name="ro2">
          <table:table-cell office:value-type="float" office:value="182.303496">
            <text:p>182,303496</text:p>
          </table:table-cell>
          <table:table-cell office:value-type="float" office:value="196.79521">
            <text:p>196,79521</text:p>
          </table:table-cell>
          <table:table-cell office:value-type="float" office:value="118.061976">
            <text:p>118,061976</text:p>
          </table:table-cell>
          <table:table-cell office:value-type="float" office:value="129.317454">
            <text:p>129,317454</text:p>
          </table:table-cell>
          <table:table-cell office:value-type="float" office:value="146.417526">
            <text:p>146,417526</text:p>
          </table:table-cell>
          <table:table-cell office:value-type="float" office:value="152.376021">
            <text:p>152,376021</text:p>
          </table:table-cell>
          <table:table-cell office:value-type="float" office:value="39.495636">
            <text:p>39,495636</text:p>
          </table:table-cell>
          <table:table-cell office:value-type="float" office:value="58.023988">
            <text:p>58,023988</text:p>
          </table:table-cell>
          <table:table-cell office:value-type="float" office:value="116.36807">
            <text:p>116,36807</text:p>
          </table:table-cell>
          <table:table-cell office:value-type="float" office:value="202.735916">
            <text:p>202,735916</text:p>
          </table:table-cell>
          <table:table-cell table:number-columns-repeated="491"/>
        </table:table-row>
        <table:table-row table:style-name="ro2">
          <table:table-cell office:value-type="float" office:value="151.918121">
            <text:p>151,918121</text:p>
          </table:table-cell>
          <table:table-cell office:value-type="float" office:value="148.694308">
            <text:p>148,694308</text:p>
          </table:table-cell>
          <table:table-cell office:value-type="float" office:value="112.414721">
            <text:p>112,414721</text:p>
          </table:table-cell>
          <table:table-cell office:value-type="float" office:value="115.292606">
            <text:p>115,292606</text:p>
          </table:table-cell>
          <table:table-cell office:value-type="float" office:value="227.063293">
            <text:p>227,063293</text:p>
          </table:table-cell>
          <table:table-cell office:value-type="float" office:value="128.895657">
            <text:p>128,895657</text:p>
          </table:table-cell>
          <table:table-cell office:value-type="float" office:value="44.076685">
            <text:p>44,076685</text:p>
          </table:table-cell>
          <table:table-cell office:value-type="float" office:value="60.708106">
            <text:p>60,708106</text:p>
          </table:table-cell>
          <table:table-cell office:value-type="float" office:value="130.255034">
            <text:p>130,255034</text:p>
          </table:table-cell>
          <table:table-cell office:value-type="float" office:value="145.308875">
            <text:p>145,308875</text:p>
          </table:table-cell>
          <table:table-cell table:number-columns-repeated="491"/>
        </table:table-row>
        <table:table-row table:style-name="ro2">
          <table:table-cell office:value-type="float" office:value="162.661802">
            <text:p>162,661802</text:p>
          </table:table-cell>
          <table:table-cell office:value-type="float" office:value="148.253196">
            <text:p>148,253196</text:p>
          </table:table-cell>
          <table:table-cell office:value-type="float" office:value="123.478597">
            <text:p>123,478597</text:p>
          </table:table-cell>
          <table:table-cell office:value-type="float" office:value="159.130458">
            <text:p>159,130458</text:p>
          </table:table-cell>
          <table:table-cell office:value-type="float" office:value="162.661915">
            <text:p>162,661915</text:p>
          </table:table-cell>
          <table:table-cell office:value-type="float" office:value="200.665061">
            <text:p>200,665061</text:p>
          </table:table-cell>
          <table:table-cell office:value-type="float" office:value="54.912004">
            <text:p>54,912004</text:p>
          </table:table-cell>
          <table:table-cell office:value-type="float" office:value="52.27781">
            <text:p>52,27781</text:p>
          </table:table-cell>
          <table:table-cell office:value-type="float" office:value="139.448576">
            <text:p>139,448576</text:p>
          </table:table-cell>
          <table:table-cell office:value-type="float" office:value="118.423597">
            <text:p>118,423597</text:p>
          </table:table-cell>
          <table:table-cell table:number-columns-repeated="491"/>
        </table:table-row>
        <table:table-row table:style-name="ro2">
          <table:table-cell office:value-type="float" office:value="172.596455">
            <text:p>172,596455</text:p>
          </table:table-cell>
          <table:table-cell office:value-type="float" office:value="137.954839">
            <text:p>137,954839</text:p>
          </table:table-cell>
          <table:table-cell office:value-type="float" office:value="137.664748">
            <text:p>137,664748</text:p>
          </table:table-cell>
          <table:table-cell office:value-type="float" office:value="138.155479">
            <text:p>138,155479</text:p>
          </table:table-cell>
          <table:table-cell office:value-type="float" office:value="128.835484">
            <text:p>128,835484</text:p>
          </table:table-cell>
          <table:table-cell office:value-type="float" office:value="183.170264">
            <text:p>183,170264</text:p>
          </table:table-cell>
          <table:table-cell office:value-type="float" office:value="43.556972">
            <text:p>43,556972</text:p>
          </table:table-cell>
          <table:table-cell office:value-type="float" office:value="46.777459">
            <text:p>46,777459</text:p>
          </table:table-cell>
          <table:table-cell office:value-type="float" office:value="124.321362">
            <text:p>124,321362</text:p>
          </table:table-cell>
          <table:table-cell office:value-type="float" office:value="130.645355">
            <text:p>130,645355</text:p>
          </table:table-cell>
          <table:table-cell table:number-columns-repeated="491"/>
        </table:table-row>
        <table:table-row table:style-name="ro2">
          <table:table-cell office:value-type="float" office:value="173.681355">
            <text:p>173,681355</text:p>
          </table:table-cell>
          <table:table-cell office:value-type="float" office:value="152.323313">
            <text:p>152,323313</text:p>
          </table:table-cell>
          <table:table-cell office:value-type="float" office:value="129.665706">
            <text:p>129,665706</text:p>
          </table:table-cell>
          <table:table-cell office:value-type="float" office:value="110.462929">
            <text:p>110,462929</text:p>
          </table:table-cell>
          <table:table-cell office:value-type="float" office:value="131.408382">
            <text:p>131,408382</text:p>
          </table:table-cell>
          <table:table-cell office:value-type="float" office:value="145.17475">
            <text:p>145,17475</text:p>
          </table:table-cell>
          <table:table-cell office:value-type="float" office:value="53.204399">
            <text:p>53,204399</text:p>
          </table:table-cell>
          <table:table-cell office:value-type="float" office:value="60.078035">
            <text:p>60,078035</text:p>
          </table:table-cell>
          <table:table-cell office:value-type="float" office:value="120.160286">
            <text:p>120,160286</text:p>
          </table:table-cell>
          <table:table-cell office:value-type="float" office:value="125.498181">
            <text:p>125,498181</text:p>
          </table:table-cell>
          <table:table-cell table:number-columns-repeated="491"/>
        </table:table-row>
        <table:table-row table:style-name="ro2">
          <table:table-cell office:value-type="float" office:value="148.763244">
            <text:p>148,763244</text:p>
          </table:table-cell>
          <table:table-cell office:value-type="float" office:value="90.325342">
            <text:p>90,325342</text:p>
          </table:table-cell>
          <table:table-cell office:value-type="float" office:value="127.303493">
            <text:p>127,303493</text:p>
          </table:table-cell>
          <table:table-cell office:value-type="float" office:value="184.816815">
            <text:p>184,816815</text:p>
          </table:table-cell>
          <table:table-cell office:value-type="float" office:value="121.478535">
            <text:p>121,478535</text:p>
          </table:table-cell>
          <table:table-cell office:value-type="float" office:value="102.337001">
            <text:p>102,337001</text:p>
          </table:table-cell>
          <table:table-cell office:value-type="float" office:value="44.669889">
            <text:p>44,669889</text:p>
          </table:table-cell>
          <table:table-cell office:value-type="float" office:value="61.35853">
            <text:p>61,35853</text:p>
          </table:table-cell>
          <table:table-cell office:value-type="float" office:value="145.851146">
            <text:p>145,851146</text:p>
          </table:table-cell>
          <table:table-cell office:value-type="float" office:value="128.062113">
            <text:p>128,062113</text:p>
          </table:table-cell>
          <table:table-cell table:number-columns-repeated="491"/>
        </table:table-row>
        <table:table-row table:style-name="ro2">
          <table:table-cell office:value-type="float" office:value="133.14164">
            <text:p>133,14164</text:p>
          </table:table-cell>
          <table:table-cell office:value-type="float" office:value="136.765931">
            <text:p>136,765931</text:p>
          </table:table-cell>
          <table:table-cell office:value-type="float" office:value="127.176446">
            <text:p>127,176446</text:p>
          </table:table-cell>
          <table:table-cell office:value-type="float" office:value="77.638122">
            <text:p>77,638122</text:p>
          </table:table-cell>
          <table:table-cell office:value-type="float" office:value="129.298248">
            <text:p>129,298248</text:p>
          </table:table-cell>
          <table:table-cell office:value-type="float" office:value="224.770326">
            <text:p>224,770326</text:p>
          </table:table-cell>
          <table:table-cell office:value-type="float" office:value="47.414647">
            <text:p>47,414647</text:p>
          </table:table-cell>
          <table:table-cell office:value-type="float" office:value="42.499556">
            <text:p>42,499556</text:p>
          </table:table-cell>
          <table:table-cell office:value-type="float" office:value="129.351643">
            <text:p>129,351643</text:p>
          </table:table-cell>
          <table:table-cell office:value-type="float" office:value="175.458229">
            <text:p>175,458229</text:p>
          </table:table-cell>
          <table:table-cell table:number-columns-repeated="491"/>
        </table:table-row>
        <table:table-row table:style-name="ro2">
          <table:table-cell office:value-type="float" office:value="132.42972">
            <text:p>132,42972</text:p>
          </table:table-cell>
          <table:table-cell office:value-type="float" office:value="116.27282">
            <text:p>116,27282</text:p>
          </table:table-cell>
          <table:table-cell office:value-type="float" office:value="107.21786">
            <text:p>107,21786</text:p>
          </table:table-cell>
          <table:table-cell office:value-type="float" office:value="111.923783">
            <text:p>111,923783</text:p>
          </table:table-cell>
          <table:table-cell office:value-type="float" office:value="146.145466">
            <text:p>146,145466</text:p>
          </table:table-cell>
          <table:table-cell office:value-type="float" office:value="113.953973">
            <text:p>113,953973</text:p>
          </table:table-cell>
          <table:table-cell office:value-type="float" office:value="39.615498">
            <text:p>39,615498</text:p>
          </table:table-cell>
          <table:table-cell office:value-type="float" office:value="42.053869">
            <text:p>42,053869</text:p>
          </table:table-cell>
          <table:table-cell office:value-type="float" office:value="135.915891">
            <text:p>135,915891</text:p>
          </table:table-cell>
          <table:table-cell office:value-type="float" office:value="118.32843">
            <text:p>118,32843</text:p>
          </table:table-cell>
          <table:table-cell table:number-columns-repeated="491"/>
        </table:table-row>
        <table:table-row table:style-name="ro2">
          <table:table-cell office:value-type="float" office:value="136.014634">
            <text:p>136,014634</text:p>
          </table:table-cell>
          <table:table-cell office:value-type="float" office:value="144.709301">
            <text:p>144,709301</text:p>
          </table:table-cell>
          <table:table-cell office:value-type="float" office:value="121.767035">
            <text:p>121,767035</text:p>
          </table:table-cell>
          <table:table-cell office:value-type="float" office:value="108.704828">
            <text:p>108,704828</text:p>
          </table:table-cell>
          <table:table-cell office:value-type="float" office:value="137.66214">
            <text:p>137,66214</text:p>
          </table:table-cell>
          <table:table-cell office:value-type="float" office:value="209.5742">
            <text:p>209,5742</text:p>
          </table:table-cell>
          <table:table-cell office:value-type="float" office:value="46.397132">
            <text:p>46,397132</text:p>
          </table:table-cell>
          <table:table-cell office:value-type="float" office:value="39.422541">
            <text:p>39,422541</text:p>
          </table:table-cell>
          <table:table-cell office:value-type="float" office:value="127.895599">
            <text:p>127,895599</text:p>
          </table:table-cell>
          <table:table-cell office:value-type="float" office:value="124.908747">
            <text:p>124,908747</text:p>
          </table:table-cell>
          <table:table-cell table:number-columns-repeated="491"/>
        </table:table-row>
        <table:table-row table:style-name="ro2">
          <table:table-cell office:value-type="float" office:value="110.61124">
            <text:p>110,61124</text:p>
          </table:table-cell>
          <table:table-cell office:value-type="float" office:value="98.253135">
            <text:p>98,253135</text:p>
          </table:table-cell>
          <table:table-cell office:value-type="float" office:value="117.156588">
            <text:p>117,156588</text:p>
          </table:table-cell>
          <table:table-cell office:value-type="float" office:value="92.081316">
            <text:p>92,081316</text:p>
          </table:table-cell>
          <table:table-cell office:value-type="float" office:value="153.184726">
            <text:p>153,184726</text:p>
          </table:table-cell>
          <table:table-cell office:value-type="float" office:value="90.392581">
            <text:p>90,392581</text:p>
          </table:table-cell>
          <table:table-cell office:value-type="float" office:value="44.820991">
            <text:p>44,820991</text:p>
          </table:table-cell>
          <table:table-cell office:value-type="float" office:value="40.018917">
            <text:p>40,018917</text:p>
          </table:table-cell>
          <table:table-cell office:value-type="float" office:value="133.53905">
            <text:p>133,53905</text:p>
          </table:table-cell>
          <table:table-cell office:value-type="float" office:value="113.750224">
            <text:p>113,750224</text:p>
          </table:table-cell>
          <table:table-cell table:number-columns-repeated="491"/>
        </table:table-row>
        <table:table-row table:style-name="ro2">
          <table:table-cell office:value-type="float" office:value="87.435051">
            <text:p>87,435051</text:p>
          </table:table-cell>
          <table:table-cell office:value-type="float" office:value="102.261347">
            <text:p>102,261347</text:p>
          </table:table-cell>
          <table:table-cell office:value-type="float" office:value="106.614355">
            <text:p>106,614355</text:p>
          </table:table-cell>
          <table:table-cell office:value-type="float" office:value="124.600729">
            <text:p>124,600729</text:p>
          </table:table-cell>
          <table:table-cell office:value-type="float" office:value="143.75216">
            <text:p>143,75216</text:p>
          </table:table-cell>
          <table:table-cell office:value-type="float" office:value="223.270662">
            <text:p>223,270662</text:p>
          </table:table-cell>
          <table:table-cell office:value-type="float" office:value="39.274754">
            <text:p>39,274754</text:p>
          </table:table-cell>
          <table:table-cell office:value-type="float" office:value="44.491582">
            <text:p>44,491582</text:p>
          </table:table-cell>
          <table:table-cell office:value-type="float" office:value="115.678938">
            <text:p>115,678938</text:p>
          </table:table-cell>
          <table:table-cell office:value-type="float" office:value="121.106798">
            <text:p>121,106798</text:p>
          </table:table-cell>
          <table:table-cell table:number-columns-repeated="491"/>
        </table:table-row>
        <table:table-row table:style-name="ro2">
          <table:table-cell office:value-type="float" office:value="96.642805">
            <text:p>96,642805</text:p>
          </table:table-cell>
          <table:table-cell office:value-type="float" office:value="86.921325">
            <text:p>86,921325</text:p>
          </table:table-cell>
          <table:table-cell office:value-type="float" office:value="155.466472">
            <text:p>155,466472</text:p>
          </table:table-cell>
          <table:table-cell office:value-type="float" office:value="119.109893">
            <text:p>119,109893</text:p>
          </table:table-cell>
          <table:table-cell office:value-type="float" office:value="104.525714">
            <text:p>104,525714</text:p>
          </table:table-cell>
          <table:table-cell office:value-type="float" office:value="101.390477">
            <text:p>101,390477</text:p>
          </table:table-cell>
          <table:table-cell office:value-type="float" office:value="46.30512">
            <text:p>46,30512</text:p>
          </table:table-cell>
          <table:table-cell office:value-type="float" office:value="53.022571">
            <text:p>53,022571</text:p>
          </table:table-cell>
          <table:table-cell office:value-type="float" office:value="139.124789">
            <text:p>139,124789</text:p>
          </table:table-cell>
          <table:table-cell office:value-type="float" office:value="141.818003">
            <text:p>141,818003</text:p>
          </table:table-cell>
          <table:table-cell table:number-columns-repeated="491"/>
        </table:table-row>
        <table:table-row table:style-name="ro2">
          <table:table-cell office:value-type="float" office:value="102.190538">
            <text:p>102,190538</text:p>
          </table:table-cell>
          <table:table-cell office:value-type="float" office:value="95.025518">
            <text:p>95,025518</text:p>
          </table:table-cell>
          <table:table-cell office:value-type="float" office:value="177.923304">
            <text:p>177,923304</text:p>
          </table:table-cell>
          <table:table-cell office:value-type="float" office:value="121.270564">
            <text:p>121,270564</text:p>
          </table:table-cell>
          <table:table-cell office:value-type="float" office:value="114.108635">
            <text:p>114,108635</text:p>
          </table:table-cell>
          <table:table-cell office:value-type="float" office:value="143.851123">
            <text:p>143,851123</text:p>
          </table:table-cell>
          <table:table-cell office:value-type="float" office:value="48.829505">
            <text:p>48,829505</text:p>
          </table:table-cell>
          <table:table-cell office:value-type="float" office:value="48.8427">
            <text:p>48,8427</text:p>
          </table:table-cell>
          <table:table-cell office:value-type="float" office:value="125.74222">
            <text:p>125,74222</text:p>
          </table:table-cell>
          <table:table-cell office:value-type="float" office:value="143.059323">
            <text:p>143,059323</text:p>
          </table:table-cell>
          <table:table-cell table:number-columns-repeated="491"/>
        </table:table-row>
        <table:table-row table:style-name="ro2">
          <table:table-cell office:value-type="float" office:value="92.354204">
            <text:p>92,354204</text:p>
          </table:table-cell>
          <table:table-cell office:value-type="float" office:value="81.446656">
            <text:p>81,446656</text:p>
          </table:table-cell>
          <table:table-cell office:value-type="float" office:value="116.816621">
            <text:p>116,816621</text:p>
          </table:table-cell>
          <table:table-cell office:value-type="float" office:value="138.072098">
            <text:p>138,072098</text:p>
          </table:table-cell>
          <table:table-cell office:value-type="float" office:value="132.143834">
            <text:p>132,143834</text:p>
          </table:table-cell>
          <table:table-cell office:value-type="float" office:value="133.027351">
            <text:p>133,027351</text:p>
          </table:table-cell>
          <table:table-cell office:value-type="float" office:value="40.319349">
            <text:p>40,319349</text:p>
          </table:table-cell>
          <table:table-cell office:value-type="float" office:value="45.930075">
            <text:p>45,930075</text:p>
          </table:table-cell>
          <table:table-cell office:value-type="float" office:value="113.759127">
            <text:p>113,759127</text:p>
          </table:table-cell>
          <table:table-cell office:value-type="float" office:value="109.902591">
            <text:p>109,902591</text:p>
          </table:table-cell>
          <table:table-cell table:number-columns-repeated="491"/>
        </table:table-row>
        <table:table-row table:style-name="ro2">
          <table:table-cell office:value-type="float" office:value="81.726297">
            <text:p>81,726297</text:p>
          </table:table-cell>
          <table:table-cell office:value-type="float" office:value="106.804019">
            <text:p>106,804019</text:p>
          </table:table-cell>
          <table:table-cell office:value-type="float" office:value="144.757336">
            <text:p>144,757336</text:p>
          </table:table-cell>
          <table:table-cell office:value-type="float" office:value="118.237816">
            <text:p>118,237816</text:p>
          </table:table-cell>
          <table:table-cell office:value-type="float" office:value="143.261904">
            <text:p>143,261904</text:p>
          </table:table-cell>
          <table:table-cell office:value-type="float" office:value="72.227949">
            <text:p>72,227949</text:p>
          </table:table-cell>
          <table:table-cell office:value-type="float" office:value="50.022086">
            <text:p>50,022086</text:p>
          </table:table-cell>
          <table:table-cell office:value-type="float" office:value="37.875894">
            <text:p>37,875894</text:p>
          </table:table-cell>
          <table:table-cell office:value-type="float" office:value="122.49543">
            <text:p>122,49543</text:p>
          </table:table-cell>
          <table:table-cell office:value-type="float" office:value="131.384158">
            <text:p>131,384158</text:p>
          </table:table-cell>
          <table:table-cell table:number-columns-repeated="491"/>
        </table:table-row>
        <table:table-row table:style-name="ro2">
          <table:table-cell office:value-type="float" office:value="87.068719">
            <text:p>87,068719</text:p>
          </table:table-cell>
          <table:table-cell office:value-type="float" office:value="69.60216">
            <text:p>69,60216</text:p>
          </table:table-cell>
          <table:table-cell office:value-type="float" office:value="177.446072">
            <text:p>177,446072</text:p>
          </table:table-cell>
          <table:table-cell office:value-type="float" office:value="86.936376">
            <text:p>86,936376</text:p>
          </table:table-cell>
          <table:table-cell office:value-type="float" office:value="142.347896">
            <text:p>142,347896</text:p>
          </table:table-cell>
          <table:table-cell office:value-type="float" office:value="93.919589">
            <text:p>93,919589</text:p>
          </table:table-cell>
          <table:table-cell office:value-type="float" office:value="50.809344">
            <text:p>50,809344</text:p>
          </table:table-cell>
          <table:table-cell office:value-type="float" office:value="44.684365">
            <text:p>44,684365</text:p>
          </table:table-cell>
          <table:table-cell office:value-type="float" office:value="132.365969">
            <text:p>132,365969</text:p>
          </table:table-cell>
          <table:table-cell office:value-type="float" office:value="87.798648">
            <text:p>87,798648</text:p>
          </table:table-cell>
          <table:table-cell table:number-columns-repeated="491"/>
        </table:table-row>
        <table:table-row table:style-name="ro2">
          <table:table-cell office:value-type="float" office:value="83.471302">
            <text:p>83,471302</text:p>
          </table:table-cell>
          <table:table-cell office:value-type="float" office:value="82.685067">
            <text:p>82,685067</text:p>
          </table:table-cell>
          <table:table-cell office:value-type="float" office:value="143.119857">
            <text:p>143,119857</text:p>
          </table:table-cell>
          <table:table-cell office:value-type="float" office:value="137.144113">
            <text:p>137,144113</text:p>
          </table:table-cell>
          <table:table-cell office:value-type="float" office:value="123.957141">
            <text:p>123,957141</text:p>
          </table:table-cell>
          <table:table-cell office:value-type="float" office:value="133.792145">
            <text:p>133,792145</text:p>
          </table:table-cell>
          <table:table-cell office:value-type="float" office:value="43.250732">
            <text:p>43,250732</text:p>
          </table:table-cell>
          <table:table-cell office:value-type="float" office:value="37.698751">
            <text:p>37,698751</text:p>
          </table:table-cell>
          <table:table-cell office:value-type="float" office:value="139.361277">
            <text:p>139,361277</text:p>
          </table:table-cell>
          <table:table-cell office:value-type="float" office:value="103.856334">
            <text:p>103,856334</text:p>
          </table:table-cell>
          <table:table-cell table:number-columns-repeated="491"/>
        </table:table-row>
        <table:table-row table:style-name="ro2">
          <table:table-cell office:value-type="float" office:value="88.06592">
            <text:p>88,06592</text:p>
          </table:table-cell>
          <table:table-cell office:value-type="float" office:value="84.210559">
            <text:p>84,210559</text:p>
          </table:table-cell>
          <table:table-cell office:value-type="float" office:value="149.052039">
            <text:p>149,052039</text:p>
          </table:table-cell>
          <table:table-cell office:value-type="float" office:value="90.818963">
            <text:p>90,818963</text:p>
          </table:table-cell>
          <table:table-cell office:value-type="float" office:value="157.784881">
            <text:p>157,784881</text:p>
          </table:table-cell>
          <table:table-cell office:value-type="float" office:value="178.559518">
            <text:p>178,559518</text:p>
          </table:table-cell>
          <table:table-cell office:value-type="float" office:value="36.990913">
            <text:p>36,990913</text:p>
          </table:table-cell>
          <table:table-cell office:value-type="float" office:value="36.750148">
            <text:p>36,750148</text:p>
          </table:table-cell>
          <table:table-cell office:value-type="float" office:value="141.105317">
            <text:p>141,105317</text:p>
          </table:table-cell>
          <table:table-cell office:value-type="float" office:value="93.83895">
            <text:p>93,83895</text:p>
          </table:table-cell>
          <table:table-cell table:number-columns-repeated="491"/>
        </table:table-row>
        <table:table-row table:style-name="ro2">
          <table:table-cell office:value-type="float" office:value="78.42553">
            <text:p>78,42553</text:p>
          </table:table-cell>
          <table:table-cell office:value-type="float" office:value="69.431876">
            <text:p>69,431876</text:p>
          </table:table-cell>
          <table:table-cell office:value-type="float" office:value="106.208302">
            <text:p>106,208302</text:p>
          </table:table-cell>
          <table:table-cell office:value-type="float" office:value="148.092401">
            <text:p>148,092401</text:p>
          </table:table-cell>
          <table:table-cell office:value-type="float" office:value="114.019528">
            <text:p>114,019528</text:p>
          </table:table-cell>
          <table:table-cell office:value-type="float" office:value="133.324964">
            <text:p>133,324964</text:p>
          </table:table-cell>
          <table:table-cell office:value-type="float" office:value="50.175935">
            <text:p>50,175935</text:p>
          </table:table-cell>
          <table:table-cell office:value-type="float" office:value="35.289255">
            <text:p>35,289255</text:p>
          </table:table-cell>
          <table:table-cell office:value-type="float" office:value="123.854091">
            <text:p>123,854091</text:p>
          </table:table-cell>
          <table:table-cell office:value-type="float" office:value="105.216375">
            <text:p>105,216375</text:p>
          </table:table-cell>
          <table:table-cell table:number-columns-repeated="491"/>
        </table:table-row>
        <table:table-row table:style-name="ro2">
          <table:table-cell office:value-type="float" office:value="77.951552">
            <text:p>77,951552</text:p>
          </table:table-cell>
          <table:table-cell office:value-type="float" office:value="77.56169">
            <text:p>77,56169</text:p>
          </table:table-cell>
          <table:table-cell office:value-type="float" office:value="121.573693">
            <text:p>121,573693</text:p>
          </table:table-cell>
          <table:table-cell office:value-type="float" office:value="91.272234">
            <text:p>91,272234</text:p>
          </table:table-cell>
          <table:table-cell office:value-type="float" office:value="142.714881">
            <text:p>142,714881</text:p>
          </table:table-cell>
          <table:table-cell office:value-type="float" office:value="146.103888">
            <text:p>146,103888</text:p>
          </table:table-cell>
          <table:table-cell office:value-type="float" office:value="41.312455">
            <text:p>41,312455</text:p>
          </table:table-cell>
          <table:table-cell office:value-type="float" office:value="41.024486">
            <text:p>41,024486</text:p>
          </table:table-cell>
          <table:table-cell office:value-type="float" office:value="98.478285">
            <text:p>98,478285</text:p>
          </table:table-cell>
          <table:table-cell office:value-type="float" office:value="82.257796">
            <text:p>82,257796</text:p>
          </table:table-cell>
          <table:table-cell table:number-columns-repeated="491"/>
        </table:table-row>
        <table:table-row table:style-name="ro2">
          <table:table-cell office:value-type="float" office:value="63.524554">
            <text:p>63,524554</text:p>
          </table:table-cell>
          <table:table-cell office:value-type="float" office:value="73.474205">
            <text:p>73,474205</text:p>
          </table:table-cell>
          <table:table-cell office:value-type="float" office:value="148.063336">
            <text:p>148,063336</text:p>
          </table:table-cell>
          <table:table-cell office:value-type="float" office:value="120.559046">
            <text:p>120,559046</text:p>
          </table:table-cell>
          <table:table-cell office:value-type="float" office:value="171.027747">
            <text:p>171,027747</text:p>
          </table:table-cell>
          <table:table-cell office:value-type="float" office:value="122.401354">
            <text:p>122,401354</text:p>
          </table:table-cell>
          <table:table-cell office:value-type="float" office:value="46.452596">
            <text:p>46,452596</text:p>
          </table:table-cell>
          <table:table-cell office:value-type="float" office:value="31.04761">
            <text:p>31,04761</text:p>
          </table:table-cell>
          <table:table-cell office:value-type="float" office:value="132.747259">
            <text:p>132,747259</text:p>
          </table:table-cell>
          <table:table-cell office:value-type="float" office:value="99.713081">
            <text:p>99,713081</text:p>
          </table:table-cell>
          <table:table-cell table:number-columns-repeated="491"/>
        </table:table-row>
        <table:table-row table:style-name="ro2">
          <table:table-cell office:value-type="float" office:value="74.183099">
            <text:p>74,183099</text:p>
          </table:table-cell>
          <table:table-cell office:value-type="float" office:value="78.370923">
            <text:p>78,370923</text:p>
          </table:table-cell>
          <table:table-cell office:value-type="float" office:value="133.170267">
            <text:p>133,170267</text:p>
          </table:table-cell>
          <table:table-cell office:value-type="float" office:value="147.854922">
            <text:p>147,854922</text:p>
          </table:table-cell>
          <table:table-cell office:value-type="float" office:value="134.897917">
            <text:p>134,897917</text:p>
          </table:table-cell>
          <table:table-cell office:value-type="float" office:value="147.420157">
            <text:p>147,420157</text:p>
          </table:table-cell>
          <table:table-cell office:value-type="float" office:value="41.181034">
            <text:p>41,181034</text:p>
          </table:table-cell>
          <table:table-cell office:value-type="float" office:value="44.109335">
            <text:p>44,109335</text:p>
          </table:table-cell>
          <table:table-cell office:value-type="float" office:value="130.362146">
            <text:p>130,362146</text:p>
          </table:table-cell>
          <table:table-cell office:value-type="float" office:value="129.708686">
            <text:p>129,708686</text:p>
          </table:table-cell>
          <table:table-cell table:number-columns-repeated="491"/>
        </table:table-row>
        <table:table-row table:style-name="ro2">
          <table:table-cell office:value-type="float" office:value="71.818267">
            <text:p>71,818267</text:p>
          </table:table-cell>
          <table:table-cell office:value-type="float" office:value="70.215377">
            <text:p>70,215377</text:p>
          </table:table-cell>
          <table:table-cell office:value-type="float" office:value="125.805374">
            <text:p>125,805374</text:p>
          </table:table-cell>
          <table:table-cell office:value-type="float" office:value="136.126252">
            <text:p>136,126252</text:p>
          </table:table-cell>
          <table:table-cell office:value-type="float" office:value="124.518723">
            <text:p>124,518723</text:p>
          </table:table-cell>
          <table:table-cell office:value-type="float" office:value="104.093318">
            <text:p>104,093318</text:p>
          </table:table-cell>
          <table:table-cell office:value-type="float" office:value="38.780381">
            <text:p>38,780381</text:p>
          </table:table-cell>
          <table:table-cell office:value-type="float" office:value="40.044525">
            <text:p>40,044525</text:p>
          </table:table-cell>
          <table:table-cell office:value-type="float" office:value="126.556102">
            <text:p>126,556102</text:p>
          </table:table-cell>
          <table:table-cell office:value-type="float" office:value="122.111771">
            <text:p>122,111771</text:p>
          </table:table-cell>
          <table:table-cell table:number-columns-repeated="491"/>
        </table:table-row>
        <table:table-row table:style-name="ro2">
          <table:table-cell office:value-type="float" office:value="72.538265">
            <text:p>72,538265</text:p>
          </table:table-cell>
          <table:table-cell office:value-type="float" office:value="58.838631">
            <text:p>58,838631</text:p>
          </table:table-cell>
          <table:table-cell office:value-type="float" office:value="100.110081">
            <text:p>100,110081</text:p>
          </table:table-cell>
          <table:table-cell office:value-type="float" office:value="145.250088">
            <text:p>145,250088</text:p>
          </table:table-cell>
          <table:table-cell office:value-type="float" office:value="138.401912">
            <text:p>138,401912</text:p>
          </table:table-cell>
          <table:table-cell office:value-type="float" office:value="120.365284">
            <text:p>120,365284</text:p>
          </table:table-cell>
          <table:table-cell office:value-type="float" office:value="42.251105">
            <text:p>42,251105</text:p>
          </table:table-cell>
          <table:table-cell office:value-type="float" office:value="37.457685">
            <text:p>37,457685</text:p>
          </table:table-cell>
          <table:table-cell office:value-type="float" office:value="129.025192">
            <text:p>129,025192</text:p>
          </table:table-cell>
          <table:table-cell office:value-type="float" office:value="136.370072">
            <text:p>136,370072</text:p>
          </table:table-cell>
          <table:table-cell table:number-columns-repeated="491"/>
        </table:table-row>
        <table:table-row table:style-name="ro2">
          <table:table-cell office:value-type="float" office:value="63.198775">
            <text:p>63,198775</text:p>
          </table:table-cell>
          <table:table-cell office:value-type="float" office:value="60.617168">
            <text:p>60,617168</text:p>
          </table:table-cell>
          <table:table-cell office:value-type="float" office:value="143.300836">
            <text:p>143,300836</text:p>
          </table:table-cell>
          <table:table-cell office:value-type="float" office:value="91.78807">
            <text:p>91,78807</text:p>
          </table:table-cell>
          <table:table-cell office:value-type="float" office:value="148.894669">
            <text:p>148,894669</text:p>
          </table:table-cell>
          <table:table-cell office:value-type="float" office:value="207.692723">
            <text:p>207,692723</text:p>
          </table:table-cell>
          <table:table-cell office:value-type="float" office:value="35.377713">
            <text:p>35,377713</text:p>
          </table:table-cell>
          <table:table-cell office:value-type="float" office:value="35.071749">
            <text:p>35,071749</text:p>
          </table:table-cell>
          <table:table-cell office:value-type="float" office:value="104.991131">
            <text:p>104,991131</text:p>
          </table:table-cell>
          <table:table-cell office:value-type="float" office:value="123.765157">
            <text:p>123,765157</text:p>
          </table:table-cell>
          <table:table-cell table:number-columns-repeated="491"/>
        </table:table-row>
        <table:table-row table:style-name="ro2">
          <table:table-cell office:value-type="float" office:value="64.011071">
            <text:p>64,011071</text:p>
          </table:table-cell>
          <table:table-cell office:value-type="float" office:value="67.149754">
            <text:p>67,149754</text:p>
          </table:table-cell>
          <table:table-cell office:value-type="float" office:value="141.651786">
            <text:p>141,651786</text:p>
          </table:table-cell>
          <table:table-cell office:value-type="float" office:value="135.541905">
            <text:p>135,541905</text:p>
          </table:table-cell>
          <table:table-cell office:value-type="float" office:value="108.519978">
            <text:p>108,519978</text:p>
          </table:table-cell>
          <table:table-cell office:value-type="float" office:value="251.991373">
            <text:p>251,991373</text:p>
          </table:table-cell>
          <table:table-cell office:value-type="float" office:value="35.867111">
            <text:p>35,867111</text:p>
          </table:table-cell>
          <table:table-cell office:value-type="float" office:value="30.574635">
            <text:p>30,574635</text:p>
          </table:table-cell>
          <table:table-cell office:value-type="float" office:value="99.770053">
            <text:p>99,770053</text:p>
          </table:table-cell>
          <table:table-cell office:value-type="float" office:value="127.005459">
            <text:p>127,005459</text:p>
          </table:table-cell>
          <table:table-cell table:number-columns-repeated="491"/>
        </table:table-row>
        <table:table-row table:style-name="ro2">
          <table:table-cell office:value-type="float" office:value="59.94588">
            <text:p>59,94588</text:p>
          </table:table-cell>
          <table:table-cell office:value-type="float" office:value="71.590037">
            <text:p>71,590037</text:p>
          </table:table-cell>
          <table:table-cell office:value-type="float" office:value="111.720685">
            <text:p>111,720685</text:p>
          </table:table-cell>
          <table:table-cell office:value-type="float" office:value="107.616123">
            <text:p>107,616123</text:p>
          </table:table-cell>
          <table:table-cell office:value-type="float" office:value="135.835717">
            <text:p>135,835717</text:p>
          </table:table-cell>
          <table:table-cell office:value-type="float" office:value="142.899959">
            <text:p>142,899959</text:p>
          </table:table-cell>
          <table:table-cell office:value-type="float" office:value="33.828688">
            <text:p>33,828688</text:p>
          </table:table-cell>
          <table:table-cell office:value-type="float" office:value="36.051971">
            <text:p>36,051971</text:p>
          </table:table-cell>
          <table:table-cell office:value-type="float" office:value="107.710403">
            <text:p>107,710403</text:p>
          </table:table-cell>
          <table:table-cell office:value-type="float" office:value="112.219088">
            <text:p>112,219088</text:p>
          </table:table-cell>
          <table:table-cell table:number-columns-repeated="491"/>
        </table:table-row>
        <table:table-row table:style-name="ro2">
          <table:table-cell office:value-type="float" office:value="65.986564">
            <text:p>65,986564</text:p>
          </table:table-cell>
          <table:table-cell office:value-type="float" office:value="68.280612">
            <text:p>68,280612</text:p>
          </table:table-cell>
          <table:table-cell office:value-type="float" office:value="102.758757">
            <text:p>102,758757</text:p>
          </table:table-cell>
          <table:table-cell office:value-type="float" office:value="120.331658">
            <text:p>120,331658</text:p>
          </table:table-cell>
          <table:table-cell office:value-type="float" office:value="152.516403">
            <text:p>152,516403</text:p>
          </table:table-cell>
          <table:table-cell office:value-type="float" office:value="115.485884">
            <text:p>115,485884</text:p>
          </table:table-cell>
          <table:table-cell office:value-type="float" office:value="33.03155">
            <text:p>33,03155</text:p>
          </table:table-cell>
          <table:table-cell office:value-type="float" office:value="45.599677">
            <text:p>45,599677</text:p>
          </table:table-cell>
          <table:table-cell office:value-type="float" office:value="90.586218">
            <text:p>90,586218</text:p>
          </table:table-cell>
          <table:table-cell office:value-type="float" office:value="90.167958">
            <text:p>90,167958</text:p>
          </table:table-cell>
          <table:table-cell table:number-columns-repeated="491"/>
        </table:table-row>
        <table:table-row table:style-name="ro2">
          <table:table-cell office:value-type="float" office:value="71.995466">
            <text:p>71,995466</text:p>
          </table:table-cell>
          <table:table-cell office:value-type="float" office:value="55.627761">
            <text:p>55,627761</text:p>
          </table:table-cell>
          <table:table-cell office:value-type="float" office:value="113.213639">
            <text:p>113,213639</text:p>
          </table:table-cell>
          <table:table-cell office:value-type="float" office:value="99.350604">
            <text:p>99,350604</text:p>
          </table:table-cell>
          <table:table-cell office:value-type="float" office:value="92.873219">
            <text:p>92,873219</text:p>
          </table:table-cell>
          <table:table-cell office:value-type="float" office:value="184.467786">
            <text:p>184,467786</text:p>
          </table:table-cell>
          <table:table-cell office:value-type="float" office:value="42.598919">
            <text:p>42,598919</text:p>
          </table:table-cell>
          <table:table-cell office:value-type="float" office:value="44.90745">
            <text:p>44,90745</text:p>
          </table:table-cell>
          <table:table-cell office:value-type="float" office:value="126.660482">
            <text:p>126,660482</text:p>
          </table:table-cell>
          <table:table-cell office:value-type="float" office:value="84.977277">
            <text:p>84,977277</text:p>
          </table:table-cell>
          <table:table-cell table:number-columns-repeated="491"/>
        </table:table-row>
        <table:table-row table:style-name="ro2">
          <table:table-cell office:value-type="float" office:value="67.15817">
            <text:p>67,15817</text:p>
          </table:table-cell>
          <table:table-cell office:value-type="float" office:value="55.915802">
            <text:p>55,915802</text:p>
          </table:table-cell>
          <table:table-cell office:value-type="float" office:value="98.863905">
            <text:p>98,863905</text:p>
          </table:table-cell>
          <table:table-cell office:value-type="float" office:value="91.141615">
            <text:p>91,141615</text:p>
          </table:table-cell>
          <table:table-cell office:value-type="float" office:value="159.687932">
            <text:p>159,687932</text:p>
          </table:table-cell>
          <table:table-cell office:value-type="float" office:value="141.371535">
            <text:p>141,371535</text:p>
          </table:table-cell>
          <table:table-cell office:value-type="float" office:value="41.073609">
            <text:p>41,073609</text:p>
          </table:table-cell>
          <table:table-cell office:value-type="float" office:value="33.504015">
            <text:p>33,504015</text:p>
          </table:table-cell>
          <table:table-cell office:value-type="float" office:value="113.194193">
            <text:p>113,194193</text:p>
          </table:table-cell>
          <table:table-cell office:value-type="float" office:value="152.432425">
            <text:p>152,432425</text:p>
          </table:table-cell>
          <table:table-cell table:number-columns-repeated="491"/>
        </table:table-row>
        <table:table-row table:style-name="ro2">
          <table:table-cell office:value-type="float" office:value="69.340219">
            <text:p>69,340219</text:p>
          </table:table-cell>
          <table:table-cell office:value-type="float" office:value="66.468012">
            <text:p>66,468012</text:p>
          </table:table-cell>
          <table:table-cell office:value-type="float" office:value="118.474037">
            <text:p>118,474037</text:p>
          </table:table-cell>
          <table:table-cell office:value-type="float" office:value="126.212015">
            <text:p>126,212015</text:p>
          </table:table-cell>
          <table:table-cell office:value-type="float" office:value="117.408047">
            <text:p>117,408047</text:p>
          </table:table-cell>
          <table:table-cell office:value-type="float" office:value="108.323878">
            <text:p>108,323878</text:p>
          </table:table-cell>
          <table:table-cell office:value-type="float" office:value="36.225324">
            <text:p>36,225324</text:p>
          </table:table-cell>
          <table:table-cell office:value-type="float" office:value="34.742045">
            <text:p>34,742045</text:p>
          </table:table-cell>
          <table:table-cell office:value-type="float" office:value="112.178837">
            <text:p>112,178837</text:p>
          </table:table-cell>
          <table:table-cell office:value-type="float" office:value="114.347735">
            <text:p>114,347735</text:p>
          </table:table-cell>
          <table:table-cell table:number-columns-repeated="491"/>
        </table:table-row>
        <table:table-row table:style-name="ro2">
          <table:table-cell office:value-type="float" office:value="60.645064">
            <text:p>60,645064</text:p>
          </table:table-cell>
          <table:table-cell office:value-type="float" office:value="59.735474">
            <text:p>59,735474</text:p>
          </table:table-cell>
          <table:table-cell office:value-type="float" office:value="130.586289">
            <text:p>130,586289</text:p>
          </table:table-cell>
          <table:table-cell office:value-type="float" office:value="136.761665">
            <text:p>136,761665</text:p>
          </table:table-cell>
          <table:table-cell office:value-type="float" office:value="118.458823">
            <text:p>118,458823</text:p>
          </table:table-cell>
          <table:table-cell office:value-type="float" office:value="227.526692">
            <text:p>227,526692</text:p>
          </table:table-cell>
          <table:table-cell office:value-type="float" office:value="33.915644">
            <text:p>33,915644</text:p>
          </table:table-cell>
          <table:table-cell office:value-type="float" office:value="39.220797">
            <text:p>39,220797</text:p>
          </table:table-cell>
          <table:table-cell office:value-type="float" office:value="123.993841">
            <text:p>123,993841</text:p>
          </table:table-cell>
          <table:table-cell office:value-type="float" office:value="103.799672">
            <text:p>103,799672</text:p>
          </table:table-cell>
          <table:table-cell table:number-columns-repeated="491"/>
        </table:table-row>
        <table:table-row table:style-name="ro2">
          <table:table-cell office:value-type="float" office:value="58.123589">
            <text:p>58,123589</text:p>
          </table:table-cell>
          <table:table-cell office:value-type="float" office:value="61.451336">
            <text:p>61,451336</text:p>
          </table:table-cell>
          <table:table-cell office:value-type="float" office:value="108.653756">
            <text:p>108,653756</text:p>
          </table:table-cell>
          <table:table-cell office:value-type="float" office:value="121.658372">
            <text:p>121,658372</text:p>
          </table:table-cell>
          <table:table-cell office:value-type="float" office:value="212.497041">
            <text:p>212,497041</text:p>
          </table:table-cell>
          <table:table-cell office:value-type="float" office:value="101.909721">
            <text:p>101,909721</text:p>
          </table:table-cell>
          <table:table-cell office:value-type="float" office:value="31.838321">
            <text:p>31,838321</text:p>
          </table:table-cell>
          <table:table-cell office:value-type="float" office:value="31.311809">
            <text:p>31,311809</text:p>
          </table:table-cell>
          <table:table-cell office:value-type="float" office:value="118.141674">
            <text:p>118,141674</text:p>
          </table:table-cell>
          <table:table-cell office:value-type="float" office:value="112.61345">
            <text:p>112,61345</text:p>
          </table:table-cell>
          <table:table-cell table:number-columns-repeated="491"/>
        </table:table-row>
        <table:table-row table:style-name="ro2">
          <table:table-cell office:value-type="float" office:value="55.569836">
            <text:p>55,569836</text:p>
          </table:table-cell>
          <table:table-cell office:value-type="float" office:value="64.887424">
            <text:p>64,887424</text:p>
          </table:table-cell>
          <table:table-cell office:value-type="float" office:value="138.118522">
            <text:p>138,118522</text:p>
          </table:table-cell>
          <table:table-cell office:value-type="float" office:value="70.170545">
            <text:p>70,170545</text:p>
          </table:table-cell>
          <table:table-cell office:value-type="float" office:value="100.071353">
            <text:p>100,071353</text:p>
          </table:table-cell>
          <table:table-cell office:value-type="float" office:value="273.782963">
            <text:p>273,782963</text:p>
          </table:table-cell>
          <table:table-cell office:value-type="float" office:value="43.44572">
            <text:p>43,44572</text:p>
          </table:table-cell>
          <table:table-cell office:value-type="float" office:value="40.749184">
            <text:p>40,749184</text:p>
          </table:table-cell>
          <table:table-cell office:value-type="float" office:value="114.150899">
            <text:p>114,150899</text:p>
          </table:table-cell>
          <table:table-cell office:value-type="float" office:value="90.106586">
            <text:p>90,106586</text:p>
          </table:table-cell>
          <table:table-cell table:number-columns-repeated="491"/>
        </table:table-row>
        <table:table-row table:style-name="ro2">
          <table:table-cell office:value-type="float" office:value="60.423116">
            <text:p>60,423116</text:p>
          </table:table-cell>
          <table:table-cell office:value-type="float" office:value="61.738459">
            <text:p>61,738459</text:p>
          </table:table-cell>
          <table:table-cell office:value-type="float" office:value="111.993952">
            <text:p>111,993952</text:p>
          </table:table-cell>
          <table:table-cell office:value-type="float" office:value="131.794287">
            <text:p>131,794287</text:p>
          </table:table-cell>
          <table:table-cell office:value-type="float" office:value="109.113491">
            <text:p>109,113491</text:p>
          </table:table-cell>
          <table:table-cell office:value-type="float" office:value="100.854515">
            <text:p>100,854515</text:p>
          </table:table-cell>
          <table:table-cell office:value-type="float" office:value="32.801713">
            <text:p>32,801713</text:p>
          </table:table-cell>
          <table:table-cell office:value-type="float" office:value="33.999016">
            <text:p>33,999016</text:p>
          </table:table-cell>
          <table:table-cell office:value-type="float" office:value="110.677506">
            <text:p>110,677506</text:p>
          </table:table-cell>
          <table:table-cell office:value-type="float" office:value="111.161811">
            <text:p>111,161811</text:p>
          </table:table-cell>
          <table:table-cell table:number-columns-repeated="491"/>
        </table:table-row>
        <table:table-row table:style-name="ro2">
          <table:table-cell office:value-type="float" office:value="62.1114">
            <text:p>62,1114</text:p>
          </table:table-cell>
          <table:table-cell office:value-type="float" office:value="54.424756">
            <text:p>54,424756</text:p>
          </table:table-cell>
          <table:table-cell office:value-type="float" office:value="108.491839">
            <text:p>108,491839</text:p>
          </table:table-cell>
          <table:table-cell office:value-type="float" office:value="113.839889">
            <text:p>113,839889</text:p>
          </table:table-cell>
          <table:table-cell office:value-type="float" office:value="112.912553">
            <text:p>112,912553</text:p>
          </table:table-cell>
          <table:table-cell office:value-type="float" office:value="97.561702">
            <text:p>97,561702</text:p>
          </table:table-cell>
          <table:table-cell office:value-type="float" office:value="40.220452">
            <text:p>40,220452</text:p>
          </table:table-cell>
          <table:table-cell office:value-type="float" office:value="29.634234">
            <text:p>29,634234</text:p>
          </table:table-cell>
          <table:table-cell office:value-type="float" office:value="115.887793">
            <text:p>115,887793</text:p>
          </table:table-cell>
          <table:table-cell office:value-type="float" office:value="121.941607">
            <text:p>121,941607</text:p>
          </table:table-cell>
          <table:table-cell table:number-columns-repeated="491"/>
        </table:table-row>
        <table:table-row table:style-name="ro2">
          <table:table-cell office:value-type="float" office:value="62.505747">
            <text:p>62,505747</text:p>
          </table:table-cell>
          <table:table-cell office:value-type="float" office:value="63.128642">
            <text:p>63,128642</text:p>
          </table:table-cell>
          <table:table-cell office:value-type="float" office:value="141.503437">
            <text:p>141,503437</text:p>
          </table:table-cell>
          <table:table-cell office:value-type="float" office:value="86.803022">
            <text:p>86,803022</text:p>
          </table:table-cell>
          <table:table-cell office:value-type="float" office:value="152.107427">
            <text:p>152,107427</text:p>
          </table:table-cell>
          <table:table-cell office:value-type="float" office:value="170.488321">
            <text:p>170,488321</text:p>
          </table:table-cell>
          <table:table-cell office:value-type="float" office:value="33.798587">
            <text:p>33,798587</text:p>
          </table:table-cell>
          <table:table-cell office:value-type="float" office:value="41.316877">
            <text:p>41,316877</text:p>
          </table:table-cell>
          <table:table-cell office:value-type="float" office:value="101.940608">
            <text:p>101,940608</text:p>
          </table:table-cell>
          <table:table-cell office:value-type="float" office:value="100.444048">
            <text:p>100,444048</text:p>
          </table:table-cell>
          <table:table-cell table:number-columns-repeated="491"/>
        </table:table-row>
        <table:table-row table:style-name="ro2">
          <table:table-cell office:value-type="float" office:value="63.038329">
            <text:p>63,038329</text:p>
          </table:table-cell>
          <table:table-cell office:value-type="float" office:value="55.939082">
            <text:p>55,939082</text:p>
          </table:table-cell>
          <table:table-cell office:value-type="float" office:value="88.625239">
            <text:p>88,625239</text:p>
          </table:table-cell>
          <table:table-cell office:value-type="float" office:value="119.164852">
            <text:p>119,164852</text:p>
          </table:table-cell>
          <table:table-cell office:value-type="float" office:value="126.999293">
            <text:p>126,999293</text:p>
          </table:table-cell>
          <table:table-cell office:value-type="float" office:value="112.393599">
            <text:p>112,393599</text:p>
          </table:table-cell>
          <table:table-cell office:value-type="float" office:value="36.697178">
            <text:p>36,697178</text:p>
          </table:table-cell>
          <table:table-cell office:value-type="float" office:value="37.273905">
            <text:p>37,273905</text:p>
          </table:table-cell>
          <table:table-cell office:value-type="float" office:value="86.012007">
            <text:p>86,012007</text:p>
          </table:table-cell>
          <table:table-cell office:value-type="float" office:value="152.221031">
            <text:p>152,221031</text:p>
          </table:table-cell>
          <table:table-cell table:number-columns-repeated="491"/>
        </table:table-row>
        <table:table-row table:style-name="ro2">
          <table:table-cell office:value-type="float" office:value="63.699427">
            <text:p>63,699427</text:p>
          </table:table-cell>
          <table:table-cell office:value-type="float" office:value="57.225552">
            <text:p>57,225552</text:p>
          </table:table-cell>
          <table:table-cell office:value-type="float" office:value="94.40804">
            <text:p>94,40804</text:p>
          </table:table-cell>
          <table:table-cell office:value-type="float" office:value="102.48224">
            <text:p>102,48224</text:p>
          </table:table-cell>
          <table:table-cell office:value-type="float" office:value="152.307687">
            <text:p>152,307687</text:p>
          </table:table-cell>
          <table:table-cell office:value-type="float" office:value="235.49878">
            <text:p>235,49878</text:p>
          </table:table-cell>
          <table:table-cell office:value-type="float" office:value="38.75763">
            <text:p>38,75763</text:p>
          </table:table-cell>
          <table:table-cell office:value-type="float" office:value="26.726624">
            <text:p>26,726624</text:p>
          </table:table-cell>
          <table:table-cell office:value-type="float" office:value="107.447138">
            <text:p>107,447138</text:p>
          </table:table-cell>
          <table:table-cell office:value-type="float" office:value="121.460371">
            <text:p>121,460371</text:p>
          </table:table-cell>
          <table:table-cell table:number-columns-repeated="491"/>
        </table:table-row>
        <table:table-row table:style-name="ro2">
          <table:table-cell office:value-type="float" office:value="66.285214">
            <text:p>66,285214</text:p>
          </table:table-cell>
          <table:table-cell office:value-type="float" office:value="60.218545">
            <text:p>60,218545</text:p>
          </table:table-cell>
          <table:table-cell office:value-type="float" office:value="76.086008">
            <text:p>76,086008</text:p>
          </table:table-cell>
          <table:table-cell office:value-type="float" office:value="122.840356">
            <text:p>122,840356</text:p>
          </table:table-cell>
          <table:table-cell office:value-type="float" office:value="149.578422">
            <text:p>149,578422</text:p>
          </table:table-cell>
          <table:table-cell office:value-type="float" office:value="121.13595">
            <text:p>121,13595</text:p>
          </table:table-cell>
          <table:table-cell office:value-type="float" office:value="39.399888">
            <text:p>39,399888</text:p>
          </table:table-cell>
          <table:table-cell office:value-type="float" office:value="33.653908">
            <text:p>33,653908</text:p>
          </table:table-cell>
          <table:table-cell office:value-type="float" office:value="121.570645">
            <text:p>121,570645</text:p>
          </table:table-cell>
          <table:table-cell office:value-type="float" office:value="97.578645">
            <text:p>97,578645</text:p>
          </table:table-cell>
          <table:table-cell table:number-columns-repeated="491"/>
        </table:table-row>
        <table:table-row table:style-name="ro2">
          <table:table-cell office:value-type="float" office:value="62.24086">
            <text:p>62,24086</text:p>
          </table:table-cell>
          <table:table-cell office:value-type="float" office:value="60.592342">
            <text:p>60,592342</text:p>
          </table:table-cell>
          <table:table-cell office:value-type="float" office:value="114.214678">
            <text:p>114,214678</text:p>
          </table:table-cell>
          <table:table-cell office:value-type="float" office:value="89.49172">
            <text:p>89,49172</text:p>
          </table:table-cell>
          <table:table-cell office:value-type="float" office:value="98.598205">
            <text:p>98,598205</text:p>
          </table:table-cell>
          <table:table-cell office:value-type="float" office:value="156.287401">
            <text:p>156,287401</text:p>
          </table:table-cell>
          <table:table-cell office:value-type="float" office:value="39.556388">
            <text:p>39,556388</text:p>
          </table:table-cell>
          <table:table-cell office:value-type="float" office:value="36.434038">
            <text:p>36,434038</text:p>
          </table:table-cell>
          <table:table-cell office:value-type="float" office:value="109.389697">
            <text:p>109,389697</text:p>
          </table:table-cell>
          <table:table-cell office:value-type="float" office:value="112.037656">
            <text:p>112,037656</text:p>
          </table:table-cell>
          <table:table-cell table:number-columns-repeated="491"/>
        </table:table-row>
        <table:table-row table:style-name="ro2">
          <table:table-cell office:value-type="float" office:value="60.655772">
            <text:p>60,655772</text:p>
          </table:table-cell>
          <table:table-cell office:value-type="float" office:value="59.388963">
            <text:p>59,388963</text:p>
          </table:table-cell>
          <table:table-cell office:value-type="float" office:value="137.803346">
            <text:p>137,803346</text:p>
          </table:table-cell>
          <table:table-cell office:value-type="float" office:value="111.502926">
            <text:p>111,502926</text:p>
          </table:table-cell>
          <table:table-cell office:value-type="float" office:value="110.965484">
            <text:p>110,965484</text:p>
          </table:table-cell>
          <table:table-cell office:value-type="float" office:value="184.290885">
            <text:p>184,290885</text:p>
          </table:table-cell>
          <table:table-cell office:value-type="float" office:value="36.806599">
            <text:p>36,806599</text:p>
          </table:table-cell>
          <table:table-cell office:value-type="float" office:value="51.431999">
            <text:p>51,431999</text:p>
          </table:table-cell>
          <table:table-cell office:value-type="float" office:value="107.176053">
            <text:p>107,176053</text:p>
          </table:table-cell>
          <table:table-cell office:value-type="float" office:value="87.956083">
            <text:p>87,956083</text:p>
          </table:table-cell>
          <table:table-cell table:number-columns-repeated="491"/>
        </table:table-row>
        <table:table-row table:style-name="ro2">
          <table:table-cell office:value-type="float" office:value="65.211311">
            <text:p>65,211311</text:p>
          </table:table-cell>
          <table:table-cell office:value-type="float" office:value="59.32302">
            <text:p>59,32302</text:p>
          </table:table-cell>
          <table:table-cell office:value-type="float" office:value="108.422374">
            <text:p>108,422374</text:p>
          </table:table-cell>
          <table:table-cell office:value-type="float" office:value="86.860144">
            <text:p>86,860144</text:p>
          </table:table-cell>
          <table:table-cell office:value-type="float" office:value="149.923084">
            <text:p>149,923084</text:p>
          </table:table-cell>
          <table:table-cell office:value-type="float" office:value="144.266845">
            <text:p>144,266845</text:p>
          </table:table-cell>
          <table:table-cell office:value-type="float" office:value="37.855048">
            <text:p>37,855048</text:p>
          </table:table-cell>
          <table:table-cell office:value-type="float" office:value="28.781929">
            <text:p>28,781929</text:p>
          </table:table-cell>
          <table:table-cell office:value-type="float" office:value="107.843261">
            <text:p>107,843261</text:p>
          </table:table-cell>
          <table:table-cell office:value-type="float" office:value="77.771132">
            <text:p>77,771132</text:p>
          </table:table-cell>
          <table:table-cell table:number-columns-repeated="491"/>
        </table:table-row>
        <table:table-row table:style-name="ro2">
          <table:table-cell office:value-type="float" office:value="61.828601">
            <text:p>61,828601</text:p>
          </table:table-cell>
          <table:table-cell office:value-type="float" office:value="62.31191">
            <text:p>62,31191</text:p>
          </table:table-cell>
          <table:table-cell office:value-type="float" office:value="87.296142">
            <text:p>87,296142</text:p>
          </table:table-cell>
          <table:table-cell office:value-type="float" office:value="121.209423">
            <text:p>121,209423</text:p>
          </table:table-cell>
          <table:table-cell office:value-type="float" office:value="124.167657">
            <text:p>124,167657</text:p>
          </table:table-cell>
          <table:table-cell office:value-type="float" office:value="139.83166">
            <text:p>139,83166</text:p>
          </table:table-cell>
          <table:table-cell office:value-type="float" office:value="33.462251">
            <text:p>33,462251</text:p>
          </table:table-cell>
          <table:table-cell office:value-type="float" office:value="41.294217">
            <text:p>41,294217</text:p>
          </table:table-cell>
          <table:table-cell office:value-type="float" office:value="118.568544">
            <text:p>118,568544</text:p>
          </table:table-cell>
          <table:table-cell office:value-type="float" office:value="91.79369">
            <text:p>91,79369</text:p>
          </table:table-cell>
          <table:table-cell table:number-columns-repeated="491"/>
        </table:table-row>
        <table:table-row table:style-name="ro2">
          <table:table-cell office:value-type="float" office:value="67.106586">
            <text:p>67,106586</text:p>
          </table:table-cell>
          <table:table-cell office:value-type="float" office:value="78.182124">
            <text:p>78,182124</text:p>
          </table:table-cell>
          <table:table-cell office:value-type="float" office:value="138.534943">
            <text:p>138,534943</text:p>
          </table:table-cell>
          <table:table-cell office:value-type="float" office:value="134.96546">
            <text:p>134,96546</text:p>
          </table:table-cell>
          <table:table-cell office:value-type="float" office:value="156.912003">
            <text:p>156,912003</text:p>
          </table:table-cell>
          <table:table-cell office:value-type="float" office:value="146.719843">
            <text:p>146,719843</text:p>
          </table:table-cell>
          <table:table-cell office:value-type="float" office:value="33.725586">
            <text:p>33,725586</text:p>
          </table:table-cell>
          <table:table-cell office:value-type="float" office:value="31.71904">
            <text:p>31,71904</text:p>
          </table:table-cell>
          <table:table-cell office:value-type="float" office:value="102.357957">
            <text:p>102,357957</text:p>
          </table:table-cell>
          <table:table-cell office:value-type="float" office:value="90.004007">
            <text:p>90,004007</text:p>
          </table:table-cell>
          <table:table-cell table:number-columns-repeated="491"/>
        </table:table-row>
        <table:table-row table:style-name="ro2">
          <table:table-cell office:value-type="float" office:value="64.776114">
            <text:p>64,776114</text:p>
          </table:table-cell>
          <table:table-cell office:value-type="float" office:value="66.397354">
            <text:p>66,397354</text:p>
          </table:table-cell>
          <table:table-cell office:value-type="float" office:value="77.741612">
            <text:p>77,741612</text:p>
          </table:table-cell>
          <table:table-cell office:value-type="float" office:value="137.933068">
            <text:p>137,933068</text:p>
          </table:table-cell>
          <table:table-cell office:value-type="float" office:value="120.420662">
            <text:p>120,420662</text:p>
          </table:table-cell>
          <table:table-cell office:value-type="float" office:value="84.852016">
            <text:p>84,852016</text:p>
          </table:table-cell>
          <table:table-cell office:value-type="float" office:value="36.35611">
            <text:p>36,35611</text:p>
          </table:table-cell>
          <table:table-cell office:value-type="float" office:value="31.544547">
            <text:p>31,544547</text:p>
          </table:table-cell>
          <table:table-cell office:value-type="float" office:value="98.461495">
            <text:p>98,461495</text:p>
          </table:table-cell>
          <table:table-cell office:value-type="float" office:value="91.290119">
            <text:p>91,290119</text:p>
          </table:table-cell>
          <table:table-cell table:number-columns-repeated="491"/>
        </table:table-row>
        <table:table-row table:style-name="ro2">
          <table:table-cell office:value-type="float" office:value="66.398737">
            <text:p>66,398737</text:p>
          </table:table-cell>
          <table:table-cell office:value-type="float" office:value="71.51065">
            <text:p>71,51065</text:p>
          </table:table-cell>
          <table:table-cell office:value-type="float" office:value="101.913744">
            <text:p>101,913744</text:p>
          </table:table-cell>
          <table:table-cell office:value-type="float" office:value="145.475719">
            <text:p>145,475719</text:p>
          </table:table-cell>
          <table:table-cell office:value-type="float" office:value="158.675924">
            <text:p>158,675924</text:p>
          </table:table-cell>
          <table:table-cell office:value-type="float" office:value="92.885409">
            <text:p>92,885409</text:p>
          </table:table-cell>
          <table:table-cell office:value-type="float" office:value="36.23068">
            <text:p>36,23068</text:p>
          </table:table-cell>
          <table:table-cell office:value-type="float" office:value="25.235576">
            <text:p>25,235576</text:p>
          </table:table-cell>
          <table:table-cell office:value-type="float" office:value="81.230789">
            <text:p>81,230789</text:p>
          </table:table-cell>
          <table:table-cell office:value-type="float" office:value="104.658965">
            <text:p>104,658965</text:p>
          </table:table-cell>
          <table:table-cell table:number-columns-repeated="491"/>
        </table:table-row>
        <table:table-row table:style-name="ro2">
          <table:table-cell office:value-type="float" office:value="60.503997">
            <text:p>60,503997</text:p>
          </table:table-cell>
          <table:table-cell office:value-type="float" office:value="69.547106">
            <text:p>69,547106</text:p>
          </table:table-cell>
          <table:table-cell office:value-type="float" office:value="124.463553">
            <text:p>124,463553</text:p>
          </table:table-cell>
          <table:table-cell office:value-type="float" office:value="88.221403">
            <text:p>88,221403</text:p>
          </table:table-cell>
          <table:table-cell office:value-type="float" office:value="182.976186">
            <text:p>182,976186</text:p>
          </table:table-cell>
          <table:table-cell office:value-type="float" office:value="108.022442">
            <text:p>108,022442</text:p>
          </table:table-cell>
          <table:table-cell office:value-type="float" office:value="27.357982">
            <text:p>27,357982</text:p>
          </table:table-cell>
          <table:table-cell office:value-type="float" office:value="33.722939">
            <text:p>33,722939</text:p>
          </table:table-cell>
          <table:table-cell office:value-type="float" office:value="110.80077">
            <text:p>110,80077</text:p>
          </table:table-cell>
          <table:table-cell office:value-type="float" office:value="130.129762">
            <text:p>130,129762</text:p>
          </table:table-cell>
          <table:table-cell table:number-columns-repeated="491"/>
        </table:table-row>
        <table:table-row table:style-name="ro2">
          <table:table-cell office:value-type="float" office:value="57.510413">
            <text:p>57,510413</text:p>
          </table:table-cell>
          <table:table-cell office:value-type="float" office:value="58.846787">
            <text:p>58,846787</text:p>
          </table:table-cell>
          <table:table-cell office:value-type="float" office:value="144.912103">
            <text:p>144,912103</text:p>
          </table:table-cell>
          <table:table-cell office:value-type="float" office:value="87.357869">
            <text:p>87,357869</text:p>
          </table:table-cell>
          <table:table-cell office:value-type="float" office:value="117.395217">
            <text:p>117,395217</text:p>
          </table:table-cell>
          <table:table-cell office:value-type="float" office:value="172.158622">
            <text:p>172,158622</text:p>
          </table:table-cell>
          <table:table-cell office:value-type="float" office:value="37.397624">
            <text:p>37,397624</text:p>
          </table:table-cell>
          <table:table-cell office:value-type="float" office:value="34.33347">
            <text:p>34,33347</text:p>
          </table:table-cell>
          <table:table-cell office:value-type="float" office:value="92.520384">
            <text:p>92,520384</text:p>
          </table:table-cell>
          <table:table-cell office:value-type="float" office:value="103.502744">
            <text:p>103,502744</text:p>
          </table:table-cell>
          <table:table-cell table:number-columns-repeated="491"/>
        </table:table-row>
        <table:table-row table:style-name="ro2">
          <table:table-cell office:value-type="float" office:value="71.117295">
            <text:p>71,117295</text:p>
          </table:table-cell>
          <table:table-cell office:value-type="float" office:value="67.535846">
            <text:p>67,535846</text:p>
          </table:table-cell>
          <table:table-cell office:value-type="float" office:value="85.92768">
            <text:p>85,92768</text:p>
          </table:table-cell>
          <table:table-cell office:value-type="float" office:value="144.172389">
            <text:p>144,172389</text:p>
          </table:table-cell>
          <table:table-cell office:value-type="float" office:value="112.897913">
            <text:p>112,897913</text:p>
          </table:table-cell>
          <table:table-cell office:value-type="float" office:value="89.723301">
            <text:p>89,723301</text:p>
          </table:table-cell>
          <table:table-cell office:value-type="float" office:value="34.786107">
            <text:p>34,786107</text:p>
          </table:table-cell>
          <table:table-cell office:value-type="float" office:value="30.756304">
            <text:p>30,756304</text:p>
          </table:table-cell>
          <table:table-cell office:value-type="float" office:value="107.342528">
            <text:p>107,342528</text:p>
          </table:table-cell>
          <table:table-cell office:value-type="float" office:value="97.972222">
            <text:p>97,972222</text:p>
          </table:table-cell>
          <table:table-cell table:number-columns-repeated="491"/>
        </table:table-row>
        <table:table-row table:style-name="ro2">
          <table:table-cell office:value-type="float" office:value="69.713901">
            <text:p>69,713901</text:p>
          </table:table-cell>
          <table:table-cell office:value-type="float" office:value="67.580308">
            <text:p>67,580308</text:p>
          </table:table-cell>
          <table:table-cell office:value-type="float" office:value="112.211937">
            <text:p>112,211937</text:p>
          </table:table-cell>
          <table:table-cell office:value-type="float" office:value="147.634574">
            <text:p>147,634574</text:p>
          </table:table-cell>
          <table:table-cell office:value-type="float" office:value="177.835383">
            <text:p>177,835383</text:p>
          </table:table-cell>
          <table:table-cell office:value-type="float" office:value="116.724681">
            <text:p>116,724681</text:p>
          </table:table-cell>
          <table:table-cell office:value-type="float" office:value="33.494299">
            <text:p>33,494299</text:p>
          </table:table-cell>
          <table:table-cell office:value-type="float" office:value="36.31037">
            <text:p>36,31037</text:p>
          </table:table-cell>
          <table:table-cell office:value-type="float" office:value="86.460505">
            <text:p>86,460505</text:p>
          </table:table-cell>
          <table:table-cell office:value-type="float" office:value="79.804971">
            <text:p>79,804971</text:p>
          </table:table-cell>
          <table:table-cell table:number-columns-repeated="491"/>
        </table:table-row>
        <table:table-row table:style-name="ro2">
          <table:table-cell office:value-type="float" office:value="64.24199">
            <text:p>64,24199</text:p>
          </table:table-cell>
          <table:table-cell office:value-type="float" office:value="80.487833">
            <text:p>80,487833</text:p>
          </table:table-cell>
          <table:table-cell office:value-type="float" office:value="122.316975">
            <text:p>122,316975</text:p>
          </table:table-cell>
          <table:table-cell office:value-type="float" office:value="133.654175">
            <text:p>133,654175</text:p>
          </table:table-cell>
          <table:table-cell office:value-type="float" office:value="153.537551">
            <text:p>153,537551</text:p>
          </table:table-cell>
          <table:table-cell office:value-type="float" office:value="166.025198">
            <text:p>166,025198</text:p>
          </table:table-cell>
          <table:table-cell office:value-type="float" office:value="37.442842">
            <text:p>37,442842</text:p>
          </table:table-cell>
          <table:table-cell office:value-type="float" office:value="28.031501">
            <text:p>28,031501</text:p>
          </table:table-cell>
          <table:table-cell office:value-type="float" office:value="103.322915">
            <text:p>103,322915</text:p>
          </table:table-cell>
          <table:table-cell office:value-type="float" office:value="67.927897">
            <text:p>67,927897</text:p>
          </table:table-cell>
          <table:table-cell table:number-columns-repeated="491"/>
        </table:table-row>
        <table:table-row table:style-name="ro2">
          <table:table-cell office:value-type="float" office:value="69.020721">
            <text:p>69,020721</text:p>
          </table:table-cell>
          <table:table-cell office:value-type="float" office:value="54.046647">
            <text:p>54,046647</text:p>
          </table:table-cell>
          <table:table-cell office:value-type="float" office:value="113.688373">
            <text:p>113,688373</text:p>
          </table:table-cell>
          <table:table-cell office:value-type="float" office:value="132.932635">
            <text:p>132,932635</text:p>
          </table:table-cell>
          <table:table-cell office:value-type="float" office:value="140.014942">
            <text:p>140,014942</text:p>
          </table:table-cell>
          <table:table-cell office:value-type="float" office:value="80.66236">
            <text:p>80,66236</text:p>
          </table:table-cell>
          <table:table-cell office:value-type="float" office:value="25.571254">
            <text:p>25,571254</text:p>
          </table:table-cell>
          <table:table-cell office:value-type="float" office:value="36.498547">
            <text:p>36,498547</text:p>
          </table:table-cell>
          <table:table-cell office:value-type="float" office:value="92.647981">
            <text:p>92,647981</text:p>
          </table:table-cell>
          <table:table-cell office:value-type="float" office:value="80.582289">
            <text:p>80,582289</text:p>
          </table:table-cell>
          <table:table-cell table:number-columns-repeated="491"/>
        </table:table-row>
        <table:table-row table:style-name="ro2">
          <table:table-cell office:value-type="float" office:value="74.403246">
            <text:p>74,403246</text:p>
          </table:table-cell>
          <table:table-cell office:value-type="float" office:value="68.074355">
            <text:p>68,074355</text:p>
          </table:table-cell>
          <table:table-cell office:value-type="float" office:value="99.757163">
            <text:p>99,757163</text:p>
          </table:table-cell>
          <table:table-cell office:value-type="float" office:value="144.80548">
            <text:p>144,80548</text:p>
          </table:table-cell>
          <table:table-cell office:value-type="float" office:value="178.95467">
            <text:p>178,95467</text:p>
          </table:table-cell>
          <table:table-cell office:value-type="float" office:value="135.881222">
            <text:p>135,881222</text:p>
          </table:table-cell>
          <table:table-cell office:value-type="float" office:value="34.866005">
            <text:p>34,866005</text:p>
          </table:table-cell>
          <table:table-cell office:value-type="float" office:value="32.067888">
            <text:p>32,067888</text:p>
          </table:table-cell>
          <table:table-cell office:value-type="float" office:value="103.535754">
            <text:p>103,535754</text:p>
          </table:table-cell>
          <table:table-cell office:value-type="float" office:value="88.794852">
            <text:p>88,794852</text:p>
          </table:table-cell>
          <table:table-cell table:number-columns-repeated="491"/>
        </table:table-row>
        <table:table-row table:style-name="ro2">
          <table:table-cell office:value-type="float" office:value="71.6855">
            <text:p>71,6855</text:p>
          </table:table-cell>
          <table:table-cell office:value-type="float" office:value="71.442082">
            <text:p>71,442082</text:p>
          </table:table-cell>
          <table:table-cell office:value-type="float" office:value="120.952048">
            <text:p>120,952048</text:p>
          </table:table-cell>
          <table:table-cell office:value-type="float" office:value="76.09154">
            <text:p>76,09154</text:p>
          </table:table-cell>
          <table:table-cell office:value-type="float" office:value="161.624544">
            <text:p>161,624544</text:p>
          </table:table-cell>
          <table:table-cell office:value-type="float" office:value="179.426866">
            <text:p>179,426866</text:p>
          </table:table-cell>
          <table:table-cell office:value-type="float" office:value="33.688946">
            <text:p>33,688946</text:p>
          </table:table-cell>
          <table:table-cell office:value-type="float" office:value="34.358043">
            <text:p>34,358043</text:p>
          </table:table-cell>
          <table:table-cell office:value-type="float" office:value="101.194296">
            <text:p>101,194296</text:p>
          </table:table-cell>
          <table:table-cell office:value-type="float" office:value="90.794035">
            <text:p>90,794035</text:p>
          </table:table-cell>
          <table:table-cell table:number-columns-repeated="491"/>
        </table:table-row>
        <table:table-row table:style-name="ro2">
          <table:table-cell office:value-type="float" office:value="67.702562">
            <text:p>67,702562</text:p>
          </table:table-cell>
          <table:table-cell office:value-type="float" office:value="71.266924">
            <text:p>71,266924</text:p>
          </table:table-cell>
          <table:table-cell office:value-type="float" office:value="118.075788">
            <text:p>118,075788</text:p>
          </table:table-cell>
          <table:table-cell office:value-type="float" office:value="108.383384">
            <text:p>108,383384</text:p>
          </table:table-cell>
          <table:table-cell office:value-type="float" office:value="126.721283">
            <text:p>126,721283</text:p>
          </table:table-cell>
          <table:table-cell office:value-type="float" office:value="71.357218">
            <text:p>71,357218</text:p>
          </table:table-cell>
          <table:table-cell office:value-type="float" office:value="32.996647">
            <text:p>32,996647</text:p>
          </table:table-cell>
          <table:table-cell office:value-type="float" office:value="36.768491">
            <text:p>36,768491</text:p>
          </table:table-cell>
          <table:table-cell office:value-type="float" office:value="86.739682">
            <text:p>86,739682</text:p>
          </table:table-cell>
          <table:table-cell office:value-type="float" office:value="95.780946">
            <text:p>95,780946</text:p>
          </table:table-cell>
          <table:table-cell table:number-columns-repeated="491"/>
        </table:table-row>
        <table:table-row table:style-name="ro2">
          <table:table-cell office:value-type="float" office:value="62.005357">
            <text:p>62,005357</text:p>
          </table:table-cell>
          <table:table-cell office:value-type="float" office:value="97.668172">
            <text:p>97,668172</text:p>
          </table:table-cell>
          <table:table-cell office:value-type="float" office:value="121.820886">
            <text:p>121,820886</text:p>
          </table:table-cell>
          <table:table-cell office:value-type="float" office:value="157.664159">
            <text:p>157,664159</text:p>
          </table:table-cell>
          <table:table-cell office:value-type="float" office:value="147.530223">
            <text:p>147,530223</text:p>
          </table:table-cell>
          <table:table-cell office:value-type="float" office:value="155.715146">
            <text:p>155,715146</text:p>
          </table:table-cell>
          <table:table-cell office:value-type="float" office:value="33.918353">
            <text:p>33,918353</text:p>
          </table:table-cell>
          <table:table-cell office:value-type="float" office:value="31.724471">
            <text:p>31,724471</text:p>
          </table:table-cell>
          <table:table-cell office:value-type="float" office:value="91.38887">
            <text:p>91,38887</text:p>
          </table:table-cell>
          <table:table-cell office:value-type="float" office:value="100.106189">
            <text:p>100,106189</text:p>
          </table:table-cell>
          <table:table-cell table:number-columns-repeated="491"/>
        </table:table-row>
        <table:table-row table:style-name="ro2">
          <table:table-cell office:value-type="float" office:value="60.794593">
            <text:p>60,794593</text:p>
          </table:table-cell>
          <table:table-cell office:value-type="float" office:value="79.26295">
            <text:p>79,26295</text:p>
          </table:table-cell>
          <table:table-cell office:value-type="float" office:value="131.971625">
            <text:p>131,971625</text:p>
          </table:table-cell>
          <table:table-cell office:value-type="float" office:value="153.834084">
            <text:p>153,834084</text:p>
          </table:table-cell>
          <table:table-cell office:value-type="float" office:value="132.536862">
            <text:p>132,536862</text:p>
          </table:table-cell>
          <table:table-cell office:value-type="float" office:value="133.219938">
            <text:p>133,219938</text:p>
          </table:table-cell>
          <table:table-cell office:value-type="float" office:value="29.110063">
            <text:p>29,110063</text:p>
          </table:table-cell>
          <table:table-cell office:value-type="float" office:value="32.52602">
            <text:p>32,52602</text:p>
          </table:table-cell>
          <table:table-cell office:value-type="float" office:value="101.299304">
            <text:p>101,299304</text:p>
          </table:table-cell>
          <table:table-cell office:value-type="float" office:value="94.861015">
            <text:p>94,861015</text:p>
          </table:table-cell>
          <table:table-cell table:number-columns-repeated="491"/>
        </table:table-row>
        <table:table-row table:style-name="ro2">
          <table:table-cell office:value-type="float" office:value="66.24145">
            <text:p>66,24145</text:p>
          </table:table-cell>
          <table:table-cell office:value-type="float" office:value="56.892595">
            <text:p>56,892595</text:p>
          </table:table-cell>
          <table:table-cell office:value-type="float" office:value="101.057097">
            <text:p>101,057097</text:p>
          </table:table-cell>
          <table:table-cell office:value-type="float" office:value="104.793976">
            <text:p>104,793976</text:p>
          </table:table-cell>
          <table:table-cell office:value-type="float" office:value="117.302951">
            <text:p>117,302951</text:p>
          </table:table-cell>
          <table:table-cell office:value-type="float" office:value="143.199543">
            <text:p>143,199543</text:p>
          </table:table-cell>
          <table:table-cell office:value-type="float" office:value="27.807638">
            <text:p>27,807638</text:p>
          </table:table-cell>
          <table:table-cell office:value-type="float" office:value="28.403609">
            <text:p>28,403609</text:p>
          </table:table-cell>
          <table:table-cell office:value-type="float" office:value="91.566261">
            <text:p>91,566261</text:p>
          </table:table-cell>
          <table:table-cell office:value-type="float" office:value="80.69781">
            <text:p>80,69781</text:p>
          </table:table-cell>
          <table:table-cell table:number-columns-repeated="491"/>
        </table:table-row>
        <table:table-row table:style-name="ro2">
          <table:table-cell office:value-type="float" office:value="59.406533">
            <text:p>59,406533</text:p>
          </table:table-cell>
          <table:table-cell office:value-type="float" office:value="78.667842">
            <text:p>78,667842</text:p>
          </table:table-cell>
          <table:table-cell office:value-type="float" office:value="85.293341">
            <text:p>85,293341</text:p>
          </table:table-cell>
          <table:table-cell office:value-type="float" office:value="73.510064">
            <text:p>73,510064</text:p>
          </table:table-cell>
          <table:table-cell office:value-type="float" office:value="158.783851">
            <text:p>158,783851</text:p>
          </table:table-cell>
          <table:table-cell office:value-type="float" office:value="193.058143">
            <text:p>193,058143</text:p>
          </table:table-cell>
          <table:table-cell office:value-type="float" office:value="25.619961">
            <text:p>25,619961</text:p>
          </table:table-cell>
          <table:table-cell office:value-type="float" office:value="28.62028">
            <text:p>28,62028</text:p>
          </table:table-cell>
          <table:table-cell office:value-type="float" office:value="89.287552">
            <text:p>89,287552</text:p>
          </table:table-cell>
          <table:table-cell office:value-type="float" office:value="98.094015">
            <text:p>98,094015</text:p>
          </table:table-cell>
          <table:table-cell table:number-columns-repeated="491"/>
        </table:table-row>
        <table:table-row table:style-name="ro2">
          <table:table-cell office:value-type="float" office:value="71.897811">
            <text:p>71,897811</text:p>
          </table:table-cell>
          <table:table-cell office:value-type="float" office:value="71.739327">
            <text:p>71,739327</text:p>
          </table:table-cell>
          <table:table-cell office:value-type="float" office:value="109.357412">
            <text:p>109,357412</text:p>
          </table:table-cell>
          <table:table-cell office:value-type="float" office:value="114.815091">
            <text:p>114,815091</text:p>
          </table:table-cell>
          <table:table-cell office:value-type="float" office:value="113.426913">
            <text:p>113,426913</text:p>
          </table:table-cell>
          <table:table-cell office:value-type="float" office:value="109.9467">
            <text:p>109,9467</text:p>
          </table:table-cell>
          <table:table-cell office:value-type="float" office:value="35.574069">
            <text:p>35,574069</text:p>
          </table:table-cell>
          <table:table-cell office:value-type="float" office:value="28.908693">
            <text:p>28,908693</text:p>
          </table:table-cell>
          <table:table-cell office:value-type="float" office:value="90.296497">
            <text:p>90,296497</text:p>
          </table:table-cell>
          <table:table-cell office:value-type="float" office:value="92.338106">
            <text:p>92,338106</text:p>
          </table:table-cell>
          <table:table-cell table:number-columns-repeated="491"/>
        </table:table-row>
        <table:table-row table:style-name="ro2">
          <table:table-cell office:value-type="float" office:value="72.959512">
            <text:p>72,959512</text:p>
          </table:table-cell>
          <table:table-cell office:value-type="float" office:value="72.68619">
            <text:p>72,68619</text:p>
          </table:table-cell>
          <table:table-cell office:value-type="float" office:value="95.063404">
            <text:p>95,063404</text:p>
          </table:table-cell>
          <table:table-cell office:value-type="float" office:value="99.71138">
            <text:p>99,71138</text:p>
          </table:table-cell>
          <table:table-cell office:value-type="float" office:value="128.207276">
            <text:p>128,207276</text:p>
          </table:table-cell>
          <table:table-cell office:value-type="float" office:value="114.523924">
            <text:p>114,523924</text:p>
          </table:table-cell>
          <table:table-cell office:value-type="float" office:value="33.083445">
            <text:p>33,083445</text:p>
          </table:table-cell>
          <table:table-cell office:value-type="float" office:value="25.613727">
            <text:p>25,613727</text:p>
          </table:table-cell>
          <table:table-cell office:value-type="float" office:value="92.550528">
            <text:p>92,550528</text:p>
          </table:table-cell>
          <table:table-cell office:value-type="float" office:value="99.802642">
            <text:p>99,802642</text:p>
          </table:table-cell>
          <table:table-cell table:number-columns-repeated="491"/>
        </table:table-row>
        <table:table-row table:style-name="ro2">
          <table:table-cell office:value-type="float" office:value="74.292406">
            <text:p>74,292406</text:p>
          </table:table-cell>
          <table:table-cell office:value-type="float" office:value="66.138516">
            <text:p>66,138516</text:p>
          </table:table-cell>
          <table:table-cell office:value-type="float" office:value="94.711851">
            <text:p>94,711851</text:p>
          </table:table-cell>
          <table:table-cell office:value-type="float" office:value="96.080594">
            <text:p>96,080594</text:p>
          </table:table-cell>
          <table:table-cell office:value-type="float" office:value="108.556824">
            <text:p>108,556824</text:p>
          </table:table-cell>
          <table:table-cell office:value-type="float" office:value="102.088419">
            <text:p>102,088419</text:p>
          </table:table-cell>
          <table:table-cell office:value-type="float" office:value="30.510153">
            <text:p>30,510153</text:p>
          </table:table-cell>
          <table:table-cell office:value-type="float" office:value="28.233762">
            <text:p>28,233762</text:p>
          </table:table-cell>
          <table:table-cell office:value-type="float" office:value="98.73236">
            <text:p>98,73236</text:p>
          </table:table-cell>
          <table:table-cell office:value-type="float" office:value="88.982916">
            <text:p>88,982916</text:p>
          </table:table-cell>
          <table:table-cell table:number-columns-repeated="491"/>
        </table:table-row>
        <table:table-row table:style-name="ro2">
          <table:table-cell office:value-type="float" office:value="67.069034">
            <text:p>67,069034</text:p>
          </table:table-cell>
          <table:table-cell office:value-type="float" office:value="64.305614">
            <text:p>64,305614</text:p>
          </table:table-cell>
          <table:table-cell office:value-type="float" office:value="107.961545">
            <text:p>107,961545</text:p>
          </table:table-cell>
          <table:table-cell office:value-type="float" office:value="117.308563">
            <text:p>117,308563</text:p>
          </table:table-cell>
          <table:table-cell office:value-type="float" office:value="108.821089">
            <text:p>108,821089</text:p>
          </table:table-cell>
          <table:table-cell office:value-type="float" office:value="121.328023">
            <text:p>121,328023</text:p>
          </table:table-cell>
          <table:table-cell office:value-type="float" office:value="28.169766">
            <text:p>28,169766</text:p>
          </table:table-cell>
          <table:table-cell office:value-type="float" office:value="33.364341">
            <text:p>33,364341</text:p>
          </table:table-cell>
          <table:table-cell office:value-type="float" office:value="83.930171">
            <text:p>83,930171</text:p>
          </table:table-cell>
          <table:table-cell office:value-type="float" office:value="89.332849">
            <text:p>89,332849</text:p>
          </table:table-cell>
          <table:table-cell table:number-columns-repeated="491"/>
        </table:table-row>
        <table:table-row table:style-name="ro2">
          <table:table-cell office:value-type="float" office:value="72.05052">
            <text:p>72,05052</text:p>
          </table:table-cell>
          <table:table-cell office:value-type="float" office:value="70.231679">
            <text:p>70,231679</text:p>
          </table:table-cell>
          <table:table-cell office:value-type="float" office:value="134.291842">
            <text:p>134,291842</text:p>
          </table:table-cell>
          <table:table-cell office:value-type="float" office:value="93.77215">
            <text:p>93,77215</text:p>
          </table:table-cell>
          <table:table-cell office:value-type="float" office:value="135.79351">
            <text:p>135,79351</text:p>
          </table:table-cell>
          <table:table-cell office:value-type="float" office:value="190.153903">
            <text:p>190,153903</text:p>
          </table:table-cell>
          <table:table-cell office:value-type="float" office:value="31.470796">
            <text:p>31,470796</text:p>
          </table:table-cell>
          <table:table-cell office:value-type="float" office:value="29.165978">
            <text:p>29,165978</text:p>
          </table:table-cell>
          <table:table-cell office:value-type="float" office:value="95.71139">
            <text:p>95,71139</text:p>
          </table:table-cell>
          <table:table-cell office:value-type="float" office:value="92.719758">
            <text:p>92,719758</text:p>
          </table:table-cell>
          <table:table-cell table:number-columns-repeated="491"/>
        </table:table-row>
        <table:table-row table:style-name="ro2">
          <table:table-cell office:value-type="float" office:value="85.408555">
            <text:p>85,408555</text:p>
          </table:table-cell>
          <table:table-cell office:value-type="float" office:value="74.666012">
            <text:p>74,666012</text:p>
          </table:table-cell>
          <table:table-cell office:value-type="float" office:value="103.734427">
            <text:p>103,734427</text:p>
          </table:table-cell>
          <table:table-cell office:value-type="float" office:value="123.648348">
            <text:p>123,648348</text:p>
          </table:table-cell>
          <table:table-cell office:value-type="float" office:value="154.397753">
            <text:p>154,397753</text:p>
          </table:table-cell>
          <table:table-cell office:value-type="float" office:value="189.212817">
            <text:p>189,212817</text:p>
          </table:table-cell>
          <table:table-cell office:value-type="float" office:value="28.883112">
            <text:p>28,883112</text:p>
          </table:table-cell>
          <table:table-cell office:value-type="float" office:value="35.129538">
            <text:p>35,129538</text:p>
          </table:table-cell>
          <table:table-cell office:value-type="float" office:value="84.219538">
            <text:p>84,219538</text:p>
          </table:table-cell>
          <table:table-cell office:value-type="float" office:value="83.562131">
            <text:p>83,562131</text:p>
          </table:table-cell>
          <table:table-cell table:number-columns-repeated="491"/>
        </table:table-row>
        <table:table-row table:style-name="ro2">
          <table:table-cell office:value-type="float" office:value="66.769631">
            <text:p>66,769631</text:p>
          </table:table-cell>
          <table:table-cell office:value-type="float" office:value="72.205048">
            <text:p>72,205048</text:p>
          </table:table-cell>
          <table:table-cell office:value-type="float" office:value="131.646413">
            <text:p>131,646413</text:p>
          </table:table-cell>
          <table:table-cell office:value-type="float" office:value="112.939015">
            <text:p>112,939015</text:p>
          </table:table-cell>
          <table:table-cell office:value-type="float" office:value="107.365189">
            <text:p>107,365189</text:p>
          </table:table-cell>
          <table:table-cell office:value-type="float" office:value="106.909839">
            <text:p>106,909839</text:p>
          </table:table-cell>
          <table:table-cell office:value-type="float" office:value="30.716365">
            <text:p>30,716365</text:p>
          </table:table-cell>
          <table:table-cell office:value-type="float" office:value="32.505057">
            <text:p>32,505057</text:p>
          </table:table-cell>
          <table:table-cell office:value-type="float" office:value="84.862052">
            <text:p>84,862052</text:p>
          </table:table-cell>
          <table:table-cell office:value-type="float" office:value="81.880094">
            <text:p>81,880094</text:p>
          </table:table-cell>
          <table:table-cell table:number-columns-repeated="491"/>
        </table:table-row>
        <table:table-row table:style-name="ro2">
          <table:table-cell office:value-type="float" office:value="78.732298">
            <text:p>78,732298</text:p>
          </table:table-cell>
          <table:table-cell office:value-type="float" office:value="73.183444">
            <text:p>73,183444</text:p>
          </table:table-cell>
          <table:table-cell office:value-type="float" office:value="135.770096">
            <text:p>135,770096</text:p>
          </table:table-cell>
          <table:table-cell office:value-type="float" office:value="99.564448">
            <text:p>99,564448</text:p>
          </table:table-cell>
          <table:table-cell office:value-type="float" office:value="140.392753">
            <text:p>140,392753</text:p>
          </table:table-cell>
          <table:table-cell office:value-type="float" office:value="91.21821">
            <text:p>91,21821</text:p>
          </table:table-cell>
          <table:table-cell office:value-type="float" office:value="32.109875">
            <text:p>32,109875</text:p>
          </table:table-cell>
          <table:table-cell office:value-type="float" office:value="35.058611">
            <text:p>35,058611</text:p>
          </table:table-cell>
          <table:table-cell office:value-type="float" office:value="115.190703">
            <text:p>115,190703</text:p>
          </table:table-cell>
          <table:table-cell office:value-type="float" office:value="88.253395">
            <text:p>88,253395</text:p>
          </table:table-cell>
          <table:table-cell table:number-columns-repeated="491"/>
        </table:table-row>
        <table:table-row table:style-name="ro2">
          <table:table-cell office:value-type="float" office:value="70.225553">
            <text:p>70,225553</text:p>
          </table:table-cell>
          <table:table-cell office:value-type="float" office:value="71.68113">
            <text:p>71,68113</text:p>
          </table:table-cell>
          <table:table-cell office:value-type="float" office:value="123.412909">
            <text:p>123,412909</text:p>
          </table:table-cell>
          <table:table-cell office:value-type="float" office:value="92.617976">
            <text:p>92,617976</text:p>
          </table:table-cell>
          <table:table-cell office:value-type="float" office:value="137.887097">
            <text:p>137,887097</text:p>
          </table:table-cell>
          <table:table-cell office:value-type="float" office:value="177.131879">
            <text:p>177,131879</text:p>
          </table:table-cell>
          <table:table-cell office:value-type="float" office:value="32.710545">
            <text:p>32,710545</text:p>
          </table:table-cell>
          <table:table-cell office:value-type="float" office:value="30.556875">
            <text:p>30,556875</text:p>
          </table:table-cell>
          <table:table-cell office:value-type="float" office:value="96.180319">
            <text:p>96,180319</text:p>
          </table:table-cell>
          <table:table-cell office:value-type="float" office:value="92.732433">
            <text:p>92,732433</text:p>
          </table:table-cell>
          <table:table-cell table:number-columns-repeated="491"/>
        </table:table-row>
        <table:table-row table:style-name="ro2">
          <table:table-cell office:value-type="float" office:value="72.504294">
            <text:p>72,504294</text:p>
          </table:table-cell>
          <table:table-cell office:value-type="float" office:value="72.607892">
            <text:p>72,607892</text:p>
          </table:table-cell>
          <table:table-cell office:value-type="float" office:value="120.568881">
            <text:p>120,568881</text:p>
          </table:table-cell>
          <table:table-cell office:value-type="float" office:value="122.61165">
            <text:p>122,61165</text:p>
          </table:table-cell>
          <table:table-cell office:value-type="float" office:value="136.28267">
            <text:p>136,28267</text:p>
          </table:table-cell>
          <table:table-cell office:value-type="float" office:value="110.458516">
            <text:p>110,458516</text:p>
          </table:table-cell>
          <table:table-cell office:value-type="float" office:value="28.064103">
            <text:p>28,064103</text:p>
          </table:table-cell>
          <table:table-cell office:value-type="float" office:value="28.548834">
            <text:p>28,548834</text:p>
          </table:table-cell>
          <table:table-cell office:value-type="float" office:value="89.568413">
            <text:p>89,568413</text:p>
          </table:table-cell>
          <table:table-cell office:value-type="float" office:value="92.621071">
            <text:p>92,621071</text:p>
          </table:table-cell>
          <table:table-cell table:number-columns-repeated="491"/>
        </table:table-row>
        <table:table-row table:style-name="ro2">
          <table:table-cell office:value-type="float" office:value="65.474107">
            <text:p>65,474107</text:p>
          </table:table-cell>
          <table:table-cell office:value-type="float" office:value="71.048036">
            <text:p>71,048036</text:p>
          </table:table-cell>
          <table:table-cell office:value-type="float" office:value="113.990392">
            <text:p>113,990392</text:p>
          </table:table-cell>
          <table:table-cell office:value-type="float" office:value="124.10367">
            <text:p>124,10367</text:p>
          </table:table-cell>
          <table:table-cell office:value-type="float" office:value="92.258307">
            <text:p>92,258307</text:p>
          </table:table-cell>
          <table:table-cell office:value-type="float" office:value="153.275283">
            <text:p>153,275283</text:p>
          </table:table-cell>
          <table:table-cell office:value-type="float" office:value="35.064606">
            <text:p>35,064606</text:p>
          </table:table-cell>
          <table:table-cell office:value-type="float" office:value="31.303416">
            <text:p>31,303416</text:p>
          </table:table-cell>
          <table:table-cell office:value-type="float" office:value="97.089319">
            <text:p>97,089319</text:p>
          </table:table-cell>
          <table:table-cell office:value-type="float" office:value="100.309892">
            <text:p>100,309892</text:p>
          </table:table-cell>
          <table:table-cell table:number-columns-repeated="491"/>
        </table:table-row>
        <table:table-row table:style-name="ro2">
          <table:table-cell office:value-type="float" office:value="72.73255">
            <text:p>72,73255</text:p>
          </table:table-cell>
          <table:table-cell office:value-type="float" office:value="63.588124">
            <text:p>63,588124</text:p>
          </table:table-cell>
          <table:table-cell office:value-type="float" office:value="94.079625">
            <text:p>94,079625</text:p>
          </table:table-cell>
          <table:table-cell office:value-type="float" office:value="173.271856">
            <text:p>173,271856</text:p>
          </table:table-cell>
          <table:table-cell office:value-type="float" office:value="145.636329">
            <text:p>145,636329</text:p>
          </table:table-cell>
          <table:table-cell office:value-type="float" office:value="103.613186">
            <text:p>103,613186</text:p>
          </table:table-cell>
          <table:table-cell office:value-type="float" office:value="30.773141">
            <text:p>30,773141</text:p>
          </table:table-cell>
          <table:table-cell office:value-type="float" office:value="30.231388">
            <text:p>30,231388</text:p>
          </table:table-cell>
          <table:table-cell office:value-type="float" office:value="78.863373">
            <text:p>78,863373</text:p>
          </table:table-cell>
          <table:table-cell office:value-type="float" office:value="84.720077">
            <text:p>84,720077</text:p>
          </table:table-cell>
          <table:table-cell table:number-columns-repeated="491"/>
        </table:table-row>
        <table:table-row table:style-name="ro2">
          <table:table-cell office:value-type="float" office:value="70.486446">
            <text:p>70,486446</text:p>
          </table:table-cell>
          <table:table-cell office:value-type="float" office:value="79.224045">
            <text:p>79,224045</text:p>
          </table:table-cell>
          <table:table-cell office:value-type="float" office:value="81.143063">
            <text:p>81,143063</text:p>
          </table:table-cell>
          <table:table-cell office:value-type="float" office:value="93.92346">
            <text:p>93,92346</text:p>
          </table:table-cell>
          <table:table-cell office:value-type="float" office:value="141.252831">
            <text:p>141,252831</text:p>
          </table:table-cell>
          <table:table-cell office:value-type="float" office:value="132.586728">
            <text:p>132,586728</text:p>
          </table:table-cell>
          <table:table-cell office:value-type="float" office:value="30.017054">
            <text:p>30,017054</text:p>
          </table:table-cell>
          <table:table-cell office:value-type="float" office:value="30.690409">
            <text:p>30,690409</text:p>
          </table:table-cell>
          <table:table-cell office:value-type="float" office:value="80.284862">
            <text:p>80,284862</text:p>
          </table:table-cell>
          <table:table-cell office:value-type="float" office:value="104.479029">
            <text:p>104,479029</text:p>
          </table:table-cell>
          <table:table-cell table:number-columns-repeated="491"/>
        </table:table-row>
        <table:table-row table:style-name="ro2">
          <table:table-cell office:value-type="float" office:value="73.315675">
            <text:p>73,315675</text:p>
          </table:table-cell>
          <table:table-cell office:value-type="float" office:value="90.792731">
            <text:p>90,792731</text:p>
          </table:table-cell>
          <table:table-cell office:value-type="float" office:value="104.013688">
            <text:p>104,013688</text:p>
          </table:table-cell>
          <table:table-cell office:value-type="float" office:value="126.274245">
            <text:p>126,274245</text:p>
          </table:table-cell>
          <table:table-cell office:value-type="float" office:value="114.343405">
            <text:p>114,343405</text:p>
          </table:table-cell>
          <table:table-cell office:value-type="float" office:value="94.584538">
            <text:p>94,584538</text:p>
          </table:table-cell>
          <table:table-cell office:value-type="float" office:value="32.181333">
            <text:p>32,181333</text:p>
          </table:table-cell>
          <table:table-cell office:value-type="float" office:value="28.540358">
            <text:p>28,540358</text:p>
          </table:table-cell>
          <table:table-cell office:value-type="float" office:value="82.57749">
            <text:p>82,57749</text:p>
          </table:table-cell>
          <table:table-cell office:value-type="float" office:value="82.625443">
            <text:p>82,625443</text:p>
          </table:table-cell>
          <table:table-cell table:number-columns-repeated="491"/>
        </table:table-row>
        <table:table-row table:style-name="ro2">
          <table:table-cell office:value-type="float" office:value="73.869991">
            <text:p>73,869991</text:p>
          </table:table-cell>
          <table:table-cell office:value-type="float" office:value="62.114674">
            <text:p>62,114674</text:p>
          </table:table-cell>
          <table:table-cell office:value-type="float" office:value="115.62868">
            <text:p>115,62868</text:p>
          </table:table-cell>
          <table:table-cell office:value-type="float" office:value="124.791836">
            <text:p>124,791836</text:p>
          </table:table-cell>
          <table:table-cell office:value-type="float" office:value="106.736319">
            <text:p>106,736319</text:p>
          </table:table-cell>
          <table:table-cell office:value-type="float" office:value="143.721041">
            <text:p>143,721041</text:p>
          </table:table-cell>
          <table:table-cell office:value-type="float" office:value="34.156518">
            <text:p>34,156518</text:p>
          </table:table-cell>
          <table:table-cell office:value-type="float" office:value="33.341924">
            <text:p>33,341924</text:p>
          </table:table-cell>
          <table:table-cell office:value-type="float" office:value="81.767054">
            <text:p>81,767054</text:p>
          </table:table-cell>
          <table:table-cell office:value-type="float" office:value="82.358371">
            <text:p>82,358371</text:p>
          </table:table-cell>
          <table:table-cell table:number-columns-repeated="491"/>
        </table:table-row>
        <table:table-row table:style-name="ro2">
          <table:table-cell office:value-type="float" office:value="65.979263">
            <text:p>65,979263</text:p>
          </table:table-cell>
          <table:table-cell office:value-type="float" office:value="91.18706">
            <text:p>91,18706</text:p>
          </table:table-cell>
          <table:table-cell office:value-type="float" office:value="137.598188">
            <text:p>137,598188</text:p>
          </table:table-cell>
          <table:table-cell office:value-type="float" office:value="139.513528">
            <text:p>139,513528</text:p>
          </table:table-cell>
          <table:table-cell office:value-type="float" office:value="107.225558">
            <text:p>107,225558</text:p>
          </table:table-cell>
          <table:table-cell office:value-type="float" office:value="169.721834">
            <text:p>169,721834</text:p>
          </table:table-cell>
          <table:table-cell office:value-type="float" office:value="32.976475">
            <text:p>32,976475</text:p>
          </table:table-cell>
          <table:table-cell office:value-type="float" office:value="35.23466">
            <text:p>35,23466</text:p>
          </table:table-cell>
          <table:table-cell office:value-type="float" office:value="87.937348">
            <text:p>87,937348</text:p>
          </table:table-cell>
          <table:table-cell office:value-type="float" office:value="92.559654">
            <text:p>92,559654</text:p>
          </table:table-cell>
          <table:table-cell table:number-columns-repeated="491"/>
        </table:table-row>
        <table:table-row table:style-name="ro2">
          <table:table-cell office:value-type="float" office:value="78.09066">
            <text:p>78,09066</text:p>
          </table:table-cell>
          <table:table-cell office:value-type="float" office:value="75.574166">
            <text:p>75,574166</text:p>
          </table:table-cell>
          <table:table-cell office:value-type="float" office:value="100.282359">
            <text:p>100,282359</text:p>
          </table:table-cell>
          <table:table-cell office:value-type="float" office:value="94.231238">
            <text:p>94,231238</text:p>
          </table:table-cell>
          <table:table-cell office:value-type="float" office:value="123.150656">
            <text:p>123,150656</text:p>
          </table:table-cell>
          <table:table-cell office:value-type="float" office:value="91.1643">
            <text:p>91,1643</text:p>
          </table:table-cell>
          <table:table-cell office:value-type="float" office:value="28.379991">
            <text:p>28,379991</text:p>
          </table:table-cell>
          <table:table-cell office:value-type="float" office:value="30.172997">
            <text:p>30,172997</text:p>
          </table:table-cell>
          <table:table-cell office:value-type="float" office:value="82.548277">
            <text:p>82,548277</text:p>
          </table:table-cell>
          <table:table-cell office:value-type="float" office:value="86.733891">
            <text:p>86,733891</text:p>
          </table:table-cell>
          <table:table-cell table:number-columns-repeated="491"/>
        </table:table-row>
        <table:table-row table:style-name="ro2">
          <table:table-cell office:value-type="float" office:value="71.189502">
            <text:p>71,189502</text:p>
          </table:table-cell>
          <table:table-cell office:value-type="float" office:value="68.771435">
            <text:p>68,771435</text:p>
          </table:table-cell>
          <table:table-cell office:value-type="float" office:value="113.39998">
            <text:p>113,39998</text:p>
          </table:table-cell>
          <table:table-cell office:value-type="float" office:value="103.572219">
            <text:p>103,572219</text:p>
          </table:table-cell>
          <table:table-cell office:value-type="float" office:value="145.548683">
            <text:p>145,548683</text:p>
          </table:table-cell>
          <table:table-cell office:value-type="float" office:value="189.51252">
            <text:p>189,51252</text:p>
          </table:table-cell>
          <table:table-cell office:value-type="float" office:value="31.508838">
            <text:p>31,508838</text:p>
          </table:table-cell>
          <table:table-cell office:value-type="float" office:value="32.652992">
            <text:p>32,652992</text:p>
          </table:table-cell>
          <table:table-cell office:value-type="float" office:value="76.391911">
            <text:p>76,391911</text:p>
          </table:table-cell>
          <table:table-cell office:value-type="float" office:value="76.367787">
            <text:p>76,367787</text:p>
          </table:table-cell>
          <table:table-cell table:number-columns-repeated="491"/>
        </table:table-row>
        <table:table-row table:style-name="ro2">
          <table:table-cell office:value-type="float" office:value="64.576807">
            <text:p>64,576807</text:p>
          </table:table-cell>
          <table:table-cell office:value-type="float" office:value="95.860682">
            <text:p>95,860682</text:p>
          </table:table-cell>
          <table:table-cell office:value-type="float" office:value="115.368182">
            <text:p>115,368182</text:p>
          </table:table-cell>
          <table:table-cell office:value-type="float" office:value="95.774402">
            <text:p>95,774402</text:p>
          </table:table-cell>
          <table:table-cell office:value-type="float" office:value="106.899178">
            <text:p>106,899178</text:p>
          </table:table-cell>
          <table:table-cell office:value-type="float" office:value="233.507912">
            <text:p>233,507912</text:p>
          </table:table-cell>
          <table:table-cell office:value-type="float" office:value="35.530119">
            <text:p>35,530119</text:p>
          </table:table-cell>
          <table:table-cell office:value-type="float" office:value="27.513174">
            <text:p>27,513174</text:p>
          </table:table-cell>
          <table:table-cell office:value-type="float" office:value="93.845701">
            <text:p>93,845701</text:p>
          </table:table-cell>
          <table:table-cell office:value-type="float" office:value="90.650305">
            <text:p>90,650305</text:p>
          </table:table-cell>
          <table:table-cell table:number-columns-repeated="491"/>
        </table:table-row>
        <table:table-row table:style-name="ro2">
          <table:table-cell office:value-type="float" office:value="73.465721">
            <text:p>73,465721</text:p>
          </table:table-cell>
          <table:table-cell office:value-type="float" office:value="75.505923">
            <text:p>75,505923</text:p>
          </table:table-cell>
          <table:table-cell office:value-type="float" office:value="109.312305">
            <text:p>109,312305</text:p>
          </table:table-cell>
          <table:table-cell office:value-type="float" office:value="97.368857">
            <text:p>97,368857</text:p>
          </table:table-cell>
          <table:table-cell office:value-type="float" office:value="121.264762">
            <text:p>121,264762</text:p>
          </table:table-cell>
          <table:table-cell office:value-type="float" office:value="156.398712">
            <text:p>156,398712</text:p>
          </table:table-cell>
          <table:table-cell office:value-type="float" office:value="27.415432">
            <text:p>27,415432</text:p>
          </table:table-cell>
          <table:table-cell office:value-type="float" office:value="25.086761">
            <text:p>25,086761</text:p>
          </table:table-cell>
          <table:table-cell office:value-type="float" office:value="78.843102">
            <text:p>78,843102</text:p>
          </table:table-cell>
          <table:table-cell office:value-type="float" office:value="80.210963">
            <text:p>80,210963</text:p>
          </table:table-cell>
          <table:table-cell table:number-columns-repeated="491"/>
        </table:table-row>
        <table:table-row table:style-name="ro2">
          <table:table-cell office:value-type="float" office:value="89.304827">
            <text:p>89,304827</text:p>
          </table:table-cell>
          <table:table-cell office:value-type="float" office:value="93.075088">
            <text:p>93,075088</text:p>
          </table:table-cell>
          <table:table-cell office:value-type="float" office:value="97.716153">
            <text:p>97,716153</text:p>
          </table:table-cell>
          <table:table-cell office:value-type="float" office:value="92.505181">
            <text:p>92,505181</text:p>
          </table:table-cell>
          <table:table-cell office:value-type="float" office:value="123.321734">
            <text:p>123,321734</text:p>
          </table:table-cell>
          <table:table-cell office:value-type="float" office:value="115.371458">
            <text:p>115,371458</text:p>
          </table:table-cell>
          <table:table-cell office:value-type="float" office:value="31.57638">
            <text:p>31,57638</text:p>
          </table:table-cell>
          <table:table-cell office:value-type="float" office:value="26.671561">
            <text:p>26,671561</text:p>
          </table:table-cell>
          <table:table-cell office:value-type="float" office:value="85.757442">
            <text:p>85,757442</text:p>
          </table:table-cell>
          <table:table-cell office:value-type="float" office:value="80.881819">
            <text:p>80,881819</text:p>
          </table:table-cell>
          <table:table-cell table:number-columns-repeated="491"/>
        </table:table-row>
        <table:table-row table:style-name="ro2">
          <table:table-cell office:value-type="float" office:value="67.74946">
            <text:p>67,74946</text:p>
          </table:table-cell>
          <table:table-cell office:value-type="float" office:value="86.277217">
            <text:p>86,277217</text:p>
          </table:table-cell>
          <table:table-cell office:value-type="float" office:value="139.140558">
            <text:p>139,140558</text:p>
          </table:table-cell>
          <table:table-cell office:value-type="float" office:value="104.501654">
            <text:p>104,501654</text:p>
          </table:table-cell>
          <table:table-cell office:value-type="float" office:value="124.168001">
            <text:p>124,168001</text:p>
          </table:table-cell>
          <table:table-cell office:value-type="float" office:value="129.572279">
            <text:p>129,572279</text:p>
          </table:table-cell>
          <table:table-cell office:value-type="float" office:value="29.899297">
            <text:p>29,899297</text:p>
          </table:table-cell>
          <table:table-cell office:value-type="float" office:value="29.376128">
            <text:p>29,376128</text:p>
          </table:table-cell>
          <table:table-cell office:value-type="float" office:value="89.201486">
            <text:p>89,201486</text:p>
          </table:table-cell>
          <table:table-cell office:value-type="float" office:value="86.230038">
            <text:p>86,230038</text:p>
          </table:table-cell>
          <table:table-cell table:number-columns-repeated="491"/>
        </table:table-row>
        <table:table-row table:style-name="ro2">
          <table:table-cell office:value-type="float" office:value="74.581494">
            <text:p>74,581494</text:p>
          </table:table-cell>
          <table:table-cell office:value-type="float" office:value="74.43967">
            <text:p>74,43967</text:p>
          </table:table-cell>
          <table:table-cell office:value-type="float" office:value="110.033589">
            <text:p>110,033589</text:p>
          </table:table-cell>
          <table:table-cell office:value-type="float" office:value="134.803317">
            <text:p>134,803317</text:p>
          </table:table-cell>
          <table:table-cell office:value-type="float" office:value="144.627938">
            <text:p>144,627938</text:p>
          </table:table-cell>
          <table:table-cell office:value-type="float" office:value="160.620279">
            <text:p>160,620279</text:p>
          </table:table-cell>
          <table:table-cell office:value-type="float" office:value="32.165123">
            <text:p>32,165123</text:p>
          </table:table-cell>
          <table:table-cell office:value-type="float" office:value="25.638516">
            <text:p>25,638516</text:p>
          </table:table-cell>
          <table:table-cell office:value-type="float" office:value="89.74022">
            <text:p>89,74022</text:p>
          </table:table-cell>
          <table:table-cell office:value-type="float" office:value="90.659348">
            <text:p>90,659348</text:p>
          </table:table-cell>
          <table:table-cell table:number-columns-repeated="491"/>
        </table:table-row>
        <table:table-row table:style-name="ro2">
          <table:table-cell office:value-type="float" office:value="81.913086">
            <text:p>81,913086</text:p>
          </table:table-cell>
          <table:table-cell office:value-type="float" office:value="58.727613">
            <text:p>58,727613</text:p>
          </table:table-cell>
          <table:table-cell office:value-type="float" office:value="83.985683">
            <text:p>83,985683</text:p>
          </table:table-cell>
          <table:table-cell office:value-type="float" office:value="138.72331">
            <text:p>138,72331</text:p>
          </table:table-cell>
          <table:table-cell office:value-type="float" office:value="132.208234">
            <text:p>132,208234</text:p>
          </table:table-cell>
          <table:table-cell office:value-type="float" office:value="149.952989">
            <text:p>149,952989</text:p>
          </table:table-cell>
          <table:table-cell office:value-type="float" office:value="33.271774">
            <text:p>33,271774</text:p>
          </table:table-cell>
          <table:table-cell office:value-type="float" office:value="32.046004">
            <text:p>32,046004</text:p>
          </table:table-cell>
          <table:table-cell office:value-type="float" office:value="72.840105">
            <text:p>72,840105</text:p>
          </table:table-cell>
          <table:table-cell office:value-type="float" office:value="68.264419">
            <text:p>68,264419</text:p>
          </table:table-cell>
          <table:table-cell table:number-columns-repeated="491"/>
        </table:table-row>
        <table:table-row table:style-name="ro2">
          <table:table-cell office:value-type="float" office:value="79.859933">
            <text:p>79,859933</text:p>
          </table:table-cell>
          <table:table-cell office:value-type="float" office:value="65.384032">
            <text:p>65,384032</text:p>
          </table:table-cell>
          <table:table-cell office:value-type="float" office:value="115.702397">
            <text:p>115,702397</text:p>
          </table:table-cell>
          <table:table-cell office:value-type="float" office:value="115.677433">
            <text:p>115,677433</text:p>
          </table:table-cell>
          <table:table-cell office:value-type="float" office:value="134.369722">
            <text:p>134,369722</text:p>
          </table:table-cell>
          <table:table-cell office:value-type="float" office:value="122.996458">
            <text:p>122,996458</text:p>
          </table:table-cell>
          <table:table-cell office:value-type="float" office:value="33.225003">
            <text:p>33,225003</text:p>
          </table:table-cell>
          <table:table-cell office:value-type="float" office:value="28.328115">
            <text:p>28,328115</text:p>
          </table:table-cell>
          <table:table-cell office:value-type="float" office:value="93.030761">
            <text:p>93,030761</text:p>
          </table:table-cell>
          <table:table-cell office:value-type="float" office:value="78.287477">
            <text:p>78,287477</text:p>
          </table:table-cell>
          <table:table-cell table:number-columns-repeated="491"/>
        </table:table-row>
        <table:table-row table:style-name="ro2">
          <table:table-cell office:value-type="float" office:value="75.42666">
            <text:p>75,42666</text:p>
          </table:table-cell>
          <table:table-cell office:value-type="float" office:value="72.508716">
            <text:p>72,508716</text:p>
          </table:table-cell>
          <table:table-cell office:value-type="float" office:value="138.179173">
            <text:p>138,179173</text:p>
          </table:table-cell>
          <table:table-cell office:value-type="float" office:value="124.595401">
            <text:p>124,595401</text:p>
          </table:table-cell>
          <table:table-cell office:value-type="float" office:value="120.522348">
            <text:p>120,522348</text:p>
          </table:table-cell>
          <table:table-cell office:value-type="float" office:value="93.719138">
            <text:p>93,719138</text:p>
          </table:table-cell>
          <table:table-cell office:value-type="float" office:value="29.982487">
            <text:p>29,982487</text:p>
          </table:table-cell>
          <table:table-cell office:value-type="float" office:value="36.350742">
            <text:p>36,350742</text:p>
          </table:table-cell>
          <table:table-cell office:value-type="float" office:value="86.090529">
            <text:p>86,090529</text:p>
          </table:table-cell>
          <table:table-cell office:value-type="float" office:value="85.941777">
            <text:p>85,941777</text:p>
          </table:table-cell>
          <table:table-cell table:number-columns-repeated="491"/>
        </table:table-row>
        <table:table-row table:style-name="ro2">
          <table:table-cell office:value-type="float" office:value="79.998637">
            <text:p>79,998637</text:p>
          </table:table-cell>
          <table:table-cell office:value-type="float" office:value="91.461427">
            <text:p>91,461427</text:p>
          </table:table-cell>
          <table:table-cell office:value-type="float" office:value="69.219424">
            <text:p>69,219424</text:p>
          </table:table-cell>
          <table:table-cell office:value-type="float" office:value="99.670183">
            <text:p>99,670183</text:p>
          </table:table-cell>
          <table:table-cell office:value-type="float" office:value="103.510356">
            <text:p>103,510356</text:p>
          </table:table-cell>
          <table:table-cell office:value-type="float" office:value="99.671206">
            <text:p>99,671206</text:p>
          </table:table-cell>
          <table:table-cell office:value-type="float" office:value="30.140455">
            <text:p>30,140455</text:p>
          </table:table-cell>
          <table:table-cell office:value-type="float" office:value="28.444101">
            <text:p>28,444101</text:p>
          </table:table-cell>
          <table:table-cell office:value-type="float" office:value="81.845367">
            <text:p>81,845367</text:p>
          </table:table-cell>
          <table:table-cell office:value-type="float" office:value="76.513009">
            <text:p>76,513009</text:p>
          </table:table-cell>
          <table:table-cell table:number-columns-repeated="491"/>
        </table:table-row>
        <table:table-row table:style-name="ro2">
          <table:table-cell office:value-type="float" office:value="76.135873">
            <text:p>76,135873</text:p>
          </table:table-cell>
          <table:table-cell office:value-type="float" office:value="76.55922">
            <text:p>76,55922</text:p>
          </table:table-cell>
          <table:table-cell office:value-type="float" office:value="109.315864">
            <text:p>109,315864</text:p>
          </table:table-cell>
          <table:table-cell office:value-type="float" office:value="79.392355">
            <text:p>79,392355</text:p>
          </table:table-cell>
          <table:table-cell office:value-type="float" office:value="165.828762">
            <text:p>165,828762</text:p>
          </table:table-cell>
          <table:table-cell office:value-type="float" office:value="96.930375">
            <text:p>96,930375</text:p>
          </table:table-cell>
          <table:table-cell office:value-type="float" office:value="29.453188">
            <text:p>29,453188</text:p>
          </table:table-cell>
          <table:table-cell office:value-type="float" office:value="29.628068">
            <text:p>29,628068</text:p>
          </table:table-cell>
          <table:table-cell office:value-type="float" office:value="85.679342">
            <text:p>85,679342</text:p>
          </table:table-cell>
          <table:table-cell office:value-type="float" office:value="79.017174">
            <text:p>79,017174</text:p>
          </table:table-cell>
          <table:table-cell table:number-columns-repeated="491"/>
        </table:table-row>
        <table:table-row table:style-name="ro2">
          <table:table-cell office:value-type="float" office:value="63.787321">
            <text:p>63,787321</text:p>
          </table:table-cell>
          <table:table-cell office:value-type="float" office:value="91.770707">
            <text:p>91,770707</text:p>
          </table:table-cell>
          <table:table-cell office:value-type="float" office:value="121.571837">
            <text:p>121,571837</text:p>
          </table:table-cell>
          <table:table-cell office:value-type="float" office:value="126.91162">
            <text:p>126,91162</text:p>
          </table:table-cell>
          <table:table-cell office:value-type="float" office:value="139.742474">
            <text:p>139,742474</text:p>
          </table:table-cell>
          <table:table-cell office:value-type="float" office:value="179.039096">
            <text:p>179,039096</text:p>
          </table:table-cell>
          <table:table-cell office:value-type="float" office:value="28.106469">
            <text:p>28,106469</text:p>
          </table:table-cell>
          <table:table-cell office:value-type="float" office:value="24.350182">
            <text:p>24,350182</text:p>
          </table:table-cell>
          <table:table-cell office:value-type="float" office:value="91.600827">
            <text:p>91,600827</text:p>
          </table:table-cell>
          <table:table-cell office:value-type="float" office:value="89.759009">
            <text:p>89,759009</text:p>
          </table:table-cell>
          <table:table-cell table:number-columns-repeated="491"/>
        </table:table-row>
        <table:table-row table:style-name="ro2">
          <table:table-cell office:value-type="float" office:value="76.694833">
            <text:p>76,694833</text:p>
          </table:table-cell>
          <table:table-cell office:value-type="float" office:value="75.070793">
            <text:p>75,070793</text:p>
          </table:table-cell>
          <table:table-cell office:value-type="float" office:value="104.502862">
            <text:p>104,502862</text:p>
          </table:table-cell>
          <table:table-cell office:value-type="float" office:value="142.357536">
            <text:p>142,357536</text:p>
          </table:table-cell>
          <table:table-cell office:value-type="float" office:value="90.121246">
            <text:p>90,121246</text:p>
          </table:table-cell>
          <table:table-cell office:value-type="float" office:value="99.119898">
            <text:p>99,119898</text:p>
          </table:table-cell>
          <table:table-cell office:value-type="float" office:value="25.91645">
            <text:p>25,91645</text:p>
          </table:table-cell>
          <table:table-cell office:value-type="float" office:value="33.277742">
            <text:p>33,277742</text:p>
          </table:table-cell>
          <table:table-cell office:value-type="float" office:value="78.098323">
            <text:p>78,098323</text:p>
          </table:table-cell>
          <table:table-cell office:value-type="float" office:value="85.284761">
            <text:p>85,284761</text:p>
          </table:table-cell>
          <table:table-cell table:number-columns-repeated="491"/>
        </table:table-row>
        <table:table-row table:style-name="ro2">
          <table:table-cell office:value-type="float" office:value="79.168393">
            <text:p>79,168393</text:p>
          </table:table-cell>
          <table:table-cell office:value-type="float" office:value="70.480398">
            <text:p>70,480398</text:p>
          </table:table-cell>
          <table:table-cell office:value-type="float" office:value="123.78596">
            <text:p>123,78596</text:p>
          </table:table-cell>
          <table:table-cell office:value-type="float" office:value="110.958653">
            <text:p>110,958653</text:p>
          </table:table-cell>
          <table:table-cell office:value-type="float" office:value="109.218601">
            <text:p>109,218601</text:p>
          </table:table-cell>
          <table:table-cell office:value-type="float" office:value="210.681367">
            <text:p>210,681367</text:p>
          </table:table-cell>
          <table:table-cell office:value-type="float" office:value="27.195063">
            <text:p>27,195063</text:p>
          </table:table-cell>
          <table:table-cell office:value-type="float" office:value="23.867034">
            <text:p>23,867034</text:p>
          </table:table-cell>
          <table:table-cell office:value-type="float" office:value="80.463966">
            <text:p>80,463966</text:p>
          </table:table-cell>
          <table:table-cell office:value-type="float" office:value="77.506281">
            <text:p>77,506281</text:p>
          </table:table-cell>
          <table:table-cell table:number-columns-repeated="491"/>
        </table:table-row>
        <table:table-row table:style-name="ro2">
          <table:table-cell office:value-type="float" office:value="94.823772">
            <text:p>94,823772</text:p>
          </table:table-cell>
          <table:table-cell office:value-type="float" office:value="76.500201">
            <text:p>76,500201</text:p>
          </table:table-cell>
          <table:table-cell office:value-type="float" office:value="131.499183">
            <text:p>131,499183</text:p>
          </table:table-cell>
          <table:table-cell office:value-type="float" office:value="146.383062">
            <text:p>146,383062</text:p>
          </table:table-cell>
          <table:table-cell office:value-type="float" office:value="133.673031">
            <text:p>133,673031</text:p>
          </table:table-cell>
          <table:table-cell office:value-type="float" office:value="132.326595">
            <text:p>132,326595</text:p>
          </table:table-cell>
          <table:table-cell office:value-type="float" office:value="33.582825">
            <text:p>33,582825</text:p>
          </table:table-cell>
          <table:table-cell office:value-type="float" office:value="29.403092">
            <text:p>29,403092</text:p>
          </table:table-cell>
          <table:table-cell office:value-type="float" office:value="80.809826">
            <text:p>80,809826</text:p>
          </table:table-cell>
          <table:table-cell office:value-type="float" office:value="77.131207">
            <text:p>77,131207</text:p>
          </table:table-cell>
          <table:table-cell table:number-columns-repeated="491"/>
        </table:table-row>
        <table:table-row table:style-name="ro2">
          <table:table-cell office:value-type="float" office:value="73.238532">
            <text:p>73,238532</text:p>
          </table:table-cell>
          <table:table-cell office:value-type="float" office:value="73.487161">
            <text:p>73,487161</text:p>
          </table:table-cell>
          <table:table-cell office:value-type="float" office:value="113.743265">
            <text:p>113,743265</text:p>
          </table:table-cell>
          <table:table-cell office:value-type="float" office:value="111.983548">
            <text:p>111,983548</text:p>
          </table:table-cell>
          <table:table-cell office:value-type="float" office:value="184.307819">
            <text:p>184,307819</text:p>
          </table:table-cell>
          <table:table-cell office:value-type="float" office:value="122.065284">
            <text:p>122,065284</text:p>
          </table:table-cell>
          <table:table-cell office:value-type="float" office:value="26.727523">
            <text:p>26,727523</text:p>
          </table:table-cell>
          <table:table-cell office:value-type="float" office:value="35.572531">
            <text:p>35,572531</text:p>
          </table:table-cell>
          <table:table-cell office:value-type="float" office:value="77.191311">
            <text:p>77,191311</text:p>
          </table:table-cell>
          <table:table-cell office:value-type="float" office:value="76.765905">
            <text:p>76,765905</text:p>
          </table:table-cell>
          <table:table-cell table:number-columns-repeated="491"/>
        </table:table-row>
        <table:table-row table:style-name="ro2">
          <table:table-cell office:value-type="float" office:value="62.058955">
            <text:p>62,058955</text:p>
          </table:table-cell>
          <table:table-cell office:value-type="float" office:value="63.165938">
            <text:p>63,165938</text:p>
          </table:table-cell>
          <table:table-cell office:value-type="float" office:value="146.394659">
            <text:p>146,394659</text:p>
          </table:table-cell>
          <table:table-cell office:value-type="float" office:value="112.922041">
            <text:p>112,922041</text:p>
          </table:table-cell>
          <table:table-cell office:value-type="float" office:value="150.219866">
            <text:p>150,219866</text:p>
          </table:table-cell>
          <table:table-cell office:value-type="float" office:value="136.955398">
            <text:p>136,955398</text:p>
          </table:table-cell>
          <table:table-cell office:value-type="float" office:value="33.446338">
            <text:p>33,446338</text:p>
          </table:table-cell>
          <table:table-cell office:value-type="float" office:value="24.69251">
            <text:p>24,69251</text:p>
          </table:table-cell>
          <table:table-cell office:value-type="float" office:value="72.945931">
            <text:p>72,945931</text:p>
          </table:table-cell>
          <table:table-cell office:value-type="float" office:value="94.277089">
            <text:p>94,277089</text:p>
          </table:table-cell>
          <table:table-cell table:number-columns-repeated="491"/>
        </table:table-row>
        <table:table-row table:style-name="ro2">
          <table:table-cell office:value-type="float" office:value="65.243803">
            <text:p>65,243803</text:p>
          </table:table-cell>
          <table:table-cell office:value-type="float" office:value="96.768617">
            <text:p>96,768617</text:p>
          </table:table-cell>
          <table:table-cell office:value-type="float" office:value="110.755472">
            <text:p>110,755472</text:p>
          </table:table-cell>
          <table:table-cell office:value-type="float" office:value="142.582217">
            <text:p>142,582217</text:p>
          </table:table-cell>
          <table:table-cell office:value-type="float" office:value="134.877864">
            <text:p>134,877864</text:p>
          </table:table-cell>
          <table:table-cell office:value-type="float" office:value="155.826572">
            <text:p>155,826572</text:p>
          </table:table-cell>
          <table:table-cell office:value-type="float" office:value="27.772424">
            <text:p>27,772424</text:p>
          </table:table-cell>
          <table:table-cell office:value-type="float" office:value="27.312216">
            <text:p>27,312216</text:p>
          </table:table-cell>
          <table:table-cell office:value-type="float" office:value="79.619029">
            <text:p>79,619029</text:p>
          </table:table-cell>
          <table:table-cell office:value-type="float" office:value="98.654494">
            <text:p>98,654494</text:p>
          </table:table-cell>
          <table:table-cell table:number-columns-repeated="491"/>
        </table:table-row>
        <table:table-row table:style-name="ro2">
          <table:table-cell office:value-type="float" office:value="83.430963">
            <text:p>83,430963</text:p>
          </table:table-cell>
          <table:table-cell office:value-type="float" office:value="109.569141">
            <text:p>109,569141</text:p>
          </table:table-cell>
          <table:table-cell office:value-type="float" office:value="128.116228">
            <text:p>128,116228</text:p>
          </table:table-cell>
          <table:table-cell office:value-type="float" office:value="130.381938">
            <text:p>130,381938</text:p>
          </table:table-cell>
          <table:table-cell office:value-type="float" office:value="119.172105">
            <text:p>119,172105</text:p>
          </table:table-cell>
          <table:table-cell office:value-type="float" office:value="130.010772">
            <text:p>130,010772</text:p>
          </table:table-cell>
          <table:table-cell office:value-type="float" office:value="27.822173">
            <text:p>27,822173</text:p>
          </table:table-cell>
          <table:table-cell office:value-type="float" office:value="36.776674">
            <text:p>36,776674</text:p>
          </table:table-cell>
          <table:table-cell office:value-type="float" office:value="81.798904">
            <text:p>81,798904</text:p>
          </table:table-cell>
          <table:table-cell office:value-type="float" office:value="101.114918">
            <text:p>101,114918</text:p>
          </table:table-cell>
          <table:table-cell table:number-columns-repeated="491"/>
        </table:table-row>
        <table:table-row table:style-name="ro2">
          <table:table-cell office:value-type="float" office:value="107.558389">
            <text:p>107,558389</text:p>
          </table:table-cell>
          <table:table-cell office:value-type="float" office:value="86.472929">
            <text:p>86,472929</text:p>
          </table:table-cell>
          <table:table-cell office:value-type="float" office:value="124.449777">
            <text:p>124,449777</text:p>
          </table:table-cell>
          <table:table-cell office:value-type="float" office:value="110.856167">
            <text:p>110,856167</text:p>
          </table:table-cell>
          <table:table-cell office:value-type="float" office:value="144.312379">
            <text:p>144,312379</text:p>
          </table:table-cell>
          <table:table-cell office:value-type="float" office:value="106.421172">
            <text:p>106,421172</text:p>
          </table:table-cell>
          <table:table-cell office:value-type="float" office:value="26.020691">
            <text:p>26,020691</text:p>
          </table:table-cell>
          <table:table-cell office:value-type="float" office:value="26.828414">
            <text:p>26,828414</text:p>
          </table:table-cell>
          <table:table-cell office:value-type="float" office:value="71.202085">
            <text:p>71,202085</text:p>
          </table:table-cell>
          <table:table-cell office:value-type="float" office:value="72.781397">
            <text:p>72,781397</text:p>
          </table:table-cell>
          <table:table-cell table:number-columns-repeated="491"/>
        </table:table-row>
        <table:table-row table:style-name="ro2">
          <table:table-cell office:value-type="float" office:value="86.922068">
            <text:p>86,922068</text:p>
          </table:table-cell>
          <table:table-cell office:value-type="float" office:value="104.333707">
            <text:p>104,333707</text:p>
          </table:table-cell>
          <table:table-cell office:value-type="float" office:value="103.759793">
            <text:p>103,759793</text:p>
          </table:table-cell>
          <table:table-cell office:value-type="float" office:value="56.49607">
            <text:p>56,49607</text:p>
          </table:table-cell>
          <table:table-cell office:value-type="float" office:value="127.110197">
            <text:p>127,110197</text:p>
          </table:table-cell>
          <table:table-cell office:value-type="float" office:value="138.223256">
            <text:p>138,223256</text:p>
          </table:table-cell>
          <table:table-cell office:value-type="float" office:value="24.933163">
            <text:p>24,933163</text:p>
          </table:table-cell>
          <table:table-cell office:value-type="float" office:value="23.010281">
            <text:p>23,010281</text:p>
          </table:table-cell>
          <table:table-cell office:value-type="float" office:value="87.631508">
            <text:p>87,631508</text:p>
          </table:table-cell>
          <table:table-cell office:value-type="float" office:value="83.36044">
            <text:p>83,36044</text:p>
          </table:table-cell>
          <table:table-cell table:number-columns-repeated="491"/>
        </table:table-row>
        <table:table-row table:style-name="ro2">
          <table:table-cell office:value-type="float" office:value="83.462132">
            <text:p>83,462132</text:p>
          </table:table-cell>
          <table:table-cell office:value-type="float" office:value="109.38037">
            <text:p>109,38037</text:p>
          </table:table-cell>
          <table:table-cell office:value-type="float" office:value="114.777754">
            <text:p>114,777754</text:p>
          </table:table-cell>
          <table:table-cell office:value-type="float" office:value="87.877212">
            <text:p>87,877212</text:p>
          </table:table-cell>
          <table:table-cell office:value-type="float" office:value="80.006066">
            <text:p>80,006066</text:p>
          </table:table-cell>
          <table:table-cell office:value-type="float" office:value="156.701048">
            <text:p>156,701048</text:p>
          </table:table-cell>
          <table:table-cell office:value-type="float" office:value="28.608111">
            <text:p>28,608111</text:p>
          </table:table-cell>
          <table:table-cell office:value-type="float" office:value="29.113633">
            <text:p>29,113633</text:p>
          </table:table-cell>
          <table:table-cell office:value-type="float" office:value="79.008265">
            <text:p>79,008265</text:p>
          </table:table-cell>
          <table:table-cell office:value-type="float" office:value="69.832003">
            <text:p>69,832003</text:p>
          </table:table-cell>
          <table:table-cell table:number-columns-repeated="491"/>
        </table:table-row>
        <table:table-row table:style-name="ro2">
          <table:table-cell office:value-type="float" office:value="78.875429">
            <text:p>78,875429</text:p>
          </table:table-cell>
          <table:table-cell office:value-type="float" office:value="95.425395">
            <text:p>95,425395</text:p>
          </table:table-cell>
          <table:table-cell office:value-type="float" office:value="125.753952">
            <text:p>125,753952</text:p>
          </table:table-cell>
          <table:table-cell office:value-type="float" office:value="98.971476">
            <text:p>98,971476</text:p>
          </table:table-cell>
          <table:table-cell office:value-type="float" office:value="122.706505">
            <text:p>122,706505</text:p>
          </table:table-cell>
          <table:table-cell office:value-type="float" office:value="143.863477">
            <text:p>143,863477</text:p>
          </table:table-cell>
          <table:table-cell office:value-type="float" office:value="35.266456">
            <text:p>35,266456</text:p>
          </table:table-cell>
          <table:table-cell office:value-type="float" office:value="31.81356">
            <text:p>31,81356</text:p>
          </table:table-cell>
          <table:table-cell office:value-type="float" office:value="78.189977">
            <text:p>78,189977</text:p>
          </table:table-cell>
          <table:table-cell office:value-type="float" office:value="91.637161">
            <text:p>91,637161</text:p>
          </table:table-cell>
          <table:table-cell table:number-columns-repeated="491"/>
        </table:table-row>
        <table:table-row table:style-name="ro2">
          <table:table-cell office:value-type="float" office:value="82.251791">
            <text:p>82,251791</text:p>
          </table:table-cell>
          <table:table-cell office:value-type="float" office:value="60.816636">
            <text:p>60,816636</text:p>
          </table:table-cell>
          <table:table-cell office:value-type="float" office:value="126.965367">
            <text:p>126,965367</text:p>
          </table:table-cell>
          <table:table-cell office:value-type="float" office:value="122.44262">
            <text:p>122,44262</text:p>
          </table:table-cell>
          <table:table-cell office:value-type="float" office:value="115.326663">
            <text:p>115,326663</text:p>
          </table:table-cell>
          <table:table-cell office:value-type="float" office:value="155.229605">
            <text:p>155,229605</text:p>
          </table:table-cell>
          <table:table-cell office:value-type="float" office:value="29.120137">
            <text:p>29,120137</text:p>
          </table:table-cell>
          <table:table-cell office:value-type="float" office:value="36.875122">
            <text:p>36,875122</text:p>
          </table:table-cell>
          <table:table-cell office:value-type="float" office:value="70.275293">
            <text:p>70,275293</text:p>
          </table:table-cell>
          <table:table-cell office:value-type="float" office:value="105.712585">
            <text:p>105,712585</text:p>
          </table:table-cell>
          <table:table-cell table:number-columns-repeated="491"/>
        </table:table-row>
        <table:table-row table:style-name="ro2">
          <table:table-cell office:value-type="float" office:value="80.644232">
            <text:p>80,644232</text:p>
          </table:table-cell>
          <table:table-cell office:value-type="float" office:value="61.248412">
            <text:p>61,248412</text:p>
          </table:table-cell>
          <table:table-cell office:value-type="float" office:value="105.094513">
            <text:p>105,094513</text:p>
          </table:table-cell>
          <table:table-cell office:value-type="float" office:value="102.214402">
            <text:p>102,214402</text:p>
          </table:table-cell>
          <table:table-cell office:value-type="float" office:value="137.619241">
            <text:p>137,619241</text:p>
          </table:table-cell>
          <table:table-cell office:value-type="float" office:value="140.498576">
            <text:p>140,498576</text:p>
          </table:table-cell>
          <table:table-cell office:value-type="float" office:value="33.647078">
            <text:p>33,647078</text:p>
          </table:table-cell>
          <table:table-cell office:value-type="float" office:value="25.595776">
            <text:p>25,595776</text:p>
          </table:table-cell>
          <table:table-cell office:value-type="float" office:value="62.185939">
            <text:p>62,185939</text:p>
          </table:table-cell>
          <table:table-cell office:value-type="float" office:value="106.684202">
            <text:p>106,684202</text:p>
          </table:table-cell>
          <table:table-cell table:number-columns-repeated="491"/>
        </table:table-row>
        <table:table-row table:style-name="ro2">
          <table:table-cell office:value-type="float" office:value="100.177025">
            <text:p>100,177025</text:p>
          </table:table-cell>
          <table:table-cell office:value-type="float" office:value="114.685536">
            <text:p>114,685536</text:p>
          </table:table-cell>
          <table:table-cell office:value-type="float" office:value="90.711314">
            <text:p>90,711314</text:p>
          </table:table-cell>
          <table:table-cell office:value-type="float" office:value="129.468925">
            <text:p>129,468925</text:p>
          </table:table-cell>
          <table:table-cell office:value-type="float" office:value="129.226235">
            <text:p>129,226235</text:p>
          </table:table-cell>
          <table:table-cell office:value-type="float" office:value="132.778045">
            <text:p>132,778045</text:p>
          </table:table-cell>
          <table:table-cell office:value-type="float" office:value="29.748507">
            <text:p>29,748507</text:p>
          </table:table-cell>
          <table:table-cell office:value-type="float" office:value="25.952591">
            <text:p>25,952591</text:p>
          </table:table-cell>
          <table:table-cell office:value-type="float" office:value="75.968998">
            <text:p>75,968998</text:p>
          </table:table-cell>
          <table:table-cell office:value-type="float" office:value="56.366746">
            <text:p>56,366746</text:p>
          </table:table-cell>
          <table:table-cell table:number-columns-repeated="491"/>
        </table:table-row>
        <table:table-row table:style-name="ro2">
          <table:table-cell office:value-type="float" office:value="97.035705">
            <text:p>97,035705</text:p>
          </table:table-cell>
          <table:table-cell office:value-type="float" office:value="74.636678">
            <text:p>74,636678</text:p>
          </table:table-cell>
          <table:table-cell office:value-type="float" office:value="89.787156">
            <text:p>89,787156</text:p>
          </table:table-cell>
          <table:table-cell office:value-type="float" office:value="109.756693">
            <text:p>109,756693</text:p>
          </table:table-cell>
          <table:table-cell office:value-type="float" office:value="141.134617">
            <text:p>141,134617</text:p>
          </table:table-cell>
          <table:table-cell office:value-type="float" office:value="103.443848">
            <text:p>103,443848</text:p>
          </table:table-cell>
          <table:table-cell office:value-type="float" office:value="28.903352">
            <text:p>28,903352</text:p>
          </table:table-cell>
          <table:table-cell office:value-type="float" office:value="38.257965">
            <text:p>38,257965</text:p>
          </table:table-cell>
          <table:table-cell office:value-type="float" office:value="84.603335">
            <text:p>84,603335</text:p>
          </table:table-cell>
          <table:table-cell office:value-type="float" office:value="89.88795">
            <text:p>89,88795</text:p>
          </table:table-cell>
          <table:table-cell table:number-columns-repeated="491"/>
        </table:table-row>
        <table:table-row table:style-name="ro2">
          <table:table-cell office:value-type="float" office:value="75.813964">
            <text:p>75,813964</text:p>
          </table:table-cell>
          <table:table-cell office:value-type="float" office:value="96.463331">
            <text:p>96,463331</text:p>
          </table:table-cell>
          <table:table-cell office:value-type="float" office:value="73.665931">
            <text:p>73,665931</text:p>
          </table:table-cell>
          <table:table-cell office:value-type="float" office:value="133.251876">
            <text:p>133,251876</text:p>
          </table:table-cell>
          <table:table-cell office:value-type="float" office:value="131.746513">
            <text:p>131,746513</text:p>
          </table:table-cell>
          <table:table-cell office:value-type="float" office:value="86.334963">
            <text:p>86,334963</text:p>
          </table:table-cell>
          <table:table-cell office:value-type="float" office:value="28.813372">
            <text:p>28,813372</text:p>
          </table:table-cell>
          <table:table-cell office:value-type="float" office:value="26.568171">
            <text:p>26,568171</text:p>
          </table:table-cell>
          <table:table-cell office:value-type="float" office:value="88.313799">
            <text:p>88,313799</text:p>
          </table:table-cell>
          <table:table-cell office:value-type="float" office:value="100.895667">
            <text:p>100,895667</text:p>
          </table:table-cell>
          <table:table-cell table:number-columns-repeated="491"/>
        </table:table-row>
        <table:table-row table:style-name="ro2">
          <table:table-cell office:value-type="float" office:value="84.65548">
            <text:p>84,65548</text:p>
          </table:table-cell>
          <table:table-cell office:value-type="float" office:value="61.526271">
            <text:p>61,526271</text:p>
          </table:table-cell>
          <table:table-cell office:value-type="float" office:value="112.621226">
            <text:p>112,621226</text:p>
          </table:table-cell>
          <table:table-cell office:value-type="float" office:value="132.272519">
            <text:p>132,272519</text:p>
          </table:table-cell>
          <table:table-cell office:value-type="float" office:value="126.449068">
            <text:p>126,449068</text:p>
          </table:table-cell>
          <table:table-cell office:value-type="float" office:value="95.236059">
            <text:p>95,236059</text:p>
          </table:table-cell>
          <table:table-cell office:value-type="float" office:value="29.552603">
            <text:p>29,552603</text:p>
          </table:table-cell>
          <table:table-cell office:value-type="float" office:value="30.035399">
            <text:p>30,035399</text:p>
          </table:table-cell>
          <table:table-cell office:value-type="float" office:value="91.204041">
            <text:p>91,204041</text:p>
          </table:table-cell>
          <table:table-cell office:value-type="float" office:value="80.816943">
            <text:p>80,816943</text:p>
          </table:table-cell>
          <table:table-cell table:number-columns-repeated="491"/>
        </table:table-row>
        <table:table-row table:style-name="ro2">
          <table:table-cell office:value-type="float" office:value="80.998306">
            <text:p>80,998306</text:p>
          </table:table-cell>
          <table:table-cell office:value-type="float" office:value="74.011266">
            <text:p>74,011266</text:p>
          </table:table-cell>
          <table:table-cell office:value-type="float" office:value="84.597535">
            <text:p>84,597535</text:p>
          </table:table-cell>
          <table:table-cell office:value-type="float" office:value="95.268684">
            <text:p>95,268684</text:p>
          </table:table-cell>
          <table:table-cell office:value-type="float" office:value="117.521698">
            <text:p>117,521698</text:p>
          </table:table-cell>
          <table:table-cell office:value-type="float" office:value="186.803996">
            <text:p>186,803996</text:p>
          </table:table-cell>
          <table:table-cell office:value-type="float" office:value="27.167838">
            <text:p>27,167838</text:p>
          </table:table-cell>
          <table:table-cell office:value-type="float" office:value="30.097826">
            <text:p>30,097826</text:p>
          </table:table-cell>
          <table:table-cell office:value-type="float" office:value="82.82918">
            <text:p>82,82918</text:p>
          </table:table-cell>
          <table:table-cell office:value-type="float" office:value="62.624431">
            <text:p>62,624431</text:p>
          </table:table-cell>
          <table:table-cell table:number-columns-repeated="491"/>
        </table:table-row>
        <table:table-row table:style-name="ro2">
          <table:table-cell office:value-type="float" office:value="69.99457">
            <text:p>69,99457</text:p>
          </table:table-cell>
          <table:table-cell office:value-type="float" office:value="94.865711">
            <text:p>94,865711</text:p>
          </table:table-cell>
          <table:table-cell office:value-type="float" office:value="135.7308">
            <text:p>135,7308</text:p>
          </table:table-cell>
          <table:table-cell office:value-type="float" office:value="112.205427">
            <text:p>112,205427</text:p>
          </table:table-cell>
          <table:table-cell office:value-type="float" office:value="115.193774">
            <text:p>115,193774</text:p>
          </table:table-cell>
          <table:table-cell office:value-type="float" office:value="86.954675">
            <text:p>86,954675</text:p>
          </table:table-cell>
          <table:table-cell office:value-type="float" office:value="29.646602">
            <text:p>29,646602</text:p>
          </table:table-cell>
          <table:table-cell office:value-type="float" office:value="30.2651">
            <text:p>30,2651</text:p>
          </table:table-cell>
          <table:table-cell office:value-type="float" office:value="80.612781">
            <text:p>80,612781</text:p>
          </table:table-cell>
          <table:table-cell office:value-type="float" office:value="60.901361">
            <text:p>60,901361</text:p>
          </table:table-cell>
          <table:table-cell table:number-columns-repeated="491"/>
        </table:table-row>
        <table:table-row table:style-name="ro2">
          <table:table-cell office:value-type="float" office:value="90.628649">
            <text:p>90,628649</text:p>
          </table:table-cell>
          <table:table-cell office:value-type="float" office:value="70.464778">
            <text:p>70,464778</text:p>
          </table:table-cell>
          <table:table-cell office:value-type="float" office:value="135.507182">
            <text:p>135,507182</text:p>
          </table:table-cell>
          <table:table-cell office:value-type="float" office:value="127.288269">
            <text:p>127,288269</text:p>
          </table:table-cell>
          <table:table-cell office:value-type="float" office:value="102.044113">
            <text:p>102,044113</text:p>
          </table:table-cell>
          <table:table-cell office:value-type="float" office:value="93.903635">
            <text:p>93,903635</text:p>
          </table:table-cell>
          <table:table-cell office:value-type="float" office:value="29.38087">
            <text:p>29,38087</text:p>
          </table:table-cell>
          <table:table-cell office:value-type="float" office:value="34.410246">
            <text:p>34,410246</text:p>
          </table:table-cell>
          <table:table-cell office:value-type="float" office:value="74.078236">
            <text:p>74,078236</text:p>
          </table:table-cell>
          <table:table-cell office:value-type="float" office:value="103.626701">
            <text:p>103,626701</text:p>
          </table:table-cell>
          <table:table-cell table:number-columns-repeated="491"/>
        </table:table-row>
        <table:table-row table:style-name="ro2">
          <table:table-cell office:value-type="float" office:value="85.767069">
            <text:p>85,767069</text:p>
          </table:table-cell>
          <table:table-cell office:value-type="float" office:value="63.940848">
            <text:p>63,940848</text:p>
          </table:table-cell>
          <table:table-cell office:value-type="float" office:value="101.769001">
            <text:p>101,769001</text:p>
          </table:table-cell>
          <table:table-cell office:value-type="float" office:value="145.811362">
            <text:p>145,811362</text:p>
          </table:table-cell>
          <table:table-cell office:value-type="float" office:value="148.659926">
            <text:p>148,659926</text:p>
          </table:table-cell>
          <table:table-cell office:value-type="float" office:value="129.236032">
            <text:p>129,236032</text:p>
          </table:table-cell>
          <table:table-cell office:value-type="float" office:value="27.788326">
            <text:p>27,788326</text:p>
          </table:table-cell>
          <table:table-cell office:value-type="float" office:value="25.967246">
            <text:p>25,967246</text:p>
          </table:table-cell>
          <table:table-cell office:value-type="float" office:value="94.957629">
            <text:p>94,957629</text:p>
          </table:table-cell>
          <table:table-cell office:value-type="float" office:value="83.18928">
            <text:p>83,18928</text:p>
          </table:table-cell>
          <table:table-cell table:number-columns-repeated="491"/>
        </table:table-row>
        <table:table-row table:style-name="ro2">
          <table:table-cell office:value-type="float" office:value="87.024768">
            <text:p>87,024768</text:p>
          </table:table-cell>
          <table:table-cell office:value-type="float" office:value="144.538299">
            <text:p>144,538299</text:p>
          </table:table-cell>
          <table:table-cell office:value-type="float" office:value="116.804322">
            <text:p>116,804322</text:p>
          </table:table-cell>
          <table:table-cell office:value-type="float" office:value="106.252444">
            <text:p>106,252444</text:p>
          </table:table-cell>
          <table:table-cell office:value-type="float" office:value="164.978879">
            <text:p>164,978879</text:p>
          </table:table-cell>
          <table:table-cell office:value-type="float" office:value="139.285118">
            <text:p>139,285118</text:p>
          </table:table-cell>
          <table:table-cell office:value-type="float" office:value="32.737042">
            <text:p>32,737042</text:p>
          </table:table-cell>
          <table:table-cell office:value-type="float" office:value="31.027411">
            <text:p>31,027411</text:p>
          </table:table-cell>
          <table:table-cell office:value-type="float" office:value="86.68868">
            <text:p>86,68868</text:p>
          </table:table-cell>
          <table:table-cell office:value-type="float" office:value="70.835924">
            <text:p>70,835924</text:p>
          </table:table-cell>
          <table:table-cell table:number-columns-repeated="491"/>
        </table:table-row>
        <table:table-row table:style-name="ro2">
          <table:table-cell office:value-type="float" office:value="92.915471">
            <text:p>92,915471</text:p>
          </table:table-cell>
          <table:table-cell office:value-type="float" office:value="107.825995">
            <text:p>107,825995</text:p>
          </table:table-cell>
          <table:table-cell office:value-type="float" office:value="146.985907">
            <text:p>146,985907</text:p>
          </table:table-cell>
          <table:table-cell office:value-type="float" office:value="108.433224">
            <text:p>108,433224</text:p>
          </table:table-cell>
          <table:table-cell office:value-type="float" office:value="112.391414">
            <text:p>112,391414</text:p>
          </table:table-cell>
          <table:table-cell office:value-type="float" office:value="114.046559">
            <text:p>114,046559</text:p>
          </table:table-cell>
          <table:table-cell office:value-type="float" office:value="28.643408">
            <text:p>28,643408</text:p>
          </table:table-cell>
          <table:table-cell office:value-type="float" office:value="24.954622">
            <text:p>24,954622</text:p>
          </table:table-cell>
          <table:table-cell office:value-type="float" office:value="89.069963">
            <text:p>89,069963</text:p>
          </table:table-cell>
          <table:table-cell office:value-type="float" office:value="75.61661">
            <text:p>75,61661</text:p>
          </table:table-cell>
          <table:table-cell table:number-columns-repeated="491"/>
        </table:table-row>
        <table:table-row table:style-name="ro2">
          <table:table-cell office:value-type="float" office:value="98.545324">
            <text:p>98,545324</text:p>
          </table:table-cell>
          <table:table-cell office:value-type="float" office:value="60.055983">
            <text:p>60,055983</text:p>
          </table:table-cell>
          <table:table-cell office:value-type="float" office:value="120.212274">
            <text:p>120,212274</text:p>
          </table:table-cell>
          <table:table-cell office:value-type="float" office:value="92.534232">
            <text:p>92,534232</text:p>
          </table:table-cell>
          <table:table-cell office:value-type="float" office:value="122.401295">
            <text:p>122,401295</text:p>
          </table:table-cell>
          <table:table-cell office:value-type="float" office:value="195.92295">
            <text:p>195,92295</text:p>
          </table:table-cell>
          <table:table-cell office:value-type="float" office:value="27.863713">
            <text:p>27,863713</text:p>
          </table:table-cell>
          <table:table-cell office:value-type="float" office:value="24.689977">
            <text:p>24,689977</text:p>
          </table:table-cell>
          <table:table-cell office:value-type="float" office:value="70.483698">
            <text:p>70,483698</text:p>
          </table:table-cell>
          <table:table-cell office:value-type="float" office:value="87.403743">
            <text:p>87,403743</text:p>
          </table:table-cell>
          <table:table-cell table:number-columns-repeated="491"/>
        </table:table-row>
        <table:table-row table:style-name="ro2">
          <table:table-cell office:value-type="float" office:value="74.550906">
            <text:p>74,550906</text:p>
          </table:table-cell>
          <table:table-cell office:value-type="float" office:value="76.221238">
            <text:p>76,221238</text:p>
          </table:table-cell>
          <table:table-cell office:value-type="float" office:value="91.688297">
            <text:p>91,688297</text:p>
          </table:table-cell>
          <table:table-cell office:value-type="float" office:value="153.811834">
            <text:p>153,811834</text:p>
          </table:table-cell>
          <table:table-cell office:value-type="float" office:value="110.79245">
            <text:p>110,79245</text:p>
          </table:table-cell>
          <table:table-cell office:value-type="float" office:value="83.833768">
            <text:p>83,833768</text:p>
          </table:table-cell>
          <table:table-cell office:value-type="float" office:value="25.626863">
            <text:p>25,626863</text:p>
          </table:table-cell>
          <table:table-cell office:value-type="float" office:value="27.640532">
            <text:p>27,640532</text:p>
          </table:table-cell>
          <table:table-cell office:value-type="float" office:value="77.681177">
            <text:p>77,681177</text:p>
          </table:table-cell>
          <table:table-cell office:value-type="float" office:value="98.958087">
            <text:p>98,958087</text:p>
          </table:table-cell>
          <table:table-cell table:number-columns-repeated="491"/>
        </table:table-row>
        <table:table-row table:style-name="ro2">
          <table:table-cell office:value-type="float" office:value="98.128975">
            <text:p>98,128975</text:p>
          </table:table-cell>
          <table:table-cell office:value-type="float" office:value="60.857103">
            <text:p>60,857103</text:p>
          </table:table-cell>
          <table:table-cell office:value-type="float" office:value="128.242924">
            <text:p>128,242924</text:p>
          </table:table-cell>
          <table:table-cell office:value-type="float" office:value="125.376305">
            <text:p>125,376305</text:p>
          </table:table-cell>
          <table:table-cell office:value-type="float" office:value="114.859041">
            <text:p>114,859041</text:p>
          </table:table-cell>
          <table:table-cell office:value-type="float" office:value="133.044279">
            <text:p>133,044279</text:p>
          </table:table-cell>
          <table:table-cell office:value-type="float" office:value="27.207113">
            <text:p>27,207113</text:p>
          </table:table-cell>
          <table:table-cell office:value-type="float" office:value="34.398899">
            <text:p>34,398899</text:p>
          </table:table-cell>
          <table:table-cell office:value-type="float" office:value="72.370317">
            <text:p>72,370317</text:p>
          </table:table-cell>
          <table:table-cell office:value-type="float" office:value="94.962244">
            <text:p>94,962244</text:p>
          </table:table-cell>
          <table:table-cell table:number-columns-repeated="491"/>
        </table:table-row>
        <table:table-row table:style-name="ro2">
          <table:table-cell office:value-type="float" office:value="97.384388">
            <text:p>97,384388</text:p>
          </table:table-cell>
          <table:table-cell office:value-type="float" office:value="85.638361">
            <text:p>85,638361</text:p>
          </table:table-cell>
          <table:table-cell office:value-type="float" office:value="92.173252">
            <text:p>92,173252</text:p>
          </table:table-cell>
          <table:table-cell office:value-type="float" office:value="142.292189">
            <text:p>142,292189</text:p>
          </table:table-cell>
          <table:table-cell office:value-type="float" office:value="132.973695">
            <text:p>132,973695</text:p>
          </table:table-cell>
          <table:table-cell office:value-type="float" office:value="144.623527">
            <text:p>144,623527</text:p>
          </table:table-cell>
          <table:table-cell office:value-type="float" office:value="28.195453">
            <text:p>28,195453</text:p>
          </table:table-cell>
          <table:table-cell office:value-type="float" office:value="29.138321">
            <text:p>29,138321</text:p>
          </table:table-cell>
          <table:table-cell office:value-type="float" office:value="66.575851">
            <text:p>66,575851</text:p>
          </table:table-cell>
          <table:table-cell office:value-type="float" office:value="88.413768">
            <text:p>88,413768</text:p>
          </table:table-cell>
          <table:table-cell table:number-columns-repeated="491"/>
        </table:table-row>
        <table:table-row table:style-name="ro2">
          <table:table-cell office:value-type="float" office:value="78.800332">
            <text:p>78,800332</text:p>
          </table:table-cell>
          <table:table-cell office:value-type="float" office:value="61.867115">
            <text:p>61,867115</text:p>
          </table:table-cell>
          <table:table-cell office:value-type="float" office:value="101.899011">
            <text:p>101,899011</text:p>
          </table:table-cell>
          <table:table-cell office:value-type="float" office:value="170.769088">
            <text:p>170,769088</text:p>
          </table:table-cell>
          <table:table-cell office:value-type="float" office:value="96.846237">
            <text:p>96,846237</text:p>
          </table:table-cell>
          <table:table-cell office:value-type="float" office:value="169.7921">
            <text:p>169,7921</text:p>
          </table:table-cell>
          <table:table-cell office:value-type="float" office:value="34.409678">
            <text:p>34,409678</text:p>
          </table:table-cell>
          <table:table-cell office:value-type="float" office:value="36.26582">
            <text:p>36,26582</text:p>
          </table:table-cell>
          <table:table-cell office:value-type="float" office:value="61.821201">
            <text:p>61,821201</text:p>
          </table:table-cell>
          <table:table-cell office:value-type="float" office:value="79.912033">
            <text:p>79,912033</text:p>
          </table:table-cell>
          <table:table-cell table:number-columns-repeated="491"/>
        </table:table-row>
        <table:table-row table:style-name="ro2">
          <table:table-cell office:value-type="float" office:value="128.889209">
            <text:p>128,889209</text:p>
          </table:table-cell>
          <table:table-cell office:value-type="float" office:value="101.628664">
            <text:p>101,628664</text:p>
          </table:table-cell>
          <table:table-cell office:value-type="float" office:value="94.044879">
            <text:p>94,044879</text:p>
          </table:table-cell>
          <table:table-cell office:value-type="float" office:value="113.188306">
            <text:p>113,188306</text:p>
          </table:table-cell>
          <table:table-cell office:value-type="float" office:value="137.176325">
            <text:p>137,176325</text:p>
          </table:table-cell>
          <table:table-cell office:value-type="float" office:value="119.578827">
            <text:p>119,578827</text:p>
          </table:table-cell>
          <table:table-cell office:value-type="float" office:value="32.717794">
            <text:p>32,717794</text:p>
          </table:table-cell>
          <table:table-cell office:value-type="float" office:value="24.956868">
            <text:p>24,956868</text:p>
          </table:table-cell>
          <table:table-cell office:value-type="float" office:value="62.169328">
            <text:p>62,169328</text:p>
          </table:table-cell>
          <table:table-cell office:value-type="float" office:value="75.121455">
            <text:p>75,121455</text:p>
          </table:table-cell>
          <table:table-cell table:number-columns-repeated="491"/>
        </table:table-row>
        <table:table-row table:style-name="ro2">
          <table:table-cell office:value-type="float" office:value="96.307283">
            <text:p>96,307283</text:p>
          </table:table-cell>
          <table:table-cell office:value-type="float" office:value="68.505828">
            <text:p>68,505828</text:p>
          </table:table-cell>
          <table:table-cell office:value-type="float" office:value="106.083991">
            <text:p>106,083991</text:p>
          </table:table-cell>
          <table:table-cell office:value-type="float" office:value="119.395558">
            <text:p>119,395558</text:p>
          </table:table-cell>
          <table:table-cell office:value-type="float" office:value="118.877306">
            <text:p>118,877306</text:p>
          </table:table-cell>
          <table:table-cell office:value-type="float" office:value="130.254889">
            <text:p>130,254889</text:p>
          </table:table-cell>
          <table:table-cell office:value-type="float" office:value="31.953317">
            <text:p>31,953317</text:p>
          </table:table-cell>
          <table:table-cell office:value-type="float" office:value="31.776985">
            <text:p>31,776985</text:p>
          </table:table-cell>
          <table:table-cell office:value-type="float" office:value="75.991053">
            <text:p>75,991053</text:p>
          </table:table-cell>
          <table:table-cell office:value-type="float" office:value="93.550436">
            <text:p>93,550436</text:p>
          </table:table-cell>
          <table:table-cell table:number-columns-repeated="491"/>
        </table:table-row>
        <table:table-row table:style-name="ro2">
          <table:table-cell office:value-type="float" office:value="88.935801">
            <text:p>88,935801</text:p>
          </table:table-cell>
          <table:table-cell office:value-type="float" office:value="112.857914">
            <text:p>112,857914</text:p>
          </table:table-cell>
          <table:table-cell office:value-type="float" office:value="115.762072">
            <text:p>115,762072</text:p>
          </table:table-cell>
          <table:table-cell office:value-type="float" office:value="122.810307">
            <text:p>122,810307</text:p>
          </table:table-cell>
          <table:table-cell office:value-type="float" office:value="120.519582">
            <text:p>120,519582</text:p>
          </table:table-cell>
          <table:table-cell office:value-type="float" office:value="99.007083">
            <text:p>99,007083</text:p>
          </table:table-cell>
          <table:table-cell office:value-type="float" office:value="34.27434">
            <text:p>34,27434</text:p>
          </table:table-cell>
          <table:table-cell office:value-type="float" office:value="33.349721">
            <text:p>33,349721</text:p>
          </table:table-cell>
          <table:table-cell office:value-type="float" office:value="65.139582">
            <text:p>65,139582</text:p>
          </table:table-cell>
          <table:table-cell office:value-type="float" office:value="62.224175">
            <text:p>62,224175</text:p>
          </table:table-cell>
          <table:table-cell table:number-columns-repeated="491"/>
        </table:table-row>
        <table:table-row table:style-name="ro2">
          <table:table-cell office:value-type="float" office:value="76.399764">
            <text:p>76,399764</text:p>
          </table:table-cell>
          <table:table-cell office:value-type="float" office:value="118.876681">
            <text:p>118,876681</text:p>
          </table:table-cell>
          <table:table-cell office:value-type="float" office:value="128.945967">
            <text:p>128,945967</text:p>
          </table:table-cell>
          <table:table-cell office:value-type="float" office:value="172.260489">
            <text:p>172,260489</text:p>
          </table:table-cell>
          <table:table-cell office:value-type="float" office:value="134.605183">
            <text:p>134,605183</text:p>
          </table:table-cell>
          <table:table-cell office:value-type="float" office:value="153.070454">
            <text:p>153,070454</text:p>
          </table:table-cell>
          <table:table-cell office:value-type="float" office:value="30.5915">
            <text:p>30,5915</text:p>
          </table:table-cell>
          <table:table-cell office:value-type="float" office:value="26.345289">
            <text:p>26,345289</text:p>
          </table:table-cell>
          <table:table-cell office:value-type="float" office:value="62.011227">
            <text:p>62,011227</text:p>
          </table:table-cell>
          <table:table-cell office:value-type="float" office:value="88.847372">
            <text:p>88,847372</text:p>
          </table:table-cell>
          <table:table-cell table:number-columns-repeated="491"/>
        </table:table-row>
        <table:table-row table:style-name="ro2">
          <table:table-cell office:value-type="float" office:value="67.719043">
            <text:p>67,719043</text:p>
          </table:table-cell>
          <table:table-cell office:value-type="float" office:value="82.818609">
            <text:p>82,818609</text:p>
          </table:table-cell>
          <table:table-cell office:value-type="float" office:value="109.050599">
            <text:p>109,050599</text:p>
          </table:table-cell>
          <table:table-cell office:value-type="float" office:value="92.584322">
            <text:p>92,584322</text:p>
          </table:table-cell>
          <table:table-cell office:value-type="float" office:value="96.986918">
            <text:p>96,986918</text:p>
          </table:table-cell>
          <table:table-cell office:value-type="float" office:value="118.635534">
            <text:p>118,635534</text:p>
          </table:table-cell>
          <table:table-cell office:value-type="float" office:value="29.636918">
            <text:p>29,636918</text:p>
          </table:table-cell>
          <table:table-cell office:value-type="float" office:value="34.308377">
            <text:p>34,308377</text:p>
          </table:table-cell>
          <table:table-cell office:value-type="float" office:value="68.060695">
            <text:p>68,060695</text:p>
          </table:table-cell>
          <table:table-cell office:value-type="float" office:value="85.572758">
            <text:p>85,572758</text:p>
          </table:table-cell>
          <table:table-cell table:number-columns-repeated="491"/>
        </table:table-row>
        <table:table-row table:style-name="ro2">
          <table:table-cell office:value-type="float" office:value="85.915882">
            <text:p>85,915882</text:p>
          </table:table-cell>
          <table:table-cell office:value-type="float" office:value="127.16273">
            <text:p>127,16273</text:p>
          </table:table-cell>
          <table:table-cell office:value-type="float" office:value="123.332634">
            <text:p>123,332634</text:p>
          </table:table-cell>
          <table:table-cell office:value-type="float" office:value="131.813419">
            <text:p>131,813419</text:p>
          </table:table-cell>
          <table:table-cell office:value-type="float" office:value="123.275567">
            <text:p>123,275567</text:p>
          </table:table-cell>
          <table:table-cell office:value-type="float" office:value="125.694098">
            <text:p>125,694098</text:p>
          </table:table-cell>
          <table:table-cell office:value-type="float" office:value="29.725226">
            <text:p>29,725226</text:p>
          </table:table-cell>
          <table:table-cell office:value-type="float" office:value="27.546735">
            <text:p>27,546735</text:p>
          </table:table-cell>
          <table:table-cell office:value-type="float" office:value="72.59921">
            <text:p>72,59921</text:p>
          </table:table-cell>
          <table:table-cell office:value-type="float" office:value="73.687848">
            <text:p>73,687848</text:p>
          </table:table-cell>
          <table:table-cell table:number-columns-repeated="491"/>
        </table:table-row>
        <table:table-row table:style-name="ro2">
          <table:table-cell office:value-type="float" office:value="94.616975">
            <text:p>94,616975</text:p>
          </table:table-cell>
          <table:table-cell office:value-type="float" office:value="58.879241">
            <text:p>58,879241</text:p>
          </table:table-cell>
          <table:table-cell office:value-type="float" office:value="98.883934">
            <text:p>98,883934</text:p>
          </table:table-cell>
          <table:table-cell office:value-type="float" office:value="126.74459">
            <text:p>126,74459</text:p>
          </table:table-cell>
          <table:table-cell office:value-type="float" office:value="149.049892">
            <text:p>149,049892</text:p>
          </table:table-cell>
          <table:table-cell office:value-type="float" office:value="136.067063">
            <text:p>136,067063</text:p>
          </table:table-cell>
          <table:table-cell office:value-type="float" office:value="26.409131">
            <text:p>26,409131</text:p>
          </table:table-cell>
          <table:table-cell office:value-type="float" office:value="25.413505">
            <text:p>25,413505</text:p>
          </table:table-cell>
          <table:table-cell office:value-type="float" office:value="91.429461">
            <text:p>91,429461</text:p>
          </table:table-cell>
          <table:table-cell office:value-type="float" office:value="73.541133">
            <text:p>73,541133</text:p>
          </table:table-cell>
          <table:table-cell table:number-columns-repeated="491"/>
        </table:table-row>
        <table:table-row table:style-name="ro2">
          <table:table-cell office:value-type="float" office:value="112.539845">
            <text:p>112,539845</text:p>
          </table:table-cell>
          <table:table-cell office:value-type="float" office:value="69.299586">
            <text:p>69,299586</text:p>
          </table:table-cell>
          <table:table-cell office:value-type="float" office:value="117.502563">
            <text:p>117,502563</text:p>
          </table:table-cell>
          <table:table-cell office:value-type="float" office:value="80.581737">
            <text:p>80,581737</text:p>
          </table:table-cell>
          <table:table-cell office:value-type="float" office:value="159.189854">
            <text:p>159,189854</text:p>
          </table:table-cell>
          <table:table-cell office:value-type="float" office:value="156.598984">
            <text:p>156,598984</text:p>
          </table:table-cell>
          <table:table-cell office:value-type="float" office:value="27.049021">
            <text:p>27,049021</text:p>
          </table:table-cell>
          <table:table-cell office:value-type="float" office:value="24.944952">
            <text:p>24,944952</text:p>
          </table:table-cell>
          <table:table-cell office:value-type="float" office:value="79.866435">
            <text:p>79,866435</text:p>
          </table:table-cell>
          <table:table-cell office:value-type="float" office:value="73.324301">
            <text:p>73,324301</text:p>
          </table:table-cell>
          <table:table-cell table:number-columns-repeated="491"/>
        </table:table-row>
        <table:table-row table:style-name="ro2">
          <table:table-cell office:value-type="float" office:value="86.248772">
            <text:p>86,248772</text:p>
          </table:table-cell>
          <table:table-cell office:value-type="float" office:value="62.336846">
            <text:p>62,336846</text:p>
          </table:table-cell>
          <table:table-cell office:value-type="float" office:value="106.664377">
            <text:p>106,664377</text:p>
          </table:table-cell>
          <table:table-cell office:value-type="float" office:value="165.191083">
            <text:p>165,191083</text:p>
          </table:table-cell>
          <table:table-cell office:value-type="float" office:value="159.707314">
            <text:p>159,707314</text:p>
          </table:table-cell>
          <table:table-cell office:value-type="float" office:value="154.227674">
            <text:p>154,227674</text:p>
          </table:table-cell>
          <table:table-cell office:value-type="float" office:value="34.125515">
            <text:p>34,125515</text:p>
          </table:table-cell>
          <table:table-cell office:value-type="float" office:value="34.069221">
            <text:p>34,069221</text:p>
          </table:table-cell>
          <table:table-cell office:value-type="float" office:value="53.355578">
            <text:p>53,355578</text:p>
          </table:table-cell>
          <table:table-cell office:value-type="float" office:value="94.126596">
            <text:p>94,126596</text:p>
          </table:table-cell>
          <table:table-cell table:number-columns-repeated="491"/>
        </table:table-row>
        <table:table-row table:style-name="ro2">
          <table:table-cell office:value-type="float" office:value="71.866041">
            <text:p>71,866041</text:p>
          </table:table-cell>
          <table:table-cell office:value-type="float" office:value="79.622675">
            <text:p>79,622675</text:p>
          </table:table-cell>
          <table:table-cell office:value-type="float" office:value="103.695728">
            <text:p>103,695728</text:p>
          </table:table-cell>
          <table:table-cell office:value-type="float" office:value="95.617853">
            <text:p>95,617853</text:p>
          </table:table-cell>
          <table:table-cell office:value-type="float" office:value="145.622206">
            <text:p>145,622206</text:p>
          </table:table-cell>
          <table:table-cell office:value-type="float" office:value="72.528568">
            <text:p>72,528568</text:p>
          </table:table-cell>
          <table:table-cell office:value-type="float" office:value="28.984194">
            <text:p>28,984194</text:p>
          </table:table-cell>
          <table:table-cell office:value-type="float" office:value="25.887295">
            <text:p>25,887295</text:p>
          </table:table-cell>
          <table:table-cell office:value-type="float" office:value="82.311598">
            <text:p>82,311598</text:p>
          </table:table-cell>
          <table:table-cell office:value-type="float" office:value="91.056959">
            <text:p>91,056959</text:p>
          </table:table-cell>
          <table:table-cell table:number-columns-repeated="491"/>
        </table:table-row>
        <table:table-row table:style-name="ro2">
          <table:table-cell office:value-type="float" office:value="89.398159">
            <text:p>89,398159</text:p>
          </table:table-cell>
          <table:table-cell office:value-type="float" office:value="111.455008">
            <text:p>111,455008</text:p>
          </table:table-cell>
          <table:table-cell office:value-type="float" office:value="129.905532">
            <text:p>129,905532</text:p>
          </table:table-cell>
          <table:table-cell office:value-type="float" office:value="129.995168">
            <text:p>129,995168</text:p>
          </table:table-cell>
          <table:table-cell office:value-type="float" office:value="131.643743">
            <text:p>131,643743</text:p>
          </table:table-cell>
          <table:table-cell office:value-type="float" office:value="89.88688">
            <text:p>89,88688</text:p>
          </table:table-cell>
          <table:table-cell office:value-type="float" office:value="29.342636">
            <text:p>29,342636</text:p>
          </table:table-cell>
          <table:table-cell office:value-type="float" office:value="33.69217">
            <text:p>33,69217</text:p>
          </table:table-cell>
          <table:table-cell office:value-type="float" office:value="64.165236">
            <text:p>64,165236</text:p>
          </table:table-cell>
          <table:table-cell office:value-type="float" office:value="73.160665">
            <text:p>73,160665</text:p>
          </table:table-cell>
          <table:table-cell table:number-columns-repeated="491"/>
        </table:table-row>
        <table:table-row table:style-name="ro2">
          <table:table-cell office:value-type="float" office:value="77.273922">
            <text:p>77,273922</text:p>
          </table:table-cell>
          <table:table-cell office:value-type="float" office:value="85.567732">
            <text:p>85,567732</text:p>
          </table:table-cell>
          <table:table-cell office:value-type="float" office:value="118.38313">
            <text:p>118,38313</text:p>
          </table:table-cell>
          <table:table-cell office:value-type="float" office:value="147.936201">
            <text:p>147,936201</text:p>
          </table:table-cell>
          <table:table-cell office:value-type="float" office:value="102.114161">
            <text:p>102,114161</text:p>
          </table:table-cell>
          <table:table-cell office:value-type="float" office:value="211.811523">
            <text:p>211,811523</text:p>
          </table:table-cell>
          <table:table-cell office:value-type="float" office:value="28.443758">
            <text:p>28,443758</text:p>
          </table:table-cell>
          <table:table-cell office:value-type="float" office:value="27.368145">
            <text:p>27,368145</text:p>
          </table:table-cell>
          <table:table-cell office:value-type="float" office:value="65.756814">
            <text:p>65,756814</text:p>
          </table:table-cell>
          <table:table-cell office:value-type="float" office:value="68.694443">
            <text:p>68,694443</text:p>
          </table:table-cell>
          <table:table-cell table:number-columns-repeated="491"/>
        </table:table-row>
        <table:table-row table:style-name="ro2">
          <table:table-cell office:value-type="float" office:value="92.926278">
            <text:p>92,926278</text:p>
          </table:table-cell>
          <table:table-cell office:value-type="float" office:value="115.229808">
            <text:p>115,229808</text:p>
          </table:table-cell>
          <table:table-cell office:value-type="float" office:value="129.92109">
            <text:p>129,92109</text:p>
          </table:table-cell>
          <table:table-cell office:value-type="float" office:value="120.656764">
            <text:p>120,656764</text:p>
          </table:table-cell>
          <table:table-cell office:value-type="float" office:value="126.413962">
            <text:p>126,413962</text:p>
          </table:table-cell>
          <table:table-cell office:value-type="float" office:value="139.225111">
            <text:p>139,225111</text:p>
          </table:table-cell>
          <table:table-cell office:value-type="float" office:value="30.700123">
            <text:p>30,700123</text:p>
          </table:table-cell>
          <table:table-cell office:value-type="float" office:value="29.87617">
            <text:p>29,87617</text:p>
          </table:table-cell>
          <table:table-cell office:value-type="float" office:value="90.085933">
            <text:p>90,085933</text:p>
          </table:table-cell>
          <table:table-cell office:value-type="float" office:value="80.140684">
            <text:p>80,140684</text:p>
          </table:table-cell>
          <table:table-cell table:number-columns-repeated="491"/>
        </table:table-row>
        <table:table-row table:style-name="ro2">
          <table:table-cell office:value-type="float" office:value="87.09337">
            <text:p>87,09337</text:p>
          </table:table-cell>
          <table:table-cell office:value-type="float" office:value="95.520236">
            <text:p>95,520236</text:p>
          </table:table-cell>
          <table:table-cell office:value-type="float" office:value="110.621723">
            <text:p>110,621723</text:p>
          </table:table-cell>
          <table:table-cell office:value-type="float" office:value="99.633819">
            <text:p>99,633819</text:p>
          </table:table-cell>
          <table:table-cell office:value-type="float" office:value="127.690614">
            <text:p>127,690614</text:p>
          </table:table-cell>
          <table:table-cell office:value-type="float" office:value="107.014403">
            <text:p>107,014403</text:p>
          </table:table-cell>
          <table:table-cell office:value-type="float" office:value="29.764292">
            <text:p>29,764292</text:p>
          </table:table-cell>
          <table:table-cell office:value-type="float" office:value="25.004713">
            <text:p>25,004713</text:p>
          </table:table-cell>
          <table:table-cell office:value-type="float" office:value="56.742001">
            <text:p>56,742001</text:p>
          </table:table-cell>
          <table:table-cell office:value-type="float" office:value="82.962948">
            <text:p>82,962948</text:p>
          </table:table-cell>
          <table:table-cell table:number-columns-repeated="491"/>
        </table:table-row>
        <table:table-row table:style-name="ro2">
          <table:table-cell office:value-type="float" office:value="82.8322">
            <text:p>82,8322</text:p>
          </table:table-cell>
          <table:table-cell office:value-type="float" office:value="107.55922">
            <text:p>107,55922</text:p>
          </table:table-cell>
          <table:table-cell office:value-type="float" office:value="114.828822">
            <text:p>114,828822</text:p>
          </table:table-cell>
          <table:table-cell office:value-type="float" office:value="123.026104">
            <text:p>123,026104</text:p>
          </table:table-cell>
          <table:table-cell office:value-type="float" office:value="91.767895">
            <text:p>91,767895</text:p>
          </table:table-cell>
          <table:table-cell office:value-type="float" office:value="181.369322">
            <text:p>181,369322</text:p>
          </table:table-cell>
          <table:table-cell office:value-type="float" office:value="26.153842">
            <text:p>26,153842</text:p>
          </table:table-cell>
          <table:table-cell office:value-type="float" office:value="31.391492">
            <text:p>31,391492</text:p>
          </table:table-cell>
          <table:table-cell office:value-type="float" office:value="90.107022">
            <text:p>90,107022</text:p>
          </table:table-cell>
          <table:table-cell office:value-type="float" office:value="65.343359">
            <text:p>65,343359</text:p>
          </table:table-cell>
          <table:table-cell table:number-columns-repeated="491"/>
        </table:table-row>
        <table:table-row table:style-name="ro2">
          <table:table-cell office:value-type="float" office:value="99.724793">
            <text:p>99,724793</text:p>
          </table:table-cell>
          <table:table-cell office:value-type="float" office:value="114.61674">
            <text:p>114,61674</text:p>
          </table:table-cell>
          <table:table-cell office:value-type="float" office:value="130.83358">
            <text:p>130,83358</text:p>
          </table:table-cell>
          <table:table-cell office:value-type="float" office:value="88.529063">
            <text:p>88,529063</text:p>
          </table:table-cell>
          <table:table-cell office:value-type="float" office:value="164.77413">
            <text:p>164,77413</text:p>
          </table:table-cell>
          <table:table-cell office:value-type="float" office:value="114.166394">
            <text:p>114,166394</text:p>
          </table:table-cell>
          <table:table-cell office:value-type="float" office:value="27.411049">
            <text:p>27,411049</text:p>
          </table:table-cell>
          <table:table-cell office:value-type="float" office:value="27.914118">
            <text:p>27,914118</text:p>
          </table:table-cell>
          <table:table-cell office:value-type="float" office:value="90.418008">
            <text:p>90,418008</text:p>
          </table:table-cell>
          <table:table-cell office:value-type="float" office:value="65.255016">
            <text:p>65,255016</text:p>
          </table:table-cell>
          <table:table-cell table:number-columns-repeated="491"/>
        </table:table-row>
        <table:table-row table:style-name="ro2">
          <table:table-cell office:value-type="float" office:value="81.018414">
            <text:p>81,018414</text:p>
          </table:table-cell>
          <table:table-cell office:value-type="float" office:value="77.751288">
            <text:p>77,751288</text:p>
          </table:table-cell>
          <table:table-cell office:value-type="float" office:value="131.794455">
            <text:p>131,794455</text:p>
          </table:table-cell>
          <table:table-cell office:value-type="float" office:value="152.184378">
            <text:p>152,184378</text:p>
          </table:table-cell>
          <table:table-cell office:value-type="float" office:value="137.215164">
            <text:p>137,215164</text:p>
          </table:table-cell>
          <table:table-cell office:value-type="float" office:value="158.83787">
            <text:p>158,83787</text:p>
          </table:table-cell>
          <table:table-cell office:value-type="float" office:value="28.260117">
            <text:p>28,260117</text:p>
          </table:table-cell>
          <table:table-cell office:value-type="float" office:value="35.232179">
            <text:p>35,232179</text:p>
          </table:table-cell>
          <table:table-cell office:value-type="float" office:value="71.647055">
            <text:p>71,647055</text:p>
          </table:table-cell>
          <table:table-cell office:value-type="float" office:value="86.958992">
            <text:p>86,958992</text:p>
          </table:table-cell>
          <table:table-cell table:number-columns-repeated="491"/>
        </table:table-row>
        <table:table-row table:style-name="ro2">
          <table:table-cell office:value-type="float" office:value="96.164249">
            <text:p>96,164249</text:p>
          </table:table-cell>
          <table:table-cell office:value-type="float" office:value="82.62622">
            <text:p>82,62622</text:p>
          </table:table-cell>
          <table:table-cell office:value-type="float" office:value="108.759679">
            <text:p>108,759679</text:p>
          </table:table-cell>
          <table:table-cell office:value-type="float" office:value="134.435129">
            <text:p>134,435129</text:p>
          </table:table-cell>
          <table:table-cell office:value-type="float" office:value="133.505091">
            <text:p>133,505091</text:p>
          </table:table-cell>
          <table:table-cell office:value-type="float" office:value="106.003473">
            <text:p>106,003473</text:p>
          </table:table-cell>
          <table:table-cell office:value-type="float" office:value="29.097713">
            <text:p>29,097713</text:p>
          </table:table-cell>
          <table:table-cell office:value-type="float" office:value="23.54659">
            <text:p>23,54659</text:p>
          </table:table-cell>
          <table:table-cell office:value-type="float" office:value="92.003607">
            <text:p>92,003607</text:p>
          </table:table-cell>
          <table:table-cell office:value-type="float" office:value="72.380686">
            <text:p>72,380686</text:p>
          </table:table-cell>
          <table:table-cell table:number-columns-repeated="491"/>
        </table:table-row>
        <table:table-row table:style-name="ro2">
          <table:table-cell office:value-type="float" office:value="93.493174">
            <text:p>93,493174</text:p>
          </table:table-cell>
          <table:table-cell office:value-type="float" office:value="125.97706">
            <text:p>125,97706</text:p>
          </table:table-cell>
          <table:table-cell office:value-type="float" office:value="127.935409">
            <text:p>127,935409</text:p>
          </table:table-cell>
          <table:table-cell office:value-type="float" office:value="126.228466">
            <text:p>126,228466</text:p>
          </table:table-cell>
          <table:table-cell office:value-type="float" office:value="130.414624">
            <text:p>130,414624</text:p>
          </table:table-cell>
          <table:table-cell office:value-type="float" office:value="185.383507">
            <text:p>185,383507</text:p>
          </table:table-cell>
          <table:table-cell office:value-type="float" office:value="27.897275">
            <text:p>27,897275</text:p>
          </table:table-cell>
          <table:table-cell office:value-type="float" office:value="23.926439">
            <text:p>23,926439</text:p>
          </table:table-cell>
          <table:table-cell office:value-type="float" office:value="61.476319">
            <text:p>61,476319</text:p>
          </table:table-cell>
          <table:table-cell office:value-type="float" office:value="65.419209">
            <text:p>65,419209</text:p>
          </table:table-cell>
          <table:table-cell table:number-columns-repeated="491"/>
        </table:table-row>
        <table:table-row table:style-name="ro2">
          <table:table-cell office:value-type="float" office:value="103.317884">
            <text:p>103,317884</text:p>
          </table:table-cell>
          <table:table-cell office:value-type="float" office:value="70.024741">
            <text:p>70,024741</text:p>
          </table:table-cell>
          <table:table-cell office:value-type="float" office:value="93.466553">
            <text:p>93,466553</text:p>
          </table:table-cell>
          <table:table-cell office:value-type="float" office:value="142.360563">
            <text:p>142,360563</text:p>
          </table:table-cell>
          <table:table-cell office:value-type="float" office:value="176.448182">
            <text:p>176,448182</text:p>
          </table:table-cell>
          <table:table-cell office:value-type="float" office:value="125.086923">
            <text:p>125,086923</text:p>
          </table:table-cell>
          <table:table-cell office:value-type="float" office:value="33.401085">
            <text:p>33,401085</text:p>
          </table:table-cell>
          <table:table-cell office:value-type="float" office:value="29.106628">
            <text:p>29,106628</text:p>
          </table:table-cell>
          <table:table-cell office:value-type="float" office:value="61.620594">
            <text:p>61,620594</text:p>
          </table:table-cell>
          <table:table-cell office:value-type="float" office:value="114.250259">
            <text:p>114,250259</text:p>
          </table:table-cell>
          <table:table-cell table:number-columns-repeated="491"/>
        </table:table-row>
        <table:table-row table:style-name="ro2">
          <table:table-cell office:value-type="float" office:value="77.352229">
            <text:p>77,352229</text:p>
          </table:table-cell>
          <table:table-cell office:value-type="float" office:value="103.700241">
            <text:p>103,700241</text:p>
          </table:table-cell>
          <table:table-cell office:value-type="float" office:value="97.323197">
            <text:p>97,323197</text:p>
          </table:table-cell>
          <table:table-cell office:value-type="float" office:value="140.248906">
            <text:p>140,248906</text:p>
          </table:table-cell>
          <table:table-cell office:value-type="float" office:value="137.929323">
            <text:p>137,929323</text:p>
          </table:table-cell>
          <table:table-cell office:value-type="float" office:value="92.235401">
            <text:p>92,235401</text:p>
          </table:table-cell>
          <table:table-cell office:value-type="float" office:value="30.386969">
            <text:p>30,386969</text:p>
          </table:table-cell>
          <table:table-cell office:value-type="float" office:value="29.811549">
            <text:p>29,811549</text:p>
          </table:table-cell>
          <table:table-cell office:value-type="float" office:value="76.281024">
            <text:p>76,281024</text:p>
          </table:table-cell>
          <table:table-cell office:value-type="float" office:value="80.46747">
            <text:p>80,46747</text:p>
          </table:table-cell>
          <table:table-cell table:number-columns-repeated="491"/>
        </table:table-row>
        <table:table-row table:style-name="ro2">
          <table:table-cell office:value-type="float" office:value="88.974107">
            <text:p>88,974107</text:p>
          </table:table-cell>
          <table:table-cell office:value-type="float" office:value="91.42464">
            <text:p>91,42464</text:p>
          </table:table-cell>
          <table:table-cell office:value-type="float" office:value="125.409503">
            <text:p>125,409503</text:p>
          </table:table-cell>
          <table:table-cell office:value-type="float" office:value="135.293314">
            <text:p>135,293314</text:p>
          </table:table-cell>
          <table:table-cell office:value-type="float" office:value="105.272485">
            <text:p>105,272485</text:p>
          </table:table-cell>
          <table:table-cell office:value-type="float" office:value="138.531121">
            <text:p>138,531121</text:p>
          </table:table-cell>
          <table:table-cell office:value-type="float" office:value="32.439692">
            <text:p>32,439692</text:p>
          </table:table-cell>
          <table:table-cell office:value-type="float" office:value="31.47502">
            <text:p>31,47502</text:p>
          </table:table-cell>
          <table:table-cell office:value-type="float" office:value="91.855438">
            <text:p>91,855438</text:p>
          </table:table-cell>
          <table:table-cell office:value-type="float" office:value="104.832604">
            <text:p>104,832604</text:p>
          </table:table-cell>
          <table:table-cell table:number-columns-repeated="491"/>
        </table:table-row>
        <table:table-row table:style-name="ro2">
          <table:table-cell office:value-type="float" office:value="97.328119">
            <text:p>97,328119</text:p>
          </table:table-cell>
          <table:table-cell office:value-type="float" office:value="69.69886">
            <text:p>69,69886</text:p>
          </table:table-cell>
          <table:table-cell office:value-type="float" office:value="109.427139">
            <text:p>109,427139</text:p>
          </table:table-cell>
          <table:table-cell office:value-type="float" office:value="78.579592">
            <text:p>78,579592</text:p>
          </table:table-cell>
          <table:table-cell office:value-type="float" office:value="127.971655">
            <text:p>127,971655</text:p>
          </table:table-cell>
          <table:table-cell office:value-type="float" office:value="168.987371">
            <text:p>168,987371</text:p>
          </table:table-cell>
          <table:table-cell office:value-type="float" office:value="31.435905">
            <text:p>31,435905</text:p>
          </table:table-cell>
          <table:table-cell office:value-type="float" office:value="30.554305">
            <text:p>30,554305</text:p>
          </table:table-cell>
          <table:table-cell office:value-type="float" office:value="72.119716">
            <text:p>72,119716</text:p>
          </table:table-cell>
          <table:table-cell office:value-type="float" office:value="86.550963">
            <text:p>86,550963</text:p>
          </table:table-cell>
          <table:table-cell table:number-columns-repeated="491"/>
        </table:table-row>
        <table:table-row table:style-name="ro2">
          <table:table-cell office:value-type="float" office:value="94.429086">
            <text:p>94,429086</text:p>
          </table:table-cell>
          <table:table-cell office:value-type="float" office:value="83.348678">
            <text:p>83,348678</text:p>
          </table:table-cell>
          <table:table-cell office:value-type="float" office:value="119.267085">
            <text:p>119,267085</text:p>
          </table:table-cell>
          <table:table-cell office:value-type="float" office:value="103.094441">
            <text:p>103,094441</text:p>
          </table:table-cell>
          <table:table-cell office:value-type="float" office:value="143.65565">
            <text:p>143,65565</text:p>
          </table:table-cell>
          <table:table-cell office:value-type="float" office:value="158.522131">
            <text:p>158,522131</text:p>
          </table:table-cell>
          <table:table-cell office:value-type="float" office:value="27.590409">
            <text:p>27,590409</text:p>
          </table:table-cell>
          <table:table-cell office:value-type="float" office:value="33.0657">
            <text:p>33,0657</text:p>
          </table:table-cell>
          <table:table-cell office:value-type="float" office:value="76.870302">
            <text:p>76,870302</text:p>
          </table:table-cell>
          <table:table-cell office:value-type="float" office:value="93.507068">
            <text:p>93,507068</text:p>
          </table:table-cell>
          <table:table-cell table:number-columns-repeated="491"/>
        </table:table-row>
        <table:table-row table:style-name="ro2">
          <table:table-cell office:value-type="float" office:value="82.793501">
            <text:p>82,793501</text:p>
          </table:table-cell>
          <table:table-cell office:value-type="float" office:value="110.170812">
            <text:p>110,170812</text:p>
          </table:table-cell>
          <table:table-cell office:value-type="float" office:value="117.890072">
            <text:p>117,890072</text:p>
          </table:table-cell>
          <table:table-cell office:value-type="float" office:value="83.429102">
            <text:p>83,429102</text:p>
          </table:table-cell>
          <table:table-cell office:value-type="float" office:value="110.670986">
            <text:p>110,670986</text:p>
          </table:table-cell>
          <table:table-cell office:value-type="float" office:value="162.502983">
            <text:p>162,502983</text:p>
          </table:table-cell>
          <table:table-cell office:value-type="float" office:value="32.195455">
            <text:p>32,195455</text:p>
          </table:table-cell>
          <table:table-cell office:value-type="float" office:value="29.956298">
            <text:p>29,956298</text:p>
          </table:table-cell>
          <table:table-cell office:value-type="float" office:value="80.432076">
            <text:p>80,432076</text:p>
          </table:table-cell>
          <table:table-cell office:value-type="float" office:value="113.873799">
            <text:p>113,873799</text:p>
          </table:table-cell>
          <table:table-cell table:number-columns-repeated="491"/>
        </table:table-row>
        <table:table-row table:style-name="ro2">
          <table:table-cell office:value-type="float" office:value="98.253388">
            <text:p>98,253388</text:p>
          </table:table-cell>
          <table:table-cell office:value-type="float" office:value="120.993836">
            <text:p>120,993836</text:p>
          </table:table-cell>
          <table:table-cell office:value-type="float" office:value="106.811921">
            <text:p>106,811921</text:p>
          </table:table-cell>
          <table:table-cell office:value-type="float" office:value="107.494315">
            <text:p>107,494315</text:p>
          </table:table-cell>
          <table:table-cell office:value-type="float" office:value="198.20953">
            <text:p>198,20953</text:p>
          </table:table-cell>
          <table:table-cell office:value-type="float" office:value="119.393139">
            <text:p>119,393139</text:p>
          </table:table-cell>
          <table:table-cell office:value-type="float" office:value="26.292974">
            <text:p>26,292974</text:p>
          </table:table-cell>
          <table:table-cell office:value-type="float" office:value="28.695847">
            <text:p>28,695847</text:p>
          </table:table-cell>
          <table:table-cell office:value-type="float" office:value="60.007473">
            <text:p>60,007473</text:p>
          </table:table-cell>
          <table:table-cell office:value-type="float" office:value="89.986556">
            <text:p>89,986556</text:p>
          </table:table-cell>
          <table:table-cell table:number-columns-repeated="491"/>
        </table:table-row>
        <table:table-row table:style-name="ro2">
          <table:table-cell office:value-type="float" office:value="104.001139">
            <text:p>104,001139</text:p>
          </table:table-cell>
          <table:table-cell office:value-type="float" office:value="69.963876">
            <text:p>69,963876</text:p>
          </table:table-cell>
          <table:table-cell office:value-type="float" office:value="118.366039">
            <text:p>118,366039</text:p>
          </table:table-cell>
          <table:table-cell office:value-type="float" office:value="109.471044">
            <text:p>109,471044</text:p>
          </table:table-cell>
          <table:table-cell office:value-type="float" office:value="119.183015">
            <text:p>119,183015</text:p>
          </table:table-cell>
          <table:table-cell office:value-type="float" office:value="151.699273">
            <text:p>151,699273</text:p>
          </table:table-cell>
          <table:table-cell office:value-type="float" office:value="33.152103">
            <text:p>33,152103</text:p>
          </table:table-cell>
          <table:table-cell office:value-type="float" office:value="25.856873">
            <text:p>25,856873</text:p>
          </table:table-cell>
          <table:table-cell office:value-type="float" office:value="64.750073">
            <text:p>64,750073</text:p>
          </table:table-cell>
          <table:table-cell office:value-type="float" office:value="71.630693">
            <text:p>71,630693</text:p>
          </table:table-cell>
          <table:table-cell table:number-columns-repeated="491"/>
        </table:table-row>
        <table:table-row table:style-name="ro2">
          <table:table-cell office:value-type="float" office:value="118.435773">
            <text:p>118,435773</text:p>
          </table:table-cell>
          <table:table-cell office:value-type="float" office:value="117.779967">
            <text:p>117,779967</text:p>
          </table:table-cell>
          <table:table-cell office:value-type="float" office:value="127.461873">
            <text:p>127,461873</text:p>
          </table:table-cell>
          <table:table-cell office:value-type="float" office:value="99.386286">
            <text:p>99,386286</text:p>
          </table:table-cell>
          <table:table-cell office:value-type="float" office:value="167.602386">
            <text:p>167,602386</text:p>
          </table:table-cell>
          <table:table-cell office:value-type="float" office:value="121.926336">
            <text:p>121,926336</text:p>
          </table:table-cell>
          <table:table-cell office:value-type="float" office:value="27.015645">
            <text:p>27,015645</text:p>
          </table:table-cell>
          <table:table-cell office:value-type="float" office:value="29.490618">
            <text:p>29,490618</text:p>
          </table:table-cell>
          <table:table-cell office:value-type="float" office:value="77.326451">
            <text:p>77,326451</text:p>
          </table:table-cell>
          <table:table-cell office:value-type="float" office:value="103.142383">
            <text:p>103,142383</text:p>
          </table:table-cell>
          <table:table-cell table:number-columns-repeated="491"/>
        </table:table-row>
        <table:table-row table:style-name="ro2">
          <table:table-cell office:value-type="float" office:value="86.924807">
            <text:p>86,924807</text:p>
          </table:table-cell>
          <table:table-cell office:value-type="float" office:value="78.456117">
            <text:p>78,456117</text:p>
          </table:table-cell>
          <table:table-cell office:value-type="float" office:value="117.916169">
            <text:p>117,916169</text:p>
          </table:table-cell>
          <table:table-cell office:value-type="float" office:value="98.441152">
            <text:p>98,441152</text:p>
          </table:table-cell>
          <table:table-cell office:value-type="float" office:value="175.730525">
            <text:p>175,730525</text:p>
          </table:table-cell>
          <table:table-cell office:value-type="float" office:value="140.927531">
            <text:p>140,927531</text:p>
          </table:table-cell>
          <table:table-cell office:value-type="float" office:value="28.972877">
            <text:p>28,972877</text:p>
          </table:table-cell>
          <table:table-cell office:value-type="float" office:value="33.761747">
            <text:p>33,761747</text:p>
          </table:table-cell>
          <table:table-cell office:value-type="float" office:value="60.374233">
            <text:p>60,374233</text:p>
          </table:table-cell>
          <table:table-cell office:value-type="float" office:value="119.15648">
            <text:p>119,15648</text:p>
          </table:table-cell>
          <table:table-cell table:number-columns-repeated="491"/>
        </table:table-row>
        <table:table-row table:style-name="ro2">
          <table:table-cell office:value-type="float" office:value="97.470941">
            <text:p>97,470941</text:p>
          </table:table-cell>
          <table:table-cell office:value-type="float" office:value="100.737721">
            <text:p>100,737721</text:p>
          </table:table-cell>
          <table:table-cell office:value-type="float" office:value="110.971462">
            <text:p>110,971462</text:p>
          </table:table-cell>
          <table:table-cell office:value-type="float" office:value="94.477551">
            <text:p>94,477551</text:p>
          </table:table-cell>
          <table:table-cell office:value-type="float" office:value="122.42415">
            <text:p>122,42415</text:p>
          </table:table-cell>
          <table:table-cell office:value-type="float" office:value="103.817739">
            <text:p>103,817739</text:p>
          </table:table-cell>
          <table:table-cell office:value-type="float" office:value="27.279079">
            <text:p>27,279079</text:p>
          </table:table-cell>
          <table:table-cell office:value-type="float" office:value="24.864749">
            <text:p>24,864749</text:p>
          </table:table-cell>
          <table:table-cell office:value-type="float" office:value="71.897569">
            <text:p>71,897569</text:p>
          </table:table-cell>
          <table:table-cell office:value-type="float" office:value="95.553325">
            <text:p>95,553325</text:p>
          </table:table-cell>
          <table:table-cell table:number-columns-repeated="491"/>
        </table:table-row>
        <table:table-row table:style-name="ro2">
          <table:table-cell office:value-type="float" office:value="99.540669">
            <text:p>99,540669</text:p>
          </table:table-cell>
          <table:table-cell office:value-type="float" office:value="96.72418">
            <text:p>96,72418</text:p>
          </table:table-cell>
          <table:table-cell office:value-type="float" office:value="137.101936">
            <text:p>137,101936</text:p>
          </table:table-cell>
          <table:table-cell office:value-type="float" office:value="68.521811">
            <text:p>68,521811</text:p>
          </table:table-cell>
          <table:table-cell office:value-type="float" office:value="121.804667">
            <text:p>121,804667</text:p>
          </table:table-cell>
          <table:table-cell office:value-type="float" office:value="81.827919">
            <text:p>81,827919</text:p>
          </table:table-cell>
          <table:table-cell office:value-type="float" office:value="27.950685">
            <text:p>27,950685</text:p>
          </table:table-cell>
          <table:table-cell office:value-type="float" office:value="24.529438">
            <text:p>24,529438</text:p>
          </table:table-cell>
          <table:table-cell office:value-type="float" office:value="83.707613">
            <text:p>83,707613</text:p>
          </table:table-cell>
          <table:table-cell office:value-type="float" office:value="73.872599">
            <text:p>73,872599</text:p>
          </table:table-cell>
          <table:table-cell table:number-columns-repeated="491"/>
        </table:table-row>
        <table:table-row table:style-name="ro2">
          <table:table-cell office:value-type="float" office:value="112.80783">
            <text:p>112,80783</text:p>
          </table:table-cell>
          <table:table-cell office:value-type="float" office:value="77.744793">
            <text:p>77,744793</text:p>
          </table:table-cell>
          <table:table-cell office:value-type="float" office:value="89.528125">
            <text:p>89,528125</text:p>
          </table:table-cell>
          <table:table-cell office:value-type="float" office:value="118.149041">
            <text:p>118,149041</text:p>
          </table:table-cell>
          <table:table-cell office:value-type="float" office:value="110.024935">
            <text:p>110,024935</text:p>
          </table:table-cell>
          <table:table-cell office:value-type="float" office:value="115.01002">
            <text:p>115,01002</text:p>
          </table:table-cell>
          <table:table-cell office:value-type="float" office:value="35.213527">
            <text:p>35,213527</text:p>
          </table:table-cell>
          <table:table-cell office:value-type="float" office:value="27.411549">
            <text:p>27,411549</text:p>
          </table:table-cell>
          <table:table-cell office:value-type="float" office:value="73.443837">
            <text:p>73,443837</text:p>
          </table:table-cell>
          <table:table-cell office:value-type="float" office:value="77.115277">
            <text:p>77,115277</text:p>
          </table:table-cell>
          <table:table-cell table:number-columns-repeated="491"/>
        </table:table-row>
        <table:table-row table:style-name="ro2">
          <table:table-cell office:value-type="float" office:value="132.832028">
            <text:p>132,832028</text:p>
          </table:table-cell>
          <table:table-cell office:value-type="float" office:value="77.972953">
            <text:p>77,972953</text:p>
          </table:table-cell>
          <table:table-cell office:value-type="float" office:value="125.228453">
            <text:p>125,228453</text:p>
          </table:table-cell>
          <table:table-cell office:value-type="float" office:value="144.631432">
            <text:p>144,631432</text:p>
          </table:table-cell>
          <table:table-cell office:value-type="float" office:value="138.913562">
            <text:p>138,913562</text:p>
          </table:table-cell>
          <table:table-cell office:value-type="float" office:value="85.780596">
            <text:p>85,780596</text:p>
          </table:table-cell>
          <table:table-cell office:value-type="float" office:value="26.063288">
            <text:p>26,063288</text:p>
          </table:table-cell>
          <table:table-cell office:value-type="float" office:value="25.57651">
            <text:p>25,57651</text:p>
          </table:table-cell>
          <table:table-cell office:value-type="float" office:value="81.705289">
            <text:p>81,705289</text:p>
          </table:table-cell>
          <table:table-cell office:value-type="float" office:value="80.437281">
            <text:p>80,437281</text:p>
          </table:table-cell>
          <table:table-cell table:number-columns-repeated="491"/>
        </table:table-row>
        <table:table-row table:style-name="ro2">
          <table:table-cell office:value-type="float" office:value="120.675355">
            <text:p>120,675355</text:p>
          </table:table-cell>
          <table:table-cell office:value-type="float" office:value="120.402728">
            <text:p>120,402728</text:p>
          </table:table-cell>
          <table:table-cell office:value-type="float" office:value="120.383217">
            <text:p>120,383217</text:p>
          </table:table-cell>
          <table:table-cell office:value-type="float" office:value="200.283387">
            <text:p>200,283387</text:p>
          </table:table-cell>
          <table:table-cell office:value-type="float" office:value="111.185618">
            <text:p>111,185618</text:p>
          </table:table-cell>
          <table:table-cell office:value-type="float" office:value="134.15241">
            <text:p>134,15241</text:p>
          </table:table-cell>
          <table:table-cell office:value-type="float" office:value="32.88527">
            <text:p>32,88527</text:p>
          </table:table-cell>
          <table:table-cell office:value-type="float" office:value="30.576765">
            <text:p>30,576765</text:p>
          </table:table-cell>
          <table:table-cell office:value-type="float" office:value="64.612318">
            <text:p>64,612318</text:p>
          </table:table-cell>
          <table:table-cell office:value-type="float" office:value="84.335233">
            <text:p>84,335233</text:p>
          </table:table-cell>
          <table:table-cell table:number-columns-repeated="491"/>
        </table:table-row>
        <table:table-row table:style-name="ro2">
          <table:table-cell office:value-type="float" office:value="124.045637">
            <text:p>124,045637</text:p>
          </table:table-cell>
          <table:table-cell office:value-type="float" office:value="111.420532">
            <text:p>111,420532</text:p>
          </table:table-cell>
          <table:table-cell office:value-type="float" office:value="95.049228">
            <text:p>95,049228</text:p>
          </table:table-cell>
          <table:table-cell office:value-type="float" office:value="172.210011">
            <text:p>172,210011</text:p>
          </table:table-cell>
          <table:table-cell office:value-type="float" office:value="115.923979">
            <text:p>115,923979</text:p>
          </table:table-cell>
          <table:table-cell office:value-type="float" office:value="104.402477">
            <text:p>104,402477</text:p>
          </table:table-cell>
          <table:table-cell office:value-type="float" office:value="26.191576">
            <text:p>26,191576</text:p>
          </table:table-cell>
          <table:table-cell office:value-type="float" office:value="33.944191">
            <text:p>33,944191</text:p>
          </table:table-cell>
          <table:table-cell office:value-type="float" office:value="73.48617">
            <text:p>73,48617</text:p>
          </table:table-cell>
          <table:table-cell office:value-type="float" office:value="61.618524">
            <text:p>61,618524</text:p>
          </table:table-cell>
          <table:table-cell table:number-columns-repeated="491"/>
        </table:table-row>
        <table:table-row table:style-name="ro2">
          <table:table-cell office:value-type="float" office:value="112.176499">
            <text:p>112,176499</text:p>
          </table:table-cell>
          <table:table-cell office:value-type="float" office:value="70.658102">
            <text:p>70,658102</text:p>
          </table:table-cell>
          <table:table-cell office:value-type="float" office:value="72.968984">
            <text:p>72,968984</text:p>
          </table:table-cell>
          <table:table-cell office:value-type="float" office:value="141.138475">
            <text:p>141,138475</text:p>
          </table:table-cell>
          <table:table-cell office:value-type="float" office:value="148.714837">
            <text:p>148,714837</text:p>
          </table:table-cell>
          <table:table-cell office:value-type="float" office:value="177.649528">
            <text:p>177,649528</text:p>
          </table:table-cell>
          <table:table-cell office:value-type="float" office:value="27.716092">
            <text:p>27,716092</text:p>
          </table:table-cell>
          <table:table-cell office:value-type="float" office:value="30.17225">
            <text:p>30,17225</text:p>
          </table:table-cell>
          <table:table-cell office:value-type="float" office:value="73.96281">
            <text:p>73,96281</text:p>
          </table:table-cell>
          <table:table-cell office:value-type="float" office:value="65.802847">
            <text:p>65,802847</text:p>
          </table:table-cell>
          <table:table-cell table:number-columns-repeated="491"/>
        </table:table-row>
        <table:table-row table:style-name="ro2">
          <table:table-cell office:value-type="float" office:value="117.31344">
            <text:p>117,31344</text:p>
          </table:table-cell>
          <table:table-cell office:value-type="float" office:value="111.68524">
            <text:p>111,68524</text:p>
          </table:table-cell>
          <table:table-cell office:value-type="float" office:value="117.712543">
            <text:p>117,712543</text:p>
          </table:table-cell>
          <table:table-cell office:value-type="float" office:value="102.531732">
            <text:p>102,531732</text:p>
          </table:table-cell>
          <table:table-cell office:value-type="float" office:value="131.306561">
            <text:p>131,306561</text:p>
          </table:table-cell>
          <table:table-cell office:value-type="float" office:value="157.666771">
            <text:p>157,666771</text:p>
          </table:table-cell>
          <table:table-cell office:value-type="float" office:value="32.295863">
            <text:p>32,295863</text:p>
          </table:table-cell>
          <table:table-cell office:value-type="float" office:value="29.191404">
            <text:p>29,191404</text:p>
          </table:table-cell>
          <table:table-cell office:value-type="float" office:value="64.652015">
            <text:p>64,652015</text:p>
          </table:table-cell>
          <table:table-cell office:value-type="float" office:value="71.566774">
            <text:p>71,566774</text:p>
          </table:table-cell>
          <table:table-cell table:number-columns-repeated="491"/>
        </table:table-row>
        <table:table-row table:style-name="ro2">
          <table:table-cell office:value-type="float" office:value="85.319163">
            <text:p>85,319163</text:p>
          </table:table-cell>
          <table:table-cell office:value-type="float" office:value="69.756395">
            <text:p>69,756395</text:p>
          </table:table-cell>
          <table:table-cell office:value-type="float" office:value="118.912318">
            <text:p>118,912318</text:p>
          </table:table-cell>
          <table:table-cell office:value-type="float" office:value="122.479817">
            <text:p>122,479817</text:p>
          </table:table-cell>
          <table:table-cell office:value-type="float" office:value="127.700074">
            <text:p>127,700074</text:p>
          </table:table-cell>
          <table:table-cell office:value-type="float" office:value="122.872445">
            <text:p>122,872445</text:p>
          </table:table-cell>
          <table:table-cell office:value-type="float" office:value="28.914044">
            <text:p>28,914044</text:p>
          </table:table-cell>
          <table:table-cell office:value-type="float" office:value="35.088834">
            <text:p>35,088834</text:p>
          </table:table-cell>
          <table:table-cell office:value-type="float" office:value="72.510662">
            <text:p>72,510662</text:p>
          </table:table-cell>
          <table:table-cell office:value-type="float" office:value="77.405576">
            <text:p>77,405576</text:p>
          </table:table-cell>
          <table:table-cell table:number-columns-repeated="491"/>
        </table:table-row>
        <table:table-row table:style-name="ro2">
          <table:table-cell office:value-type="float" office:value="111.972753">
            <text:p>111,972753</text:p>
          </table:table-cell>
          <table:table-cell office:value-type="float" office:value="98.901004">
            <text:p>98,901004</text:p>
          </table:table-cell>
          <table:table-cell office:value-type="float" office:value="132.818378">
            <text:p>132,818378</text:p>
          </table:table-cell>
          <table:table-cell office:value-type="float" office:value="89.894163">
            <text:p>89,894163</text:p>
          </table:table-cell>
          <table:table-cell office:value-type="float" office:value="103.465298">
            <text:p>103,465298</text:p>
          </table:table-cell>
          <table:table-cell office:value-type="float" office:value="136.692034">
            <text:p>136,692034</text:p>
          </table:table-cell>
          <table:table-cell office:value-type="float" office:value="30.295457">
            <text:p>30,295457</text:p>
          </table:table-cell>
          <table:table-cell office:value-type="float" office:value="23.796524">
            <text:p>23,796524</text:p>
          </table:table-cell>
          <table:table-cell office:value-type="float" office:value="53.753472">
            <text:p>53,753472</text:p>
          </table:table-cell>
          <table:table-cell office:value-type="float" office:value="100.11122">
            <text:p>100,11122</text:p>
          </table:table-cell>
          <table:table-cell table:number-columns-repeated="491"/>
        </table:table-row>
        <table:table-row table:style-name="ro2">
          <table:table-cell office:value-type="float" office:value="115.778543">
            <text:p>115,778543</text:p>
          </table:table-cell>
          <table:table-cell office:value-type="float" office:value="125.035597">
            <text:p>125,035597</text:p>
          </table:table-cell>
          <table:table-cell office:value-type="float" office:value="115.84336">
            <text:p>115,84336</text:p>
          </table:table-cell>
          <table:table-cell office:value-type="float" office:value="146.371858">
            <text:p>146,371858</text:p>
          </table:table-cell>
          <table:table-cell office:value-type="float" office:value="112.859051">
            <text:p>112,859051</text:p>
          </table:table-cell>
          <table:table-cell office:value-type="float" office:value="93.064375">
            <text:p>93,064375</text:p>
          </table:table-cell>
          <table:table-cell office:value-type="float" office:value="32.387792">
            <text:p>32,387792</text:p>
          </table:table-cell>
          <table:table-cell office:value-type="float" office:value="29.096199">
            <text:p>29,096199</text:p>
          </table:table-cell>
          <table:table-cell office:value-type="float" office:value="86.437252">
            <text:p>86,437252</text:p>
          </table:table-cell>
          <table:table-cell office:value-type="float" office:value="53.427064">
            <text:p>53,427064</text:p>
          </table:table-cell>
          <table:table-cell table:number-columns-repeated="491"/>
        </table:table-row>
        <table:table-row table:style-name="ro2">
          <table:table-cell office:value-type="float" office:value="91.427589">
            <text:p>91,427589</text:p>
          </table:table-cell>
          <table:table-cell office:value-type="float" office:value="120.318521">
            <text:p>120,318521</text:p>
          </table:table-cell>
          <table:table-cell office:value-type="float" office:value="119.516073">
            <text:p>119,516073</text:p>
          </table:table-cell>
          <table:table-cell office:value-type="float" office:value="99.098696">
            <text:p>99,098696</text:p>
          </table:table-cell>
          <table:table-cell office:value-type="float" office:value="111.964347">
            <text:p>111,964347</text:p>
          </table:table-cell>
          <table:table-cell office:value-type="float" office:value="185.032929">
            <text:p>185,032929</text:p>
          </table:table-cell>
          <table:table-cell office:value-type="float" office:value="30.212045">
            <text:p>30,212045</text:p>
          </table:table-cell>
          <table:table-cell office:value-type="float" office:value="29.4701">
            <text:p>29,4701</text:p>
          </table:table-cell>
          <table:table-cell office:value-type="float" office:value="79.489563">
            <text:p>79,489563</text:p>
          </table:table-cell>
          <table:table-cell office:value-type="float" office:value="61.605876">
            <text:p>61,605876</text:p>
          </table:table-cell>
          <table:table-cell table:number-columns-repeated="491"/>
        </table:table-row>
        <table:table-row table:style-name="ro2">
          <table:table-cell office:value-type="float" office:value="99.460505">
            <text:p>99,460505</text:p>
          </table:table-cell>
          <table:table-cell office:value-type="float" office:value="103.910493">
            <text:p>103,910493</text:p>
          </table:table-cell>
          <table:table-cell office:value-type="float" office:value="113.833896">
            <text:p>113,833896</text:p>
          </table:table-cell>
          <table:table-cell office:value-type="float" office:value="111.906442">
            <text:p>111,906442</text:p>
          </table:table-cell>
          <table:table-cell office:value-type="float" office:value="144.886639">
            <text:p>144,886639</text:p>
          </table:table-cell>
          <table:table-cell office:value-type="float" office:value="163.209382">
            <text:p>163,209382</text:p>
          </table:table-cell>
          <table:table-cell office:value-type="float" office:value="28.297172">
            <text:p>28,297172</text:p>
          </table:table-cell>
          <table:table-cell office:value-type="float" office:value="31.772804">
            <text:p>31,772804</text:p>
          </table:table-cell>
          <table:table-cell office:value-type="float" office:value="97.707075">
            <text:p>97,707075</text:p>
          </table:table-cell>
          <table:table-cell office:value-type="float" office:value="59.345135">
            <text:p>59,345135</text:p>
          </table:table-cell>
          <table:table-cell table:number-columns-repeated="491"/>
        </table:table-row>
        <table:table-row table:style-name="ro2">
          <table:table-cell office:value-type="float" office:value="97.354904">
            <text:p>97,354904</text:p>
          </table:table-cell>
          <table:table-cell office:value-type="float" office:value="98.056943">
            <text:p>98,056943</text:p>
          </table:table-cell>
          <table:table-cell office:value-type="float" office:value="110.644444">
            <text:p>110,644444</text:p>
          </table:table-cell>
          <table:table-cell office:value-type="float" office:value="158.103396">
            <text:p>158,103396</text:p>
          </table:table-cell>
          <table:table-cell office:value-type="float" office:value="105.464546">
            <text:p>105,464546</text:p>
          </table:table-cell>
          <table:table-cell office:value-type="float" office:value="116.634787">
            <text:p>116,634787</text:p>
          </table:table-cell>
          <table:table-cell office:value-type="float" office:value="27.919641">
            <text:p>27,919641</text:p>
          </table:table-cell>
          <table:table-cell office:value-type="float" office:value="27.162701">
            <text:p>27,162701</text:p>
          </table:table-cell>
          <table:table-cell office:value-type="float" office:value="91.384836">
            <text:p>91,384836</text:p>
          </table:table-cell>
          <table:table-cell office:value-type="float" office:value="86.948064">
            <text:p>86,948064</text:p>
          </table:table-cell>
          <table:table-cell table:number-columns-repeated="491"/>
        </table:table-row>
        <table:table-row table:style-name="ro2">
          <table:table-cell office:value-type="float" office:value="108.815139">
            <text:p>108,815139</text:p>
          </table:table-cell>
          <table:table-cell office:value-type="float" office:value="120.265312">
            <text:p>120,265312</text:p>
          </table:table-cell>
          <table:table-cell office:value-type="float" office:value="107.790086">
            <text:p>107,790086</text:p>
          </table:table-cell>
          <table:table-cell office:value-type="float" office:value="110.812925">
            <text:p>110,812925</text:p>
          </table:table-cell>
          <table:table-cell office:value-type="float" office:value="105.117505">
            <text:p>105,117505</text:p>
          </table:table-cell>
          <table:table-cell office:value-type="float" office:value="122.194371">
            <text:p>122,194371</text:p>
          </table:table-cell>
          <table:table-cell office:value-type="float" office:value="29.922849">
            <text:p>29,922849</text:p>
          </table:table-cell>
          <table:table-cell office:value-type="float" office:value="28.447845">
            <text:p>28,447845</text:p>
          </table:table-cell>
          <table:table-cell office:value-type="float" office:value="91.66495">
            <text:p>91,66495</text:p>
          </table:table-cell>
          <table:table-cell office:value-type="float" office:value="79.063554">
            <text:p>79,063554</text:p>
          </table:table-cell>
          <table:table-cell table:number-columns-repeated="491"/>
        </table:table-row>
        <table:table-row table:style-name="ro2">
          <table:table-cell office:value-type="float" office:value="106.679201">
            <text:p>106,679201</text:p>
          </table:table-cell>
          <table:table-cell office:value-type="float" office:value="107.052447">
            <text:p>107,052447</text:p>
          </table:table-cell>
          <table:table-cell office:value-type="float" office:value="126.408757">
            <text:p>126,408757</text:p>
          </table:table-cell>
          <table:table-cell office:value-type="float" office:value="105.391741">
            <text:p>105,391741</text:p>
          </table:table-cell>
          <table:table-cell office:value-type="float" office:value="179.98861">
            <text:p>179,98861</text:p>
          </table:table-cell>
          <table:table-cell office:value-type="float" office:value="127.961789">
            <text:p>127,961789</text:p>
          </table:table-cell>
          <table:table-cell office:value-type="float" office:value="27.560463">
            <text:p>27,560463</text:p>
          </table:table-cell>
          <table:table-cell office:value-type="float" office:value="26.009701">
            <text:p>26,009701</text:p>
          </table:table-cell>
          <table:table-cell office:value-type="float" office:value="80.302679">
            <text:p>80,302679</text:p>
          </table:table-cell>
          <table:table-cell office:value-type="float" office:value="118.192628">
            <text:p>118,192628</text:p>
          </table:table-cell>
          <table:table-cell table:number-columns-repeated="491"/>
        </table:table-row>
        <table:table-row table:style-name="ro2">
          <table:table-cell office:value-type="float" office:value="103.509437">
            <text:p>103,509437</text:p>
          </table:table-cell>
          <table:table-cell office:value-type="float" office:value="136.522528">
            <text:p>136,522528</text:p>
          </table:table-cell>
          <table:table-cell office:value-type="float" office:value="109.491262">
            <text:p>109,491262</text:p>
          </table:table-cell>
          <table:table-cell office:value-type="float" office:value="96.340275">
            <text:p>96,340275</text:p>
          </table:table-cell>
          <table:table-cell office:value-type="float" office:value="101.366412">
            <text:p>101,366412</text:p>
          </table:table-cell>
          <table:table-cell office:value-type="float" office:value="139.773834">
            <text:p>139,773834</text:p>
          </table:table-cell>
          <table:table-cell office:value-type="float" office:value="29.117059">
            <text:p>29,117059</text:p>
          </table:table-cell>
          <table:table-cell office:value-type="float" office:value="28.94449">
            <text:p>28,94449</text:p>
          </table:table-cell>
          <table:table-cell office:value-type="float" office:value="77.034788">
            <text:p>77,034788</text:p>
          </table:table-cell>
          <table:table-cell office:value-type="float" office:value="79.127773">
            <text:p>79,127773</text:p>
          </table:table-cell>
          <table:table-cell table:number-columns-repeated="491"/>
        </table:table-row>
        <table:table-row table:style-name="ro2">
          <table:table-cell office:value-type="float" office:value="99.78144">
            <text:p>99,78144</text:p>
          </table:table-cell>
          <table:table-cell office:value-type="float" office:value="128.873916">
            <text:p>128,873916</text:p>
          </table:table-cell>
          <table:table-cell office:value-type="float" office:value="115.572195">
            <text:p>115,572195</text:p>
          </table:table-cell>
          <table:table-cell office:value-type="float" office:value="138.747811">
            <text:p>138,747811</text:p>
          </table:table-cell>
          <table:table-cell office:value-type="float" office:value="121.135617">
            <text:p>121,135617</text:p>
          </table:table-cell>
          <table:table-cell office:value-type="float" office:value="94.06843">
            <text:p>94,06843</text:p>
          </table:table-cell>
          <table:table-cell office:value-type="float" office:value="29.248997">
            <text:p>29,248997</text:p>
          </table:table-cell>
          <table:table-cell office:value-type="float" office:value="30.371132">
            <text:p>30,371132</text:p>
          </table:table-cell>
          <table:table-cell office:value-type="float" office:value="69.410382">
            <text:p>69,410382</text:p>
          </table:table-cell>
          <table:table-cell office:value-type="float" office:value="50.883735">
            <text:p>50,883735</text:p>
          </table:table-cell>
          <table:table-cell table:number-columns-repeated="491"/>
        </table:table-row>
        <table:table-row table:style-name="ro2">
          <table:table-cell office:value-type="float" office:value="119.720836">
            <text:p>119,720836</text:p>
          </table:table-cell>
          <table:table-cell office:value-type="float" office:value="90.292367">
            <text:p>90,292367</text:p>
          </table:table-cell>
          <table:table-cell office:value-type="float" office:value="96.654027">
            <text:p>96,654027</text:p>
          </table:table-cell>
          <table:table-cell office:value-type="float" office:value="93.299652">
            <text:p>93,299652</text:p>
          </table:table-cell>
          <table:table-cell office:value-type="float" office:value="172.356179">
            <text:p>172,356179</text:p>
          </table:table-cell>
          <table:table-cell office:value-type="float" office:value="107.214878">
            <text:p>107,214878</text:p>
          </table:table-cell>
          <table:table-cell office:value-type="float" office:value="33.306884">
            <text:p>33,306884</text:p>
          </table:table-cell>
          <table:table-cell office:value-type="float" office:value="34.664162">
            <text:p>34,664162</text:p>
          </table:table-cell>
          <table:table-cell office:value-type="float" office:value="69.481238">
            <text:p>69,481238</text:p>
          </table:table-cell>
          <table:table-cell office:value-type="float" office:value="72.247302">
            <text:p>72,247302</text:p>
          </table:table-cell>
          <table:table-cell table:number-columns-repeated="491"/>
        </table:table-row>
        <table:table-row table:style-name="ro2">
          <table:table-cell office:value-type="float" office:value="84.808861">
            <text:p>84,808861</text:p>
          </table:table-cell>
          <table:table-cell office:value-type="float" office:value="121.523195">
            <text:p>121,523195</text:p>
          </table:table-cell>
          <table:table-cell office:value-type="float" office:value="114.634096">
            <text:p>114,634096</text:p>
          </table:table-cell>
          <table:table-cell office:value-type="float" office:value="114.627355">
            <text:p>114,627355</text:p>
          </table:table-cell>
          <table:table-cell office:value-type="float" office:value="114.801055">
            <text:p>114,801055</text:p>
          </table:table-cell>
          <table:table-cell office:value-type="float" office:value="172.100975">
            <text:p>172,100975</text:p>
          </table:table-cell>
          <table:table-cell office:value-type="float" office:value="26.799108">
            <text:p>26,799108</text:p>
          </table:table-cell>
          <table:table-cell office:value-type="float" office:value="23.659836">
            <text:p>23,659836</text:p>
          </table:table-cell>
          <table:table-cell office:value-type="float" office:value="69.384433">
            <text:p>69,384433</text:p>
          </table:table-cell>
          <table:table-cell office:value-type="float" office:value="90.446763">
            <text:p>90,446763</text:p>
          </table:table-cell>
          <table:table-cell table:number-columns-repeated="491"/>
        </table:table-row>
        <table:table-row table:style-name="ro2">
          <table:table-cell office:value-type="float" office:value="129.57893">
            <text:p>129,57893</text:p>
          </table:table-cell>
          <table:table-cell office:value-type="float" office:value="111.188826">
            <text:p>111,188826</text:p>
          </table:table-cell>
          <table:table-cell office:value-type="float" office:value="125.540177">
            <text:p>125,540177</text:p>
          </table:table-cell>
          <table:table-cell office:value-type="float" office:value="103.093611">
            <text:p>103,093611</text:p>
          </table:table-cell>
          <table:table-cell office:value-type="float" office:value="144.394052">
            <text:p>144,394052</text:p>
          </table:table-cell>
          <table:table-cell office:value-type="float" office:value="107.492067">
            <text:p>107,492067</text:p>
          </table:table-cell>
          <table:table-cell office:value-type="float" office:value="30.283877">
            <text:p>30,283877</text:p>
          </table:table-cell>
          <table:table-cell office:value-type="float" office:value="28.244932">
            <text:p>28,244932</text:p>
          </table:table-cell>
          <table:table-cell office:value-type="float" office:value="68.723789">
            <text:p>68,723789</text:p>
          </table:table-cell>
          <table:table-cell office:value-type="float" office:value="55.778044">
            <text:p>55,778044</text:p>
          </table:table-cell>
          <table:table-cell table:number-columns-repeated="491"/>
        </table:table-row>
        <table:table-row table:style-name="ro2">
          <table:table-cell office:value-type="float" office:value="130.412761">
            <text:p>130,412761</text:p>
          </table:table-cell>
          <table:table-cell office:value-type="float" office:value="88.752369">
            <text:p>88,752369</text:p>
          </table:table-cell>
          <table:table-cell office:value-type="float" office:value="113.605179">
            <text:p>113,605179</text:p>
          </table:table-cell>
          <table:table-cell office:value-type="float" office:value="87.956293">
            <text:p>87,956293</text:p>
          </table:table-cell>
          <table:table-cell office:value-type="float" office:value="162.393576">
            <text:p>162,393576</text:p>
          </table:table-cell>
          <table:table-cell office:value-type="float" office:value="119.998897">
            <text:p>119,998897</text:p>
          </table:table-cell>
          <table:table-cell office:value-type="float" office:value="30.704639">
            <text:p>30,704639</text:p>
          </table:table-cell>
          <table:table-cell office:value-type="float" office:value="28.647833">
            <text:p>28,647833</text:p>
          </table:table-cell>
          <table:table-cell office:value-type="float" office:value="72.487397">
            <text:p>72,487397</text:p>
          </table:table-cell>
          <table:table-cell office:value-type="float" office:value="91.020829">
            <text:p>91,020829</text:p>
          </table:table-cell>
          <table:table-cell table:number-columns-repeated="491"/>
        </table:table-row>
        <table:table-row table:style-name="ro2">
          <table:table-cell office:value-type="float" office:value="106.454904">
            <text:p>106,454904</text:p>
          </table:table-cell>
          <table:table-cell office:value-type="float" office:value="166.943963">
            <text:p>166,943963</text:p>
          </table:table-cell>
          <table:table-cell office:value-type="float" office:value="120.64711">
            <text:p>120,64711</text:p>
          </table:table-cell>
          <table:table-cell office:value-type="float" office:value="78.517689">
            <text:p>78,517689</text:p>
          </table:table-cell>
          <table:table-cell office:value-type="float" office:value="159.653742">
            <text:p>159,653742</text:p>
          </table:table-cell>
          <table:table-cell office:value-type="float" office:value="158.847465">
            <text:p>158,847465</text:p>
          </table:table-cell>
          <table:table-cell office:value-type="float" office:value="32.656146">
            <text:p>32,656146</text:p>
          </table:table-cell>
          <table:table-cell office:value-type="float" office:value="24.850021">
            <text:p>24,850021</text:p>
          </table:table-cell>
          <table:table-cell office:value-type="float" office:value="71.764648">
            <text:p>71,764648</text:p>
          </table:table-cell>
          <table:table-cell office:value-type="float" office:value="76.596812">
            <text:p>76,596812</text:p>
          </table:table-cell>
          <table:table-cell table:number-columns-repeated="491"/>
        </table:table-row>
        <table:table-row table:style-name="ro2">
          <table:table-cell office:value-type="float" office:value="104.988953">
            <text:p>104,988953</text:p>
          </table:table-cell>
          <table:table-cell office:value-type="float" office:value="93.174525">
            <text:p>93,174525</text:p>
          </table:table-cell>
          <table:table-cell office:value-type="float" office:value="101.733479">
            <text:p>101,733479</text:p>
          </table:table-cell>
          <table:table-cell office:value-type="float" office:value="146.081147">
            <text:p>146,081147</text:p>
          </table:table-cell>
          <table:table-cell office:value-type="float" office:value="128.559866">
            <text:p>128,559866</text:p>
          </table:table-cell>
          <table:table-cell office:value-type="float" office:value="104.967185">
            <text:p>104,967185</text:p>
          </table:table-cell>
          <table:table-cell office:value-type="float" office:value="31.214468">
            <text:p>31,214468</text:p>
          </table:table-cell>
          <table:table-cell office:value-type="float" office:value="27.039986">
            <text:p>27,039986</text:p>
          </table:table-cell>
          <table:table-cell office:value-type="float" office:value="64.043602">
            <text:p>64,043602</text:p>
          </table:table-cell>
          <table:table-cell office:value-type="float" office:value="91.604076">
            <text:p>91,604076</text:p>
          </table:table-cell>
          <table:table-cell table:number-columns-repeated="491"/>
        </table:table-row>
        <table:table-row table:style-name="ro2">
          <table:table-cell office:value-type="float" office:value="111.499389">
            <text:p>111,499389</text:p>
          </table:table-cell>
          <table:table-cell office:value-type="float" office:value="118.478519">
            <text:p>118,478519</text:p>
          </table:table-cell>
          <table:table-cell office:value-type="float" office:value="103.176478">
            <text:p>103,176478</text:p>
          </table:table-cell>
          <table:table-cell office:value-type="float" office:value="126.784502">
            <text:p>126,784502</text:p>
          </table:table-cell>
          <table:table-cell office:value-type="float" office:value="118.918075">
            <text:p>118,918075</text:p>
          </table:table-cell>
          <table:table-cell office:value-type="float" office:value="81.524527">
            <text:p>81,524527</text:p>
          </table:table-cell>
          <table:table-cell office:value-type="float" office:value="28.904795">
            <text:p>28,904795</text:p>
          </table:table-cell>
          <table:table-cell office:value-type="float" office:value="26.326164">
            <text:p>26,326164</text:p>
          </table:table-cell>
          <table:table-cell office:value-type="float" office:value="73.62174">
            <text:p>73,62174</text:p>
          </table:table-cell>
          <table:table-cell office:value-type="float" office:value="72.313153">
            <text:p>72,313153</text:p>
          </table:table-cell>
          <table:table-cell table:number-columns-repeated="491"/>
        </table:table-row>
        <table:table-row table:style-name="ro2">
          <table:table-cell office:value-type="float" office:value="112.520297">
            <text:p>112,520297</text:p>
          </table:table-cell>
          <table:table-cell office:value-type="float" office:value="121.81953">
            <text:p>121,81953</text:p>
          </table:table-cell>
          <table:table-cell office:value-type="float" office:value="93.729553">
            <text:p>93,729553</text:p>
          </table:table-cell>
          <table:table-cell office:value-type="float" office:value="108.126617">
            <text:p>108,126617</text:p>
          </table:table-cell>
          <table:table-cell office:value-type="float" office:value="140.032256">
            <text:p>140,032256</text:p>
          </table:table-cell>
          <table:table-cell office:value-type="float" office:value="168.915098">
            <text:p>168,915098</text:p>
          </table:table-cell>
          <table:table-cell office:value-type="float" office:value="28.759184">
            <text:p>28,759184</text:p>
          </table:table-cell>
          <table:table-cell office:value-type="float" office:value="36.975479">
            <text:p>36,975479</text:p>
          </table:table-cell>
          <table:table-cell office:value-type="float" office:value="76.387132">
            <text:p>76,387132</text:p>
          </table:table-cell>
          <table:table-cell office:value-type="float" office:value="110.958298">
            <text:p>110,958298</text:p>
          </table:table-cell>
          <table:table-cell table:number-columns-repeated="491"/>
        </table:table-row>
        <table:table-row table:style-name="ro2">
          <table:table-cell office:value-type="float" office:value="122.15324">
            <text:p>122,15324</text:p>
          </table:table-cell>
          <table:table-cell office:value-type="float" office:value="90.089795">
            <text:p>90,089795</text:p>
          </table:table-cell>
          <table:table-cell office:value-type="float" office:value="115.792225">
            <text:p>115,792225</text:p>
          </table:table-cell>
          <table:table-cell office:value-type="float" office:value="118.173356">
            <text:p>118,173356</text:p>
          </table:table-cell>
          <table:table-cell office:value-type="float" office:value="118.716318">
            <text:p>118,716318</text:p>
          </table:table-cell>
          <table:table-cell office:value-type="float" office:value="97.005361">
            <text:p>97,005361</text:p>
          </table:table-cell>
          <table:table-cell office:value-type="float" office:value="25.917724">
            <text:p>25,917724</text:p>
          </table:table-cell>
          <table:table-cell office:value-type="float" office:value="32.103355">
            <text:p>32,103355</text:p>
          </table:table-cell>
          <table:table-cell office:value-type="float" office:value="76.662814">
            <text:p>76,662814</text:p>
          </table:table-cell>
          <table:table-cell office:value-type="float" office:value="93.488187">
            <text:p>93,488187</text:p>
          </table:table-cell>
          <table:table-cell table:number-columns-repeated="491"/>
        </table:table-row>
        <table:table-row table:style-name="ro2">
          <table:table-cell office:value-type="float" office:value="132.990934">
            <text:p>132,990934</text:p>
          </table:table-cell>
          <table:table-cell office:value-type="float" office:value="122.395575">
            <text:p>122,395575</text:p>
          </table:table-cell>
          <table:table-cell office:value-type="float" office:value="110.885483">
            <text:p>110,885483</text:p>
          </table:table-cell>
          <table:table-cell office:value-type="float" office:value="131.671299">
            <text:p>131,671299</text:p>
          </table:table-cell>
          <table:table-cell office:value-type="float" office:value="122.225815">
            <text:p>122,225815</text:p>
          </table:table-cell>
          <table:table-cell office:value-type="float" office:value="112.244524">
            <text:p>112,244524</text:p>
          </table:table-cell>
          <table:table-cell office:value-type="float" office:value="30.099246">
            <text:p>30,099246</text:p>
          </table:table-cell>
          <table:table-cell office:value-type="float" office:value="24.871603">
            <text:p>24,871603</text:p>
          </table:table-cell>
          <table:table-cell office:value-type="float" office:value="70.228111">
            <text:p>70,228111</text:p>
          </table:table-cell>
          <table:table-cell office:value-type="float" office:value="54.75749">
            <text:p>54,75749</text:p>
          </table:table-cell>
          <table:table-cell table:number-columns-repeated="491"/>
        </table:table-row>
        <table:table-row table:style-name="ro2">
          <table:table-cell office:value-type="float" office:value="85.12735">
            <text:p>85,12735</text:p>
          </table:table-cell>
          <table:table-cell office:value-type="float" office:value="97.517763">
            <text:p>97,517763</text:p>
          </table:table-cell>
          <table:table-cell office:value-type="float" office:value="102.877506">
            <text:p>102,877506</text:p>
          </table:table-cell>
          <table:table-cell office:value-type="float" office:value="82.03526">
            <text:p>82,03526</text:p>
          </table:table-cell>
          <table:table-cell office:value-type="float" office:value="125.882257">
            <text:p>125,882257</text:p>
          </table:table-cell>
          <table:table-cell office:value-type="float" office:value="125.212301">
            <text:p>125,212301</text:p>
          </table:table-cell>
          <table:table-cell office:value-type="float" office:value="31.22068">
            <text:p>31,22068</text:p>
          </table:table-cell>
          <table:table-cell office:value-type="float" office:value="27.974658">
            <text:p>27,974658</text:p>
          </table:table-cell>
          <table:table-cell office:value-type="float" office:value="74.086805">
            <text:p>74,086805</text:p>
          </table:table-cell>
          <table:table-cell office:value-type="float" office:value="89.211248">
            <text:p>89,211248</text:p>
          </table:table-cell>
          <table:table-cell table:number-columns-repeated="491"/>
        </table:table-row>
        <table:table-row table:style-name="ro2">
          <table:table-cell office:value-type="float" office:value="100.383259">
            <text:p>100,383259</text:p>
          </table:table-cell>
          <table:table-cell office:value-type="float" office:value="90.090393">
            <text:p>90,090393</text:p>
          </table:table-cell>
          <table:table-cell office:value-type="float" office:value="96.705112">
            <text:p>96,705112</text:p>
          </table:table-cell>
          <table:table-cell office:value-type="float" office:value="121.481689">
            <text:p>121,481689</text:p>
          </table:table-cell>
          <table:table-cell office:value-type="float" office:value="144.969617">
            <text:p>144,969617</text:p>
          </table:table-cell>
          <table:table-cell office:value-type="float" office:value="79.534872">
            <text:p>79,534872</text:p>
          </table:table-cell>
          <table:table-cell office:value-type="float" office:value="30.28952">
            <text:p>30,28952</text:p>
          </table:table-cell>
          <table:table-cell office:value-type="float" office:value="27.929121">
            <text:p>27,929121</text:p>
          </table:table-cell>
          <table:table-cell office:value-type="float" office:value="73.567751">
            <text:p>73,567751</text:p>
          </table:table-cell>
          <table:table-cell office:value-type="float" office:value="61.421319">
            <text:p>61,421319</text:p>
          </table:table-cell>
          <table:table-cell table:number-columns-repeated="491"/>
        </table:table-row>
        <table:table-row table:style-name="ro2">
          <table:table-cell office:value-type="float" office:value="93.949398">
            <text:p>93,949398</text:p>
          </table:table-cell>
          <table:table-cell office:value-type="float" office:value="103.822768">
            <text:p>103,822768</text:p>
          </table:table-cell>
          <table:table-cell office:value-type="float" office:value="163.521068">
            <text:p>163,521068</text:p>
          </table:table-cell>
          <table:table-cell office:value-type="float" office:value="94.181081">
            <text:p>94,181081</text:p>
          </table:table-cell>
          <table:table-cell office:value-type="float" office:value="106.577602">
            <text:p>106,577602</text:p>
          </table:table-cell>
          <table:table-cell office:value-type="float" office:value="109.988946">
            <text:p>109,988946</text:p>
          </table:table-cell>
          <table:table-cell office:value-type="float" office:value="35.119987">
            <text:p>35,119987</text:p>
          </table:table-cell>
          <table:table-cell office:value-type="float" office:value="27.188345">
            <text:p>27,188345</text:p>
          </table:table-cell>
          <table:table-cell office:value-type="float" office:value="76.635711">
            <text:p>76,635711</text:p>
          </table:table-cell>
          <table:table-cell office:value-type="float" office:value="75.748818">
            <text:p>75,748818</text:p>
          </table:table-cell>
          <table:table-cell table:number-columns-repeated="491"/>
        </table:table-row>
        <table:table-row table:style-name="ro2">
          <table:table-cell office:value-type="float" office:value="99.128436">
            <text:p>99,128436</text:p>
          </table:table-cell>
          <table:table-cell office:value-type="float" office:value="97.468699">
            <text:p>97,468699</text:p>
          </table:table-cell>
          <table:table-cell office:value-type="float" office:value="121.231621">
            <text:p>121,231621</text:p>
          </table:table-cell>
          <table:table-cell office:value-type="float" office:value="132.127629">
            <text:p>132,127629</text:p>
          </table:table-cell>
          <table:table-cell office:value-type="float" office:value="100.641775">
            <text:p>100,641775</text:p>
          </table:table-cell>
          <table:table-cell office:value-type="float" office:value="131.126118">
            <text:p>131,126118</text:p>
          </table:table-cell>
          <table:table-cell office:value-type="float" office:value="27.233796">
            <text:p>27,233796</text:p>
          </table:table-cell>
          <table:table-cell office:value-type="float" office:value="26.353334">
            <text:p>26,353334</text:p>
          </table:table-cell>
          <table:table-cell office:value-type="float" office:value="62.140959">
            <text:p>62,140959</text:p>
          </table:table-cell>
          <table:table-cell office:value-type="float" office:value="94.765468">
            <text:p>94,765468</text:p>
          </table:table-cell>
          <table:table-cell table:number-columns-repeated="491"/>
        </table:table-row>
        <table:table-row table:style-name="ro2">
          <table:table-cell office:value-type="float" office:value="98.351643">
            <text:p>98,351643</text:p>
          </table:table-cell>
          <table:table-cell office:value-type="float" office:value="99.646485">
            <text:p>99,646485</text:p>
          </table:table-cell>
          <table:table-cell office:value-type="float" office:value="118.243178">
            <text:p>118,243178</text:p>
          </table:table-cell>
          <table:table-cell office:value-type="float" office:value="109.5372">
            <text:p>109,5372</text:p>
          </table:table-cell>
          <table:table-cell office:value-type="float" office:value="150.208165">
            <text:p>150,208165</text:p>
          </table:table-cell>
          <table:table-cell office:value-type="float" office:value="85.231067">
            <text:p>85,231067</text:p>
          </table:table-cell>
          <table:table-cell office:value-type="float" office:value="29.534365">
            <text:p>29,534365</text:p>
          </table:table-cell>
          <table:table-cell office:value-type="float" office:value="28.242343">
            <text:p>28,242343</text:p>
          </table:table-cell>
          <table:table-cell office:value-type="float" office:value="74.921782">
            <text:p>74,921782</text:p>
          </table:table-cell>
          <table:table-cell office:value-type="float" office:value="109.726188">
            <text:p>109,726188</text:p>
          </table:table-cell>
          <table:table-cell table:number-columns-repeated="491"/>
        </table:table-row>
        <table:table-row table:style-name="ro2">
          <table:table-cell office:value-type="float" office:value="109.457146">
            <text:p>109,457146</text:p>
          </table:table-cell>
          <table:table-cell office:value-type="float" office:value="114.090444">
            <text:p>114,090444</text:p>
          </table:table-cell>
          <table:table-cell office:value-type="float" office:value="117.88308">
            <text:p>117,88308</text:p>
          </table:table-cell>
          <table:table-cell office:value-type="float" office:value="120.578075">
            <text:p>120,578075</text:p>
          </table:table-cell>
          <table:table-cell office:value-type="float" office:value="126.587696">
            <text:p>126,587696</text:p>
          </table:table-cell>
          <table:table-cell office:value-type="float" office:value="176.133699">
            <text:p>176,133699</text:p>
          </table:table-cell>
          <table:table-cell office:value-type="float" office:value="28.207552">
            <text:p>28,207552</text:p>
          </table:table-cell>
          <table:table-cell office:value-type="float" office:value="24.667565">
            <text:p>24,667565</text:p>
          </table:table-cell>
          <table:table-cell office:value-type="float" office:value="71.263796">
            <text:p>71,263796</text:p>
          </table:table-cell>
          <table:table-cell office:value-type="float" office:value="101.428405">
            <text:p>101,428405</text:p>
          </table:table-cell>
          <table:table-cell table:number-columns-repeated="491"/>
        </table:table-row>
        <table:table-row table:style-name="ro2">
          <table:table-cell office:value-type="float" office:value="93.036902">
            <text:p>93,036902</text:p>
          </table:table-cell>
          <table:table-cell office:value-type="float" office:value="80.895956">
            <text:p>80,895956</text:p>
          </table:table-cell>
          <table:table-cell office:value-type="float" office:value="110.576168">
            <text:p>110,576168</text:p>
          </table:table-cell>
          <table:table-cell office:value-type="float" office:value="106.434087">
            <text:p>106,434087</text:p>
          </table:table-cell>
          <table:table-cell office:value-type="float" office:value="109.074281">
            <text:p>109,074281</text:p>
          </table:table-cell>
          <table:table-cell office:value-type="float" office:value="161.707997">
            <text:p>161,707997</text:p>
          </table:table-cell>
          <table:table-cell office:value-type="float" office:value="27.591286">
            <text:p>27,591286</text:p>
          </table:table-cell>
          <table:table-cell office:value-type="float" office:value="23.264361">
            <text:p>23,264361</text:p>
          </table:table-cell>
          <table:table-cell office:value-type="float" office:value="61.015214">
            <text:p>61,015214</text:p>
          </table:table-cell>
          <table:table-cell office:value-type="float" office:value="87.363952">
            <text:p>87,363952</text:p>
          </table:table-cell>
          <table:table-cell table:number-columns-repeated="491"/>
        </table:table-row>
        <table:table-row table:style-name="ro2">
          <table:table-cell office:value-type="float" office:value="82.886565">
            <text:p>82,886565</text:p>
          </table:table-cell>
          <table:table-cell office:value-type="float" office:value="115.186026">
            <text:p>115,186026</text:p>
          </table:table-cell>
          <table:table-cell office:value-type="float" office:value="132.673384">
            <text:p>132,673384</text:p>
          </table:table-cell>
          <table:table-cell office:value-type="float" office:value="70.885718">
            <text:p>70,885718</text:p>
          </table:table-cell>
          <table:table-cell office:value-type="float" office:value="143.802136">
            <text:p>143,802136</text:p>
          </table:table-cell>
          <table:table-cell office:value-type="float" office:value="110.973815">
            <text:p>110,973815</text:p>
          </table:table-cell>
          <table:table-cell office:value-type="float" office:value="33.357721">
            <text:p>33,357721</text:p>
          </table:table-cell>
          <table:table-cell office:value-type="float" office:value="24.718667">
            <text:p>24,718667</text:p>
          </table:table-cell>
          <table:table-cell office:value-type="float" office:value="84.911385">
            <text:p>84,911385</text:p>
          </table:table-cell>
          <table:table-cell office:value-type="float" office:value="88.436234">
            <text:p>88,436234</text:p>
          </table:table-cell>
          <table:table-cell table:number-columns-repeated="491"/>
        </table:table-row>
        <table:table-row table:style-name="ro2">
          <table:table-cell office:value-type="float" office:value="92.615379">
            <text:p>92,615379</text:p>
          </table:table-cell>
          <table:table-cell office:value-type="float" office:value="107.609007">
            <text:p>107,609007</text:p>
          </table:table-cell>
          <table:table-cell office:value-type="float" office:value="114.906508">
            <text:p>114,906508</text:p>
          </table:table-cell>
          <table:table-cell office:value-type="float" office:value="149.549273">
            <text:p>149,549273</text:p>
          </table:table-cell>
          <table:table-cell office:value-type="float" office:value="130.592458">
            <text:p>130,592458</text:p>
          </table:table-cell>
          <table:table-cell office:value-type="float" office:value="194.755967">
            <text:p>194,755967</text:p>
          </table:table-cell>
          <table:table-cell office:value-type="float" office:value="24.357971">
            <text:p>24,357971</text:p>
          </table:table-cell>
          <table:table-cell office:value-type="float" office:value="24.76241">
            <text:p>24,76241</text:p>
          </table:table-cell>
          <table:table-cell office:value-type="float" office:value="69.529246">
            <text:p>69,529246</text:p>
          </table:table-cell>
          <table:table-cell office:value-type="float" office:value="82.483729">
            <text:p>82,483729</text:p>
          </table:table-cell>
          <table:table-cell table:number-columns-repeated="491"/>
        </table:table-row>
        <table:table-row table:style-name="ro2">
          <table:table-cell office:value-type="float" office:value="102.009337">
            <text:p>102,009337</text:p>
          </table:table-cell>
          <table:table-cell office:value-type="float" office:value="90.412517">
            <text:p>90,412517</text:p>
          </table:table-cell>
          <table:table-cell office:value-type="float" office:value="100.710424">
            <text:p>100,710424</text:p>
          </table:table-cell>
          <table:table-cell office:value-type="float" office:value="104.094213">
            <text:p>104,094213</text:p>
          </table:table-cell>
          <table:table-cell office:value-type="float" office:value="145.070736">
            <text:p>145,070736</text:p>
          </table:table-cell>
          <table:table-cell office:value-type="float" office:value="108.169882">
            <text:p>108,169882</text:p>
          </table:table-cell>
          <table:table-cell office:value-type="float" office:value="30.760229">
            <text:p>30,760229</text:p>
          </table:table-cell>
          <table:table-cell office:value-type="float" office:value="25.642457">
            <text:p>25,642457</text:p>
          </table:table-cell>
          <table:table-cell office:value-type="float" office:value="95.270707">
            <text:p>95,270707</text:p>
          </table:table-cell>
          <table:table-cell office:value-type="float" office:value="89.854737">
            <text:p>89,854737</text:p>
          </table:table-cell>
          <table:table-cell table:number-columns-repeated="491"/>
        </table:table-row>
        <table:table-row table:style-name="ro2">
          <table:table-cell office:value-type="float" office:value="80.474388">
            <text:p>80,474388</text:p>
          </table:table-cell>
          <table:table-cell office:value-type="float" office:value="85.455778">
            <text:p>85,455778</text:p>
          </table:table-cell>
          <table:table-cell office:value-type="float" office:value="125.510486">
            <text:p>125,510486</text:p>
          </table:table-cell>
          <table:table-cell office:value-type="float" office:value="119.332037">
            <text:p>119,332037</text:p>
          </table:table-cell>
          <table:table-cell office:value-type="float" office:value="164.451929">
            <text:p>164,451929</text:p>
          </table:table-cell>
          <table:table-cell office:value-type="float" office:value="147.696122">
            <text:p>147,696122</text:p>
          </table:table-cell>
          <table:table-cell office:value-type="float" office:value="27.113089">
            <text:p>27,113089</text:p>
          </table:table-cell>
          <table:table-cell office:value-type="float" office:value="29.886208">
            <text:p>29,886208</text:p>
          </table:table-cell>
          <table:table-cell office:value-type="float" office:value="78.990138">
            <text:p>78,990138</text:p>
          </table:table-cell>
          <table:table-cell office:value-type="float" office:value="60.956799">
            <text:p>60,956799</text:p>
          </table:table-cell>
          <table:table-cell table:number-columns-repeated="491"/>
        </table:table-row>
        <table:table-row table:style-name="ro2">
          <table:table-cell office:value-type="float" office:value="102.660375">
            <text:p>102,660375</text:p>
          </table:table-cell>
          <table:table-cell office:value-type="float" office:value="96.384388">
            <text:p>96,384388</text:p>
          </table:table-cell>
          <table:table-cell office:value-type="float" office:value="131.300168">
            <text:p>131,300168</text:p>
          </table:table-cell>
          <table:table-cell office:value-type="float" office:value="134.513201">
            <text:p>134,513201</text:p>
          </table:table-cell>
          <table:table-cell office:value-type="float" office:value="94.607651">
            <text:p>94,607651</text:p>
          </table:table-cell>
          <table:table-cell office:value-type="float" office:value="136.798162">
            <text:p>136,798162</text:p>
          </table:table-cell>
          <table:table-cell office:value-type="float" office:value="30.89499">
            <text:p>30,89499</text:p>
          </table:table-cell>
          <table:table-cell office:value-type="float" office:value="27.671175">
            <text:p>27,671175</text:p>
          </table:table-cell>
          <table:table-cell office:value-type="float" office:value="82.760187">
            <text:p>82,760187</text:p>
          </table:table-cell>
          <table:table-cell office:value-type="float" office:value="89.881686">
            <text:p>89,881686</text:p>
          </table:table-cell>
          <table:table-cell table:number-columns-repeated="491"/>
        </table:table-row>
        <table:table-row table:style-name="ro2">
          <table:table-cell office:value-type="float" office:value="108.048381">
            <text:p>108,048381</text:p>
          </table:table-cell>
          <table:table-cell office:value-type="float" office:value="76.939272">
            <text:p>76,939272</text:p>
          </table:table-cell>
          <table:table-cell office:value-type="float" office:value="114.870581">
            <text:p>114,870581</text:p>
          </table:table-cell>
          <table:table-cell office:value-type="float" office:value="107.229715">
            <text:p>107,229715</text:p>
          </table:table-cell>
          <table:table-cell office:value-type="float" office:value="149.059622">
            <text:p>149,059622</text:p>
          </table:table-cell>
          <table:table-cell office:value-type="float" office:value="123.593943">
            <text:p>123,593943</text:p>
          </table:table-cell>
          <table:table-cell office:value-type="float" office:value="29.071274">
            <text:p>29,071274</text:p>
          </table:table-cell>
          <table:table-cell office:value-type="float" office:value="30.623303">
            <text:p>30,623303</text:p>
          </table:table-cell>
          <table:table-cell office:value-type="float" office:value="81.667338">
            <text:p>81,667338</text:p>
          </table:table-cell>
          <table:table-cell office:value-type="float" office:value="77.355303">
            <text:p>77,355303</text:p>
          </table:table-cell>
          <table:table-cell table:number-columns-repeated="491"/>
        </table:table-row>
        <table:table-row table:style-name="ro2">
          <table:table-cell office:value-type="float" office:value="100.770391">
            <text:p>100,770391</text:p>
          </table:table-cell>
          <table:table-cell office:value-type="float" office:value="107.08498">
            <text:p>107,08498</text:p>
          </table:table-cell>
          <table:table-cell office:value-type="float" office:value="137.158481">
            <text:p>137,158481</text:p>
          </table:table-cell>
          <table:table-cell office:value-type="float" office:value="110.055827">
            <text:p>110,055827</text:p>
          </table:table-cell>
          <table:table-cell office:value-type="float" office:value="121.549201">
            <text:p>121,549201</text:p>
          </table:table-cell>
          <table:table-cell office:value-type="float" office:value="210.827426">
            <text:p>210,827426</text:p>
          </table:table-cell>
          <table:table-cell office:value-type="float" office:value="32.400457">
            <text:p>32,400457</text:p>
          </table:table-cell>
          <table:table-cell office:value-type="float" office:value="31.795388">
            <text:p>31,795388</text:p>
          </table:table-cell>
          <table:table-cell office:value-type="float" office:value="75.403668">
            <text:p>75,403668</text:p>
          </table:table-cell>
          <table:table-cell office:value-type="float" office:value="111.190165">
            <text:p>111,190165</text:p>
          </table:table-cell>
          <table:table-cell table:number-columns-repeated="491"/>
        </table:table-row>
        <table:table-row table:style-name="ro2">
          <table:table-cell office:value-type="float" office:value="93.068549">
            <text:p>93,068549</text:p>
          </table:table-cell>
          <table:table-cell office:value-type="float" office:value="66.585683">
            <text:p>66,585683</text:p>
          </table:table-cell>
          <table:table-cell office:value-type="float" office:value="122.32677">
            <text:p>122,32677</text:p>
          </table:table-cell>
          <table:table-cell office:value-type="float" office:value="131.159495">
            <text:p>131,159495</text:p>
          </table:table-cell>
          <table:table-cell office:value-type="float" office:value="119.623297">
            <text:p>119,623297</text:p>
          </table:table-cell>
          <table:table-cell office:value-type="float" office:value="94.204991">
            <text:p>94,204991</text:p>
          </table:table-cell>
          <table:table-cell office:value-type="float" office:value="30.111193">
            <text:p>30,111193</text:p>
          </table:table-cell>
          <table:table-cell office:value-type="float" office:value="33.159849">
            <text:p>33,159849</text:p>
          </table:table-cell>
          <table:table-cell office:value-type="float" office:value="76.89819">
            <text:p>76,89819</text:p>
          </table:table-cell>
          <table:table-cell office:value-type="float" office:value="76.555868">
            <text:p>76,555868</text:p>
          </table:table-cell>
          <table:table-cell table:number-columns-repeated="491"/>
        </table:table-row>
        <table:table-row table:style-name="ro2">
          <table:table-cell office:value-type="float" office:value="78.839021">
            <text:p>78,839021</text:p>
          </table:table-cell>
          <table:table-cell office:value-type="float" office:value="100.018814">
            <text:p>100,018814</text:p>
          </table:table-cell>
          <table:table-cell office:value-type="float" office:value="101.292509">
            <text:p>101,292509</text:p>
          </table:table-cell>
          <table:table-cell office:value-type="float" office:value="82.560528">
            <text:p>82,560528</text:p>
          </table:table-cell>
          <table:table-cell office:value-type="float" office:value="104.180031">
            <text:p>104,180031</text:p>
          </table:table-cell>
          <table:table-cell office:value-type="float" office:value="91.549229">
            <text:p>91,549229</text:p>
          </table:table-cell>
          <table:table-cell office:value-type="float" office:value="28.107042">
            <text:p>28,107042</text:p>
          </table:table-cell>
          <table:table-cell office:value-type="float" office:value="25.187683">
            <text:p>25,187683</text:p>
          </table:table-cell>
          <table:table-cell office:value-type="float" office:value="93.501659">
            <text:p>93,501659</text:p>
          </table:table-cell>
          <table:table-cell office:value-type="float" office:value="74.99387">
            <text:p>74,99387</text:p>
          </table:table-cell>
          <table:table-cell table:number-columns-repeated="491"/>
        </table:table-row>
        <table:table-row table:style-name="ro2">
          <table:table-cell office:value-type="float" office:value="95.969952">
            <text:p>95,969952</text:p>
          </table:table-cell>
          <table:table-cell office:value-type="float" office:value="84.0099">
            <text:p>84,0099</text:p>
          </table:table-cell>
          <table:table-cell office:value-type="float" office:value="119.587921">
            <text:p>119,587921</text:p>
          </table:table-cell>
          <table:table-cell office:value-type="float" office:value="104.432747">
            <text:p>104,432747</text:p>
          </table:table-cell>
          <table:table-cell office:value-type="float" office:value="142.279927">
            <text:p>142,279927</text:p>
          </table:table-cell>
          <table:table-cell office:value-type="float" office:value="174.201702">
            <text:p>174,201702</text:p>
          </table:table-cell>
          <table:table-cell office:value-type="float" office:value="29.333946">
            <text:p>29,333946</text:p>
          </table:table-cell>
          <table:table-cell office:value-type="float" office:value="31.631579">
            <text:p>31,631579</text:p>
          </table:table-cell>
          <table:table-cell office:value-type="float" office:value="80.114448">
            <text:p>80,114448</text:p>
          </table:table-cell>
          <table:table-cell office:value-type="float" office:value="109.125279">
            <text:p>109,125279</text:p>
          </table:table-cell>
          <table:table-cell table:number-columns-repeated="491"/>
        </table:table-row>
        <table:table-row table:style-name="ro2">
          <table:table-cell office:value-type="float" office:value="94.265867">
            <text:p>94,265867</text:p>
          </table:table-cell>
          <table:table-cell office:value-type="float" office:value="127.196907">
            <text:p>127,196907</text:p>
          </table:table-cell>
          <table:table-cell office:value-type="float" office:value="118.048457">
            <text:p>118,048457</text:p>
          </table:table-cell>
          <table:table-cell office:value-type="float" office:value="108.292053">
            <text:p>108,292053</text:p>
          </table:table-cell>
          <table:table-cell office:value-type="float" office:value="196.179945">
            <text:p>196,179945</text:p>
          </table:table-cell>
          <table:table-cell office:value-type="float" office:value="183.434665">
            <text:p>183,434665</text:p>
          </table:table-cell>
          <table:table-cell office:value-type="float" office:value="28.617677">
            <text:p>28,617677</text:p>
          </table:table-cell>
          <table:table-cell office:value-type="float" office:value="29.13973">
            <text:p>29,13973</text:p>
          </table:table-cell>
          <table:table-cell office:value-type="float" office:value="86.602691">
            <text:p>86,602691</text:p>
          </table:table-cell>
          <table:table-cell office:value-type="float" office:value="88.769586">
            <text:p>88,769586</text:p>
          </table:table-cell>
          <table:table-cell table:number-columns-repeated="491"/>
        </table:table-row>
        <table:table-row table:style-name="ro2">
          <table:table-cell office:value-type="float" office:value="91.07287">
            <text:p>91,07287</text:p>
          </table:table-cell>
          <table:table-cell office:value-type="float" office:value="80.390251">
            <text:p>80,390251</text:p>
          </table:table-cell>
          <table:table-cell office:value-type="float" office:value="118.204402">
            <text:p>118,204402</text:p>
          </table:table-cell>
          <table:table-cell office:value-type="float" office:value="73.878086">
            <text:p>73,878086</text:p>
          </table:table-cell>
          <table:table-cell office:value-type="float" office:value="127.311375">
            <text:p>127,311375</text:p>
          </table:table-cell>
          <table:table-cell office:value-type="float" office:value="103.082638">
            <text:p>103,082638</text:p>
          </table:table-cell>
          <table:table-cell office:value-type="float" office:value="29.529811">
            <text:p>29,529811</text:p>
          </table:table-cell>
          <table:table-cell office:value-type="float" office:value="26.822319">
            <text:p>26,822319</text:p>
          </table:table-cell>
          <table:table-cell office:value-type="float" office:value="77.96835">
            <text:p>77,96835</text:p>
          </table:table-cell>
          <table:table-cell office:value-type="float" office:value="108.816163">
            <text:p>108,816163</text:p>
          </table:table-cell>
          <table:table-cell table:number-columns-repeated="491"/>
        </table:table-row>
        <table:table-row table:style-name="ro2">
          <table:table-cell office:value-type="float" office:value="91.646943">
            <text:p>91,646943</text:p>
          </table:table-cell>
          <table:table-cell office:value-type="float" office:value="96.262348">
            <text:p>96,262348</text:p>
          </table:table-cell>
          <table:table-cell office:value-type="float" office:value="100.944524">
            <text:p>100,944524</text:p>
          </table:table-cell>
          <table:table-cell office:value-type="float" office:value="108.257457">
            <text:p>108,257457</text:p>
          </table:table-cell>
          <table:table-cell office:value-type="float" office:value="86.397095">
            <text:p>86,397095</text:p>
          </table:table-cell>
          <table:table-cell office:value-type="float" office:value="145.082773">
            <text:p>145,082773</text:p>
          </table:table-cell>
          <table:table-cell office:value-type="float" office:value="28.629644">
            <text:p>28,629644</text:p>
          </table:table-cell>
          <table:table-cell office:value-type="float" office:value="29.362525">
            <text:p>29,362525</text:p>
          </table:table-cell>
          <table:table-cell office:value-type="float" office:value="101.904152">
            <text:p>101,904152</text:p>
          </table:table-cell>
          <table:table-cell office:value-type="float" office:value="111.160238">
            <text:p>111,160238</text:p>
          </table:table-cell>
          <table:table-cell table:number-columns-repeated="491"/>
        </table:table-row>
        <table:table-row table:style-name="ro2">
          <table:table-cell office:value-type="float" office:value="91.563019">
            <text:p>91,563019</text:p>
          </table:table-cell>
          <table:table-cell office:value-type="float" office:value="104.843906">
            <text:p>104,843906</text:p>
          </table:table-cell>
          <table:table-cell office:value-type="float" office:value="106.85807">
            <text:p>106,85807</text:p>
          </table:table-cell>
          <table:table-cell office:value-type="float" office:value="117.262991">
            <text:p>117,262991</text:p>
          </table:table-cell>
          <table:table-cell office:value-type="float" office:value="93.995573">
            <text:p>93,995573</text:p>
          </table:table-cell>
          <table:table-cell office:value-type="float" office:value="158.351922">
            <text:p>158,351922</text:p>
          </table:table-cell>
          <table:table-cell office:value-type="float" office:value="26.364578">
            <text:p>26,364578</text:p>
          </table:table-cell>
          <table:table-cell office:value-type="float" office:value="37.778928">
            <text:p>37,778928</text:p>
          </table:table-cell>
          <table:table-cell office:value-type="float" office:value="90.625043">
            <text:p>90,625043</text:p>
          </table:table-cell>
          <table:table-cell office:value-type="float" office:value="82.263559">
            <text:p>82,263559</text:p>
          </table:table-cell>
          <table:table-cell table:number-columns-repeated="491"/>
        </table:table-row>
        <table:table-row table:style-name="ro2">
          <table:table-cell office:value-type="float" office:value="82.402905">
            <text:p>82,402905</text:p>
          </table:table-cell>
          <table:table-cell office:value-type="float" office:value="113.219255">
            <text:p>113,219255</text:p>
          </table:table-cell>
          <table:table-cell office:value-type="float" office:value="117.584915">
            <text:p>117,584915</text:p>
          </table:table-cell>
          <table:table-cell office:value-type="float" office:value="92.63702">
            <text:p>92,63702</text:p>
          </table:table-cell>
          <table:table-cell office:value-type="float" office:value="146.536017">
            <text:p>146,536017</text:p>
          </table:table-cell>
          <table:table-cell office:value-type="float" office:value="151.250821">
            <text:p>151,250821</text:p>
          </table:table-cell>
          <table:table-cell office:value-type="float" office:value="30.219934">
            <text:p>30,219934</text:p>
          </table:table-cell>
          <table:table-cell office:value-type="float" office:value="23.263311">
            <text:p>23,263311</text:p>
          </table:table-cell>
          <table:table-cell office:value-type="float" office:value="83.185116">
            <text:p>83,185116</text:p>
          </table:table-cell>
          <table:table-cell office:value-type="float" office:value="75.688423">
            <text:p>75,688423</text:p>
          </table:table-cell>
          <table:table-cell table:number-columns-repeated="491"/>
        </table:table-row>
        <table:table-row table:style-name="ro2">
          <table:table-cell office:value-type="float" office:value="104.4871">
            <text:p>104,4871</text:p>
          </table:table-cell>
          <table:table-cell office:value-type="float" office:value="96.718589">
            <text:p>96,718589</text:p>
          </table:table-cell>
          <table:table-cell office:value-type="float" office:value="134.530573">
            <text:p>134,530573</text:p>
          </table:table-cell>
          <table:table-cell office:value-type="float" office:value="125.098303">
            <text:p>125,098303</text:p>
          </table:table-cell>
          <table:table-cell office:value-type="float" office:value="134.633466">
            <text:p>134,633466</text:p>
          </table:table-cell>
          <table:table-cell office:value-type="float" office:value="169.890766">
            <text:p>169,890766</text:p>
          </table:table-cell>
          <table:table-cell office:value-type="float" office:value="26.847927">
            <text:p>26,847927</text:p>
          </table:table-cell>
          <table:table-cell office:value-type="float" office:value="31.004896">
            <text:p>31,004896</text:p>
          </table:table-cell>
          <table:table-cell office:value-type="float" office:value="93.624959">
            <text:p>93,624959</text:p>
          </table:table-cell>
          <table:table-cell office:value-type="float" office:value="70.832422">
            <text:p>70,832422</text:p>
          </table:table-cell>
          <table:table-cell table:number-columns-repeated="491"/>
        </table:table-row>
        <table:table-row table:style-name="ro2">
          <table:table-cell office:value-type="float" office:value="96.469656">
            <text:p>96,469656</text:p>
          </table:table-cell>
          <table:table-cell office:value-type="float" office:value="81.901071">
            <text:p>81,901071</text:p>
          </table:table-cell>
          <table:table-cell office:value-type="float" office:value="150.376231">
            <text:p>150,376231</text:p>
          </table:table-cell>
          <table:table-cell office:value-type="float" office:value="110.974149">
            <text:p>110,974149</text:p>
          </table:table-cell>
          <table:table-cell office:value-type="float" office:value="129.68147">
            <text:p>129,68147</text:p>
          </table:table-cell>
          <table:table-cell office:value-type="float" office:value="126.535279">
            <text:p>126,535279</text:p>
          </table:table-cell>
          <table:table-cell office:value-type="float" office:value="29.257838">
            <text:p>29,257838</text:p>
          </table:table-cell>
          <table:table-cell office:value-type="float" office:value="41.83107">
            <text:p>41,83107</text:p>
          </table:table-cell>
          <table:table-cell office:value-type="float" office:value="79.23759">
            <text:p>79,23759</text:p>
          </table:table-cell>
          <table:table-cell office:value-type="float" office:value="112.593161">
            <text:p>112,593161</text:p>
          </table:table-cell>
          <table:table-cell table:number-columns-repeated="491"/>
        </table:table-row>
        <table:table-row table:style-name="ro2">
          <table:table-cell office:value-type="float" office:value="108.501671">
            <text:p>108,501671</text:p>
          </table:table-cell>
          <table:table-cell office:value-type="float" office:value="81.577302">
            <text:p>81,577302</text:p>
          </table:table-cell>
          <table:table-cell office:value-type="float" office:value="119.398203">
            <text:p>119,398203</text:p>
          </table:table-cell>
          <table:table-cell office:value-type="float" office:value="109.596558">
            <text:p>109,596558</text:p>
          </table:table-cell>
          <table:table-cell office:value-type="float" office:value="127.390522">
            <text:p>127,390522</text:p>
          </table:table-cell>
          <table:table-cell office:value-type="float" office:value="124.620903">
            <text:p>124,620903</text:p>
          </table:table-cell>
          <table:table-cell office:value-type="float" office:value="25.851941">
            <text:p>25,851941</text:p>
          </table:table-cell>
          <table:table-cell office:value-type="float" office:value="28.159007">
            <text:p>28,159007</text:p>
          </table:table-cell>
          <table:table-cell office:value-type="float" office:value="76.728851">
            <text:p>76,728851</text:p>
          </table:table-cell>
          <table:table-cell office:value-type="float" office:value="100.839378">
            <text:p>100,839378</text:p>
          </table:table-cell>
          <table:table-cell table:number-columns-repeated="491"/>
        </table:table-row>
        <table:table-row table:style-name="ro2">
          <table:table-cell office:value-type="float" office:value="75.053833">
            <text:p>75,053833</text:p>
          </table:table-cell>
          <table:table-cell office:value-type="float" office:value="68.827175">
            <text:p>68,827175</text:p>
          </table:table-cell>
          <table:table-cell office:value-type="float" office:value="125.170628">
            <text:p>125,170628</text:p>
          </table:table-cell>
          <table:table-cell office:value-type="float" office:value="82.67548">
            <text:p>82,67548</text:p>
          </table:table-cell>
          <table:table-cell office:value-type="float" office:value="141.018272">
            <text:p>141,018272</text:p>
          </table:table-cell>
          <table:table-cell office:value-type="float" office:value="158.120623">
            <text:p>158,120623</text:p>
          </table:table-cell>
          <table:table-cell office:value-type="float" office:value="28.731356">
            <text:p>28,731356</text:p>
          </table:table-cell>
          <table:table-cell office:value-type="float" office:value="25.024042">
            <text:p>25,024042</text:p>
          </table:table-cell>
          <table:table-cell office:value-type="float" office:value="98.737815">
            <text:p>98,737815</text:p>
          </table:table-cell>
          <table:table-cell office:value-type="float" office:value="70.834797">
            <text:p>70,834797</text:p>
          </table:table-cell>
          <table:table-cell table:number-columns-repeated="491"/>
        </table:table-row>
        <table:table-row table:style-name="ro2">
          <table:table-cell office:value-type="float" office:value="103.375367">
            <text:p>103,375367</text:p>
          </table:table-cell>
          <table:table-cell office:value-type="float" office:value="108.449597">
            <text:p>108,449597</text:p>
          </table:table-cell>
          <table:table-cell office:value-type="float" office:value="145.010741">
            <text:p>145,010741</text:p>
          </table:table-cell>
          <table:table-cell office:value-type="float" office:value="91.622086">
            <text:p>91,622086</text:p>
          </table:table-cell>
          <table:table-cell office:value-type="float" office:value="132.828079">
            <text:p>132,828079</text:p>
          </table:table-cell>
          <table:table-cell office:value-type="float" office:value="142.71134">
            <text:p>142,71134</text:p>
          </table:table-cell>
          <table:table-cell office:value-type="float" office:value="26.698422">
            <text:p>26,698422</text:p>
          </table:table-cell>
          <table:table-cell office:value-type="float" office:value="23.247648">
            <text:p>23,247648</text:p>
          </table:table-cell>
          <table:table-cell office:value-type="float" office:value="84.238943">
            <text:p>84,238943</text:p>
          </table:table-cell>
          <table:table-cell office:value-type="float" office:value="56.508958">
            <text:p>56,508958</text:p>
          </table:table-cell>
          <table:table-cell table:number-columns-repeated="491"/>
        </table:table-row>
        <table:table-row table:style-name="ro2">
          <table:table-cell office:value-type="float" office:value="86.492321">
            <text:p>86,492321</text:p>
          </table:table-cell>
          <table:table-cell office:value-type="float" office:value="72.392411">
            <text:p>72,392411</text:p>
          </table:table-cell>
          <table:table-cell office:value-type="float" office:value="93.3212">
            <text:p>93,3212</text:p>
          </table:table-cell>
          <table:table-cell office:value-type="float" office:value="85.381497">
            <text:p>85,381497</text:p>
          </table:table-cell>
          <table:table-cell office:value-type="float" office:value="102.321518">
            <text:p>102,321518</text:p>
          </table:table-cell>
          <table:table-cell office:value-type="float" office:value="139.936141">
            <text:p>139,936141</text:p>
          </table:table-cell>
          <table:table-cell office:value-type="float" office:value="33.31795">
            <text:p>33,31795</text:p>
          </table:table-cell>
          <table:table-cell office:value-type="float" office:value="37.60165">
            <text:p>37,60165</text:p>
          </table:table-cell>
          <table:table-cell office:value-type="float" office:value="78.363051">
            <text:p>78,363051</text:p>
          </table:table-cell>
          <table:table-cell office:value-type="float" office:value="87.453462">
            <text:p>87,453462</text:p>
          </table:table-cell>
          <table:table-cell table:number-columns-repeated="491"/>
        </table:table-row>
        <table:table-row table:style-name="ro2">
          <table:table-cell office:value-type="float" office:value="64.721288">
            <text:p>64,721288</text:p>
          </table:table-cell>
          <table:table-cell office:value-type="float" office:value="77.195836">
            <text:p>77,195836</text:p>
          </table:table-cell>
          <table:table-cell office:value-type="float" office:value="115.735857">
            <text:p>115,735857</text:p>
          </table:table-cell>
          <table:table-cell office:value-type="float" office:value="159.871507">
            <text:p>159,871507</text:p>
          </table:table-cell>
          <table:table-cell office:value-type="float" office:value="99.488812">
            <text:p>99,488812</text:p>
          </table:table-cell>
          <table:table-cell office:value-type="float" office:value="135.217145">
            <text:p>135,217145</text:p>
          </table:table-cell>
          <table:table-cell office:value-type="float" office:value="30.393176">
            <text:p>30,393176</text:p>
          </table:table-cell>
          <table:table-cell office:value-type="float" office:value="26.654751">
            <text:p>26,654751</text:p>
          </table:table-cell>
          <table:table-cell office:value-type="float" office:value="122.695035">
            <text:p>122,695035</text:p>
          </table:table-cell>
          <table:table-cell office:value-type="float" office:value="62.90058">
            <text:p>62,90058</text:p>
          </table:table-cell>
          <table:table-cell table:number-columns-repeated="491"/>
        </table:table-row>
        <table:table-row table:style-name="ro2">
          <table:table-cell office:value-type="float" office:value="92.298717">
            <text:p>92,298717</text:p>
          </table:table-cell>
          <table:table-cell office:value-type="float" office:value="80.935518">
            <text:p>80,935518</text:p>
          </table:table-cell>
          <table:table-cell office:value-type="float" office:value="156.362056">
            <text:p>156,362056</text:p>
          </table:table-cell>
          <table:table-cell office:value-type="float" office:value="88.502786">
            <text:p>88,502786</text:p>
          </table:table-cell>
          <table:table-cell office:value-type="float" office:value="103.925427">
            <text:p>103,925427</text:p>
          </table:table-cell>
          <table:table-cell office:value-type="float" office:value="102.508547">
            <text:p>102,508547</text:p>
          </table:table-cell>
          <table:table-cell office:value-type="float" office:value="31.645958">
            <text:p>31,645958</text:p>
          </table:table-cell>
          <table:table-cell office:value-type="float" office:value="25.196045">
            <text:p>25,196045</text:p>
          </table:table-cell>
          <table:table-cell office:value-type="float" office:value="84.36778">
            <text:p>84,36778</text:p>
          </table:table-cell>
          <table:table-cell office:value-type="float" office:value="104.350535">
            <text:p>104,350535</text:p>
          </table:table-cell>
          <table:table-cell table:number-columns-repeated="491"/>
        </table:table-row>
        <table:table-row table:style-name="ro2">
          <table:table-cell office:value-type="float" office:value="78.398235">
            <text:p>78,398235</text:p>
          </table:table-cell>
          <table:table-cell office:value-type="float" office:value="97.532809">
            <text:p>97,532809</text:p>
          </table:table-cell>
          <table:table-cell office:value-type="float" office:value="115.605975">
            <text:p>115,605975</text:p>
          </table:table-cell>
          <table:table-cell office:value-type="float" office:value="133.074247">
            <text:p>133,074247</text:p>
          </table:table-cell>
          <table:table-cell office:value-type="float" office:value="121.12953">
            <text:p>121,12953</text:p>
          </table:table-cell>
          <table:table-cell office:value-type="float" office:value="101.559198">
            <text:p>101,559198</text:p>
          </table:table-cell>
          <table:table-cell office:value-type="float" office:value="27.056796">
            <text:p>27,056796</text:p>
          </table:table-cell>
          <table:table-cell office:value-type="float" office:value="30.632405">
            <text:p>30,632405</text:p>
          </table:table-cell>
          <table:table-cell office:value-type="float" office:value="83.129215">
            <text:p>83,129215</text:p>
          </table:table-cell>
          <table:table-cell office:value-type="float" office:value="95.217937">
            <text:p>95,217937</text:p>
          </table:table-cell>
          <table:table-cell table:number-columns-repeated="491"/>
        </table:table-row>
        <table:table-row table:style-name="ro2">
          <table:table-cell office:value-type="float" office:value="84.769697">
            <text:p>84,769697</text:p>
          </table:table-cell>
          <table:table-cell office:value-type="float" office:value="122.450396">
            <text:p>122,450396</text:p>
          </table:table-cell>
          <table:table-cell office:value-type="float" office:value="114.977182">
            <text:p>114,977182</text:p>
          </table:table-cell>
          <table:table-cell office:value-type="float" office:value="123.091655">
            <text:p>123,091655</text:p>
          </table:table-cell>
          <table:table-cell office:value-type="float" office:value="117.642378">
            <text:p>117,642378</text:p>
          </table:table-cell>
          <table:table-cell office:value-type="float" office:value="147.046823">
            <text:p>147,046823</text:p>
          </table:table-cell>
          <table:table-cell office:value-type="float" office:value="27.592963">
            <text:p>27,592963</text:p>
          </table:table-cell>
          <table:table-cell office:value-type="float" office:value="27.399247">
            <text:p>27,399247</text:p>
          </table:table-cell>
          <table:table-cell office:value-type="float" office:value="76.383114">
            <text:p>76,383114</text:p>
          </table:table-cell>
          <table:table-cell office:value-type="float" office:value="93.114584">
            <text:p>93,114584</text:p>
          </table:table-cell>
          <table:table-cell table:number-columns-repeated="491"/>
        </table:table-row>
        <table:table-row table:style-name="ro2">
          <table:table-cell office:value-type="float" office:value="76.087828">
            <text:p>76,087828</text:p>
          </table:table-cell>
          <table:table-cell office:value-type="float" office:value="86.400177">
            <text:p>86,400177</text:p>
          </table:table-cell>
          <table:table-cell office:value-type="float" office:value="126.599766">
            <text:p>126,599766</text:p>
          </table:table-cell>
          <table:table-cell office:value-type="float" office:value="89.097252">
            <text:p>89,097252</text:p>
          </table:table-cell>
          <table:table-cell office:value-type="float" office:value="127.877756">
            <text:p>127,877756</text:p>
          </table:table-cell>
          <table:table-cell office:value-type="float" office:value="73.952009">
            <text:p>73,952009</text:p>
          </table:table-cell>
          <table:table-cell office:value-type="float" office:value="31.578198">
            <text:p>31,578198</text:p>
          </table:table-cell>
          <table:table-cell office:value-type="float" office:value="25.629578">
            <text:p>25,629578</text:p>
          </table:table-cell>
          <table:table-cell office:value-type="float" office:value="79.819426">
            <text:p>79,819426</text:p>
          </table:table-cell>
          <table:table-cell office:value-type="float" office:value="96.965361">
            <text:p>96,965361</text:p>
          </table:table-cell>
          <table:table-cell table:number-columns-repeated="491"/>
        </table:table-row>
        <table:table-row table:style-name="ro2">
          <table:table-cell office:value-type="float" office:value="88.154982">
            <text:p>88,154982</text:p>
          </table:table-cell>
          <table:table-cell office:value-type="float" office:value="67.71806">
            <text:p>67,71806</text:p>
          </table:table-cell>
          <table:table-cell office:value-type="float" office:value="131.934147">
            <text:p>131,934147</text:p>
          </table:table-cell>
          <table:table-cell office:value-type="float" office:value="161.563706">
            <text:p>161,563706</text:p>
          </table:table-cell>
          <table:table-cell office:value-type="float" office:value="121.721966">
            <text:p>121,721966</text:p>
          </table:table-cell>
          <table:table-cell office:value-type="float" office:value="139.544782">
            <text:p>139,544782</text:p>
          </table:table-cell>
          <table:table-cell office:value-type="float" office:value="30.937408">
            <text:p>30,937408</text:p>
          </table:table-cell>
          <table:table-cell office:value-type="float" office:value="24.505029">
            <text:p>24,505029</text:p>
          </table:table-cell>
          <table:table-cell office:value-type="float" office:value="96.724234">
            <text:p>96,724234</text:p>
          </table:table-cell>
          <table:table-cell office:value-type="float" office:value="92.741309">
            <text:p>92,741309</text:p>
          </table:table-cell>
          <table:table-cell table:number-columns-repeated="491"/>
        </table:table-row>
        <table:table-row table:style-name="ro2">
          <table:table-cell office:value-type="float" office:value="89.682082">
            <text:p>89,682082</text:p>
          </table:table-cell>
          <table:table-cell office:value-type="float" office:value="67.211364">
            <text:p>67,211364</text:p>
          </table:table-cell>
          <table:table-cell office:value-type="float" office:value="105.571559">
            <text:p>105,571559</text:p>
          </table:table-cell>
          <table:table-cell office:value-type="float" office:value="67.65388">
            <text:p>67,65388</text:p>
          </table:table-cell>
          <table:table-cell office:value-type="float" office:value="110.624707">
            <text:p>110,624707</text:p>
          </table:table-cell>
          <table:table-cell office:value-type="float" office:value="74.67409">
            <text:p>74,67409</text:p>
          </table:table-cell>
          <table:table-cell office:value-type="float" office:value="31.905536">
            <text:p>31,905536</text:p>
          </table:table-cell>
          <table:table-cell office:value-type="float" office:value="32.003653">
            <text:p>32,003653</text:p>
          </table:table-cell>
          <table:table-cell office:value-type="float" office:value="118.162538">
            <text:p>118,162538</text:p>
          </table:table-cell>
          <table:table-cell office:value-type="float" office:value="63.656999">
            <text:p>63,656999</text:p>
          </table:table-cell>
          <table:table-cell table:number-columns-repeated="491"/>
        </table:table-row>
        <table:table-row table:style-name="ro2">
          <table:table-cell office:value-type="float" office:value="89.714639">
            <text:p>89,714639</text:p>
          </table:table-cell>
          <table:table-cell office:value-type="float" office:value="75.977981">
            <text:p>75,977981</text:p>
          </table:table-cell>
          <table:table-cell office:value-type="float" office:value="116.893815">
            <text:p>116,893815</text:p>
          </table:table-cell>
          <table:table-cell office:value-type="float" office:value="113.847566">
            <text:p>113,847566</text:p>
          </table:table-cell>
          <table:table-cell office:value-type="float" office:value="130.085518">
            <text:p>130,085518</text:p>
          </table:table-cell>
          <table:table-cell office:value-type="float" office:value="142.361731">
            <text:p>142,361731</text:p>
          </table:table-cell>
          <table:table-cell office:value-type="float" office:value="32.644574">
            <text:p>32,644574</text:p>
          </table:table-cell>
          <table:table-cell office:value-type="float" office:value="24.521063">
            <text:p>24,521063</text:p>
          </table:table-cell>
          <table:table-cell office:value-type="float" office:value="85.69516">
            <text:p>85,69516</text:p>
          </table:table-cell>
          <table:table-cell office:value-type="float" office:value="97.722623">
            <text:p>97,722623</text:p>
          </table:table-cell>
          <table:table-cell table:number-columns-repeated="491"/>
        </table:table-row>
        <table:table-row table:style-name="ro2">
          <table:table-cell office:value-type="float" office:value="76.375017">
            <text:p>76,375017</text:p>
          </table:table-cell>
          <table:table-cell office:value-type="float" office:value="64.137557">
            <text:p>64,137557</text:p>
          </table:table-cell>
          <table:table-cell office:value-type="float" office:value="116.847584">
            <text:p>116,847584</text:p>
          </table:table-cell>
          <table:table-cell office:value-type="float" office:value="130.255339">
            <text:p>130,255339</text:p>
          </table:table-cell>
          <table:table-cell office:value-type="float" office:value="102.716338">
            <text:p>102,716338</text:p>
          </table:table-cell>
          <table:table-cell office:value-type="float" office:value="141.385548">
            <text:p>141,385548</text:p>
          </table:table-cell>
          <table:table-cell office:value-type="float" office:value="31.16324">
            <text:p>31,16324</text:p>
          </table:table-cell>
          <table:table-cell office:value-type="float" office:value="24.266596">
            <text:p>24,266596</text:p>
          </table:table-cell>
          <table:table-cell office:value-type="float" office:value="94.90977">
            <text:p>94,90977</text:p>
          </table:table-cell>
          <table:table-cell office:value-type="float" office:value="72.060488">
            <text:p>72,060488</text:p>
          </table:table-cell>
          <table:table-cell table:number-columns-repeated="491"/>
        </table:table-row>
        <table:table-row table:style-name="ro2">
          <table:table-cell office:value-type="float" office:value="114.291552">
            <text:p>114,291552</text:p>
          </table:table-cell>
          <table:table-cell office:value-type="float" office:value="78.958673">
            <text:p>78,958673</text:p>
          </table:table-cell>
          <table:table-cell office:value-type="float" office:value="142.809926">
            <text:p>142,809926</text:p>
          </table:table-cell>
          <table:table-cell office:value-type="float" office:value="113.011094">
            <text:p>113,011094</text:p>
          </table:table-cell>
          <table:table-cell office:value-type="float" office:value="150.058972">
            <text:p>150,058972</text:p>
          </table:table-cell>
          <table:table-cell office:value-type="float" office:value="91.022407">
            <text:p>91,022407</text:p>
          </table:table-cell>
          <table:table-cell office:value-type="float" office:value="32.111773">
            <text:p>32,111773</text:p>
          </table:table-cell>
          <table:table-cell office:value-type="float" office:value="30.055213">
            <text:p>30,055213</text:p>
          </table:table-cell>
          <table:table-cell office:value-type="float" office:value="101.15237">
            <text:p>101,15237</text:p>
          </table:table-cell>
          <table:table-cell office:value-type="float" office:value="94.868984">
            <text:p>94,868984</text:p>
          </table:table-cell>
          <table:table-cell table:number-columns-repeated="491"/>
        </table:table-row>
        <table:table-row table:style-name="ro2">
          <table:table-cell office:value-type="float" office:value="84.203181">
            <text:p>84,203181</text:p>
          </table:table-cell>
          <table:table-cell office:value-type="float" office:value="74.030083">
            <text:p>74,030083</text:p>
          </table:table-cell>
          <table:table-cell office:value-type="float" office:value="116.989674">
            <text:p>116,989674</text:p>
          </table:table-cell>
          <table:table-cell office:value-type="float" office:value="128.479991">
            <text:p>128,479991</text:p>
          </table:table-cell>
          <table:table-cell office:value-type="float" office:value="105.638733">
            <text:p>105,638733</text:p>
          </table:table-cell>
          <table:table-cell office:value-type="float" office:value="122.079662">
            <text:p>122,079662</text:p>
          </table:table-cell>
          <table:table-cell office:value-type="float" office:value="32.71739">
            <text:p>32,71739</text:p>
          </table:table-cell>
          <table:table-cell office:value-type="float" office:value="24.843281">
            <text:p>24,843281</text:p>
          </table:table-cell>
          <table:table-cell office:value-type="float" office:value="90.423329">
            <text:p>90,423329</text:p>
          </table:table-cell>
          <table:table-cell office:value-type="float" office:value="69.625371">
            <text:p>69,625371</text:p>
          </table:table-cell>
          <table:table-cell table:number-columns-repeated="491"/>
        </table:table-row>
        <table:table-row table:style-name="ro2">
          <table:table-cell office:value-type="float" office:value="83.842287">
            <text:p>83,842287</text:p>
          </table:table-cell>
          <table:table-cell office:value-type="float" office:value="82.72427">
            <text:p>82,72427</text:p>
          </table:table-cell>
          <table:table-cell office:value-type="float" office:value="155.7143">
            <text:p>155,7143</text:p>
          </table:table-cell>
          <table:table-cell office:value-type="float" office:value="104.88004">
            <text:p>104,88004</text:p>
          </table:table-cell>
          <table:table-cell office:value-type="float" office:value="96.809038">
            <text:p>96,809038</text:p>
          </table:table-cell>
          <table:table-cell office:value-type="float" office:value="84.839428">
            <text:p>84,839428</text:p>
          </table:table-cell>
          <table:table-cell office:value-type="float" office:value="26.983203">
            <text:p>26,983203</text:p>
          </table:table-cell>
          <table:table-cell office:value-type="float" office:value="30.867788">
            <text:p>30,867788</text:p>
          </table:table-cell>
          <table:table-cell office:value-type="float" office:value="83.417544">
            <text:p>83,417544</text:p>
          </table:table-cell>
          <table:table-cell office:value-type="float" office:value="96.153654">
            <text:p>96,153654</text:p>
          </table:table-cell>
          <table:table-cell table:number-columns-repeated="491"/>
        </table:table-row>
        <table:table-row table:style-name="ro2">
          <table:table-cell office:value-type="float" office:value="86.401017">
            <text:p>86,401017</text:p>
          </table:table-cell>
          <table:table-cell office:value-type="float" office:value="126.607256">
            <text:p>126,607256</text:p>
          </table:table-cell>
          <table:table-cell office:value-type="float" office:value="108.863794">
            <text:p>108,863794</text:p>
          </table:table-cell>
          <table:table-cell office:value-type="float" office:value="119.617902">
            <text:p>119,617902</text:p>
          </table:table-cell>
          <table:table-cell office:value-type="float" office:value="135.525308">
            <text:p>135,525308</text:p>
          </table:table-cell>
          <table:table-cell office:value-type="float" office:value="136.592875">
            <text:p>136,592875</text:p>
          </table:table-cell>
          <table:table-cell office:value-type="float" office:value="34.086239">
            <text:p>34,086239</text:p>
          </table:table-cell>
          <table:table-cell office:value-type="float" office:value="30.177298">
            <text:p>30,177298</text:p>
          </table:table-cell>
          <table:table-cell office:value-type="float" office:value="78.466304">
            <text:p>78,466304</text:p>
          </table:table-cell>
          <table:table-cell office:value-type="float" office:value="80.348251">
            <text:p>80,348251</text:p>
          </table:table-cell>
          <table:table-cell table:number-columns-repeated="491"/>
        </table:table-row>
        <table:table-row table:style-name="ro2">
          <table:table-cell office:value-type="float" office:value="83.794614">
            <text:p>83,794614</text:p>
          </table:table-cell>
          <table:table-cell office:value-type="float" office:value="63.887326">
            <text:p>63,887326</text:p>
          </table:table-cell>
          <table:table-cell office:value-type="float" office:value="103.569926">
            <text:p>103,569926</text:p>
          </table:table-cell>
          <table:table-cell office:value-type="float" office:value="126.888824">
            <text:p>126,888824</text:p>
          </table:table-cell>
          <table:table-cell office:value-type="float" office:value="125.009575">
            <text:p>125,009575</text:p>
          </table:table-cell>
          <table:table-cell office:value-type="float" office:value="133.421629">
            <text:p>133,421629</text:p>
          </table:table-cell>
          <table:table-cell office:value-type="float" office:value="29.466242">
            <text:p>29,466242</text:p>
          </table:table-cell>
          <table:table-cell office:value-type="float" office:value="26.823615">
            <text:p>26,823615</text:p>
          </table:table-cell>
          <table:table-cell office:value-type="float" office:value="87.066509">
            <text:p>87,066509</text:p>
          </table:table-cell>
          <table:table-cell office:value-type="float" office:value="74.486726">
            <text:p>74,486726</text:p>
          </table:table-cell>
          <table:table-cell table:number-columns-repeated="491"/>
        </table:table-row>
        <table:table-row table:style-name="ro2">
          <table:table-cell office:value-type="float" office:value="84.123361">
            <text:p>84,123361</text:p>
          </table:table-cell>
          <table:table-cell office:value-type="float" office:value="95.793637">
            <text:p>95,793637</text:p>
          </table:table-cell>
          <table:table-cell office:value-type="float" office:value="121.480456">
            <text:p>121,480456</text:p>
          </table:table-cell>
          <table:table-cell office:value-type="float" office:value="102.750726">
            <text:p>102,750726</text:p>
          </table:table-cell>
          <table:table-cell office:value-type="float" office:value="116.455552">
            <text:p>116,455552</text:p>
          </table:table-cell>
          <table:table-cell office:value-type="float" office:value="91.226424">
            <text:p>91,226424</text:p>
          </table:table-cell>
          <table:table-cell office:value-type="float" office:value="30.719633">
            <text:p>30,719633</text:p>
          </table:table-cell>
          <table:table-cell office:value-type="float" office:value="28.746512">
            <text:p>28,746512</text:p>
          </table:table-cell>
          <table:table-cell office:value-type="float" office:value="96.430514">
            <text:p>96,430514</text:p>
          </table:table-cell>
          <table:table-cell office:value-type="float" office:value="100.967707">
            <text:p>100,967707</text:p>
          </table:table-cell>
          <table:table-cell table:number-columns-repeated="491"/>
        </table:table-row>
        <table:table-row table:style-name="ro2">
          <table:table-cell office:value-type="float" office:value="75.223784">
            <text:p>75,223784</text:p>
          </table:table-cell>
          <table:table-cell office:value-type="float" office:value="88.21628">
            <text:p>88,21628</text:p>
          </table:table-cell>
          <table:table-cell office:value-type="float" office:value="104.013495">
            <text:p>104,013495</text:p>
          </table:table-cell>
          <table:table-cell office:value-type="float" office:value="139.464923">
            <text:p>139,464923</text:p>
          </table:table-cell>
          <table:table-cell office:value-type="float" office:value="145.105978">
            <text:p>145,105978</text:p>
          </table:table-cell>
          <table:table-cell office:value-type="float" office:value="87.029004">
            <text:p>87,029004</text:p>
          </table:table-cell>
          <table:table-cell office:value-type="float" office:value="29.093496">
            <text:p>29,093496</text:p>
          </table:table-cell>
          <table:table-cell office:value-type="float" office:value="27.679317">
            <text:p>27,679317</text:p>
          </table:table-cell>
          <table:table-cell office:value-type="float" office:value="65.795087">
            <text:p>65,795087</text:p>
          </table:table-cell>
          <table:table-cell office:value-type="float" office:value="62.014023">
            <text:p>62,014023</text:p>
          </table:table-cell>
          <table:table-cell table:number-columns-repeated="491"/>
        </table:table-row>
        <table:table-row table:style-name="ro2">
          <table:table-cell office:value-type="float" office:value="79.289337">
            <text:p>79,289337</text:p>
          </table:table-cell>
          <table:table-cell office:value-type="float" office:value="105.882452">
            <text:p>105,882452</text:p>
          </table:table-cell>
          <table:table-cell office:value-type="float" office:value="146.32826">
            <text:p>146,32826</text:p>
          </table:table-cell>
          <table:table-cell office:value-type="float" office:value="92.860536">
            <text:p>92,860536</text:p>
          </table:table-cell>
          <table:table-cell office:value-type="float" office:value="95.955118">
            <text:p>95,955118</text:p>
          </table:table-cell>
          <table:table-cell office:value-type="float" office:value="105.504448">
            <text:p>105,504448</text:p>
          </table:table-cell>
          <table:table-cell office:value-type="float" office:value="30.096056">
            <text:p>30,096056</text:p>
          </table:table-cell>
          <table:table-cell office:value-type="float" office:value="30.137827">
            <text:p>30,137827</text:p>
          </table:table-cell>
          <table:table-cell office:value-type="float" office:value="106.547528">
            <text:p>106,547528</text:p>
          </table:table-cell>
          <table:table-cell office:value-type="float" office:value="89.493178">
            <text:p>89,493178</text:p>
          </table:table-cell>
          <table:table-cell table:number-columns-repeated="491"/>
        </table:table-row>
        <table:table-row table:style-name="ro2">
          <table:table-cell office:value-type="float" office:value="113.95888">
            <text:p>113,95888</text:p>
          </table:table-cell>
          <table:table-cell office:value-type="float" office:value="93.956629">
            <text:p>93,956629</text:p>
          </table:table-cell>
          <table:table-cell office:value-type="float" office:value="126.182581">
            <text:p>126,182581</text:p>
          </table:table-cell>
          <table:table-cell office:value-type="float" office:value="123.445978">
            <text:p>123,445978</text:p>
          </table:table-cell>
          <table:table-cell office:value-type="float" office:value="96.155345">
            <text:p>96,155345</text:p>
          </table:table-cell>
          <table:table-cell office:value-type="float" office:value="135.698636">
            <text:p>135,698636</text:p>
          </table:table-cell>
          <table:table-cell office:value-type="float" office:value="28.581052">
            <text:p>28,581052</text:p>
          </table:table-cell>
          <table:table-cell office:value-type="float" office:value="27.348039">
            <text:p>27,348039</text:p>
          </table:table-cell>
          <table:table-cell office:value-type="float" office:value="83.258036">
            <text:p>83,258036</text:p>
          </table:table-cell>
          <table:table-cell office:value-type="float" office:value="99.34742">
            <text:p>99,34742</text:p>
          </table:table-cell>
          <table:table-cell table:number-columns-repeated="491"/>
        </table:table-row>
        <table:table-row table:style-name="ro2">
          <table:table-cell office:value-type="float" office:value="94.807372">
            <text:p>94,807372</text:p>
          </table:table-cell>
          <table:table-cell office:value-type="float" office:value="70.980479">
            <text:p>70,980479</text:p>
          </table:table-cell>
          <table:table-cell office:value-type="float" office:value="106.048051">
            <text:p>106,048051</text:p>
          </table:table-cell>
          <table:table-cell office:value-type="float" office:value="108.541975">
            <text:p>108,541975</text:p>
          </table:table-cell>
          <table:table-cell office:value-type="float" office:value="103.341799">
            <text:p>103,341799</text:p>
          </table:table-cell>
          <table:table-cell office:value-type="float" office:value="103.936089">
            <text:p>103,936089</text:p>
          </table:table-cell>
          <table:table-cell office:value-type="float" office:value="26.44171">
            <text:p>26,44171</text:p>
          </table:table-cell>
          <table:table-cell office:value-type="float" office:value="27.022539">
            <text:p>27,022539</text:p>
          </table:table-cell>
          <table:table-cell office:value-type="float" office:value="73.787375">
            <text:p>73,787375</text:p>
          </table:table-cell>
          <table:table-cell office:value-type="float" office:value="71.52307">
            <text:p>71,52307</text:p>
          </table:table-cell>
          <table:table-cell table:number-columns-repeated="491"/>
        </table:table-row>
        <table:table-row table:style-name="ro2">
          <table:table-cell office:value-type="float" office:value="76.908549">
            <text:p>76,908549</text:p>
          </table:table-cell>
          <table:table-cell office:value-type="float" office:value="116.492376">
            <text:p>116,492376</text:p>
          </table:table-cell>
          <table:table-cell office:value-type="float" office:value="113.915436">
            <text:p>113,915436</text:p>
          </table:table-cell>
          <table:table-cell office:value-type="float" office:value="68.194538">
            <text:p>68,194538</text:p>
          </table:table-cell>
          <table:table-cell office:value-type="float" office:value="99.910224">
            <text:p>99,910224</text:p>
          </table:table-cell>
          <table:table-cell office:value-type="float" office:value="145.065679">
            <text:p>145,065679</text:p>
          </table:table-cell>
          <table:table-cell office:value-type="float" office:value="26.106262">
            <text:p>26,106262</text:p>
          </table:table-cell>
          <table:table-cell office:value-type="float" office:value="30.982357">
            <text:p>30,982357</text:p>
          </table:table-cell>
          <table:table-cell office:value-type="float" office:value="58.959916">
            <text:p>58,959916</text:p>
          </table:table-cell>
          <table:table-cell office:value-type="float" office:value="118.173062">
            <text:p>118,173062</text:p>
          </table:table-cell>
          <table:table-cell table:number-columns-repeated="491"/>
        </table:table-row>
        <table:table-row table:style-name="ro2">
          <table:table-cell office:value-type="float" office:value="81.268543">
            <text:p>81,268543</text:p>
          </table:table-cell>
          <table:table-cell office:value-type="float" office:value="78.217761">
            <text:p>78,217761</text:p>
          </table:table-cell>
          <table:table-cell office:value-type="float" office:value="132.802461">
            <text:p>132,802461</text:p>
          </table:table-cell>
          <table:table-cell office:value-type="float" office:value="147.957854">
            <text:p>147,957854</text:p>
          </table:table-cell>
          <table:table-cell office:value-type="float" office:value="130.63481">
            <text:p>130,63481</text:p>
          </table:table-cell>
          <table:table-cell office:value-type="float" office:value="130.919976">
            <text:p>130,919976</text:p>
          </table:table-cell>
          <table:table-cell office:value-type="float" office:value="27.642085">
            <text:p>27,642085</text:p>
          </table:table-cell>
          <table:table-cell office:value-type="float" office:value="32.389769">
            <text:p>32,389769</text:p>
          </table:table-cell>
          <table:table-cell office:value-type="float" office:value="93.643788">
            <text:p>93,643788</text:p>
          </table:table-cell>
          <table:table-cell office:value-type="float" office:value="109.818347">
            <text:p>109,818347</text:p>
          </table:table-cell>
          <table:table-cell table:number-columns-repeated="491"/>
        </table:table-row>
        <table:table-row table:style-name="ro2">
          <table:table-cell office:value-type="float" office:value="73.386114">
            <text:p>73,386114</text:p>
          </table:table-cell>
          <table:table-cell office:value-type="float" office:value="53.844243">
            <text:p>53,844243</text:p>
          </table:table-cell>
          <table:table-cell office:value-type="float" office:value="132.863241">
            <text:p>132,863241</text:p>
          </table:table-cell>
          <table:table-cell office:value-type="float" office:value="104.229307">
            <text:p>104,229307</text:p>
          </table:table-cell>
          <table:table-cell office:value-type="float" office:value="113.079518">
            <text:p>113,079518</text:p>
          </table:table-cell>
          <table:table-cell office:value-type="float" office:value="74.692135">
            <text:p>74,692135</text:p>
          </table:table-cell>
          <table:table-cell office:value-type="float" office:value="31.403293">
            <text:p>31,403293</text:p>
          </table:table-cell>
          <table:table-cell office:value-type="float" office:value="37.135307">
            <text:p>37,135307</text:p>
          </table:table-cell>
          <table:table-cell office:value-type="float" office:value="74.909716">
            <text:p>74,909716</text:p>
          </table:table-cell>
          <table:table-cell office:value-type="float" office:value="75.320365">
            <text:p>75,320365</text:p>
          </table:table-cell>
          <table:table-cell table:number-columns-repeated="491"/>
        </table:table-row>
        <table:table-row table:style-name="ro2">
          <table:table-cell office:value-type="float" office:value="83.196229">
            <text:p>83,196229</text:p>
          </table:table-cell>
          <table:table-cell office:value-type="float" office:value="82.491414">
            <text:p>82,491414</text:p>
          </table:table-cell>
          <table:table-cell office:value-type="float" office:value="169.4129">
            <text:p>169,4129</text:p>
          </table:table-cell>
          <table:table-cell office:value-type="float" office:value="108.666958">
            <text:p>108,666958</text:p>
          </table:table-cell>
          <table:table-cell office:value-type="float" office:value="93.052096">
            <text:p>93,052096</text:p>
          </table:table-cell>
          <table:table-cell office:value-type="float" office:value="109.797934">
            <text:p>109,797934</text:p>
          </table:table-cell>
          <table:table-cell office:value-type="float" office:value="27.503091">
            <text:p>27,503091</text:p>
          </table:table-cell>
          <table:table-cell office:value-type="float" office:value="26.567704">
            <text:p>26,567704</text:p>
          </table:table-cell>
          <table:table-cell office:value-type="float" office:value="72.562305">
            <text:p>72,562305</text:p>
          </table:table-cell>
          <table:table-cell office:value-type="float" office:value="115.121079">
            <text:p>115,121079</text:p>
          </table:table-cell>
          <table:table-cell table:number-columns-repeated="491"/>
        </table:table-row>
        <table:table-row table:style-name="ro2">
          <table:table-cell office:value-type="float" office:value="94.457872">
            <text:p>94,457872</text:p>
          </table:table-cell>
          <table:table-cell office:value-type="float" office:value="69.999731">
            <text:p>69,999731</text:p>
          </table:table-cell>
          <table:table-cell office:value-type="float" office:value="91.408389">
            <text:p>91,408389</text:p>
          </table:table-cell>
          <table:table-cell office:value-type="float" office:value="138.996632">
            <text:p>138,996632</text:p>
          </table:table-cell>
          <table:table-cell office:value-type="float" office:value="103.862377">
            <text:p>103,862377</text:p>
          </table:table-cell>
          <table:table-cell office:value-type="float" office:value="128.513088">
            <text:p>128,513088</text:p>
          </table:table-cell>
          <table:table-cell office:value-type="float" office:value="29.399011">
            <text:p>29,399011</text:p>
          </table:table-cell>
          <table:table-cell office:value-type="float" office:value="24.689318">
            <text:p>24,689318</text:p>
          </table:table-cell>
          <table:table-cell office:value-type="float" office:value="90.900291">
            <text:p>90,900291</text:p>
          </table:table-cell>
          <table:table-cell office:value-type="float" office:value="99.450176">
            <text:p>99,450176</text:p>
          </table:table-cell>
          <table:table-cell table:number-columns-repeated="491"/>
        </table:table-row>
        <table:table-row table:style-name="ro2">
          <table:table-cell office:value-type="float" office:value="97.556853">
            <text:p>97,556853</text:p>
          </table:table-cell>
          <table:table-cell office:value-type="float" office:value="71.18256">
            <text:p>71,18256</text:p>
          </table:table-cell>
          <table:table-cell office:value-type="float" office:value="114.504797">
            <text:p>114,504797</text:p>
          </table:table-cell>
          <table:table-cell office:value-type="float" office:value="138.403416">
            <text:p>138,403416</text:p>
          </table:table-cell>
          <table:table-cell office:value-type="float" office:value="131.180966">
            <text:p>131,180966</text:p>
          </table:table-cell>
          <table:table-cell office:value-type="float" office:value="90.284207">
            <text:p>90,284207</text:p>
          </table:table-cell>
          <table:table-cell office:value-type="float" office:value="26.502372">
            <text:p>26,502372</text:p>
          </table:table-cell>
          <table:table-cell office:value-type="float" office:value="26.746608">
            <text:p>26,746608</text:p>
          </table:table-cell>
          <table:table-cell office:value-type="float" office:value="69.258817">
            <text:p>69,258817</text:p>
          </table:table-cell>
          <table:table-cell office:value-type="float" office:value="85.618755">
            <text:p>85,618755</text:p>
          </table:table-cell>
          <table:table-cell table:number-columns-repeated="491"/>
        </table:table-row>
        <table:table-row table:style-name="ro2">
          <table:table-cell office:value-type="float" office:value="58.701405">
            <text:p>58,701405</text:p>
          </table:table-cell>
          <table:table-cell office:value-type="float" office:value="73.919048">
            <text:p>73,919048</text:p>
          </table:table-cell>
          <table:table-cell office:value-type="float" office:value="102.422977">
            <text:p>102,422977</text:p>
          </table:table-cell>
          <table:table-cell office:value-type="float" office:value="99.484551">
            <text:p>99,484551</text:p>
          </table:table-cell>
          <table:table-cell office:value-type="float" office:value="124.526094">
            <text:p>124,526094</text:p>
          </table:table-cell>
          <table:table-cell office:value-type="float" office:value="138.897752">
            <text:p>138,897752</text:p>
          </table:table-cell>
          <table:table-cell office:value-type="float" office:value="26.203182">
            <text:p>26,203182</text:p>
          </table:table-cell>
          <table:table-cell office:value-type="float" office:value="29.406339">
            <text:p>29,406339</text:p>
          </table:table-cell>
          <table:table-cell office:value-type="float" office:value="110.744102">
            <text:p>110,744102</text:p>
          </table:table-cell>
          <table:table-cell office:value-type="float" office:value="70.596775">
            <text:p>70,596775</text:p>
          </table:table-cell>
          <table:table-cell table:number-columns-repeated="491"/>
        </table:table-row>
        <table:table-row table:style-name="ro2">
          <table:table-cell office:value-type="float" office:value="71.995645">
            <text:p>71,995645</text:p>
          </table:table-cell>
          <table:table-cell office:value-type="float" office:value="79.017711">
            <text:p>79,017711</text:p>
          </table:table-cell>
          <table:table-cell office:value-type="float" office:value="116.896504">
            <text:p>116,896504</text:p>
          </table:table-cell>
          <table:table-cell office:value-type="float" office:value="88.403932">
            <text:p>88,403932</text:p>
          </table:table-cell>
          <table:table-cell office:value-type="float" office:value="115.044943">
            <text:p>115,044943</text:p>
          </table:table-cell>
          <table:table-cell office:value-type="float" office:value="143.899128">
            <text:p>143,899128</text:p>
          </table:table-cell>
          <table:table-cell office:value-type="float" office:value="26.467488">
            <text:p>26,467488</text:p>
          </table:table-cell>
          <table:table-cell office:value-type="float" office:value="33.02704">
            <text:p>33,02704</text:p>
          </table:table-cell>
          <table:table-cell office:value-type="float" office:value="92.633409">
            <text:p>92,633409</text:p>
          </table:table-cell>
          <table:table-cell office:value-type="float" office:value="83.801275">
            <text:p>83,801275</text:p>
          </table:table-cell>
          <table:table-cell table:number-columns-repeated="491"/>
        </table:table-row>
        <table:table-row table:style-name="ro2">
          <table:table-cell office:value-type="float" office:value="80.786548">
            <text:p>80,786548</text:p>
          </table:table-cell>
          <table:table-cell office:value-type="float" office:value="77.364736">
            <text:p>77,364736</text:p>
          </table:table-cell>
          <table:table-cell office:value-type="float" office:value="126.39277">
            <text:p>126,39277</text:p>
          </table:table-cell>
          <table:table-cell office:value-type="float" office:value="146.215597">
            <text:p>146,215597</text:p>
          </table:table-cell>
          <table:table-cell office:value-type="float" office:value="113.396151">
            <text:p>113,396151</text:p>
          </table:table-cell>
          <table:table-cell office:value-type="float" office:value="109.335203">
            <text:p>109,335203</text:p>
          </table:table-cell>
          <table:table-cell office:value-type="float" office:value="27.534998">
            <text:p>27,534998</text:p>
          </table:table-cell>
          <table:table-cell office:value-type="float" office:value="28.692321">
            <text:p>28,692321</text:p>
          </table:table-cell>
          <table:table-cell office:value-type="float" office:value="87.982726">
            <text:p>87,982726</text:p>
          </table:table-cell>
          <table:table-cell office:value-type="float" office:value="109.504064">
            <text:p>109,504064</text:p>
          </table:table-cell>
          <table:table-cell table:number-columns-repeated="491"/>
        </table:table-row>
        <table:table-row table:style-name="ro2">
          <table:table-cell office:value-type="float" office:value="82.360978">
            <text:p>82,360978</text:p>
          </table:table-cell>
          <table:table-cell office:value-type="float" office:value="71.576523">
            <text:p>71,576523</text:p>
          </table:table-cell>
          <table:table-cell office:value-type="float" office:value="88.799476">
            <text:p>88,799476</text:p>
          </table:table-cell>
          <table:table-cell office:value-type="float" office:value="142.991734">
            <text:p>142,991734</text:p>
          </table:table-cell>
          <table:table-cell office:value-type="float" office:value="158.369317">
            <text:p>158,369317</text:p>
          </table:table-cell>
          <table:table-cell office:value-type="float" office:value="87.811143">
            <text:p>87,811143</text:p>
          </table:table-cell>
          <table:table-cell office:value-type="float" office:value="28.711595">
            <text:p>28,711595</text:p>
          </table:table-cell>
          <table:table-cell office:value-type="float" office:value="34.120508">
            <text:p>34,120508</text:p>
          </table:table-cell>
          <table:table-cell office:value-type="float" office:value="100.697428">
            <text:p>100,697428</text:p>
          </table:table-cell>
          <table:table-cell office:value-type="float" office:value="85.748476">
            <text:p>85,748476</text:p>
          </table:table-cell>
          <table:table-cell table:number-columns-repeated="491"/>
        </table:table-row>
        <table:table-row table:style-name="ro2">
          <table:table-cell office:value-type="float" office:value="86.719522">
            <text:p>86,719522</text:p>
          </table:table-cell>
          <table:table-cell office:value-type="float" office:value="57.445168">
            <text:p>57,445168</text:p>
          </table:table-cell>
          <table:table-cell office:value-type="float" office:value="125.693529">
            <text:p>125,693529</text:p>
          </table:table-cell>
          <table:table-cell office:value-type="float" office:value="120.449068">
            <text:p>120,449068</text:p>
          </table:table-cell>
          <table:table-cell office:value-type="float" office:value="130.589401">
            <text:p>130,589401</text:p>
          </table:table-cell>
          <table:table-cell office:value-type="float" office:value="148.579998">
            <text:p>148,579998</text:p>
          </table:table-cell>
          <table:table-cell office:value-type="float" office:value="27.978685">
            <text:p>27,978685</text:p>
          </table:table-cell>
          <table:table-cell office:value-type="float" office:value="23.957662">
            <text:p>23,957662</text:p>
          </table:table-cell>
          <table:table-cell office:value-type="float" office:value="59.221665">
            <text:p>59,221665</text:p>
          </table:table-cell>
          <table:table-cell office:value-type="float" office:value="116.70186">
            <text:p>116,70186</text:p>
          </table:table-cell>
          <table:table-cell table:number-columns-repeated="491"/>
        </table:table-row>
        <table:table-row table:style-name="ro2">
          <table:table-cell office:value-type="float" office:value="74.612382">
            <text:p>74,612382</text:p>
          </table:table-cell>
          <table:table-cell office:value-type="float" office:value="65.583706">
            <text:p>65,583706</text:p>
          </table:table-cell>
          <table:table-cell office:value-type="float" office:value="106.777694">
            <text:p>106,777694</text:p>
          </table:table-cell>
          <table:table-cell office:value-type="float" office:value="95.111487">
            <text:p>95,111487</text:p>
          </table:table-cell>
          <table:table-cell office:value-type="float" office:value="135.420676">
            <text:p>135,420676</text:p>
          </table:table-cell>
          <table:table-cell office:value-type="float" office:value="90.177979">
            <text:p>90,177979</text:p>
          </table:table-cell>
          <table:table-cell office:value-type="float" office:value="25.932945">
            <text:p>25,932945</text:p>
          </table:table-cell>
          <table:table-cell office:value-type="float" office:value="30.129025">
            <text:p>30,129025</text:p>
          </table:table-cell>
          <table:table-cell office:value-type="float" office:value="85.124061">
            <text:p>85,124061</text:p>
          </table:table-cell>
          <table:table-cell office:value-type="float" office:value="121.622219">
            <text:p>121,622219</text:p>
          </table:table-cell>
          <table:table-cell table:number-columns-repeated="491"/>
        </table:table-row>
        <table:table-row table:style-name="ro2">
          <table:table-cell office:value-type="float" office:value="98.269226">
            <text:p>98,269226</text:p>
          </table:table-cell>
          <table:table-cell office:value-type="float" office:value="92.480933">
            <text:p>92,480933</text:p>
          </table:table-cell>
          <table:table-cell office:value-type="float" office:value="148.353826">
            <text:p>148,353826</text:p>
          </table:table-cell>
          <table:table-cell office:value-type="float" office:value="156.69446">
            <text:p>156,69446</text:p>
          </table:table-cell>
          <table:table-cell office:value-type="float" office:value="103.75126">
            <text:p>103,75126</text:p>
          </table:table-cell>
          <table:table-cell office:value-type="float" office:value="104.825981">
            <text:p>104,825981</text:p>
          </table:table-cell>
          <table:table-cell office:value-type="float" office:value="28.355562">
            <text:p>28,355562</text:p>
          </table:table-cell>
          <table:table-cell office:value-type="float" office:value="36.192055">
            <text:p>36,192055</text:p>
          </table:table-cell>
          <table:table-cell office:value-type="float" office:value="92.515357">
            <text:p>92,515357</text:p>
          </table:table-cell>
          <table:table-cell office:value-type="float" office:value="83.955276">
            <text:p>83,955276</text:p>
          </table:table-cell>
          <table:table-cell table:number-columns-repeated="491"/>
        </table:table-row>
        <table:table-row table:style-name="ro2">
          <table:table-cell office:value-type="float" office:value="73.993007">
            <text:p>73,993007</text:p>
          </table:table-cell>
          <table:table-cell office:value-type="float" office:value="84.268066">
            <text:p>84,268066</text:p>
          </table:table-cell>
          <table:table-cell office:value-type="float" office:value="120.919138">
            <text:p>120,919138</text:p>
          </table:table-cell>
          <table:table-cell office:value-type="float" office:value="116.446191">
            <text:p>116,446191</text:p>
          </table:table-cell>
          <table:table-cell office:value-type="float" office:value="120.665435">
            <text:p>120,665435</text:p>
          </table:table-cell>
          <table:table-cell office:value-type="float" office:value="168.249549">
            <text:p>168,249549</text:p>
          </table:table-cell>
          <table:table-cell office:value-type="float" office:value="36.532598">
            <text:p>36,532598</text:p>
          </table:table-cell>
          <table:table-cell office:value-type="float" office:value="30.790545">
            <text:p>30,790545</text:p>
          </table:table-cell>
          <table:table-cell office:value-type="float" office:value="77.474114">
            <text:p>77,474114</text:p>
          </table:table-cell>
          <table:table-cell office:value-type="float" office:value="82.664388">
            <text:p>82,664388</text:p>
          </table:table-cell>
          <table:table-cell table:number-columns-repeated="491"/>
        </table:table-row>
        <table:table-row table:style-name="ro2">
          <table:table-cell office:value-type="float" office:value="72.196534">
            <text:p>72,196534</text:p>
          </table:table-cell>
          <table:table-cell office:value-type="float" office:value="83.982996">
            <text:p>83,982996</text:p>
          </table:table-cell>
          <table:table-cell office:value-type="float" office:value="111.415813">
            <text:p>111,415813</text:p>
          </table:table-cell>
          <table:table-cell office:value-type="float" office:value="102.146295">
            <text:p>102,146295</text:p>
          </table:table-cell>
          <table:table-cell office:value-type="float" office:value="107.207034">
            <text:p>107,207034</text:p>
          </table:table-cell>
          <table:table-cell office:value-type="float" office:value="107.263443">
            <text:p>107,263443</text:p>
          </table:table-cell>
          <table:table-cell office:value-type="float" office:value="28.126653">
            <text:p>28,126653</text:p>
          </table:table-cell>
          <table:table-cell office:value-type="float" office:value="24.158762">
            <text:p>24,158762</text:p>
          </table:table-cell>
          <table:table-cell office:value-type="float" office:value="81.445043">
            <text:p>81,445043</text:p>
          </table:table-cell>
          <table:table-cell office:value-type="float" office:value="71.102481">
            <text:p>71,102481</text:p>
          </table:table-cell>
          <table:table-cell table:number-columns-repeated="491"/>
        </table:table-row>
        <table:table-row table:style-name="ro2">
          <table:table-cell office:value-type="float" office:value="74.859671">
            <text:p>74,859671</text:p>
          </table:table-cell>
          <table:table-cell office:value-type="float" office:value="57.353716">
            <text:p>57,353716</text:p>
          </table:table-cell>
          <table:table-cell office:value-type="float" office:value="128.975207">
            <text:p>128,975207</text:p>
          </table:table-cell>
          <table:table-cell office:value-type="float" office:value="108.846197">
            <text:p>108,846197</text:p>
          </table:table-cell>
          <table:table-cell office:value-type="float" office:value="96.366474">
            <text:p>96,366474</text:p>
          </table:table-cell>
          <table:table-cell office:value-type="float" office:value="116.358648">
            <text:p>116,358648</text:p>
          </table:table-cell>
          <table:table-cell office:value-type="float" office:value="27.265795">
            <text:p>27,265795</text:p>
          </table:table-cell>
          <table:table-cell office:value-type="float" office:value="33.147504">
            <text:p>33,147504</text:p>
          </table:table-cell>
          <table:table-cell office:value-type="float" office:value="112.60766">
            <text:p>112,60766</text:p>
          </table:table-cell>
          <table:table-cell office:value-type="float" office:value="75.596551">
            <text:p>75,596551</text:p>
          </table:table-cell>
          <table:table-cell table:number-columns-repeated="491"/>
        </table:table-row>
        <table:table-row table:style-name="ro2">
          <table:table-cell office:value-type="float" office:value="78.967807">
            <text:p>78,967807</text:p>
          </table:table-cell>
          <table:table-cell office:value-type="float" office:value="105.194399">
            <text:p>105,194399</text:p>
          </table:table-cell>
          <table:table-cell office:value-type="float" office:value="144.500995">
            <text:p>144,500995</text:p>
          </table:table-cell>
          <table:table-cell office:value-type="float" office:value="124.335628">
            <text:p>124,335628</text:p>
          </table:table-cell>
          <table:table-cell office:value-type="float" office:value="128.251895">
            <text:p>128,251895</text:p>
          </table:table-cell>
          <table:table-cell office:value-type="float" office:value="88.921242">
            <text:p>88,921242</text:p>
          </table:table-cell>
          <table:table-cell office:value-type="float" office:value="31.040798">
            <text:p>31,040798</text:p>
          </table:table-cell>
          <table:table-cell office:value-type="float" office:value="26.013349">
            <text:p>26,013349</text:p>
          </table:table-cell>
          <table:table-cell office:value-type="float" office:value="82.655012">
            <text:p>82,655012</text:p>
          </table:table-cell>
          <table:table-cell office:value-type="float" office:value="56.093504">
            <text:p>56,093504</text:p>
          </table:table-cell>
          <table:table-cell table:number-columns-repeated="491"/>
        </table:table-row>
        <table:table-row table:style-name="ro2">
          <table:table-cell office:value-type="float" office:value="70.124881">
            <text:p>70,124881</text:p>
          </table:table-cell>
          <table:table-cell office:value-type="float" office:value="54.506618">
            <text:p>54,506618</text:p>
          </table:table-cell>
          <table:table-cell office:value-type="float" office:value="145.199578">
            <text:p>145,199578</text:p>
          </table:table-cell>
          <table:table-cell office:value-type="float" office:value="153.61267">
            <text:p>153,61267</text:p>
          </table:table-cell>
          <table:table-cell office:value-type="float" office:value="126.612861">
            <text:p>126,612861</text:p>
          </table:table-cell>
          <table:table-cell office:value-type="float" office:value="129.970546">
            <text:p>129,970546</text:p>
          </table:table-cell>
          <table:table-cell office:value-type="float" office:value="25.795068">
            <text:p>25,795068</text:p>
          </table:table-cell>
          <table:table-cell office:value-type="float" office:value="28.138654">
            <text:p>28,138654</text:p>
          </table:table-cell>
          <table:table-cell office:value-type="float" office:value="75.513283">
            <text:p>75,513283</text:p>
          </table:table-cell>
          <table:table-cell office:value-type="float" office:value="96.075316">
            <text:p>96,075316</text:p>
          </table:table-cell>
          <table:table-cell table:number-columns-repeated="491"/>
        </table:table-row>
        <table:table-row table:style-name="ro2">
          <table:table-cell office:value-type="float" office:value="58.094304">
            <text:p>58,094304</text:p>
          </table:table-cell>
          <table:table-cell office:value-type="float" office:value="69.781687">
            <text:p>69,781687</text:p>
          </table:table-cell>
          <table:table-cell office:value-type="float" office:value="156.808297">
            <text:p>156,808297</text:p>
          </table:table-cell>
          <table:table-cell office:value-type="float" office:value="171.192943">
            <text:p>171,192943</text:p>
          </table:table-cell>
          <table:table-cell office:value-type="float" office:value="112.575155">
            <text:p>112,575155</text:p>
          </table:table-cell>
          <table:table-cell office:value-type="float" office:value="138.897482">
            <text:p>138,897482</text:p>
          </table:table-cell>
          <table:table-cell office:value-type="float" office:value="26.732598">
            <text:p>26,732598</text:p>
          </table:table-cell>
          <table:table-cell office:value-type="float" office:value="34.897747">
            <text:p>34,897747</text:p>
          </table:table-cell>
          <table:table-cell office:value-type="float" office:value="84.662871">
            <text:p>84,662871</text:p>
          </table:table-cell>
          <table:table-cell office:value-type="float" office:value="101.694362">
            <text:p>101,694362</text:p>
          </table:table-cell>
          <table:table-cell table:number-columns-repeated="491"/>
        </table:table-row>
        <table:table-row table:style-name="ro2">
          <table:table-cell office:value-type="float" office:value="66.049204">
            <text:p>66,049204</text:p>
          </table:table-cell>
          <table:table-cell office:value-type="float" office:value="72.000878">
            <text:p>72,000878</text:p>
          </table:table-cell>
          <table:table-cell office:value-type="float" office:value="111.230229">
            <text:p>111,230229</text:p>
          </table:table-cell>
          <table:table-cell office:value-type="float" office:value="128.903148">
            <text:p>128,903148</text:p>
          </table:table-cell>
          <table:table-cell office:value-type="float" office:value="95.854206">
            <text:p>95,854206</text:p>
          </table:table-cell>
          <table:table-cell office:value-type="float" office:value="135.74333">
            <text:p>135,74333</text:p>
          </table:table-cell>
          <table:table-cell office:value-type="float" office:value="31.642518">
            <text:p>31,642518</text:p>
          </table:table-cell>
          <table:table-cell office:value-type="float" office:value="28.030527">
            <text:p>28,030527</text:p>
          </table:table-cell>
          <table:table-cell office:value-type="float" office:value="100.46612">
            <text:p>100,46612</text:p>
          </table:table-cell>
          <table:table-cell office:value-type="float" office:value="113.566962">
            <text:p>113,566962</text:p>
          </table:table-cell>
          <table:table-cell table:number-columns-repeated="491"/>
        </table:table-row>
        <table:table-row table:style-name="ro2">
          <table:table-cell office:value-type="float" office:value="62.955527">
            <text:p>62,955527</text:p>
          </table:table-cell>
          <table:table-cell office:value-type="float" office:value="81.403436">
            <text:p>81,403436</text:p>
          </table:table-cell>
          <table:table-cell office:value-type="float" office:value="118.252491">
            <text:p>118,252491</text:p>
          </table:table-cell>
          <table:table-cell office:value-type="float" office:value="110.752875">
            <text:p>110,752875</text:p>
          </table:table-cell>
          <table:table-cell office:value-type="float" office:value="66.654655">
            <text:p>66,654655</text:p>
          </table:table-cell>
          <table:table-cell office:value-type="float" office:value="102.289156">
            <text:p>102,289156</text:p>
          </table:table-cell>
          <table:table-cell office:value-type="float" office:value="28.347376">
            <text:p>28,347376</text:p>
          </table:table-cell>
          <table:table-cell office:value-type="float" office:value="28.465247">
            <text:p>28,465247</text:p>
          </table:table-cell>
          <table:table-cell office:value-type="float" office:value="94.360567">
            <text:p>94,360567</text:p>
          </table:table-cell>
          <table:table-cell office:value-type="float" office:value="78.286928">
            <text:p>78,286928</text:p>
          </table:table-cell>
          <table:table-cell table:number-columns-repeated="491"/>
        </table:table-row>
        <table:table-row table:style-name="ro2">
          <table:table-cell office:value-type="float" office:value="82.009901">
            <text:p>82,009901</text:p>
          </table:table-cell>
          <table:table-cell office:value-type="float" office:value="79.13732">
            <text:p>79,13732</text:p>
          </table:table-cell>
          <table:table-cell office:value-type="float" office:value="124.599574">
            <text:p>124,599574</text:p>
          </table:table-cell>
          <table:table-cell office:value-type="float" office:value="113.185832">
            <text:p>113,185832</text:p>
          </table:table-cell>
          <table:table-cell office:value-type="float" office:value="135.497517">
            <text:p>135,497517</text:p>
          </table:table-cell>
          <table:table-cell office:value-type="float" office:value="76.413701">
            <text:p>76,413701</text:p>
          </table:table-cell>
          <table:table-cell office:value-type="float" office:value="25.59896">
            <text:p>25,59896</text:p>
          </table:table-cell>
          <table:table-cell office:value-type="float" office:value="27.215675">
            <text:p>27,215675</text:p>
          </table:table-cell>
          <table:table-cell office:value-type="float" office:value="81.110595">
            <text:p>81,110595</text:p>
          </table:table-cell>
          <table:table-cell office:value-type="float" office:value="66.039784">
            <text:p>66,039784</text:p>
          </table:table-cell>
          <table:table-cell table:number-columns-repeated="491"/>
        </table:table-row>
        <table:table-row table:style-name="ro2">
          <table:table-cell office:value-type="float" office:value="84.010171">
            <text:p>84,010171</text:p>
          </table:table-cell>
          <table:table-cell office:value-type="float" office:value="64.346008">
            <text:p>64,346008</text:p>
          </table:table-cell>
          <table:table-cell office:value-type="float" office:value="133.1125">
            <text:p>133,1125</text:p>
          </table:table-cell>
          <table:table-cell office:value-type="float" office:value="138.540095">
            <text:p>138,540095</text:p>
          </table:table-cell>
          <table:table-cell office:value-type="float" office:value="118.640796">
            <text:p>118,640796</text:p>
          </table:table-cell>
          <table:table-cell office:value-type="float" office:value="159.250357">
            <text:p>159,250357</text:p>
          </table:table-cell>
          <table:table-cell office:value-type="float" office:value="29.015383">
            <text:p>29,015383</text:p>
          </table:table-cell>
          <table:table-cell office:value-type="float" office:value="28.269476">
            <text:p>28,269476</text:p>
          </table:table-cell>
          <table:table-cell office:value-type="float" office:value="83.051125">
            <text:p>83,051125</text:p>
          </table:table-cell>
          <table:table-cell office:value-type="float" office:value="109.926193">
            <text:p>109,926193</text:p>
          </table:table-cell>
          <table:table-cell table:number-columns-repeated="491"/>
        </table:table-row>
        <table:table-row table:style-name="ro2">
          <table:table-cell office:value-type="float" office:value="72.412971">
            <text:p>72,412971</text:p>
          </table:table-cell>
          <table:table-cell office:value-type="float" office:value="71.04899">
            <text:p>71,04899</text:p>
          </table:table-cell>
          <table:table-cell office:value-type="float" office:value="103.75126">
            <text:p>103,75126</text:p>
          </table:table-cell>
          <table:table-cell office:value-type="float" office:value="111.965974">
            <text:p>111,965974</text:p>
          </table:table-cell>
          <table:table-cell office:value-type="float" office:value="72.478307">
            <text:p>72,478307</text:p>
          </table:table-cell>
          <table:table-cell office:value-type="float" office:value="82.252386">
            <text:p>82,252386</text:p>
          </table:table-cell>
          <table:table-cell office:value-type="float" office:value="31.39727">
            <text:p>31,39727</text:p>
          </table:table-cell>
          <table:table-cell office:value-type="float" office:value="28.032694">
            <text:p>28,032694</text:p>
          </table:table-cell>
          <table:table-cell office:value-type="float" office:value="77.056344">
            <text:p>77,056344</text:p>
          </table:table-cell>
          <table:table-cell office:value-type="float" office:value="79.170137">
            <text:p>79,170137</text:p>
          </table:table-cell>
          <table:table-cell table:number-columns-repeated="491"/>
        </table:table-row>
        <table:table-row table:style-name="ro2">
          <table:table-cell office:value-type="float" office:value="78.498322">
            <text:p>78,498322</text:p>
          </table:table-cell>
          <table:table-cell office:value-type="float" office:value="94.247946">
            <text:p>94,247946</text:p>
          </table:table-cell>
          <table:table-cell office:value-type="float" office:value="150.728395">
            <text:p>150,728395</text:p>
          </table:table-cell>
          <table:table-cell office:value-type="float" office:value="131.216822">
            <text:p>131,216822</text:p>
          </table:table-cell>
          <table:table-cell office:value-type="float" office:value="106.232198">
            <text:p>106,232198</text:p>
          </table:table-cell>
          <table:table-cell office:value-type="float" office:value="99.605902">
            <text:p>99,605902</text:p>
          </table:table-cell>
          <table:table-cell office:value-type="float" office:value="29.946211">
            <text:p>29,946211</text:p>
          </table:table-cell>
          <table:table-cell office:value-type="float" office:value="30.971106">
            <text:p>30,971106</text:p>
          </table:table-cell>
          <table:table-cell office:value-type="float" office:value="101.887901">
            <text:p>101,887901</text:p>
          </table:table-cell>
          <table:table-cell office:value-type="float" office:value="118.753003">
            <text:p>118,753003</text:p>
          </table:table-cell>
          <table:table-cell table:number-columns-repeated="491"/>
        </table:table-row>
        <table:table-row table:style-name="ro2">
          <table:table-cell office:value-type="float" office:value="81.544947">
            <text:p>81,544947</text:p>
          </table:table-cell>
          <table:table-cell office:value-type="float" office:value="62.587359">
            <text:p>62,587359</text:p>
          </table:table-cell>
          <table:table-cell office:value-type="float" office:value="138.945621">
            <text:p>138,945621</text:p>
          </table:table-cell>
          <table:table-cell office:value-type="float" office:value="130.116467">
            <text:p>130,116467</text:p>
          </table:table-cell>
          <table:table-cell office:value-type="float" office:value="117.364868">
            <text:p>117,364868</text:p>
          </table:table-cell>
          <table:table-cell office:value-type="float" office:value="63.917914">
            <text:p>63,917914</text:p>
          </table:table-cell>
          <table:table-cell office:value-type="float" office:value="30.317202">
            <text:p>30,317202</text:p>
          </table:table-cell>
          <table:table-cell office:value-type="float" office:value="29.384029">
            <text:p>29,384029</text:p>
          </table:table-cell>
          <table:table-cell office:value-type="float" office:value="96.997012">
            <text:p>96,997012</text:p>
          </table:table-cell>
          <table:table-cell office:value-type="float" office:value="101.133995">
            <text:p>101,133995</text:p>
          </table:table-cell>
          <table:table-cell table:number-columns-repeated="491"/>
        </table:table-row>
        <table:table-row table:style-name="ro2">
          <table:table-cell office:value-type="float" office:value="72.385906">
            <text:p>72,385906</text:p>
          </table:table-cell>
          <table:table-cell office:value-type="float" office:value="80.101009">
            <text:p>80,101009</text:p>
          </table:table-cell>
          <table:table-cell office:value-type="float" office:value="142.422111">
            <text:p>142,422111</text:p>
          </table:table-cell>
          <table:table-cell office:value-type="float" office:value="98.247335">
            <text:p>98,247335</text:p>
          </table:table-cell>
          <table:table-cell office:value-type="float" office:value="125.670171">
            <text:p>125,670171</text:p>
          </table:table-cell>
          <table:table-cell office:value-type="float" office:value="118.110309">
            <text:p>118,110309</text:p>
          </table:table-cell>
          <table:table-cell office:value-type="float" office:value="27.301607">
            <text:p>27,301607</text:p>
          </table:table-cell>
          <table:table-cell office:value-type="float" office:value="36.895863">
            <text:p>36,895863</text:p>
          </table:table-cell>
          <table:table-cell office:value-type="float" office:value="107.663204">
            <text:p>107,663204</text:p>
          </table:table-cell>
          <table:table-cell office:value-type="float" office:value="79.520445">
            <text:p>79,520445</text:p>
          </table:table-cell>
          <table:table-cell table:number-columns-repeated="491"/>
        </table:table-row>
        <table:table-row table:style-name="ro2">
          <table:table-cell office:value-type="float" office:value="78.677859">
            <text:p>78,677859</text:p>
          </table:table-cell>
          <table:table-cell office:value-type="float" office:value="89.368596">
            <text:p>89,368596</text:p>
          </table:table-cell>
          <table:table-cell office:value-type="float" office:value="115.64169">
            <text:p>115,64169</text:p>
          </table:table-cell>
          <table:table-cell office:value-type="float" office:value="96.160306">
            <text:p>96,160306</text:p>
          </table:table-cell>
          <table:table-cell office:value-type="float" office:value="141.572991">
            <text:p>141,572991</text:p>
          </table:table-cell>
          <table:table-cell office:value-type="float" office:value="63.830623">
            <text:p>63,830623</text:p>
          </table:table-cell>
          <table:table-cell office:value-type="float" office:value="35.27991">
            <text:p>35,27991</text:p>
          </table:table-cell>
          <table:table-cell office:value-type="float" office:value="33.921582">
            <text:p>33,921582</text:p>
          </table:table-cell>
          <table:table-cell office:value-type="float" office:value="97.889345">
            <text:p>97,889345</text:p>
          </table:table-cell>
          <table:table-cell office:value-type="float" office:value="56.204954">
            <text:p>56,204954</text:p>
          </table:table-cell>
          <table:table-cell table:number-columns-repeated="491"/>
        </table:table-row>
        <table:table-row table:style-name="ro2">
          <table:table-cell office:value-type="float" office:value="73.971776">
            <text:p>73,971776</text:p>
          </table:table-cell>
          <table:table-cell office:value-type="float" office:value="99.258733">
            <text:p>99,258733</text:p>
          </table:table-cell>
          <table:table-cell office:value-type="float" office:value="93.99467">
            <text:p>93,99467</text:p>
          </table:table-cell>
          <table:table-cell office:value-type="float" office:value="140.495444">
            <text:p>140,495444</text:p>
          </table:table-cell>
          <table:table-cell office:value-type="float" office:value="135.623134">
            <text:p>135,623134</text:p>
          </table:table-cell>
          <table:table-cell office:value-type="float" office:value="90.394597">
            <text:p>90,394597</text:p>
          </table:table-cell>
          <table:table-cell office:value-type="float" office:value="26.954502">
            <text:p>26,954502</text:p>
          </table:table-cell>
          <table:table-cell office:value-type="float" office:value="26.950075">
            <text:p>26,950075</text:p>
          </table:table-cell>
          <table:table-cell office:value-type="float" office:value="96.419619">
            <text:p>96,419619</text:p>
          </table:table-cell>
          <table:table-cell office:value-type="float" office:value="66.214858">
            <text:p>66,214858</text:p>
          </table:table-cell>
          <table:table-cell table:number-columns-repeated="491"/>
        </table:table-row>
        <table:table-row table:style-name="ro2">
          <table:table-cell office:value-type="float" office:value="80.457147">
            <text:p>80,457147</text:p>
          </table:table-cell>
          <table:table-cell office:value-type="float" office:value="60.343516">
            <text:p>60,343516</text:p>
          </table:table-cell>
          <table:table-cell office:value-type="float" office:value="154.471892">
            <text:p>154,471892</text:p>
          </table:table-cell>
          <table:table-cell office:value-type="float" office:value="135.865266">
            <text:p>135,865266</text:p>
          </table:table-cell>
          <table:table-cell office:value-type="float" office:value="80.219535">
            <text:p>80,219535</text:p>
          </table:table-cell>
          <table:table-cell office:value-type="float" office:value="104.379855">
            <text:p>104,379855</text:p>
          </table:table-cell>
          <table:table-cell office:value-type="float" office:value="33.57544">
            <text:p>33,57544</text:p>
          </table:table-cell>
          <table:table-cell office:value-type="float" office:value="34.842311">
            <text:p>34,842311</text:p>
          </table:table-cell>
          <table:table-cell office:value-type="float" office:value="103.0468">
            <text:p>103,0468</text:p>
          </table:table-cell>
          <table:table-cell office:value-type="float" office:value="80.12429">
            <text:p>80,12429</text:p>
          </table:table-cell>
          <table:table-cell table:number-columns-repeated="491"/>
        </table:table-row>
        <table:table-row table:style-name="ro2">
          <table:table-cell office:value-type="float" office:value="56.784178">
            <text:p>56,784178</text:p>
          </table:table-cell>
          <table:table-cell office:value-type="float" office:value="81.831379">
            <text:p>81,831379</text:p>
          </table:table-cell>
          <table:table-cell office:value-type="float" office:value="128.607417">
            <text:p>128,607417</text:p>
          </table:table-cell>
          <table:table-cell office:value-type="float" office:value="96.329012">
            <text:p>96,329012</text:p>
          </table:table-cell>
          <table:table-cell office:value-type="float" office:value="122.050103">
            <text:p>122,050103</text:p>
          </table:table-cell>
          <table:table-cell office:value-type="float" office:value="98.57067">
            <text:p>98,57067</text:p>
          </table:table-cell>
          <table:table-cell office:value-type="float" office:value="31.191816">
            <text:p>31,191816</text:p>
          </table:table-cell>
          <table:table-cell office:value-type="float" office:value="29.483394">
            <text:p>29,483394</text:p>
          </table:table-cell>
          <table:table-cell office:value-type="float" office:value="103.227254">
            <text:p>103,227254</text:p>
          </table:table-cell>
          <table:table-cell office:value-type="float" office:value="93.780222">
            <text:p>93,780222</text:p>
          </table:table-cell>
          <table:table-cell table:number-columns-repeated="491"/>
        </table:table-row>
        <table:table-row table:style-name="ro2">
          <table:table-cell office:value-type="float" office:value="66.584978">
            <text:p>66,584978</text:p>
          </table:table-cell>
          <table:table-cell office:value-type="float" office:value="72.689816">
            <text:p>72,689816</text:p>
          </table:table-cell>
          <table:table-cell office:value-type="float" office:value="129.891297">
            <text:p>129,891297</text:p>
          </table:table-cell>
          <table:table-cell office:value-type="float" office:value="90.22548">
            <text:p>90,22548</text:p>
          </table:table-cell>
          <table:table-cell office:value-type="float" office:value="85.360331">
            <text:p>85,360331</text:p>
          </table:table-cell>
          <table:table-cell office:value-type="float" office:value="120.551889">
            <text:p>120,551889</text:p>
          </table:table-cell>
          <table:table-cell office:value-type="float" office:value="28.685576">
            <text:p>28,685576</text:p>
          </table:table-cell>
          <table:table-cell office:value-type="float" office:value="25.981458">
            <text:p>25,981458</text:p>
          </table:table-cell>
          <table:table-cell office:value-type="float" office:value="91.990994">
            <text:p>91,990994</text:p>
          </table:table-cell>
          <table:table-cell office:value-type="float" office:value="79.677286">
            <text:p>79,677286</text:p>
          </table:table-cell>
          <table:table-cell table:number-columns-repeated="491"/>
        </table:table-row>
        <table:table-row table:style-name="ro2">
          <table:table-cell office:value-type="float" office:value="69.221178">
            <text:p>69,221178</text:p>
          </table:table-cell>
          <table:table-cell office:value-type="float" office:value="83.012212">
            <text:p>83,012212</text:p>
          </table:table-cell>
          <table:table-cell office:value-type="float" office:value="99.128519">
            <text:p>99,128519</text:p>
          </table:table-cell>
          <table:table-cell office:value-type="float" office:value="111.12193">
            <text:p>111,12193</text:p>
          </table:table-cell>
          <table:table-cell office:value-type="float" office:value="113.102943">
            <text:p>113,102943</text:p>
          </table:table-cell>
          <table:table-cell office:value-type="float" office:value="96.379787">
            <text:p>96,379787</text:p>
          </table:table-cell>
          <table:table-cell office:value-type="float" office:value="27.637268">
            <text:p>27,637268</text:p>
          </table:table-cell>
          <table:table-cell office:value-type="float" office:value="29.311552">
            <text:p>29,311552</text:p>
          </table:table-cell>
          <table:table-cell office:value-type="float" office:value="90.825144">
            <text:p>90,825144</text:p>
          </table:table-cell>
          <table:table-cell office:value-type="float" office:value="59.190759">
            <text:p>59,190759</text:p>
          </table:table-cell>
          <table:table-cell table:number-columns-repeated="491"/>
        </table:table-row>
        <table:table-row table:style-name="ro2">
          <table:table-cell office:value-type="float" office:value="73.659807">
            <text:p>73,659807</text:p>
          </table:table-cell>
          <table:table-cell office:value-type="float" office:value="89.531809">
            <text:p>89,531809</text:p>
          </table:table-cell>
          <table:table-cell office:value-type="float" office:value="120.135113">
            <text:p>120,135113</text:p>
          </table:table-cell>
          <table:table-cell office:value-type="float" office:value="98.670847">
            <text:p>98,670847</text:p>
          </table:table-cell>
          <table:table-cell office:value-type="float" office:value="96.49898">
            <text:p>96,49898</text:p>
          </table:table-cell>
          <table:table-cell office:value-type="float" office:value="100.95009">
            <text:p>100,95009</text:p>
          </table:table-cell>
          <table:table-cell office:value-type="float" office:value="32.045133">
            <text:p>32,045133</text:p>
          </table:table-cell>
          <table:table-cell office:value-type="float" office:value="27.50123">
            <text:p>27,50123</text:p>
          </table:table-cell>
          <table:table-cell office:value-type="float" office:value="93.862431">
            <text:p>93,862431</text:p>
          </table:table-cell>
          <table:table-cell office:value-type="float" office:value="70.085752">
            <text:p>70,085752</text:p>
          </table:table-cell>
          <table:table-cell table:number-columns-repeated="491"/>
        </table:table-row>
        <table:table-row table:style-name="ro2">
          <table:table-cell office:value-type="float" office:value="75.178001">
            <text:p>75,178001</text:p>
          </table:table-cell>
          <table:table-cell office:value-type="float" office:value="70.53528">
            <text:p>70,53528</text:p>
          </table:table-cell>
          <table:table-cell office:value-type="float" office:value="159.103988">
            <text:p>159,103988</text:p>
          </table:table-cell>
          <table:table-cell office:value-type="float" office:value="123.355272">
            <text:p>123,355272</text:p>
          </table:table-cell>
          <table:table-cell office:value-type="float" office:value="117.361872">
            <text:p>117,361872</text:p>
          </table:table-cell>
          <table:table-cell office:value-type="float" office:value="125.302612">
            <text:p>125,302612</text:p>
          </table:table-cell>
          <table:table-cell office:value-type="float" office:value="30.652622">
            <text:p>30,652622</text:p>
          </table:table-cell>
          <table:table-cell office:value-type="float" office:value="26.5554">
            <text:p>26,5554</text:p>
          </table:table-cell>
          <table:table-cell office:value-type="float" office:value="98.427855">
            <text:p>98,427855</text:p>
          </table:table-cell>
          <table:table-cell office:value-type="float" office:value="65.697326">
            <text:p>65,697326</text:p>
          </table:table-cell>
          <table:table-cell table:number-columns-repeated="491"/>
        </table:table-row>
        <table:table-row table:style-name="ro2">
          <table:table-cell office:value-type="float" office:value="63.683639">
            <text:p>63,683639</text:p>
          </table:table-cell>
          <table:table-cell office:value-type="float" office:value="102.995774">
            <text:p>102,995774</text:p>
          </table:table-cell>
          <table:table-cell office:value-type="float" office:value="98.86509">
            <text:p>98,86509</text:p>
          </table:table-cell>
          <table:table-cell office:value-type="float" office:value="118.506514">
            <text:p>118,506514</text:p>
          </table:table-cell>
          <table:table-cell office:value-type="float" office:value="109.306828">
            <text:p>109,306828</text:p>
          </table:table-cell>
          <table:table-cell office:value-type="float" office:value="73.681644">
            <text:p>73,681644</text:p>
          </table:table-cell>
          <table:table-cell office:value-type="float" office:value="30.780501">
            <text:p>30,780501</text:p>
          </table:table-cell>
          <table:table-cell office:value-type="float" office:value="29.428396">
            <text:p>29,428396</text:p>
          </table:table-cell>
          <table:table-cell office:value-type="float" office:value="78.26835">
            <text:p>78,26835</text:p>
          </table:table-cell>
          <table:table-cell office:value-type="float" office:value="65.824496">
            <text:p>65,824496</text:p>
          </table:table-cell>
          <table:table-cell table:number-columns-repeated="491"/>
        </table:table-row>
        <table:table-row table:style-name="ro2">
          <table:table-cell office:value-type="float" office:value="86.83942">
            <text:p>86,83942</text:p>
          </table:table-cell>
          <table:table-cell office:value-type="float" office:value="62.032589">
            <text:p>62,032589</text:p>
          </table:table-cell>
          <table:table-cell office:value-type="float" office:value="92.184885">
            <text:p>92,184885</text:p>
          </table:table-cell>
          <table:table-cell office:value-type="float" office:value="120.132699">
            <text:p>120,132699</text:p>
          </table:table-cell>
          <table:table-cell office:value-type="float" office:value="107.204011">
            <text:p>107,204011</text:p>
          </table:table-cell>
          <table:table-cell office:value-type="float" office:value="74.489734">
            <text:p>74,489734</text:p>
          </table:table-cell>
          <table:table-cell office:value-type="float" office:value="29.266031">
            <text:p>29,266031</text:p>
          </table:table-cell>
          <table:table-cell office:value-type="float" office:value="34.762906">
            <text:p>34,762906</text:p>
          </table:table-cell>
          <table:table-cell office:value-type="float" office:value="77.231591">
            <text:p>77,231591</text:p>
          </table:table-cell>
          <table:table-cell office:value-type="float" office:value="92.131552">
            <text:p>92,131552</text:p>
          </table:table-cell>
          <table:table-cell table:number-columns-repeated="491"/>
        </table:table-row>
        <table:table-row table:style-name="ro2">
          <table:table-cell office:value-type="float" office:value="61.341712">
            <text:p>61,341712</text:p>
          </table:table-cell>
          <table:table-cell office:value-type="float" office:value="61.544409">
            <text:p>61,544409</text:p>
          </table:table-cell>
          <table:table-cell office:value-type="float" office:value="102.451222">
            <text:p>102,451222</text:p>
          </table:table-cell>
          <table:table-cell office:value-type="float" office:value="126.199522">
            <text:p>126,199522</text:p>
          </table:table-cell>
          <table:table-cell office:value-type="float" office:value="87.917267">
            <text:p>87,917267</text:p>
          </table:table-cell>
          <table:table-cell office:value-type="float" office:value="121.513129">
            <text:p>121,513129</text:p>
          </table:table-cell>
          <table:table-cell office:value-type="float" office:value="29.698522">
            <text:p>29,698522</text:p>
          </table:table-cell>
          <table:table-cell office:value-type="float" office:value="38.083223">
            <text:p>38,083223</text:p>
          </table:table-cell>
          <table:table-cell office:value-type="float" office:value="84.931178">
            <text:p>84,931178</text:p>
          </table:table-cell>
          <table:table-cell office:value-type="float" office:value="69.152516">
            <text:p>69,152516</text:p>
          </table:table-cell>
          <table:table-cell table:number-columns-repeated="491"/>
        </table:table-row>
        <table:table-row table:style-name="ro2">
          <table:table-cell office:value-type="float" office:value="60.345208">
            <text:p>60,345208</text:p>
          </table:table-cell>
          <table:table-cell office:value-type="float" office:value="64.141544">
            <text:p>64,141544</text:p>
          </table:table-cell>
          <table:table-cell office:value-type="float" office:value="117.908161">
            <text:p>117,908161</text:p>
          </table:table-cell>
          <table:table-cell office:value-type="float" office:value="136.827137">
            <text:p>136,827137</text:p>
          </table:table-cell>
          <table:table-cell office:value-type="float" office:value="103.732857">
            <text:p>103,732857</text:p>
          </table:table-cell>
          <table:table-cell office:value-type="float" office:value="126.780898">
            <text:p>126,780898</text:p>
          </table:table-cell>
          <table:table-cell office:value-type="float" office:value="32.497018">
            <text:p>32,497018</text:p>
          </table:table-cell>
          <table:table-cell office:value-type="float" office:value="26.907117">
            <text:p>26,907117</text:p>
          </table:table-cell>
          <table:table-cell office:value-type="float" office:value="97.242389">
            <text:p>97,242389</text:p>
          </table:table-cell>
          <table:table-cell office:value-type="float" office:value="89.095624">
            <text:p>89,095624</text:p>
          </table:table-cell>
          <table:table-cell table:number-columns-repeated="491"/>
        </table:table-row>
        <table:table-row table:style-name="ro2">
          <table:table-cell office:value-type="float" office:value="83.794935">
            <text:p>83,794935</text:p>
          </table:table-cell>
          <table:table-cell office:value-type="float" office:value="73.133563">
            <text:p>73,133563</text:p>
          </table:table-cell>
          <table:table-cell office:value-type="float" office:value="126.96114">
            <text:p>126,96114</text:p>
          </table:table-cell>
          <table:table-cell office:value-type="float" office:value="119.198886">
            <text:p>119,198886</text:p>
          </table:table-cell>
          <table:table-cell office:value-type="float" office:value="111.131905">
            <text:p>111,131905</text:p>
          </table:table-cell>
          <table:table-cell office:value-type="float" office:value="128.725397">
            <text:p>128,725397</text:p>
          </table:table-cell>
          <table:table-cell office:value-type="float" office:value="32.844371">
            <text:p>32,844371</text:p>
          </table:table-cell>
          <table:table-cell office:value-type="float" office:value="26.172805">
            <text:p>26,172805</text:p>
          </table:table-cell>
          <table:table-cell office:value-type="float" office:value="100.976843">
            <text:p>100,976843</text:p>
          </table:table-cell>
          <table:table-cell office:value-type="float" office:value="98.517231">
            <text:p>98,517231</text:p>
          </table:table-cell>
          <table:table-cell table:number-columns-repeated="491"/>
        </table:table-row>
        <table:table-row table:style-name="ro2">
          <table:table-cell office:value-type="float" office:value="73.701128">
            <text:p>73,701128</text:p>
          </table:table-cell>
          <table:table-cell office:value-type="float" office:value="75.791039">
            <text:p>75,791039</text:p>
          </table:table-cell>
          <table:table-cell office:value-type="float" office:value="84.130295">
            <text:p>84,130295</text:p>
          </table:table-cell>
          <table:table-cell office:value-type="float" office:value="124.797096">
            <text:p>124,797096</text:p>
          </table:table-cell>
          <table:table-cell office:value-type="float" office:value="75.336474">
            <text:p>75,336474</text:p>
          </table:table-cell>
          <table:table-cell office:value-type="float" office:value="114.083473">
            <text:p>114,083473</text:p>
          </table:table-cell>
          <table:table-cell office:value-type="float" office:value="33.520119">
            <text:p>33,520119</text:p>
          </table:table-cell>
          <table:table-cell office:value-type="float" office:value="29.722954">
            <text:p>29,722954</text:p>
          </table:table-cell>
          <table:table-cell office:value-type="float" office:value="85.045675">
            <text:p>85,045675</text:p>
          </table:table-cell>
          <table:table-cell office:value-type="float" office:value="129.154924">
            <text:p>129,154924</text:p>
          </table:table-cell>
          <table:table-cell table:number-columns-repeated="491"/>
        </table:table-row>
        <table:table-row table:style-name="ro2">
          <table:table-cell office:value-type="float" office:value="61.632956">
            <text:p>61,632956</text:p>
          </table:table-cell>
          <table:table-cell office:value-type="float" office:value="71.961809">
            <text:p>71,961809</text:p>
          </table:table-cell>
          <table:table-cell office:value-type="float" office:value="125.554051">
            <text:p>125,554051</text:p>
          </table:table-cell>
          <table:table-cell office:value-type="float" office:value="125.655475">
            <text:p>125,655475</text:p>
          </table:table-cell>
          <table:table-cell office:value-type="float" office:value="118.843636">
            <text:p>118,843636</text:p>
          </table:table-cell>
          <table:table-cell office:value-type="float" office:value="88.301798">
            <text:p>88,301798</text:p>
          </table:table-cell>
          <table:table-cell office:value-type="float" office:value="33.935786">
            <text:p>33,935786</text:p>
          </table:table-cell>
          <table:table-cell office:value-type="float" office:value="31.008096">
            <text:p>31,008096</text:p>
          </table:table-cell>
          <table:table-cell office:value-type="float" office:value="86.693681">
            <text:p>86,693681</text:p>
          </table:table-cell>
          <table:table-cell office:value-type="float" office:value="61.230429">
            <text:p>61,230429</text:p>
          </table:table-cell>
          <table:table-cell table:number-columns-repeated="491"/>
        </table:table-row>
        <table:table-row table:style-name="ro2">
          <table:table-cell office:value-type="float" office:value="70.77196">
            <text:p>70,77196</text:p>
          </table:table-cell>
          <table:table-cell office:value-type="float" office:value="83.236423">
            <text:p>83,236423</text:p>
          </table:table-cell>
          <table:table-cell office:value-type="float" office:value="136.838297">
            <text:p>136,838297</text:p>
          </table:table-cell>
          <table:table-cell office:value-type="float" office:value="126.0879">
            <text:p>126,0879</text:p>
          </table:table-cell>
          <table:table-cell office:value-type="float" office:value="77.385285">
            <text:p>77,385285</text:p>
          </table:table-cell>
          <table:table-cell office:value-type="float" office:value="120.245911">
            <text:p>120,245911</text:p>
          </table:table-cell>
          <table:table-cell office:value-type="float" office:value="36.65187">
            <text:p>36,65187</text:p>
          </table:table-cell>
          <table:table-cell office:value-type="float" office:value="24.231312">
            <text:p>24,231312</text:p>
          </table:table-cell>
          <table:table-cell office:value-type="float" office:value="83.637586">
            <text:p>83,637586</text:p>
          </table:table-cell>
          <table:table-cell office:value-type="float" office:value="97.681761">
            <text:p>97,681761</text:p>
          </table:table-cell>
          <table:table-cell table:number-columns-repeated="491"/>
        </table:table-row>
        <table:table-row table:style-name="ro2">
          <table:table-cell office:value-type="float" office:value="83.024608">
            <text:p>83,024608</text:p>
          </table:table-cell>
          <table:table-cell office:value-type="float" office:value="80.840374">
            <text:p>80,840374</text:p>
          </table:table-cell>
          <table:table-cell office:value-type="float" office:value="105.57152">
            <text:p>105,57152</text:p>
          </table:table-cell>
          <table:table-cell office:value-type="float" office:value="88.793167">
            <text:p>88,793167</text:p>
          </table:table-cell>
          <table:table-cell office:value-type="float" office:value="103.28771">
            <text:p>103,28771</text:p>
          </table:table-cell>
          <table:table-cell office:value-type="float" office:value="114.962831">
            <text:p>114,962831</text:p>
          </table:table-cell>
          <table:table-cell office:value-type="float" office:value="26.51307">
            <text:p>26,51307</text:p>
          </table:table-cell>
          <table:table-cell office:value-type="float" office:value="31.012913">
            <text:p>31,012913</text:p>
          </table:table-cell>
          <table:table-cell office:value-type="float" office:value="67.958542">
            <text:p>67,958542</text:p>
          </table:table-cell>
          <table:table-cell office:value-type="float" office:value="84.252271">
            <text:p>84,252271</text:p>
          </table:table-cell>
          <table:table-cell table:number-columns-repeated="491"/>
        </table:table-row>
        <table:table-row table:style-name="ro2">
          <table:table-cell office:value-type="float" office:value="64.362388">
            <text:p>64,362388</text:p>
          </table:table-cell>
          <table:table-cell office:value-type="float" office:value="59.578308">
            <text:p>59,578308</text:p>
          </table:table-cell>
          <table:table-cell office:value-type="float" office:value="132.179397">
            <text:p>132,179397</text:p>
          </table:table-cell>
          <table:table-cell office:value-type="float" office:value="119.539994">
            <text:p>119,539994</text:p>
          </table:table-cell>
          <table:table-cell office:value-type="float" office:value="113.146499">
            <text:p>113,146499</text:p>
          </table:table-cell>
          <table:table-cell office:value-type="float" office:value="124.296416">
            <text:p>124,296416</text:p>
          </table:table-cell>
          <table:table-cell office:value-type="float" office:value="27.539364">
            <text:p>27,539364</text:p>
          </table:table-cell>
          <table:table-cell office:value-type="float" office:value="28.066712">
            <text:p>28,066712</text:p>
          </table:table-cell>
          <table:table-cell office:value-type="float" office:value="104.196452">
            <text:p>104,196452</text:p>
          </table:table-cell>
          <table:table-cell office:value-type="float" office:value="101.623392">
            <text:p>101,623392</text:p>
          </table:table-cell>
          <table:table-cell table:number-columns-repeated="491"/>
        </table:table-row>
        <table:table-row table:style-name="ro2">
          <table:table-cell office:value-type="float" office:value="72.914415">
            <text:p>72,914415</text:p>
          </table:table-cell>
          <table:table-cell office:value-type="float" office:value="76.895251">
            <text:p>76,895251</text:p>
          </table:table-cell>
          <table:table-cell office:value-type="float" office:value="128.142358">
            <text:p>128,142358</text:p>
          </table:table-cell>
          <table:table-cell office:value-type="float" office:value="84.579748">
            <text:p>84,579748</text:p>
          </table:table-cell>
          <table:table-cell office:value-type="float" office:value="125.409828">
            <text:p>125,409828</text:p>
          </table:table-cell>
          <table:table-cell office:value-type="float" office:value="80.171669">
            <text:p>80,171669</text:p>
          </table:table-cell>
          <table:table-cell office:value-type="float" office:value="33.693166">
            <text:p>33,693166</text:p>
          </table:table-cell>
          <table:table-cell office:value-type="float" office:value="30.536187">
            <text:p>30,536187</text:p>
          </table:table-cell>
          <table:table-cell office:value-type="float" office:value="79.524356">
            <text:p>79,524356</text:p>
          </table:table-cell>
          <table:table-cell office:value-type="float" office:value="91.001979">
            <text:p>91,001979</text:p>
          </table:table-cell>
          <table:table-cell table:number-columns-repeated="491"/>
        </table:table-row>
        <table:table-row table:style-name="ro2">
          <table:table-cell office:value-type="float" office:value="68.882068">
            <text:p>68,882068</text:p>
          </table:table-cell>
          <table:table-cell office:value-type="float" office:value="76.932423">
            <text:p>76,932423</text:p>
          </table:table-cell>
          <table:table-cell office:value-type="float" office:value="131.144309">
            <text:p>131,144309</text:p>
          </table:table-cell>
          <table:table-cell office:value-type="float" office:value="133.10231">
            <text:p>133,10231</text:p>
          </table:table-cell>
          <table:table-cell office:value-type="float" office:value="122.365881">
            <text:p>122,365881</text:p>
          </table:table-cell>
          <table:table-cell office:value-type="float" office:value="109.217044">
            <text:p>109,217044</text:p>
          </table:table-cell>
          <table:table-cell office:value-type="float" office:value="28.735261">
            <text:p>28,735261</text:p>
          </table:table-cell>
          <table:table-cell office:value-type="float" office:value="36.249436">
            <text:p>36,249436</text:p>
          </table:table-cell>
          <table:table-cell office:value-type="float" office:value="60.164551">
            <text:p>60,164551</text:p>
          </table:table-cell>
          <table:table-cell office:value-type="float" office:value="119.881354">
            <text:p>119,881354</text:p>
          </table:table-cell>
          <table:table-cell table:number-columns-repeated="491"/>
        </table:table-row>
        <table:table-row table:style-name="ro2">
          <table:table-cell office:value-type="float" office:value="71.326551">
            <text:p>71,326551</text:p>
          </table:table-cell>
          <table:table-cell office:value-type="float" office:value="57.185768">
            <text:p>57,185768</text:p>
          </table:table-cell>
          <table:table-cell office:value-type="float" office:value="143.328601">
            <text:p>143,328601</text:p>
          </table:table-cell>
          <table:table-cell office:value-type="float" office:value="139.053672">
            <text:p>139,053672</text:p>
          </table:table-cell>
          <table:table-cell office:value-type="float" office:value="116.860834">
            <text:p>116,860834</text:p>
          </table:table-cell>
          <table:table-cell office:value-type="float" office:value="80.494687">
            <text:p>80,494687</text:p>
          </table:table-cell>
          <table:table-cell office:value-type="float" office:value="31.033381">
            <text:p>31,033381</text:p>
          </table:table-cell>
          <table:table-cell office:value-type="float" office:value="24.293924">
            <text:p>24,293924</text:p>
          </table:table-cell>
          <table:table-cell office:value-type="float" office:value="76.307629">
            <text:p>76,307629</text:p>
          </table:table-cell>
          <table:table-cell office:value-type="float" office:value="84.297999">
            <text:p>84,297999</text:p>
          </table:table-cell>
          <table:table-cell table:number-columns-repeated="491"/>
        </table:table-row>
        <table:table-row table:style-name="ro2">
          <table:table-cell office:value-type="float" office:value="65.165637">
            <text:p>65,165637</text:p>
          </table:table-cell>
          <table:table-cell office:value-type="float" office:value="64.414323">
            <text:p>64,414323</text:p>
          </table:table-cell>
          <table:table-cell office:value-type="float" office:value="121.381826">
            <text:p>121,381826</text:p>
          </table:table-cell>
          <table:table-cell office:value-type="float" office:value="87.233002">
            <text:p>87,233002</text:p>
          </table:table-cell>
          <table:table-cell office:value-type="float" office:value="107.553363">
            <text:p>107,553363</text:p>
          </table:table-cell>
          <table:table-cell office:value-type="float" office:value="85.996037">
            <text:p>85,996037</text:p>
          </table:table-cell>
          <table:table-cell office:value-type="float" office:value="32.867313">
            <text:p>32,867313</text:p>
          </table:table-cell>
          <table:table-cell office:value-type="float" office:value="32.829253">
            <text:p>32,829253</text:p>
          </table:table-cell>
          <table:table-cell office:value-type="float" office:value="65.197918">
            <text:p>65,197918</text:p>
          </table:table-cell>
          <table:table-cell office:value-type="float" office:value="148.589626">
            <text:p>148,589626</text:p>
          </table:table-cell>
          <table:table-cell table:number-columns-repeated="491"/>
        </table:table-row>
        <table:table-row table:style-name="ro2">
          <table:table-cell office:value-type="float" office:value="69.229484">
            <text:p>69,229484</text:p>
          </table:table-cell>
          <table:table-cell office:value-type="float" office:value="66.723027">
            <text:p>66,723027</text:p>
          </table:table-cell>
          <table:table-cell office:value-type="float" office:value="137.959043">
            <text:p>137,959043</text:p>
          </table:table-cell>
          <table:table-cell office:value-type="float" office:value="104.35496">
            <text:p>104,35496</text:p>
          </table:table-cell>
          <table:table-cell office:value-type="float" office:value="117.445148">
            <text:p>117,445148</text:p>
          </table:table-cell>
          <table:table-cell office:value-type="float" office:value="100.30626">
            <text:p>100,30626</text:p>
          </table:table-cell>
          <table:table-cell office:value-type="float" office:value="28.943747">
            <text:p>28,943747</text:p>
          </table:table-cell>
          <table:table-cell office:value-type="float" office:value="30.397852">
            <text:p>30,397852</text:p>
          </table:table-cell>
          <table:table-cell office:value-type="float" office:value="84.311456">
            <text:p>84,311456</text:p>
          </table:table-cell>
          <table:table-cell office:value-type="float" office:value="95.992948">
            <text:p>95,992948</text:p>
          </table:table-cell>
          <table:table-cell table:number-columns-repeated="491"/>
        </table:table-row>
        <table:table-row table:style-name="ro2">
          <table:table-cell office:value-type="float" office:value="71.342454">
            <text:p>71,342454</text:p>
          </table:table-cell>
          <table:table-cell office:value-type="float" office:value="69.715702">
            <text:p>69,715702</text:p>
          </table:table-cell>
          <table:table-cell office:value-type="float" office:value="140.691574">
            <text:p>140,691574</text:p>
          </table:table-cell>
          <table:table-cell office:value-type="float" office:value="156.628475">
            <text:p>156,628475</text:p>
          </table:table-cell>
          <table:table-cell office:value-type="float" office:value="89.835838">
            <text:p>89,835838</text:p>
          </table:table-cell>
          <table:table-cell office:value-type="float" office:value="91.875576">
            <text:p>91,875576</text:p>
          </table:table-cell>
          <table:table-cell office:value-type="float" office:value="35.645017">
            <text:p>35,645017</text:p>
          </table:table-cell>
          <table:table-cell office:value-type="float" office:value="31.762218">
            <text:p>31,762218</text:p>
          </table:table-cell>
          <table:table-cell office:value-type="float" office:value="92.296875">
            <text:p>92,296875</text:p>
          </table:table-cell>
          <table:table-cell office:value-type="float" office:value="56.708458">
            <text:p>56,708458</text:p>
          </table:table-cell>
          <table:table-cell table:number-columns-repeated="491"/>
        </table:table-row>
        <table:table-row table:style-name="ro2">
          <table:table-cell office:value-type="float" office:value="74.024008">
            <text:p>74,024008</text:p>
          </table:table-cell>
          <table:table-cell office:value-type="float" office:value="68.922469">
            <text:p>68,922469</text:p>
          </table:table-cell>
          <table:table-cell office:value-type="float" office:value="99.116406">
            <text:p>99,116406</text:p>
          </table:table-cell>
          <table:table-cell office:value-type="float" office:value="164.944109">
            <text:p>164,944109</text:p>
          </table:table-cell>
          <table:table-cell office:value-type="float" office:value="96.718835">
            <text:p>96,718835</text:p>
          </table:table-cell>
          <table:table-cell office:value-type="float" office:value="79.860612">
            <text:p>79,860612</text:p>
          </table:table-cell>
          <table:table-cell office:value-type="float" office:value="27.636967">
            <text:p>27,636967</text:p>
          </table:table-cell>
          <table:table-cell office:value-type="float" office:value="27.529903">
            <text:p>27,529903</text:p>
          </table:table-cell>
          <table:table-cell office:value-type="float" office:value="79.76193">
            <text:p>79,76193</text:p>
          </table:table-cell>
          <table:table-cell office:value-type="float" office:value="139.873268">
            <text:p>139,873268</text:p>
          </table:table-cell>
          <table:table-cell table:number-columns-repeated="491"/>
        </table:table-row>
        <table:table-row table:style-name="ro2">
          <table:table-cell office:value-type="float" office:value="73.84537">
            <text:p>73,84537</text:p>
          </table:table-cell>
          <table:table-cell office:value-type="float" office:value="70.967097">
            <text:p>70,967097</text:p>
          </table:table-cell>
          <table:table-cell office:value-type="float" office:value="73.561157">
            <text:p>73,561157</text:p>
          </table:table-cell>
          <table:table-cell office:value-type="float" office:value="82.682261">
            <text:p>82,682261</text:p>
          </table:table-cell>
          <table:table-cell office:value-type="float" office:value="115.183772">
            <text:p>115,183772</text:p>
          </table:table-cell>
          <table:table-cell office:value-type="float" office:value="79.084215">
            <text:p>79,084215</text:p>
          </table:table-cell>
          <table:table-cell office:value-type="float" office:value="34.428147">
            <text:p>34,428147</text:p>
          </table:table-cell>
          <table:table-cell office:value-type="float" office:value="31.01251">
            <text:p>31,01251</text:p>
          </table:table-cell>
          <table:table-cell office:value-type="float" office:value="93.015698">
            <text:p>93,015698</text:p>
          </table:table-cell>
          <table:table-cell office:value-type="float" office:value="89.285568">
            <text:p>89,285568</text:p>
          </table:table-cell>
          <table:table-cell table:number-columns-repeated="491"/>
        </table:table-row>
        <table:table-row table:style-name="ro2">
          <table:table-cell office:value-type="float" office:value="87.390394">
            <text:p>87,390394</text:p>
          </table:table-cell>
          <table:table-cell office:value-type="float" office:value="81.25064">
            <text:p>81,25064</text:p>
          </table:table-cell>
          <table:table-cell office:value-type="float" office:value="130.484276">
            <text:p>130,484276</text:p>
          </table:table-cell>
          <table:table-cell office:value-type="float" office:value="113.577936">
            <text:p>113,577936</text:p>
          </table:table-cell>
          <table:table-cell office:value-type="float" office:value="111.418757">
            <text:p>111,418757</text:p>
          </table:table-cell>
          <table:table-cell office:value-type="float" office:value="95.560345">
            <text:p>95,560345</text:p>
          </table:table-cell>
          <table:table-cell office:value-type="float" office:value="32.566546">
            <text:p>32,566546</text:p>
          </table:table-cell>
          <table:table-cell office:value-type="float" office:value="35.254115">
            <text:p>35,254115</text:p>
          </table:table-cell>
          <table:table-cell office:value-type="float" office:value="96.384779">
            <text:p>96,384779</text:p>
          </table:table-cell>
          <table:table-cell office:value-type="float" office:value="97.47316">
            <text:p>97,47316</text:p>
          </table:table-cell>
          <table:table-cell table:number-columns-repeated="491"/>
        </table:table-row>
        <table:table-row table:style-name="ro2">
          <table:table-cell office:value-type="float" office:value="86.799101">
            <text:p>86,799101</text:p>
          </table:table-cell>
          <table:table-cell office:value-type="float" office:value="81.819271">
            <text:p>81,819271</text:p>
          </table:table-cell>
          <table:table-cell office:value-type="float" office:value="98.88078">
            <text:p>98,88078</text:p>
          </table:table-cell>
          <table:table-cell office:value-type="float" office:value="117.217009">
            <text:p>117,217009</text:p>
          </table:table-cell>
          <table:table-cell office:value-type="float" office:value="106.231934">
            <text:p>106,231934</text:p>
          </table:table-cell>
          <table:table-cell office:value-type="float" office:value="90.132768">
            <text:p>90,132768</text:p>
          </table:table-cell>
          <table:table-cell office:value-type="float" office:value="33.83972">
            <text:p>33,83972</text:p>
          </table:table-cell>
          <table:table-cell office:value-type="float" office:value="42.324343">
            <text:p>42,324343</text:p>
          </table:table-cell>
          <table:table-cell office:value-type="float" office:value="99.894648">
            <text:p>99,894648</text:p>
          </table:table-cell>
          <table:table-cell office:value-type="float" office:value="98.467169">
            <text:p>98,467169</text:p>
          </table:table-cell>
          <table:table-cell table:number-columns-repeated="491"/>
        </table:table-row>
        <table:table-row table:style-name="ro2">
          <table:table-cell office:value-type="float" office:value="74.048369">
            <text:p>74,048369</text:p>
          </table:table-cell>
          <table:table-cell office:value-type="float" office:value="78.238702">
            <text:p>78,238702</text:p>
          </table:table-cell>
          <table:table-cell office:value-type="float" office:value="119.368135">
            <text:p>119,368135</text:p>
          </table:table-cell>
          <table:table-cell office:value-type="float" office:value="89.419797">
            <text:p>89,419797</text:p>
          </table:table-cell>
          <table:table-cell office:value-type="float" office:value="87.168774">
            <text:p>87,168774</text:p>
          </table:table-cell>
          <table:table-cell office:value-type="float" office:value="98.471882">
            <text:p>98,471882</text:p>
          </table:table-cell>
          <table:table-cell office:value-type="float" office:value="29.229226">
            <text:p>29,229226</text:p>
          </table:table-cell>
          <table:table-cell office:value-type="float" office:value="28.175002">
            <text:p>28,175002</text:p>
          </table:table-cell>
          <table:table-cell office:value-type="float" office:value="76.227704">
            <text:p>76,227704</text:p>
          </table:table-cell>
          <table:table-cell office:value-type="float" office:value="80.926642">
            <text:p>80,926642</text:p>
          </table:table-cell>
          <table:table-cell table:number-columns-repeated="491"/>
        </table:table-row>
        <table:table-row table:style-name="ro2">
          <table:table-cell office:value-type="float" office:value="64.364952">
            <text:p>64,364952</text:p>
          </table:table-cell>
          <table:table-cell office:value-type="float" office:value="77.968586">
            <text:p>77,968586</text:p>
          </table:table-cell>
          <table:table-cell office:value-type="float" office:value="152.756688">
            <text:p>152,756688</text:p>
          </table:table-cell>
          <table:table-cell office:value-type="float" office:value="141.025086">
            <text:p>141,025086</text:p>
          </table:table-cell>
          <table:table-cell office:value-type="float" office:value="112.246182">
            <text:p>112,246182</text:p>
          </table:table-cell>
          <table:table-cell office:value-type="float" office:value="126.025823">
            <text:p>126,025823</text:p>
          </table:table-cell>
          <table:table-cell office:value-type="float" office:value="31.604329">
            <text:p>31,604329</text:p>
          </table:table-cell>
          <table:table-cell office:value-type="float" office:value="25.722077">
            <text:p>25,722077</text:p>
          </table:table-cell>
          <table:table-cell office:value-type="float" office:value="105.008649">
            <text:p>105,008649</text:p>
          </table:table-cell>
          <table:table-cell office:value-type="float" office:value="71.680115">
            <text:p>71,680115</text:p>
          </table:table-cell>
          <table:table-cell table:number-columns-repeated="491"/>
        </table:table-row>
        <table:table-row table:style-name="ro2">
          <table:table-cell office:value-type="float" office:value="61.090868">
            <text:p>61,090868</text:p>
          </table:table-cell>
          <table:table-cell office:value-type="float" office:value="77.319254">
            <text:p>77,319254</text:p>
          </table:table-cell>
          <table:table-cell office:value-type="float" office:value="110.688151">
            <text:p>110,688151</text:p>
          </table:table-cell>
          <table:table-cell office:value-type="float" office:value="122.89111">
            <text:p>122,89111</text:p>
          </table:table-cell>
          <table:table-cell office:value-type="float" office:value="97.098025">
            <text:p>97,098025</text:p>
          </table:table-cell>
          <table:table-cell office:value-type="float" office:value="74.947829">
            <text:p>74,947829</text:p>
          </table:table-cell>
          <table:table-cell office:value-type="float" office:value="34.958347">
            <text:p>34,958347</text:p>
          </table:table-cell>
          <table:table-cell office:value-type="float" office:value="27.130036">
            <text:p>27,130036</text:p>
          </table:table-cell>
          <table:table-cell office:value-type="float" office:value="103.380808">
            <text:p>103,380808</text:p>
          </table:table-cell>
          <table:table-cell office:value-type="float" office:value="88.155769">
            <text:p>88,155769</text:p>
          </table:table-cell>
          <table:table-cell table:number-columns-repeated="491"/>
        </table:table-row>
        <table:table-row table:style-name="ro2">
          <table:table-cell office:value-type="float" office:value="81.736891">
            <text:p>81,736891</text:p>
          </table:table-cell>
          <table:table-cell office:value-type="float" office:value="65.252067">
            <text:p>65,252067</text:p>
          </table:table-cell>
          <table:table-cell office:value-type="float" office:value="102.666607">
            <text:p>102,666607</text:p>
          </table:table-cell>
          <table:table-cell office:value-type="float" office:value="76.829126">
            <text:p>76,829126</text:p>
          </table:table-cell>
          <table:table-cell office:value-type="float" office:value="108.882013">
            <text:p>108,882013</text:p>
          </table:table-cell>
          <table:table-cell office:value-type="float" office:value="81.696753">
            <text:p>81,696753</text:p>
          </table:table-cell>
          <table:table-cell office:value-type="float" office:value="27.616972">
            <text:p>27,616972</text:p>
          </table:table-cell>
          <table:table-cell office:value-type="float" office:value="23.586827">
            <text:p>23,586827</text:p>
          </table:table-cell>
          <table:table-cell office:value-type="float" office:value="86.392264">
            <text:p>86,392264</text:p>
          </table:table-cell>
          <table:table-cell office:value-type="float" office:value="74.201943">
            <text:p>74,201943</text:p>
          </table:table-cell>
          <table:table-cell table:number-columns-repeated="491"/>
        </table:table-row>
        <table:table-row table:style-name="ro2">
          <table:table-cell office:value-type="float" office:value="66.732262">
            <text:p>66,732262</text:p>
          </table:table-cell>
          <table:table-cell office:value-type="float" office:value="57.832454">
            <text:p>57,832454</text:p>
          </table:table-cell>
          <table:table-cell office:value-type="float" office:value="121.708643">
            <text:p>121,708643</text:p>
          </table:table-cell>
          <table:table-cell office:value-type="float" office:value="173.18711">
            <text:p>173,18711</text:p>
          </table:table-cell>
          <table:table-cell office:value-type="float" office:value="87.701583">
            <text:p>87,701583</text:p>
          </table:table-cell>
          <table:table-cell office:value-type="float" office:value="68.41791">
            <text:p>68,41791</text:p>
          </table:table-cell>
          <table:table-cell office:value-type="float" office:value="32.10525">
            <text:p>32,10525</text:p>
          </table:table-cell>
          <table:table-cell office:value-type="float" office:value="25.691798">
            <text:p>25,691798</text:p>
          </table:table-cell>
          <table:table-cell office:value-type="float" office:value="107.126612">
            <text:p>107,126612</text:p>
          </table:table-cell>
          <table:table-cell office:value-type="float" office:value="68.257637">
            <text:p>68,257637</text:p>
          </table:table-cell>
          <table:table-cell table:number-columns-repeated="491"/>
        </table:table-row>
        <table:table-row table:style-name="ro2">
          <table:table-cell office:value-type="float" office:value="62.16055">
            <text:p>62,16055</text:p>
          </table:table-cell>
          <table:table-cell office:value-type="float" office:value="68.421841">
            <text:p>68,421841</text:p>
          </table:table-cell>
          <table:table-cell office:value-type="float" office:value="103.129694">
            <text:p>103,129694</text:p>
          </table:table-cell>
          <table:table-cell office:value-type="float" office:value="87.020519">
            <text:p>87,020519</text:p>
          </table:table-cell>
          <table:table-cell office:value-type="float" office:value="89.385067">
            <text:p>89,385067</text:p>
          </table:table-cell>
          <table:table-cell office:value-type="float" office:value="60.901795">
            <text:p>60,901795</text:p>
          </table:table-cell>
          <table:table-cell office:value-type="float" office:value="29.644992">
            <text:p>29,644992</text:p>
          </table:table-cell>
          <table:table-cell office:value-type="float" office:value="25.099771">
            <text:p>25,099771</text:p>
          </table:table-cell>
          <table:table-cell office:value-type="float" office:value="102.663321">
            <text:p>102,663321</text:p>
          </table:table-cell>
          <table:table-cell office:value-type="float" office:value="116.432889">
            <text:p>116,432889</text:p>
          </table:table-cell>
          <table:table-cell table:number-columns-repeated="491"/>
        </table:table-row>
        <table:table-row table:style-name="ro2">
          <table:table-cell office:value-type="float" office:value="74.98053">
            <text:p>74,98053</text:p>
          </table:table-cell>
          <table:table-cell office:value-type="float" office:value="61.543587">
            <text:p>61,543587</text:p>
          </table:table-cell>
          <table:table-cell office:value-type="float" office:value="81.95515">
            <text:p>81,95515</text:p>
          </table:table-cell>
          <table:table-cell office:value-type="float" office:value="83.315399">
            <text:p>83,315399</text:p>
          </table:table-cell>
          <table:table-cell office:value-type="float" office:value="91.106178">
            <text:p>91,106178</text:p>
          </table:table-cell>
          <table:table-cell office:value-type="float" office:value="56.315059">
            <text:p>56,315059</text:p>
          </table:table-cell>
          <table:table-cell office:value-type="float" office:value="30.388617">
            <text:p>30,388617</text:p>
          </table:table-cell>
          <table:table-cell office:value-type="float" office:value="37.100367">
            <text:p>37,100367</text:p>
          </table:table-cell>
          <table:table-cell office:value-type="float" office:value="110.465316">
            <text:p>110,465316</text:p>
          </table:table-cell>
          <table:table-cell office:value-type="float" office:value="88.119166">
            <text:p>88,119166</text:p>
          </table:table-cell>
          <table:table-cell table:number-columns-repeated="491"/>
        </table:table-row>
        <table:table-row table:style-name="ro2">
          <table:table-cell office:value-type="float" office:value="74.413456">
            <text:p>74,413456</text:p>
          </table:table-cell>
          <table:table-cell office:value-type="float" office:value="100.376012">
            <text:p>100,376012</text:p>
          </table:table-cell>
          <table:table-cell office:value-type="float" office:value="119.607937">
            <text:p>119,607937</text:p>
          </table:table-cell>
          <table:table-cell office:value-type="float" office:value="149.732754">
            <text:p>149,732754</text:p>
          </table:table-cell>
          <table:table-cell office:value-type="float" office:value="115.173906">
            <text:p>115,173906</text:p>
          </table:table-cell>
          <table:table-cell office:value-type="float" office:value="92.277011">
            <text:p>92,277011</text:p>
          </table:table-cell>
          <table:table-cell office:value-type="float" office:value="38.04569">
            <text:p>38,04569</text:p>
          </table:table-cell>
          <table:table-cell office:value-type="float" office:value="28.871535">
            <text:p>28,871535</text:p>
          </table:table-cell>
          <table:table-cell office:value-type="float" office:value="105.113909">
            <text:p>105,113909</text:p>
          </table:table-cell>
          <table:table-cell office:value-type="float" office:value="82.856194">
            <text:p>82,856194</text:p>
          </table:table-cell>
          <table:table-cell table:number-columns-repeated="491"/>
        </table:table-row>
        <table:table-row table:style-name="ro2">
          <table:table-cell office:value-type="float" office:value="72.873801">
            <text:p>72,873801</text:p>
          </table:table-cell>
          <table:table-cell office:value-type="float" office:value="46.351412">
            <text:p>46,351412</text:p>
          </table:table-cell>
          <table:table-cell office:value-type="float" office:value="99.350638">
            <text:p>99,350638</text:p>
          </table:table-cell>
          <table:table-cell office:value-type="float" office:value="109.364545">
            <text:p>109,364545</text:p>
          </table:table-cell>
          <table:table-cell office:value-type="float" office:value="99.311793">
            <text:p>99,311793</text:p>
          </table:table-cell>
          <table:table-cell office:value-type="float" office:value="124.676725">
            <text:p>124,676725</text:p>
          </table:table-cell>
          <table:table-cell office:value-type="float" office:value="27.902025">
            <text:p>27,902025</text:p>
          </table:table-cell>
          <table:table-cell office:value-type="float" office:value="28.345645">
            <text:p>28,345645</text:p>
          </table:table-cell>
          <table:table-cell office:value-type="float" office:value="86.44598">
            <text:p>86,44598</text:p>
          </table:table-cell>
          <table:table-cell office:value-type="float" office:value="121.925322">
            <text:p>121,925322</text:p>
          </table:table-cell>
          <table:table-cell table:number-columns-repeated="491"/>
        </table:table-row>
        <table:table-row table:style-name="ro2">
          <table:table-cell office:value-type="float" office:value="66.537228">
            <text:p>66,537228</text:p>
          </table:table-cell>
          <table:table-cell office:value-type="float" office:value="67.225779">
            <text:p>67,225779</text:p>
          </table:table-cell>
          <table:table-cell office:value-type="float" office:value="93.219442">
            <text:p>93,219442</text:p>
          </table:table-cell>
          <table:table-cell office:value-type="float" office:value="98.501164">
            <text:p>98,501164</text:p>
          </table:table-cell>
          <table:table-cell office:value-type="float" office:value="82.83665">
            <text:p>82,83665</text:p>
          </table:table-cell>
          <table:table-cell office:value-type="float" office:value="101.556331">
            <text:p>101,556331</text:p>
          </table:table-cell>
          <table:table-cell office:value-type="float" office:value="28.518101">
            <text:p>28,518101</text:p>
          </table:table-cell>
          <table:table-cell office:value-type="float" office:value="34.651248">
            <text:p>34,651248</text:p>
          </table:table-cell>
          <table:table-cell office:value-type="float" office:value="86.16045">
            <text:p>86,16045</text:p>
          </table:table-cell>
          <table:table-cell office:value-type="float" office:value="136.171338">
            <text:p>136,171338</text:p>
          </table:table-cell>
          <table:table-cell table:number-columns-repeated="491"/>
        </table:table-row>
        <table:table-row table:style-name="ro2">
          <table:table-cell office:value-type="float" office:value="59.515952">
            <text:p>59,515952</text:p>
          </table:table-cell>
          <table:table-cell office:value-type="float" office:value="66.78549">
            <text:p>66,78549</text:p>
          </table:table-cell>
          <table:table-cell office:value-type="float" office:value="96.231894">
            <text:p>96,231894</text:p>
          </table:table-cell>
          <table:table-cell office:value-type="float" office:value="139.981084">
            <text:p>139,981084</text:p>
          </table:table-cell>
          <table:table-cell office:value-type="float" office:value="112.061298">
            <text:p>112,061298</text:p>
          </table:table-cell>
          <table:table-cell office:value-type="float" office:value="76.033689">
            <text:p>76,033689</text:p>
          </table:table-cell>
          <table:table-cell office:value-type="float" office:value="32.965876">
            <text:p>32,965876</text:p>
          </table:table-cell>
          <table:table-cell office:value-type="float" office:value="33.270536">
            <text:p>33,270536</text:p>
          </table:table-cell>
          <table:table-cell office:value-type="float" office:value="82.651976">
            <text:p>82,651976</text:p>
          </table:table-cell>
          <table:table-cell office:value-type="float" office:value="95.263039">
            <text:p>95,263039</text:p>
          </table:table-cell>
          <table:table-cell table:number-columns-repeated="491"/>
        </table:table-row>
        <table:table-row table:style-name="ro2">
          <table:table-cell office:value-type="float" office:value="55.967041">
            <text:p>55,967041</text:p>
          </table:table-cell>
          <table:table-cell office:value-type="float" office:value="76.077384">
            <text:p>76,077384</text:p>
          </table:table-cell>
          <table:table-cell office:value-type="float" office:value="117.757167">
            <text:p>117,757167</text:p>
          </table:table-cell>
          <table:table-cell office:value-type="float" office:value="134.494098">
            <text:p>134,494098</text:p>
          </table:table-cell>
          <table:table-cell office:value-type="float" office:value="106.439566">
            <text:p>106,439566</text:p>
          </table:table-cell>
          <table:table-cell office:value-type="float" office:value="83.143799">
            <text:p>83,143799</text:p>
          </table:table-cell>
          <table:table-cell office:value-type="float" office:value="37.914134">
            <text:p>37,914134</text:p>
          </table:table-cell>
          <table:table-cell office:value-type="float" office:value="33.826565">
            <text:p>33,826565</text:p>
          </table:table-cell>
          <table:table-cell office:value-type="float" office:value="109.492092">
            <text:p>109,492092</text:p>
          </table:table-cell>
          <table:table-cell office:value-type="float" office:value="79.405129">
            <text:p>79,405129</text:p>
          </table:table-cell>
          <table:table-cell table:number-columns-repeated="491"/>
        </table:table-row>
        <table:table-row table:style-name="ro2">
          <table:table-cell office:value-type="float" office:value="71.031206">
            <text:p>71,031206</text:p>
          </table:table-cell>
          <table:table-cell office:value-type="float" office:value="78.244931">
            <text:p>78,244931</text:p>
          </table:table-cell>
          <table:table-cell office:value-type="float" office:value="111.350683">
            <text:p>111,350683</text:p>
          </table:table-cell>
          <table:table-cell office:value-type="float" office:value="99.217997">
            <text:p>99,217997</text:p>
          </table:table-cell>
          <table:table-cell office:value-type="float" office:value="98.716364">
            <text:p>98,716364</text:p>
          </table:table-cell>
          <table:table-cell office:value-type="float" office:value="79.830329">
            <text:p>79,830329</text:p>
          </table:table-cell>
          <table:table-cell office:value-type="float" office:value="34.187158">
            <text:p>34,187158</text:p>
          </table:table-cell>
          <table:table-cell office:value-type="float" office:value="28.462211">
            <text:p>28,462211</text:p>
          </table:table-cell>
          <table:table-cell office:value-type="float" office:value="102.141626">
            <text:p>102,141626</text:p>
          </table:table-cell>
          <table:table-cell office:value-type="float" office:value="114.028613">
            <text:p>114,028613</text:p>
          </table:table-cell>
          <table:table-cell table:number-columns-repeated="491"/>
        </table:table-row>
        <table:table-row table:style-name="ro2">
          <table:table-cell office:value-type="float" office:value="84.301076">
            <text:p>84,301076</text:p>
          </table:table-cell>
          <table:table-cell office:value-type="float" office:value="103.175926">
            <text:p>103,175926</text:p>
          </table:table-cell>
          <table:table-cell office:value-type="float" office:value="133.314505">
            <text:p>133,314505</text:p>
          </table:table-cell>
          <table:table-cell office:value-type="float" office:value="95.645771">
            <text:p>95,645771</text:p>
          </table:table-cell>
          <table:table-cell office:value-type="float" office:value="80.057016">
            <text:p>80,057016</text:p>
          </table:table-cell>
          <table:table-cell office:value-type="float" office:value="80.049892">
            <text:p>80,049892</text:p>
          </table:table-cell>
          <table:table-cell office:value-type="float" office:value="31.512856">
            <text:p>31,512856</text:p>
          </table:table-cell>
          <table:table-cell office:value-type="float" office:value="33.102413">
            <text:p>33,102413</text:p>
          </table:table-cell>
          <table:table-cell office:value-type="float" office:value="78.718524">
            <text:p>78,718524</text:p>
          </table:table-cell>
          <table:table-cell office:value-type="float" office:value="78.858324">
            <text:p>78,858324</text:p>
          </table:table-cell>
          <table:table-cell table:number-columns-repeated="491"/>
        </table:table-row>
        <table:table-row table:style-name="ro2">
          <table:table-cell office:value-type="float" office:value="65.150573">
            <text:p>65,150573</text:p>
          </table:table-cell>
          <table:table-cell office:value-type="float" office:value="97.512963">
            <text:p>97,512963</text:p>
          </table:table-cell>
          <table:table-cell office:value-type="float" office:value="107.14317">
            <text:p>107,14317</text:p>
          </table:table-cell>
          <table:table-cell office:value-type="float" office:value="100.155487">
            <text:p>100,155487</text:p>
          </table:table-cell>
          <table:table-cell office:value-type="float" office:value="73.395059">
            <text:p>73,395059</text:p>
          </table:table-cell>
          <table:table-cell office:value-type="float" office:value="93.132245">
            <text:p>93,132245</text:p>
          </table:table-cell>
          <table:table-cell office:value-type="float" office:value="34.376218">
            <text:p>34,376218</text:p>
          </table:table-cell>
          <table:table-cell office:value-type="float" office:value="32.892486">
            <text:p>32,892486</text:p>
          </table:table-cell>
          <table:table-cell office:value-type="float" office:value="114.406614">
            <text:p>114,406614</text:p>
          </table:table-cell>
          <table:table-cell office:value-type="float" office:value="97.170058">
            <text:p>97,170058</text:p>
          </table:table-cell>
          <table:table-cell table:number-columns-repeated="491"/>
        </table:table-row>
        <table:table-row table:style-name="ro2">
          <table:table-cell office:value-type="float" office:value="70.813721">
            <text:p>70,813721</text:p>
          </table:table-cell>
          <table:table-cell office:value-type="float" office:value="76.961856">
            <text:p>76,961856</text:p>
          </table:table-cell>
          <table:table-cell office:value-type="float" office:value="147.582225">
            <text:p>147,582225</text:p>
          </table:table-cell>
          <table:table-cell office:value-type="float" office:value="151.573238">
            <text:p>151,573238</text:p>
          </table:table-cell>
          <table:table-cell office:value-type="float" office:value="108.248232">
            <text:p>108,248232</text:p>
          </table:table-cell>
          <table:table-cell office:value-type="float" office:value="65.892738">
            <text:p>65,892738</text:p>
          </table:table-cell>
          <table:table-cell office:value-type="float" office:value="38.087342">
            <text:p>38,087342</text:p>
          </table:table-cell>
          <table:table-cell office:value-type="float" office:value="32.726423">
            <text:p>32,726423</text:p>
          </table:table-cell>
          <table:table-cell office:value-type="float" office:value="75.880019">
            <text:p>75,880019</text:p>
          </table:table-cell>
          <table:table-cell office:value-type="float" office:value="90.681139">
            <text:p>90,681139</text:p>
          </table:table-cell>
          <table:table-cell table:number-columns-repeated="491"/>
        </table:table-row>
        <table:table-row table:style-name="ro2">
          <table:table-cell office:value-type="float" office:value="59.424439">
            <text:p>59,424439</text:p>
          </table:table-cell>
          <table:table-cell office:value-type="float" office:value="50.412382">
            <text:p>50,412382</text:p>
          </table:table-cell>
          <table:table-cell office:value-type="float" office:value="137.150536">
            <text:p>137,150536</text:p>
          </table:table-cell>
          <table:table-cell office:value-type="float" office:value="122.149817">
            <text:p>122,149817</text:p>
          </table:table-cell>
          <table:table-cell office:value-type="float" office:value="88.591883">
            <text:p>88,591883</text:p>
          </table:table-cell>
          <table:table-cell office:value-type="float" office:value="119.467261">
            <text:p>119,467261</text:p>
          </table:table-cell>
          <table:table-cell office:value-type="float" office:value="31.21326">
            <text:p>31,21326</text:p>
          </table:table-cell>
          <table:table-cell office:value-type="float" office:value="30.872472">
            <text:p>30,872472</text:p>
          </table:table-cell>
          <table:table-cell office:value-type="float" office:value="86.172151">
            <text:p>86,172151</text:p>
          </table:table-cell>
          <table:table-cell office:value-type="float" office:value="82.471254">
            <text:p>82,471254</text:p>
          </table:table-cell>
          <table:table-cell table:number-columns-repeated="491"/>
        </table:table-row>
        <table:table-row table:style-name="ro2">
          <table:table-cell office:value-type="float" office:value="77.034108">
            <text:p>77,034108</text:p>
          </table:table-cell>
          <table:table-cell office:value-type="float" office:value="72.957548">
            <text:p>72,957548</text:p>
          </table:table-cell>
          <table:table-cell office:value-type="float" office:value="118.259117">
            <text:p>118,259117</text:p>
          </table:table-cell>
          <table:table-cell office:value-type="float" office:value="112.518121">
            <text:p>112,518121</text:p>
          </table:table-cell>
          <table:table-cell office:value-type="float" office:value="103.279564">
            <text:p>103,279564</text:p>
          </table:table-cell>
          <table:table-cell office:value-type="float" office:value="102.676944">
            <text:p>102,676944</text:p>
          </table:table-cell>
          <table:table-cell office:value-type="float" office:value="33.45147">
            <text:p>33,45147</text:p>
          </table:table-cell>
          <table:table-cell office:value-type="float" office:value="25.16048">
            <text:p>25,16048</text:p>
          </table:table-cell>
          <table:table-cell office:value-type="float" office:value="124.849362">
            <text:p>124,849362</text:p>
          </table:table-cell>
          <table:table-cell office:value-type="float" office:value="69.269928">
            <text:p>69,269928</text:p>
          </table:table-cell>
          <table:table-cell table:number-columns-repeated="491"/>
        </table:table-row>
        <table:table-row table:style-name="ro2">
          <table:table-cell office:value-type="float" office:value="76.265203">
            <text:p>76,265203</text:p>
          </table:table-cell>
          <table:table-cell office:value-type="float" office:value="57.44746">
            <text:p>57,44746</text:p>
          </table:table-cell>
          <table:table-cell office:value-type="float" office:value="132.084618">
            <text:p>132,084618</text:p>
          </table:table-cell>
          <table:table-cell office:value-type="float" office:value="121.431645">
            <text:p>121,431645</text:p>
          </table:table-cell>
          <table:table-cell office:value-type="float" office:value="114.811199">
            <text:p>114,811199</text:p>
          </table:table-cell>
          <table:table-cell office:value-type="float" office:value="97.09785">
            <text:p>97,09785</text:p>
          </table:table-cell>
          <table:table-cell office:value-type="float" office:value="31.871255">
            <text:p>31,871255</text:p>
          </table:table-cell>
          <table:table-cell office:value-type="float" office:value="31.019458">
            <text:p>31,019458</text:p>
          </table:table-cell>
          <table:table-cell office:value-type="float" office:value="84.711944">
            <text:p>84,711944</text:p>
          </table:table-cell>
          <table:table-cell office:value-type="float" office:value="70.269707">
            <text:p>70,269707</text:p>
          </table:table-cell>
          <table:table-cell table:number-columns-repeated="491"/>
        </table:table-row>
        <table:table-row table:style-name="ro2">
          <table:table-cell office:value-type="float" office:value="81.378802">
            <text:p>81,378802</text:p>
          </table:table-cell>
          <table:table-cell office:value-type="float" office:value="61.266258">
            <text:p>61,266258</text:p>
          </table:table-cell>
          <table:table-cell office:value-type="float" office:value="143.651368">
            <text:p>143,651368</text:p>
          </table:table-cell>
          <table:table-cell office:value-type="float" office:value="106.186749">
            <text:p>106,186749</text:p>
          </table:table-cell>
          <table:table-cell office:value-type="float" office:value="73.264644">
            <text:p>73,264644</text:p>
          </table:table-cell>
          <table:table-cell office:value-type="float" office:value="116.372034">
            <text:p>116,372034</text:p>
          </table:table-cell>
          <table:table-cell office:value-type="float" office:value="31.915989">
            <text:p>31,915989</text:p>
          </table:table-cell>
          <table:table-cell office:value-type="float" office:value="28.506019">
            <text:p>28,506019</text:p>
          </table:table-cell>
          <table:table-cell office:value-type="float" office:value="91.320647">
            <text:p>91,320647</text:p>
          </table:table-cell>
          <table:table-cell office:value-type="float" office:value="82.397034">
            <text:p>82,397034</text:p>
          </table:table-cell>
          <table:table-cell table:number-columns-repeated="491"/>
        </table:table-row>
        <table:table-row table:style-name="ro2">
          <table:table-cell office:value-type="float" office:value="66.973009">
            <text:p>66,973009</text:p>
          </table:table-cell>
          <table:table-cell office:value-type="float" office:value="45.771743">
            <text:p>45,771743</text:p>
          </table:table-cell>
          <table:table-cell office:value-type="float" office:value="112.381353">
            <text:p>112,381353</text:p>
          </table:table-cell>
          <table:table-cell office:value-type="float" office:value="111.381262">
            <text:p>111,381262</text:p>
          </table:table-cell>
          <table:table-cell office:value-type="float" office:value="87.866672">
            <text:p>87,866672</text:p>
          </table:table-cell>
          <table:table-cell office:value-type="float" office:value="71.251906">
            <text:p>71,251906</text:p>
          </table:table-cell>
          <table:table-cell office:value-type="float" office:value="31.102115">
            <text:p>31,102115</text:p>
          </table:table-cell>
          <table:table-cell office:value-type="float" office:value="34.797216">
            <text:p>34,797216</text:p>
          </table:table-cell>
          <table:table-cell office:value-type="float" office:value="67.69348">
            <text:p>67,69348</text:p>
          </table:table-cell>
          <table:table-cell office:value-type="float" office:value="81.838831">
            <text:p>81,838831</text:p>
          </table:table-cell>
          <table:table-cell table:number-columns-repeated="491"/>
        </table:table-row>
        <table:table-row table:style-name="ro2">
          <table:table-cell office:value-type="float" office:value="62.163504">
            <text:p>62,163504</text:p>
          </table:table-cell>
          <table:table-cell office:value-type="float" office:value="71.955616">
            <text:p>71,955616</text:p>
          </table:table-cell>
          <table:table-cell office:value-type="float" office:value="129.721559">
            <text:p>129,721559</text:p>
          </table:table-cell>
          <table:table-cell office:value-type="float" office:value="149.20999">
            <text:p>149,20999</text:p>
          </table:table-cell>
          <table:table-cell office:value-type="float" office:value="101.383417">
            <text:p>101,383417</text:p>
          </table:table-cell>
          <table:table-cell office:value-type="float" office:value="77.944225">
            <text:p>77,944225</text:p>
          </table:table-cell>
          <table:table-cell office:value-type="float" office:value="33.34802">
            <text:p>33,34802</text:p>
          </table:table-cell>
          <table:table-cell office:value-type="float" office:value="33.40403">
            <text:p>33,40403</text:p>
          </table:table-cell>
          <table:table-cell office:value-type="float" office:value="106.279269">
            <text:p>106,279269</text:p>
          </table:table-cell>
          <table:table-cell office:value-type="float" office:value="64.117074">
            <text:p>64,117074</text:p>
          </table:table-cell>
          <table:table-cell table:number-columns-repeated="491"/>
        </table:table-row>
        <table:table-row table:style-name="ro2">
          <table:table-cell office:value-type="float" office:value="61.14753">
            <text:p>61,14753</text:p>
          </table:table-cell>
          <table:table-cell office:value-type="float" office:value="55.71158">
            <text:p>55,71158</text:p>
          </table:table-cell>
          <table:table-cell office:value-type="float" office:value="121.616449">
            <text:p>121,616449</text:p>
          </table:table-cell>
          <table:table-cell office:value-type="float" office:value="161.741707">
            <text:p>161,741707</text:p>
          </table:table-cell>
          <table:table-cell office:value-type="float" office:value="95.271452">
            <text:p>95,271452</text:p>
          </table:table-cell>
          <table:table-cell office:value-type="float" office:value="98.80008">
            <text:p>98,80008</text:p>
          </table:table-cell>
          <table:table-cell office:value-type="float" office:value="30.995003">
            <text:p>30,995003</text:p>
          </table:table-cell>
          <table:table-cell office:value-type="float" office:value="33.793669">
            <text:p>33,793669</text:p>
          </table:table-cell>
          <table:table-cell office:value-type="float" office:value="85.161775">
            <text:p>85,161775</text:p>
          </table:table-cell>
          <table:table-cell office:value-type="float" office:value="146.272156">
            <text:p>146,272156</text:p>
          </table:table-cell>
          <table:table-cell table:number-columns-repeated="491"/>
        </table:table-row>
        <table:table-row table:style-name="ro2">
          <table:table-cell office:value-type="float" office:value="54.164275">
            <text:p>54,164275</text:p>
          </table:table-cell>
          <table:table-cell office:value-type="float" office:value="65.882071">
            <text:p>65,882071</text:p>
          </table:table-cell>
          <table:table-cell office:value-type="float" office:value="123.300609">
            <text:p>123,300609</text:p>
          </table:table-cell>
          <table:table-cell office:value-type="float" office:value="123.824221">
            <text:p>123,824221</text:p>
          </table:table-cell>
          <table:table-cell office:value-type="float" office:value="100.013241">
            <text:p>100,013241</text:p>
          </table:table-cell>
          <table:table-cell office:value-type="float" office:value="134.71232">
            <text:p>134,71232</text:p>
          </table:table-cell>
          <table:table-cell office:value-type="float" office:value="29.343506">
            <text:p>29,343506</text:p>
          </table:table-cell>
          <table:table-cell office:value-type="float" office:value="27.289105">
            <text:p>27,289105</text:p>
          </table:table-cell>
          <table:table-cell office:value-type="float" office:value="86.841594">
            <text:p>86,841594</text:p>
          </table:table-cell>
          <table:table-cell office:value-type="float" office:value="81.595326">
            <text:p>81,595326</text:p>
          </table:table-cell>
          <table:table-cell table:number-columns-repeated="491"/>
        </table:table-row>
        <table:table-row table:style-name="ro2">
          <table:table-cell office:value-type="float" office:value="75.172242">
            <text:p>75,172242</text:p>
          </table:table-cell>
          <table:table-cell office:value-type="float" office:value="43.485581">
            <text:p>43,485581</text:p>
          </table:table-cell>
          <table:table-cell office:value-type="float" office:value="128.67908">
            <text:p>128,67908</text:p>
          </table:table-cell>
          <table:table-cell office:value-type="float" office:value="117.660553">
            <text:p>117,660553</text:p>
          </table:table-cell>
          <table:table-cell office:value-type="float" office:value="93.096289">
            <text:p>93,096289</text:p>
          </table:table-cell>
          <table:table-cell office:value-type="float" office:value="102.93522">
            <text:p>102,93522</text:p>
          </table:table-cell>
          <table:table-cell office:value-type="float" office:value="32.204343">
            <text:p>32,204343</text:p>
          </table:table-cell>
          <table:table-cell office:value-type="float" office:value="34.191543">
            <text:p>34,191543</text:p>
          </table:table-cell>
          <table:table-cell office:value-type="float" office:value="85.249541">
            <text:p>85,249541</text:p>
          </table:table-cell>
          <table:table-cell office:value-type="float" office:value="56.880535">
            <text:p>56,880535</text:p>
          </table:table-cell>
          <table:table-cell table:number-columns-repeated="491"/>
        </table:table-row>
        <table:table-row table:style-name="ro2">
          <table:table-cell office:value-type="float" office:value="73.47734">
            <text:p>73,47734</text:p>
          </table:table-cell>
          <table:table-cell office:value-type="float" office:value="82.834615">
            <text:p>82,834615</text:p>
          </table:table-cell>
          <table:table-cell office:value-type="float" office:value="109.041538">
            <text:p>109,041538</text:p>
          </table:table-cell>
          <table:table-cell office:value-type="float" office:value="134.074024">
            <text:p>134,074024</text:p>
          </table:table-cell>
          <table:table-cell office:value-type="float" office:value="93.933399">
            <text:p>93,933399</text:p>
          </table:table-cell>
          <table:table-cell office:value-type="float" office:value="108.81586">
            <text:p>108,81586</text:p>
          </table:table-cell>
          <table:table-cell office:value-type="float" office:value="28.262215">
            <text:p>28,262215</text:p>
          </table:table-cell>
          <table:table-cell office:value-type="float" office:value="27.918808">
            <text:p>27,918808</text:p>
          </table:table-cell>
          <table:table-cell office:value-type="float" office:value="95.146852">
            <text:p>95,146852</text:p>
          </table:table-cell>
          <table:table-cell office:value-type="float" office:value="78.015852">
            <text:p>78,015852</text:p>
          </table:table-cell>
          <table:table-cell table:number-columns-repeated="491"/>
        </table:table-row>
        <table:table-row table:style-name="ro2">
          <table:table-cell office:value-type="float" office:value="56.770639">
            <text:p>56,770639</text:p>
          </table:table-cell>
          <table:table-cell office:value-type="float" office:value="74.014527">
            <text:p>74,014527</text:p>
          </table:table-cell>
          <table:table-cell office:value-type="float" office:value="113.432207">
            <text:p>113,432207</text:p>
          </table:table-cell>
          <table:table-cell office:value-type="float" office:value="98.683707">
            <text:p>98,683707</text:p>
          </table:table-cell>
          <table:table-cell office:value-type="float" office:value="85.527055">
            <text:p>85,527055</text:p>
          </table:table-cell>
          <table:table-cell office:value-type="float" office:value="110.011832">
            <text:p>110,011832</text:p>
          </table:table-cell>
          <table:table-cell office:value-type="float" office:value="32.501297">
            <text:p>32,501297</text:p>
          </table:table-cell>
          <table:table-cell office:value-type="float" office:value="33.899862">
            <text:p>33,899862</text:p>
          </table:table-cell>
          <table:table-cell office:value-type="float" office:value="90.11595">
            <text:p>90,11595</text:p>
          </table:table-cell>
          <table:table-cell office:value-type="float" office:value="72.52224">
            <text:p>72,52224</text:p>
          </table:table-cell>
          <table:table-cell table:number-columns-repeated="491"/>
        </table:table-row>
        <table:table-row table:style-name="ro2">
          <table:table-cell office:value-type="float" office:value="71.494725">
            <text:p>71,494725</text:p>
          </table:table-cell>
          <table:table-cell office:value-type="float" office:value="62.363636">
            <text:p>62,363636</text:p>
          </table:table-cell>
          <table:table-cell office:value-type="float" office:value="118.786915">
            <text:p>118,786915</text:p>
          </table:table-cell>
          <table:table-cell office:value-type="float" office:value="121.794394">
            <text:p>121,794394</text:p>
          </table:table-cell>
          <table:table-cell office:value-type="float" office:value="104.76492">
            <text:p>104,76492</text:p>
          </table:table-cell>
          <table:table-cell office:value-type="float" office:value="103.691339">
            <text:p>103,691339</text:p>
          </table:table-cell>
          <table:table-cell office:value-type="float" office:value="38.769783">
            <text:p>38,769783</text:p>
          </table:table-cell>
          <table:table-cell office:value-type="float" office:value="34.389421">
            <text:p>34,389421</text:p>
          </table:table-cell>
          <table:table-cell office:value-type="float" office:value="87.780755">
            <text:p>87,780755</text:p>
          </table:table-cell>
          <table:table-cell office:value-type="float" office:value="114.73662">
            <text:p>114,73662</text:p>
          </table:table-cell>
          <table:table-cell table:number-columns-repeated="491"/>
        </table:table-row>
        <table:table-row table:style-name="ro2">
          <table:table-cell office:value-type="float" office:value="76.707549">
            <text:p>76,707549</text:p>
          </table:table-cell>
          <table:table-cell office:value-type="float" office:value="66.679212">
            <text:p>66,679212</text:p>
          </table:table-cell>
          <table:table-cell office:value-type="float" office:value="126.921096">
            <text:p>126,921096</text:p>
          </table:table-cell>
          <table:table-cell office:value-type="float" office:value="176.472965">
            <text:p>176,472965</text:p>
          </table:table-cell>
          <table:table-cell office:value-type="float" office:value="72.12719">
            <text:p>72,12719</text:p>
          </table:table-cell>
          <table:table-cell office:value-type="float" office:value="79.187881">
            <text:p>79,187881</text:p>
          </table:table-cell>
          <table:table-cell office:value-type="float" office:value="37.584539">
            <text:p>37,584539</text:p>
          </table:table-cell>
          <table:table-cell office:value-type="float" office:value="33.708606">
            <text:p>33,708606</text:p>
          </table:table-cell>
          <table:table-cell office:value-type="float" office:value="74.115788">
            <text:p>74,115788</text:p>
          </table:table-cell>
          <table:table-cell office:value-type="float" office:value="84.595065">
            <text:p>84,595065</text:p>
          </table:table-cell>
          <table:table-cell table:number-columns-repeated="491"/>
        </table:table-row>
        <table:table-row table:style-name="ro2">
          <table:table-cell office:value-type="float" office:value="78.619864">
            <text:p>78,619864</text:p>
          </table:table-cell>
          <table:table-cell office:value-type="float" office:value="64.902856">
            <text:p>64,902856</text:p>
          </table:table-cell>
          <table:table-cell office:value-type="float" office:value="125.116517">
            <text:p>125,116517</text:p>
          </table:table-cell>
          <table:table-cell office:value-type="float" office:value="118.440697">
            <text:p>118,440697</text:p>
          </table:table-cell>
          <table:table-cell office:value-type="float" office:value="74.679375">
            <text:p>74,679375</text:p>
          </table:table-cell>
          <table:table-cell office:value-type="float" office:value="94.799622">
            <text:p>94,799622</text:p>
          </table:table-cell>
          <table:table-cell office:value-type="float" office:value="31.720633">
            <text:p>31,720633</text:p>
          </table:table-cell>
          <table:table-cell office:value-type="float" office:value="30.367438">
            <text:p>30,367438</text:p>
          </table:table-cell>
          <table:table-cell office:value-type="float" office:value="101.423337">
            <text:p>101,423337</text:p>
          </table:table-cell>
          <table:table-cell office:value-type="float" office:value="107.121824">
            <text:p>107,121824</text:p>
          </table:table-cell>
          <table:table-cell table:number-columns-repeated="491"/>
        </table:table-row>
        <table:table-row table:style-name="ro2">
          <table:table-cell office:value-type="float" office:value="69.87194">
            <text:p>69,87194</text:p>
          </table:table-cell>
          <table:table-cell office:value-type="float" office:value="61.282905">
            <text:p>61,282905</text:p>
          </table:table-cell>
          <table:table-cell office:value-type="float" office:value="89.275451">
            <text:p>89,275451</text:p>
          </table:table-cell>
          <table:table-cell office:value-type="float" office:value="89.294109">
            <text:p>89,294109</text:p>
          </table:table-cell>
          <table:table-cell office:value-type="float" office:value="92.41176">
            <text:p>92,41176</text:p>
          </table:table-cell>
          <table:table-cell office:value-type="float" office:value="95.317001">
            <text:p>95,317001</text:p>
          </table:table-cell>
          <table:table-cell office:value-type="float" office:value="29.163686">
            <text:p>29,163686</text:p>
          </table:table-cell>
          <table:table-cell office:value-type="float" office:value="36.467877">
            <text:p>36,467877</text:p>
          </table:table-cell>
          <table:table-cell office:value-type="float" office:value="96.754748">
            <text:p>96,754748</text:p>
          </table:table-cell>
          <table:table-cell office:value-type="float" office:value="119.09849">
            <text:p>119,09849</text:p>
          </table:table-cell>
          <table:table-cell table:number-columns-repeated="491"/>
        </table:table-row>
        <table:table-row table:style-name="ro2">
          <table:table-cell office:value-type="float" office:value="71.543176">
            <text:p>71,543176</text:p>
          </table:table-cell>
          <table:table-cell office:value-type="float" office:value="77.849115">
            <text:p>77,849115</text:p>
          </table:table-cell>
          <table:table-cell office:value-type="float" office:value="107.53448">
            <text:p>107,53448</text:p>
          </table:table-cell>
          <table:table-cell office:value-type="float" office:value="132.207621">
            <text:p>132,207621</text:p>
          </table:table-cell>
          <table:table-cell office:value-type="float" office:value="74.236314">
            <text:p>74,236314</text:p>
          </table:table-cell>
          <table:table-cell office:value-type="float" office:value="86.877077">
            <text:p>86,877077</text:p>
          </table:table-cell>
          <table:table-cell office:value-type="float" office:value="31.524581">
            <text:p>31,524581</text:p>
          </table:table-cell>
          <table:table-cell office:value-type="float" office:value="28.425993">
            <text:p>28,425993</text:p>
          </table:table-cell>
          <table:table-cell office:value-type="float" office:value="80.362326">
            <text:p>80,362326</text:p>
          </table:table-cell>
          <table:table-cell office:value-type="float" office:value="81.952354">
            <text:p>81,952354</text:p>
          </table:table-cell>
          <table:table-cell table:number-columns-repeated="491"/>
        </table:table-row>
        <table:table-row table:style-name="ro2">
          <table:table-cell office:value-type="float" office:value="57.335395">
            <text:p>57,335395</text:p>
          </table:table-cell>
          <table:table-cell office:value-type="float" office:value="63.935116">
            <text:p>63,935116</text:p>
          </table:table-cell>
          <table:table-cell office:value-type="float" office:value="131.944744">
            <text:p>131,944744</text:p>
          </table:table-cell>
          <table:table-cell office:value-type="float" office:value="101.220261">
            <text:p>101,220261</text:p>
          </table:table-cell>
          <table:table-cell office:value-type="float" office:value="102.408469">
            <text:p>102,408469</text:p>
          </table:table-cell>
          <table:table-cell office:value-type="float" office:value="94.044681">
            <text:p>94,044681</text:p>
          </table:table-cell>
          <table:table-cell office:value-type="float" office:value="35.190357">
            <text:p>35,190357</text:p>
          </table:table-cell>
          <table:table-cell office:value-type="float" office:value="38.927388">
            <text:p>38,927388</text:p>
          </table:table-cell>
          <table:table-cell office:value-type="float" office:value="89.502477">
            <text:p>89,502477</text:p>
          </table:table-cell>
          <table:table-cell office:value-type="float" office:value="85.785647">
            <text:p>85,785647</text:p>
          </table:table-cell>
          <table:table-cell table:number-columns-repeated="491"/>
        </table:table-row>
        <table:table-row table:style-name="ro2">
          <table:table-cell office:value-type="float" office:value="69.965879">
            <text:p>69,965879</text:p>
          </table:table-cell>
          <table:table-cell office:value-type="float" office:value="58.444905">
            <text:p>58,444905</text:p>
          </table:table-cell>
          <table:table-cell office:value-type="float" office:value="116.610128">
            <text:p>116,610128</text:p>
          </table:table-cell>
          <table:table-cell office:value-type="float" office:value="93.940821">
            <text:p>93,940821</text:p>
          </table:table-cell>
          <table:table-cell office:value-type="float" office:value="80.680639">
            <text:p>80,680639</text:p>
          </table:table-cell>
          <table:table-cell office:value-type="float" office:value="87.02112">
            <text:p>87,02112</text:p>
          </table:table-cell>
          <table:table-cell office:value-type="float" office:value="27.153592">
            <text:p>27,153592</text:p>
          </table:table-cell>
          <table:table-cell office:value-type="float" office:value="29.123334">
            <text:p>29,123334</text:p>
          </table:table-cell>
          <table:table-cell office:value-type="float" office:value="78.445788">
            <text:p>78,445788</text:p>
          </table:table-cell>
          <table:table-cell office:value-type="float" office:value="71.517123">
            <text:p>71,517123</text:p>
          </table:table-cell>
          <table:table-cell table:number-columns-repeated="491"/>
        </table:table-row>
        <table:table-row table:style-name="ro2">
          <table:table-cell office:value-type="float" office:value="72.020844">
            <text:p>72,020844</text:p>
          </table:table-cell>
          <table:table-cell office:value-type="float" office:value="60.757401">
            <text:p>60,757401</text:p>
          </table:table-cell>
          <table:table-cell office:value-type="float" office:value="115.446853">
            <text:p>115,446853</text:p>
          </table:table-cell>
          <table:table-cell office:value-type="float" office:value="100.891077">
            <text:p>100,891077</text:p>
          </table:table-cell>
          <table:table-cell office:value-type="float" office:value="109.587838">
            <text:p>109,587838</text:p>
          </table:table-cell>
          <table:table-cell office:value-type="float" office:value="60.351482">
            <text:p>60,351482</text:p>
          </table:table-cell>
          <table:table-cell office:value-type="float" office:value="31.585153">
            <text:p>31,585153</text:p>
          </table:table-cell>
          <table:table-cell office:value-type="float" office:value="25.807165">
            <text:p>25,807165</text:p>
          </table:table-cell>
          <table:table-cell office:value-type="float" office:value="88.005207">
            <text:p>88,005207</text:p>
          </table:table-cell>
          <table:table-cell office:value-type="float" office:value="99.080585">
            <text:p>99,080585</text:p>
          </table:table-cell>
          <table:table-cell table:number-columns-repeated="491"/>
        </table:table-row>
        <table:table-row table:style-name="ro2">
          <table:table-cell office:value-type="float" office:value="57.064779">
            <text:p>57,064779</text:p>
          </table:table-cell>
          <table:table-cell office:value-type="float" office:value="67.514003">
            <text:p>67,514003</text:p>
          </table:table-cell>
          <table:table-cell office:value-type="float" office:value="104.950714">
            <text:p>104,950714</text:p>
          </table:table-cell>
          <table:table-cell office:value-type="float" office:value="101.399757">
            <text:p>101,399757</text:p>
          </table:table-cell>
          <table:table-cell office:value-type="float" office:value="85.839861">
            <text:p>85,839861</text:p>
          </table:table-cell>
          <table:table-cell office:value-type="float" office:value="75.255077">
            <text:p>75,255077</text:p>
          </table:table-cell>
          <table:table-cell office:value-type="float" office:value="29.981962">
            <text:p>29,981962</text:p>
          </table:table-cell>
          <table:table-cell office:value-type="float" office:value="31.25548">
            <text:p>31,25548</text:p>
          </table:table-cell>
          <table:table-cell office:value-type="float" office:value="73.884252">
            <text:p>73,884252</text:p>
          </table:table-cell>
          <table:table-cell office:value-type="float" office:value="79.291389">
            <text:p>79,291389</text:p>
          </table:table-cell>
          <table:table-cell table:number-columns-repeated="491"/>
        </table:table-row>
        <table:table-row table:style-name="ro2">
          <table:table-cell office:value-type="float" office:value="59.368165">
            <text:p>59,368165</text:p>
          </table:table-cell>
          <table:table-cell office:value-type="float" office:value="54.33398">
            <text:p>54,33398</text:p>
          </table:table-cell>
          <table:table-cell office:value-type="float" office:value="93.915633">
            <text:p>93,915633</text:p>
          </table:table-cell>
          <table:table-cell office:value-type="float" office:value="124.999258">
            <text:p>124,999258</text:p>
          </table:table-cell>
          <table:table-cell office:value-type="float" office:value="97.184142">
            <text:p>97,184142</text:p>
          </table:table-cell>
          <table:table-cell office:value-type="float" office:value="77.546853">
            <text:p>77,546853</text:p>
          </table:table-cell>
          <table:table-cell office:value-type="float" office:value="33.124154">
            <text:p>33,124154</text:p>
          </table:table-cell>
          <table:table-cell office:value-type="float" office:value="46.670729">
            <text:p>46,670729</text:p>
          </table:table-cell>
          <table:table-cell office:value-type="float" office:value="69.694971">
            <text:p>69,694971</text:p>
          </table:table-cell>
          <table:table-cell office:value-type="float" office:value="100.433759">
            <text:p>100,433759</text:p>
          </table:table-cell>
          <table:table-cell table:number-columns-repeated="491"/>
        </table:table-row>
        <table:table-row table:style-name="ro2">
          <table:table-cell office:value-type="float" office:value="66.328902">
            <text:p>66,328902</text:p>
          </table:table-cell>
          <table:table-cell office:value-type="float" office:value="85.625345">
            <text:p>85,625345</text:p>
          </table:table-cell>
          <table:table-cell office:value-type="float" office:value="110.125322">
            <text:p>110,125322</text:p>
          </table:table-cell>
          <table:table-cell office:value-type="float" office:value="96.832033">
            <text:p>96,832033</text:p>
          </table:table-cell>
          <table:table-cell office:value-type="float" office:value="87.7551">
            <text:p>87,7551</text:p>
          </table:table-cell>
          <table:table-cell office:value-type="float" office:value="90.521748">
            <text:p>90,521748</text:p>
          </table:table-cell>
          <table:table-cell office:value-type="float" office:value="37.518516">
            <text:p>37,518516</text:p>
          </table:table-cell>
          <table:table-cell office:value-type="float" office:value="38.781772">
            <text:p>38,781772</text:p>
          </table:table-cell>
          <table:table-cell office:value-type="float" office:value="97.028294">
            <text:p>97,028294</text:p>
          </table:table-cell>
          <table:table-cell office:value-type="float" office:value="93.587821">
            <text:p>93,587821</text:p>
          </table:table-cell>
          <table:table-cell table:number-columns-repeated="491"/>
        </table:table-row>
        <table:table-row table:style-name="ro2">
          <table:table-cell office:value-type="float" office:value="67.699514">
            <text:p>67,699514</text:p>
          </table:table-cell>
          <table:table-cell office:value-type="float" office:value="51.885338">
            <text:p>51,885338</text:p>
          </table:table-cell>
          <table:table-cell office:value-type="float" office:value="133.019395">
            <text:p>133,019395</text:p>
          </table:table-cell>
          <table:table-cell office:value-type="float" office:value="129.568492">
            <text:p>129,568492</text:p>
          </table:table-cell>
          <table:table-cell office:value-type="float" office:value="86.383705">
            <text:p>86,383705</text:p>
          </table:table-cell>
          <table:table-cell office:value-type="float" office:value="107.081">
            <text:p>107,081</text:p>
          </table:table-cell>
          <table:table-cell office:value-type="float" office:value="30.862623">
            <text:p>30,862623</text:p>
          </table:table-cell>
          <table:table-cell office:value-type="float" office:value="24.386071">
            <text:p>24,386071</text:p>
          </table:table-cell>
          <table:table-cell office:value-type="float" office:value="110.940364">
            <text:p>110,940364</text:p>
          </table:table-cell>
          <table:table-cell office:value-type="float" office:value="84.081039">
            <text:p>84,081039</text:p>
          </table:table-cell>
          <table:table-cell table:number-columns-repeated="491"/>
        </table:table-row>
        <table:table-row table:style-name="ro2">
          <table:table-cell office:value-type="float" office:value="71.082327">
            <text:p>71,082327</text:p>
          </table:table-cell>
          <table:table-cell office:value-type="float" office:value="50.137876">
            <text:p>50,137876</text:p>
          </table:table-cell>
          <table:table-cell office:value-type="float" office:value="100.427503">
            <text:p>100,427503</text:p>
          </table:table-cell>
          <table:table-cell office:value-type="float" office:value="137.967897">
            <text:p>137,967897</text:p>
          </table:table-cell>
          <table:table-cell office:value-type="float" office:value="101.617022">
            <text:p>101,617022</text:p>
          </table:table-cell>
          <table:table-cell office:value-type="float" office:value="89.585242">
            <text:p>89,585242</text:p>
          </table:table-cell>
          <table:table-cell office:value-type="float" office:value="28.502744">
            <text:p>28,502744</text:p>
          </table:table-cell>
          <table:table-cell office:value-type="float" office:value="27.373631">
            <text:p>27,373631</text:p>
          </table:table-cell>
          <table:table-cell office:value-type="float" office:value="94.155063">
            <text:p>94,155063</text:p>
          </table:table-cell>
          <table:table-cell office:value-type="float" office:value="89.666922">
            <text:p>89,666922</text:p>
          </table:table-cell>
          <table:table-cell table:number-columns-repeated="491"/>
        </table:table-row>
        <table:table-row table:style-name="ro2">
          <table:table-cell office:value-type="float" office:value="64.744681">
            <text:p>64,744681</text:p>
          </table:table-cell>
          <table:table-cell office:value-type="float" office:value="53.643989">
            <text:p>53,643989</text:p>
          </table:table-cell>
          <table:table-cell office:value-type="float" office:value="122.939681">
            <text:p>122,939681</text:p>
          </table:table-cell>
          <table:table-cell office:value-type="float" office:value="103.629549">
            <text:p>103,629549</text:p>
          </table:table-cell>
          <table:table-cell office:value-type="float" office:value="95.275594">
            <text:p>95,275594</text:p>
          </table:table-cell>
          <table:table-cell office:value-type="float" office:value="72.082945">
            <text:p>72,082945</text:p>
          </table:table-cell>
          <table:table-cell office:value-type="float" office:value="30.146167">
            <text:p>30,146167</text:p>
          </table:table-cell>
          <table:table-cell office:value-type="float" office:value="35.332543">
            <text:p>35,332543</text:p>
          </table:table-cell>
          <table:table-cell office:value-type="float" office:value="105.637715">
            <text:p>105,637715</text:p>
          </table:table-cell>
          <table:table-cell office:value-type="float" office:value="69.836858">
            <text:p>69,836858</text:p>
          </table:table-cell>
          <table:table-cell table:number-columns-repeated="491"/>
        </table:table-row>
        <table:table-row table:style-name="ro2">
          <table:table-cell office:value-type="float" office:value="50.385344">
            <text:p>50,385344</text:p>
          </table:table-cell>
          <table:table-cell office:value-type="float" office:value="52.243048">
            <text:p>52,243048</text:p>
          </table:table-cell>
          <table:table-cell office:value-type="float" office:value="144.801128">
            <text:p>144,801128</text:p>
          </table:table-cell>
          <table:table-cell office:value-type="float" office:value="98.725732">
            <text:p>98,725732</text:p>
          </table:table-cell>
          <table:table-cell office:value-type="float" office:value="103.752135">
            <text:p>103,752135</text:p>
          </table:table-cell>
          <table:table-cell office:value-type="float" office:value="127.270488">
            <text:p>127,270488</text:p>
          </table:table-cell>
          <table:table-cell office:value-type="float" office:value="29.052049">
            <text:p>29,052049</text:p>
          </table:table-cell>
          <table:table-cell office:value-type="float" office:value="30.726768">
            <text:p>30,726768</text:p>
          </table:table-cell>
          <table:table-cell office:value-type="float" office:value="115.29731">
            <text:p>115,29731</text:p>
          </table:table-cell>
          <table:table-cell office:value-type="float" office:value="60.008056">
            <text:p>60,008056</text:p>
          </table:table-cell>
          <table:table-cell table:number-columns-repeated="491"/>
        </table:table-row>
        <table:table-row table:style-name="ro2">
          <table:table-cell office:value-type="float" office:value="54.659036">
            <text:p>54,659036</text:p>
          </table:table-cell>
          <table:table-cell office:value-type="float" office:value="47.43205">
            <text:p>47,43205</text:p>
          </table:table-cell>
          <table:table-cell office:value-type="float" office:value="92.879069">
            <text:p>92,879069</text:p>
          </table:table-cell>
          <table:table-cell office:value-type="float" office:value="123.105506">
            <text:p>123,105506</text:p>
          </table:table-cell>
          <table:table-cell office:value-type="float" office:value="65.313858">
            <text:p>65,313858</text:p>
          </table:table-cell>
          <table:table-cell office:value-type="float" office:value="117.246593">
            <text:p>117,246593</text:p>
          </table:table-cell>
          <table:table-cell office:value-type="float" office:value="33.607387">
            <text:p>33,607387</text:p>
          </table:table-cell>
          <table:table-cell office:value-type="float" office:value="30.825317">
            <text:p>30,825317</text:p>
          </table:table-cell>
          <table:table-cell office:value-type="float" office:value="95.846599">
            <text:p>95,846599</text:p>
          </table:table-cell>
          <table:table-cell office:value-type="float" office:value="53.719982">
            <text:p>53,719982</text:p>
          </table:table-cell>
          <table:table-cell table:number-columns-repeated="491"/>
        </table:table-row>
        <table:table-row table:style-name="ro2">
          <table:table-cell office:value-type="float" office:value="62.60357">
            <text:p>62,60357</text:p>
          </table:table-cell>
          <table:table-cell office:value-type="float" office:value="72.865979">
            <text:p>72,865979</text:p>
          </table:table-cell>
          <table:table-cell office:value-type="float" office:value="117.76009">
            <text:p>117,76009</text:p>
          </table:table-cell>
          <table:table-cell office:value-type="float" office:value="77.338213">
            <text:p>77,338213</text:p>
          </table:table-cell>
          <table:table-cell office:value-type="float" office:value="110.419812">
            <text:p>110,419812</text:p>
          </table:table-cell>
          <table:table-cell office:value-type="float" office:value="72.759242">
            <text:p>72,759242</text:p>
          </table:table-cell>
          <table:table-cell office:value-type="float" office:value="29.829665">
            <text:p>29,829665</text:p>
          </table:table-cell>
          <table:table-cell office:value-type="float" office:value="33.279211">
            <text:p>33,279211</text:p>
          </table:table-cell>
          <table:table-cell office:value-type="float" office:value="80.789701">
            <text:p>80,789701</text:p>
          </table:table-cell>
          <table:table-cell office:value-type="float" office:value="112.529483">
            <text:p>112,529483</text:p>
          </table:table-cell>
          <table:table-cell table:number-columns-repeated="491"/>
        </table:table-row>
        <table:table-row table:style-name="ro2">
          <table:table-cell office:value-type="float" office:value="79.379234">
            <text:p>79,379234</text:p>
          </table:table-cell>
          <table:table-cell office:value-type="float" office:value="60.614538">
            <text:p>60,614538</text:p>
          </table:table-cell>
          <table:table-cell office:value-type="float" office:value="115.099806">
            <text:p>115,099806</text:p>
          </table:table-cell>
          <table:table-cell office:value-type="float" office:value="100.947026">
            <text:p>100,947026</text:p>
          </table:table-cell>
          <table:table-cell office:value-type="float" office:value="84.476026">
            <text:p>84,476026</text:p>
          </table:table-cell>
          <table:table-cell office:value-type="float" office:value="101.680495">
            <text:p>101,680495</text:p>
          </table:table-cell>
          <table:table-cell office:value-type="float" office:value="42.413214">
            <text:p>42,413214</text:p>
          </table:table-cell>
          <table:table-cell office:value-type="float" office:value="30.038554">
            <text:p>30,038554</text:p>
          </table:table-cell>
          <table:table-cell office:value-type="float" office:value="82.7501">
            <text:p>82,7501</text:p>
          </table:table-cell>
          <table:table-cell office:value-type="float" office:value="78.496061">
            <text:p>78,496061</text:p>
          </table:table-cell>
          <table:table-cell table:number-columns-repeated="491"/>
        </table:table-row>
        <table:table-row table:style-name="ro2">
          <table:table-cell office:value-type="float" office:value="56.170853">
            <text:p>56,170853</text:p>
          </table:table-cell>
          <table:table-cell office:value-type="float" office:value="65.280498">
            <text:p>65,280498</text:p>
          </table:table-cell>
          <table:table-cell office:value-type="float" office:value="108.02252">
            <text:p>108,02252</text:p>
          </table:table-cell>
          <table:table-cell office:value-type="float" office:value="136.999825">
            <text:p>136,999825</text:p>
          </table:table-cell>
          <table:table-cell office:value-type="float" office:value="99.982617">
            <text:p>99,982617</text:p>
          </table:table-cell>
          <table:table-cell office:value-type="float" office:value="82.356865">
            <text:p>82,356865</text:p>
          </table:table-cell>
          <table:table-cell office:value-type="float" office:value="31.993017">
            <text:p>31,993017</text:p>
          </table:table-cell>
          <table:table-cell office:value-type="float" office:value="32.286778">
            <text:p>32,286778</text:p>
          </table:table-cell>
          <table:table-cell office:value-type="float" office:value="105.293646">
            <text:p>105,293646</text:p>
          </table:table-cell>
          <table:table-cell office:value-type="float" office:value="91.801706">
            <text:p>91,801706</text:p>
          </table:table-cell>
          <table:table-cell table:number-columns-repeated="491"/>
        </table:table-row>
        <table:table-row table:style-name="ro2">
          <table:table-cell office:value-type="float" office:value="52.650673">
            <text:p>52,650673</text:p>
          </table:table-cell>
          <table:table-cell office:value-type="float" office:value="61.09863">
            <text:p>61,09863</text:p>
          </table:table-cell>
          <table:table-cell office:value-type="float" office:value="96.416357">
            <text:p>96,416357</text:p>
          </table:table-cell>
          <table:table-cell office:value-type="float" office:value="78.34535">
            <text:p>78,34535</text:p>
          </table:table-cell>
          <table:table-cell office:value-type="float" office:value="111.189727">
            <text:p>111,189727</text:p>
          </table:table-cell>
          <table:table-cell office:value-type="float" office:value="86.569641">
            <text:p>86,569641</text:p>
          </table:table-cell>
          <table:table-cell office:value-type="float" office:value="28.808573">
            <text:p>28,808573</text:p>
          </table:table-cell>
          <table:table-cell office:value-type="float" office:value="37.958739">
            <text:p>37,958739</text:p>
          </table:table-cell>
          <table:table-cell office:value-type="float" office:value="98.622326">
            <text:p>98,622326</text:p>
          </table:table-cell>
          <table:table-cell office:value-type="float" office:value="52.733395">
            <text:p>52,733395</text:p>
          </table:table-cell>
          <table:table-cell table:number-columns-repeated="491"/>
        </table:table-row>
        <table:table-row table:style-name="ro2">
          <table:table-cell office:value-type="float" office:value="67.586196">
            <text:p>67,586196</text:p>
          </table:table-cell>
          <table:table-cell office:value-type="float" office:value="67.564356">
            <text:p>67,564356</text:p>
          </table:table-cell>
          <table:table-cell office:value-type="float" office:value="102.003252">
            <text:p>102,003252</text:p>
          </table:table-cell>
          <table:table-cell office:value-type="float" office:value="96.684662">
            <text:p>96,684662</text:p>
          </table:table-cell>
          <table:table-cell office:value-type="float" office:value="89.459368">
            <text:p>89,459368</text:p>
          </table:table-cell>
          <table:table-cell office:value-type="float" office:value="94.015063">
            <text:p>94,015063</text:p>
          </table:table-cell>
          <table:table-cell office:value-type="float" office:value="30.108816">
            <text:p>30,108816</text:p>
          </table:table-cell>
          <table:table-cell office:value-type="float" office:value="32.630831">
            <text:p>32,630831</text:p>
          </table:table-cell>
          <table:table-cell office:value-type="float" office:value="96.299698">
            <text:p>96,299698</text:p>
          </table:table-cell>
          <table:table-cell office:value-type="float" office:value="87.792259">
            <text:p>87,792259</text:p>
          </table:table-cell>
          <table:table-cell table:number-columns-repeated="491"/>
        </table:table-row>
        <table:table-row table:style-name="ro2">
          <table:table-cell office:value-type="float" office:value="59.340283">
            <text:p>59,340283</text:p>
          </table:table-cell>
          <table:table-cell office:value-type="float" office:value="63.701208">
            <text:p>63,701208</text:p>
          </table:table-cell>
          <table:table-cell office:value-type="float" office:value="114.211225">
            <text:p>114,211225</text:p>
          </table:table-cell>
          <table:table-cell office:value-type="float" office:value="85.320604">
            <text:p>85,320604</text:p>
          </table:table-cell>
          <table:table-cell office:value-type="float" office:value="96.991376">
            <text:p>96,991376</text:p>
          </table:table-cell>
          <table:table-cell office:value-type="float" office:value="90.61735">
            <text:p>90,61735</text:p>
          </table:table-cell>
          <table:table-cell office:value-type="float" office:value="33.811964">
            <text:p>33,811964</text:p>
          </table:table-cell>
          <table:table-cell office:value-type="float" office:value="29.913215">
            <text:p>29,913215</text:p>
          </table:table-cell>
          <table:table-cell office:value-type="float" office:value="66.988915">
            <text:p>66,988915</text:p>
          </table:table-cell>
          <table:table-cell office:value-type="float" office:value="114.805907">
            <text:p>114,805907</text:p>
          </table:table-cell>
          <table:table-cell table:number-columns-repeated="491"/>
        </table:table-row>
        <table:table-row table:style-name="ro2">
          <table:table-cell office:value-type="float" office:value="45.368964">
            <text:p>45,368964</text:p>
          </table:table-cell>
          <table:table-cell office:value-type="float" office:value="66.301319">
            <text:p>66,301319</text:p>
          </table:table-cell>
          <table:table-cell office:value-type="float" office:value="97.176036">
            <text:p>97,176036</text:p>
          </table:table-cell>
          <table:table-cell office:value-type="float" office:value="95.573975">
            <text:p>95,573975</text:p>
          </table:table-cell>
          <table:table-cell office:value-type="float" office:value="93.695074">
            <text:p>93,695074</text:p>
          </table:table-cell>
          <table:table-cell office:value-type="float" office:value="75.644182">
            <text:p>75,644182</text:p>
          </table:table-cell>
          <table:table-cell office:value-type="float" office:value="34.478147">
            <text:p>34,478147</text:p>
          </table:table-cell>
          <table:table-cell office:value-type="float" office:value="32.668543">
            <text:p>32,668543</text:p>
          </table:table-cell>
          <table:table-cell office:value-type="float" office:value="82.647131">
            <text:p>82,647131</text:p>
          </table:table-cell>
          <table:table-cell office:value-type="float" office:value="84.042548">
            <text:p>84,042548</text:p>
          </table:table-cell>
          <table:table-cell table:number-columns-repeated="491"/>
        </table:table-row>
        <table:table-row table:style-name="ro2">
          <table:table-cell office:value-type="float" office:value="62.35893">
            <text:p>62,35893</text:p>
          </table:table-cell>
          <table:table-cell office:value-type="float" office:value="55.681928">
            <text:p>55,681928</text:p>
          </table:table-cell>
          <table:table-cell office:value-type="float" office:value="74.079299">
            <text:p>74,079299</text:p>
          </table:table-cell>
          <table:table-cell office:value-type="float" office:value="137.905597">
            <text:p>137,905597</text:p>
          </table:table-cell>
          <table:table-cell office:value-type="float" office:value="96.526639">
            <text:p>96,526639</text:p>
          </table:table-cell>
          <table:table-cell office:value-type="float" office:value="92.553064">
            <text:p>92,553064</text:p>
          </table:table-cell>
          <table:table-cell office:value-type="float" office:value="30.609964">
            <text:p>30,609964</text:p>
          </table:table-cell>
          <table:table-cell office:value-type="float" office:value="35.372713">
            <text:p>35,372713</text:p>
          </table:table-cell>
          <table:table-cell office:value-type="float" office:value="104.606752">
            <text:p>104,606752</text:p>
          </table:table-cell>
          <table:table-cell office:value-type="float" office:value="92.935649">
            <text:p>92,935649</text:p>
          </table:table-cell>
          <table:table-cell table:number-columns-repeated="491"/>
        </table:table-row>
        <table:table-row table:style-name="ro2">
          <table:table-cell office:value-type="float" office:value="67.72448">
            <text:p>67,72448</text:p>
          </table:table-cell>
          <table:table-cell office:value-type="float" office:value="71.622393">
            <text:p>71,622393</text:p>
          </table:table-cell>
          <table:table-cell office:value-type="float" office:value="151.475701">
            <text:p>151,475701</text:p>
          </table:table-cell>
          <table:table-cell office:value-type="float" office:value="104.276025">
            <text:p>104,276025</text:p>
          </table:table-cell>
          <table:table-cell office:value-type="float" office:value="81.163995">
            <text:p>81,163995</text:p>
          </table:table-cell>
          <table:table-cell office:value-type="float" office:value="85.242434">
            <text:p>85,242434</text:p>
          </table:table-cell>
          <table:table-cell office:value-type="float" office:value="28.64744">
            <text:p>28,64744</text:p>
          </table:table-cell>
          <table:table-cell office:value-type="float" office:value="37.117344">
            <text:p>37,117344</text:p>
          </table:table-cell>
          <table:table-cell office:value-type="float" office:value="113.199283">
            <text:p>113,199283</text:p>
          </table:table-cell>
          <table:table-cell office:value-type="float" office:value="137.271609">
            <text:p>137,271609</text:p>
          </table:table-cell>
          <table:table-cell table:number-columns-repeated="491"/>
        </table:table-row>
        <table:table-row table:style-name="ro2">
          <table:table-cell office:value-type="float" office:value="61.708204">
            <text:p>61,708204</text:p>
          </table:table-cell>
          <table:table-cell office:value-type="float" office:value="52.798288">
            <text:p>52,798288</text:p>
          </table:table-cell>
          <table:table-cell office:value-type="float" office:value="113.57134">
            <text:p>113,57134</text:p>
          </table:table-cell>
          <table:table-cell office:value-type="float" office:value="84.868831">
            <text:p>84,868831</text:p>
          </table:table-cell>
          <table:table-cell office:value-type="float" office:value="88.653117">
            <text:p>88,653117</text:p>
          </table:table-cell>
          <table:table-cell office:value-type="float" office:value="85.200828">
            <text:p>85,200828</text:p>
          </table:table-cell>
          <table:table-cell office:value-type="float" office:value="35.949264">
            <text:p>35,949264</text:p>
          </table:table-cell>
          <table:table-cell office:value-type="float" office:value="31.336376">
            <text:p>31,336376</text:p>
          </table:table-cell>
          <table:table-cell office:value-type="float" office:value="93.071888">
            <text:p>93,071888</text:p>
          </table:table-cell>
          <table:table-cell office:value-type="float" office:value="97.889303">
            <text:p>97,889303</text:p>
          </table:table-cell>
          <table:table-cell table:number-columns-repeated="491"/>
        </table:table-row>
        <table:table-row table:style-name="ro2">
          <table:table-cell office:value-type="float" office:value="52.820882">
            <text:p>52,820882</text:p>
          </table:table-cell>
          <table:table-cell office:value-type="float" office:value="82.416215">
            <text:p>82,416215</text:p>
          </table:table-cell>
          <table:table-cell office:value-type="float" office:value="115.674682">
            <text:p>115,674682</text:p>
          </table:table-cell>
          <table:table-cell office:value-type="float" office:value="122.458795">
            <text:p>122,458795</text:p>
          </table:table-cell>
          <table:table-cell office:value-type="float" office:value="100.414678">
            <text:p>100,414678</text:p>
          </table:table-cell>
          <table:table-cell office:value-type="float" office:value="93.809854">
            <text:p>93,809854</text:p>
          </table:table-cell>
          <table:table-cell office:value-type="float" office:value="37.732483">
            <text:p>37,732483</text:p>
          </table:table-cell>
          <table:table-cell office:value-type="float" office:value="36.860521">
            <text:p>36,860521</text:p>
          </table:table-cell>
          <table:table-cell office:value-type="float" office:value="89.617588">
            <text:p>89,617588</text:p>
          </table:table-cell>
          <table:table-cell office:value-type="float" office:value="108.895373">
            <text:p>108,895373</text:p>
          </table:table-cell>
          <table:table-cell table:number-columns-repeated="491"/>
        </table:table-row>
        <table:table-row table:style-name="ro2">
          <table:table-cell office:value-type="float" office:value="53.543888">
            <text:p>53,543888</text:p>
          </table:table-cell>
          <table:table-cell office:value-type="float" office:value="67.013782">
            <text:p>67,013782</text:p>
          </table:table-cell>
          <table:table-cell office:value-type="float" office:value="83.991888">
            <text:p>83,991888</text:p>
          </table:table-cell>
          <table:table-cell office:value-type="float" office:value="87.049152">
            <text:p>87,049152</text:p>
          </table:table-cell>
          <table:table-cell office:value-type="float" office:value="99.831083">
            <text:p>99,831083</text:p>
          </table:table-cell>
          <table:table-cell office:value-type="float" office:value="90.958566">
            <text:p>90,958566</text:p>
          </table:table-cell>
          <table:table-cell office:value-type="float" office:value="31.768232">
            <text:p>31,768232</text:p>
          </table:table-cell>
          <table:table-cell office:value-type="float" office:value="34.815211">
            <text:p>34,815211</text:p>
          </table:table-cell>
          <table:table-cell office:value-type="float" office:value="92.424649">
            <text:p>92,424649</text:p>
          </table:table-cell>
          <table:table-cell office:value-type="float" office:value="64.654979">
            <text:p>64,654979</text:p>
          </table:table-cell>
          <table:table-cell table:number-columns-repeated="491"/>
        </table:table-row>
        <table:table-row table:style-name="ro2">
          <table:table-cell office:value-type="float" office:value="57.702073">
            <text:p>57,702073</text:p>
          </table:table-cell>
          <table:table-cell office:value-type="float" office:value="79.313679">
            <text:p>79,313679</text:p>
          </table:table-cell>
          <table:table-cell office:value-type="float" office:value="109.724227">
            <text:p>109,724227</text:p>
          </table:table-cell>
          <table:table-cell office:value-type="float" office:value="129.266432">
            <text:p>129,266432</text:p>
          </table:table-cell>
          <table:table-cell office:value-type="float" office:value="83.616577">
            <text:p>83,616577</text:p>
          </table:table-cell>
          <table:table-cell office:value-type="float" office:value="87.243974">
            <text:p>87,243974</text:p>
          </table:table-cell>
          <table:table-cell office:value-type="float" office:value="32.894215">
            <text:p>32,894215</text:p>
          </table:table-cell>
          <table:table-cell office:value-type="float" office:value="37.67253">
            <text:p>37,67253</text:p>
          </table:table-cell>
          <table:table-cell office:value-type="float" office:value="83.826125">
            <text:p>83,826125</text:p>
          </table:table-cell>
          <table:table-cell office:value-type="float" office:value="147.738336">
            <text:p>147,738336</text:p>
          </table:table-cell>
          <table:table-cell table:number-columns-repeated="491"/>
        </table:table-row>
        <table:table-row table:style-name="ro2">
          <table:table-cell office:value-type="float" office:value="52.810066">
            <text:p>52,810066</text:p>
          </table:table-cell>
          <table:table-cell office:value-type="float" office:value="47.337118">
            <text:p>47,337118</text:p>
          </table:table-cell>
          <table:table-cell office:value-type="float" office:value="112.167063">
            <text:p>112,167063</text:p>
          </table:table-cell>
          <table:table-cell office:value-type="float" office:value="90.896602">
            <text:p>90,896602</text:p>
          </table:table-cell>
          <table:table-cell office:value-type="float" office:value="83.310362">
            <text:p>83,310362</text:p>
          </table:table-cell>
          <table:table-cell office:value-type="float" office:value="114.084789">
            <text:p>114,084789</text:p>
          </table:table-cell>
          <table:table-cell office:value-type="float" office:value="36.144417">
            <text:p>36,144417</text:p>
          </table:table-cell>
          <table:table-cell office:value-type="float" office:value="36.479561">
            <text:p>36,479561</text:p>
          </table:table-cell>
          <table:table-cell office:value-type="float" office:value="132.690661">
            <text:p>132,690661</text:p>
          </table:table-cell>
          <table:table-cell office:value-type="float" office:value="70.745325">
            <text:p>70,745325</text:p>
          </table:table-cell>
          <table:table-cell table:number-columns-repeated="491"/>
        </table:table-row>
        <table:table-row table:style-name="ro2">
          <table:table-cell office:value-type="float" office:value="47.091058">
            <text:p>47,091058</text:p>
          </table:table-cell>
          <table:table-cell office:value-type="float" office:value="49.449372">
            <text:p>49,449372</text:p>
          </table:table-cell>
          <table:table-cell office:value-type="float" office:value="121.717676">
            <text:p>121,717676</text:p>
          </table:table-cell>
          <table:table-cell office:value-type="float" office:value="110.770495">
            <text:p>110,770495</text:p>
          </table:table-cell>
          <table:table-cell office:value-type="float" office:value="71.901823">
            <text:p>71,901823</text:p>
          </table:table-cell>
          <table:table-cell office:value-type="float" office:value="104.969329">
            <text:p>104,969329</text:p>
          </table:table-cell>
          <table:table-cell office:value-type="float" office:value="31.308562">
            <text:p>31,308562</text:p>
          </table:table-cell>
          <table:table-cell office:value-type="float" office:value="38.08744">
            <text:p>38,08744</text:p>
          </table:table-cell>
          <table:table-cell office:value-type="float" office:value="97.064318">
            <text:p>97,064318</text:p>
          </table:table-cell>
          <table:table-cell office:value-type="float" office:value="152.945747">
            <text:p>152,945747</text:p>
          </table:table-cell>
          <table:table-cell table:number-columns-repeated="491"/>
        </table:table-row>
        <table:table-row table:style-name="ro2">
          <table:table-cell office:value-type="float" office:value="48.100406">
            <text:p>48,100406</text:p>
          </table:table-cell>
          <table:table-cell office:value-type="float" office:value="77.300769">
            <text:p>77,300769</text:p>
          </table:table-cell>
          <table:table-cell office:value-type="float" office:value="97.106321">
            <text:p>97,106321</text:p>
          </table:table-cell>
          <table:table-cell office:value-type="float" office:value="95.786866">
            <text:p>95,786866</text:p>
          </table:table-cell>
          <table:table-cell office:value-type="float" office:value="75.916567">
            <text:p>75,916567</text:p>
          </table:table-cell>
          <table:table-cell office:value-type="float" office:value="81.608538">
            <text:p>81,608538</text:p>
          </table:table-cell>
          <table:table-cell office:value-type="float" office:value="37.266387">
            <text:p>37,266387</text:p>
          </table:table-cell>
          <table:table-cell office:value-type="float" office:value="34.215626">
            <text:p>34,215626</text:p>
          </table:table-cell>
          <table:table-cell office:value-type="float" office:value="105.834122">
            <text:p>105,834122</text:p>
          </table:table-cell>
          <table:table-cell office:value-type="float" office:value="122.941805">
            <text:p>122,941805</text:p>
          </table:table-cell>
          <table:table-cell table:number-columns-repeated="491"/>
        </table:table-row>
        <table:table-row table:style-name="ro2">
          <table:table-cell office:value-type="float" office:value="60.239424">
            <text:p>60,239424</text:p>
          </table:table-cell>
          <table:table-cell office:value-type="float" office:value="39.116967">
            <text:p>39,116967</text:p>
          </table:table-cell>
          <table:table-cell office:value-type="float" office:value="92.897294">
            <text:p>92,897294</text:p>
          </table:table-cell>
          <table:table-cell office:value-type="float" office:value="86.080158">
            <text:p>86,080158</text:p>
          </table:table-cell>
          <table:table-cell office:value-type="float" office:value="75.229974">
            <text:p>75,229974</text:p>
          </table:table-cell>
          <table:table-cell office:value-type="float" office:value="103.21925">
            <text:p>103,21925</text:p>
          </table:table-cell>
          <table:table-cell office:value-type="float" office:value="31.303247">
            <text:p>31,303247</text:p>
          </table:table-cell>
          <table:table-cell office:value-type="float" office:value="32.561765">
            <text:p>32,561765</text:p>
          </table:table-cell>
          <table:table-cell office:value-type="float" office:value="86.839832">
            <text:p>86,839832</text:p>
          </table:table-cell>
          <table:table-cell office:value-type="float" office:value="136.19934">
            <text:p>136,19934</text:p>
          </table:table-cell>
          <table:table-cell table:number-columns-repeated="491"/>
        </table:table-row>
        <table:table-row table:style-name="ro2">
          <table:table-cell office:value-type="float" office:value="53.767255">
            <text:p>53,767255</text:p>
          </table:table-cell>
          <table:table-cell office:value-type="float" office:value="64.753168">
            <text:p>64,753168</text:p>
          </table:table-cell>
          <table:table-cell office:value-type="float" office:value="128.204997">
            <text:p>128,204997</text:p>
          </table:table-cell>
          <table:table-cell office:value-type="float" office:value="130.671882">
            <text:p>130,671882</text:p>
          </table:table-cell>
          <table:table-cell office:value-type="float" office:value="90.711342">
            <text:p>90,711342</text:p>
          </table:table-cell>
          <table:table-cell office:value-type="float" office:value="90.880437">
            <text:p>90,880437</text:p>
          </table:table-cell>
          <table:table-cell office:value-type="float" office:value="39.596417">
            <text:p>39,596417</text:p>
          </table:table-cell>
          <table:table-cell office:value-type="float" office:value="28.05274">
            <text:p>28,05274</text:p>
          </table:table-cell>
          <table:table-cell office:value-type="float" office:value="73.663234">
            <text:p>73,663234</text:p>
          </table:table-cell>
          <table:table-cell office:value-type="float" office:value="88.748253">
            <text:p>88,748253</text:p>
          </table:table-cell>
          <table:table-cell table:number-columns-repeated="491"/>
        </table:table-row>
        <table:table-row table:style-name="ro2">
          <table:table-cell office:value-type="float" office:value="57.7895">
            <text:p>57,7895</text:p>
          </table:table-cell>
          <table:table-cell office:value-type="float" office:value="38.372119">
            <text:p>38,372119</text:p>
          </table:table-cell>
          <table:table-cell office:value-type="float" office:value="101.997659">
            <text:p>101,997659</text:p>
          </table:table-cell>
          <table:table-cell office:value-type="float" office:value="77.957335">
            <text:p>77,957335</text:p>
          </table:table-cell>
          <table:table-cell office:value-type="float" office:value="88.034985">
            <text:p>88,034985</text:p>
          </table:table-cell>
          <table:table-cell office:value-type="float" office:value="61.431767">
            <text:p>61,431767</text:p>
          </table:table-cell>
          <table:table-cell office:value-type="float" office:value="28.915625">
            <text:p>28,915625</text:p>
          </table:table-cell>
          <table:table-cell office:value-type="float" office:value="41.150368">
            <text:p>41,150368</text:p>
          </table:table-cell>
          <table:table-cell office:value-type="float" office:value="107.764888">
            <text:p>107,764888</text:p>
          </table:table-cell>
          <table:table-cell office:value-type="float" office:value="84.208409">
            <text:p>84,208409</text:p>
          </table:table-cell>
          <table:table-cell table:number-columns-repeated="491"/>
        </table:table-row>
        <table:table-row table:style-name="ro2">
          <table:table-cell office:value-type="float" office:value="57.989498">
            <text:p>57,989498</text:p>
          </table:table-cell>
          <table:table-cell office:value-type="float" office:value="50.531104">
            <text:p>50,531104</text:p>
          </table:table-cell>
          <table:table-cell office:value-type="float" office:value="112.080179">
            <text:p>112,080179</text:p>
          </table:table-cell>
          <table:table-cell office:value-type="float" office:value="99.186481">
            <text:p>99,186481</text:p>
          </table:table-cell>
          <table:table-cell office:value-type="float" office:value="93.350221">
            <text:p>93,350221</text:p>
          </table:table-cell>
          <table:table-cell office:value-type="float" office:value="90.027275">
            <text:p>90,027275</text:p>
          </table:table-cell>
          <table:table-cell office:value-type="float" office:value="33.485521">
            <text:p>33,485521</text:p>
          </table:table-cell>
          <table:table-cell office:value-type="float" office:value="41.312083">
            <text:p>41,312083</text:p>
          </table:table-cell>
          <table:table-cell office:value-type="float" office:value="95.266255">
            <text:p>95,266255</text:p>
          </table:table-cell>
          <table:table-cell office:value-type="float" office:value="84.983187">
            <text:p>84,983187</text:p>
          </table:table-cell>
          <table:table-cell table:number-columns-repeated="491"/>
        </table:table-row>
        <table:table-row table:style-name="ro2">
          <table:table-cell office:value-type="float" office:value="51.173381">
            <text:p>51,173381</text:p>
          </table:table-cell>
          <table:table-cell office:value-type="float" office:value="51.879042">
            <text:p>51,879042</text:p>
          </table:table-cell>
          <table:table-cell office:value-type="float" office:value="101.208254">
            <text:p>101,208254</text:p>
          </table:table-cell>
          <table:table-cell office:value-type="float" office:value="108.54636">
            <text:p>108,54636</text:p>
          </table:table-cell>
          <table:table-cell office:value-type="float" office:value="77.274877">
            <text:p>77,274877</text:p>
          </table:table-cell>
          <table:table-cell office:value-type="float" office:value="98.673254">
            <text:p>98,673254</text:p>
          </table:table-cell>
          <table:table-cell office:value-type="float" office:value="44.210867">
            <text:p>44,210867</text:p>
          </table:table-cell>
          <table:table-cell office:value-type="float" office:value="28.595979">
            <text:p>28,595979</text:p>
          </table:table-cell>
          <table:table-cell office:value-type="float" office:value="88.281129">
            <text:p>88,281129</text:p>
          </table:table-cell>
          <table:table-cell office:value-type="float" office:value="78.470718">
            <text:p>78,470718</text:p>
          </table:table-cell>
          <table:table-cell table:number-columns-repeated="491"/>
        </table:table-row>
        <table:table-row table:style-name="ro2">
          <table:table-cell office:value-type="float" office:value="44.746179">
            <text:p>44,746179</text:p>
          </table:table-cell>
          <table:table-cell office:value-type="float" office:value="66.47216">
            <text:p>66,47216</text:p>
          </table:table-cell>
          <table:table-cell office:value-type="float" office:value="79.801922">
            <text:p>79,801922</text:p>
          </table:table-cell>
          <table:table-cell office:value-type="float" office:value="89.137068">
            <text:p>89,137068</text:p>
          </table:table-cell>
          <table:table-cell office:value-type="float" office:value="119.182172">
            <text:p>119,182172</text:p>
          </table:table-cell>
          <table:table-cell office:value-type="float" office:value="77.849701">
            <text:p>77,849701</text:p>
          </table:table-cell>
          <table:table-cell office:value-type="float" office:value="33.271468">
            <text:p>33,271468</text:p>
          </table:table-cell>
          <table:table-cell office:value-type="float" office:value="33.335404">
            <text:p>33,335404</text:p>
          </table:table-cell>
          <table:table-cell office:value-type="float" office:value="86.641617">
            <text:p>86,641617</text:p>
          </table:table-cell>
          <table:table-cell office:value-type="float" office:value="56.437509">
            <text:p>56,437509</text:p>
          </table:table-cell>
          <table:table-cell table:number-columns-repeated="491"/>
        </table:table-row>
        <table:table-row table:style-name="ro2">
          <table:table-cell office:value-type="float" office:value="57.806261">
            <text:p>57,806261</text:p>
          </table:table-cell>
          <table:table-cell office:value-type="float" office:value="51.589107">
            <text:p>51,589107</text:p>
          </table:table-cell>
          <table:table-cell office:value-type="float" office:value="100.289233">
            <text:p>100,289233</text:p>
          </table:table-cell>
          <table:table-cell office:value-type="float" office:value="118.813183">
            <text:p>118,813183</text:p>
          </table:table-cell>
          <table:table-cell office:value-type="float" office:value="78.907486">
            <text:p>78,907486</text:p>
          </table:table-cell>
          <table:table-cell office:value-type="float" office:value="90.328619">
            <text:p>90,328619</text:p>
          </table:table-cell>
          <table:table-cell office:value-type="float" office:value="32.967064">
            <text:p>32,967064</text:p>
          </table:table-cell>
          <table:table-cell office:value-type="float" office:value="39.178371">
            <text:p>39,178371</text:p>
          </table:table-cell>
          <table:table-cell office:value-type="float" office:value="95.281855">
            <text:p>95,281855</text:p>
          </table:table-cell>
          <table:table-cell office:value-type="float" office:value="114.141182">
            <text:p>114,141182</text:p>
          </table:table-cell>
          <table:table-cell table:number-columns-repeated="491"/>
        </table:table-row>
        <table:table-row table:style-name="ro2">
          <table:table-cell office:value-type="float" office:value="73.261835">
            <text:p>73,261835</text:p>
          </table:table-cell>
          <table:table-cell office:value-type="float" office:value="66.543241">
            <text:p>66,543241</text:p>
          </table:table-cell>
          <table:table-cell office:value-type="float" office:value="93.367493">
            <text:p>93,367493</text:p>
          </table:table-cell>
          <table:table-cell office:value-type="float" office:value="153.481716">
            <text:p>153,481716</text:p>
          </table:table-cell>
          <table:table-cell office:value-type="float" office:value="73.408324">
            <text:p>73,408324</text:p>
          </table:table-cell>
          <table:table-cell office:value-type="float" office:value="79.885854">
            <text:p>79,885854</text:p>
          </table:table-cell>
          <table:table-cell office:value-type="float" office:value="37.922345">
            <text:p>37,922345</text:p>
          </table:table-cell>
          <table:table-cell office:value-type="float" office:value="34.400532">
            <text:p>34,400532</text:p>
          </table:table-cell>
          <table:table-cell office:value-type="float" office:value="126.975918">
            <text:p>126,975918</text:p>
          </table:table-cell>
          <table:table-cell office:value-type="float" office:value="90.482215">
            <text:p>90,482215</text:p>
          </table:table-cell>
          <table:table-cell table:number-columns-repeated="491"/>
        </table:table-row>
        <table:table-row table:style-name="ro2">
          <table:table-cell office:value-type="float" office:value="51.61872">
            <text:p>51,61872</text:p>
          </table:table-cell>
          <table:table-cell office:value-type="float" office:value="58.046867">
            <text:p>58,046867</text:p>
          </table:table-cell>
          <table:table-cell office:value-type="float" office:value="106.638977">
            <text:p>106,638977</text:p>
          </table:table-cell>
          <table:table-cell office:value-type="float" office:value="95.513612">
            <text:p>95,513612</text:p>
          </table:table-cell>
          <table:table-cell office:value-type="float" office:value="82.548344">
            <text:p>82,548344</text:p>
          </table:table-cell>
          <table:table-cell office:value-type="float" office:value="82.018263">
            <text:p>82,018263</text:p>
          </table:table-cell>
          <table:table-cell office:value-type="float" office:value="41.456061">
            <text:p>41,456061</text:p>
          </table:table-cell>
          <table:table-cell office:value-type="float" office:value="33.895995">
            <text:p>33,895995</text:p>
          </table:table-cell>
          <table:table-cell office:value-type="float" office:value="90.421984">
            <text:p>90,421984</text:p>
          </table:table-cell>
          <table:table-cell office:value-type="float" office:value="62.291247">
            <text:p>62,291247</text:p>
          </table:table-cell>
          <table:table-cell table:number-columns-repeated="491"/>
        </table:table-row>
        <table:table-row table:style-name="ro2">
          <table:table-cell office:value-type="float" office:value="57.291136">
            <text:p>57,291136</text:p>
          </table:table-cell>
          <table:table-cell office:value-type="float" office:value="62.822224">
            <text:p>62,822224</text:p>
          </table:table-cell>
          <table:table-cell office:value-type="float" office:value="83.25793">
            <text:p>83,25793</text:p>
          </table:table-cell>
          <table:table-cell office:value-type="float" office:value="102.686504">
            <text:p>102,686504</text:p>
          </table:table-cell>
          <table:table-cell office:value-type="float" office:value="90.681277">
            <text:p>90,681277</text:p>
          </table:table-cell>
          <table:table-cell office:value-type="float" office:value="89.814841">
            <text:p>89,814841</text:p>
          </table:table-cell>
          <table:table-cell office:value-type="float" office:value="33.341726">
            <text:p>33,341726</text:p>
          </table:table-cell>
          <table:table-cell office:value-type="float" office:value="40.941747">
            <text:p>40,941747</text:p>
          </table:table-cell>
          <table:table-cell office:value-type="float" office:value="109.564126">
            <text:p>109,564126</text:p>
          </table:table-cell>
          <table:table-cell office:value-type="float" office:value="80.717189">
            <text:p>80,717189</text:p>
          </table:table-cell>
          <table:table-cell table:number-columns-repeated="491"/>
        </table:table-row>
        <table:table-row table:style-name="ro2">
          <table:table-cell office:value-type="float" office:value="64.601423">
            <text:p>64,601423</text:p>
          </table:table-cell>
          <table:table-cell office:value-type="float" office:value="63.35829">
            <text:p>63,35829</text:p>
          </table:table-cell>
          <table:table-cell office:value-type="float" office:value="83.514603">
            <text:p>83,514603</text:p>
          </table:table-cell>
          <table:table-cell office:value-type="float" office:value="78.104823">
            <text:p>78,104823</text:p>
          </table:table-cell>
          <table:table-cell office:value-type="float" office:value="122.416028">
            <text:p>122,416028</text:p>
          </table:table-cell>
          <table:table-cell office:value-type="float" office:value="137.424121">
            <text:p>137,424121</text:p>
          </table:table-cell>
          <table:table-cell office:value-type="float" office:value="31.402166">
            <text:p>31,402166</text:p>
          </table:table-cell>
          <table:table-cell office:value-type="float" office:value="28.498371">
            <text:p>28,498371</text:p>
          </table:table-cell>
          <table:table-cell office:value-type="float" office:value="104.997214">
            <text:p>104,997214</text:p>
          </table:table-cell>
          <table:table-cell office:value-type="float" office:value="87.912028">
            <text:p>87,912028</text:p>
          </table:table-cell>
          <table:table-cell table:number-columns-repeated="491"/>
        </table:table-row>
        <table:table-row table:style-name="ro2">
          <table:table-cell office:value-type="float" office:value="63.631455">
            <text:p>63,631455</text:p>
          </table:table-cell>
          <table:table-cell office:value-type="float" office:value="53.13105">
            <text:p>53,13105</text:p>
          </table:table-cell>
          <table:table-cell office:value-type="float" office:value="82.202169">
            <text:p>82,202169</text:p>
          </table:table-cell>
          <table:table-cell office:value-type="float" office:value="126.266849">
            <text:p>126,266849</text:p>
          </table:table-cell>
          <table:table-cell office:value-type="float" office:value="67.708204">
            <text:p>67,708204</text:p>
          </table:table-cell>
          <table:table-cell office:value-type="float" office:value="72.498458">
            <text:p>72,498458</text:p>
          </table:table-cell>
          <table:table-cell office:value-type="float" office:value="37.996466">
            <text:p>37,996466</text:p>
          </table:table-cell>
          <table:table-cell office:value-type="float" office:value="34.974652">
            <text:p>34,974652</text:p>
          </table:table-cell>
          <table:table-cell office:value-type="float" office:value="94.064606">
            <text:p>94,064606</text:p>
          </table:table-cell>
          <table:table-cell office:value-type="float" office:value="74.078803">
            <text:p>74,078803</text:p>
          </table:table-cell>
          <table:table-cell table:number-columns-repeated="491"/>
        </table:table-row>
        <table:table-row table:style-name="ro2">
          <table:table-cell office:value-type="float" office:value="54.283215">
            <text:p>54,283215</text:p>
          </table:table-cell>
          <table:table-cell office:value-type="float" office:value="75.207582">
            <text:p>75,207582</text:p>
          </table:table-cell>
          <table:table-cell office:value-type="float" office:value="98.365274">
            <text:p>98,365274</text:p>
          </table:table-cell>
          <table:table-cell office:value-type="float" office:value="121.582545">
            <text:p>121,582545</text:p>
          </table:table-cell>
          <table:table-cell office:value-type="float" office:value="69.493393">
            <text:p>69,493393</text:p>
          </table:table-cell>
          <table:table-cell office:value-type="float" office:value="96.016006">
            <text:p>96,016006</text:p>
          </table:table-cell>
          <table:table-cell office:value-type="float" office:value="41.99569">
            <text:p>41,99569</text:p>
          </table:table-cell>
          <table:table-cell office:value-type="float" office:value="32.168241">
            <text:p>32,168241</text:p>
          </table:table-cell>
          <table:table-cell office:value-type="float" office:value="81.837451">
            <text:p>81,837451</text:p>
          </table:table-cell>
          <table:table-cell office:value-type="float" office:value="80.754164">
            <text:p>80,754164</text:p>
          </table:table-cell>
          <table:table-cell table:number-columns-repeated="491"/>
        </table:table-row>
        <table:table-row table:style-name="ro2">
          <table:table-cell office:value-type="float" office:value="53.58807">
            <text:p>53,58807</text:p>
          </table:table-cell>
          <table:table-cell office:value-type="float" office:value="58.728702">
            <text:p>58,728702</text:p>
          </table:table-cell>
          <table:table-cell office:value-type="float" office:value="104.055345">
            <text:p>104,055345</text:p>
          </table:table-cell>
          <table:table-cell office:value-type="float" office:value="91.258738">
            <text:p>91,258738</text:p>
          </table:table-cell>
          <table:table-cell office:value-type="float" office:value="80.908385">
            <text:p>80,908385</text:p>
          </table:table-cell>
          <table:table-cell office:value-type="float" office:value="88.823304">
            <text:p>88,823304</text:p>
          </table:table-cell>
          <table:table-cell office:value-type="float" office:value="37.311242">
            <text:p>37,311242</text:p>
          </table:table-cell>
          <table:table-cell office:value-type="float" office:value="27.014705">
            <text:p>27,014705</text:p>
          </table:table-cell>
          <table:table-cell office:value-type="float" office:value="90.681707">
            <text:p>90,681707</text:p>
          </table:table-cell>
          <table:table-cell office:value-type="float" office:value="63.547663">
            <text:p>63,547663</text:p>
          </table:table-cell>
          <table:table-cell table:number-columns-repeated="491"/>
        </table:table-row>
        <table:table-row table:style-name="ro2">
          <table:table-cell office:value-type="float" office:value="48.213688">
            <text:p>48,213688</text:p>
          </table:table-cell>
          <table:table-cell office:value-type="float" office:value="63.406565">
            <text:p>63,406565</text:p>
          </table:table-cell>
          <table:table-cell office:value-type="float" office:value="88.679899">
            <text:p>88,679899</text:p>
          </table:table-cell>
          <table:table-cell office:value-type="float" office:value="98.088403">
            <text:p>98,088403</text:p>
          </table:table-cell>
          <table:table-cell office:value-type="float" office:value="88.800963">
            <text:p>88,800963</text:p>
          </table:table-cell>
          <table:table-cell office:value-type="float" office:value="55.515301">
            <text:p>55,515301</text:p>
          </table:table-cell>
          <table:table-cell office:value-type="float" office:value="33.479813">
            <text:p>33,479813</text:p>
          </table:table-cell>
          <table:table-cell office:value-type="float" office:value="33.087331">
            <text:p>33,087331</text:p>
          </table:table-cell>
          <table:table-cell office:value-type="float" office:value="103.362035">
            <text:p>103,362035</text:p>
          </table:table-cell>
          <table:table-cell office:value-type="float" office:value="85.537943">
            <text:p>85,537943</text:p>
          </table:table-cell>
          <table:table-cell table:number-columns-repeated="491"/>
        </table:table-row>
        <table:table-row table:style-name="ro2">
          <table:table-cell office:value-type="float" office:value="55.186166">
            <text:p>55,186166</text:p>
          </table:table-cell>
          <table:table-cell office:value-type="float" office:value="42.85749">
            <text:p>42,85749</text:p>
          </table:table-cell>
          <table:table-cell office:value-type="float" office:value="100.17978">
            <text:p>100,17978</text:p>
          </table:table-cell>
          <table:table-cell office:value-type="float" office:value="105.998656">
            <text:p>105,998656</text:p>
          </table:table-cell>
          <table:table-cell office:value-type="float" office:value="114.607039">
            <text:p>114,607039</text:p>
          </table:table-cell>
          <table:table-cell office:value-type="float" office:value="59.344146">
            <text:p>59,344146</text:p>
          </table:table-cell>
          <table:table-cell office:value-type="float" office:value="32.691708">
            <text:p>32,691708</text:p>
          </table:table-cell>
          <table:table-cell office:value-type="float" office:value="29.073963">
            <text:p>29,073963</text:p>
          </table:table-cell>
          <table:table-cell office:value-type="float" office:value="97.279648">
            <text:p>97,279648</text:p>
          </table:table-cell>
          <table:table-cell office:value-type="float" office:value="129.385001">
            <text:p>129,385001</text:p>
          </table:table-cell>
          <table:table-cell table:number-columns-repeated="491"/>
        </table:table-row>
        <table:table-row table:style-name="ro2">
          <table:table-cell office:value-type="float" office:value="46.504454">
            <text:p>46,504454</text:p>
          </table:table-cell>
          <table:table-cell office:value-type="float" office:value="43.48425">
            <text:p>43,48425</text:p>
          </table:table-cell>
          <table:table-cell office:value-type="float" office:value="90.83631">
            <text:p>90,83631</text:p>
          </table:table-cell>
          <table:table-cell office:value-type="float" office:value="79.445784">
            <text:p>79,445784</text:p>
          </table:table-cell>
          <table:table-cell office:value-type="float" office:value="78.849539">
            <text:p>78,849539</text:p>
          </table:table-cell>
          <table:table-cell office:value-type="float" office:value="116.954215">
            <text:p>116,954215</text:p>
          </table:table-cell>
          <table:table-cell office:value-type="float" office:value="31.463073">
            <text:p>31,463073</text:p>
          </table:table-cell>
          <table:table-cell office:value-type="float" office:value="29.63759">
            <text:p>29,63759</text:p>
          </table:table-cell>
          <table:table-cell office:value-type="float" office:value="80.697152">
            <text:p>80,697152</text:p>
          </table:table-cell>
          <table:table-cell office:value-type="float" office:value="70.600258">
            <text:p>70,600258</text:p>
          </table:table-cell>
          <table:table-cell table:number-columns-repeated="491"/>
        </table:table-row>
        <table:table-row table:style-name="ro2">
          <table:table-cell office:value-type="float" office:value="58.685254">
            <text:p>58,685254</text:p>
          </table:table-cell>
          <table:table-cell office:value-type="float" office:value="57.110621">
            <text:p>57,110621</text:p>
          </table:table-cell>
          <table:table-cell office:value-type="float" office:value="100.930437">
            <text:p>100,930437</text:p>
          </table:table-cell>
          <table:table-cell office:value-type="float" office:value="97.539713">
            <text:p>97,539713</text:p>
          </table:table-cell>
          <table:table-cell office:value-type="float" office:value="65.509488">
            <text:p>65,509488</text:p>
          </table:table-cell>
          <table:table-cell office:value-type="float" office:value="93.894214">
            <text:p>93,894214</text:p>
          </table:table-cell>
          <table:table-cell office:value-type="float" office:value="34.318155">
            <text:p>34,318155</text:p>
          </table:table-cell>
          <table:table-cell office:value-type="float" office:value="36.904804">
            <text:p>36,904804</text:p>
          </table:table-cell>
          <table:table-cell office:value-type="float" office:value="103.056305">
            <text:p>103,056305</text:p>
          </table:table-cell>
          <table:table-cell office:value-type="float" office:value="90.737496">
            <text:p>90,737496</text:p>
          </table:table-cell>
          <table:table-cell table:number-columns-repeated="491"/>
        </table:table-row>
        <table:table-row table:style-name="ro2">
          <table:table-cell office:value-type="float" office:value="51.134128">
            <text:p>51,134128</text:p>
          </table:table-cell>
          <table:table-cell office:value-type="float" office:value="41.943437">
            <text:p>41,943437</text:p>
          </table:table-cell>
          <table:table-cell office:value-type="float" office:value="96.391572">
            <text:p>96,391572</text:p>
          </table:table-cell>
          <table:table-cell office:value-type="float" office:value="79.18448">
            <text:p>79,18448</text:p>
          </table:table-cell>
          <table:table-cell office:value-type="float" office:value="106.892123">
            <text:p>106,892123</text:p>
          </table:table-cell>
          <table:table-cell office:value-type="float" office:value="54.457322">
            <text:p>54,457322</text:p>
          </table:table-cell>
          <table:table-cell office:value-type="float" office:value="29.294924">
            <text:p>29,294924</text:p>
          </table:table-cell>
          <table:table-cell office:value-type="float" office:value="47.927808">
            <text:p>47,927808</text:p>
          </table:table-cell>
          <table:table-cell office:value-type="float" office:value="83.349837">
            <text:p>83,349837</text:p>
          </table:table-cell>
          <table:table-cell office:value-type="float" office:value="104.29646">
            <text:p>104,29646</text:p>
          </table:table-cell>
          <table:table-cell table:number-columns-repeated="491"/>
        </table:table-row>
        <table:table-row table:style-name="ro2">
          <table:table-cell office:value-type="float" office:value="54.557164">
            <text:p>54,557164</text:p>
          </table:table-cell>
          <table:table-cell office:value-type="float" office:value="54.670481">
            <text:p>54,670481</text:p>
          </table:table-cell>
          <table:table-cell office:value-type="float" office:value="81.465836">
            <text:p>81,465836</text:p>
          </table:table-cell>
          <table:table-cell office:value-type="float" office:value="104.265227">
            <text:p>104,265227</text:p>
          </table:table-cell>
          <table:table-cell office:value-type="float" office:value="97.904605">
            <text:p>97,904605</text:p>
          </table:table-cell>
          <table:table-cell office:value-type="float" office:value="62.737711">
            <text:p>62,737711</text:p>
          </table:table-cell>
          <table:table-cell office:value-type="float" office:value="30.367467">
            <text:p>30,367467</text:p>
          </table:table-cell>
          <table:table-cell office:value-type="float" office:value="26.313937">
            <text:p>26,313937</text:p>
          </table:table-cell>
          <table:table-cell office:value-type="float" office:value="94.088737">
            <text:p>94,088737</text:p>
          </table:table-cell>
          <table:table-cell office:value-type="float" office:value="94.928537">
            <text:p>94,928537</text:p>
          </table:table-cell>
          <table:table-cell table:number-columns-repeated="491"/>
        </table:table-row>
        <table:table-row table:style-name="ro2">
          <table:table-cell office:value-type="float" office:value="65.036655">
            <text:p>65,036655</text:p>
          </table:table-cell>
          <table:table-cell office:value-type="float" office:value="37.149783">
            <text:p>37,149783</text:p>
          </table:table-cell>
          <table:table-cell office:value-type="float" office:value="84.86403">
            <text:p>84,86403</text:p>
          </table:table-cell>
          <table:table-cell office:value-type="float" office:value="115.262784">
            <text:p>115,262784</text:p>
          </table:table-cell>
          <table:table-cell office:value-type="float" office:value="79.874248">
            <text:p>79,874248</text:p>
          </table:table-cell>
          <table:table-cell office:value-type="float" office:value="68.760025">
            <text:p>68,760025</text:p>
          </table:table-cell>
          <table:table-cell office:value-type="float" office:value="34.176959">
            <text:p>34,176959</text:p>
          </table:table-cell>
          <table:table-cell office:value-type="float" office:value="25.485427">
            <text:p>25,485427</text:p>
          </table:table-cell>
          <table:table-cell office:value-type="float" office:value="94.381987">
            <text:p>94,381987</text:p>
          </table:table-cell>
          <table:table-cell office:value-type="float" office:value="150.566428">
            <text:p>150,566428</text:p>
          </table:table-cell>
          <table:table-cell table:number-columns-repeated="491"/>
        </table:table-row>
        <table:table-row table:style-name="ro2">
          <table:table-cell office:value-type="float" office:value="61.697951">
            <text:p>61,697951</text:p>
          </table:table-cell>
          <table:table-cell office:value-type="float" office:value="48.555033">
            <text:p>48,555033</text:p>
          </table:table-cell>
          <table:table-cell office:value-type="float" office:value="95.061459">
            <text:p>95,061459</text:p>
          </table:table-cell>
          <table:table-cell office:value-type="float" office:value="91.523947">
            <text:p>91,523947</text:p>
          </table:table-cell>
          <table:table-cell office:value-type="float" office:value="78.56474">
            <text:p>78,56474</text:p>
          </table:table-cell>
          <table:table-cell office:value-type="float" office:value="75.749773">
            <text:p>75,749773</text:p>
          </table:table-cell>
          <table:table-cell office:value-type="float" office:value="32.986292">
            <text:p>32,986292</text:p>
          </table:table-cell>
          <table:table-cell office:value-type="float" office:value="47.77398">
            <text:p>47,77398</text:p>
          </table:table-cell>
          <table:table-cell office:value-type="float" office:value="102.492187">
            <text:p>102,492187</text:p>
          </table:table-cell>
          <table:table-cell office:value-type="float" office:value="61.787521">
            <text:p>61,787521</text:p>
          </table:table-cell>
          <table:table-cell table:number-columns-repeated="491"/>
        </table:table-row>
        <table:table-row table:style-name="ro2">
          <table:table-cell office:value-type="float" office:value="51.080852">
            <text:p>51,080852</text:p>
          </table:table-cell>
          <table:table-cell office:value-type="float" office:value="56.511748">
            <text:p>56,511748</text:p>
          </table:table-cell>
          <table:table-cell office:value-type="float" office:value="92.933355">
            <text:p>92,933355</text:p>
          </table:table-cell>
          <table:table-cell office:value-type="float" office:value="124.700416">
            <text:p>124,700416</text:p>
          </table:table-cell>
          <table:table-cell office:value-type="float" office:value="81.013751">
            <text:p>81,013751</text:p>
          </table:table-cell>
          <table:table-cell office:value-type="float" office:value="90.540666">
            <text:p>90,540666</text:p>
          </table:table-cell>
          <table:table-cell office:value-type="float" office:value="43.461552">
            <text:p>43,461552</text:p>
          </table:table-cell>
          <table:table-cell office:value-type="float" office:value="44.527038">
            <text:p>44,527038</text:p>
          </table:table-cell>
          <table:table-cell office:value-type="float" office:value="93.98488">
            <text:p>93,98488</text:p>
          </table:table-cell>
          <table:table-cell office:value-type="float" office:value="65.140375">
            <text:p>65,140375</text:p>
          </table:table-cell>
          <table:table-cell table:number-columns-repeated="491"/>
        </table:table-row>
        <table:table-row table:style-name="ro2">
          <table:table-cell office:value-type="float" office:value="44.730776">
            <text:p>44,730776</text:p>
          </table:table-cell>
          <table:table-cell office:value-type="float" office:value="59.392818">
            <text:p>59,392818</text:p>
          </table:table-cell>
          <table:table-cell office:value-type="float" office:value="100.763817">
            <text:p>100,763817</text:p>
          </table:table-cell>
          <table:table-cell office:value-type="float" office:value="127.865273">
            <text:p>127,865273</text:p>
          </table:table-cell>
          <table:table-cell office:value-type="float" office:value="84.994002">
            <text:p>84,994002</text:p>
          </table:table-cell>
          <table:table-cell office:value-type="float" office:value="72.87096">
            <text:p>72,87096</text:p>
          </table:table-cell>
          <table:table-cell office:value-type="float" office:value="37.663272">
            <text:p>37,663272</text:p>
          </table:table-cell>
          <table:table-cell office:value-type="float" office:value="40.778763">
            <text:p>40,778763</text:p>
          </table:table-cell>
          <table:table-cell office:value-type="float" office:value="79.443998">
            <text:p>79,443998</text:p>
          </table:table-cell>
          <table:table-cell office:value-type="float" office:value="66.606738">
            <text:p>66,606738</text:p>
          </table:table-cell>
          <table:table-cell table:number-columns-repeated="491"/>
        </table:table-row>
        <table:table-row table:style-name="ro2">
          <table:table-cell office:value-type="float" office:value="60.696142">
            <text:p>60,696142</text:p>
          </table:table-cell>
          <table:table-cell office:value-type="float" office:value="41.640449">
            <text:p>41,640449</text:p>
          </table:table-cell>
          <table:table-cell office:value-type="float" office:value="104.810289">
            <text:p>104,810289</text:p>
          </table:table-cell>
          <table:table-cell office:value-type="float" office:value="81.665694">
            <text:p>81,665694</text:p>
          </table:table-cell>
          <table:table-cell office:value-type="float" office:value="59.847066">
            <text:p>59,847066</text:p>
          </table:table-cell>
          <table:table-cell office:value-type="float" office:value="82.491101">
            <text:p>82,491101</text:p>
          </table:table-cell>
          <table:table-cell office:value-type="float" office:value="29.200303">
            <text:p>29,200303</text:p>
          </table:table-cell>
          <table:table-cell office:value-type="float" office:value="33.068486">
            <text:p>33,068486</text:p>
          </table:table-cell>
          <table:table-cell office:value-type="float" office:value="113.956205">
            <text:p>113,956205</text:p>
          </table:table-cell>
          <table:table-cell office:value-type="float" office:value="86.23616">
            <text:p>86,23616</text:p>
          </table:table-cell>
          <table:table-cell table:number-columns-repeated="491"/>
        </table:table-row>
        <table:table-row table:style-name="ro2">
          <table:table-cell office:value-type="float" office:value="55.05865">
            <text:p>55,05865</text:p>
          </table:table-cell>
          <table:table-cell office:value-type="float" office:value="50.83062">
            <text:p>50,83062</text:p>
          </table:table-cell>
          <table:table-cell office:value-type="float" office:value="86.874906">
            <text:p>86,874906</text:p>
          </table:table-cell>
          <table:table-cell office:value-type="float" office:value="70.167814">
            <text:p>70,167814</text:p>
          </table:table-cell>
          <table:table-cell office:value-type="float" office:value="93.25595">
            <text:p>93,25595</text:p>
          </table:table-cell>
          <table:table-cell office:value-type="float" office:value="107.558166">
            <text:p>107,558166</text:p>
          </table:table-cell>
          <table:table-cell office:value-type="float" office:value="36.369885">
            <text:p>36,369885</text:p>
          </table:table-cell>
          <table:table-cell office:value-type="float" office:value="39.519299">
            <text:p>39,519299</text:p>
          </table:table-cell>
          <table:table-cell office:value-type="float" office:value="74.18433">
            <text:p>74,18433</text:p>
          </table:table-cell>
          <table:table-cell office:value-type="float" office:value="117.306692">
            <text:p>117,306692</text:p>
          </table:table-cell>
          <table:table-cell table:number-columns-repeated="491"/>
        </table:table-row>
        <table:table-row table:style-name="ro2">
          <table:table-cell office:value-type="float" office:value="43.271276">
            <text:p>43,271276</text:p>
          </table:table-cell>
          <table:table-cell office:value-type="float" office:value="39.39329">
            <text:p>39,39329</text:p>
          </table:table-cell>
          <table:table-cell office:value-type="float" office:value="101.070496">
            <text:p>101,070496</text:p>
          </table:table-cell>
          <table:table-cell office:value-type="float" office:value="94.761306">
            <text:p>94,761306</text:p>
          </table:table-cell>
          <table:table-cell office:value-type="float" office:value="72.849659">
            <text:p>72,849659</text:p>
          </table:table-cell>
          <table:table-cell office:value-type="float" office:value="72.005209">
            <text:p>72,005209</text:p>
          </table:table-cell>
          <table:table-cell office:value-type="float" office:value="34.354489">
            <text:p>34,354489</text:p>
          </table:table-cell>
          <table:table-cell office:value-type="float" office:value="43.118888">
            <text:p>43,118888</text:p>
          </table:table-cell>
          <table:table-cell office:value-type="float" office:value="84.332073">
            <text:p>84,332073</text:p>
          </table:table-cell>
          <table:table-cell office:value-type="float" office:value="103.73631">
            <text:p>103,73631</text:p>
          </table:table-cell>
          <table:table-cell table:number-columns-repeated="491"/>
        </table:table-row>
        <table:table-row table:style-name="ro2">
          <table:table-cell office:value-type="float" office:value="53.809241">
            <text:p>53,809241</text:p>
          </table:table-cell>
          <table:table-cell office:value-type="float" office:value="52.721883">
            <text:p>52,721883</text:p>
          </table:table-cell>
          <table:table-cell office:value-type="float" office:value="80.983124">
            <text:p>80,983124</text:p>
          </table:table-cell>
          <table:table-cell office:value-type="float" office:value="118.188162">
            <text:p>118,188162</text:p>
          </table:table-cell>
          <table:table-cell office:value-type="float" office:value="85.828486">
            <text:p>85,828486</text:p>
          </table:table-cell>
          <table:table-cell office:value-type="float" office:value="79.304748">
            <text:p>79,304748</text:p>
          </table:table-cell>
          <table:table-cell office:value-type="float" office:value="37.406449">
            <text:p>37,406449</text:p>
          </table:table-cell>
          <table:table-cell office:value-type="float" office:value="37.057232">
            <text:p>37,057232</text:p>
          </table:table-cell>
          <table:table-cell office:value-type="float" office:value="95.618029">
            <text:p>95,618029</text:p>
          </table:table-cell>
          <table:table-cell office:value-type="float" office:value="95.897646">
            <text:p>95,897646</text:p>
          </table:table-cell>
          <table:table-cell table:number-columns-repeated="491"/>
        </table:table-row>
        <table:table-row table:style-name="ro2">
          <table:table-cell office:value-type="float" office:value="55.585726">
            <text:p>55,585726</text:p>
          </table:table-cell>
          <table:table-cell office:value-type="float" office:value="43.794084">
            <text:p>43,794084</text:p>
          </table:table-cell>
          <table:table-cell office:value-type="float" office:value="108.252341">
            <text:p>108,252341</text:p>
          </table:table-cell>
          <table:table-cell office:value-type="float" office:value="98.973299">
            <text:p>98,973299</text:p>
          </table:table-cell>
          <table:table-cell office:value-type="float" office:value="64.554227">
            <text:p>64,554227</text:p>
          </table:table-cell>
          <table:table-cell office:value-type="float" office:value="75.205776">
            <text:p>75,205776</text:p>
          </table:table-cell>
          <table:table-cell office:value-type="float" office:value="39.509953">
            <text:p>39,509953</text:p>
          </table:table-cell>
          <table:table-cell office:value-type="float" office:value="41.37025">
            <text:p>41,37025</text:p>
          </table:table-cell>
          <table:table-cell office:value-type="float" office:value="109.481497">
            <text:p>109,481497</text:p>
          </table:table-cell>
          <table:table-cell office:value-type="float" office:value="94.314458">
            <text:p>94,314458</text:p>
          </table:table-cell>
          <table:table-cell table:number-columns-repeated="491"/>
        </table:table-row>
        <table:table-row table:style-name="ro2">
          <table:table-cell office:value-type="float" office:value="47.889815">
            <text:p>47,889815</text:p>
          </table:table-cell>
          <table:table-cell office:value-type="float" office:value="37.97959">
            <text:p>37,97959</text:p>
          </table:table-cell>
          <table:table-cell office:value-type="float" office:value="92.119577">
            <text:p>92,119577</text:p>
          </table:table-cell>
          <table:table-cell office:value-type="float" office:value="98.742339">
            <text:p>98,742339</text:p>
          </table:table-cell>
          <table:table-cell office:value-type="float" office:value="92.295854">
            <text:p>92,295854</text:p>
          </table:table-cell>
          <table:table-cell office:value-type="float" office:value="81.182585">
            <text:p>81,182585</text:p>
          </table:table-cell>
          <table:table-cell office:value-type="float" office:value="36.703263">
            <text:p>36,703263</text:p>
          </table:table-cell>
          <table:table-cell office:value-type="float" office:value="33.641064">
            <text:p>33,641064</text:p>
          </table:table-cell>
          <table:table-cell office:value-type="float" office:value="72.582291">
            <text:p>72,582291</text:p>
          </table:table-cell>
          <table:table-cell office:value-type="float" office:value="124.475842">
            <text:p>124,475842</text:p>
          </table:table-cell>
          <table:table-cell table:number-columns-repeated="491"/>
        </table:table-row>
        <table:table-row table:style-name="ro2">
          <table:table-cell office:value-type="float" office:value="54.462736">
            <text:p>54,462736</text:p>
          </table:table-cell>
          <table:table-cell office:value-type="float" office:value="43.307601">
            <text:p>43,307601</text:p>
          </table:table-cell>
          <table:table-cell office:value-type="float" office:value="99.400169">
            <text:p>99,400169</text:p>
          </table:table-cell>
          <table:table-cell office:value-type="float" office:value="107.101955">
            <text:p>107,101955</text:p>
          </table:table-cell>
          <table:table-cell office:value-type="float" office:value="63.452574">
            <text:p>63,452574</text:p>
          </table:table-cell>
          <table:table-cell office:value-type="float" office:value="48.675096">
            <text:p>48,675096</text:p>
          </table:table-cell>
          <table:table-cell office:value-type="float" office:value="34.251404">
            <text:p>34,251404</text:p>
          </table:table-cell>
          <table:table-cell office:value-type="float" office:value="49.491518">
            <text:p>49,491518</text:p>
          </table:table-cell>
          <table:table-cell office:value-type="float" office:value="100.2883">
            <text:p>100,2883</text:p>
          </table:table-cell>
          <table:table-cell office:value-type="float" office:value="60.144006">
            <text:p>60,144006</text:p>
          </table:table-cell>
          <table:table-cell table:number-columns-repeated="491"/>
        </table:table-row>
        <table:table-row table:style-name="ro2">
          <table:table-cell office:value-type="float" office:value="48.588947">
            <text:p>48,588947</text:p>
          </table:table-cell>
          <table:table-cell office:value-type="float" office:value="45.231249">
            <text:p>45,231249</text:p>
          </table:table-cell>
          <table:table-cell office:value-type="float" office:value="106.240944">
            <text:p>106,240944</text:p>
          </table:table-cell>
          <table:table-cell office:value-type="float" office:value="89.474575">
            <text:p>89,474575</text:p>
          </table:table-cell>
          <table:table-cell office:value-type="float" office:value="84.907016">
            <text:p>84,907016</text:p>
          </table:table-cell>
          <table:table-cell office:value-type="float" office:value="75.156557">
            <text:p>75,156557</text:p>
          </table:table-cell>
          <table:table-cell office:value-type="float" office:value="38.445316">
            <text:p>38,445316</text:p>
          </table:table-cell>
          <table:table-cell office:value-type="float" office:value="38.206986">
            <text:p>38,206986</text:p>
          </table:table-cell>
          <table:table-cell office:value-type="float" office:value="69.218087">
            <text:p>69,218087</text:p>
          </table:table-cell>
          <table:table-cell office:value-type="float" office:value="104.777403">
            <text:p>104,777403</text:p>
          </table:table-cell>
          <table:table-cell table:number-columns-repeated="491"/>
        </table:table-row>
        <table:table-row table:style-name="ro2">
          <table:table-cell office:value-type="float" office:value="50.690957">
            <text:p>50,690957</text:p>
          </table:table-cell>
          <table:table-cell office:value-type="float" office:value="58.814235">
            <text:p>58,814235</text:p>
          </table:table-cell>
          <table:table-cell office:value-type="float" office:value="93.156105">
            <text:p>93,156105</text:p>
          </table:table-cell>
          <table:table-cell office:value-type="float" office:value="105.402806">
            <text:p>105,402806</text:p>
          </table:table-cell>
          <table:table-cell office:value-type="float" office:value="75.535293">
            <text:p>75,535293</text:p>
          </table:table-cell>
          <table:table-cell office:value-type="float" office:value="84.415003">
            <text:p>84,415003</text:p>
          </table:table-cell>
          <table:table-cell office:value-type="float" office:value="33.444434">
            <text:p>33,444434</text:p>
          </table:table-cell>
          <table:table-cell office:value-type="float" office:value="38.68849">
            <text:p>38,68849</text:p>
          </table:table-cell>
          <table:table-cell office:value-type="float" office:value="81.034931">
            <text:p>81,034931</text:p>
          </table:table-cell>
          <table:table-cell office:value-type="float" office:value="118.943753">
            <text:p>118,943753</text:p>
          </table:table-cell>
          <table:table-cell table:number-columns-repeated="491"/>
        </table:table-row>
        <table:table-row table:style-name="ro2">
          <table:table-cell office:value-type="float" office:value="58.29391">
            <text:p>58,29391</text:p>
          </table:table-cell>
          <table:table-cell office:value-type="float" office:value="56.638248">
            <text:p>56,638248</text:p>
          </table:table-cell>
          <table:table-cell office:value-type="float" office:value="102.834439">
            <text:p>102,834439</text:p>
          </table:table-cell>
          <table:table-cell office:value-type="float" office:value="99.139036">
            <text:p>99,139036</text:p>
          </table:table-cell>
          <table:table-cell office:value-type="float" office:value="90.806621">
            <text:p>90,806621</text:p>
          </table:table-cell>
          <table:table-cell office:value-type="float" office:value="55.087492">
            <text:p>55,087492</text:p>
          </table:table-cell>
          <table:table-cell office:value-type="float" office:value="36.073569">
            <text:p>36,073569</text:p>
          </table:table-cell>
          <table:table-cell office:value-type="float" office:value="36.234901">
            <text:p>36,234901</text:p>
          </table:table-cell>
          <table:table-cell office:value-type="float" office:value="102.224321">
            <text:p>102,224321</text:p>
          </table:table-cell>
          <table:table-cell office:value-type="float" office:value="73.58072">
            <text:p>73,58072</text:p>
          </table:table-cell>
          <table:table-cell table:number-columns-repeated="491"/>
        </table:table-row>
        <table:table-row table:style-name="ro2">
          <table:table-cell office:value-type="float" office:value="51.490643">
            <text:p>51,490643</text:p>
          </table:table-cell>
          <table:table-cell office:value-type="float" office:value="40.699658">
            <text:p>40,699658</text:p>
          </table:table-cell>
          <table:table-cell office:value-type="float" office:value="94.384675">
            <text:p>94,384675</text:p>
          </table:table-cell>
          <table:table-cell office:value-type="float" office:value="86.317321">
            <text:p>86,317321</text:p>
          </table:table-cell>
          <table:table-cell office:value-type="float" office:value="80.659967">
            <text:p>80,659967</text:p>
          </table:table-cell>
          <table:table-cell office:value-type="float" office:value="65.855751">
            <text:p>65,855751</text:p>
          </table:table-cell>
          <table:table-cell office:value-type="float" office:value="36.229401">
            <text:p>36,229401</text:p>
          </table:table-cell>
          <table:table-cell office:value-type="float" office:value="39.754584">
            <text:p>39,754584</text:p>
          </table:table-cell>
          <table:table-cell office:value-type="float" office:value="112.168275">
            <text:p>112,168275</text:p>
          </table:table-cell>
          <table:table-cell office:value-type="float" office:value="76.281819">
            <text:p>76,281819</text:p>
          </table:table-cell>
          <table:table-cell table:number-columns-repeated="49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.11.2016</text:date>, <text:time>21:28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10T21:28:10.03</dc:date>
    <dc:creator>Szymon Durak</dc:creator>
    <meta:editing-duration>PT6M20S</meta:editing-duration>
    <meta:editing-cycles>1</meta:editing-cycles>
    <meta:document-statistic meta:table-count="1" meta:cell-count="50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7cm" svg:height="16.126cm" xlink:href=".." xlink:type="simple" chart:class="chart:line" chart:style-name="ch1">
        <chart:title svg:x="3.046cm" svg:y="0.458cm" chart:style-name="ch2">
          <text:p>MAPE</text:p>
        </chart:title>
        <chart:subtitle svg:x="2.808cm" svg:y="1.559cm" chart:style-name="ch3">
          <text:p>Network 1</text:p>
        </chart:subtitle>
        <chart:legend chart:legend-position="bottom" svg:x="1.768cm" svg:y="14.793cm" style:legend-expansion="wide" chart:style-name="ch4"/>
        <chart:plot-area chart:style-name="ch5" table:cell-range-address="Arkusz1.A1:Arkusz1.B501" chart:data-source-has-labels="row" svg:x="0.599cm" svg:y="2.886cm" svg:width="6.58cm" svg:height="11.165cm">
          <chartooo:coordinate-region svg:x="1.406cm" svg:y="3.098cm" svg:width="5.549cm" svg:height="9.85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A2:Arkusz1.A501" chart:label-cell-address="Arkusz1.A1:Arkusz1.A1" chart:class="chart:line">
            <chart:data-point chart:repeated="500"/>
          </chart:series>
          <chart:series chart:style-name="ch9" chart:values-cell-range-address="Arkusz1.B2:Arkusz1.B501" chart:label-cell-address="Arkusz1.B1:Arkusz1.B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string">
                <text:p>Verifying Set Error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.966981">
                <text:p>137.966981</text:p>
                <draw:g>
                  <svg:desc>Arkusz1.A2:Arkusz1.A501</svg:desc>
                </draw:g>
              </table:table-cell>
              <table:table-cell office:value-type="float" office:value="109.793879">
                <text:p>109.793879</text:p>
                <draw:g>
                  <svg:desc>Arkusz1.B2:Arkusz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659161">
                <text:p>117.659161</text:p>
              </table:table-cell>
              <table:table-cell office:value-type="float" office:value="182.305348">
                <text:p>182.305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.406752">
                <text:p>154.406752</text:p>
              </table:table-cell>
              <table:table-cell office:value-type="float" office:value="144.261395">
                <text:p>144.261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.738283">
                <text:p>181.738283</text:p>
              </table:table-cell>
              <table:table-cell office:value-type="float" office:value="225.628554">
                <text:p>225.628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.238887">
                <text:p>166.238887</text:p>
              </table:table-cell>
              <table:table-cell office:value-type="float" office:value="246.576406">
                <text:p>246.576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.470426">
                <text:p>205.470426</text:p>
              </table:table-cell>
              <table:table-cell office:value-type="float" office:value="225.310908">
                <text:p>225.310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.447283">
                <text:p>233.447283</text:p>
              </table:table-cell>
              <table:table-cell office:value-type="float" office:value="185.37259">
                <text:p>185.37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.419832">
                <text:p>206.419832</text:p>
              </table:table-cell>
              <table:table-cell office:value-type="float" office:value="201.972784">
                <text:p>201.972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.909072">
                <text:p>248.909072</text:p>
              </table:table-cell>
              <table:table-cell office:value-type="float" office:value="210.895827">
                <text:p>210.895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557646">
                <text:p>214.557646</text:p>
              </table:table-cell>
              <table:table-cell office:value-type="float" office:value="193.067926">
                <text:p>193.067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7.791944">
                <text:p>267.791944</text:p>
              </table:table-cell>
              <table:table-cell office:value-type="float" office:value="222.626454">
                <text:p>222.626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.652971">
                <text:p>259.652971</text:p>
              </table:table-cell>
              <table:table-cell office:value-type="float" office:value="282.664895">
                <text:p>282.664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069689">
                <text:p>261.069689</text:p>
              </table:table-cell>
              <table:table-cell office:value-type="float" office:value="264.105648">
                <text:p>264.105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.863749">
                <text:p>225.863749</text:p>
              </table:table-cell>
              <table:table-cell office:value-type="float" office:value="224.1744">
                <text:p>224.1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.500021">
                <text:p>242.500021</text:p>
              </table:table-cell>
              <table:table-cell office:value-type="float" office:value="268.320144">
                <text:p>268.320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.356579">
                <text:p>300.356579</text:p>
              </table:table-cell>
              <table:table-cell office:value-type="float" office:value="336.032126">
                <text:p>336.032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.459868">
                <text:p>200.459868</text:p>
              </table:table-cell>
              <table:table-cell office:value-type="float" office:value="191.127226">
                <text:p>191.127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.668828">
                <text:p>267.668828</text:p>
              </table:table-cell>
              <table:table-cell office:value-type="float" office:value="190.561638">
                <text:p>190.561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.288631">
                <text:p>250.288631</text:p>
              </table:table-cell>
              <table:table-cell office:value-type="float" office:value="195.709883">
                <text:p>195.709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.574534">
                <text:p>294.574534</text:p>
              </table:table-cell>
              <table:table-cell office:value-type="float" office:value="225.694249">
                <text:p>225.694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.729294">
                <text:p>255.729294</text:p>
              </table:table-cell>
              <table:table-cell office:value-type="float" office:value="251.306611">
                <text:p>251.306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.012987">
                <text:p>240.012987</text:p>
              </table:table-cell>
              <table:table-cell office:value-type="float" office:value="200.342365">
                <text:p>200.342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8.205864">
                <text:p>228.205864</text:p>
              </table:table-cell>
              <table:table-cell office:value-type="float" office:value="256.579363">
                <text:p>256.579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9.118751">
                <text:p>219.118751</text:p>
              </table:table-cell>
              <table:table-cell office:value-type="float" office:value="242.241805">
                <text:p>242.241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.907328">
                <text:p>197.907328</text:p>
              </table:table-cell>
              <table:table-cell office:value-type="float" office:value="262.102038">
                <text:p>262.102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7.269654">
                <text:p>247.269654</text:p>
              </table:table-cell>
              <table:table-cell office:value-type="float" office:value="172.787693">
                <text:p>172.787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6.906075">
                <text:p>286.906075</text:p>
              </table:table-cell>
              <table:table-cell office:value-type="float" office:value="217.937608">
                <text:p>217.937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.183271">
                <text:p>250.183271</text:p>
              </table:table-cell>
              <table:table-cell office:value-type="float" office:value="156.842871">
                <text:p>156.842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7.144529">
                <text:p>227.144529</text:p>
              </table:table-cell>
              <table:table-cell office:value-type="float" office:value="200.531406">
                <text:p>200.531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.651566">
                <text:p>233.651566</text:p>
              </table:table-cell>
              <table:table-cell office:value-type="float" office:value="193.117919">
                <text:p>193.1179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9.835621">
                <text:p>259.835621</text:p>
              </table:table-cell>
              <table:table-cell office:value-type="float" office:value="290.402356">
                <text:p>290.402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5.364661">
                <text:p>265.364661</text:p>
              </table:table-cell>
              <table:table-cell office:value-type="float" office:value="335.845112">
                <text:p>335.845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.410176">
                <text:p>218.410176</text:p>
              </table:table-cell>
              <table:table-cell office:value-type="float" office:value="249.488402">
                <text:p>249.488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.289178">
                <text:p>262.289178</text:p>
              </table:table-cell>
              <table:table-cell office:value-type="float" office:value="216.608776">
                <text:p>216.608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.160903">
                <text:p>192.160903</text:p>
              </table:table-cell>
              <table:table-cell office:value-type="float" office:value="196.141944">
                <text:p>196.1419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3.457022">
                <text:p>243.457022</text:p>
              </table:table-cell>
              <table:table-cell office:value-type="float" office:value="220.567908">
                <text:p>220.567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7.168182">
                <text:p>227.168182</text:p>
              </table:table-cell>
              <table:table-cell office:value-type="float" office:value="278.625238">
                <text:p>278.625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.102428">
                <text:p>288.102428</text:p>
              </table:table-cell>
              <table:table-cell office:value-type="float" office:value="247.491626">
                <text:p>247.491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.665358">
                <text:p>314.665358</text:p>
              </table:table-cell>
              <table:table-cell office:value-type="float" office:value="231.558972">
                <text:p>231.558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.500555">
                <text:p>198.500555</text:p>
              </table:table-cell>
              <table:table-cell office:value-type="float" office:value="242.817219">
                <text:p>242.817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7.963571">
                <text:p>247.963571</text:p>
              </table:table-cell>
              <table:table-cell office:value-type="float" office:value="213.912448">
                <text:p>213.912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7.624572">
                <text:p>217.624572</text:p>
              </table:table-cell>
              <table:table-cell office:value-type="float" office:value="195.633928">
                <text:p>195.633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6.797611">
                <text:p>206.797611</text:p>
              </table:table-cell>
              <table:table-cell office:value-type="float" office:value="202.602469">
                <text:p>202.602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2.550497">
                <text:p>242.550497</text:p>
              </table:table-cell>
              <table:table-cell office:value-type="float" office:value="180.866861">
                <text:p>180.866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6.313003">
                <text:p>266.313003</text:p>
              </table:table-cell>
              <table:table-cell office:value-type="float" office:value="283.443494">
                <text:p>283.443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8.07276">
                <text:p>218.07276</text:p>
              </table:table-cell>
              <table:table-cell office:value-type="float" office:value="253.685101">
                <text:p>253.685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4.972987">
                <text:p>234.972987</text:p>
              </table:table-cell>
              <table:table-cell office:value-type="float" office:value="284.780212">
                <text:p>284.780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2.584188">
                <text:p>202.584188</text:p>
              </table:table-cell>
              <table:table-cell office:value-type="float" office:value="250.14187">
                <text:p>250.141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7.929072">
                <text:p>217.929072</text:p>
              </table:table-cell>
              <table:table-cell office:value-type="float" office:value="175.835908">
                <text:p>175.8359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9.942236">
                <text:p>229.942236</text:p>
              </table:table-cell>
              <table:table-cell office:value-type="float" office:value="232.062826">
                <text:p>232.062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9.516438">
                <text:p>239.516438</text:p>
              </table:table-cell>
              <table:table-cell office:value-type="float" office:value="259.208529">
                <text:p>259.208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.310375">
                <text:p>238.310375</text:p>
              </table:table-cell>
              <table:table-cell office:value-type="float" office:value="195.845601">
                <text:p>195.845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8.105876">
                <text:p>298.105876</text:p>
              </table:table-cell>
              <table:table-cell office:value-type="float" office:value="213.156883">
                <text:p>213.1568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.733824">
                <text:p>228.733824</text:p>
              </table:table-cell>
              <table:table-cell office:value-type="float" office:value="246.364766">
                <text:p>246.364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3.463985">
                <text:p>233.463985</text:p>
              </table:table-cell>
              <table:table-cell office:value-type="float" office:value="198.937706">
                <text:p>198.937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093036">
                <text:p>285.093036</text:p>
              </table:table-cell>
              <table:table-cell office:value-type="float" office:value="187.227714">
                <text:p>187.227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.051503">
                <text:p>208.051503</text:p>
              </table:table-cell>
              <table:table-cell office:value-type="float" office:value="272.273721">
                <text:p>272.273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.36606">
                <text:p>237.36606</text:p>
              </table:table-cell>
              <table:table-cell office:value-type="float" office:value="327.503787">
                <text:p>327.503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.723815">
                <text:p>244.723815</text:p>
              </table:table-cell>
              <table:table-cell office:value-type="float" office:value="333.811579">
                <text:p>333.81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4.887355">
                <text:p>264.887355</text:p>
              </table:table-cell>
              <table:table-cell office:value-type="float" office:value="308.399854">
                <text:p>308.399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.596929">
                <text:p>286.596929</text:p>
              </table:table-cell>
              <table:table-cell office:value-type="float" office:value="256.308543">
                <text:p>256.308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.985133">
                <text:p>289.985133</text:p>
              </table:table-cell>
              <table:table-cell office:value-type="float" office:value="235.421745">
                <text:p>235.421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1.561177">
                <text:p>291.561177</text:p>
              </table:table-cell>
              <table:table-cell office:value-type="float" office:value="254.424278">
                <text:p>254.4242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8.536569">
                <text:p>348.536569</text:p>
              </table:table-cell>
              <table:table-cell office:value-type="float" office:value="302.243195">
                <text:p>302.243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5245">
                <text:p>328.5245</text:p>
              </table:table-cell>
              <table:table-cell office:value-type="float" office:value="233.900143">
                <text:p>233.900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.3357">
                <text:p>268.3357</text:p>
              </table:table-cell>
              <table:table-cell office:value-type="float" office:value="436.469413">
                <text:p>436.469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7.05738">
                <text:p>257.05738</text:p>
              </table:table-cell>
              <table:table-cell office:value-type="float" office:value="207.819532">
                <text:p>207.819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6.502867">
                <text:p>356.502867</text:p>
              </table:table-cell>
              <table:table-cell office:value-type="float" office:value="196.65158">
                <text:p>196.65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.274167">
                <text:p>281.274167</text:p>
              </table:table-cell>
              <table:table-cell office:value-type="float" office:value="279.43139">
                <text:p>279.43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.987072">
                <text:p>311.987072</text:p>
              </table:table-cell>
              <table:table-cell office:value-type="float" office:value="371.489852">
                <text:p>371.489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.59079">
                <text:p>307.59079</text:p>
              </table:table-cell>
              <table:table-cell office:value-type="float" office:value="370.954491">
                <text:p>370.954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.100592">
                <text:p>384.100592</text:p>
              </table:table-cell>
              <table:table-cell office:value-type="float" office:value="278.086544">
                <text:p>278.0865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0.250492">
                <text:p>280.250492</text:p>
              </table:table-cell>
              <table:table-cell office:value-type="float" office:value="242.954817">
                <text:p>242.954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4.023521">
                <text:p>234.023521</text:p>
              </table:table-cell>
              <table:table-cell office:value-type="float" office:value="190.632964">
                <text:p>190.632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7.70522">
                <text:p>177.70522</text:p>
              </table:table-cell>
              <table:table-cell office:value-type="float" office:value="137.51353">
                <text:p>137.513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9.848895">
                <text:p>119.848895</text:p>
              </table:table-cell>
              <table:table-cell office:value-type="float" office:value="142.305731">
                <text:p>142.305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021655">
                <text:p>112.021655</text:p>
              </table:table-cell>
              <table:table-cell office:value-type="float" office:value="105.350994">
                <text:p>105.350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.24262">
                <text:p>120.24262</text:p>
              </table:table-cell>
              <table:table-cell office:value-type="float" office:value="173.477904">
                <text:p>173.477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.99691">
                <text:p>171.99691</text:p>
              </table:table-cell>
              <table:table-cell office:value-type="float" office:value="231.307903">
                <text:p>231.3079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0.70605">
                <text:p>220.70605</text:p>
              </table:table-cell>
              <table:table-cell office:value-type="float" office:value="204.668979">
                <text:p>204.6689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2.599802">
                <text:p>202.599802</text:p>
              </table:table-cell>
              <table:table-cell office:value-type="float" office:value="264.092448">
                <text:p>264.092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.376151">
                <text:p>230.376151</text:p>
              </table:table-cell>
              <table:table-cell office:value-type="float" office:value="261.570963">
                <text:p>261.570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6.854657">
                <text:p>236.854657</text:p>
              </table:table-cell>
              <table:table-cell office:value-type="float" office:value="295.431532">
                <text:p>295.431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5.153437">
                <text:p>285.153437</text:p>
              </table:table-cell>
              <table:table-cell office:value-type="float" office:value="268.167551">
                <text:p>268.167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8.517468">
                <text:p>348.517468</text:p>
              </table:table-cell>
              <table:table-cell office:value-type="float" office:value="228.308384">
                <text:p>228.308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3.207339">
                <text:p>383.207339</text:p>
              </table:table-cell>
              <table:table-cell office:value-type="float" office:value="308.614178">
                <text:p>308.614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2.035715">
                <text:p>292.035715</text:p>
              </table:table-cell>
              <table:table-cell office:value-type="float" office:value="356.708513">
                <text:p>356.708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2.636055">
                <text:p>312.636055</text:p>
              </table:table-cell>
              <table:table-cell office:value-type="float" office:value="318.053252">
                <text:p>318.053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2.008113">
                <text:p>282.008113</text:p>
              </table:table-cell>
              <table:table-cell office:value-type="float" office:value="246.377314">
                <text:p>246.3773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4.032955">
                <text:p>284.032955</text:p>
              </table:table-cell>
              <table:table-cell office:value-type="float" office:value="376.814262">
                <text:p>376.814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9.16234">
                <text:p>369.16234</text:p>
              </table:table-cell>
              <table:table-cell office:value-type="float" office:value="413.031507">
                <text:p>413.0315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.217737">
                <text:p>284.217737</text:p>
              </table:table-cell>
              <table:table-cell office:value-type="float" office:value="423.389974">
                <text:p>423.389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5932">
                <text:p>303.5932</text:p>
              </table:table-cell>
              <table:table-cell office:value-type="float" office:value="193.435886">
                <text:p>193.435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6.092035">
                <text:p>286.092035</text:p>
              </table:table-cell>
              <table:table-cell office:value-type="float" office:value="436.310554">
                <text:p>436.3105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4.925392">
                <text:p>354.925392</text:p>
              </table:table-cell>
              <table:table-cell office:value-type="float" office:value="222.028388">
                <text:p>222.028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3.010119">
                <text:p>323.010119</text:p>
              </table:table-cell>
              <table:table-cell office:value-type="float" office:value="300.516278">
                <text:p>300.516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9.336749">
                <text:p>329.336749</text:p>
              </table:table-cell>
              <table:table-cell office:value-type="float" office:value="310.58078">
                <text:p>310.58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.082423">
                <text:p>297.082423</text:p>
              </table:table-cell>
              <table:table-cell office:value-type="float" office:value="409.840626">
                <text:p>409.840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.984823">
                <text:p>315.984823</text:p>
              </table:table-cell>
              <table:table-cell office:value-type="float" office:value="247.289095">
                <text:p>247.289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.298193">
                <text:p>254.298193</text:p>
              </table:table-cell>
              <table:table-cell office:value-type="float" office:value="323.758489">
                <text:p>323.7584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6.025535">
                <text:p>276.025535</text:p>
              </table:table-cell>
              <table:table-cell office:value-type="float" office:value="314.271808">
                <text:p>314.271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2.185729">
                <text:p>312.185729</text:p>
              </table:table-cell>
              <table:table-cell office:value-type="float" office:value="385.06564">
                <text:p>385.065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7.335261">
                <text:p>227.335261</text:p>
              </table:table-cell>
              <table:table-cell office:value-type="float" office:value="246.124609">
                <text:p>246.124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1.907689">
                <text:p>341.907689</text:p>
              </table:table-cell>
              <table:table-cell office:value-type="float" office:value="389.300704">
                <text:p>389.3007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.943141">
                <text:p>333.943141</text:p>
              </table:table-cell>
              <table:table-cell office:value-type="float" office:value="273.67005">
                <text:p>273.67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1.530954">
                <text:p>281.530954</text:p>
              </table:table-cell>
              <table:table-cell office:value-type="float" office:value="252.611095">
                <text:p>252.611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.203694">
                <text:p>276.203694</text:p>
              </table:table-cell>
              <table:table-cell office:value-type="float" office:value="290.638991">
                <text:p>290.638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7.541435">
                <text:p>277.541435</text:p>
              </table:table-cell>
              <table:table-cell office:value-type="float" office:value="223.042878">
                <text:p>223.042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6.611548">
                <text:p>276.611548</text:p>
              </table:table-cell>
              <table:table-cell office:value-type="float" office:value="373.601714">
                <text:p>373.601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9.742244">
                <text:p>239.742244</text:p>
              </table:table-cell>
              <table:table-cell office:value-type="float" office:value="217.133459">
                <text:p>217.133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2.173215">
                <text:p>202.173215</text:p>
              </table:table-cell>
              <table:table-cell office:value-type="float" office:value="203.041368">
                <text:p>203.041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7.199923">
                <text:p>257.199923</text:p>
              </table:table-cell>
              <table:table-cell office:value-type="float" office:value="241.099638">
                <text:p>241.099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6.704777">
                <text:p>296.704777</text:p>
              </table:table-cell>
              <table:table-cell office:value-type="float" office:value="226.927444">
                <text:p>226.927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.026639">
                <text:p>240.026639</text:p>
              </table:table-cell>
              <table:table-cell office:value-type="float" office:value="249.709619">
                <text:p>249.7096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2.669014">
                <text:p>282.669014</text:p>
              </table:table-cell>
              <table:table-cell office:value-type="float" office:value="242.105492">
                <text:p>242.1054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9.099215">
                <text:p>229.099215</text:p>
              </table:table-cell>
              <table:table-cell office:value-type="float" office:value="227.680552">
                <text:p>227.680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1.162751">
                <text:p>221.162751</text:p>
              </table:table-cell>
              <table:table-cell office:value-type="float" office:value="265.117568">
                <text:p>265.1175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7.077581">
                <text:p>177.077581</text:p>
              </table:table-cell>
              <table:table-cell office:value-type="float" office:value="244.478358">
                <text:p>244.478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.391688">
                <text:p>236.391688</text:p>
              </table:table-cell>
              <table:table-cell office:value-type="float" office:value="216.981625">
                <text:p>216.981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9.529794">
                <text:p>259.529794</text:p>
              </table:table-cell>
              <table:table-cell office:value-type="float" office:value="240.580398">
                <text:p>240.5803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4.977838">
                <text:p>214.977838</text:p>
              </table:table-cell>
              <table:table-cell office:value-type="float" office:value="279.970329">
                <text:p>279.970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8.461844">
                <text:p>208.461844</text:p>
              </table:table-cell>
              <table:table-cell office:value-type="float" office:value="126.686086">
                <text:p>126.6860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3.001274">
                <text:p>223.001274</text:p>
              </table:table-cell>
              <table:table-cell office:value-type="float" office:value="161.725084">
                <text:p>161.7250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6.18217">
                <text:p>206.18217</text:p>
              </table:table-cell>
              <table:table-cell office:value-type="float" office:value="141.894769">
                <text:p>141.8947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6.556997">
                <text:p>166.556997</text:p>
              </table:table-cell>
              <table:table-cell office:value-type="float" office:value="211.585366">
                <text:p>211.5853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.087874">
                <text:p>137.087874</text:p>
              </table:table-cell>
              <table:table-cell office:value-type="float" office:value="232.428157">
                <text:p>232.4281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.435193">
                <text:p>157.435193</text:p>
              </table:table-cell>
              <table:table-cell office:value-type="float" office:value="213.996697">
                <text:p>213.9966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4.949202">
                <text:p>164.949202</text:p>
              </table:table-cell>
              <table:table-cell office:value-type="float" office:value="120.977992">
                <text:p>120.9779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.113088">
                <text:p>170.113088</text:p>
              </table:table-cell>
              <table:table-cell office:value-type="float" office:value="155.157284">
                <text:p>155.1572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7.717892">
                <text:p>167.717892</text:p>
              </table:table-cell>
              <table:table-cell office:value-type="float" office:value="150.55935">
                <text:p>150.559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.303496">
                <text:p>182.303496</text:p>
              </table:table-cell>
              <table:table-cell office:value-type="float" office:value="196.79521">
                <text:p>196.795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.918121">
                <text:p>151.918121</text:p>
              </table:table-cell>
              <table:table-cell office:value-type="float" office:value="148.694308">
                <text:p>148.694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2.661802">
                <text:p>162.661802</text:p>
              </table:table-cell>
              <table:table-cell office:value-type="float" office:value="148.253196">
                <text:p>148.253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.596455">
                <text:p>172.596455</text:p>
              </table:table-cell>
              <table:table-cell office:value-type="float" office:value="137.954839">
                <text:p>137.9548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3.681355">
                <text:p>173.681355</text:p>
              </table:table-cell>
              <table:table-cell office:value-type="float" office:value="152.323313">
                <text:p>152.323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.763244">
                <text:p>148.763244</text:p>
              </table:table-cell>
              <table:table-cell office:value-type="float" office:value="90.325342">
                <text:p>90.325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3.14164">
                <text:p>133.14164</text:p>
              </table:table-cell>
              <table:table-cell office:value-type="float" office:value="136.765931">
                <text:p>136.7659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.42972">
                <text:p>132.42972</text:p>
              </table:table-cell>
              <table:table-cell office:value-type="float" office:value="116.27282">
                <text:p>116.27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.014634">
                <text:p>136.014634</text:p>
              </table:table-cell>
              <table:table-cell office:value-type="float" office:value="144.709301">
                <text:p>144.709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.61124">
                <text:p>110.61124</text:p>
              </table:table-cell>
              <table:table-cell office:value-type="float" office:value="98.253135">
                <text:p>98.253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.435051">
                <text:p>87.435051</text:p>
              </table:table-cell>
              <table:table-cell office:value-type="float" office:value="102.261347">
                <text:p>102.261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.642805">
                <text:p>96.642805</text:p>
              </table:table-cell>
              <table:table-cell office:value-type="float" office:value="86.921325">
                <text:p>86.921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.190538">
                <text:p>102.190538</text:p>
              </table:table-cell>
              <table:table-cell office:value-type="float" office:value="95.025518">
                <text:p>95.0255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.354204">
                <text:p>92.354204</text:p>
              </table:table-cell>
              <table:table-cell office:value-type="float" office:value="81.446656">
                <text:p>81.4466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.726297">
                <text:p>81.726297</text:p>
              </table:table-cell>
              <table:table-cell office:value-type="float" office:value="106.804019">
                <text:p>106.804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.068719">
                <text:p>87.068719</text:p>
              </table:table-cell>
              <table:table-cell office:value-type="float" office:value="69.60216">
                <text:p>69.602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.471302">
                <text:p>83.471302</text:p>
              </table:table-cell>
              <table:table-cell office:value-type="float" office:value="82.685067">
                <text:p>82.685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06592">
                <text:p>88.06592</text:p>
              </table:table-cell>
              <table:table-cell office:value-type="float" office:value="84.210559">
                <text:p>84.2105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42553">
                <text:p>78.42553</text:p>
              </table:table-cell>
              <table:table-cell office:value-type="float" office:value="69.431876">
                <text:p>69.431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.951552">
                <text:p>77.951552</text:p>
              </table:table-cell>
              <table:table-cell office:value-type="float" office:value="77.56169">
                <text:p>77.56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.524554">
                <text:p>63.524554</text:p>
              </table:table-cell>
              <table:table-cell office:value-type="float" office:value="73.474205">
                <text:p>73.4742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.183099">
                <text:p>74.183099</text:p>
              </table:table-cell>
              <table:table-cell office:value-type="float" office:value="78.370923">
                <text:p>78.3709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.818267">
                <text:p>71.818267</text:p>
              </table:table-cell>
              <table:table-cell office:value-type="float" office:value="70.215377">
                <text:p>70.2153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538265">
                <text:p>72.538265</text:p>
              </table:table-cell>
              <table:table-cell office:value-type="float" office:value="58.838631">
                <text:p>58.838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.198775">
                <text:p>63.198775</text:p>
              </table:table-cell>
              <table:table-cell office:value-type="float" office:value="60.617168">
                <text:p>60.6171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.011071">
                <text:p>64.011071</text:p>
              </table:table-cell>
              <table:table-cell office:value-type="float" office:value="67.149754">
                <text:p>67.1497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.94588">
                <text:p>59.94588</text:p>
              </table:table-cell>
              <table:table-cell office:value-type="float" office:value="71.590037">
                <text:p>71.5900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.986564">
                <text:p>65.986564</text:p>
              </table:table-cell>
              <table:table-cell office:value-type="float" office:value="68.280612">
                <text:p>68.2806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995466">
                <text:p>71.995466</text:p>
              </table:table-cell>
              <table:table-cell office:value-type="float" office:value="55.627761">
                <text:p>55.6277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.15817">
                <text:p>67.15817</text:p>
              </table:table-cell>
              <table:table-cell office:value-type="float" office:value="55.915802">
                <text:p>55.9158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.340219">
                <text:p>69.340219</text:p>
              </table:table-cell>
              <table:table-cell office:value-type="float" office:value="66.468012">
                <text:p>66.468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.645064">
                <text:p>60.645064</text:p>
              </table:table-cell>
              <table:table-cell office:value-type="float" office:value="59.735474">
                <text:p>59.7354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123589">
                <text:p>58.123589</text:p>
              </table:table-cell>
              <table:table-cell office:value-type="float" office:value="61.451336">
                <text:p>61.4513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569836">
                <text:p>55.569836</text:p>
              </table:table-cell>
              <table:table-cell office:value-type="float" office:value="64.887424">
                <text:p>64.887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.423116">
                <text:p>60.423116</text:p>
              </table:table-cell>
              <table:table-cell office:value-type="float" office:value="61.738459">
                <text:p>61.738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.1114">
                <text:p>62.1114</text:p>
              </table:table-cell>
              <table:table-cell office:value-type="float" office:value="54.424756">
                <text:p>54.424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.505747">
                <text:p>62.505747</text:p>
              </table:table-cell>
              <table:table-cell office:value-type="float" office:value="63.128642">
                <text:p>63.1286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.038329">
                <text:p>63.038329</text:p>
              </table:table-cell>
              <table:table-cell office:value-type="float" office:value="55.939082">
                <text:p>55.9390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3.699427">
                <text:p>63.699427</text:p>
              </table:table-cell>
              <table:table-cell office:value-type="float" office:value="57.225552">
                <text:p>57.225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.285214">
                <text:p>66.285214</text:p>
              </table:table-cell>
              <table:table-cell office:value-type="float" office:value="60.218545">
                <text:p>60.2185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.24086">
                <text:p>62.24086</text:p>
              </table:table-cell>
              <table:table-cell office:value-type="float" office:value="60.592342">
                <text:p>60.592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655772">
                <text:p>60.655772</text:p>
              </table:table-cell>
              <table:table-cell office:value-type="float" office:value="59.388963">
                <text:p>59.388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.211311">
                <text:p>65.211311</text:p>
              </table:table-cell>
              <table:table-cell office:value-type="float" office:value="59.32302">
                <text:p>59.323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.828601">
                <text:p>61.828601</text:p>
              </table:table-cell>
              <table:table-cell office:value-type="float" office:value="62.31191">
                <text:p>62.311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.106586">
                <text:p>67.106586</text:p>
              </table:table-cell>
              <table:table-cell office:value-type="float" office:value="78.182124">
                <text:p>78.182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.776114">
                <text:p>64.776114</text:p>
              </table:table-cell>
              <table:table-cell office:value-type="float" office:value="66.397354">
                <text:p>66.397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.398737">
                <text:p>66.398737</text:p>
              </table:table-cell>
              <table:table-cell office:value-type="float" office:value="71.51065">
                <text:p>71.51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.503997">
                <text:p>60.503997</text:p>
              </table:table-cell>
              <table:table-cell office:value-type="float" office:value="69.547106">
                <text:p>69.547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.510413">
                <text:p>57.510413</text:p>
              </table:table-cell>
              <table:table-cell office:value-type="float" office:value="58.846787">
                <text:p>58.8467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.117295">
                <text:p>71.117295</text:p>
              </table:table-cell>
              <table:table-cell office:value-type="float" office:value="67.535846">
                <text:p>67.535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.713901">
                <text:p>69.713901</text:p>
              </table:table-cell>
              <table:table-cell office:value-type="float" office:value="67.580308">
                <text:p>67.5803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24199">
                <text:p>64.24199</text:p>
              </table:table-cell>
              <table:table-cell office:value-type="float" office:value="80.487833">
                <text:p>80.4878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.020721">
                <text:p>69.020721</text:p>
              </table:table-cell>
              <table:table-cell office:value-type="float" office:value="54.046647">
                <text:p>54.0466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4.403246">
                <text:p>74.403246</text:p>
              </table:table-cell>
              <table:table-cell office:value-type="float" office:value="68.074355">
                <text:p>68.0743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.6855">
                <text:p>71.6855</text:p>
              </table:table-cell>
              <table:table-cell office:value-type="float" office:value="71.442082">
                <text:p>71.442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7.702562">
                <text:p>67.702562</text:p>
              </table:table-cell>
              <table:table-cell office:value-type="float" office:value="71.266924">
                <text:p>71.266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005357">
                <text:p>62.005357</text:p>
              </table:table-cell>
              <table:table-cell office:value-type="float" office:value="97.668172">
                <text:p>97.6681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.794593">
                <text:p>60.794593</text:p>
              </table:table-cell>
              <table:table-cell office:value-type="float" office:value="79.26295">
                <text:p>79.262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.24145">
                <text:p>66.24145</text:p>
              </table:table-cell>
              <table:table-cell office:value-type="float" office:value="56.892595">
                <text:p>56.8925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.406533">
                <text:p>59.406533</text:p>
              </table:table-cell>
              <table:table-cell office:value-type="float" office:value="78.667842">
                <text:p>78.6678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.897811">
                <text:p>71.897811</text:p>
              </table:table-cell>
              <table:table-cell office:value-type="float" office:value="71.739327">
                <text:p>71.739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.959512">
                <text:p>72.959512</text:p>
              </table:table-cell>
              <table:table-cell office:value-type="float" office:value="72.68619">
                <text:p>72.686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292406">
                <text:p>74.292406</text:p>
              </table:table-cell>
              <table:table-cell office:value-type="float" office:value="66.138516">
                <text:p>66.1385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.069034">
                <text:p>67.069034</text:p>
              </table:table-cell>
              <table:table-cell office:value-type="float" office:value="64.305614">
                <text:p>64.3056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.05052">
                <text:p>72.05052</text:p>
              </table:table-cell>
              <table:table-cell office:value-type="float" office:value="70.231679">
                <text:p>70.231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.408555">
                <text:p>85.408555</text:p>
              </table:table-cell>
              <table:table-cell office:value-type="float" office:value="74.666012">
                <text:p>74.6660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.769631">
                <text:p>66.769631</text:p>
              </table:table-cell>
              <table:table-cell office:value-type="float" office:value="72.205048">
                <text:p>72.2050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.732298">
                <text:p>78.732298</text:p>
              </table:table-cell>
              <table:table-cell office:value-type="float" office:value="73.183444">
                <text:p>73.183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225553">
                <text:p>70.225553</text:p>
              </table:table-cell>
              <table:table-cell office:value-type="float" office:value="71.68113">
                <text:p>71.681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.504294">
                <text:p>72.504294</text:p>
              </table:table-cell>
              <table:table-cell office:value-type="float" office:value="72.607892">
                <text:p>72.607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.474107">
                <text:p>65.474107</text:p>
              </table:table-cell>
              <table:table-cell office:value-type="float" office:value="71.048036">
                <text:p>71.0480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.73255">
                <text:p>72.73255</text:p>
              </table:table-cell>
              <table:table-cell office:value-type="float" office:value="63.588124">
                <text:p>63.5881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.486446">
                <text:p>70.486446</text:p>
              </table:table-cell>
              <table:table-cell office:value-type="float" office:value="79.224045">
                <text:p>79.224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.315675">
                <text:p>73.315675</text:p>
              </table:table-cell>
              <table:table-cell office:value-type="float" office:value="90.792731">
                <text:p>90.7927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.869991">
                <text:p>73.869991</text:p>
              </table:table-cell>
              <table:table-cell office:value-type="float" office:value="62.114674">
                <text:p>62.1146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.979263">
                <text:p>65.979263</text:p>
              </table:table-cell>
              <table:table-cell office:value-type="float" office:value="91.18706">
                <text:p>91.187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.09066">
                <text:p>78.09066</text:p>
              </table:table-cell>
              <table:table-cell office:value-type="float" office:value="75.574166">
                <text:p>75.5741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189502">
                <text:p>71.189502</text:p>
              </table:table-cell>
              <table:table-cell office:value-type="float" office:value="68.771435">
                <text:p>68.7714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576807">
                <text:p>64.576807</text:p>
              </table:table-cell>
              <table:table-cell office:value-type="float" office:value="95.860682">
                <text:p>95.8606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.465721">
                <text:p>73.465721</text:p>
              </table:table-cell>
              <table:table-cell office:value-type="float" office:value="75.505923">
                <text:p>75.5059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.304827">
                <text:p>89.304827</text:p>
              </table:table-cell>
              <table:table-cell office:value-type="float" office:value="93.075088">
                <text:p>93.0750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74946">
                <text:p>67.74946</text:p>
              </table:table-cell>
              <table:table-cell office:value-type="float" office:value="86.277217">
                <text:p>86.277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.581494">
                <text:p>74.581494</text:p>
              </table:table-cell>
              <table:table-cell office:value-type="float" office:value="74.43967">
                <text:p>74.439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1.913086">
                <text:p>81.913086</text:p>
              </table:table-cell>
              <table:table-cell office:value-type="float" office:value="58.727613">
                <text:p>58.7276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.859933">
                <text:p>79.859933</text:p>
              </table:table-cell>
              <table:table-cell office:value-type="float" office:value="65.384032">
                <text:p>65.384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.42666">
                <text:p>75.42666</text:p>
              </table:table-cell>
              <table:table-cell office:value-type="float" office:value="72.508716">
                <text:p>72.5087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.998637">
                <text:p>79.998637</text:p>
              </table:table-cell>
              <table:table-cell office:value-type="float" office:value="91.461427">
                <text:p>91.4614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6.135873">
                <text:p>76.135873</text:p>
              </table:table-cell>
              <table:table-cell office:value-type="float" office:value="76.55922">
                <text:p>76.559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3.787321">
                <text:p>63.787321</text:p>
              </table:table-cell>
              <table:table-cell office:value-type="float" office:value="91.770707">
                <text:p>91.7707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6.694833">
                <text:p>76.694833</text:p>
              </table:table-cell>
              <table:table-cell office:value-type="float" office:value="75.070793">
                <text:p>75.0707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.168393">
                <text:p>79.168393</text:p>
              </table:table-cell>
              <table:table-cell office:value-type="float" office:value="70.480398">
                <text:p>70.4803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.823772">
                <text:p>94.823772</text:p>
              </table:table-cell>
              <table:table-cell office:value-type="float" office:value="76.500201">
                <text:p>76.5002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.238532">
                <text:p>73.238532</text:p>
              </table:table-cell>
              <table:table-cell office:value-type="float" office:value="73.487161">
                <text:p>73.4871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058955">
                <text:p>62.058955</text:p>
              </table:table-cell>
              <table:table-cell office:value-type="float" office:value="63.165938">
                <text:p>63.1659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5.243803">
                <text:p>65.243803</text:p>
              </table:table-cell>
              <table:table-cell office:value-type="float" office:value="96.768617">
                <text:p>96.7686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3.430963">
                <text:p>83.430963</text:p>
              </table:table-cell>
              <table:table-cell office:value-type="float" office:value="109.569141">
                <text:p>109.5691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7.558389">
                <text:p>107.558389</text:p>
              </table:table-cell>
              <table:table-cell office:value-type="float" office:value="86.472929">
                <text:p>86.4729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6.922068">
                <text:p>86.922068</text:p>
              </table:table-cell>
              <table:table-cell office:value-type="float" office:value="104.333707">
                <text:p>104.3337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.462132">
                <text:p>83.462132</text:p>
              </table:table-cell>
              <table:table-cell office:value-type="float" office:value="109.38037">
                <text:p>109.380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8.875429">
                <text:p>78.875429</text:p>
              </table:table-cell>
              <table:table-cell office:value-type="float" office:value="95.425395">
                <text:p>95.4253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.251791">
                <text:p>82.251791</text:p>
              </table:table-cell>
              <table:table-cell office:value-type="float" office:value="60.816636">
                <text:p>60.8166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0.644232">
                <text:p>80.644232</text:p>
              </table:table-cell>
              <table:table-cell office:value-type="float" office:value="61.248412">
                <text:p>61.2484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.177025">
                <text:p>100.177025</text:p>
              </table:table-cell>
              <table:table-cell office:value-type="float" office:value="114.685536">
                <text:p>114.6855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7.035705">
                <text:p>97.035705</text:p>
              </table:table-cell>
              <table:table-cell office:value-type="float" office:value="74.636678">
                <text:p>74.6366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813964">
                <text:p>75.813964</text:p>
              </table:table-cell>
              <table:table-cell office:value-type="float" office:value="96.463331">
                <text:p>96.463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.65548">
                <text:p>84.65548</text:p>
              </table:table-cell>
              <table:table-cell office:value-type="float" office:value="61.526271">
                <text:p>61.5262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.998306">
                <text:p>80.998306</text:p>
              </table:table-cell>
              <table:table-cell office:value-type="float" office:value="74.011266">
                <text:p>74.011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99457">
                <text:p>69.99457</text:p>
              </table:table-cell>
              <table:table-cell office:value-type="float" office:value="94.865711">
                <text:p>94.8657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.628649">
                <text:p>90.628649</text:p>
              </table:table-cell>
              <table:table-cell office:value-type="float" office:value="70.464778">
                <text:p>70.464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.767069">
                <text:p>85.767069</text:p>
              </table:table-cell>
              <table:table-cell office:value-type="float" office:value="63.940848">
                <text:p>63.9408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.024768">
                <text:p>87.024768</text:p>
              </table:table-cell>
              <table:table-cell office:value-type="float" office:value="144.538299">
                <text:p>144.5382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.915471">
                <text:p>92.915471</text:p>
              </table:table-cell>
              <table:table-cell office:value-type="float" office:value="107.825995">
                <text:p>107.8259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8.545324">
                <text:p>98.545324</text:p>
              </table:table-cell>
              <table:table-cell office:value-type="float" office:value="60.055983">
                <text:p>60.0559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.550906">
                <text:p>74.550906</text:p>
              </table:table-cell>
              <table:table-cell office:value-type="float" office:value="76.221238">
                <text:p>76.2212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8.128975">
                <text:p>98.128975</text:p>
              </table:table-cell>
              <table:table-cell office:value-type="float" office:value="60.857103">
                <text:p>60.8571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.384388">
                <text:p>97.384388</text:p>
              </table:table-cell>
              <table:table-cell office:value-type="float" office:value="85.638361">
                <text:p>85.6383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.800332">
                <text:p>78.800332</text:p>
              </table:table-cell>
              <table:table-cell office:value-type="float" office:value="61.867115">
                <text:p>61.8671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8.889209">
                <text:p>128.889209</text:p>
              </table:table-cell>
              <table:table-cell office:value-type="float" office:value="101.628664">
                <text:p>101.6286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.307283">
                <text:p>96.307283</text:p>
              </table:table-cell>
              <table:table-cell office:value-type="float" office:value="68.505828">
                <text:p>68.5058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.935801">
                <text:p>88.935801</text:p>
              </table:table-cell>
              <table:table-cell office:value-type="float" office:value="112.857914">
                <text:p>112.8579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.399764">
                <text:p>76.399764</text:p>
              </table:table-cell>
              <table:table-cell office:value-type="float" office:value="118.876681">
                <text:p>118.8766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7.719043">
                <text:p>67.719043</text:p>
              </table:table-cell>
              <table:table-cell office:value-type="float" office:value="82.818609">
                <text:p>82.8186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.915882">
                <text:p>85.915882</text:p>
              </table:table-cell>
              <table:table-cell office:value-type="float" office:value="127.16273">
                <text:p>127.162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.616975">
                <text:p>94.616975</text:p>
              </table:table-cell>
              <table:table-cell office:value-type="float" office:value="58.879241">
                <text:p>58.8792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2.539845">
                <text:p>112.539845</text:p>
              </table:table-cell>
              <table:table-cell office:value-type="float" office:value="69.299586">
                <text:p>69.299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6.248772">
                <text:p>86.248772</text:p>
              </table:table-cell>
              <table:table-cell office:value-type="float" office:value="62.336846">
                <text:p>62.3368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866041">
                <text:p>71.866041</text:p>
              </table:table-cell>
              <table:table-cell office:value-type="float" office:value="79.622675">
                <text:p>79.6226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9.398159">
                <text:p>89.398159</text:p>
              </table:table-cell>
              <table:table-cell office:value-type="float" office:value="111.455008">
                <text:p>111.4550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.273922">
                <text:p>77.273922</text:p>
              </table:table-cell>
              <table:table-cell office:value-type="float" office:value="85.567732">
                <text:p>85.567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.926278">
                <text:p>92.926278</text:p>
              </table:table-cell>
              <table:table-cell office:value-type="float" office:value="115.229808">
                <text:p>115.2298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.09337">
                <text:p>87.09337</text:p>
              </table:table-cell>
              <table:table-cell office:value-type="float" office:value="95.520236">
                <text:p>95.5202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.8322">
                <text:p>82.8322</text:p>
              </table:table-cell>
              <table:table-cell office:value-type="float" office:value="107.55922">
                <text:p>107.559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.724793">
                <text:p>99.724793</text:p>
              </table:table-cell>
              <table:table-cell office:value-type="float" office:value="114.61674">
                <text:p>114.616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1.018414">
                <text:p>81.018414</text:p>
              </table:table-cell>
              <table:table-cell office:value-type="float" office:value="77.751288">
                <text:p>77.7512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6.164249">
                <text:p>96.164249</text:p>
              </table:table-cell>
              <table:table-cell office:value-type="float" office:value="82.62622">
                <text:p>82.626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3.493174">
                <text:p>93.493174</text:p>
              </table:table-cell>
              <table:table-cell office:value-type="float" office:value="125.97706">
                <text:p>125.977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.317884">
                <text:p>103.317884</text:p>
              </table:table-cell>
              <table:table-cell office:value-type="float" office:value="70.024741">
                <text:p>70.024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7.352229">
                <text:p>77.352229</text:p>
              </table:table-cell>
              <table:table-cell office:value-type="float" office:value="103.700241">
                <text:p>103.7002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.974107">
                <text:p>88.974107</text:p>
              </table:table-cell>
              <table:table-cell office:value-type="float" office:value="91.42464">
                <text:p>91.424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7.328119">
                <text:p>97.328119</text:p>
              </table:table-cell>
              <table:table-cell office:value-type="float" office:value="69.69886">
                <text:p>69.698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.429086">
                <text:p>94.429086</text:p>
              </table:table-cell>
              <table:table-cell office:value-type="float" office:value="83.348678">
                <text:p>83.3486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.793501">
                <text:p>82.793501</text:p>
              </table:table-cell>
              <table:table-cell office:value-type="float" office:value="110.170812">
                <text:p>110.1708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.253388">
                <text:p>98.253388</text:p>
              </table:table-cell>
              <table:table-cell office:value-type="float" office:value="120.993836">
                <text:p>120.9938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4.001139">
                <text:p>104.001139</text:p>
              </table:table-cell>
              <table:table-cell office:value-type="float" office:value="69.963876">
                <text:p>69.9638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35773">
                <text:p>118.435773</text:p>
              </table:table-cell>
              <table:table-cell office:value-type="float" office:value="117.779967">
                <text:p>117.7799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6.924807">
                <text:p>86.924807</text:p>
              </table:table-cell>
              <table:table-cell office:value-type="float" office:value="78.456117">
                <text:p>78.4561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7.470941">
                <text:p>97.470941</text:p>
              </table:table-cell>
              <table:table-cell office:value-type="float" office:value="100.737721">
                <text:p>100.7377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.540669">
                <text:p>99.540669</text:p>
              </table:table-cell>
              <table:table-cell office:value-type="float" office:value="96.72418">
                <text:p>96.724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2.80783">
                <text:p>112.80783</text:p>
              </table:table-cell>
              <table:table-cell office:value-type="float" office:value="77.744793">
                <text:p>77.7447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2.832028">
                <text:p>132.832028</text:p>
              </table:table-cell>
              <table:table-cell office:value-type="float" office:value="77.972953">
                <text:p>77.9729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.675355">
                <text:p>120.675355</text:p>
              </table:table-cell>
              <table:table-cell office:value-type="float" office:value="120.402728">
                <text:p>120.4027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4.045637">
                <text:p>124.045637</text:p>
              </table:table-cell>
              <table:table-cell office:value-type="float" office:value="111.420532">
                <text:p>111.420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.176499">
                <text:p>112.176499</text:p>
              </table:table-cell>
              <table:table-cell office:value-type="float" office:value="70.658102">
                <text:p>70.6581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7.31344">
                <text:p>117.31344</text:p>
              </table:table-cell>
              <table:table-cell office:value-type="float" office:value="111.68524">
                <text:p>111.685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.319163">
                <text:p>85.319163</text:p>
              </table:table-cell>
              <table:table-cell office:value-type="float" office:value="69.756395">
                <text:p>69.7563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1.972753">
                <text:p>111.972753</text:p>
              </table:table-cell>
              <table:table-cell office:value-type="float" office:value="98.901004">
                <text:p>98.90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5.778543">
                <text:p>115.778543</text:p>
              </table:table-cell>
              <table:table-cell office:value-type="float" office:value="125.035597">
                <text:p>125.0355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.427589">
                <text:p>91.427589</text:p>
              </table:table-cell>
              <table:table-cell office:value-type="float" office:value="120.318521">
                <text:p>120.3185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.460505">
                <text:p>99.460505</text:p>
              </table:table-cell>
              <table:table-cell office:value-type="float" office:value="103.910493">
                <text:p>103.9104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7.354904">
                <text:p>97.354904</text:p>
              </table:table-cell>
              <table:table-cell office:value-type="float" office:value="98.056943">
                <text:p>98.0569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8.815139">
                <text:p>108.815139</text:p>
              </table:table-cell>
              <table:table-cell office:value-type="float" office:value="120.265312">
                <text:p>120.265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6.679201">
                <text:p>106.679201</text:p>
              </table:table-cell>
              <table:table-cell office:value-type="float" office:value="107.052447">
                <text:p>107.0524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3.509437">
                <text:p>103.509437</text:p>
              </table:table-cell>
              <table:table-cell office:value-type="float" office:value="136.522528">
                <text:p>136.5225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9.78144">
                <text:p>99.78144</text:p>
              </table:table-cell>
              <table:table-cell office:value-type="float" office:value="128.873916">
                <text:p>128.8739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9.720836">
                <text:p>119.720836</text:p>
              </table:table-cell>
              <table:table-cell office:value-type="float" office:value="90.292367">
                <text:p>90.2923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.808861">
                <text:p>84.808861</text:p>
              </table:table-cell>
              <table:table-cell office:value-type="float" office:value="121.523195">
                <text:p>121.5231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.57893">
                <text:p>129.57893</text:p>
              </table:table-cell>
              <table:table-cell office:value-type="float" office:value="111.188826">
                <text:p>111.1888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412761">
                <text:p>130.412761</text:p>
              </table:table-cell>
              <table:table-cell office:value-type="float" office:value="88.752369">
                <text:p>88.7523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.454904">
                <text:p>106.454904</text:p>
              </table:table-cell>
              <table:table-cell office:value-type="float" office:value="166.943963">
                <text:p>166.9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4.988953">
                <text:p>104.988953</text:p>
              </table:table-cell>
              <table:table-cell office:value-type="float" office:value="93.174525">
                <text:p>93.1745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1.499389">
                <text:p>111.499389</text:p>
              </table:table-cell>
              <table:table-cell office:value-type="float" office:value="118.478519">
                <text:p>118.4785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2.520297">
                <text:p>112.520297</text:p>
              </table:table-cell>
              <table:table-cell office:value-type="float" office:value="121.81953">
                <text:p>121.81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.15324">
                <text:p>122.15324</text:p>
              </table:table-cell>
              <table:table-cell office:value-type="float" office:value="90.089795">
                <text:p>90.0897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2.990934">
                <text:p>132.990934</text:p>
              </table:table-cell>
              <table:table-cell office:value-type="float" office:value="122.395575">
                <text:p>122.3955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12735">
                <text:p>85.12735</text:p>
              </table:table-cell>
              <table:table-cell office:value-type="float" office:value="97.517763">
                <text:p>97.5177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.383259">
                <text:p>100.383259</text:p>
              </table:table-cell>
              <table:table-cell office:value-type="float" office:value="90.090393">
                <text:p>90.0903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.949398">
                <text:p>93.949398</text:p>
              </table:table-cell>
              <table:table-cell office:value-type="float" office:value="103.822768">
                <text:p>103.8227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.128436">
                <text:p>99.128436</text:p>
              </table:table-cell>
              <table:table-cell office:value-type="float" office:value="97.468699">
                <text:p>97.4686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.351643">
                <text:p>98.351643</text:p>
              </table:table-cell>
              <table:table-cell office:value-type="float" office:value="99.646485">
                <text:p>99.6464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9.457146">
                <text:p>109.457146</text:p>
              </table:table-cell>
              <table:table-cell office:value-type="float" office:value="114.090444">
                <text:p>114.0904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.036902">
                <text:p>93.036902</text:p>
              </table:table-cell>
              <table:table-cell office:value-type="float" office:value="80.895956">
                <text:p>80.895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.886565">
                <text:p>82.886565</text:p>
              </table:table-cell>
              <table:table-cell office:value-type="float" office:value="115.186026">
                <text:p>115.1860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2.615379">
                <text:p>92.615379</text:p>
              </table:table-cell>
              <table:table-cell office:value-type="float" office:value="107.609007">
                <text:p>107.6090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.009337">
                <text:p>102.009337</text:p>
              </table:table-cell>
              <table:table-cell office:value-type="float" office:value="90.412517">
                <text:p>90.4125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.474388">
                <text:p>80.474388</text:p>
              </table:table-cell>
              <table:table-cell office:value-type="float" office:value="85.455778">
                <text:p>85.455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2.660375">
                <text:p>102.660375</text:p>
              </table:table-cell>
              <table:table-cell office:value-type="float" office:value="96.384388">
                <text:p>96.3843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8.048381">
                <text:p>108.048381</text:p>
              </table:table-cell>
              <table:table-cell office:value-type="float" office:value="76.939272">
                <text:p>76.9392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.770391">
                <text:p>100.770391</text:p>
              </table:table-cell>
              <table:table-cell office:value-type="float" office:value="107.08498">
                <text:p>107.084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3.068549">
                <text:p>93.068549</text:p>
              </table:table-cell>
              <table:table-cell office:value-type="float" office:value="66.585683">
                <text:p>66.5856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.839021">
                <text:p>78.839021</text:p>
              </table:table-cell>
              <table:table-cell office:value-type="float" office:value="100.018814">
                <text:p>100.0188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5.969952">
                <text:p>95.969952</text:p>
              </table:table-cell>
              <table:table-cell office:value-type="float" office:value="84.0099">
                <text:p>84.00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4.265867">
                <text:p>94.265867</text:p>
              </table:table-cell>
              <table:table-cell office:value-type="float" office:value="127.196907">
                <text:p>127.1969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1.07287">
                <text:p>91.07287</text:p>
              </table:table-cell>
              <table:table-cell office:value-type="float" office:value="80.390251">
                <text:p>80.3902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.646943">
                <text:p>91.646943</text:p>
              </table:table-cell>
              <table:table-cell office:value-type="float" office:value="96.262348">
                <text:p>96.2623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.563019">
                <text:p>91.563019</text:p>
              </table:table-cell>
              <table:table-cell office:value-type="float" office:value="104.843906">
                <text:p>104.8439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2.402905">
                <text:p>82.402905</text:p>
              </table:table-cell>
              <table:table-cell office:value-type="float" office:value="113.219255">
                <text:p>113.2192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4.4871">
                <text:p>104.4871</text:p>
              </table:table-cell>
              <table:table-cell office:value-type="float" office:value="96.718589">
                <text:p>96.7185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6.469656">
                <text:p>96.469656</text:p>
              </table:table-cell>
              <table:table-cell office:value-type="float" office:value="81.901071">
                <text:p>81.9010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8.501671">
                <text:p>108.501671</text:p>
              </table:table-cell>
              <table:table-cell office:value-type="float" office:value="81.577302">
                <text:p>81.5773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.053833">
                <text:p>75.053833</text:p>
              </table:table-cell>
              <table:table-cell office:value-type="float" office:value="68.827175">
                <text:p>68.8271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3.375367">
                <text:p>103.375367</text:p>
              </table:table-cell>
              <table:table-cell office:value-type="float" office:value="108.449597">
                <text:p>108.4495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6.492321">
                <text:p>86.492321</text:p>
              </table:table-cell>
              <table:table-cell office:value-type="float" office:value="72.392411">
                <text:p>72.392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4.721288">
                <text:p>64.721288</text:p>
              </table:table-cell>
              <table:table-cell office:value-type="float" office:value="77.195836">
                <text:p>77.1958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.298717">
                <text:p>92.298717</text:p>
              </table:table-cell>
              <table:table-cell office:value-type="float" office:value="80.935518">
                <text:p>80.9355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8.398235">
                <text:p>78.398235</text:p>
              </table:table-cell>
              <table:table-cell office:value-type="float" office:value="97.532809">
                <text:p>97.5328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769697">
                <text:p>84.769697</text:p>
              </table:table-cell>
              <table:table-cell office:value-type="float" office:value="122.450396">
                <text:p>122.4503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6.087828">
                <text:p>76.087828</text:p>
              </table:table-cell>
              <table:table-cell office:value-type="float" office:value="86.400177">
                <text:p>86.4001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.154982">
                <text:p>88.154982</text:p>
              </table:table-cell>
              <table:table-cell office:value-type="float" office:value="67.71806">
                <text:p>67.718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9.682082">
                <text:p>89.682082</text:p>
              </table:table-cell>
              <table:table-cell office:value-type="float" office:value="67.211364">
                <text:p>67.2113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9.714639">
                <text:p>89.714639</text:p>
              </table:table-cell>
              <table:table-cell office:value-type="float" office:value="75.977981">
                <text:p>75.9779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.375017">
                <text:p>76.375017</text:p>
              </table:table-cell>
              <table:table-cell office:value-type="float" office:value="64.137557">
                <text:p>64.1375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4.291552">
                <text:p>114.291552</text:p>
              </table:table-cell>
              <table:table-cell office:value-type="float" office:value="78.958673">
                <text:p>78.9586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.203181">
                <text:p>84.203181</text:p>
              </table:table-cell>
              <table:table-cell office:value-type="float" office:value="74.030083">
                <text:p>74.0300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3.842287">
                <text:p>83.842287</text:p>
              </table:table-cell>
              <table:table-cell office:value-type="float" office:value="82.72427">
                <text:p>82.724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401017">
                <text:p>86.401017</text:p>
              </table:table-cell>
              <table:table-cell office:value-type="float" office:value="126.607256">
                <text:p>126.6072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.794614">
                <text:p>83.794614</text:p>
              </table:table-cell>
              <table:table-cell office:value-type="float" office:value="63.887326">
                <text:p>63.8873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4.123361">
                <text:p>84.123361</text:p>
              </table:table-cell>
              <table:table-cell office:value-type="float" office:value="95.793637">
                <text:p>95.7936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223784">
                <text:p>75.223784</text:p>
              </table:table-cell>
              <table:table-cell office:value-type="float" office:value="88.21628">
                <text:p>88.216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.289337">
                <text:p>79.289337</text:p>
              </table:table-cell>
              <table:table-cell office:value-type="float" office:value="105.882452">
                <text:p>105.8824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3.95888">
                <text:p>113.95888</text:p>
              </table:table-cell>
              <table:table-cell office:value-type="float" office:value="93.956629">
                <text:p>93.9566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4.807372">
                <text:p>94.807372</text:p>
              </table:table-cell>
              <table:table-cell office:value-type="float" office:value="70.980479">
                <text:p>70.9804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908549">
                <text:p>76.908549</text:p>
              </table:table-cell>
              <table:table-cell office:value-type="float" office:value="116.492376">
                <text:p>116.4923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.268543">
                <text:p>81.268543</text:p>
              </table:table-cell>
              <table:table-cell office:value-type="float" office:value="78.217761">
                <text:p>78.2177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.386114">
                <text:p>73.386114</text:p>
              </table:table-cell>
              <table:table-cell office:value-type="float" office:value="53.844243">
                <text:p>53.8442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3.196229">
                <text:p>83.196229</text:p>
              </table:table-cell>
              <table:table-cell office:value-type="float" office:value="82.491414">
                <text:p>82.4914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.457872">
                <text:p>94.457872</text:p>
              </table:table-cell>
              <table:table-cell office:value-type="float" office:value="69.999731">
                <text:p>69.9997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7.556853">
                <text:p>97.556853</text:p>
              </table:table-cell>
              <table:table-cell office:value-type="float" office:value="71.18256">
                <text:p>71.182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.701405">
                <text:p>58.701405</text:p>
              </table:table-cell>
              <table:table-cell office:value-type="float" office:value="73.919048">
                <text:p>73.9190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995645">
                <text:p>71.995645</text:p>
              </table:table-cell>
              <table:table-cell office:value-type="float" office:value="79.017711">
                <text:p>79.0177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.786548">
                <text:p>80.786548</text:p>
              </table:table-cell>
              <table:table-cell office:value-type="float" office:value="77.364736">
                <text:p>77.3647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.360978">
                <text:p>82.360978</text:p>
              </table:table-cell>
              <table:table-cell office:value-type="float" office:value="71.576523">
                <text:p>71.5765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6.719522">
                <text:p>86.719522</text:p>
              </table:table-cell>
              <table:table-cell office:value-type="float" office:value="57.445168">
                <text:p>57.4451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4.612382">
                <text:p>74.612382</text:p>
              </table:table-cell>
              <table:table-cell office:value-type="float" office:value="65.583706">
                <text:p>65.5837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8.269226">
                <text:p>98.269226</text:p>
              </table:table-cell>
              <table:table-cell office:value-type="float" office:value="92.480933">
                <text:p>92.4809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.993007">
                <text:p>73.993007</text:p>
              </table:table-cell>
              <table:table-cell office:value-type="float" office:value="84.268066">
                <text:p>84.2680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.196534">
                <text:p>72.196534</text:p>
              </table:table-cell>
              <table:table-cell office:value-type="float" office:value="83.982996">
                <text:p>83.982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.859671">
                <text:p>74.859671</text:p>
              </table:table-cell>
              <table:table-cell office:value-type="float" office:value="57.353716">
                <text:p>57.3537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.967807">
                <text:p>78.967807</text:p>
              </table:table-cell>
              <table:table-cell office:value-type="float" office:value="105.194399">
                <text:p>105.1943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.124881">
                <text:p>70.124881</text:p>
              </table:table-cell>
              <table:table-cell office:value-type="float" office:value="54.506618">
                <text:p>54.5066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8.094304">
                <text:p>58.094304</text:p>
              </table:table-cell>
              <table:table-cell office:value-type="float" office:value="69.781687">
                <text:p>69.7816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6.049204">
                <text:p>66.049204</text:p>
              </table:table-cell>
              <table:table-cell office:value-type="float" office:value="72.000878">
                <text:p>72.0008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.955527">
                <text:p>62.955527</text:p>
              </table:table-cell>
              <table:table-cell office:value-type="float" office:value="81.403436">
                <text:p>81.4034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2.009901">
                <text:p>82.009901</text:p>
              </table:table-cell>
              <table:table-cell office:value-type="float" office:value="79.13732">
                <text:p>79.137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4.010171">
                <text:p>84.010171</text:p>
              </table:table-cell>
              <table:table-cell office:value-type="float" office:value="64.346008">
                <text:p>64.3460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2.412971">
                <text:p>72.412971</text:p>
              </table:table-cell>
              <table:table-cell office:value-type="float" office:value="71.04899">
                <text:p>71.048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.498322">
                <text:p>78.498322</text:p>
              </table:table-cell>
              <table:table-cell office:value-type="float" office:value="94.247946">
                <text:p>94.2479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544947">
                <text:p>81.544947</text:p>
              </table:table-cell>
              <table:table-cell office:value-type="float" office:value="62.587359">
                <text:p>62.5873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2.385906">
                <text:p>72.385906</text:p>
              </table:table-cell>
              <table:table-cell office:value-type="float" office:value="80.101009">
                <text:p>80.1010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8.677859">
                <text:p>78.677859</text:p>
              </table:table-cell>
              <table:table-cell office:value-type="float" office:value="89.368596">
                <text:p>89.3685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3.971776">
                <text:p>73.971776</text:p>
              </table:table-cell>
              <table:table-cell office:value-type="float" office:value="99.258733">
                <text:p>99.2587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.457147">
                <text:p>80.457147</text:p>
              </table:table-cell>
              <table:table-cell office:value-type="float" office:value="60.343516">
                <text:p>60.3435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6.784178">
                <text:p>56.784178</text:p>
              </table:table-cell>
              <table:table-cell office:value-type="float" office:value="81.831379">
                <text:p>81.8313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.584978">
                <text:p>66.584978</text:p>
              </table:table-cell>
              <table:table-cell office:value-type="float" office:value="72.689816">
                <text:p>72.689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9.221178">
                <text:p>69.221178</text:p>
              </table:table-cell>
              <table:table-cell office:value-type="float" office:value="83.012212">
                <text:p>83.0122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3.659807">
                <text:p>73.659807</text:p>
              </table:table-cell>
              <table:table-cell office:value-type="float" office:value="89.531809">
                <text:p>89.5318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.178001">
                <text:p>75.178001</text:p>
              </table:table-cell>
              <table:table-cell office:value-type="float" office:value="70.53528">
                <text:p>70.535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3.683639">
                <text:p>63.683639</text:p>
              </table:table-cell>
              <table:table-cell office:value-type="float" office:value="102.995774">
                <text:p>102.9957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6.83942">
                <text:p>86.83942</text:p>
              </table:table-cell>
              <table:table-cell office:value-type="float" office:value="62.032589">
                <text:p>62.0325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.341712">
                <text:p>61.341712</text:p>
              </table:table-cell>
              <table:table-cell office:value-type="float" office:value="61.544409">
                <text:p>61.5444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.345208">
                <text:p>60.345208</text:p>
              </table:table-cell>
              <table:table-cell office:value-type="float" office:value="64.141544">
                <text:p>64.1415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3.794935">
                <text:p>83.794935</text:p>
              </table:table-cell>
              <table:table-cell office:value-type="float" office:value="73.133563">
                <text:p>73.1335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.701128">
                <text:p>73.701128</text:p>
              </table:table-cell>
              <table:table-cell office:value-type="float" office:value="75.791039">
                <text:p>75.7910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.632956">
                <text:p>61.632956</text:p>
              </table:table-cell>
              <table:table-cell office:value-type="float" office:value="71.961809">
                <text:p>71.9618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.77196">
                <text:p>70.77196</text:p>
              </table:table-cell>
              <table:table-cell office:value-type="float" office:value="83.236423">
                <text:p>83.2364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3.024608">
                <text:p>83.024608</text:p>
              </table:table-cell>
              <table:table-cell office:value-type="float" office:value="80.840374">
                <text:p>80.8403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.362388">
                <text:p>64.362388</text:p>
              </table:table-cell>
              <table:table-cell office:value-type="float" office:value="59.578308">
                <text:p>59.5783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2.914415">
                <text:p>72.914415</text:p>
              </table:table-cell>
              <table:table-cell office:value-type="float" office:value="76.895251">
                <text:p>76.8952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.882068">
                <text:p>68.882068</text:p>
              </table:table-cell>
              <table:table-cell office:value-type="float" office:value="76.932423">
                <text:p>76.9324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1.326551">
                <text:p>71.326551</text:p>
              </table:table-cell>
              <table:table-cell office:value-type="float" office:value="57.185768">
                <text:p>57.185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.165637">
                <text:p>65.165637</text:p>
              </table:table-cell>
              <table:table-cell office:value-type="float" office:value="64.414323">
                <text:p>64.4143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.229484">
                <text:p>69.229484</text:p>
              </table:table-cell>
              <table:table-cell office:value-type="float" office:value="66.723027">
                <text:p>66.7230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1.342454">
                <text:p>71.342454</text:p>
              </table:table-cell>
              <table:table-cell office:value-type="float" office:value="69.715702">
                <text:p>69.7157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.024008">
                <text:p>74.024008</text:p>
              </table:table-cell>
              <table:table-cell office:value-type="float" office:value="68.922469">
                <text:p>68.9224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.84537">
                <text:p>73.84537</text:p>
              </table:table-cell>
              <table:table-cell office:value-type="float" office:value="70.967097">
                <text:p>70.9670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390394">
                <text:p>87.390394</text:p>
              </table:table-cell>
              <table:table-cell office:value-type="float" office:value="81.25064">
                <text:p>81.250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6.799101">
                <text:p>86.799101</text:p>
              </table:table-cell>
              <table:table-cell office:value-type="float" office:value="81.819271">
                <text:p>81.8192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4.048369">
                <text:p>74.048369</text:p>
              </table:table-cell>
              <table:table-cell office:value-type="float" office:value="78.238702">
                <text:p>78.2387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.364952">
                <text:p>64.364952</text:p>
              </table:table-cell>
              <table:table-cell office:value-type="float" office:value="77.968586">
                <text:p>77.9685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.090868">
                <text:p>61.090868</text:p>
              </table:table-cell>
              <table:table-cell office:value-type="float" office:value="77.319254">
                <text:p>77.3192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736891">
                <text:p>81.736891</text:p>
              </table:table-cell>
              <table:table-cell office:value-type="float" office:value="65.252067">
                <text:p>65.2520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6.732262">
                <text:p>66.732262</text:p>
              </table:table-cell>
              <table:table-cell office:value-type="float" office:value="57.832454">
                <text:p>57.8324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2.16055">
                <text:p>62.16055</text:p>
              </table:table-cell>
              <table:table-cell office:value-type="float" office:value="68.421841">
                <text:p>68.4218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.98053">
                <text:p>74.98053</text:p>
              </table:table-cell>
              <table:table-cell office:value-type="float" office:value="61.543587">
                <text:p>61.5435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4.413456">
                <text:p>74.413456</text:p>
              </table:table-cell>
              <table:table-cell office:value-type="float" office:value="100.376012">
                <text:p>100.3760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.873801">
                <text:p>72.873801</text:p>
              </table:table-cell>
              <table:table-cell office:value-type="float" office:value="46.351412">
                <text:p>46.3514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.537228">
                <text:p>66.537228</text:p>
              </table:table-cell>
              <table:table-cell office:value-type="float" office:value="67.225779">
                <text:p>67.2257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9.515952">
                <text:p>59.515952</text:p>
              </table:table-cell>
              <table:table-cell office:value-type="float" office:value="66.78549">
                <text:p>66.785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.967041">
                <text:p>55.967041</text:p>
              </table:table-cell>
              <table:table-cell office:value-type="float" office:value="76.077384">
                <text:p>76.0773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.031206">
                <text:p>71.031206</text:p>
              </table:table-cell>
              <table:table-cell office:value-type="float" office:value="78.244931">
                <text:p>78.2449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.301076">
                <text:p>84.301076</text:p>
              </table:table-cell>
              <table:table-cell office:value-type="float" office:value="103.175926">
                <text:p>103.1759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.150573">
                <text:p>65.150573</text:p>
              </table:table-cell>
              <table:table-cell office:value-type="float" office:value="97.512963">
                <text:p>97.51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0.813721">
                <text:p>70.813721</text:p>
              </table:table-cell>
              <table:table-cell office:value-type="float" office:value="76.961856">
                <text:p>76.9618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.424439">
                <text:p>59.424439</text:p>
              </table:table-cell>
              <table:table-cell office:value-type="float" office:value="50.412382">
                <text:p>50.4123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7.034108">
                <text:p>77.034108</text:p>
              </table:table-cell>
              <table:table-cell office:value-type="float" office:value="72.957548">
                <text:p>72.9575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.265203">
                <text:p>76.265203</text:p>
              </table:table-cell>
              <table:table-cell office:value-type="float" office:value="57.44746">
                <text:p>57.447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.378802">
                <text:p>81.378802</text:p>
              </table:table-cell>
              <table:table-cell office:value-type="float" office:value="61.266258">
                <text:p>61.2662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.973009">
                <text:p>66.973009</text:p>
              </table:table-cell>
              <table:table-cell office:value-type="float" office:value="45.771743">
                <text:p>45.7717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.163504">
                <text:p>62.163504</text:p>
              </table:table-cell>
              <table:table-cell office:value-type="float" office:value="71.955616">
                <text:p>71.9556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.14753">
                <text:p>61.14753</text:p>
              </table:table-cell>
              <table:table-cell office:value-type="float" office:value="55.71158">
                <text:p>55.711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4.164275">
                <text:p>54.164275</text:p>
              </table:table-cell>
              <table:table-cell office:value-type="float" office:value="65.882071">
                <text:p>65.8820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5.172242">
                <text:p>75.172242</text:p>
              </table:table-cell>
              <table:table-cell office:value-type="float" office:value="43.485581">
                <text:p>43.4855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3.47734">
                <text:p>73.47734</text:p>
              </table:table-cell>
              <table:table-cell office:value-type="float" office:value="82.834615">
                <text:p>82.8346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.770639">
                <text:p>56.770639</text:p>
              </table:table-cell>
              <table:table-cell office:value-type="float" office:value="74.014527">
                <text:p>74.0145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1.494725">
                <text:p>71.494725</text:p>
              </table:table-cell>
              <table:table-cell office:value-type="float" office:value="62.363636">
                <text:p>62.3636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.707549">
                <text:p>76.707549</text:p>
              </table:table-cell>
              <table:table-cell office:value-type="float" office:value="66.679212">
                <text:p>66.6792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8.619864">
                <text:p>78.619864</text:p>
              </table:table-cell>
              <table:table-cell office:value-type="float" office:value="64.902856">
                <text:p>64.9028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.87194">
                <text:p>69.87194</text:p>
              </table:table-cell>
              <table:table-cell office:value-type="float" office:value="61.282905">
                <text:p>61.2829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1.543176">
                <text:p>71.543176</text:p>
              </table:table-cell>
              <table:table-cell office:value-type="float" office:value="77.849115">
                <text:p>77.8491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.335395">
                <text:p>57.335395</text:p>
              </table:table-cell>
              <table:table-cell office:value-type="float" office:value="63.935116">
                <text:p>63.9351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9.965879">
                <text:p>69.965879</text:p>
              </table:table-cell>
              <table:table-cell office:value-type="float" office:value="58.444905">
                <text:p>58.4449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.020844">
                <text:p>72.020844</text:p>
              </table:table-cell>
              <table:table-cell office:value-type="float" office:value="60.757401">
                <text:p>60.7574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.064779">
                <text:p>57.064779</text:p>
              </table:table-cell>
              <table:table-cell office:value-type="float" office:value="67.514003">
                <text:p>67.5140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.368165">
                <text:p>59.368165</text:p>
              </table:table-cell>
              <table:table-cell office:value-type="float" office:value="54.33398">
                <text:p>54.333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.328902">
                <text:p>66.328902</text:p>
              </table:table-cell>
              <table:table-cell office:value-type="float" office:value="85.625345">
                <text:p>85.6253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7.699514">
                <text:p>67.699514</text:p>
              </table:table-cell>
              <table:table-cell office:value-type="float" office:value="51.885338">
                <text:p>51.8853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1.082327">
                <text:p>71.082327</text:p>
              </table:table-cell>
              <table:table-cell office:value-type="float" office:value="50.137876">
                <text:p>50.1378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.744681">
                <text:p>64.744681</text:p>
              </table:table-cell>
              <table:table-cell office:value-type="float" office:value="53.643989">
                <text:p>53.6439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.385344">
                <text:p>50.385344</text:p>
              </table:table-cell>
              <table:table-cell office:value-type="float" office:value="52.243048">
                <text:p>52.2430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.659036">
                <text:p>54.659036</text:p>
              </table:table-cell>
              <table:table-cell office:value-type="float" office:value="47.43205">
                <text:p>47.432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2.60357">
                <text:p>62.60357</text:p>
              </table:table-cell>
              <table:table-cell office:value-type="float" office:value="72.865979">
                <text:p>72.8659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.379234">
                <text:p>79.379234</text:p>
              </table:table-cell>
              <table:table-cell office:value-type="float" office:value="60.614538">
                <text:p>60.6145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.170853">
                <text:p>56.170853</text:p>
              </table:table-cell>
              <table:table-cell office:value-type="float" office:value="65.280498">
                <text:p>65.2804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.650673">
                <text:p>52.650673</text:p>
              </table:table-cell>
              <table:table-cell office:value-type="float" office:value="61.09863">
                <text:p>61.098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.586196">
                <text:p>67.586196</text:p>
              </table:table-cell>
              <table:table-cell office:value-type="float" office:value="67.564356">
                <text:p>67.5643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.340283">
                <text:p>59.340283</text:p>
              </table:table-cell>
              <table:table-cell office:value-type="float" office:value="63.701208">
                <text:p>63.7012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368964">
                <text:p>45.368964</text:p>
              </table:table-cell>
              <table:table-cell office:value-type="float" office:value="66.301319">
                <text:p>66.3013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.35893">
                <text:p>62.35893</text:p>
              </table:table-cell>
              <table:table-cell office:value-type="float" office:value="55.681928">
                <text:p>55.6819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7.72448">
                <text:p>67.72448</text:p>
              </table:table-cell>
              <table:table-cell office:value-type="float" office:value="71.622393">
                <text:p>71.6223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.708204">
                <text:p>61.708204</text:p>
              </table:table-cell>
              <table:table-cell office:value-type="float" office:value="52.798288">
                <text:p>52.7982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.820882">
                <text:p>52.820882</text:p>
              </table:table-cell>
              <table:table-cell office:value-type="float" office:value="82.416215">
                <text:p>82.4162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3.543888">
                <text:p>53.543888</text:p>
              </table:table-cell>
              <table:table-cell office:value-type="float" office:value="67.013782">
                <text:p>67.0137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7.702073">
                <text:p>57.702073</text:p>
              </table:table-cell>
              <table:table-cell office:value-type="float" office:value="79.313679">
                <text:p>79.3136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.810066">
                <text:p>52.810066</text:p>
              </table:table-cell>
              <table:table-cell office:value-type="float" office:value="47.337118">
                <text:p>47.3371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.091058">
                <text:p>47.091058</text:p>
              </table:table-cell>
              <table:table-cell office:value-type="float" office:value="49.449372">
                <text:p>49.4493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.100406">
                <text:p>48.100406</text:p>
              </table:table-cell>
              <table:table-cell office:value-type="float" office:value="77.300769">
                <text:p>77.3007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239424">
                <text:p>60.239424</text:p>
              </table:table-cell>
              <table:table-cell office:value-type="float" office:value="39.116967">
                <text:p>39.1169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.767255">
                <text:p>53.767255</text:p>
              </table:table-cell>
              <table:table-cell office:value-type="float" office:value="64.753168">
                <text:p>64.7531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7.7895">
                <text:p>57.7895</text:p>
              </table:table-cell>
              <table:table-cell office:value-type="float" office:value="38.372119">
                <text:p>38.3721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7.989498">
                <text:p>57.989498</text:p>
              </table:table-cell>
              <table:table-cell office:value-type="float" office:value="50.531104">
                <text:p>50.5311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1.173381">
                <text:p>51.173381</text:p>
              </table:table-cell>
              <table:table-cell office:value-type="float" office:value="51.879042">
                <text:p>51.8790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.746179">
                <text:p>44.746179</text:p>
              </table:table-cell>
              <table:table-cell office:value-type="float" office:value="66.47216">
                <text:p>66.472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7.806261">
                <text:p>57.806261</text:p>
              </table:table-cell>
              <table:table-cell office:value-type="float" office:value="51.589107">
                <text:p>51.5891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.261835">
                <text:p>73.261835</text:p>
              </table:table-cell>
              <table:table-cell office:value-type="float" office:value="66.543241">
                <text:p>66.5432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1.61872">
                <text:p>51.61872</text:p>
              </table:table-cell>
              <table:table-cell office:value-type="float" office:value="58.046867">
                <text:p>58.0468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7.291136">
                <text:p>57.291136</text:p>
              </table:table-cell>
              <table:table-cell office:value-type="float" office:value="62.822224">
                <text:p>62.8222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4.601423">
                <text:p>64.601423</text:p>
              </table:table-cell>
              <table:table-cell office:value-type="float" office:value="63.35829">
                <text:p>63.358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.631455">
                <text:p>63.631455</text:p>
              </table:table-cell>
              <table:table-cell office:value-type="float" office:value="53.13105">
                <text:p>53.131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.283215">
                <text:p>54.283215</text:p>
              </table:table-cell>
              <table:table-cell office:value-type="float" office:value="75.207582">
                <text:p>75.2075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.58807">
                <text:p>53.58807</text:p>
              </table:table-cell>
              <table:table-cell office:value-type="float" office:value="58.728702">
                <text:p>58.7287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.213688">
                <text:p>48.213688</text:p>
              </table:table-cell>
              <table:table-cell office:value-type="float" office:value="63.406565">
                <text:p>63.4065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5.186166">
                <text:p>55.186166</text:p>
              </table:table-cell>
              <table:table-cell office:value-type="float" office:value="42.85749">
                <text:p>42.857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6.504454">
                <text:p>46.504454</text:p>
              </table:table-cell>
              <table:table-cell office:value-type="float" office:value="43.48425">
                <text:p>43.484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8.685254">
                <text:p>58.685254</text:p>
              </table:table-cell>
              <table:table-cell office:value-type="float" office:value="57.110621">
                <text:p>57.1106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.134128">
                <text:p>51.134128</text:p>
              </table:table-cell>
              <table:table-cell office:value-type="float" office:value="41.943437">
                <text:p>41.9434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.557164">
                <text:p>54.557164</text:p>
              </table:table-cell>
              <table:table-cell office:value-type="float" office:value="54.670481">
                <text:p>54.6704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.036655">
                <text:p>65.036655</text:p>
              </table:table-cell>
              <table:table-cell office:value-type="float" office:value="37.149783">
                <text:p>37.1497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697951">
                <text:p>61.697951</text:p>
              </table:table-cell>
              <table:table-cell office:value-type="float" office:value="48.555033">
                <text:p>48.5550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1.080852">
                <text:p>51.080852</text:p>
              </table:table-cell>
              <table:table-cell office:value-type="float" office:value="56.511748">
                <text:p>56.5117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.730776">
                <text:p>44.730776</text:p>
              </table:table-cell>
              <table:table-cell office:value-type="float" office:value="59.392818">
                <text:p>59.3928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.696142">
                <text:p>60.696142</text:p>
              </table:table-cell>
              <table:table-cell office:value-type="float" office:value="41.640449">
                <text:p>41.6404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.05865">
                <text:p>55.05865</text:p>
              </table:table-cell>
              <table:table-cell office:value-type="float" office:value="50.83062">
                <text:p>50.830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3.271276">
                <text:p>43.271276</text:p>
              </table:table-cell>
              <table:table-cell office:value-type="float" office:value="39.39329">
                <text:p>39.393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3.809241">
                <text:p>53.809241</text:p>
              </table:table-cell>
              <table:table-cell office:value-type="float" office:value="52.721883">
                <text:p>52.7218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5.585726">
                <text:p>55.585726</text:p>
              </table:table-cell>
              <table:table-cell office:value-type="float" office:value="43.794084">
                <text:p>43.7940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7.889815">
                <text:p>47.889815</text:p>
              </table:table-cell>
              <table:table-cell office:value-type="float" office:value="37.97959">
                <text:p>37.979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4.462736">
                <text:p>54.462736</text:p>
              </table:table-cell>
              <table:table-cell office:value-type="float" office:value="43.307601">
                <text:p>43.3076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.588947">
                <text:p>48.588947</text:p>
              </table:table-cell>
              <table:table-cell office:value-type="float" office:value="45.231249">
                <text:p>45.2312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.690957">
                <text:p>50.690957</text:p>
              </table:table-cell>
              <table:table-cell office:value-type="float" office:value="58.814235">
                <text:p>58.8142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.29391">
                <text:p>58.29391</text:p>
              </table:table-cell>
              <table:table-cell office:value-type="float" office:value="56.638248">
                <text:p>56.6382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.490643">
                <text:p>51.490643</text:p>
              </table:table-cell>
              <table:table-cell office:value-type="float" office:value="40.699658">
                <text:p>40.699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54cm" svg:height="15.968cm" xlink:href=".." xlink:type="simple" chart:class="chart:line" chart:style-name="ch1">
        <chart:title svg:x="3.185cm" svg:y="0.455cm" chart:style-name="ch2">
          <text:p>MAPE</text:p>
        </chart:title>
        <chart:subtitle svg:x="2.947cm" svg:y="1.553cm" chart:style-name="ch3">
          <text:p>Network 2</text:p>
        </chart:subtitle>
        <chart:legend chart:legend-position="bottom" svg:x="1.907cm" svg:y="14.635cm" style:legend-expansion="wide" chart:style-name="ch4"/>
        <chart:plot-area chart:style-name="ch5" table:cell-range-address="Arkusz1.C1:Arkusz1.D501" chart:data-source-has-labels="row" svg:x="0.605cm" svg:y="2.874cm" svg:width="6.839cm" svg:height="11.022cm">
          <chartooo:coordinate-region svg:x="1.412cm" svg:y="3.086cm" svg:width="6.029cm" svg:height="9.71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C2:Arkusz1.C501" chart:label-cell-address="Arkusz1.C1:Arkusz1.C1" chart:class="chart:line">
            <chart:data-point chart:repeated="500"/>
          </chart:series>
          <chart:series chart:style-name="ch9" chart:values-cell-range-address="Arkusz1.D2:Arkusz1.D501" chart:label-cell-address="Arkusz1.D1:Arkusz1.D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C1:Arkusz1.C1</svg:desc>
                </draw:g>
              </table:table-cell>
              <table:table-cell office:value-type="string">
                <text:p>Verifying Set Error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2.465633">
                <text:p>582.465633</text:p>
                <draw:g>
                  <svg:desc>Arkusz1.C2:Arkusz1.C501</svg:desc>
                </draw:g>
              </table:table-cell>
              <table:table-cell office:value-type="float" office:value="262.423354">
                <text:p>262.423354</text:p>
                <draw:g>
                  <svg:desc>Arkusz1.D2:Arkusz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.643555">
                <text:p>160.643555</text:p>
              </table:table-cell>
              <table:table-cell office:value-type="float" office:value="134.336042">
                <text:p>134.336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.950513">
                <text:p>157.950513</text:p>
              </table:table-cell>
              <table:table-cell office:value-type="float" office:value="129.87843">
                <text:p>129.87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.346869">
                <text:p>146.346869</text:p>
              </table:table-cell>
              <table:table-cell office:value-type="float" office:value="155.491138">
                <text:p>155.49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.945013">
                <text:p>176.945013</text:p>
              </table:table-cell>
              <table:table-cell office:value-type="float" office:value="131.641381">
                <text:p>131.641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.826528">
                <text:p>132.826528</text:p>
              </table:table-cell>
              <table:table-cell office:value-type="float" office:value="161.95809">
                <text:p>161.95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9.557005">
                <text:p>179.557005</text:p>
              </table:table-cell>
              <table:table-cell office:value-type="float" office:value="149.491046">
                <text:p>149.491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166844">
                <text:p>186.166844</text:p>
              </table:table-cell>
              <table:table-cell office:value-type="float" office:value="153.077139">
                <text:p>153.077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.861623">
                <text:p>166.861623</text:p>
              </table:table-cell>
              <table:table-cell office:value-type="float" office:value="177.18993">
                <text:p>177.18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7551">
                <text:p>125.7551</text:p>
              </table:table-cell>
              <table:table-cell office:value-type="float" office:value="140.91796">
                <text:p>140.91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.047488">
                <text:p>168.047488</text:p>
              </table:table-cell>
              <table:table-cell office:value-type="float" office:value="207.408783">
                <text:p>207.408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.989876">
                <text:p>137.989876</text:p>
              </table:table-cell>
              <table:table-cell office:value-type="float" office:value="127.108168">
                <text:p>127.108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.839768">
                <text:p>146.839768</text:p>
              </table:table-cell>
              <table:table-cell office:value-type="float" office:value="172.037879">
                <text:p>172.037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.57833">
                <text:p>151.57833</text:p>
              </table:table-cell>
              <table:table-cell office:value-type="float" office:value="174.375236">
                <text:p>174.375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487552">
                <text:p>199.487552</text:p>
              </table:table-cell>
              <table:table-cell office:value-type="float" office:value="136.806067">
                <text:p>136.806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.853938">
                <text:p>152.853938</text:p>
              </table:table-cell>
              <table:table-cell office:value-type="float" office:value="177.661618">
                <text:p>177.661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.090282">
                <text:p>177.090282</text:p>
              </table:table-cell>
              <table:table-cell office:value-type="float" office:value="193.944384">
                <text:p>193.944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505688">
                <text:p>156.505688</text:p>
              </table:table-cell>
              <table:table-cell office:value-type="float" office:value="144.002475">
                <text:p>144.0024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.102036">
                <text:p>146.102036</text:p>
              </table:table-cell>
              <table:table-cell office:value-type="float" office:value="152.686053">
                <text:p>152.686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.505735">
                <text:p>144.505735</text:p>
              </table:table-cell>
              <table:table-cell office:value-type="float" office:value="167.160259">
                <text:p>167.160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.737795">
                <text:p>161.737795</text:p>
              </table:table-cell>
              <table:table-cell office:value-type="float" office:value="157.937263">
                <text:p>157.937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.331911">
                <text:p>159.331911</text:p>
              </table:table-cell>
              <table:table-cell office:value-type="float" office:value="141.851564">
                <text:p>141.851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.585722">
                <text:p>136.585722</text:p>
              </table:table-cell>
              <table:table-cell office:value-type="float" office:value="106.75425">
                <text:p>106.75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.206471">
                <text:p>160.206471</text:p>
              </table:table-cell>
              <table:table-cell office:value-type="float" office:value="122.416885">
                <text:p>122.416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695425">
                <text:p>131.695425</text:p>
              </table:table-cell>
              <table:table-cell office:value-type="float" office:value="112.466978">
                <text:p>112.466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.083897">
                <text:p>119.083897</text:p>
              </table:table-cell>
              <table:table-cell office:value-type="float" office:value="137.431182">
                <text:p>137.431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.62163">
                <text:p>145.62163</text:p>
              </table:table-cell>
              <table:table-cell office:value-type="float" office:value="108.544023">
                <text:p>108.544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961557">
                <text:p>138.961557</text:p>
              </table:table-cell>
              <table:table-cell office:value-type="float" office:value="150.995729">
                <text:p>150.995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.058363">
                <text:p>114.058363</text:p>
              </table:table-cell>
              <table:table-cell office:value-type="float" office:value="159.375221">
                <text:p>159.375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.401509">
                <text:p>122.401509</text:p>
              </table:table-cell>
              <table:table-cell office:value-type="float" office:value="127.609982">
                <text:p>127.609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.074984">
                <text:p>132.074984</text:p>
              </table:table-cell>
              <table:table-cell office:value-type="float" office:value="142.231355">
                <text:p>142.231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687349">
                <text:p>124.687349</text:p>
              </table:table-cell>
              <table:table-cell office:value-type="float" office:value="122.50646">
                <text:p>122.50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.293981">
                <text:p>153.293981</text:p>
              </table:table-cell>
              <table:table-cell office:value-type="float" office:value="119.147597">
                <text:p>119.147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.457769">
                <text:p>155.457769</text:p>
              </table:table-cell>
              <table:table-cell office:value-type="float" office:value="120.763993">
                <text:p>120.763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64292">
                <text:p>115.64292</text:p>
              </table:table-cell>
              <table:table-cell office:value-type="float" office:value="111.975224">
                <text:p>111.975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205243">
                <text:p>131.205243</text:p>
              </table:table-cell>
              <table:table-cell office:value-type="float" office:value="134.143688">
                <text:p>134.1436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.063889">
                <text:p>117.063889</text:p>
              </table:table-cell>
              <table:table-cell office:value-type="float" office:value="88.189397">
                <text:p>88.189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.226511">
                <text:p>134.226511</text:p>
              </table:table-cell>
              <table:table-cell office:value-type="float" office:value="126.307872">
                <text:p>126.30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446644">
                <text:p>117.446644</text:p>
              </table:table-cell>
              <table:table-cell office:value-type="float" office:value="132.16559">
                <text:p>132.16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.188351">
                <text:p>143.188351</text:p>
              </table:table-cell>
              <table:table-cell office:value-type="float" office:value="126.062738">
                <text:p>126.062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.837627">
                <text:p>104.837627</text:p>
              </table:table-cell>
              <table:table-cell office:value-type="float" office:value="105.270657">
                <text:p>105.2706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2.382673">
                <text:p>162.382673</text:p>
              </table:table-cell>
              <table:table-cell office:value-type="float" office:value="140.625441">
                <text:p>140.625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.031736">
                <text:p>174.031736</text:p>
              </table:table-cell>
              <table:table-cell office:value-type="float" office:value="86.684972">
                <text:p>86.684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.031555">
                <text:p>144.031555</text:p>
              </table:table-cell>
              <table:table-cell office:value-type="float" office:value="133.343498">
                <text:p>133.343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.439245">
                <text:p>162.439245</text:p>
              </table:table-cell>
              <table:table-cell office:value-type="float" office:value="193.644476">
                <text:p>193.644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.370209">
                <text:p>188.370209</text:p>
              </table:table-cell>
              <table:table-cell office:value-type="float" office:value="138.090657">
                <text:p>138.090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0.249057">
                <text:p>180.249057</text:p>
              </table:table-cell>
              <table:table-cell office:value-type="float" office:value="175.6858">
                <text:p>175.6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.340838">
                <text:p>153.340838</text:p>
              </table:table-cell>
              <table:table-cell office:value-type="float" office:value="193.23535">
                <text:p>193.235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.868208">
                <text:p>143.868208</text:p>
              </table:table-cell>
              <table:table-cell office:value-type="float" office:value="197.032652">
                <text:p>197.032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.432666">
                <text:p>133.432666</text:p>
              </table:table-cell>
              <table:table-cell office:value-type="float" office:value="139.47616">
                <text:p>139.47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2.809121">
                <text:p>152.809121</text:p>
              </table:table-cell>
              <table:table-cell office:value-type="float" office:value="223.662183">
                <text:p>223.662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.225974">
                <text:p>169.225974</text:p>
              </table:table-cell>
              <table:table-cell office:value-type="float" office:value="221.3964">
                <text:p>221.3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.249211">
                <text:p>147.249211</text:p>
              </table:table-cell>
              <table:table-cell office:value-type="float" office:value="199.743977">
                <text:p>199.743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.372086">
                <text:p>195.372086</text:p>
              </table:table-cell>
              <table:table-cell office:value-type="float" office:value="165.576341">
                <text:p>165.5763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.030671">
                <text:p>155.030671</text:p>
              </table:table-cell>
              <table:table-cell office:value-type="float" office:value="180.18816">
                <text:p>180.188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.954396">
                <text:p>205.954396</text:p>
              </table:table-cell>
              <table:table-cell office:value-type="float" office:value="231.643267">
                <text:p>231.643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5.72287">
                <text:p>225.72287</text:p>
              </table:table-cell>
              <table:table-cell office:value-type="float" office:value="218.918638">
                <text:p>218.918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5.691372">
                <text:p>215.691372</text:p>
              </table:table-cell>
              <table:table-cell office:value-type="float" office:value="246.978403">
                <text:p>246.9784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.787372">
                <text:p>212.787372</text:p>
              </table:table-cell>
              <table:table-cell office:value-type="float" office:value="209.520656">
                <text:p>209.520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.07002">
                <text:p>153.07002</text:p>
              </table:table-cell>
              <table:table-cell office:value-type="float" office:value="202.606245">
                <text:p>202.606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.075055">
                <text:p>141.075055</text:p>
              </table:table-cell>
              <table:table-cell office:value-type="float" office:value="277.393372">
                <text:p>277.3933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.467544">
                <text:p>207.467544</text:p>
              </table:table-cell>
              <table:table-cell office:value-type="float" office:value="187.9375">
                <text:p>187.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9.655515">
                <text:p>269.655515</text:p>
              </table:table-cell>
              <table:table-cell office:value-type="float" office:value="205.727498">
                <text:p>205.7274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.152319">
                <text:p>208.152319</text:p>
              </table:table-cell>
              <table:table-cell office:value-type="float" office:value="183.107309">
                <text:p>183.107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.537056">
                <text:p>211.537056</text:p>
              </table:table-cell>
              <table:table-cell office:value-type="float" office:value="191.26614">
                <text:p>191.26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.717201">
                <text:p>239.717201</text:p>
              </table:table-cell>
              <table:table-cell office:value-type="float" office:value="170.889534">
                <text:p>170.889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.025335">
                <text:p>181.025335</text:p>
              </table:table-cell>
              <table:table-cell office:value-type="float" office:value="117.700696">
                <text:p>117.700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.408391">
                <text:p>195.408391</text:p>
              </table:table-cell>
              <table:table-cell office:value-type="float" office:value="154.486738">
                <text:p>154.486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.469886">
                <text:p>169.469886</text:p>
              </table:table-cell>
              <table:table-cell office:value-type="float" office:value="168.423373">
                <text:p>168.423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3.949823">
                <text:p>183.949823</text:p>
              </table:table-cell>
              <table:table-cell office:value-type="float" office:value="229.203908">
                <text:p>229.2039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2.111241">
                <text:p>192.111241</text:p>
              </table:table-cell>
              <table:table-cell office:value-type="float" office:value="157.333289">
                <text:p>157.333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0.060811">
                <text:p>190.060811</text:p>
              </table:table-cell>
              <table:table-cell office:value-type="float" office:value="191.840189">
                <text:p>191.840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.800176">
                <text:p>208.800176</text:p>
              </table:table-cell>
              <table:table-cell office:value-type="float" office:value="147.068128">
                <text:p>147.068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3.776305">
                <text:p>183.776305</text:p>
              </table:table-cell>
              <table:table-cell office:value-type="float" office:value="195.580726">
                <text:p>195.580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6.924402">
                <text:p>186.924402</text:p>
              </table:table-cell>
              <table:table-cell office:value-type="float" office:value="184.045556">
                <text:p>184.04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4.293918">
                <text:p>194.293918</text:p>
              </table:table-cell>
              <table:table-cell office:value-type="float" office:value="226.859521">
                <text:p>226.859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.7118">
                <text:p>183.7118</text:p>
              </table:table-cell>
              <table:table-cell office:value-type="float" office:value="167.066351">
                <text:p>167.066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5.734416">
                <text:p>205.734416</text:p>
              </table:table-cell>
              <table:table-cell office:value-type="float" office:value="142.236882">
                <text:p>142.23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6.746761">
                <text:p>176.746761</text:p>
              </table:table-cell>
              <table:table-cell office:value-type="float" office:value="153.801209">
                <text:p>153.801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85025">
                <text:p>143.85025</text:p>
              </table:table-cell>
              <table:table-cell office:value-type="float" office:value="175.357873">
                <text:p>175.357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.978103">
                <text:p>170.978103</text:p>
              </table:table-cell>
              <table:table-cell office:value-type="float" office:value="205.589665">
                <text:p>205.589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1.909715">
                <text:p>201.909715</text:p>
              </table:table-cell>
              <table:table-cell office:value-type="float" office:value="188.900671">
                <text:p>188.9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.906022">
                <text:p>176.906022</text:p>
              </table:table-cell>
              <table:table-cell office:value-type="float" office:value="233.434215">
                <text:p>233.434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.914134">
                <text:p>197.914134</text:p>
              </table:table-cell>
              <table:table-cell office:value-type="float" office:value="224.633055">
                <text:p>224.633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4.037803">
                <text:p>234.037803</text:p>
              </table:table-cell>
              <table:table-cell office:value-type="float" office:value="216.243049">
                <text:p>216.243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1.204878">
                <text:p>221.204878</text:p>
              </table:table-cell>
              <table:table-cell office:value-type="float" office:value="206.830948">
                <text:p>206.830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.158402">
                <text:p>180.158402</text:p>
              </table:table-cell>
              <table:table-cell office:value-type="float" office:value="234.405231">
                <text:p>234.405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.663072">
                <text:p>176.663072</text:p>
              </table:table-cell>
              <table:table-cell office:value-type="float" office:value="215.393303">
                <text:p>215.393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6.209814">
                <text:p>166.209814</text:p>
              </table:table-cell>
              <table:table-cell office:value-type="float" office:value="135.64708">
                <text:p>135.64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.123246">
                <text:p>147.123246</text:p>
              </table:table-cell>
              <table:table-cell office:value-type="float" office:value="194.328444">
                <text:p>194.328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2.18806">
                <text:p>152.18806</text:p>
              </table:table-cell>
              <table:table-cell office:value-type="float" office:value="148.24444">
                <text:p>148.24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3.097873">
                <text:p>163.097873</text:p>
              </table:table-cell>
              <table:table-cell office:value-type="float" office:value="143.385526">
                <text:p>143.385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.774271">
                <text:p>150.774271</text:p>
              </table:table-cell>
              <table:table-cell office:value-type="float" office:value="122.446965">
                <text:p>122.446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.15429">
                <text:p>153.15429</text:p>
              </table:table-cell>
              <table:table-cell office:value-type="float" office:value="130.35685">
                <text:p>130.356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.934049">
                <text:p>153.934049</text:p>
              </table:table-cell>
              <table:table-cell office:value-type="float" office:value="105.70792">
                <text:p>105.70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.076492">
                <text:p>143.076492</text:p>
              </table:table-cell>
              <table:table-cell office:value-type="float" office:value="173.667866">
                <text:p>173.6678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9.705705">
                <text:p>159.705705</text:p>
              </table:table-cell>
              <table:table-cell office:value-type="float" office:value="142.775159">
                <text:p>142.775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.942572">
                <text:p>139.942572</text:p>
              </table:table-cell>
              <table:table-cell office:value-type="float" office:value="175.264311">
                <text:p>175.2643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.581467">
                <text:p>182.581467</text:p>
              </table:table-cell>
              <table:table-cell office:value-type="float" office:value="191.811855">
                <text:p>191.811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7.566234">
                <text:p>167.566234</text:p>
              </table:table-cell>
              <table:table-cell office:value-type="float" office:value="205.420216">
                <text:p>205.420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6.99013">
                <text:p>156.99013</text:p>
              </table:table-cell>
              <table:table-cell office:value-type="float" office:value="196.996169">
                <text:p>196.996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.23813">
                <text:p>151.23813</text:p>
              </table:table-cell>
              <table:table-cell office:value-type="float" office:value="135.488552">
                <text:p>135.488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.988919">
                <text:p>125.988919</text:p>
              </table:table-cell>
              <table:table-cell office:value-type="float" office:value="208.620215">
                <text:p>208.6202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.266369">
                <text:p>125.266369</text:p>
              </table:table-cell>
              <table:table-cell office:value-type="float" office:value="141.413977">
                <text:p>141.4139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.274696">
                <text:p>119.274696</text:p>
              </table:table-cell>
              <table:table-cell office:value-type="float" office:value="157.212513">
                <text:p>157.2125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9.342142">
                <text:p>129.342142</text:p>
              </table:table-cell>
              <table:table-cell office:value-type="float" office:value="169.347372">
                <text:p>169.347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0.493971">
                <text:p>130.493971</text:p>
              </table:table-cell>
              <table:table-cell office:value-type="float" office:value="217.243941">
                <text:p>217.243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.278453">
                <text:p>157.278453</text:p>
              </table:table-cell>
              <table:table-cell office:value-type="float" office:value="129.641518">
                <text:p>129.641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.979792">
                <text:p>148.979792</text:p>
              </table:table-cell>
              <table:table-cell office:value-type="float" office:value="130.177136">
                <text:p>130.177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.810567">
                <text:p>104.810567</text:p>
              </table:table-cell>
              <table:table-cell office:value-type="float" office:value="170.752771">
                <text:p>170.752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.93362">
                <text:p>114.93362</text:p>
              </table:table-cell>
              <table:table-cell office:value-type="float" office:value="123.166239">
                <text:p>123.1662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.856475">
                <text:p>154.856475</text:p>
              </table:table-cell>
              <table:table-cell office:value-type="float" office:value="111.71092">
                <text:p>111.71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.698562">
                <text:p>150.698562</text:p>
              </table:table-cell>
              <table:table-cell office:value-type="float" office:value="176.960978">
                <text:p>176.9609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5.50911">
                <text:p>185.50911</text:p>
              </table:table-cell>
              <table:table-cell office:value-type="float" office:value="148.371919">
                <text:p>148.3719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.103102">
                <text:p>135.103102</text:p>
              </table:table-cell>
              <table:table-cell office:value-type="float" office:value="153.84959">
                <text:p>153.849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.740283">
                <text:p>141.740283</text:p>
              </table:table-cell>
              <table:table-cell office:value-type="float" office:value="145.985974">
                <text:p>145.9859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9.754628">
                <text:p>129.754628</text:p>
              </table:table-cell>
              <table:table-cell office:value-type="float" office:value="134.377653">
                <text:p>134.3776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2.488546">
                <text:p>152.488546</text:p>
              </table:table-cell>
              <table:table-cell office:value-type="float" office:value="175.289972">
                <text:p>175.2899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1.838627">
                <text:p>151.838627</text:p>
              </table:table-cell>
              <table:table-cell office:value-type="float" office:value="147.00953">
                <text:p>147.009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.296156">
                <text:p>141.296156</text:p>
              </table:table-cell>
              <table:table-cell office:value-type="float" office:value="92.650445">
                <text:p>92.650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3.416441">
                <text:p>133.416441</text:p>
              </table:table-cell>
              <table:table-cell office:value-type="float" office:value="179.357899">
                <text:p>179.357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8.967042">
                <text:p>98.967042</text:p>
              </table:table-cell>
              <table:table-cell office:value-type="float" office:value="119.282116">
                <text:p>119.282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8.866133">
                <text:p>158.866133</text:p>
              </table:table-cell>
              <table:table-cell office:value-type="float" office:value="115.581534">
                <text:p>115.5815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1.211747">
                <text:p>151.211747</text:p>
              </table:table-cell>
              <table:table-cell office:value-type="float" office:value="95.258824">
                <text:p>95.258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.708015">
                <text:p>110.708015</text:p>
              </table:table-cell>
              <table:table-cell office:value-type="float" office:value="140.622758">
                <text:p>140.6227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1.510384">
                <text:p>121.510384</text:p>
              </table:table-cell>
              <table:table-cell office:value-type="float" office:value="149.035164">
                <text:p>149.0351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.015531">
                <text:p>114.015531</text:p>
              </table:table-cell>
              <table:table-cell office:value-type="float" office:value="138.810032">
                <text:p>138.8100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.921787">
                <text:p>111.921787</text:p>
              </table:table-cell>
              <table:table-cell office:value-type="float" office:value="130.810288">
                <text:p>130.8102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.110227">
                <text:p>119.110227</text:p>
              </table:table-cell>
              <table:table-cell office:value-type="float" office:value="129.287729">
                <text:p>129.2877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.423963">
                <text:p>120.423963</text:p>
              </table:table-cell>
              <table:table-cell office:value-type="float" office:value="148.872274">
                <text:p>148.8722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.061976">
                <text:p>118.061976</text:p>
              </table:table-cell>
              <table:table-cell office:value-type="float" office:value="129.317454">
                <text:p>129.3174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14721">
                <text:p>112.414721</text:p>
              </table:table-cell>
              <table:table-cell office:value-type="float" office:value="115.292606">
                <text:p>115.2926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478597">
                <text:p>123.478597</text:p>
              </table:table-cell>
              <table:table-cell office:value-type="float" office:value="159.130458">
                <text:p>159.1304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.664748">
                <text:p>137.664748</text:p>
              </table:table-cell>
              <table:table-cell office:value-type="float" office:value="138.155479">
                <text:p>138.155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9.665706">
                <text:p>129.665706</text:p>
              </table:table-cell>
              <table:table-cell office:value-type="float" office:value="110.462929">
                <text:p>110.462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.303493">
                <text:p>127.303493</text:p>
              </table:table-cell>
              <table:table-cell office:value-type="float" office:value="184.816815">
                <text:p>184.816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7.176446">
                <text:p>127.176446</text:p>
              </table:table-cell>
              <table:table-cell office:value-type="float" office:value="77.638122">
                <text:p>77.638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7.21786">
                <text:p>107.21786</text:p>
              </table:table-cell>
              <table:table-cell office:value-type="float" office:value="111.923783">
                <text:p>111.9237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1.767035">
                <text:p>121.767035</text:p>
              </table:table-cell>
              <table:table-cell office:value-type="float" office:value="108.704828">
                <text:p>108.7048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.156588">
                <text:p>117.156588</text:p>
              </table:table-cell>
              <table:table-cell office:value-type="float" office:value="92.081316">
                <text:p>92.081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.614355">
                <text:p>106.614355</text:p>
              </table:table-cell>
              <table:table-cell office:value-type="float" office:value="124.600729">
                <text:p>124.6007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.466472">
                <text:p>155.466472</text:p>
              </table:table-cell>
              <table:table-cell office:value-type="float" office:value="119.109893">
                <text:p>119.1098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7.923304">
                <text:p>177.923304</text:p>
              </table:table-cell>
              <table:table-cell office:value-type="float" office:value="121.270564">
                <text:p>121.2705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816621">
                <text:p>116.816621</text:p>
              </table:table-cell>
              <table:table-cell office:value-type="float" office:value="138.072098">
                <text:p>138.0720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757336">
                <text:p>144.757336</text:p>
              </table:table-cell>
              <table:table-cell office:value-type="float" office:value="118.237816">
                <text:p>118.2378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7.446072">
                <text:p>177.446072</text:p>
              </table:table-cell>
              <table:table-cell office:value-type="float" office:value="86.936376">
                <text:p>86.936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3.119857">
                <text:p>143.119857</text:p>
              </table:table-cell>
              <table:table-cell office:value-type="float" office:value="137.144113">
                <text:p>137.1441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.052039">
                <text:p>149.052039</text:p>
              </table:table-cell>
              <table:table-cell office:value-type="float" office:value="90.818963">
                <text:p>90.8189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6.208302">
                <text:p>106.208302</text:p>
              </table:table-cell>
              <table:table-cell office:value-type="float" office:value="148.092401">
                <text:p>148.092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1.573693">
                <text:p>121.573693</text:p>
              </table:table-cell>
              <table:table-cell office:value-type="float" office:value="91.272234">
                <text:p>91.2722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.063336">
                <text:p>148.063336</text:p>
              </table:table-cell>
              <table:table-cell office:value-type="float" office:value="120.559046">
                <text:p>120.5590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3.170267">
                <text:p>133.170267</text:p>
              </table:table-cell>
              <table:table-cell office:value-type="float" office:value="147.854922">
                <text:p>147.8549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.805374">
                <text:p>125.805374</text:p>
              </table:table-cell>
              <table:table-cell office:value-type="float" office:value="136.126252">
                <text:p>136.1262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.110081">
                <text:p>100.110081</text:p>
              </table:table-cell>
              <table:table-cell office:value-type="float" office:value="145.250088">
                <text:p>145.2500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3.300836">
                <text:p>143.300836</text:p>
              </table:table-cell>
              <table:table-cell office:value-type="float" office:value="91.78807">
                <text:p>91.788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1.651786">
                <text:p>141.651786</text:p>
              </table:table-cell>
              <table:table-cell office:value-type="float" office:value="135.541905">
                <text:p>135.5419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.720685">
                <text:p>111.720685</text:p>
              </table:table-cell>
              <table:table-cell office:value-type="float" office:value="107.616123">
                <text:p>107.616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.758757">
                <text:p>102.758757</text:p>
              </table:table-cell>
              <table:table-cell office:value-type="float" office:value="120.331658">
                <text:p>120.331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.213639">
                <text:p>113.213639</text:p>
              </table:table-cell>
              <table:table-cell office:value-type="float" office:value="99.350604">
                <text:p>99.3506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863905">
                <text:p>98.863905</text:p>
              </table:table-cell>
              <table:table-cell office:value-type="float" office:value="91.141615">
                <text:p>91.1416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8.474037">
                <text:p>118.474037</text:p>
              </table:table-cell>
              <table:table-cell office:value-type="float" office:value="126.212015">
                <text:p>126.212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0.586289">
                <text:p>130.586289</text:p>
              </table:table-cell>
              <table:table-cell office:value-type="float" office:value="136.761665">
                <text:p>136.7616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.653756">
                <text:p>108.653756</text:p>
              </table:table-cell>
              <table:table-cell office:value-type="float" office:value="121.658372">
                <text:p>121.658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8.118522">
                <text:p>138.118522</text:p>
              </table:table-cell>
              <table:table-cell office:value-type="float" office:value="70.170545">
                <text:p>70.170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.993952">
                <text:p>111.993952</text:p>
              </table:table-cell>
              <table:table-cell office:value-type="float" office:value="131.794287">
                <text:p>131.7942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8.491839">
                <text:p>108.491839</text:p>
              </table:table-cell>
              <table:table-cell office:value-type="float" office:value="113.839889">
                <text:p>113.8398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.503437">
                <text:p>141.503437</text:p>
              </table:table-cell>
              <table:table-cell office:value-type="float" office:value="86.803022">
                <text:p>86.8030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625239">
                <text:p>88.625239</text:p>
              </table:table-cell>
              <table:table-cell office:value-type="float" office:value="119.164852">
                <text:p>119.164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.40804">
                <text:p>94.40804</text:p>
              </table:table-cell>
              <table:table-cell office:value-type="float" office:value="102.48224">
                <text:p>102.48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.086008">
                <text:p>76.086008</text:p>
              </table:table-cell>
              <table:table-cell office:value-type="float" office:value="122.840356">
                <text:p>122.8403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.214678">
                <text:p>114.214678</text:p>
              </table:table-cell>
              <table:table-cell office:value-type="float" office:value="89.49172">
                <text:p>89.491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7.803346">
                <text:p>137.803346</text:p>
              </table:table-cell>
              <table:table-cell office:value-type="float" office:value="111.502926">
                <text:p>111.5029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.422374">
                <text:p>108.422374</text:p>
              </table:table-cell>
              <table:table-cell office:value-type="float" office:value="86.860144">
                <text:p>86.8601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.296142">
                <text:p>87.296142</text:p>
              </table:table-cell>
              <table:table-cell office:value-type="float" office:value="121.209423">
                <text:p>121.2094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.534943">
                <text:p>138.534943</text:p>
              </table:table-cell>
              <table:table-cell office:value-type="float" office:value="134.96546">
                <text:p>134.965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.741612">
                <text:p>77.741612</text:p>
              </table:table-cell>
              <table:table-cell office:value-type="float" office:value="137.933068">
                <text:p>137.933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.913744">
                <text:p>101.913744</text:p>
              </table:table-cell>
              <table:table-cell office:value-type="float" office:value="145.475719">
                <text:p>145.4757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.463553">
                <text:p>124.463553</text:p>
              </table:table-cell>
              <table:table-cell office:value-type="float" office:value="88.221403">
                <text:p>88.2214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4.912103">
                <text:p>144.912103</text:p>
              </table:table-cell>
              <table:table-cell office:value-type="float" office:value="87.357869">
                <text:p>87.357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.92768">
                <text:p>85.92768</text:p>
              </table:table-cell>
              <table:table-cell office:value-type="float" office:value="144.172389">
                <text:p>144.172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.211937">
                <text:p>112.211937</text:p>
              </table:table-cell>
              <table:table-cell office:value-type="float" office:value="147.634574">
                <text:p>147.6345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2.316975">
                <text:p>122.316975</text:p>
              </table:table-cell>
              <table:table-cell office:value-type="float" office:value="133.654175">
                <text:p>133.654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.688373">
                <text:p>113.688373</text:p>
              </table:table-cell>
              <table:table-cell office:value-type="float" office:value="132.932635">
                <text:p>132.9326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.757163">
                <text:p>99.757163</text:p>
              </table:table-cell>
              <table:table-cell office:value-type="float" office:value="144.80548">
                <text:p>144.805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.952048">
                <text:p>120.952048</text:p>
              </table:table-cell>
              <table:table-cell office:value-type="float" office:value="76.09154">
                <text:p>76.09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.075788">
                <text:p>118.075788</text:p>
              </table:table-cell>
              <table:table-cell office:value-type="float" office:value="108.383384">
                <text:p>108.3833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1.820886">
                <text:p>121.820886</text:p>
              </table:table-cell>
              <table:table-cell office:value-type="float" office:value="157.664159">
                <text:p>157.6641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971625">
                <text:p>131.971625</text:p>
              </table:table-cell>
              <table:table-cell office:value-type="float" office:value="153.834084">
                <text:p>153.834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.057097">
                <text:p>101.057097</text:p>
              </table:table-cell>
              <table:table-cell office:value-type="float" office:value="104.793976">
                <text:p>104.793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293341">
                <text:p>85.293341</text:p>
              </table:table-cell>
              <table:table-cell office:value-type="float" office:value="73.510064">
                <text:p>73.5100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.357412">
                <text:p>109.357412</text:p>
              </table:table-cell>
              <table:table-cell office:value-type="float" office:value="114.815091">
                <text:p>114.815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063404">
                <text:p>95.063404</text:p>
              </table:table-cell>
              <table:table-cell office:value-type="float" office:value="99.71138">
                <text:p>99.711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.711851">
                <text:p>94.711851</text:p>
              </table:table-cell>
              <table:table-cell office:value-type="float" office:value="96.080594">
                <text:p>96.080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7.961545">
                <text:p>107.961545</text:p>
              </table:table-cell>
              <table:table-cell office:value-type="float" office:value="117.308563">
                <text:p>117.3085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4.291842">
                <text:p>134.291842</text:p>
              </table:table-cell>
              <table:table-cell office:value-type="float" office:value="93.77215">
                <text:p>93.772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.734427">
                <text:p>103.734427</text:p>
              </table:table-cell>
              <table:table-cell office:value-type="float" office:value="123.648348">
                <text:p>123.6483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1.646413">
                <text:p>131.646413</text:p>
              </table:table-cell>
              <table:table-cell office:value-type="float" office:value="112.939015">
                <text:p>112.939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5.770096">
                <text:p>135.770096</text:p>
              </table:table-cell>
              <table:table-cell office:value-type="float" office:value="99.564448">
                <text:p>99.5644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3.412909">
                <text:p>123.412909</text:p>
              </table:table-cell>
              <table:table-cell office:value-type="float" office:value="92.617976">
                <text:p>92.6179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.568881">
                <text:p>120.568881</text:p>
              </table:table-cell>
              <table:table-cell office:value-type="float" office:value="122.61165">
                <text:p>122.611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3.990392">
                <text:p>113.990392</text:p>
              </table:table-cell>
              <table:table-cell office:value-type="float" office:value="124.10367">
                <text:p>124.103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.079625">
                <text:p>94.079625</text:p>
              </table:table-cell>
              <table:table-cell office:value-type="float" office:value="173.271856">
                <text:p>173.2718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.143063">
                <text:p>81.143063</text:p>
              </table:table-cell>
              <table:table-cell office:value-type="float" office:value="93.92346">
                <text:p>93.923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.013688">
                <text:p>104.013688</text:p>
              </table:table-cell>
              <table:table-cell office:value-type="float" office:value="126.274245">
                <text:p>126.274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5.62868">
                <text:p>115.62868</text:p>
              </table:table-cell>
              <table:table-cell office:value-type="float" office:value="124.791836">
                <text:p>124.7918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7.598188">
                <text:p>137.598188</text:p>
              </table:table-cell>
              <table:table-cell office:value-type="float" office:value="139.513528">
                <text:p>139.5135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.282359">
                <text:p>100.282359</text:p>
              </table:table-cell>
              <table:table-cell office:value-type="float" office:value="94.231238">
                <text:p>94.2312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.39998">
                <text:p>113.39998</text:p>
              </table:table-cell>
              <table:table-cell office:value-type="float" office:value="103.572219">
                <text:p>103.5722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5.368182">
                <text:p>115.368182</text:p>
              </table:table-cell>
              <table:table-cell office:value-type="float" office:value="95.774402">
                <text:p>95.7744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.312305">
                <text:p>109.312305</text:p>
              </table:table-cell>
              <table:table-cell office:value-type="float" office:value="97.368857">
                <text:p>97.3688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.716153">
                <text:p>97.716153</text:p>
              </table:table-cell>
              <table:table-cell office:value-type="float" office:value="92.505181">
                <text:p>92.505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9.140558">
                <text:p>139.140558</text:p>
              </table:table-cell>
              <table:table-cell office:value-type="float" office:value="104.501654">
                <text:p>104.5016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0.033589">
                <text:p>110.033589</text:p>
              </table:table-cell>
              <table:table-cell office:value-type="float" office:value="134.803317">
                <text:p>134.8033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.985683">
                <text:p>83.985683</text:p>
              </table:table-cell>
              <table:table-cell office:value-type="float" office:value="138.72331">
                <text:p>138.723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5.702397">
                <text:p>115.702397</text:p>
              </table:table-cell>
              <table:table-cell office:value-type="float" office:value="115.677433">
                <text:p>115.6774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8.179173">
                <text:p>138.179173</text:p>
              </table:table-cell>
              <table:table-cell office:value-type="float" office:value="124.595401">
                <text:p>124.5954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.219424">
                <text:p>69.219424</text:p>
              </table:table-cell>
              <table:table-cell office:value-type="float" office:value="99.670183">
                <text:p>99.6701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.315864">
                <text:p>109.315864</text:p>
              </table:table-cell>
              <table:table-cell office:value-type="float" office:value="79.392355">
                <text:p>79.392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571837">
                <text:p>121.571837</text:p>
              </table:table-cell>
              <table:table-cell office:value-type="float" office:value="126.91162">
                <text:p>126.91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.502862">
                <text:p>104.502862</text:p>
              </table:table-cell>
              <table:table-cell office:value-type="float" office:value="142.357536">
                <text:p>142.3575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.78596">
                <text:p>123.78596</text:p>
              </table:table-cell>
              <table:table-cell office:value-type="float" office:value="110.958653">
                <text:p>110.9586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1.499183">
                <text:p>131.499183</text:p>
              </table:table-cell>
              <table:table-cell office:value-type="float" office:value="146.383062">
                <text:p>146.3830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3.743265">
                <text:p>113.743265</text:p>
              </table:table-cell>
              <table:table-cell office:value-type="float" office:value="111.983548">
                <text:p>111.983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.394659">
                <text:p>146.394659</text:p>
              </table:table-cell>
              <table:table-cell office:value-type="float" office:value="112.922041">
                <text:p>112.9220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0.755472">
                <text:p>110.755472</text:p>
              </table:table-cell>
              <table:table-cell office:value-type="float" office:value="142.582217">
                <text:p>142.5822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8.116228">
                <text:p>128.116228</text:p>
              </table:table-cell>
              <table:table-cell office:value-type="float" office:value="130.381938">
                <text:p>130.381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4.449777">
                <text:p>124.449777</text:p>
              </table:table-cell>
              <table:table-cell office:value-type="float" office:value="110.856167">
                <text:p>110.8561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.759793">
                <text:p>103.759793</text:p>
              </table:table-cell>
              <table:table-cell office:value-type="float" office:value="56.49607">
                <text:p>56.496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.777754">
                <text:p>114.777754</text:p>
              </table:table-cell>
              <table:table-cell office:value-type="float" office:value="87.877212">
                <text:p>87.877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5.753952">
                <text:p>125.753952</text:p>
              </table:table-cell>
              <table:table-cell office:value-type="float" office:value="98.971476">
                <text:p>98.9714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6.965367">
                <text:p>126.965367</text:p>
              </table:table-cell>
              <table:table-cell office:value-type="float" office:value="122.44262">
                <text:p>122.442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.094513">
                <text:p>105.094513</text:p>
              </table:table-cell>
              <table:table-cell office:value-type="float" office:value="102.214402">
                <text:p>102.2144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.711314">
                <text:p>90.711314</text:p>
              </table:table-cell>
              <table:table-cell office:value-type="float" office:value="129.468925">
                <text:p>129.4689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.787156">
                <text:p>89.787156</text:p>
              </table:table-cell>
              <table:table-cell office:value-type="float" office:value="109.756693">
                <text:p>109.7566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.665931">
                <text:p>73.665931</text:p>
              </table:table-cell>
              <table:table-cell office:value-type="float" office:value="133.251876">
                <text:p>133.251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.621226">
                <text:p>112.621226</text:p>
              </table:table-cell>
              <table:table-cell office:value-type="float" office:value="132.272519">
                <text:p>132.2725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.597535">
                <text:p>84.597535</text:p>
              </table:table-cell>
              <table:table-cell office:value-type="float" office:value="95.268684">
                <text:p>95.2686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5.7308">
                <text:p>135.7308</text:p>
              </table:table-cell>
              <table:table-cell office:value-type="float" office:value="112.205427">
                <text:p>112.2054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5.507182">
                <text:p>135.507182</text:p>
              </table:table-cell>
              <table:table-cell office:value-type="float" office:value="127.288269">
                <text:p>127.288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.769001">
                <text:p>101.769001</text:p>
              </table:table-cell>
              <table:table-cell office:value-type="float" office:value="145.811362">
                <text:p>145.8113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.804322">
                <text:p>116.804322</text:p>
              </table:table-cell>
              <table:table-cell office:value-type="float" office:value="106.252444">
                <text:p>106.2524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.985907">
                <text:p>146.985907</text:p>
              </table:table-cell>
              <table:table-cell office:value-type="float" office:value="108.433224">
                <text:p>108.4332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.212274">
                <text:p>120.212274</text:p>
              </table:table-cell>
              <table:table-cell office:value-type="float" office:value="92.534232">
                <text:p>92.5342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1.688297">
                <text:p>91.688297</text:p>
              </table:table-cell>
              <table:table-cell office:value-type="float" office:value="153.811834">
                <text:p>153.8118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8.242924">
                <text:p>128.242924</text:p>
              </table:table-cell>
              <table:table-cell office:value-type="float" office:value="125.376305">
                <text:p>125.3763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.173252">
                <text:p>92.173252</text:p>
              </table:table-cell>
              <table:table-cell office:value-type="float" office:value="142.292189">
                <text:p>142.2921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.899011">
                <text:p>101.899011</text:p>
              </table:table-cell>
              <table:table-cell office:value-type="float" office:value="170.769088">
                <text:p>170.7690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.044879">
                <text:p>94.044879</text:p>
              </table:table-cell>
              <table:table-cell office:value-type="float" office:value="113.188306">
                <text:p>113.1883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.083991">
                <text:p>106.083991</text:p>
              </table:table-cell>
              <table:table-cell office:value-type="float" office:value="119.395558">
                <text:p>119.3955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5.762072">
                <text:p>115.762072</text:p>
              </table:table-cell>
              <table:table-cell office:value-type="float" office:value="122.810307">
                <text:p>122.8103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.945967">
                <text:p>128.945967</text:p>
              </table:table-cell>
              <table:table-cell office:value-type="float" office:value="172.260489">
                <text:p>172.2604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.050599">
                <text:p>109.050599</text:p>
              </table:table-cell>
              <table:table-cell office:value-type="float" office:value="92.584322">
                <text:p>92.5843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3.332634">
                <text:p>123.332634</text:p>
              </table:table-cell>
              <table:table-cell office:value-type="float" office:value="131.813419">
                <text:p>131.8134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8.883934">
                <text:p>98.883934</text:p>
              </table:table-cell>
              <table:table-cell office:value-type="float" office:value="126.74459">
                <text:p>126.744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7.502563">
                <text:p>117.502563</text:p>
              </table:table-cell>
              <table:table-cell office:value-type="float" office:value="80.581737">
                <text:p>80.5817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6.664377">
                <text:p>106.664377</text:p>
              </table:table-cell>
              <table:table-cell office:value-type="float" office:value="165.191083">
                <text:p>165.1910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.695728">
                <text:p>103.695728</text:p>
              </table:table-cell>
              <table:table-cell office:value-type="float" office:value="95.617853">
                <text:p>95.6178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.905532">
                <text:p>129.905532</text:p>
              </table:table-cell>
              <table:table-cell office:value-type="float" office:value="129.995168">
                <text:p>129.995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.38313">
                <text:p>118.38313</text:p>
              </table:table-cell>
              <table:table-cell office:value-type="float" office:value="147.936201">
                <text:p>147.9362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.92109">
                <text:p>129.92109</text:p>
              </table:table-cell>
              <table:table-cell office:value-type="float" office:value="120.656764">
                <text:p>120.6567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0.621723">
                <text:p>110.621723</text:p>
              </table:table-cell>
              <table:table-cell office:value-type="float" office:value="99.633819">
                <text:p>99.6338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.828822">
                <text:p>114.828822</text:p>
              </table:table-cell>
              <table:table-cell office:value-type="float" office:value="123.026104">
                <text:p>123.026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.83358">
                <text:p>130.83358</text:p>
              </table:table-cell>
              <table:table-cell office:value-type="float" office:value="88.529063">
                <text:p>88.5290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.794455">
                <text:p>131.794455</text:p>
              </table:table-cell>
              <table:table-cell office:value-type="float" office:value="152.184378">
                <text:p>152.1843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8.759679">
                <text:p>108.759679</text:p>
              </table:table-cell>
              <table:table-cell office:value-type="float" office:value="134.435129">
                <text:p>134.435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7.935409">
                <text:p>127.935409</text:p>
              </table:table-cell>
              <table:table-cell office:value-type="float" office:value="126.228466">
                <text:p>126.2284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.466553">
                <text:p>93.466553</text:p>
              </table:table-cell>
              <table:table-cell office:value-type="float" office:value="142.360563">
                <text:p>142.3605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7.323197">
                <text:p>97.323197</text:p>
              </table:table-cell>
              <table:table-cell office:value-type="float" office:value="140.248906">
                <text:p>140.2489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5.409503">
                <text:p>125.409503</text:p>
              </table:table-cell>
              <table:table-cell office:value-type="float" office:value="135.293314">
                <text:p>135.2933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9.427139">
                <text:p>109.427139</text:p>
              </table:table-cell>
              <table:table-cell office:value-type="float" office:value="78.579592">
                <text:p>78.5795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9.267085">
                <text:p>119.267085</text:p>
              </table:table-cell>
              <table:table-cell office:value-type="float" office:value="103.094441">
                <text:p>103.0944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7.890072">
                <text:p>117.890072</text:p>
              </table:table-cell>
              <table:table-cell office:value-type="float" office:value="83.429102">
                <text:p>83.4291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6.811921">
                <text:p>106.811921</text:p>
              </table:table-cell>
              <table:table-cell office:value-type="float" office:value="107.494315">
                <text:p>107.4943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8.366039">
                <text:p>118.366039</text:p>
              </table:table-cell>
              <table:table-cell office:value-type="float" office:value="109.471044">
                <text:p>109.471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7.461873">
                <text:p>127.461873</text:p>
              </table:table-cell>
              <table:table-cell office:value-type="float" office:value="99.386286">
                <text:p>99.3862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7.916169">
                <text:p>117.916169</text:p>
              </table:table-cell>
              <table:table-cell office:value-type="float" office:value="98.441152">
                <text:p>98.4411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.971462">
                <text:p>110.971462</text:p>
              </table:table-cell>
              <table:table-cell office:value-type="float" office:value="94.477551">
                <text:p>94.4775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7.101936">
                <text:p>137.101936</text:p>
              </table:table-cell>
              <table:table-cell office:value-type="float" office:value="68.521811">
                <text:p>68.5218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.528125">
                <text:p>89.528125</text:p>
              </table:table-cell>
              <table:table-cell office:value-type="float" office:value="118.149041">
                <text:p>118.1490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5.228453">
                <text:p>125.228453</text:p>
              </table:table-cell>
              <table:table-cell office:value-type="float" office:value="144.631432">
                <text:p>144.6314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.383217">
                <text:p>120.383217</text:p>
              </table:table-cell>
              <table:table-cell office:value-type="float" office:value="200.283387">
                <text:p>200.283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5.049228">
                <text:p>95.049228</text:p>
              </table:table-cell>
              <table:table-cell office:value-type="float" office:value="172.210011">
                <text:p>172.2100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.968984">
                <text:p>72.968984</text:p>
              </table:table-cell>
              <table:table-cell office:value-type="float" office:value="141.138475">
                <text:p>141.1384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7.712543">
                <text:p>117.712543</text:p>
              </table:table-cell>
              <table:table-cell office:value-type="float" office:value="102.531732">
                <text:p>102.531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8.912318">
                <text:p>118.912318</text:p>
              </table:table-cell>
              <table:table-cell office:value-type="float" office:value="122.479817">
                <text:p>122.4798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2.818378">
                <text:p>132.818378</text:p>
              </table:table-cell>
              <table:table-cell office:value-type="float" office:value="89.894163">
                <text:p>89.8941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5.84336">
                <text:p>115.84336</text:p>
              </table:table-cell>
              <table:table-cell office:value-type="float" office:value="146.371858">
                <text:p>146.3718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9.516073">
                <text:p>119.516073</text:p>
              </table:table-cell>
              <table:table-cell office:value-type="float" office:value="99.098696">
                <text:p>99.0986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3.833896">
                <text:p>113.833896</text:p>
              </table:table-cell>
              <table:table-cell office:value-type="float" office:value="111.906442">
                <text:p>111.9064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0.644444">
                <text:p>110.644444</text:p>
              </table:table-cell>
              <table:table-cell office:value-type="float" office:value="158.103396">
                <text:p>158.1033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7.790086">
                <text:p>107.790086</text:p>
              </table:table-cell>
              <table:table-cell office:value-type="float" office:value="110.812925">
                <text:p>110.8129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6.408757">
                <text:p>126.408757</text:p>
              </table:table-cell>
              <table:table-cell office:value-type="float" office:value="105.391741">
                <text:p>105.3917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9.491262">
                <text:p>109.491262</text:p>
              </table:table-cell>
              <table:table-cell office:value-type="float" office:value="96.340275">
                <text:p>96.3402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5.572195">
                <text:p>115.572195</text:p>
              </table:table-cell>
              <table:table-cell office:value-type="float" office:value="138.747811">
                <text:p>138.7478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6.654027">
                <text:p>96.654027</text:p>
              </table:table-cell>
              <table:table-cell office:value-type="float" office:value="93.299652">
                <text:p>93.2996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4.634096">
                <text:p>114.634096</text:p>
              </table:table-cell>
              <table:table-cell office:value-type="float" office:value="114.627355">
                <text:p>114.6273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5.540177">
                <text:p>125.540177</text:p>
              </table:table-cell>
              <table:table-cell office:value-type="float" office:value="103.093611">
                <text:p>103.093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3.605179">
                <text:p>113.605179</text:p>
              </table:table-cell>
              <table:table-cell office:value-type="float" office:value="87.956293">
                <text:p>87.9562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.64711">
                <text:p>120.64711</text:p>
              </table:table-cell>
              <table:table-cell office:value-type="float" office:value="78.517689">
                <text:p>78.5176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1.733479">
                <text:p>101.733479</text:p>
              </table:table-cell>
              <table:table-cell office:value-type="float" office:value="146.081147">
                <text:p>146.0811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3.176478">
                <text:p>103.176478</text:p>
              </table:table-cell>
              <table:table-cell office:value-type="float" office:value="126.784502">
                <text:p>126.7845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3.729553">
                <text:p>93.729553</text:p>
              </table:table-cell>
              <table:table-cell office:value-type="float" office:value="108.126617">
                <text:p>108.126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5.792225">
                <text:p>115.792225</text:p>
              </table:table-cell>
              <table:table-cell office:value-type="float" office:value="118.173356">
                <text:p>118.1733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0.885483">
                <text:p>110.885483</text:p>
              </table:table-cell>
              <table:table-cell office:value-type="float" office:value="131.671299">
                <text:p>131.6712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.877506">
                <text:p>102.877506</text:p>
              </table:table-cell>
              <table:table-cell office:value-type="float" office:value="82.03526">
                <text:p>82.035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6.705112">
                <text:p>96.705112</text:p>
              </table:table-cell>
              <table:table-cell office:value-type="float" office:value="121.481689">
                <text:p>121.481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3.521068">
                <text:p>163.521068</text:p>
              </table:table-cell>
              <table:table-cell office:value-type="float" office:value="94.181081">
                <text:p>94.1810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1.231621">
                <text:p>121.231621</text:p>
              </table:table-cell>
              <table:table-cell office:value-type="float" office:value="132.127629">
                <text:p>132.1276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8.243178">
                <text:p>118.243178</text:p>
              </table:table-cell>
              <table:table-cell office:value-type="float" office:value="109.5372">
                <text:p>109.53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7.88308">
                <text:p>117.88308</text:p>
              </table:table-cell>
              <table:table-cell office:value-type="float" office:value="120.578075">
                <text:p>120.5780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0.576168">
                <text:p>110.576168</text:p>
              </table:table-cell>
              <table:table-cell office:value-type="float" office:value="106.434087">
                <text:p>106.4340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.673384">
                <text:p>132.673384</text:p>
              </table:table-cell>
              <table:table-cell office:value-type="float" office:value="70.885718">
                <text:p>70.8857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4.906508">
                <text:p>114.906508</text:p>
              </table:table-cell>
              <table:table-cell office:value-type="float" office:value="149.549273">
                <text:p>149.5492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.710424">
                <text:p>100.710424</text:p>
              </table:table-cell>
              <table:table-cell office:value-type="float" office:value="104.094213">
                <text:p>104.094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.510486">
                <text:p>125.510486</text:p>
              </table:table-cell>
              <table:table-cell office:value-type="float" office:value="119.332037">
                <text:p>119.3320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1.300168">
                <text:p>131.300168</text:p>
              </table:table-cell>
              <table:table-cell office:value-type="float" office:value="134.513201">
                <text:p>134.5132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4.870581">
                <text:p>114.870581</text:p>
              </table:table-cell>
              <table:table-cell office:value-type="float" office:value="107.229715">
                <text:p>107.2297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.158481">
                <text:p>137.158481</text:p>
              </table:table-cell>
              <table:table-cell office:value-type="float" office:value="110.055827">
                <text:p>110.0558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2.32677">
                <text:p>122.32677</text:p>
              </table:table-cell>
              <table:table-cell office:value-type="float" office:value="131.159495">
                <text:p>131.1594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.292509">
                <text:p>101.292509</text:p>
              </table:table-cell>
              <table:table-cell office:value-type="float" office:value="82.560528">
                <text:p>82.5605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9.587921">
                <text:p>119.587921</text:p>
              </table:table-cell>
              <table:table-cell office:value-type="float" office:value="104.432747">
                <text:p>104.4327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8.048457">
                <text:p>118.048457</text:p>
              </table:table-cell>
              <table:table-cell office:value-type="float" office:value="108.292053">
                <text:p>108.2920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8.204402">
                <text:p>118.204402</text:p>
              </table:table-cell>
              <table:table-cell office:value-type="float" office:value="73.878086">
                <text:p>73.8780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.944524">
                <text:p>100.944524</text:p>
              </table:table-cell>
              <table:table-cell office:value-type="float" office:value="108.257457">
                <text:p>108.2574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6.85807">
                <text:p>106.85807</text:p>
              </table:table-cell>
              <table:table-cell office:value-type="float" office:value="117.262991">
                <text:p>117.2629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7.584915">
                <text:p>117.584915</text:p>
              </table:table-cell>
              <table:table-cell office:value-type="float" office:value="92.63702">
                <text:p>92.637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4.530573">
                <text:p>134.530573</text:p>
              </table:table-cell>
              <table:table-cell office:value-type="float" office:value="125.098303">
                <text:p>125.0983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0.376231">
                <text:p>150.376231</text:p>
              </table:table-cell>
              <table:table-cell office:value-type="float" office:value="110.974149">
                <text:p>110.9741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9.398203">
                <text:p>119.398203</text:p>
              </table:table-cell>
              <table:table-cell office:value-type="float" office:value="109.596558">
                <text:p>109.5965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5.170628">
                <text:p>125.170628</text:p>
              </table:table-cell>
              <table:table-cell office:value-type="float" office:value="82.67548">
                <text:p>82.675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5.010741">
                <text:p>145.010741</text:p>
              </table:table-cell>
              <table:table-cell office:value-type="float" office:value="91.622086">
                <text:p>91.6220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.3212">
                <text:p>93.3212</text:p>
              </table:table-cell>
              <table:table-cell office:value-type="float" office:value="85.381497">
                <text:p>85.381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5.735857">
                <text:p>115.735857</text:p>
              </table:table-cell>
              <table:table-cell office:value-type="float" office:value="159.871507">
                <text:p>159.8715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6.362056">
                <text:p>156.362056</text:p>
              </table:table-cell>
              <table:table-cell office:value-type="float" office:value="88.502786">
                <text:p>88.5027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.605975">
                <text:p>115.605975</text:p>
              </table:table-cell>
              <table:table-cell office:value-type="float" office:value="133.074247">
                <text:p>133.0742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4.977182">
                <text:p>114.977182</text:p>
              </table:table-cell>
              <table:table-cell office:value-type="float" office:value="123.091655">
                <text:p>123.0916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6.599766">
                <text:p>126.599766</text:p>
              </table:table-cell>
              <table:table-cell office:value-type="float" office:value="89.097252">
                <text:p>89.0972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1.934147">
                <text:p>131.934147</text:p>
              </table:table-cell>
              <table:table-cell office:value-type="float" office:value="161.563706">
                <text:p>161.5637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5.571559">
                <text:p>105.571559</text:p>
              </table:table-cell>
              <table:table-cell office:value-type="float" office:value="67.65388">
                <text:p>67.653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6.893815">
                <text:p>116.893815</text:p>
              </table:table-cell>
              <table:table-cell office:value-type="float" office:value="113.847566">
                <text:p>113.8475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6.847584">
                <text:p>116.847584</text:p>
              </table:table-cell>
              <table:table-cell office:value-type="float" office:value="130.255339">
                <text:p>130.2553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2.809926">
                <text:p>142.809926</text:p>
              </table:table-cell>
              <table:table-cell office:value-type="float" office:value="113.011094">
                <text:p>113.011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6.989674">
                <text:p>116.989674</text:p>
              </table:table-cell>
              <table:table-cell office:value-type="float" office:value="128.479991">
                <text:p>128.479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5.7143">
                <text:p>155.7143</text:p>
              </table:table-cell>
              <table:table-cell office:value-type="float" office:value="104.88004">
                <text:p>104.880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.863794">
                <text:p>108.863794</text:p>
              </table:table-cell>
              <table:table-cell office:value-type="float" office:value="119.617902">
                <text:p>119.6179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3.569926">
                <text:p>103.569926</text:p>
              </table:table-cell>
              <table:table-cell office:value-type="float" office:value="126.888824">
                <text:p>126.8888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.480456">
                <text:p>121.480456</text:p>
              </table:table-cell>
              <table:table-cell office:value-type="float" office:value="102.750726">
                <text:p>102.7507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4.013495">
                <text:p>104.013495</text:p>
              </table:table-cell>
              <table:table-cell office:value-type="float" office:value="139.464923">
                <text:p>139.4649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.32826">
                <text:p>146.32826</text:p>
              </table:table-cell>
              <table:table-cell office:value-type="float" office:value="92.860536">
                <text:p>92.8605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6.182581">
                <text:p>126.182581</text:p>
              </table:table-cell>
              <table:table-cell office:value-type="float" office:value="123.445978">
                <text:p>123.4459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6.048051">
                <text:p>106.048051</text:p>
              </table:table-cell>
              <table:table-cell office:value-type="float" office:value="108.541975">
                <text:p>108.5419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3.915436">
                <text:p>113.915436</text:p>
              </table:table-cell>
              <table:table-cell office:value-type="float" office:value="68.194538">
                <text:p>68.1945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2.802461">
                <text:p>132.802461</text:p>
              </table:table-cell>
              <table:table-cell office:value-type="float" office:value="147.957854">
                <text:p>147.9578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.863241">
                <text:p>132.863241</text:p>
              </table:table-cell>
              <table:table-cell office:value-type="float" office:value="104.229307">
                <text:p>104.2293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9.4129">
                <text:p>169.4129</text:p>
              </table:table-cell>
              <table:table-cell office:value-type="float" office:value="108.666958">
                <text:p>108.6669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.408389">
                <text:p>91.408389</text:p>
              </table:table-cell>
              <table:table-cell office:value-type="float" office:value="138.996632">
                <text:p>138.9966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4.504797">
                <text:p>114.504797</text:p>
              </table:table-cell>
              <table:table-cell office:value-type="float" office:value="138.403416">
                <text:p>138.4034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.422977">
                <text:p>102.422977</text:p>
              </table:table-cell>
              <table:table-cell office:value-type="float" office:value="99.484551">
                <text:p>99.4845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.896504">
                <text:p>116.896504</text:p>
              </table:table-cell>
              <table:table-cell office:value-type="float" office:value="88.403932">
                <text:p>88.4039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6.39277">
                <text:p>126.39277</text:p>
              </table:table-cell>
              <table:table-cell office:value-type="float" office:value="146.215597">
                <text:p>146.2155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.799476">
                <text:p>88.799476</text:p>
              </table:table-cell>
              <table:table-cell office:value-type="float" office:value="142.991734">
                <text:p>142.9917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5.693529">
                <text:p>125.693529</text:p>
              </table:table-cell>
              <table:table-cell office:value-type="float" office:value="120.449068">
                <text:p>120.4490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6.777694">
                <text:p>106.777694</text:p>
              </table:table-cell>
              <table:table-cell office:value-type="float" office:value="95.111487">
                <text:p>95.1114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8.353826">
                <text:p>148.353826</text:p>
              </table:table-cell>
              <table:table-cell office:value-type="float" office:value="156.69446">
                <text:p>156.694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0.919138">
                <text:p>120.919138</text:p>
              </table:table-cell>
              <table:table-cell office:value-type="float" office:value="116.446191">
                <text:p>116.4461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1.415813">
                <text:p>111.415813</text:p>
              </table:table-cell>
              <table:table-cell office:value-type="float" office:value="102.146295">
                <text:p>102.1462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8.975207">
                <text:p>128.975207</text:p>
              </table:table-cell>
              <table:table-cell office:value-type="float" office:value="108.846197">
                <text:p>108.8461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4.500995">
                <text:p>144.500995</text:p>
              </table:table-cell>
              <table:table-cell office:value-type="float" office:value="124.335628">
                <text:p>124.3356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5.199578">
                <text:p>145.199578</text:p>
              </table:table-cell>
              <table:table-cell office:value-type="float" office:value="153.61267">
                <text:p>153.612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6.808297">
                <text:p>156.808297</text:p>
              </table:table-cell>
              <table:table-cell office:value-type="float" office:value="171.192943">
                <text:p>171.1929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1.230229">
                <text:p>111.230229</text:p>
              </table:table-cell>
              <table:table-cell office:value-type="float" office:value="128.903148">
                <text:p>128.9031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.252491">
                <text:p>118.252491</text:p>
              </table:table-cell>
              <table:table-cell office:value-type="float" office:value="110.752875">
                <text:p>110.752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599574">
                <text:p>124.599574</text:p>
              </table:table-cell>
              <table:table-cell office:value-type="float" office:value="113.185832">
                <text:p>113.1858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3.1125">
                <text:p>133.1125</text:p>
              </table:table-cell>
              <table:table-cell office:value-type="float" office:value="138.540095">
                <text:p>138.5400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3.75126">
                <text:p>103.75126</text:p>
              </table:table-cell>
              <table:table-cell office:value-type="float" office:value="111.965974">
                <text:p>111.9659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.728395">
                <text:p>150.728395</text:p>
              </table:table-cell>
              <table:table-cell office:value-type="float" office:value="131.216822">
                <text:p>131.2168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8.945621">
                <text:p>138.945621</text:p>
              </table:table-cell>
              <table:table-cell office:value-type="float" office:value="130.116467">
                <text:p>130.1164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.422111">
                <text:p>142.422111</text:p>
              </table:table-cell>
              <table:table-cell office:value-type="float" office:value="98.247335">
                <text:p>98.2473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5.64169">
                <text:p>115.64169</text:p>
              </table:table-cell>
              <table:table-cell office:value-type="float" office:value="96.160306">
                <text:p>96.1603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.99467">
                <text:p>93.99467</text:p>
              </table:table-cell>
              <table:table-cell office:value-type="float" office:value="140.495444">
                <text:p>140.495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4.471892">
                <text:p>154.471892</text:p>
              </table:table-cell>
              <table:table-cell office:value-type="float" office:value="135.865266">
                <text:p>135.8652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8.607417">
                <text:p>128.607417</text:p>
              </table:table-cell>
              <table:table-cell office:value-type="float" office:value="96.329012">
                <text:p>96.329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9.891297">
                <text:p>129.891297</text:p>
              </table:table-cell>
              <table:table-cell office:value-type="float" office:value="90.22548">
                <text:p>90.225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9.128519">
                <text:p>99.128519</text:p>
              </table:table-cell>
              <table:table-cell office:value-type="float" office:value="111.12193">
                <text:p>111.121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0.135113">
                <text:p>120.135113</text:p>
              </table:table-cell>
              <table:table-cell office:value-type="float" office:value="98.670847">
                <text:p>98.6708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9.103988">
                <text:p>159.103988</text:p>
              </table:table-cell>
              <table:table-cell office:value-type="float" office:value="123.355272">
                <text:p>123.3552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8.86509">
                <text:p>98.86509</text:p>
              </table:table-cell>
              <table:table-cell office:value-type="float" office:value="118.506514">
                <text:p>118.5065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2.184885">
                <text:p>92.184885</text:p>
              </table:table-cell>
              <table:table-cell office:value-type="float" office:value="120.132699">
                <text:p>120.1326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2.451222">
                <text:p>102.451222</text:p>
              </table:table-cell>
              <table:table-cell office:value-type="float" office:value="126.199522">
                <text:p>126.1995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7.908161">
                <text:p>117.908161</text:p>
              </table:table-cell>
              <table:table-cell office:value-type="float" office:value="136.827137">
                <text:p>136.8271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6.96114">
                <text:p>126.96114</text:p>
              </table:table-cell>
              <table:table-cell office:value-type="float" office:value="119.198886">
                <text:p>119.1988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.130295">
                <text:p>84.130295</text:p>
              </table:table-cell>
              <table:table-cell office:value-type="float" office:value="124.797096">
                <text:p>124.7970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.554051">
                <text:p>125.554051</text:p>
              </table:table-cell>
              <table:table-cell office:value-type="float" office:value="125.655475">
                <text:p>125.6554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6.838297">
                <text:p>136.838297</text:p>
              </table:table-cell>
              <table:table-cell office:value-type="float" office:value="126.0879">
                <text:p>126.08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5.57152">
                <text:p>105.57152</text:p>
              </table:table-cell>
              <table:table-cell office:value-type="float" office:value="88.793167">
                <text:p>88.7931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2.179397">
                <text:p>132.179397</text:p>
              </table:table-cell>
              <table:table-cell office:value-type="float" office:value="119.539994">
                <text:p>119.5399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8.142358">
                <text:p>128.142358</text:p>
              </table:table-cell>
              <table:table-cell office:value-type="float" office:value="84.579748">
                <text:p>84.5797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1.144309">
                <text:p>131.144309</text:p>
              </table:table-cell>
              <table:table-cell office:value-type="float" office:value="133.10231">
                <text:p>133.102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.328601">
                <text:p>143.328601</text:p>
              </table:table-cell>
              <table:table-cell office:value-type="float" office:value="139.053672">
                <text:p>139.0536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1.381826">
                <text:p>121.381826</text:p>
              </table:table-cell>
              <table:table-cell office:value-type="float" office:value="87.233002">
                <text:p>87.2330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7.959043">
                <text:p>137.959043</text:p>
              </table:table-cell>
              <table:table-cell office:value-type="float" office:value="104.35496">
                <text:p>104.354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0.691574">
                <text:p>140.691574</text:p>
              </table:table-cell>
              <table:table-cell office:value-type="float" office:value="156.628475">
                <text:p>156.6284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.116406">
                <text:p>99.116406</text:p>
              </table:table-cell>
              <table:table-cell office:value-type="float" office:value="164.944109">
                <text:p>164.9441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.561157">
                <text:p>73.561157</text:p>
              </table:table-cell>
              <table:table-cell office:value-type="float" office:value="82.682261">
                <text:p>82.682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0.484276">
                <text:p>130.484276</text:p>
              </table:table-cell>
              <table:table-cell office:value-type="float" office:value="113.577936">
                <text:p>113.5779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8.88078">
                <text:p>98.88078</text:p>
              </table:table-cell>
              <table:table-cell office:value-type="float" office:value="117.217009">
                <text:p>117.2170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9.368135">
                <text:p>119.368135</text:p>
              </table:table-cell>
              <table:table-cell office:value-type="float" office:value="89.419797">
                <text:p>89.4197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2.756688">
                <text:p>152.756688</text:p>
              </table:table-cell>
              <table:table-cell office:value-type="float" office:value="141.025086">
                <text:p>141.0250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0.688151">
                <text:p>110.688151</text:p>
              </table:table-cell>
              <table:table-cell office:value-type="float" office:value="122.89111">
                <text:p>122.891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666607">
                <text:p>102.666607</text:p>
              </table:table-cell>
              <table:table-cell office:value-type="float" office:value="76.829126">
                <text:p>76.829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1.708643">
                <text:p>121.708643</text:p>
              </table:table-cell>
              <table:table-cell office:value-type="float" office:value="173.18711">
                <text:p>173.187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129694">
                <text:p>103.129694</text:p>
              </table:table-cell>
              <table:table-cell office:value-type="float" office:value="87.020519">
                <text:p>87.0205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1.95515">
                <text:p>81.95515</text:p>
              </table:table-cell>
              <table:table-cell office:value-type="float" office:value="83.315399">
                <text:p>83.3153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9.607937">
                <text:p>119.607937</text:p>
              </table:table-cell>
              <table:table-cell office:value-type="float" office:value="149.732754">
                <text:p>149.7327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350638">
                <text:p>99.350638</text:p>
              </table:table-cell>
              <table:table-cell office:value-type="float" office:value="109.364545">
                <text:p>109.3645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219442">
                <text:p>93.219442</text:p>
              </table:table-cell>
              <table:table-cell office:value-type="float" office:value="98.501164">
                <text:p>98.5011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.231894">
                <text:p>96.231894</text:p>
              </table:table-cell>
              <table:table-cell office:value-type="float" office:value="139.981084">
                <text:p>139.9810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.757167">
                <text:p>117.757167</text:p>
              </table:table-cell>
              <table:table-cell office:value-type="float" office:value="134.494098">
                <text:p>134.4940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1.350683">
                <text:p>111.350683</text:p>
              </table:table-cell>
              <table:table-cell office:value-type="float" office:value="99.217997">
                <text:p>99.2179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3.314505">
                <text:p>133.314505</text:p>
              </table:table-cell>
              <table:table-cell office:value-type="float" office:value="95.645771">
                <text:p>95.6457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7.14317">
                <text:p>107.14317</text:p>
              </table:table-cell>
              <table:table-cell office:value-type="float" office:value="100.155487">
                <text:p>100.1554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7.582225">
                <text:p>147.582225</text:p>
              </table:table-cell>
              <table:table-cell office:value-type="float" office:value="151.573238">
                <text:p>151.5732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7.150536">
                <text:p>137.150536</text:p>
              </table:table-cell>
              <table:table-cell office:value-type="float" office:value="122.149817">
                <text:p>122.1498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8.259117">
                <text:p>118.259117</text:p>
              </table:table-cell>
              <table:table-cell office:value-type="float" office:value="112.518121">
                <text:p>112.5181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2.084618">
                <text:p>132.084618</text:p>
              </table:table-cell>
              <table:table-cell office:value-type="float" office:value="121.431645">
                <text:p>121.4316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.651368">
                <text:p>143.651368</text:p>
              </table:table-cell>
              <table:table-cell office:value-type="float" office:value="106.186749">
                <text:p>106.1867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2.381353">
                <text:p>112.381353</text:p>
              </table:table-cell>
              <table:table-cell office:value-type="float" office:value="111.381262">
                <text:p>111.3812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9.721559">
                <text:p>129.721559</text:p>
              </table:table-cell>
              <table:table-cell office:value-type="float" office:value="149.20999">
                <text:p>149.20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1.616449">
                <text:p>121.616449</text:p>
              </table:table-cell>
              <table:table-cell office:value-type="float" office:value="161.741707">
                <text:p>161.7417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3.300609">
                <text:p>123.300609</text:p>
              </table:table-cell>
              <table:table-cell office:value-type="float" office:value="123.824221">
                <text:p>123.8242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8.67908">
                <text:p>128.67908</text:p>
              </table:table-cell>
              <table:table-cell office:value-type="float" office:value="117.660553">
                <text:p>117.6605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9.041538">
                <text:p>109.041538</text:p>
              </table:table-cell>
              <table:table-cell office:value-type="float" office:value="134.074024">
                <text:p>134.0740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3.432207">
                <text:p>113.432207</text:p>
              </table:table-cell>
              <table:table-cell office:value-type="float" office:value="98.683707">
                <text:p>98.6837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8.786915">
                <text:p>118.786915</text:p>
              </table:table-cell>
              <table:table-cell office:value-type="float" office:value="121.794394">
                <text:p>121.7943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6.921096">
                <text:p>126.921096</text:p>
              </table:table-cell>
              <table:table-cell office:value-type="float" office:value="176.472965">
                <text:p>176.4729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5.116517">
                <text:p>125.116517</text:p>
              </table:table-cell>
              <table:table-cell office:value-type="float" office:value="118.440697">
                <text:p>118.4406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.275451">
                <text:p>89.275451</text:p>
              </table:table-cell>
              <table:table-cell office:value-type="float" office:value="89.294109">
                <text:p>89.2941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7.53448">
                <text:p>107.53448</text:p>
              </table:table-cell>
              <table:table-cell office:value-type="float" office:value="132.207621">
                <text:p>132.2076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1.944744">
                <text:p>131.944744</text:p>
              </table:table-cell>
              <table:table-cell office:value-type="float" office:value="101.220261">
                <text:p>101.2202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6.610128">
                <text:p>116.610128</text:p>
              </table:table-cell>
              <table:table-cell office:value-type="float" office:value="93.940821">
                <text:p>93.9408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5.446853">
                <text:p>115.446853</text:p>
              </table:table-cell>
              <table:table-cell office:value-type="float" office:value="100.891077">
                <text:p>100.8910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4.950714">
                <text:p>104.950714</text:p>
              </table:table-cell>
              <table:table-cell office:value-type="float" office:value="101.399757">
                <text:p>101.3997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3.915633">
                <text:p>93.915633</text:p>
              </table:table-cell>
              <table:table-cell office:value-type="float" office:value="124.999258">
                <text:p>124.9992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.125322">
                <text:p>110.125322</text:p>
              </table:table-cell>
              <table:table-cell office:value-type="float" office:value="96.832033">
                <text:p>96.8320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3.019395">
                <text:p>133.019395</text:p>
              </table:table-cell>
              <table:table-cell office:value-type="float" office:value="129.568492">
                <text:p>129.5684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.427503">
                <text:p>100.427503</text:p>
              </table:table-cell>
              <table:table-cell office:value-type="float" office:value="137.967897">
                <text:p>137.9678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2.939681">
                <text:p>122.939681</text:p>
              </table:table-cell>
              <table:table-cell office:value-type="float" office:value="103.629549">
                <text:p>103.6295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.801128">
                <text:p>144.801128</text:p>
              </table:table-cell>
              <table:table-cell office:value-type="float" office:value="98.725732">
                <text:p>98.7257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2.879069">
                <text:p>92.879069</text:p>
              </table:table-cell>
              <table:table-cell office:value-type="float" office:value="123.105506">
                <text:p>123.1055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7.76009">
                <text:p>117.76009</text:p>
              </table:table-cell>
              <table:table-cell office:value-type="float" office:value="77.338213">
                <text:p>77.3382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5.099806">
                <text:p>115.099806</text:p>
              </table:table-cell>
              <table:table-cell office:value-type="float" office:value="100.947026">
                <text:p>100.9470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8.02252">
                <text:p>108.02252</text:p>
              </table:table-cell>
              <table:table-cell office:value-type="float" office:value="136.999825">
                <text:p>136.9998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6.416357">
                <text:p>96.416357</text:p>
              </table:table-cell>
              <table:table-cell office:value-type="float" office:value="78.34535">
                <text:p>78.345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2.003252">
                <text:p>102.003252</text:p>
              </table:table-cell>
              <table:table-cell office:value-type="float" office:value="96.684662">
                <text:p>96.6846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.211225">
                <text:p>114.211225</text:p>
              </table:table-cell>
              <table:table-cell office:value-type="float" office:value="85.320604">
                <text:p>85.3206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7.176036">
                <text:p>97.176036</text:p>
              </table:table-cell>
              <table:table-cell office:value-type="float" office:value="95.573975">
                <text:p>95.5739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.079299">
                <text:p>74.079299</text:p>
              </table:table-cell>
              <table:table-cell office:value-type="float" office:value="137.905597">
                <text:p>137.9055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1.475701">
                <text:p>151.475701</text:p>
              </table:table-cell>
              <table:table-cell office:value-type="float" office:value="104.276025">
                <text:p>104.2760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3.57134">
                <text:p>113.57134</text:p>
              </table:table-cell>
              <table:table-cell office:value-type="float" office:value="84.868831">
                <text:p>84.8688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674682">
                <text:p>115.674682</text:p>
              </table:table-cell>
              <table:table-cell office:value-type="float" office:value="122.458795">
                <text:p>122.4587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.991888">
                <text:p>83.991888</text:p>
              </table:table-cell>
              <table:table-cell office:value-type="float" office:value="87.049152">
                <text:p>87.0491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9.724227">
                <text:p>109.724227</text:p>
              </table:table-cell>
              <table:table-cell office:value-type="float" office:value="129.266432">
                <text:p>129.2664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2.167063">
                <text:p>112.167063</text:p>
              </table:table-cell>
              <table:table-cell office:value-type="float" office:value="90.896602">
                <text:p>90.8966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1.717676">
                <text:p>121.717676</text:p>
              </table:table-cell>
              <table:table-cell office:value-type="float" office:value="110.770495">
                <text:p>110.7704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7.106321">
                <text:p>97.106321</text:p>
              </table:table-cell>
              <table:table-cell office:value-type="float" office:value="95.786866">
                <text:p>95.7868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2.897294">
                <text:p>92.897294</text:p>
              </table:table-cell>
              <table:table-cell office:value-type="float" office:value="86.080158">
                <text:p>86.0801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8.204997">
                <text:p>128.204997</text:p>
              </table:table-cell>
              <table:table-cell office:value-type="float" office:value="130.671882">
                <text:p>130.6718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.997659">
                <text:p>101.997659</text:p>
              </table:table-cell>
              <table:table-cell office:value-type="float" office:value="77.957335">
                <text:p>77.9573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2.080179">
                <text:p>112.080179</text:p>
              </table:table-cell>
              <table:table-cell office:value-type="float" office:value="99.186481">
                <text:p>99.1864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.208254">
                <text:p>101.208254</text:p>
              </table:table-cell>
              <table:table-cell office:value-type="float" office:value="108.54636">
                <text:p>108.546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.801922">
                <text:p>79.801922</text:p>
              </table:table-cell>
              <table:table-cell office:value-type="float" office:value="89.137068">
                <text:p>89.1370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.289233">
                <text:p>100.289233</text:p>
              </table:table-cell>
              <table:table-cell office:value-type="float" office:value="118.813183">
                <text:p>118.8131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3.367493">
                <text:p>93.367493</text:p>
              </table:table-cell>
              <table:table-cell office:value-type="float" office:value="153.481716">
                <text:p>153.4817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.638977">
                <text:p>106.638977</text:p>
              </table:table-cell>
              <table:table-cell office:value-type="float" office:value="95.513612">
                <text:p>95.5136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.25793">
                <text:p>83.25793</text:p>
              </table:table-cell>
              <table:table-cell office:value-type="float" office:value="102.686504">
                <text:p>102.6865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.514603">
                <text:p>83.514603</text:p>
              </table:table-cell>
              <table:table-cell office:value-type="float" office:value="78.104823">
                <text:p>78.1048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202169">
                <text:p>82.202169</text:p>
              </table:table-cell>
              <table:table-cell office:value-type="float" office:value="126.266849">
                <text:p>126.2668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8.365274">
                <text:p>98.365274</text:p>
              </table:table-cell>
              <table:table-cell office:value-type="float" office:value="121.582545">
                <text:p>121.5825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.055345">
                <text:p>104.055345</text:p>
              </table:table-cell>
              <table:table-cell office:value-type="float" office:value="91.258738">
                <text:p>91.2587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8.679899">
                <text:p>88.679899</text:p>
              </table:table-cell>
              <table:table-cell office:value-type="float" office:value="98.088403">
                <text:p>98.0884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.17978">
                <text:p>100.17978</text:p>
              </table:table-cell>
              <table:table-cell office:value-type="float" office:value="105.998656">
                <text:p>105.9986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.83631">
                <text:p>90.83631</text:p>
              </table:table-cell>
              <table:table-cell office:value-type="float" office:value="79.445784">
                <text:p>79.4457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.930437">
                <text:p>100.930437</text:p>
              </table:table-cell>
              <table:table-cell office:value-type="float" office:value="97.539713">
                <text:p>97.5397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391572">
                <text:p>96.391572</text:p>
              </table:table-cell>
              <table:table-cell office:value-type="float" office:value="79.18448">
                <text:p>79.184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.465836">
                <text:p>81.465836</text:p>
              </table:table-cell>
              <table:table-cell office:value-type="float" office:value="104.265227">
                <text:p>104.2652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86403">
                <text:p>84.86403</text:p>
              </table:table-cell>
              <table:table-cell office:value-type="float" office:value="115.262784">
                <text:p>115.2627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5.061459">
                <text:p>95.061459</text:p>
              </table:table-cell>
              <table:table-cell office:value-type="float" office:value="91.523947">
                <text:p>91.5239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2.933355">
                <text:p>92.933355</text:p>
              </table:table-cell>
              <table:table-cell office:value-type="float" office:value="124.700416">
                <text:p>124.7004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.763817">
                <text:p>100.763817</text:p>
              </table:table-cell>
              <table:table-cell office:value-type="float" office:value="127.865273">
                <text:p>127.8652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4.810289">
                <text:p>104.810289</text:p>
              </table:table-cell>
              <table:table-cell office:value-type="float" office:value="81.665694">
                <text:p>81.6656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6.874906">
                <text:p>86.874906</text:p>
              </table:table-cell>
              <table:table-cell office:value-type="float" office:value="70.167814">
                <text:p>70.1678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.070496">
                <text:p>101.070496</text:p>
              </table:table-cell>
              <table:table-cell office:value-type="float" office:value="94.761306">
                <text:p>94.7613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0.983124">
                <text:p>80.983124</text:p>
              </table:table-cell>
              <table:table-cell office:value-type="float" office:value="118.188162">
                <text:p>118.1881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8.252341">
                <text:p>108.252341</text:p>
              </table:table-cell>
              <table:table-cell office:value-type="float" office:value="98.973299">
                <text:p>98.9732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.119577">
                <text:p>92.119577</text:p>
              </table:table-cell>
              <table:table-cell office:value-type="float" office:value="98.742339">
                <text:p>98.7423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400169">
                <text:p>99.400169</text:p>
              </table:table-cell>
              <table:table-cell office:value-type="float" office:value="107.101955">
                <text:p>107.1019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6.240944">
                <text:p>106.240944</text:p>
              </table:table-cell>
              <table:table-cell office:value-type="float" office:value="89.474575">
                <text:p>89.4745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3.156105">
                <text:p>93.156105</text:p>
              </table:table-cell>
              <table:table-cell office:value-type="float" office:value="105.402806">
                <text:p>105.4028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.834439">
                <text:p>102.834439</text:p>
              </table:table-cell>
              <table:table-cell office:value-type="float" office:value="99.139036">
                <text:p>99.1390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4.384675">
                <text:p>94.384675</text:p>
              </table:table-cell>
              <table:table-cell office:value-type="float" office:value="86.317321">
                <text:p>86.317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54cm" svg:height="15.888cm" xlink:href=".." xlink:type="simple" chart:class="chart:line" chart:style-name="ch1">
        <chart:title svg:x="3.185cm" svg:y="0.453cm" chart:style-name="ch2">
          <text:p>MAPE</text:p>
        </chart:title>
        <chart:subtitle svg:x="2.947cm" svg:y="1.549cm" chart:style-name="ch3">
          <text:p>Network 3</text:p>
        </chart:subtitle>
        <chart:legend chart:legend-position="bottom" svg:x="1.907cm" svg:y="14.555cm" style:legend-expansion="wide" chart:style-name="ch4"/>
        <chart:plot-area chart:style-name="ch5" table:cell-range-address="Arkusz1.E1:Arkusz1.F501" chart:data-source-has-labels="row" svg:x="0.605cm" svg:y="2.866cm" svg:width="6.839cm" svg:height="10.952cm">
          <chartooo:coordinate-region svg:x="1.412cm" svg:y="3.078cm" svg:width="6.029cm" svg:height="9.64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E2:Arkusz1.E501" chart:label-cell-address="Arkusz1.E1:Arkusz1.E1" chart:class="chart:line">
            <chart:data-point chart:repeated="500"/>
          </chart:series>
          <chart:series chart:style-name="ch9" chart:values-cell-range-address="Arkusz1.F2:Arkusz1.F501" chart:label-cell-address="Arkusz1.F1:Arkusz1.F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E1:Arkusz1.E1</svg:desc>
                </draw:g>
              </table:table-cell>
              <table:table-cell office:value-type="string">
                <text:p>Verifying Set Error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8.557721">
                <text:p>638.557721</text:p>
                <draw:g>
                  <svg:desc>Arkusz1.E2:Arkusz1.E501</svg:desc>
                </draw:g>
              </table:table-cell>
              <table:table-cell office:value-type="float" office:value="373.300133">
                <text:p>373.300133</text:p>
                <draw:g>
                  <svg:desc>Arkusz1.F2:Arkusz1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.175672">
                <text:p>381.175672</text:p>
              </table:table-cell>
              <table:table-cell office:value-type="float" office:value="407.530008">
                <text:p>407.53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977326">
                <text:p>333.977326</text:p>
              </table:table-cell>
              <table:table-cell office:value-type="float" office:value="301.678211">
                <text:p>301.67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.597162">
                <text:p>232.597162</text:p>
              </table:table-cell>
              <table:table-cell office:value-type="float" office:value="248.308964">
                <text:p>248.308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.634827">
                <text:p>248.634827</text:p>
              </table:table-cell>
              <table:table-cell office:value-type="float" office:value="388.602227">
                <text:p>388.602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.457827">
                <text:p>227.457827</text:p>
              </table:table-cell>
              <table:table-cell office:value-type="float" office:value="241.822605">
                <text:p>241.822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.234707">
                <text:p>302.234707</text:p>
              </table:table-cell>
              <table:table-cell office:value-type="float" office:value="275.100453">
                <text:p>275.100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.354228">
                <text:p>226.354228</text:p>
              </table:table-cell>
              <table:table-cell office:value-type="float" office:value="236.746334">
                <text:p>236.746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.990488">
                <text:p>249.990488</text:p>
              </table:table-cell>
              <table:table-cell office:value-type="float" office:value="318.934175">
                <text:p>318.934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.838297">
                <text:p>199.838297</text:p>
              </table:table-cell>
              <table:table-cell office:value-type="float" office:value="190.29809">
                <text:p>190.29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892319">
                <text:p>165.892319</text:p>
              </table:table-cell>
              <table:table-cell office:value-type="float" office:value="162.980451">
                <text:p>162.980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.593525">
                <text:p>203.593525</text:p>
              </table:table-cell>
              <table:table-cell office:value-type="float" office:value="226.064772">
                <text:p>226.064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.907497">
                <text:p>183.907497</text:p>
              </table:table-cell>
              <table:table-cell office:value-type="float" office:value="132.353777">
                <text:p>132.353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.775526">
                <text:p>225.775526</text:p>
              </table:table-cell>
              <table:table-cell office:value-type="float" office:value="166.997912">
                <text:p>166.997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.236752">
                <text:p>222.236752</text:p>
              </table:table-cell>
              <table:table-cell office:value-type="float" office:value="108.39229">
                <text:p>108.39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.054637">
                <text:p>180.054637</text:p>
              </table:table-cell>
              <table:table-cell office:value-type="float" office:value="119.537686">
                <text:p>119.537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99444">
                <text:p>159.599444</text:p>
              </table:table-cell>
              <table:table-cell office:value-type="float" office:value="161.671171">
                <text:p>161.671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438752">
                <text:p>156.438752</text:p>
              </table:table-cell>
              <table:table-cell office:value-type="float" office:value="213.908202">
                <text:p>213.908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.195154">
                <text:p>175.195154</text:p>
              </table:table-cell>
              <table:table-cell office:value-type="float" office:value="149.569038">
                <text:p>149.569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.47039">
                <text:p>250.47039</text:p>
              </table:table-cell>
              <table:table-cell office:value-type="float" office:value="210.584916">
                <text:p>210.584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.714783">
                <text:p>185.714783</text:p>
              </table:table-cell>
              <table:table-cell office:value-type="float" office:value="218.286051">
                <text:p>218.286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.132048">
                <text:p>195.132048</text:p>
              </table:table-cell>
              <table:table-cell office:value-type="float" office:value="107.049314">
                <text:p>107.049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.065689">
                <text:p>182.065689</text:p>
              </table:table-cell>
              <table:table-cell office:value-type="float" office:value="162.738338">
                <text:p>162.738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.002289">
                <text:p>119.002289</text:p>
              </table:table-cell>
              <table:table-cell office:value-type="float" office:value="122.667889">
                <text:p>122.667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.833462">
                <text:p>160.833462</text:p>
              </table:table-cell>
              <table:table-cell office:value-type="float" office:value="203.090139">
                <text:p>203.090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.369083">
                <text:p>111.369083</text:p>
              </table:table-cell>
              <table:table-cell office:value-type="float" office:value="138.965932">
                <text:p>138.965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.206489">
                <text:p>110.206489</text:p>
              </table:table-cell>
              <table:table-cell office:value-type="float" office:value="228.089874">
                <text:p>228.089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.581242">
                <text:p>208.581242</text:p>
              </table:table-cell>
              <table:table-cell office:value-type="float" office:value="181.087899">
                <text:p>181.087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.925066">
                <text:p>141.925066</text:p>
              </table:table-cell>
              <table:table-cell office:value-type="float" office:value="90.997664">
                <text:p>90.997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54686">
                <text:p>166.154686</text:p>
              </table:table-cell>
              <table:table-cell office:value-type="float" office:value="98.382919">
                <text:p>98.3829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.601449">
                <text:p>160.601449</text:p>
              </table:table-cell>
              <table:table-cell office:value-type="float" office:value="159.768814">
                <text:p>159.768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.8253">
                <text:p>135.8253</text:p>
              </table:table-cell>
              <table:table-cell office:value-type="float" office:value="112.254341">
                <text:p>112.254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.647479">
                <text:p>198.647479</text:p>
              </table:table-cell>
              <table:table-cell office:value-type="float" office:value="148.742988">
                <text:p>148.742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793711">
                <text:p>133.793711</text:p>
              </table:table-cell>
              <table:table-cell office:value-type="float" office:value="151.630788">
                <text:p>151.630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.558478">
                <text:p>182.558478</text:p>
              </table:table-cell>
              <table:table-cell office:value-type="float" office:value="117.879478">
                <text:p>117.879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.668919">
                <text:p>177.668919</text:p>
              </table:table-cell>
              <table:table-cell office:value-type="float" office:value="92.136824">
                <text:p>92.136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.167004">
                <text:p>167.167004</text:p>
              </table:table-cell>
              <table:table-cell office:value-type="float" office:value="109.842982">
                <text:p>109.842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.255113">
                <text:p>169.255113</text:p>
              </table:table-cell>
              <table:table-cell office:value-type="float" office:value="127.024268">
                <text:p>127.024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0.781406">
                <text:p>170.781406</text:p>
              </table:table-cell>
              <table:table-cell office:value-type="float" office:value="145.256343">
                <text:p>145.256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.53347">
                <text:p>144.53347</text:p>
              </table:table-cell>
              <table:table-cell office:value-type="float" office:value="102.302889">
                <text:p>102.302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3.388859">
                <text:p>153.388859</text:p>
              </table:table-cell>
              <table:table-cell office:value-type="float" office:value="214.593613">
                <text:p>214.593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.335386">
                <text:p>148.335386</text:p>
              </table:table-cell>
              <table:table-cell office:value-type="float" office:value="131.150217">
                <text:p>131.150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917526">
                <text:p>105.917526</text:p>
              </table:table-cell>
              <table:table-cell office:value-type="float" office:value="134.589043">
                <text:p>134.589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.52861">
                <text:p>157.52861</text:p>
              </table:table-cell>
              <table:table-cell office:value-type="float" office:value="90.605416">
                <text:p>90.605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.090064">
                <text:p>161.090064</text:p>
              </table:table-cell>
              <table:table-cell office:value-type="float" office:value="138.960661">
                <text:p>138.960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.469966">
                <text:p>174.469966</text:p>
              </table:table-cell>
              <table:table-cell office:value-type="float" office:value="123.477146">
                <text:p>123.477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.533142">
                <text:p>119.533142</text:p>
              </table:table-cell>
              <table:table-cell office:value-type="float" office:value="151.852835">
                <text:p>151.85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.649315">
                <text:p>153.649315</text:p>
              </table:table-cell>
              <table:table-cell office:value-type="float" office:value="200.395299">
                <text:p>200.395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.229751">
                <text:p>137.229751</text:p>
              </table:table-cell>
              <table:table-cell office:value-type="float" office:value="139.526386">
                <text:p>139.526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144616">
                <text:p>104.144616</text:p>
              </table:table-cell>
              <table:table-cell office:value-type="float" office:value="160.043949">
                <text:p>160.0439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985768">
                <text:p>135.985768</text:p>
              </table:table-cell>
              <table:table-cell office:value-type="float" office:value="122.480433">
                <text:p>122.480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924087">
                <text:p>156.924087</text:p>
              </table:table-cell>
              <table:table-cell office:value-type="float" office:value="97.470178">
                <text:p>97.470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.175951">
                <text:p>132.175951</text:p>
              </table:table-cell>
              <table:table-cell office:value-type="float" office:value="105.199534">
                <text:p>105.1995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.216392">
                <text:p>185.216392</text:p>
              </table:table-cell>
              <table:table-cell office:value-type="float" office:value="115.941837">
                <text:p>115.9418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747001">
                <text:p>91.747001</text:p>
              </table:table-cell>
              <table:table-cell office:value-type="float" office:value="103.481727">
                <text:p>103.481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.038413">
                <text:p>144.038413</text:p>
              </table:table-cell>
              <table:table-cell office:value-type="float" office:value="158.485884">
                <text:p>158.485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.665533">
                <text:p>124.665533</text:p>
              </table:table-cell>
              <table:table-cell office:value-type="float" office:value="177.143931">
                <text:p>177.1439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2.76302">
                <text:p>132.76302</text:p>
              </table:table-cell>
              <table:table-cell office:value-type="float" office:value="133.641146">
                <text:p>133.641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.304385">
                <text:p>138.304385</text:p>
              </table:table-cell>
              <table:table-cell office:value-type="float" office:value="193.797491">
                <text:p>193.797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.911572">
                <text:p>126.911572</text:p>
              </table:table-cell>
              <table:table-cell office:value-type="float" office:value="166.256827">
                <text:p>166.256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.823681">
                <text:p>110.823681</text:p>
              </table:table-cell>
              <table:table-cell office:value-type="float" office:value="154.823869">
                <text:p>154.823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.026984">
                <text:p>122.026984</text:p>
              </table:table-cell>
              <table:table-cell office:value-type="float" office:value="144.86777">
                <text:p>144.86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.553586">
                <text:p>114.553586</text:p>
              </table:table-cell>
              <table:table-cell office:value-type="float" office:value="189.783841">
                <text:p>189.783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.740379">
                <text:p>129.740379</text:p>
              </table:table-cell>
              <table:table-cell office:value-type="float" office:value="88.768348">
                <text:p>88.768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.481778">
                <text:p>101.481778</text:p>
              </table:table-cell>
              <table:table-cell office:value-type="float" office:value="81.193202">
                <text:p>81.193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.765077">
                <text:p>139.765077</text:p>
              </table:table-cell>
              <table:table-cell office:value-type="float" office:value="125.695759">
                <text:p>125.6957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9.206306">
                <text:p>149.206306</text:p>
              </table:table-cell>
              <table:table-cell office:value-type="float" office:value="174.182362">
                <text:p>174.18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42349">
                <text:p>123.442349</text:p>
              </table:table-cell>
              <table:table-cell office:value-type="float" office:value="100.305706">
                <text:p>100.305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.010324">
                <text:p>140.010324</text:p>
              </table:table-cell>
              <table:table-cell office:value-type="float" office:value="96.297455">
                <text:p>96.297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.922765">
                <text:p>114.922765</text:p>
              </table:table-cell>
              <table:table-cell office:value-type="float" office:value="103.94174">
                <text:p>103.94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.491941">
                <text:p>149.491941</text:p>
              </table:table-cell>
              <table:table-cell office:value-type="float" office:value="161.137347">
                <text:p>161.1373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.163733">
                <text:p>149.163733</text:p>
              </table:table-cell>
              <table:table-cell office:value-type="float" office:value="146.424088">
                <text:p>146.424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1.849491">
                <text:p>141.849491</text:p>
              </table:table-cell>
              <table:table-cell office:value-type="float" office:value="115.762376">
                <text:p>115.762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.156443">
                <text:p>144.156443</text:p>
              </table:table-cell>
              <table:table-cell office:value-type="float" office:value="90.479786">
                <text:p>90.4797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.229704">
                <text:p>111.229704</text:p>
              </table:table-cell>
              <table:table-cell office:value-type="float" office:value="129.58834">
                <text:p>129.588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7.90099">
                <text:p>137.90099</text:p>
              </table:table-cell>
              <table:table-cell office:value-type="float" office:value="106.091959">
                <text:p>106.091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.799439">
                <text:p>142.799439</text:p>
              </table:table-cell>
              <table:table-cell office:value-type="float" office:value="114.732617">
                <text:p>114.732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1.243999">
                <text:p>191.243999</text:p>
              </table:table-cell>
              <table:table-cell office:value-type="float" office:value="81.452465">
                <text:p>81.452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.044951">
                <text:p>144.044951</text:p>
              </table:table-cell>
              <table:table-cell office:value-type="float" office:value="196.803456">
                <text:p>196.803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712215">
                <text:p>132.712215</text:p>
              </table:table-cell>
              <table:table-cell office:value-type="float" office:value="149.454795">
                <text:p>149.454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1.948363">
                <text:p>141.948363</text:p>
              </table:table-cell>
              <table:table-cell office:value-type="float" office:value="192.434302">
                <text:p>192.434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.567467">
                <text:p>130.567467</text:p>
              </table:table-cell>
              <table:table-cell office:value-type="float" office:value="87.009092">
                <text:p>87.009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.432643">
                <text:p>101.432643</text:p>
              </table:table-cell>
              <table:table-cell office:value-type="float" office:value="135.56539">
                <text:p>135.56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.381688">
                <text:p>166.381688</text:p>
              </table:table-cell>
              <table:table-cell office:value-type="float" office:value="118.946374">
                <text:p>118.946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648613">
                <text:p>118.648613</text:p>
              </table:table-cell>
              <table:table-cell office:value-type="float" office:value="213.961539">
                <text:p>213.961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.000801">
                <text:p>172.000801</text:p>
              </table:table-cell>
              <table:table-cell office:value-type="float" office:value="145.129555">
                <text:p>145.1295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27538">
                <text:p>150.27538</text:p>
              </table:table-cell>
              <table:table-cell office:value-type="float" office:value="99.02924">
                <text:p>99.02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.472707">
                <text:p>169.472707</text:p>
              </table:table-cell>
              <table:table-cell office:value-type="float" office:value="131.180423">
                <text:p>131.1804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1.963892">
                <text:p>141.963892</text:p>
              </table:table-cell>
              <table:table-cell office:value-type="float" office:value="110.917351">
                <text:p>110.917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5.373934">
                <text:p>165.373934</text:p>
              </table:table-cell>
              <table:table-cell office:value-type="float" office:value="106.097877">
                <text:p>106.097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0.239785">
                <text:p>160.239785</text:p>
              </table:table-cell>
              <table:table-cell office:value-type="float" office:value="209.430845">
                <text:p>209.430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.444963">
                <text:p>98.444963</text:p>
              </table:table-cell>
              <table:table-cell office:value-type="float" office:value="106.457164">
                <text:p>106.457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.042709">
                <text:p>143.042709</text:p>
              </table:table-cell>
              <table:table-cell office:value-type="float" office:value="86.639094">
                <text:p>86.6390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.208968">
                <text:p>103.208968</text:p>
              </table:table-cell>
              <table:table-cell office:value-type="float" office:value="119.09303">
                <text:p>119.09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.760995">
                <text:p>119.760995</text:p>
              </table:table-cell>
              <table:table-cell office:value-type="float" office:value="160.091645">
                <text:p>160.091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46361">
                <text:p>123.246361</text:p>
              </table:table-cell>
              <table:table-cell office:value-type="float" office:value="197.630574">
                <text:p>197.6305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.657537">
                <text:p>127.657537</text:p>
              </table:table-cell>
              <table:table-cell office:value-type="float" office:value="83.62591">
                <text:p>83.625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.684206">
                <text:p>156.684206</text:p>
              </table:table-cell>
              <table:table-cell office:value-type="float" office:value="134.781823">
                <text:p>134.781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.152866">
                <text:p>200.152866</text:p>
              </table:table-cell>
              <table:table-cell office:value-type="float" office:value="156.71676">
                <text:p>156.716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.33275">
                <text:p>146.33275</text:p>
              </table:table-cell>
              <table:table-cell office:value-type="float" office:value="93.141104">
                <text:p>93.14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.098216">
                <text:p>141.098216</text:p>
              </table:table-cell>
              <table:table-cell office:value-type="float" office:value="89.444472">
                <text:p>89.444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.935407">
                <text:p>172.935407</text:p>
              </table:table-cell>
              <table:table-cell office:value-type="float" office:value="136.407571">
                <text:p>136.4075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.139045">
                <text:p>140.139045</text:p>
              </table:table-cell>
              <table:table-cell office:value-type="float" office:value="190.035493">
                <text:p>190.0354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063736">
                <text:p>109.063736</text:p>
              </table:table-cell>
              <table:table-cell office:value-type="float" office:value="173.841053">
                <text:p>173.8410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.832699">
                <text:p>141.832699</text:p>
              </table:table-cell>
              <table:table-cell office:value-type="float" office:value="144.027992">
                <text:p>144.027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3.391523">
                <text:p>193.391523</text:p>
              </table:table-cell>
              <table:table-cell office:value-type="float" office:value="128.578626">
                <text:p>128.5786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.130896">
                <text:p>101.130896</text:p>
              </table:table-cell>
              <table:table-cell office:value-type="float" office:value="121.551058">
                <text:p>121.5510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.524052">
                <text:p>110.524052</text:p>
              </table:table-cell>
              <table:table-cell office:value-type="float" office:value="185.166192">
                <text:p>185.166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.601381">
                <text:p>109.601381</text:p>
              </table:table-cell>
              <table:table-cell office:value-type="float" office:value="125.725136">
                <text:p>125.725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.06694">
                <text:p>104.06694</text:p>
              </table:table-cell>
              <table:table-cell office:value-type="float" office:value="173.547162">
                <text:p>173.5471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.906062">
                <text:p>119.906062</text:p>
              </table:table-cell>
              <table:table-cell office:value-type="float" office:value="192.011987">
                <text:p>192.0119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.768669">
                <text:p>138.768669</text:p>
              </table:table-cell>
              <table:table-cell office:value-type="float" office:value="138.752529">
                <text:p>138.752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.061265">
                <text:p>121.061265</text:p>
              </table:table-cell>
              <table:table-cell office:value-type="float" office:value="119.329863">
                <text:p>119.329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.470132">
                <text:p>142.470132</text:p>
              </table:table-cell>
              <table:table-cell office:value-type="float" office:value="135.974302">
                <text:p>135.9743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.985327">
                <text:p>135.985327</text:p>
              </table:table-cell>
              <table:table-cell office:value-type="float" office:value="109.76578">
                <text:p>109.765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.111455">
                <text:p>172.111455</text:p>
              </table:table-cell>
              <table:table-cell office:value-type="float" office:value="89.034882">
                <text:p>89.034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.114776">
                <text:p>112.114776</text:p>
              </table:table-cell>
              <table:table-cell office:value-type="float" office:value="84.431266">
                <text:p>84.431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3.174484">
                <text:p>153.174484</text:p>
              </table:table-cell>
              <table:table-cell office:value-type="float" office:value="175.97285">
                <text:p>175.97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.722484">
                <text:p>134.722484</text:p>
              </table:table-cell>
              <table:table-cell office:value-type="float" office:value="167.332854">
                <text:p>167.3328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634109">
                <text:p>119.634109</text:p>
              </table:table-cell>
              <table:table-cell office:value-type="float" office:value="110.173457">
                <text:p>110.1734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.030044">
                <text:p>106.030044</text:p>
              </table:table-cell>
              <table:table-cell office:value-type="float" office:value="113.167927">
                <text:p>113.1679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.09252">
                <text:p>152.09252</text:p>
              </table:table-cell>
              <table:table-cell office:value-type="float" office:value="120.460936">
                <text:p>120.460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478276">
                <text:p>121.478276</text:p>
              </table:table-cell>
              <table:table-cell office:value-type="float" office:value="196.077279">
                <text:p>196.077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.090349">
                <text:p>107.090349</text:p>
              </table:table-cell>
              <table:table-cell office:value-type="float" office:value="119.607358">
                <text:p>119.6073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5.327942">
                <text:p>115.327942</text:p>
              </table:table-cell>
              <table:table-cell office:value-type="float" office:value="148.333432">
                <text:p>148.333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.79051">
                <text:p>127.79051</text:p>
              </table:table-cell>
              <table:table-cell office:value-type="float" office:value="200.488367">
                <text:p>200.4883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.194121">
                <text:p>94.194121</text:p>
              </table:table-cell>
              <table:table-cell office:value-type="float" office:value="144.608501">
                <text:p>144.608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.864726">
                <text:p>141.864726</text:p>
              </table:table-cell>
              <table:table-cell office:value-type="float" office:value="102.602925">
                <text:p>102.6029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.963251">
                <text:p>160.963251</text:p>
              </table:table-cell>
              <table:table-cell office:value-type="float" office:value="123.609739">
                <text:p>123.6097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.901202">
                <text:p>155.901202</text:p>
              </table:table-cell>
              <table:table-cell office:value-type="float" office:value="100.958721">
                <text:p>100.958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.417526">
                <text:p>146.417526</text:p>
              </table:table-cell>
              <table:table-cell office:value-type="float" office:value="152.376021">
                <text:p>152.376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7.063293">
                <text:p>227.063293</text:p>
              </table:table-cell>
              <table:table-cell office:value-type="float" office:value="128.895657">
                <text:p>128.8956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2.661915">
                <text:p>162.661915</text:p>
              </table:table-cell>
              <table:table-cell office:value-type="float" office:value="200.665061">
                <text:p>200.6650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8.835484">
                <text:p>128.835484</text:p>
              </table:table-cell>
              <table:table-cell office:value-type="float" office:value="183.170264">
                <text:p>183.170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1.408382">
                <text:p>131.408382</text:p>
              </table:table-cell>
              <table:table-cell office:value-type="float" office:value="145.17475">
                <text:p>145.174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.478535">
                <text:p>121.478535</text:p>
              </table:table-cell>
              <table:table-cell office:value-type="float" office:value="102.337001">
                <text:p>102.337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9.298248">
                <text:p>129.298248</text:p>
              </table:table-cell>
              <table:table-cell office:value-type="float" office:value="224.770326">
                <text:p>224.7703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.145466">
                <text:p>146.145466</text:p>
              </table:table-cell>
              <table:table-cell office:value-type="float" office:value="113.953973">
                <text:p>113.9539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66214">
                <text:p>137.66214</text:p>
              </table:table-cell>
              <table:table-cell office:value-type="float" office:value="209.5742">
                <text:p>209.57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3.184726">
                <text:p>153.184726</text:p>
              </table:table-cell>
              <table:table-cell office:value-type="float" office:value="90.392581">
                <text:p>90.392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.75216">
                <text:p>143.75216</text:p>
              </table:table-cell>
              <table:table-cell office:value-type="float" office:value="223.270662">
                <text:p>223.2706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.525714">
                <text:p>104.525714</text:p>
              </table:table-cell>
              <table:table-cell office:value-type="float" office:value="101.390477">
                <text:p>101.3904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.108635">
                <text:p>114.108635</text:p>
              </table:table-cell>
              <table:table-cell office:value-type="float" office:value="143.851123">
                <text:p>143.851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.143834">
                <text:p>132.143834</text:p>
              </table:table-cell>
              <table:table-cell office:value-type="float" office:value="133.027351">
                <text:p>133.027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261904">
                <text:p>143.261904</text:p>
              </table:table-cell>
              <table:table-cell office:value-type="float" office:value="72.227949">
                <text:p>72.2279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.347896">
                <text:p>142.347896</text:p>
              </table:table-cell>
              <table:table-cell office:value-type="float" office:value="93.919589">
                <text:p>93.9195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957141">
                <text:p>123.957141</text:p>
              </table:table-cell>
              <table:table-cell office:value-type="float" office:value="133.792145">
                <text:p>133.792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.784881">
                <text:p>157.784881</text:p>
              </table:table-cell>
              <table:table-cell office:value-type="float" office:value="178.559518">
                <text:p>178.5595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019528">
                <text:p>114.019528</text:p>
              </table:table-cell>
              <table:table-cell office:value-type="float" office:value="133.324964">
                <text:p>133.3249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2.714881">
                <text:p>142.714881</text:p>
              </table:table-cell>
              <table:table-cell office:value-type="float" office:value="146.103888">
                <text:p>146.1038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.027747">
                <text:p>171.027747</text:p>
              </table:table-cell>
              <table:table-cell office:value-type="float" office:value="122.401354">
                <text:p>122.401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.897917">
                <text:p>134.897917</text:p>
              </table:table-cell>
              <table:table-cell office:value-type="float" office:value="147.420157">
                <text:p>147.42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4.518723">
                <text:p>124.518723</text:p>
              </table:table-cell>
              <table:table-cell office:value-type="float" office:value="104.093318">
                <text:p>104.093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8.401912">
                <text:p>138.401912</text:p>
              </table:table-cell>
              <table:table-cell office:value-type="float" office:value="120.365284">
                <text:p>120.365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.894669">
                <text:p>148.894669</text:p>
              </table:table-cell>
              <table:table-cell office:value-type="float" office:value="207.692723">
                <text:p>207.692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.519978">
                <text:p>108.519978</text:p>
              </table:table-cell>
              <table:table-cell office:value-type="float" office:value="251.991373">
                <text:p>251.9913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.835717">
                <text:p>135.835717</text:p>
              </table:table-cell>
              <table:table-cell office:value-type="float" office:value="142.899959">
                <text:p>142.8999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2.516403">
                <text:p>152.516403</text:p>
              </table:table-cell>
              <table:table-cell office:value-type="float" office:value="115.485884">
                <text:p>115.485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.873219">
                <text:p>92.873219</text:p>
              </table:table-cell>
              <table:table-cell office:value-type="float" office:value="184.467786">
                <text:p>184.4677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687932">
                <text:p>159.687932</text:p>
              </table:table-cell>
              <table:table-cell office:value-type="float" office:value="141.371535">
                <text:p>141.3715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.408047">
                <text:p>117.408047</text:p>
              </table:table-cell>
              <table:table-cell office:value-type="float" office:value="108.323878">
                <text:p>108.3238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8.458823">
                <text:p>118.458823</text:p>
              </table:table-cell>
              <table:table-cell office:value-type="float" office:value="227.526692">
                <text:p>227.5266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2.497041">
                <text:p>212.497041</text:p>
              </table:table-cell>
              <table:table-cell office:value-type="float" office:value="101.909721">
                <text:p>101.9097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.071353">
                <text:p>100.071353</text:p>
              </table:table-cell>
              <table:table-cell office:value-type="float" office:value="273.782963">
                <text:p>273.782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.113491">
                <text:p>109.113491</text:p>
              </table:table-cell>
              <table:table-cell office:value-type="float" office:value="100.854515">
                <text:p>100.8545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.912553">
                <text:p>112.912553</text:p>
              </table:table-cell>
              <table:table-cell office:value-type="float" office:value="97.561702">
                <text:p>97.561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2.107427">
                <text:p>152.107427</text:p>
              </table:table-cell>
              <table:table-cell office:value-type="float" office:value="170.488321">
                <text:p>170.4883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.999293">
                <text:p>126.999293</text:p>
              </table:table-cell>
              <table:table-cell office:value-type="float" office:value="112.393599">
                <text:p>112.3935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2.307687">
                <text:p>152.307687</text:p>
              </table:table-cell>
              <table:table-cell office:value-type="float" office:value="235.49878">
                <text:p>235.498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9.578422">
                <text:p>149.578422</text:p>
              </table:table-cell>
              <table:table-cell office:value-type="float" office:value="121.13595">
                <text:p>121.135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598205">
                <text:p>98.598205</text:p>
              </table:table-cell>
              <table:table-cell office:value-type="float" office:value="156.287401">
                <text:p>156.287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0.965484">
                <text:p>110.965484</text:p>
              </table:table-cell>
              <table:table-cell office:value-type="float" office:value="184.290885">
                <text:p>184.2908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9.923084">
                <text:p>149.923084</text:p>
              </table:table-cell>
              <table:table-cell office:value-type="float" office:value="144.266845">
                <text:p>144.2668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.167657">
                <text:p>124.167657</text:p>
              </table:table-cell>
              <table:table-cell office:value-type="float" office:value="139.83166">
                <text:p>139.831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6.912003">
                <text:p>156.912003</text:p>
              </table:table-cell>
              <table:table-cell office:value-type="float" office:value="146.719843">
                <text:p>146.719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0.420662">
                <text:p>120.420662</text:p>
              </table:table-cell>
              <table:table-cell office:value-type="float" office:value="84.852016">
                <text:p>84.852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.675924">
                <text:p>158.675924</text:p>
              </table:table-cell>
              <table:table-cell office:value-type="float" office:value="92.885409">
                <text:p>92.8854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.976186">
                <text:p>182.976186</text:p>
              </table:table-cell>
              <table:table-cell office:value-type="float" office:value="108.022442">
                <text:p>108.0224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395217">
                <text:p>117.395217</text:p>
              </table:table-cell>
              <table:table-cell office:value-type="float" office:value="172.158622">
                <text:p>172.158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.897913">
                <text:p>112.897913</text:p>
              </table:table-cell>
              <table:table-cell office:value-type="float" office:value="89.723301">
                <text:p>89.723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.835383">
                <text:p>177.835383</text:p>
              </table:table-cell>
              <table:table-cell office:value-type="float" office:value="116.724681">
                <text:p>116.724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3.537551">
                <text:p>153.537551</text:p>
              </table:table-cell>
              <table:table-cell office:value-type="float" office:value="166.025198">
                <text:p>166.0251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0.014942">
                <text:p>140.014942</text:p>
              </table:table-cell>
              <table:table-cell office:value-type="float" office:value="80.66236">
                <text:p>80.662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8.95467">
                <text:p>178.95467</text:p>
              </table:table-cell>
              <table:table-cell office:value-type="float" office:value="135.881222">
                <text:p>135.881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1.624544">
                <text:p>161.624544</text:p>
              </table:table-cell>
              <table:table-cell office:value-type="float" office:value="179.426866">
                <text:p>179.4268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6.721283">
                <text:p>126.721283</text:p>
              </table:table-cell>
              <table:table-cell office:value-type="float" office:value="71.357218">
                <text:p>71.3572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.530223">
                <text:p>147.530223</text:p>
              </table:table-cell>
              <table:table-cell office:value-type="float" office:value="155.715146">
                <text:p>155.715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2.536862">
                <text:p>132.536862</text:p>
              </table:table-cell>
              <table:table-cell office:value-type="float" office:value="133.219938">
                <text:p>133.219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.302951">
                <text:p>117.302951</text:p>
              </table:table-cell>
              <table:table-cell office:value-type="float" office:value="143.199543">
                <text:p>143.1995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8.783851">
                <text:p>158.783851</text:p>
              </table:table-cell>
              <table:table-cell office:value-type="float" office:value="193.058143">
                <text:p>193.0581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.426913">
                <text:p>113.426913</text:p>
              </table:table-cell>
              <table:table-cell office:value-type="float" office:value="109.9467">
                <text:p>109.94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8.207276">
                <text:p>128.207276</text:p>
              </table:table-cell>
              <table:table-cell office:value-type="float" office:value="114.523924">
                <text:p>114.5239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8.556824">
                <text:p>108.556824</text:p>
              </table:table-cell>
              <table:table-cell office:value-type="float" office:value="102.088419">
                <text:p>102.0884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8.821089">
                <text:p>108.821089</text:p>
              </table:table-cell>
              <table:table-cell office:value-type="float" office:value="121.328023">
                <text:p>121.328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5.79351">
                <text:p>135.79351</text:p>
              </table:table-cell>
              <table:table-cell office:value-type="float" office:value="190.153903">
                <text:p>190.1539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.397753">
                <text:p>154.397753</text:p>
              </table:table-cell>
              <table:table-cell office:value-type="float" office:value="189.212817">
                <text:p>189.212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7.365189">
                <text:p>107.365189</text:p>
              </table:table-cell>
              <table:table-cell office:value-type="float" office:value="106.909839">
                <text:p>106.909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.392753">
                <text:p>140.392753</text:p>
              </table:table-cell>
              <table:table-cell office:value-type="float" office:value="91.21821">
                <text:p>91.21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7.887097">
                <text:p>137.887097</text:p>
              </table:table-cell>
              <table:table-cell office:value-type="float" office:value="177.131879">
                <text:p>177.1318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6.28267">
                <text:p>136.28267</text:p>
              </table:table-cell>
              <table:table-cell office:value-type="float" office:value="110.458516">
                <text:p>110.4585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2.258307">
                <text:p>92.258307</text:p>
              </table:table-cell>
              <table:table-cell office:value-type="float" office:value="153.275283">
                <text:p>153.2752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5.636329">
                <text:p>145.636329</text:p>
              </table:table-cell>
              <table:table-cell office:value-type="float" office:value="103.613186">
                <text:p>103.6131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1.252831">
                <text:p>141.252831</text:p>
              </table:table-cell>
              <table:table-cell office:value-type="float" office:value="132.586728">
                <text:p>132.586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.343405">
                <text:p>114.343405</text:p>
              </table:table-cell>
              <table:table-cell office:value-type="float" office:value="94.584538">
                <text:p>94.5845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6.736319">
                <text:p>106.736319</text:p>
              </table:table-cell>
              <table:table-cell office:value-type="float" office:value="143.721041">
                <text:p>143.7210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.225558">
                <text:p>107.225558</text:p>
              </table:table-cell>
              <table:table-cell office:value-type="float" office:value="169.721834">
                <text:p>169.721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.150656">
                <text:p>123.150656</text:p>
              </table:table-cell>
              <table:table-cell office:value-type="float" office:value="91.1643">
                <text:p>91.16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5.548683">
                <text:p>145.548683</text:p>
              </table:table-cell>
              <table:table-cell office:value-type="float" office:value="189.51252">
                <text:p>189.512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6.899178">
                <text:p>106.899178</text:p>
              </table:table-cell>
              <table:table-cell office:value-type="float" office:value="233.507912">
                <text:p>233.5079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1.264762">
                <text:p>121.264762</text:p>
              </table:table-cell>
              <table:table-cell office:value-type="float" office:value="156.398712">
                <text:p>156.3987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3.321734">
                <text:p>123.321734</text:p>
              </table:table-cell>
              <table:table-cell office:value-type="float" office:value="115.371458">
                <text:p>115.3714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4.168001">
                <text:p>124.168001</text:p>
              </table:table-cell>
              <table:table-cell office:value-type="float" office:value="129.572279">
                <text:p>129.5722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4.627938">
                <text:p>144.627938</text:p>
              </table:table-cell>
              <table:table-cell office:value-type="float" office:value="160.620279">
                <text:p>160.6202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2.208234">
                <text:p>132.208234</text:p>
              </table:table-cell>
              <table:table-cell office:value-type="float" office:value="149.952989">
                <text:p>149.9529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.369722">
                <text:p>134.369722</text:p>
              </table:table-cell>
              <table:table-cell office:value-type="float" office:value="122.996458">
                <text:p>122.9964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522348">
                <text:p>120.522348</text:p>
              </table:table-cell>
              <table:table-cell office:value-type="float" office:value="93.719138">
                <text:p>93.7191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3.510356">
                <text:p>103.510356</text:p>
              </table:table-cell>
              <table:table-cell office:value-type="float" office:value="99.671206">
                <text:p>99.671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.828762">
                <text:p>165.828762</text:p>
              </table:table-cell>
              <table:table-cell office:value-type="float" office:value="96.930375">
                <text:p>96.930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.742474">
                <text:p>139.742474</text:p>
              </table:table-cell>
              <table:table-cell office:value-type="float" office:value="179.039096">
                <text:p>179.0390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.121246">
                <text:p>90.121246</text:p>
              </table:table-cell>
              <table:table-cell office:value-type="float" office:value="99.119898">
                <text:p>99.1198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.218601">
                <text:p>109.218601</text:p>
              </table:table-cell>
              <table:table-cell office:value-type="float" office:value="210.681367">
                <text:p>210.6813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3.673031">
                <text:p>133.673031</text:p>
              </table:table-cell>
              <table:table-cell office:value-type="float" office:value="132.326595">
                <text:p>132.3265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4.307819">
                <text:p>184.307819</text:p>
              </table:table-cell>
              <table:table-cell office:value-type="float" office:value="122.065284">
                <text:p>122.065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.219866">
                <text:p>150.219866</text:p>
              </table:table-cell>
              <table:table-cell office:value-type="float" office:value="136.955398">
                <text:p>136.9553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4.877864">
                <text:p>134.877864</text:p>
              </table:table-cell>
              <table:table-cell office:value-type="float" office:value="155.826572">
                <text:p>155.8265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9.172105">
                <text:p>119.172105</text:p>
              </table:table-cell>
              <table:table-cell office:value-type="float" office:value="130.010772">
                <text:p>130.0107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4.312379">
                <text:p>144.312379</text:p>
              </table:table-cell>
              <table:table-cell office:value-type="float" office:value="106.421172">
                <text:p>106.4211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7.110197">
                <text:p>127.110197</text:p>
              </table:table-cell>
              <table:table-cell office:value-type="float" office:value="138.223256">
                <text:p>138.2232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.006066">
                <text:p>80.006066</text:p>
              </table:table-cell>
              <table:table-cell office:value-type="float" office:value="156.701048">
                <text:p>156.7010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2.706505">
                <text:p>122.706505</text:p>
              </table:table-cell>
              <table:table-cell office:value-type="float" office:value="143.863477">
                <text:p>143.8634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.326663">
                <text:p>115.326663</text:p>
              </table:table-cell>
              <table:table-cell office:value-type="float" office:value="155.229605">
                <text:p>155.2296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.619241">
                <text:p>137.619241</text:p>
              </table:table-cell>
              <table:table-cell office:value-type="float" office:value="140.498576">
                <text:p>140.4985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9.226235">
                <text:p>129.226235</text:p>
              </table:table-cell>
              <table:table-cell office:value-type="float" office:value="132.778045">
                <text:p>132.778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1.134617">
                <text:p>141.134617</text:p>
              </table:table-cell>
              <table:table-cell office:value-type="float" office:value="103.443848">
                <text:p>103.4438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.746513">
                <text:p>131.746513</text:p>
              </table:table-cell>
              <table:table-cell office:value-type="float" office:value="86.334963">
                <text:p>86.334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6.449068">
                <text:p>126.449068</text:p>
              </table:table-cell>
              <table:table-cell office:value-type="float" office:value="95.236059">
                <text:p>95.2360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7.521698">
                <text:p>117.521698</text:p>
              </table:table-cell>
              <table:table-cell office:value-type="float" office:value="186.803996">
                <text:p>186.8039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5.193774">
                <text:p>115.193774</text:p>
              </table:table-cell>
              <table:table-cell office:value-type="float" office:value="86.954675">
                <text:p>86.9546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.044113">
                <text:p>102.044113</text:p>
              </table:table-cell>
              <table:table-cell office:value-type="float" office:value="93.903635">
                <text:p>93.9036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8.659926">
                <text:p>148.659926</text:p>
              </table:table-cell>
              <table:table-cell office:value-type="float" office:value="129.236032">
                <text:p>129.2360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4.978879">
                <text:p>164.978879</text:p>
              </table:table-cell>
              <table:table-cell office:value-type="float" office:value="139.285118">
                <text:p>139.285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2.391414">
                <text:p>112.391414</text:p>
              </table:table-cell>
              <table:table-cell office:value-type="float" office:value="114.046559">
                <text:p>114.0465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.401295">
                <text:p>122.401295</text:p>
              </table:table-cell>
              <table:table-cell office:value-type="float" office:value="195.92295">
                <text:p>195.922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0.79245">
                <text:p>110.79245</text:p>
              </table:table-cell>
              <table:table-cell office:value-type="float" office:value="83.833768">
                <text:p>83.833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4.859041">
                <text:p>114.859041</text:p>
              </table:table-cell>
              <table:table-cell office:value-type="float" office:value="133.044279">
                <text:p>133.0442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2.973695">
                <text:p>132.973695</text:p>
              </table:table-cell>
              <table:table-cell office:value-type="float" office:value="144.623527">
                <text:p>144.6235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6.846237">
                <text:p>96.846237</text:p>
              </table:table-cell>
              <table:table-cell office:value-type="float" office:value="169.7921">
                <text:p>169.79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7.176325">
                <text:p>137.176325</text:p>
              </table:table-cell>
              <table:table-cell office:value-type="float" office:value="119.578827">
                <text:p>119.5788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8.877306">
                <text:p>118.877306</text:p>
              </table:table-cell>
              <table:table-cell office:value-type="float" office:value="130.254889">
                <text:p>130.254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0.519582">
                <text:p>120.519582</text:p>
              </table:table-cell>
              <table:table-cell office:value-type="float" office:value="99.007083">
                <text:p>99.0070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4.605183">
                <text:p>134.605183</text:p>
              </table:table-cell>
              <table:table-cell office:value-type="float" office:value="153.070454">
                <text:p>153.0704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.986918">
                <text:p>96.986918</text:p>
              </table:table-cell>
              <table:table-cell office:value-type="float" office:value="118.635534">
                <text:p>118.6355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3.275567">
                <text:p>123.275567</text:p>
              </table:table-cell>
              <table:table-cell office:value-type="float" office:value="125.694098">
                <text:p>125.6940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9.049892">
                <text:p>149.049892</text:p>
              </table:table-cell>
              <table:table-cell office:value-type="float" office:value="136.067063">
                <text:p>136.0670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9.189854">
                <text:p>159.189854</text:p>
              </table:table-cell>
              <table:table-cell office:value-type="float" office:value="156.598984">
                <text:p>156.5989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9.707314">
                <text:p>159.707314</text:p>
              </table:table-cell>
              <table:table-cell office:value-type="float" office:value="154.227674">
                <text:p>154.227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5.622206">
                <text:p>145.622206</text:p>
              </table:table-cell>
              <table:table-cell office:value-type="float" office:value="72.528568">
                <text:p>72.5285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1.643743">
                <text:p>131.643743</text:p>
              </table:table-cell>
              <table:table-cell office:value-type="float" office:value="89.88688">
                <text:p>89.886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.114161">
                <text:p>102.114161</text:p>
              </table:table-cell>
              <table:table-cell office:value-type="float" office:value="211.811523">
                <text:p>211.8115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.413962">
                <text:p>126.413962</text:p>
              </table:table-cell>
              <table:table-cell office:value-type="float" office:value="139.225111">
                <text:p>139.225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.690614">
                <text:p>127.690614</text:p>
              </table:table-cell>
              <table:table-cell office:value-type="float" office:value="107.014403">
                <text:p>107.0144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.767895">
                <text:p>91.767895</text:p>
              </table:table-cell>
              <table:table-cell office:value-type="float" office:value="181.369322">
                <text:p>181.3693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4.77413">
                <text:p>164.77413</text:p>
              </table:table-cell>
              <table:table-cell office:value-type="float" office:value="114.166394">
                <text:p>114.1663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7.215164">
                <text:p>137.215164</text:p>
              </table:table-cell>
              <table:table-cell office:value-type="float" office:value="158.83787">
                <text:p>158.837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3.505091">
                <text:p>133.505091</text:p>
              </table:table-cell>
              <table:table-cell office:value-type="float" office:value="106.003473">
                <text:p>106.0034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0.414624">
                <text:p>130.414624</text:p>
              </table:table-cell>
              <table:table-cell office:value-type="float" office:value="185.383507">
                <text:p>185.3835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6.448182">
                <text:p>176.448182</text:p>
              </table:table-cell>
              <table:table-cell office:value-type="float" office:value="125.086923">
                <text:p>125.0869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7.929323">
                <text:p>137.929323</text:p>
              </table:table-cell>
              <table:table-cell office:value-type="float" office:value="92.235401">
                <text:p>92.2354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5.272485">
                <text:p>105.272485</text:p>
              </table:table-cell>
              <table:table-cell office:value-type="float" office:value="138.531121">
                <text:p>138.5311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.971655">
                <text:p>127.971655</text:p>
              </table:table-cell>
              <table:table-cell office:value-type="float" office:value="168.987371">
                <text:p>168.9873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3.65565">
                <text:p>143.65565</text:p>
              </table:table-cell>
              <table:table-cell office:value-type="float" office:value="158.522131">
                <text:p>158.5221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0.670986">
                <text:p>110.670986</text:p>
              </table:table-cell>
              <table:table-cell office:value-type="float" office:value="162.502983">
                <text:p>162.502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8.20953">
                <text:p>198.20953</text:p>
              </table:table-cell>
              <table:table-cell office:value-type="float" office:value="119.393139">
                <text:p>119.3931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9.183015">
                <text:p>119.183015</text:p>
              </table:table-cell>
              <table:table-cell office:value-type="float" office:value="151.699273">
                <text:p>151.699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7.602386">
                <text:p>167.602386</text:p>
              </table:table-cell>
              <table:table-cell office:value-type="float" office:value="121.926336">
                <text:p>121.9263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5.730525">
                <text:p>175.730525</text:p>
              </table:table-cell>
              <table:table-cell office:value-type="float" office:value="140.927531">
                <text:p>140.9275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2.42415">
                <text:p>122.42415</text:p>
              </table:table-cell>
              <table:table-cell office:value-type="float" office:value="103.817739">
                <text:p>103.8177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.804667">
                <text:p>121.804667</text:p>
              </table:table-cell>
              <table:table-cell office:value-type="float" office:value="81.827919">
                <text:p>81.8279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0.024935">
                <text:p>110.024935</text:p>
              </table:table-cell>
              <table:table-cell office:value-type="float" office:value="115.01002">
                <text:p>115.010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8.913562">
                <text:p>138.913562</text:p>
              </table:table-cell>
              <table:table-cell office:value-type="float" office:value="85.780596">
                <text:p>85.7805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1.185618">
                <text:p>111.185618</text:p>
              </table:table-cell>
              <table:table-cell office:value-type="float" office:value="134.15241">
                <text:p>134.152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5.923979">
                <text:p>115.923979</text:p>
              </table:table-cell>
              <table:table-cell office:value-type="float" office:value="104.402477">
                <text:p>104.4024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8.714837">
                <text:p>148.714837</text:p>
              </table:table-cell>
              <table:table-cell office:value-type="float" office:value="177.649528">
                <text:p>177.6495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1.306561">
                <text:p>131.306561</text:p>
              </table:table-cell>
              <table:table-cell office:value-type="float" office:value="157.666771">
                <text:p>157.6667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.700074">
                <text:p>127.700074</text:p>
              </table:table-cell>
              <table:table-cell office:value-type="float" office:value="122.872445">
                <text:p>122.8724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3.465298">
                <text:p>103.465298</text:p>
              </table:table-cell>
              <table:table-cell office:value-type="float" office:value="136.692034">
                <text:p>136.6920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2.859051">
                <text:p>112.859051</text:p>
              </table:table-cell>
              <table:table-cell office:value-type="float" office:value="93.064375">
                <text:p>93.064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.964347">
                <text:p>111.964347</text:p>
              </table:table-cell>
              <table:table-cell office:value-type="float" office:value="185.032929">
                <text:p>185.0329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.886639">
                <text:p>144.886639</text:p>
              </table:table-cell>
              <table:table-cell office:value-type="float" office:value="163.209382">
                <text:p>163.2093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5.464546">
                <text:p>105.464546</text:p>
              </table:table-cell>
              <table:table-cell office:value-type="float" office:value="116.634787">
                <text:p>116.6347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5.117505">
                <text:p>105.117505</text:p>
              </table:table-cell>
              <table:table-cell office:value-type="float" office:value="122.194371">
                <text:p>122.1943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9.98861">
                <text:p>179.98861</text:p>
              </table:table-cell>
              <table:table-cell office:value-type="float" office:value="127.961789">
                <text:p>127.9617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1.366412">
                <text:p>101.366412</text:p>
              </table:table-cell>
              <table:table-cell office:value-type="float" office:value="139.773834">
                <text:p>139.7738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1.135617">
                <text:p>121.135617</text:p>
              </table:table-cell>
              <table:table-cell office:value-type="float" office:value="94.06843">
                <text:p>94.068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2.356179">
                <text:p>172.356179</text:p>
              </table:table-cell>
              <table:table-cell office:value-type="float" office:value="107.214878">
                <text:p>107.2148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4.801055">
                <text:p>114.801055</text:p>
              </table:table-cell>
              <table:table-cell office:value-type="float" office:value="172.100975">
                <text:p>172.1009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4.394052">
                <text:p>144.394052</text:p>
              </table:table-cell>
              <table:table-cell office:value-type="float" office:value="107.492067">
                <text:p>107.4920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.393576">
                <text:p>162.393576</text:p>
              </table:table-cell>
              <table:table-cell office:value-type="float" office:value="119.998897">
                <text:p>119.9988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.653742">
                <text:p>159.653742</text:p>
              </table:table-cell>
              <table:table-cell office:value-type="float" office:value="158.847465">
                <text:p>158.847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8.559866">
                <text:p>128.559866</text:p>
              </table:table-cell>
              <table:table-cell office:value-type="float" office:value="104.967185">
                <text:p>104.9671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8.918075">
                <text:p>118.918075</text:p>
              </table:table-cell>
              <table:table-cell office:value-type="float" office:value="81.524527">
                <text:p>81.5245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0.032256">
                <text:p>140.032256</text:p>
              </table:table-cell>
              <table:table-cell office:value-type="float" office:value="168.915098">
                <text:p>168.9150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8.716318">
                <text:p>118.716318</text:p>
              </table:table-cell>
              <table:table-cell office:value-type="float" office:value="97.005361">
                <text:p>97.0053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2.225815">
                <text:p>122.225815</text:p>
              </table:table-cell>
              <table:table-cell office:value-type="float" office:value="112.244524">
                <text:p>112.2445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5.882257">
                <text:p>125.882257</text:p>
              </table:table-cell>
              <table:table-cell office:value-type="float" office:value="125.212301">
                <text:p>125.2123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4.969617">
                <text:p>144.969617</text:p>
              </table:table-cell>
              <table:table-cell office:value-type="float" office:value="79.534872">
                <text:p>79.5348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6.577602">
                <text:p>106.577602</text:p>
              </table:table-cell>
              <table:table-cell office:value-type="float" office:value="109.988946">
                <text:p>109.9889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.641775">
                <text:p>100.641775</text:p>
              </table:table-cell>
              <table:table-cell office:value-type="float" office:value="131.126118">
                <text:p>131.1261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.208165">
                <text:p>150.208165</text:p>
              </table:table-cell>
              <table:table-cell office:value-type="float" office:value="85.231067">
                <text:p>85.231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.587696">
                <text:p>126.587696</text:p>
              </table:table-cell>
              <table:table-cell office:value-type="float" office:value="176.133699">
                <text:p>176.1336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9.074281">
                <text:p>109.074281</text:p>
              </table:table-cell>
              <table:table-cell office:value-type="float" office:value="161.707997">
                <text:p>161.7079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3.802136">
                <text:p>143.802136</text:p>
              </table:table-cell>
              <table:table-cell office:value-type="float" office:value="110.973815">
                <text:p>110.9738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0.592458">
                <text:p>130.592458</text:p>
              </table:table-cell>
              <table:table-cell office:value-type="float" office:value="194.755967">
                <text:p>194.7559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5.070736">
                <text:p>145.070736</text:p>
              </table:table-cell>
              <table:table-cell office:value-type="float" office:value="108.169882">
                <text:p>108.1698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4.451929">
                <text:p>164.451929</text:p>
              </table:table-cell>
              <table:table-cell office:value-type="float" office:value="147.696122">
                <text:p>147.6961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4.607651">
                <text:p>94.607651</text:p>
              </table:table-cell>
              <table:table-cell office:value-type="float" office:value="136.798162">
                <text:p>136.7981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9.059622">
                <text:p>149.059622</text:p>
              </table:table-cell>
              <table:table-cell office:value-type="float" office:value="123.593943">
                <text:p>123.5939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1.549201">
                <text:p>121.549201</text:p>
              </table:table-cell>
              <table:table-cell office:value-type="float" office:value="210.827426">
                <text:p>210.8274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9.623297">
                <text:p>119.623297</text:p>
              </table:table-cell>
              <table:table-cell office:value-type="float" office:value="94.204991">
                <text:p>94.204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4.180031">
                <text:p>104.180031</text:p>
              </table:table-cell>
              <table:table-cell office:value-type="float" office:value="91.549229">
                <text:p>91.5492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2.279927">
                <text:p>142.279927</text:p>
              </table:table-cell>
              <table:table-cell office:value-type="float" office:value="174.201702">
                <text:p>174.2017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6.179945">
                <text:p>196.179945</text:p>
              </table:table-cell>
              <table:table-cell office:value-type="float" office:value="183.434665">
                <text:p>183.4346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7.311375">
                <text:p>127.311375</text:p>
              </table:table-cell>
              <table:table-cell office:value-type="float" office:value="103.082638">
                <text:p>103.0826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.397095">
                <text:p>86.397095</text:p>
              </table:table-cell>
              <table:table-cell office:value-type="float" office:value="145.082773">
                <text:p>145.0827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.995573">
                <text:p>93.995573</text:p>
              </table:table-cell>
              <table:table-cell office:value-type="float" office:value="158.351922">
                <text:p>158.3519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.536017">
                <text:p>146.536017</text:p>
              </table:table-cell>
              <table:table-cell office:value-type="float" office:value="151.250821">
                <text:p>151.2508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4.633466">
                <text:p>134.633466</text:p>
              </table:table-cell>
              <table:table-cell office:value-type="float" office:value="169.890766">
                <text:p>169.8907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9.68147">
                <text:p>129.68147</text:p>
              </table:table-cell>
              <table:table-cell office:value-type="float" office:value="126.535279">
                <text:p>126.5352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7.390522">
                <text:p>127.390522</text:p>
              </table:table-cell>
              <table:table-cell office:value-type="float" office:value="124.620903">
                <text:p>124.6209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1.018272">
                <text:p>141.018272</text:p>
              </table:table-cell>
              <table:table-cell office:value-type="float" office:value="158.120623">
                <text:p>158.1206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2.828079">
                <text:p>132.828079</text:p>
              </table:table-cell>
              <table:table-cell office:value-type="float" office:value="142.71134">
                <text:p>142.711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.321518">
                <text:p>102.321518</text:p>
              </table:table-cell>
              <table:table-cell office:value-type="float" office:value="139.936141">
                <text:p>139.9361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.488812">
                <text:p>99.488812</text:p>
              </table:table-cell>
              <table:table-cell office:value-type="float" office:value="135.217145">
                <text:p>135.2171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3.925427">
                <text:p>103.925427</text:p>
              </table:table-cell>
              <table:table-cell office:value-type="float" office:value="102.508547">
                <text:p>102.5085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1.12953">
                <text:p>121.12953</text:p>
              </table:table-cell>
              <table:table-cell office:value-type="float" office:value="101.559198">
                <text:p>101.5591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7.642378">
                <text:p>117.642378</text:p>
              </table:table-cell>
              <table:table-cell office:value-type="float" office:value="147.046823">
                <text:p>147.0468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7.877756">
                <text:p>127.877756</text:p>
              </table:table-cell>
              <table:table-cell office:value-type="float" office:value="73.952009">
                <text:p>73.9520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721966">
                <text:p>121.721966</text:p>
              </table:table-cell>
              <table:table-cell office:value-type="float" office:value="139.544782">
                <text:p>139.5447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.624707">
                <text:p>110.624707</text:p>
              </table:table-cell>
              <table:table-cell office:value-type="float" office:value="74.67409">
                <text:p>74.674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0.085518">
                <text:p>130.085518</text:p>
              </table:table-cell>
              <table:table-cell office:value-type="float" office:value="142.361731">
                <text:p>142.3617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.716338">
                <text:p>102.716338</text:p>
              </table:table-cell>
              <table:table-cell office:value-type="float" office:value="141.385548">
                <text:p>141.3855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.058972">
                <text:p>150.058972</text:p>
              </table:table-cell>
              <table:table-cell office:value-type="float" office:value="91.022407">
                <text:p>91.0224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5.638733">
                <text:p>105.638733</text:p>
              </table:table-cell>
              <table:table-cell office:value-type="float" office:value="122.079662">
                <text:p>122.0796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.809038">
                <text:p>96.809038</text:p>
              </table:table-cell>
              <table:table-cell office:value-type="float" office:value="84.839428">
                <text:p>84.8394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5.525308">
                <text:p>135.525308</text:p>
              </table:table-cell>
              <table:table-cell office:value-type="float" office:value="136.592875">
                <text:p>136.592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5.009575">
                <text:p>125.009575</text:p>
              </table:table-cell>
              <table:table-cell office:value-type="float" office:value="133.421629">
                <text:p>133.4216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6.455552">
                <text:p>116.455552</text:p>
              </table:table-cell>
              <table:table-cell office:value-type="float" office:value="91.226424">
                <text:p>91.2264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5.105978">
                <text:p>145.105978</text:p>
              </table:table-cell>
              <table:table-cell office:value-type="float" office:value="87.029004">
                <text:p>87.0290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.955118">
                <text:p>95.955118</text:p>
              </table:table-cell>
              <table:table-cell office:value-type="float" office:value="105.504448">
                <text:p>105.5044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6.155345">
                <text:p>96.155345</text:p>
              </table:table-cell>
              <table:table-cell office:value-type="float" office:value="135.698636">
                <text:p>135.6986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341799">
                <text:p>103.341799</text:p>
              </table:table-cell>
              <table:table-cell office:value-type="float" office:value="103.936089">
                <text:p>103.9360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9.910224">
                <text:p>99.910224</text:p>
              </table:table-cell>
              <table:table-cell office:value-type="float" office:value="145.065679">
                <text:p>145.0656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0.63481">
                <text:p>130.63481</text:p>
              </table:table-cell>
              <table:table-cell office:value-type="float" office:value="130.919976">
                <text:p>130.9199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.079518">
                <text:p>113.079518</text:p>
              </table:table-cell>
              <table:table-cell office:value-type="float" office:value="74.692135">
                <text:p>74.6921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3.052096">
                <text:p>93.052096</text:p>
              </table:table-cell>
              <table:table-cell office:value-type="float" office:value="109.797934">
                <text:p>109.7979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3.862377">
                <text:p>103.862377</text:p>
              </table:table-cell>
              <table:table-cell office:value-type="float" office:value="128.513088">
                <text:p>128.5130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1.180966">
                <text:p>131.180966</text:p>
              </table:table-cell>
              <table:table-cell office:value-type="float" office:value="90.284207">
                <text:p>90.2842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4.526094">
                <text:p>124.526094</text:p>
              </table:table-cell>
              <table:table-cell office:value-type="float" office:value="138.897752">
                <text:p>138.8977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5.044943">
                <text:p>115.044943</text:p>
              </table:table-cell>
              <table:table-cell office:value-type="float" office:value="143.899128">
                <text:p>143.8991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.396151">
                <text:p>113.396151</text:p>
              </table:table-cell>
              <table:table-cell office:value-type="float" office:value="109.335203">
                <text:p>109.3352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8.369317">
                <text:p>158.369317</text:p>
              </table:table-cell>
              <table:table-cell office:value-type="float" office:value="87.811143">
                <text:p>87.8111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0.589401">
                <text:p>130.589401</text:p>
              </table:table-cell>
              <table:table-cell office:value-type="float" office:value="148.579998">
                <text:p>148.5799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5.420676">
                <text:p>135.420676</text:p>
              </table:table-cell>
              <table:table-cell office:value-type="float" office:value="90.177979">
                <text:p>90.1779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.75126">
                <text:p>103.75126</text:p>
              </table:table-cell>
              <table:table-cell office:value-type="float" office:value="104.825981">
                <text:p>104.8259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0.665435">
                <text:p>120.665435</text:p>
              </table:table-cell>
              <table:table-cell office:value-type="float" office:value="168.249549">
                <text:p>168.2495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7.207034">
                <text:p>107.207034</text:p>
              </table:table-cell>
              <table:table-cell office:value-type="float" office:value="107.263443">
                <text:p>107.2634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6.366474">
                <text:p>96.366474</text:p>
              </table:table-cell>
              <table:table-cell office:value-type="float" office:value="116.358648">
                <text:p>116.3586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8.251895">
                <text:p>128.251895</text:p>
              </table:table-cell>
              <table:table-cell office:value-type="float" office:value="88.921242">
                <text:p>88.9212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6.612861">
                <text:p>126.612861</text:p>
              </table:table-cell>
              <table:table-cell office:value-type="float" office:value="129.970546">
                <text:p>129.9705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2.575155">
                <text:p>112.575155</text:p>
              </table:table-cell>
              <table:table-cell office:value-type="float" office:value="138.897482">
                <text:p>138.8974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5.854206">
                <text:p>95.854206</text:p>
              </table:table-cell>
              <table:table-cell office:value-type="float" office:value="135.74333">
                <text:p>135.74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6.654655">
                <text:p>66.654655</text:p>
              </table:table-cell>
              <table:table-cell office:value-type="float" office:value="102.289156">
                <text:p>102.2891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5.497517">
                <text:p>135.497517</text:p>
              </table:table-cell>
              <table:table-cell office:value-type="float" office:value="76.413701">
                <text:p>76.4137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.640796">
                <text:p>118.640796</text:p>
              </table:table-cell>
              <table:table-cell office:value-type="float" office:value="159.250357">
                <text:p>159.2503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2.478307">
                <text:p>72.478307</text:p>
              </table:table-cell>
              <table:table-cell office:value-type="float" office:value="82.252386">
                <text:p>82.2523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6.232198">
                <text:p>106.232198</text:p>
              </table:table-cell>
              <table:table-cell office:value-type="float" office:value="99.605902">
                <text:p>99.6059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7.364868">
                <text:p>117.364868</text:p>
              </table:table-cell>
              <table:table-cell office:value-type="float" office:value="63.917914">
                <text:p>63.9179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5.670171">
                <text:p>125.670171</text:p>
              </table:table-cell>
              <table:table-cell office:value-type="float" office:value="118.110309">
                <text:p>118.1103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.572991">
                <text:p>141.572991</text:p>
              </table:table-cell>
              <table:table-cell office:value-type="float" office:value="63.830623">
                <text:p>63.8306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5.623134">
                <text:p>135.623134</text:p>
              </table:table-cell>
              <table:table-cell office:value-type="float" office:value="90.394597">
                <text:p>90.3945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.219535">
                <text:p>80.219535</text:p>
              </table:table-cell>
              <table:table-cell office:value-type="float" office:value="104.379855">
                <text:p>104.3798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2.050103">
                <text:p>122.050103</text:p>
              </table:table-cell>
              <table:table-cell office:value-type="float" office:value="98.57067">
                <text:p>98.570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.360331">
                <text:p>85.360331</text:p>
              </table:table-cell>
              <table:table-cell office:value-type="float" office:value="120.551889">
                <text:p>120.5518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.102943">
                <text:p>113.102943</text:p>
              </table:table-cell>
              <table:table-cell office:value-type="float" office:value="96.379787">
                <text:p>96.3797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49898">
                <text:p>96.49898</text:p>
              </table:table-cell>
              <table:table-cell office:value-type="float" office:value="100.95009">
                <text:p>100.950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7.361872">
                <text:p>117.361872</text:p>
              </table:table-cell>
              <table:table-cell office:value-type="float" office:value="125.302612">
                <text:p>125.3026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9.306828">
                <text:p>109.306828</text:p>
              </table:table-cell>
              <table:table-cell office:value-type="float" office:value="73.681644">
                <text:p>73.6816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7.204011">
                <text:p>107.204011</text:p>
              </table:table-cell>
              <table:table-cell office:value-type="float" office:value="74.489734">
                <text:p>74.4897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.917267">
                <text:p>87.917267</text:p>
              </table:table-cell>
              <table:table-cell office:value-type="float" office:value="121.513129">
                <text:p>121.5131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3.732857">
                <text:p>103.732857</text:p>
              </table:table-cell>
              <table:table-cell office:value-type="float" office:value="126.780898">
                <text:p>126.7808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1.131905">
                <text:p>111.131905</text:p>
              </table:table-cell>
              <table:table-cell office:value-type="float" office:value="128.725397">
                <text:p>128.7253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5.336474">
                <text:p>75.336474</text:p>
              </table:table-cell>
              <table:table-cell office:value-type="float" office:value="114.083473">
                <text:p>114.0834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8.843636">
                <text:p>118.843636</text:p>
              </table:table-cell>
              <table:table-cell office:value-type="float" office:value="88.301798">
                <text:p>88.3017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.385285">
                <text:p>77.385285</text:p>
              </table:table-cell>
              <table:table-cell office:value-type="float" office:value="120.245911">
                <text:p>120.2459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3.28771">
                <text:p>103.28771</text:p>
              </table:table-cell>
              <table:table-cell office:value-type="float" office:value="114.962831">
                <text:p>114.9628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3.146499">
                <text:p>113.146499</text:p>
              </table:table-cell>
              <table:table-cell office:value-type="float" office:value="124.296416">
                <text:p>124.2964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5.409828">
                <text:p>125.409828</text:p>
              </table:table-cell>
              <table:table-cell office:value-type="float" office:value="80.171669">
                <text:p>80.1716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.365881">
                <text:p>122.365881</text:p>
              </table:table-cell>
              <table:table-cell office:value-type="float" office:value="109.217044">
                <text:p>109.2170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.860834">
                <text:p>116.860834</text:p>
              </table:table-cell>
              <table:table-cell office:value-type="float" office:value="80.494687">
                <text:p>80.4946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7.553363">
                <text:p>107.553363</text:p>
              </table:table-cell>
              <table:table-cell office:value-type="float" office:value="85.996037">
                <text:p>85.9960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.445148">
                <text:p>117.445148</text:p>
              </table:table-cell>
              <table:table-cell office:value-type="float" office:value="100.30626">
                <text:p>100.306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.835838">
                <text:p>89.835838</text:p>
              </table:table-cell>
              <table:table-cell office:value-type="float" office:value="91.875576">
                <text:p>91.8755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6.718835">
                <text:p>96.718835</text:p>
              </table:table-cell>
              <table:table-cell office:value-type="float" office:value="79.860612">
                <text:p>79.8606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5.183772">
                <text:p>115.183772</text:p>
              </table:table-cell>
              <table:table-cell office:value-type="float" office:value="79.084215">
                <text:p>79.0842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1.418757">
                <text:p>111.418757</text:p>
              </table:table-cell>
              <table:table-cell office:value-type="float" office:value="95.560345">
                <text:p>95.5603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.231934">
                <text:p>106.231934</text:p>
              </table:table-cell>
              <table:table-cell office:value-type="float" office:value="90.132768">
                <text:p>90.1327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7.168774">
                <text:p>87.168774</text:p>
              </table:table-cell>
              <table:table-cell office:value-type="float" office:value="98.471882">
                <text:p>98.4718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.246182">
                <text:p>112.246182</text:p>
              </table:table-cell>
              <table:table-cell office:value-type="float" office:value="126.025823">
                <text:p>126.0258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7.098025">
                <text:p>97.098025</text:p>
              </table:table-cell>
              <table:table-cell office:value-type="float" office:value="74.947829">
                <text:p>74.9478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8.882013">
                <text:p>108.882013</text:p>
              </table:table-cell>
              <table:table-cell office:value-type="float" office:value="81.696753">
                <text:p>81.6967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.701583">
                <text:p>87.701583</text:p>
              </table:table-cell>
              <table:table-cell office:value-type="float" office:value="68.41791">
                <text:p>68.417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85067">
                <text:p>89.385067</text:p>
              </table:table-cell>
              <table:table-cell office:value-type="float" office:value="60.901795">
                <text:p>60.9017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1.106178">
                <text:p>91.106178</text:p>
              </table:table-cell>
              <table:table-cell office:value-type="float" office:value="56.315059">
                <text:p>56.3150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5.173906">
                <text:p>115.173906</text:p>
              </table:table-cell>
              <table:table-cell office:value-type="float" office:value="92.277011">
                <text:p>92.2770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311793">
                <text:p>99.311793</text:p>
              </table:table-cell>
              <table:table-cell office:value-type="float" office:value="124.676725">
                <text:p>124.6767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2.83665">
                <text:p>82.83665</text:p>
              </table:table-cell>
              <table:table-cell office:value-type="float" office:value="101.556331">
                <text:p>101.5563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2.061298">
                <text:p>112.061298</text:p>
              </table:table-cell>
              <table:table-cell office:value-type="float" office:value="76.033689">
                <text:p>76.0336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6.439566">
                <text:p>106.439566</text:p>
              </table:table-cell>
              <table:table-cell office:value-type="float" office:value="83.143799">
                <text:p>83.1437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.716364">
                <text:p>98.716364</text:p>
              </table:table-cell>
              <table:table-cell office:value-type="float" office:value="79.830329">
                <text:p>79.8303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.057016">
                <text:p>80.057016</text:p>
              </table:table-cell>
              <table:table-cell office:value-type="float" office:value="80.049892">
                <text:p>80.0498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.395059">
                <text:p>73.395059</text:p>
              </table:table-cell>
              <table:table-cell office:value-type="float" office:value="93.132245">
                <text:p>93.1322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.248232">
                <text:p>108.248232</text:p>
              </table:table-cell>
              <table:table-cell office:value-type="float" office:value="65.892738">
                <text:p>65.8927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.591883">
                <text:p>88.591883</text:p>
              </table:table-cell>
              <table:table-cell office:value-type="float" office:value="119.467261">
                <text:p>119.4672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3.279564">
                <text:p>103.279564</text:p>
              </table:table-cell>
              <table:table-cell office:value-type="float" office:value="102.676944">
                <text:p>102.676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4.811199">
                <text:p>114.811199</text:p>
              </table:table-cell>
              <table:table-cell office:value-type="float" office:value="97.09785">
                <text:p>97.097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3.264644">
                <text:p>73.264644</text:p>
              </table:table-cell>
              <table:table-cell office:value-type="float" office:value="116.372034">
                <text:p>116.3720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866672">
                <text:p>87.866672</text:p>
              </table:table-cell>
              <table:table-cell office:value-type="float" office:value="71.251906">
                <text:p>71.2519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.383417">
                <text:p>101.383417</text:p>
              </table:table-cell>
              <table:table-cell office:value-type="float" office:value="77.944225">
                <text:p>77.9442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5.271452">
                <text:p>95.271452</text:p>
              </table:table-cell>
              <table:table-cell office:value-type="float" office:value="98.80008">
                <text:p>98.800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.013241">
                <text:p>100.013241</text:p>
              </table:table-cell>
              <table:table-cell office:value-type="float" office:value="134.71232">
                <text:p>134.712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096289">
                <text:p>93.096289</text:p>
              </table:table-cell>
              <table:table-cell office:value-type="float" office:value="102.93522">
                <text:p>102.935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933399">
                <text:p>93.933399</text:p>
              </table:table-cell>
              <table:table-cell office:value-type="float" office:value="108.81586">
                <text:p>108.81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.527055">
                <text:p>85.527055</text:p>
              </table:table-cell>
              <table:table-cell office:value-type="float" office:value="110.011832">
                <text:p>110.0118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.76492">
                <text:p>104.76492</text:p>
              </table:table-cell>
              <table:table-cell office:value-type="float" office:value="103.691339">
                <text:p>103.6913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.12719">
                <text:p>72.12719</text:p>
              </table:table-cell>
              <table:table-cell office:value-type="float" office:value="79.187881">
                <text:p>79.1878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4.679375">
                <text:p>74.679375</text:p>
              </table:table-cell>
              <table:table-cell office:value-type="float" office:value="94.799622">
                <text:p>94.7996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2.41176">
                <text:p>92.41176</text:p>
              </table:table-cell>
              <table:table-cell office:value-type="float" office:value="95.317001">
                <text:p>95.3170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4.236314">
                <text:p>74.236314</text:p>
              </table:table-cell>
              <table:table-cell office:value-type="float" office:value="86.877077">
                <text:p>86.8770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.408469">
                <text:p>102.408469</text:p>
              </table:table-cell>
              <table:table-cell office:value-type="float" office:value="94.044681">
                <text:p>94.0446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.680639">
                <text:p>80.680639</text:p>
              </table:table-cell>
              <table:table-cell office:value-type="float" office:value="87.02112">
                <text:p>87.02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9.587838">
                <text:p>109.587838</text:p>
              </table:table-cell>
              <table:table-cell office:value-type="float" office:value="60.351482">
                <text:p>60.3514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.839861">
                <text:p>85.839861</text:p>
              </table:table-cell>
              <table:table-cell office:value-type="float" office:value="75.255077">
                <text:p>75.2550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7.184142">
                <text:p>97.184142</text:p>
              </table:table-cell>
              <table:table-cell office:value-type="float" office:value="77.546853">
                <text:p>77.5468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7551">
                <text:p>87.7551</text:p>
              </table:table-cell>
              <table:table-cell office:value-type="float" office:value="90.521748">
                <text:p>90.5217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383705">
                <text:p>86.383705</text:p>
              </table:table-cell>
              <table:table-cell office:value-type="float" office:value="107.081">
                <text:p>107.0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.617022">
                <text:p>101.617022</text:p>
              </table:table-cell>
              <table:table-cell office:value-type="float" office:value="89.585242">
                <text:p>89.5852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5.275594">
                <text:p>95.275594</text:p>
              </table:table-cell>
              <table:table-cell office:value-type="float" office:value="72.082945">
                <text:p>72.0829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.752135">
                <text:p>103.752135</text:p>
              </table:table-cell>
              <table:table-cell office:value-type="float" office:value="127.270488">
                <text:p>127.2704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.313858">
                <text:p>65.313858</text:p>
              </table:table-cell>
              <table:table-cell office:value-type="float" office:value="117.246593">
                <text:p>117.2465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0.419812">
                <text:p>110.419812</text:p>
              </table:table-cell>
              <table:table-cell office:value-type="float" office:value="72.759242">
                <text:p>72.7592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.476026">
                <text:p>84.476026</text:p>
              </table:table-cell>
              <table:table-cell office:value-type="float" office:value="101.680495">
                <text:p>101.6804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9.982617">
                <text:p>99.982617</text:p>
              </table:table-cell>
              <table:table-cell office:value-type="float" office:value="82.356865">
                <text:p>82.3568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1.189727">
                <text:p>111.189727</text:p>
              </table:table-cell>
              <table:table-cell office:value-type="float" office:value="86.569641">
                <text:p>86.5696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9.459368">
                <text:p>89.459368</text:p>
              </table:table-cell>
              <table:table-cell office:value-type="float" office:value="94.015063">
                <text:p>94.0150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.991376">
                <text:p>96.991376</text:p>
              </table:table-cell>
              <table:table-cell office:value-type="float" office:value="90.61735">
                <text:p>90.617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3.695074">
                <text:p>93.695074</text:p>
              </table:table-cell>
              <table:table-cell office:value-type="float" office:value="75.644182">
                <text:p>75.6441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6.526639">
                <text:p>96.526639</text:p>
              </table:table-cell>
              <table:table-cell office:value-type="float" office:value="92.553064">
                <text:p>92.5530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.163995">
                <text:p>81.163995</text:p>
              </table:table-cell>
              <table:table-cell office:value-type="float" office:value="85.242434">
                <text:p>85.2424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.653117">
                <text:p>88.653117</text:p>
              </table:table-cell>
              <table:table-cell office:value-type="float" office:value="85.200828">
                <text:p>85.2008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.414678">
                <text:p>100.414678</text:p>
              </table:table-cell>
              <table:table-cell office:value-type="float" office:value="93.809854">
                <text:p>93.8098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831083">
                <text:p>99.831083</text:p>
              </table:table-cell>
              <table:table-cell office:value-type="float" office:value="90.958566">
                <text:p>90.9585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.616577">
                <text:p>83.616577</text:p>
              </table:table-cell>
              <table:table-cell office:value-type="float" office:value="87.243974">
                <text:p>87.2439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310362">
                <text:p>83.310362</text:p>
              </table:table-cell>
              <table:table-cell office:value-type="float" office:value="114.084789">
                <text:p>114.0847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1.901823">
                <text:p>71.901823</text:p>
              </table:table-cell>
              <table:table-cell office:value-type="float" office:value="104.969329">
                <text:p>104.9693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5.916567">
                <text:p>75.916567</text:p>
              </table:table-cell>
              <table:table-cell office:value-type="float" office:value="81.608538">
                <text:p>81.6085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5.229974">
                <text:p>75.229974</text:p>
              </table:table-cell>
              <table:table-cell office:value-type="float" office:value="103.21925">
                <text:p>103.219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0.711342">
                <text:p>90.711342</text:p>
              </table:table-cell>
              <table:table-cell office:value-type="float" office:value="90.880437">
                <text:p>90.8804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8.034985">
                <text:p>88.034985</text:p>
              </table:table-cell>
              <table:table-cell office:value-type="float" office:value="61.431767">
                <text:p>61.4317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350221">
                <text:p>93.350221</text:p>
              </table:table-cell>
              <table:table-cell office:value-type="float" office:value="90.027275">
                <text:p>90.0272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7.274877">
                <text:p>77.274877</text:p>
              </table:table-cell>
              <table:table-cell office:value-type="float" office:value="98.673254">
                <text:p>98.6732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9.182172">
                <text:p>119.182172</text:p>
              </table:table-cell>
              <table:table-cell office:value-type="float" office:value="77.849701">
                <text:p>77.8497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8.907486">
                <text:p>78.907486</text:p>
              </table:table-cell>
              <table:table-cell office:value-type="float" office:value="90.328619">
                <text:p>90.3286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.408324">
                <text:p>73.408324</text:p>
              </table:table-cell>
              <table:table-cell office:value-type="float" office:value="79.885854">
                <text:p>79.8858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2.548344">
                <text:p>82.548344</text:p>
              </table:table-cell>
              <table:table-cell office:value-type="float" office:value="82.018263">
                <text:p>82.0182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0.681277">
                <text:p>90.681277</text:p>
              </table:table-cell>
              <table:table-cell office:value-type="float" office:value="89.814841">
                <text:p>89.8148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2.416028">
                <text:p>122.416028</text:p>
              </table:table-cell>
              <table:table-cell office:value-type="float" office:value="137.424121">
                <text:p>137.4241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.708204">
                <text:p>67.708204</text:p>
              </table:table-cell>
              <table:table-cell office:value-type="float" office:value="72.498458">
                <text:p>72.4984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9.493393">
                <text:p>69.493393</text:p>
              </table:table-cell>
              <table:table-cell office:value-type="float" office:value="96.016006">
                <text:p>96.0160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0.908385">
                <text:p>80.908385</text:p>
              </table:table-cell>
              <table:table-cell office:value-type="float" office:value="88.823304">
                <text:p>88.823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8.800963">
                <text:p>88.800963</text:p>
              </table:table-cell>
              <table:table-cell office:value-type="float" office:value="55.515301">
                <text:p>55.5153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4.607039">
                <text:p>114.607039</text:p>
              </table:table-cell>
              <table:table-cell office:value-type="float" office:value="59.344146">
                <text:p>59.3441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8.849539">
                <text:p>78.849539</text:p>
              </table:table-cell>
              <table:table-cell office:value-type="float" office:value="116.954215">
                <text:p>116.9542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5.509488">
                <text:p>65.509488</text:p>
              </table:table-cell>
              <table:table-cell office:value-type="float" office:value="93.894214">
                <text:p>93.8942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6.892123">
                <text:p>106.892123</text:p>
              </table:table-cell>
              <table:table-cell office:value-type="float" office:value="54.457322">
                <text:p>54.4573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.904605">
                <text:p>97.904605</text:p>
              </table:table-cell>
              <table:table-cell office:value-type="float" office:value="62.737711">
                <text:p>62.7377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.874248">
                <text:p>79.874248</text:p>
              </table:table-cell>
              <table:table-cell office:value-type="float" office:value="68.760025">
                <text:p>68.760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.56474">
                <text:p>78.56474</text:p>
              </table:table-cell>
              <table:table-cell office:value-type="float" office:value="75.749773">
                <text:p>75.7497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013751">
                <text:p>81.013751</text:p>
              </table:table-cell>
              <table:table-cell office:value-type="float" office:value="90.540666">
                <text:p>90.5406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4.994002">
                <text:p>84.994002</text:p>
              </table:table-cell>
              <table:table-cell office:value-type="float" office:value="72.87096">
                <text:p>72.870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.847066">
                <text:p>59.847066</text:p>
              </table:table-cell>
              <table:table-cell office:value-type="float" office:value="82.491101">
                <text:p>82.4911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3.25595">
                <text:p>93.25595</text:p>
              </table:table-cell>
              <table:table-cell office:value-type="float" office:value="107.558166">
                <text:p>107.5581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2.849659">
                <text:p>72.849659</text:p>
              </table:table-cell>
              <table:table-cell office:value-type="float" office:value="72.005209">
                <text:p>72.0052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5.828486">
                <text:p>85.828486</text:p>
              </table:table-cell>
              <table:table-cell office:value-type="float" office:value="79.304748">
                <text:p>79.3047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.554227">
                <text:p>64.554227</text:p>
              </table:table-cell>
              <table:table-cell office:value-type="float" office:value="75.205776">
                <text:p>75.205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.295854">
                <text:p>92.295854</text:p>
              </table:table-cell>
              <table:table-cell office:value-type="float" office:value="81.182585">
                <text:p>81.1825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.452574">
                <text:p>63.452574</text:p>
              </table:table-cell>
              <table:table-cell office:value-type="float" office:value="48.675096">
                <text:p>48.6750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.907016">
                <text:p>84.907016</text:p>
              </table:table-cell>
              <table:table-cell office:value-type="float" office:value="75.156557">
                <text:p>75.1565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5.535293">
                <text:p>75.535293</text:p>
              </table:table-cell>
              <table:table-cell office:value-type="float" office:value="84.415003">
                <text:p>84.4150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.806621">
                <text:p>90.806621</text:p>
              </table:table-cell>
              <table:table-cell office:value-type="float" office:value="55.087492">
                <text:p>55.0874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.659967">
                <text:p>80.659967</text:p>
              </table:table-cell>
              <table:table-cell office:value-type="float" office:value="65.855751">
                <text:p>65.855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2cm" svg:height="15.994cm" xlink:href=".." xlink:type="simple" chart:class="chart:line" chart:style-name="ch1">
        <chart:title svg:x="3.268cm" svg:y="0.455cm" chart:style-name="ch2">
          <text:p>MAPE</text:p>
        </chart:title>
        <chart:subtitle svg:x="3.03cm" svg:y="1.553cm" chart:style-name="ch3">
          <text:p>Network 4</text:p>
        </chart:subtitle>
        <chart:legend chart:legend-position="bottom" svg:x="1.99cm" svg:y="14.661cm" style:legend-expansion="wide" chart:style-name="ch4"/>
        <chart:plot-area chart:style-name="ch5" table:cell-range-address="Arkusz1.G1:Arkusz1.H501" chart:data-source-has-labels="row" svg:x="0.608cm" svg:y="2.874cm" svg:width="6.996cm" svg:height="11.048cm">
          <chartooo:coordinate-region svg:x="1.6cm" svg:y="3.086cm" svg:width="6cm" svg:height="9.73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G2:Arkusz1.G501" chart:label-cell-address="Arkusz1.G1:Arkusz1.G1" chart:class="chart:line">
            <chart:data-point chart:repeated="500"/>
          </chart:series>
          <chart:series chart:style-name="ch9" chart:values-cell-range-address="Arkusz1.H2:Arkusz1.H501" chart:label-cell-address="Arkusz1.H1:Arkusz1.H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G1:Arkusz1.G1</svg:desc>
                </draw:g>
              </table:table-cell>
              <table:table-cell office:value-type="string">
                <text:p>Verifying Set Error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4.903164">
                <text:p>464.903164</text:p>
                <draw:g>
                  <svg:desc>Arkusz1.G2:Arkusz1.G501</svg:desc>
                </draw:g>
              </table:table-cell>
              <table:table-cell office:value-type="float" office:value="297.796863">
                <text:p>297.796863</text:p>
                <draw:g>
                  <svg:desc>Arkusz1.H2:Arkusz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.205585">
                <text:p>214.205585</text:p>
              </table:table-cell>
              <table:table-cell office:value-type="float" office:value="240.012302">
                <text:p>240.012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.15911">
                <text:p>182.15911</text:p>
              </table:table-cell>
              <table:table-cell office:value-type="float" office:value="108.790926">
                <text:p>108.790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.446753">
                <text:p>121.446753</text:p>
              </table:table-cell>
              <table:table-cell office:value-type="float" office:value="141.003513">
                <text:p>141.003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.211086">
                <text:p>103.211086</text:p>
              </table:table-cell>
              <table:table-cell office:value-type="float" office:value="58.207439">
                <text:p>58.20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914251">
                <text:p>69.914251</text:p>
              </table:table-cell>
              <table:table-cell office:value-type="float" office:value="85.143662">
                <text:p>85.143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172026">
                <text:p>77.172026</text:p>
              </table:table-cell>
              <table:table-cell office:value-type="float" office:value="61.069799">
                <text:p>61.069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432505">
                <text:p>60.432505</text:p>
              </table:table-cell>
              <table:table-cell office:value-type="float" office:value="68.190053">
                <text:p>68.190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730203">
                <text:p>56.730203</text:p>
              </table:table-cell>
              <table:table-cell office:value-type="float" office:value="61.332123">
                <text:p>61.332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94058">
                <text:p>50.94058</text:p>
              </table:table-cell>
              <table:table-cell office:value-type="float" office:value="64.083063">
                <text:p>64.083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052907">
                <text:p>51.052907</text:p>
              </table:table-cell>
              <table:table-cell office:value-type="float" office:value="67.210989">
                <text:p>67.210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799488">
                <text:p>63.799488</text:p>
              </table:table-cell>
              <table:table-cell office:value-type="float" office:value="58.806094">
                <text:p>58.806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088525">
                <text:p>60.088525</text:p>
              </table:table-cell>
              <table:table-cell office:value-type="float" office:value="67.563322">
                <text:p>67.563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021819">
                <text:p>60.021819</text:p>
              </table:table-cell>
              <table:table-cell office:value-type="float" office:value="52.891152">
                <text:p>52.891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394374">
                <text:p>76.394374</text:p>
              </table:table-cell>
              <table:table-cell office:value-type="float" office:value="69.368553">
                <text:p>69.368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610017">
                <text:p>72.610017</text:p>
              </table:table-cell>
              <table:table-cell office:value-type="float" office:value="84.778019">
                <text:p>84.778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659477">
                <text:p>84.659477</text:p>
              </table:table-cell>
              <table:table-cell office:value-type="float" office:value="79.341926">
                <text:p>79.341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802303">
                <text:p>74.802303</text:p>
              </table:table-cell>
              <table:table-cell office:value-type="float" office:value="74.973661">
                <text:p>74.973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.617241">
                <text:p>84.617241</text:p>
              </table:table-cell>
              <table:table-cell office:value-type="float" office:value="67.988997">
                <text:p>67.988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377884">
                <text:p>96.377884</text:p>
              </table:table-cell>
              <table:table-cell office:value-type="float" office:value="97.956248">
                <text:p>97.956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.110481">
                <text:p>100.110481</text:p>
              </table:table-cell>
              <table:table-cell office:value-type="float" office:value="95.734149">
                <text:p>95.734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6324">
                <text:p>97.6324</text:p>
              </table:table-cell>
              <table:table-cell office:value-type="float" office:value="94.522752">
                <text:p>94.522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463966">
                <text:p>93.463966</text:p>
              </table:table-cell>
              <table:table-cell office:value-type="float" office:value="76.994143">
                <text:p>76.994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.491713">
                <text:p>114.491713</text:p>
              </table:table-cell>
              <table:table-cell office:value-type="float" office:value="96.876924">
                <text:p>96.876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.073118">
                <text:p>113.073118</text:p>
              </table:table-cell>
              <table:table-cell office:value-type="float" office:value="125.419151">
                <text:p>125.419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.559699">
                <text:p>124.559699</text:p>
              </table:table-cell>
              <table:table-cell office:value-type="float" office:value="90.510077">
                <text:p>90.510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.653276">
                <text:p>144.653276</text:p>
              </table:table-cell>
              <table:table-cell office:value-type="float" office:value="103.360065">
                <text:p>103.360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.61844">
                <text:p>132.61844</text:p>
              </table:table-cell>
              <table:table-cell office:value-type="float" office:value="114.301328">
                <text:p>114.301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.259096">
                <text:p>148.259096</text:p>
              </table:table-cell>
              <table:table-cell office:value-type="float" office:value="162.976947">
                <text:p>162.976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334071">
                <text:p>133.334071</text:p>
              </table:table-cell>
              <table:table-cell office:value-type="float" office:value="118.348363">
                <text:p>118.348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.745245">
                <text:p>138.745245</text:p>
              </table:table-cell>
              <table:table-cell office:value-type="float" office:value="122.930388">
                <text:p>122.930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.942123">
                <text:p>149.942123</text:p>
              </table:table-cell>
              <table:table-cell office:value-type="float" office:value="208.338525">
                <text:p>208.338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.607498">
                <text:p>150.607498</text:p>
              </table:table-cell>
              <table:table-cell office:value-type="float" office:value="131.833541">
                <text:p>131.833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.336819">
                <text:p>118.336819</text:p>
              </table:table-cell>
              <table:table-cell office:value-type="float" office:value="201.796632">
                <text:p>201.796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.883351">
                <text:p>165.883351</text:p>
              </table:table-cell>
              <table:table-cell office:value-type="float" office:value="146.045418">
                <text:p>146.045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.215429">
                <text:p>153.215429</text:p>
              </table:table-cell>
              <table:table-cell office:value-type="float" office:value="132.93555">
                <text:p>132.9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.117516">
                <text:p>172.117516</text:p>
              </table:table-cell>
              <table:table-cell office:value-type="float" office:value="161.127374">
                <text:p>161.127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.941186">
                <text:p>189.941186</text:p>
              </table:table-cell>
              <table:table-cell office:value-type="float" office:value="271.746611">
                <text:p>271.746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0.917795">
                <text:p>350.917795</text:p>
              </table:table-cell>
              <table:table-cell office:value-type="float" office:value="286.704647">
                <text:p>286.704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1.583961">
                <text:p>461.583961</text:p>
              </table:table-cell>
              <table:table-cell office:value-type="float" office:value="658.858896">
                <text:p>658.858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3.5358">
                <text:p>563.5358</text:p>
              </table:table-cell>
              <table:table-cell office:value-type="float" office:value="699.082778">
                <text:p>699.082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.527076">
                <text:p>800.527076</text:p>
              </table:table-cell>
              <table:table-cell office:value-type="float" office:value="758.10554">
                <text:p>758.10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7.300673">
                <text:p>877.300673</text:p>
              </table:table-cell>
              <table:table-cell office:value-type="float" office:value="1302.428151">
                <text:p>1302.428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4.825604">
                <text:p>1154.825604</text:p>
              </table:table-cell>
              <table:table-cell office:value-type="float" office:value="903.025336">
                <text:p>903.025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2.395414">
                <text:p>712.395414</text:p>
              </table:table-cell>
              <table:table-cell office:value-type="float" office:value="807.309096">
                <text:p>807.309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0.232995">
                <text:p>570.232995</text:p>
              </table:table-cell>
              <table:table-cell office:value-type="float" office:value="372.216201">
                <text:p>372.216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.77371">
                <text:p>230.77371</text:p>
              </table:table-cell>
              <table:table-cell office:value-type="float" office:value="168.296352">
                <text:p>168.296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122421">
                <text:p>110.122421</text:p>
              </table:table-cell>
              <table:table-cell office:value-type="float" office:value="158.706477">
                <text:p>158.7064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.825429">
                <text:p>194.825429</text:p>
              </table:table-cell>
              <table:table-cell office:value-type="float" office:value="137.117543">
                <text:p>137.117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7.901068">
                <text:p>177.901068</text:p>
              </table:table-cell>
              <table:table-cell office:value-type="float" office:value="150.723698">
                <text:p>150.723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.207738">
                <text:p>183.207738</text:p>
              </table:table-cell>
              <table:table-cell office:value-type="float" office:value="157.288939">
                <text:p>157.288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.408395">
                <text:p>153.408395</text:p>
              </table:table-cell>
              <table:table-cell office:value-type="float" office:value="187.300094">
                <text:p>187.300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0.46336">
                <text:p>230.46336</text:p>
              </table:table-cell>
              <table:table-cell office:value-type="float" office:value="473.411299">
                <text:p>473.411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8.034616">
                <text:p>508.034616</text:p>
              </table:table-cell>
              <table:table-cell office:value-type="float" office:value="729.897083">
                <text:p>729.8970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1.030356">
                <text:p>341.030356</text:p>
              </table:table-cell>
              <table:table-cell office:value-type="float" office:value="404.170678">
                <text:p>404.170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6.523652">
                <text:p>436.523652</text:p>
              </table:table-cell>
              <table:table-cell office:value-type="float" office:value="415.862491">
                <text:p>415.862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.208168">
                <text:p>329.208168</text:p>
              </table:table-cell>
              <table:table-cell office:value-type="float" office:value="273.669602">
                <text:p>273.669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9.087155">
                <text:p>929.087155</text:p>
              </table:table-cell>
              <table:table-cell office:value-type="float" office:value="1122.645209">
                <text:p>1122.645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8.776468">
                <text:p>748.776468</text:p>
              </table:table-cell>
              <table:table-cell office:value-type="float" office:value="279.600371">
                <text:p>279.600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.760421">
                <text:p>273.760421</text:p>
              </table:table-cell>
              <table:table-cell office:value-type="float" office:value="207.830345">
                <text:p>207.830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2.275848">
                <text:p>232.275848</text:p>
              </table:table-cell>
              <table:table-cell office:value-type="float" office:value="207.003993">
                <text:p>207.0039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4.501244">
                <text:p>184.501244</text:p>
              </table:table-cell>
              <table:table-cell office:value-type="float" office:value="171.573117">
                <text:p>171.573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6.244166">
                <text:p>136.244166</text:p>
              </table:table-cell>
              <table:table-cell office:value-type="float" office:value="94.411308">
                <text:p>94.411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85298">
                <text:p>105.685298</text:p>
              </table:table-cell>
              <table:table-cell office:value-type="float" office:value="70.956356">
                <text:p>70.956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76893">
                <text:p>83.376893</text:p>
              </table:table-cell>
              <table:table-cell office:value-type="float" office:value="74.121036">
                <text:p>74.121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.593926">
                <text:p>71.593926</text:p>
              </table:table-cell>
              <table:table-cell office:value-type="float" office:value="76.238164">
                <text:p>76.238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.438501">
                <text:p>73.438501</text:p>
              </table:table-cell>
              <table:table-cell office:value-type="float" office:value="59.242302">
                <text:p>59.242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.862972">
                <text:p>71.862972</text:p>
              </table:table-cell>
              <table:table-cell office:value-type="float" office:value="104.618102">
                <text:p>104.618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.593416">
                <text:p>69.593416</text:p>
              </table:table-cell>
              <table:table-cell office:value-type="float" office:value="72.986754">
                <text:p>72.9867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.355818">
                <text:p>59.355818</text:p>
              </table:table-cell>
              <table:table-cell office:value-type="float" office:value="65.353573">
                <text:p>65.353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587817">
                <text:p>84.587817</text:p>
              </table:table-cell>
              <table:table-cell office:value-type="float" office:value="69.266008">
                <text:p>69.266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94781">
                <text:p>57.94781</text:p>
              </table:table-cell>
              <table:table-cell office:value-type="float" office:value="58.362349">
                <text:p>58.3623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81705">
                <text:p>60.581705</text:p>
              </table:table-cell>
              <table:table-cell office:value-type="float" office:value="62.05981">
                <text:p>62.05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311952">
                <text:p>63.311952</text:p>
              </table:table-cell>
              <table:table-cell office:value-type="float" office:value="78.772276">
                <text:p>78.7722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.069958">
                <text:p>68.069958</text:p>
              </table:table-cell>
              <table:table-cell office:value-type="float" office:value="59.004019">
                <text:p>59.004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5716">
                <text:p>63.5716</text:p>
              </table:table-cell>
              <table:table-cell office:value-type="float" office:value="57.795466">
                <text:p>57.795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096622">
                <text:p>68.096622</text:p>
              </table:table-cell>
              <table:table-cell office:value-type="float" office:value="107.321682">
                <text:p>107.32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.625433">
                <text:p>71.625433</text:p>
              </table:table-cell>
              <table:table-cell office:value-type="float" office:value="81.112064">
                <text:p>81.1120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.967421">
                <text:p>89.967421</text:p>
              </table:table-cell>
              <table:table-cell office:value-type="float" office:value="76.979018">
                <text:p>76.979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098165">
                <text:p>65.098165</text:p>
              </table:table-cell>
              <table:table-cell office:value-type="float" office:value="81.527504">
                <text:p>81.5275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.170195">
                <text:p>67.170195</text:p>
              </table:table-cell>
              <table:table-cell office:value-type="float" office:value="61.10315">
                <text:p>61.103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.576626">
                <text:p>69.576626</text:p>
              </table:table-cell>
              <table:table-cell office:value-type="float" office:value="68.333053">
                <text:p>68.333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350156">
                <text:p>82.350156</text:p>
              </table:table-cell>
              <table:table-cell office:value-type="float" office:value="88.698179">
                <text:p>88.698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.557116">
                <text:p>76.557116</text:p>
              </table:table-cell>
              <table:table-cell office:value-type="float" office:value="86.510584">
                <text:p>86.510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.342177">
                <text:p>75.342177</text:p>
              </table:table-cell>
              <table:table-cell office:value-type="float" office:value="72.794943">
                <text:p>72.794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.189031">
                <text:p>88.189031</text:p>
              </table:table-cell>
              <table:table-cell office:value-type="float" office:value="66.901929">
                <text:p>66.9019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65399">
                <text:p>87.65399</text:p>
              </table:table-cell>
              <table:table-cell office:value-type="float" office:value="86.690728">
                <text:p>86.690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07593">
                <text:p>78.07593</text:p>
              </table:table-cell>
              <table:table-cell office:value-type="float" office:value="64.872761">
                <text:p>64.8727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.671094">
                <text:p>64.671094</text:p>
              </table:table-cell>
              <table:table-cell office:value-type="float" office:value="70.173628">
                <text:p>70.173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.409125">
                <text:p>59.409125</text:p>
              </table:table-cell>
              <table:table-cell office:value-type="float" office:value="96.108111">
                <text:p>96.108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128283">
                <text:p>58.128283</text:p>
              </table:table-cell>
              <table:table-cell office:value-type="float" office:value="61.95991">
                <text:p>61.95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.373768">
                <text:p>59.373768</text:p>
              </table:table-cell>
              <table:table-cell office:value-type="float" office:value="68.098572">
                <text:p>68.098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.222006">
                <text:p>86.222006</text:p>
              </table:table-cell>
              <table:table-cell office:value-type="float" office:value="75.721492">
                <text:p>75.721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.240719">
                <text:p>71.240719</text:p>
              </table:table-cell>
              <table:table-cell office:value-type="float" office:value="90.075251">
                <text:p>90.075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.067121">
                <text:p>72.067121</text:p>
              </table:table-cell>
              <table:table-cell office:value-type="float" office:value="58.717155">
                <text:p>58.717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604644">
                <text:p>56.604644</text:p>
              </table:table-cell>
              <table:table-cell office:value-type="float" office:value="68.113393">
                <text:p>68.113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711839">
                <text:p>60.711839</text:p>
              </table:table-cell>
              <table:table-cell office:value-type="float" office:value="60.594173">
                <text:p>60.594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.162406">
                <text:p>79.162406</text:p>
              </table:table-cell>
              <table:table-cell office:value-type="float" office:value="74.757414">
                <text:p>74.757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.517503">
                <text:p>66.517503</text:p>
              </table:table-cell>
              <table:table-cell office:value-type="float" office:value="65.500571">
                <text:p>65.500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297138">
                <text:p>71.297138</text:p>
              </table:table-cell>
              <table:table-cell office:value-type="float" office:value="64.665682">
                <text:p>64.665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.514917">
                <text:p>70.514917</text:p>
              </table:table-cell>
              <table:table-cell office:value-type="float" office:value="57.865362">
                <text:p>57.865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.315336">
                <text:p>66.315336</text:p>
              </table:table-cell>
              <table:table-cell office:value-type="float" office:value="91.470956">
                <text:p>91.4709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061093">
                <text:p>53.061093</text:p>
              </table:table-cell>
              <table:table-cell office:value-type="float" office:value="53.235971">
                <text:p>53.2359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.85519">
                <text:p>83.85519</text:p>
              </table:table-cell>
              <table:table-cell office:value-type="float" office:value="75.428764">
                <text:p>75.4287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910787">
                <text:p>49.910787</text:p>
              </table:table-cell>
              <table:table-cell office:value-type="float" office:value="50.664157">
                <text:p>50.6641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.000286">
                <text:p>56.000286</text:p>
              </table:table-cell>
              <table:table-cell office:value-type="float" office:value="68.008223">
                <text:p>68.0082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405256">
                <text:p>50.405256</text:p>
              </table:table-cell>
              <table:table-cell office:value-type="float" office:value="72.248983">
                <text:p>72.2489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.596305">
                <text:p>66.596305</text:p>
              </table:table-cell>
              <table:table-cell office:value-type="float" office:value="75.207737">
                <text:p>75.207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017896">
                <text:p>62.017896</text:p>
              </table:table-cell>
              <table:table-cell office:value-type="float" office:value="66.159837">
                <text:p>66.1598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138794">
                <text:p>61.138794</text:p>
              </table:table-cell>
              <table:table-cell office:value-type="float" office:value="61.444712">
                <text:p>61.4447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.267899">
                <text:p>60.267899</text:p>
              </table:table-cell>
              <table:table-cell office:value-type="float" office:value="58.061625">
                <text:p>58.061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106672">
                <text:p>72.106672</text:p>
              </table:table-cell>
              <table:table-cell office:value-type="float" office:value="66.401519">
                <text:p>66.401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.105524">
                <text:p>51.105524</text:p>
              </table:table-cell>
              <table:table-cell office:value-type="float" office:value="57.88368">
                <text:p>57.88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625293">
                <text:p>59.625293</text:p>
              </table:table-cell>
              <table:table-cell office:value-type="float" office:value="47.082347">
                <text:p>47.0823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.609833">
                <text:p>54.609833</text:p>
              </table:table-cell>
              <table:table-cell office:value-type="float" office:value="64.005385">
                <text:p>64.005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089893">
                <text:p>52.089893</text:p>
              </table:table-cell>
              <table:table-cell office:value-type="float" office:value="44.475059">
                <text:p>44.4750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.12079">
                <text:p>55.12079</text:p>
              </table:table-cell>
              <table:table-cell office:value-type="float" office:value="49.744473">
                <text:p>49.7444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.477747">
                <text:p>61.477747</text:p>
              </table:table-cell>
              <table:table-cell office:value-type="float" office:value="43.571822">
                <text:p>43.571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337161">
                <text:p>59.337161</text:p>
              </table:table-cell>
              <table:table-cell office:value-type="float" office:value="60.007685">
                <text:p>60.0076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.223162">
                <text:p>46.223162</text:p>
              </table:table-cell>
              <table:table-cell office:value-type="float" office:value="70.232504">
                <text:p>70.2325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.679534">
                <text:p>47.679534</text:p>
              </table:table-cell>
              <table:table-cell office:value-type="float" office:value="48.755119">
                <text:p>48.7551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.68596">
                <text:p>61.68596</text:p>
              </table:table-cell>
              <table:table-cell office:value-type="float" office:value="36.979313">
                <text:p>36.9793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.179048">
                <text:p>56.179048</text:p>
              </table:table-cell>
              <table:table-cell office:value-type="float" office:value="44.508554">
                <text:p>44.5085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.242125">
                <text:p>46.242125</text:p>
              </table:table-cell>
              <table:table-cell office:value-type="float" office:value="47.879178">
                <text:p>47.8791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.10268">
                <text:p>50.10268</text:p>
              </table:table-cell>
              <table:table-cell office:value-type="float" office:value="50.848403">
                <text:p>50.848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318771">
                <text:p>55.318771</text:p>
              </table:table-cell>
              <table:table-cell office:value-type="float" office:value="50.707407">
                <text:p>50.70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438597">
                <text:p>54.438597</text:p>
              </table:table-cell>
              <table:table-cell office:value-type="float" office:value="40.122481">
                <text:p>40.1224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.553092">
                <text:p>41.553092</text:p>
              </table:table-cell>
              <table:table-cell office:value-type="float" office:value="56.133578">
                <text:p>56.1335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.105157">
                <text:p>60.105157</text:p>
              </table:table-cell>
              <table:table-cell office:value-type="float" office:value="44.060341">
                <text:p>44.0603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783591">
                <text:p>43.783591</text:p>
              </table:table-cell>
              <table:table-cell office:value-type="float" office:value="48.730504">
                <text:p>48.7305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495636">
                <text:p>39.495636</text:p>
              </table:table-cell>
              <table:table-cell office:value-type="float" office:value="58.023988">
                <text:p>58.0239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076685">
                <text:p>44.076685</text:p>
              </table:table-cell>
              <table:table-cell office:value-type="float" office:value="60.708106">
                <text:p>60.708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912004">
                <text:p>54.912004</text:p>
              </table:table-cell>
              <table:table-cell office:value-type="float" office:value="52.27781">
                <text:p>52.277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.556972">
                <text:p>43.556972</text:p>
              </table:table-cell>
              <table:table-cell office:value-type="float" office:value="46.777459">
                <text:p>46.7774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.204399">
                <text:p>53.204399</text:p>
              </table:table-cell>
              <table:table-cell office:value-type="float" office:value="60.078035">
                <text:p>60.078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.669889">
                <text:p>44.669889</text:p>
              </table:table-cell>
              <table:table-cell office:value-type="float" office:value="61.35853">
                <text:p>61.35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.414647">
                <text:p>47.414647</text:p>
              </table:table-cell>
              <table:table-cell office:value-type="float" office:value="42.499556">
                <text:p>42.499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.615498">
                <text:p>39.615498</text:p>
              </table:table-cell>
              <table:table-cell office:value-type="float" office:value="42.053869">
                <text:p>42.053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.397132">
                <text:p>46.397132</text:p>
              </table:table-cell>
              <table:table-cell office:value-type="float" office:value="39.422541">
                <text:p>39.4225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.820991">
                <text:p>44.820991</text:p>
              </table:table-cell>
              <table:table-cell office:value-type="float" office:value="40.018917">
                <text:p>40.0189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.274754">
                <text:p>39.274754</text:p>
              </table:table-cell>
              <table:table-cell office:value-type="float" office:value="44.491582">
                <text:p>44.4915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.30512">
                <text:p>46.30512</text:p>
              </table:table-cell>
              <table:table-cell office:value-type="float" office:value="53.022571">
                <text:p>53.022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.829505">
                <text:p>48.829505</text:p>
              </table:table-cell>
              <table:table-cell office:value-type="float" office:value="48.8427">
                <text:p>48.84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319349">
                <text:p>40.319349</text:p>
              </table:table-cell>
              <table:table-cell office:value-type="float" office:value="45.930075">
                <text:p>45.9300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.022086">
                <text:p>50.022086</text:p>
              </table:table-cell>
              <table:table-cell office:value-type="float" office:value="37.875894">
                <text:p>37.875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.809344">
                <text:p>50.809344</text:p>
              </table:table-cell>
              <table:table-cell office:value-type="float" office:value="44.684365">
                <text:p>44.6843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250732">
                <text:p>43.250732</text:p>
              </table:table-cell>
              <table:table-cell office:value-type="float" office:value="37.698751">
                <text:p>37.6987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990913">
                <text:p>36.990913</text:p>
              </table:table-cell>
              <table:table-cell office:value-type="float" office:value="36.750148">
                <text:p>36.750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.175935">
                <text:p>50.175935</text:p>
              </table:table-cell>
              <table:table-cell office:value-type="float" office:value="35.289255">
                <text:p>35.289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.312455">
                <text:p>41.312455</text:p>
              </table:table-cell>
              <table:table-cell office:value-type="float" office:value="41.024486">
                <text:p>41.0244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452596">
                <text:p>46.452596</text:p>
              </table:table-cell>
              <table:table-cell office:value-type="float" office:value="31.04761">
                <text:p>31.047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.181034">
                <text:p>41.181034</text:p>
              </table:table-cell>
              <table:table-cell office:value-type="float" office:value="44.109335">
                <text:p>44.1093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780381">
                <text:p>38.780381</text:p>
              </table:table-cell>
              <table:table-cell office:value-type="float" office:value="40.044525">
                <text:p>40.044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.251105">
                <text:p>42.251105</text:p>
              </table:table-cell>
              <table:table-cell office:value-type="float" office:value="37.457685">
                <text:p>37.457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.377713">
                <text:p>35.377713</text:p>
              </table:table-cell>
              <table:table-cell office:value-type="float" office:value="35.071749">
                <text:p>35.0717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867111">
                <text:p>35.867111</text:p>
              </table:table-cell>
              <table:table-cell office:value-type="float" office:value="30.574635">
                <text:p>30.574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828688">
                <text:p>33.828688</text:p>
              </table:table-cell>
              <table:table-cell office:value-type="float" office:value="36.051971">
                <text:p>36.0519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03155">
                <text:p>33.03155</text:p>
              </table:table-cell>
              <table:table-cell office:value-type="float" office:value="45.599677">
                <text:p>45.5996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598919">
                <text:p>42.598919</text:p>
              </table:table-cell>
              <table:table-cell office:value-type="float" office:value="44.90745">
                <text:p>44.907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.073609">
                <text:p>41.073609</text:p>
              </table:table-cell>
              <table:table-cell office:value-type="float" office:value="33.504015">
                <text:p>33.504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225324">
                <text:p>36.225324</text:p>
              </table:table-cell>
              <table:table-cell office:value-type="float" office:value="34.742045">
                <text:p>34.7420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915644">
                <text:p>33.915644</text:p>
              </table:table-cell>
              <table:table-cell office:value-type="float" office:value="39.220797">
                <text:p>39.2207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.838321">
                <text:p>31.838321</text:p>
              </table:table-cell>
              <table:table-cell office:value-type="float" office:value="31.311809">
                <text:p>31.3118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44572">
                <text:p>43.44572</text:p>
              </table:table-cell>
              <table:table-cell office:value-type="float" office:value="40.749184">
                <text:p>40.749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01713">
                <text:p>32.801713</text:p>
              </table:table-cell>
              <table:table-cell office:value-type="float" office:value="33.999016">
                <text:p>33.9990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220452">
                <text:p>40.220452</text:p>
              </table:table-cell>
              <table:table-cell office:value-type="float" office:value="29.634234">
                <text:p>29.6342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798587">
                <text:p>33.798587</text:p>
              </table:table-cell>
              <table:table-cell office:value-type="float" office:value="41.316877">
                <text:p>41.316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697178">
                <text:p>36.697178</text:p>
              </table:table-cell>
              <table:table-cell office:value-type="float" office:value="37.273905">
                <text:p>37.2739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75763">
                <text:p>38.75763</text:p>
              </table:table-cell>
              <table:table-cell office:value-type="float" office:value="26.726624">
                <text:p>26.7266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399888">
                <text:p>39.399888</text:p>
              </table:table-cell>
              <table:table-cell office:value-type="float" office:value="33.653908">
                <text:p>33.653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556388">
                <text:p>39.556388</text:p>
              </table:table-cell>
              <table:table-cell office:value-type="float" office:value="36.434038">
                <text:p>36.434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806599">
                <text:p>36.806599</text:p>
              </table:table-cell>
              <table:table-cell office:value-type="float" office:value="51.431999">
                <text:p>51.431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855048">
                <text:p>37.855048</text:p>
              </table:table-cell>
              <table:table-cell office:value-type="float" office:value="28.781929">
                <text:p>28.7819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.462251">
                <text:p>33.462251</text:p>
              </table:table-cell>
              <table:table-cell office:value-type="float" office:value="41.294217">
                <text:p>41.2942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.725586">
                <text:p>33.725586</text:p>
              </table:table-cell>
              <table:table-cell office:value-type="float" office:value="31.71904">
                <text:p>31.719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.35611">
                <text:p>36.35611</text:p>
              </table:table-cell>
              <table:table-cell office:value-type="float" office:value="31.544547">
                <text:p>31.5445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23068">
                <text:p>36.23068</text:p>
              </table:table-cell>
              <table:table-cell office:value-type="float" office:value="25.235576">
                <text:p>25.2355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357982">
                <text:p>27.357982</text:p>
              </table:table-cell>
              <table:table-cell office:value-type="float" office:value="33.722939">
                <text:p>33.7229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.397624">
                <text:p>37.397624</text:p>
              </table:table-cell>
              <table:table-cell office:value-type="float" office:value="34.33347">
                <text:p>34.33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.786107">
                <text:p>34.786107</text:p>
              </table:table-cell>
              <table:table-cell office:value-type="float" office:value="30.756304">
                <text:p>30.756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.494299">
                <text:p>33.494299</text:p>
              </table:table-cell>
              <table:table-cell office:value-type="float" office:value="36.31037">
                <text:p>36.310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442842">
                <text:p>37.442842</text:p>
              </table:table-cell>
              <table:table-cell office:value-type="float" office:value="28.031501">
                <text:p>28.0315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.571254">
                <text:p>25.571254</text:p>
              </table:table-cell>
              <table:table-cell office:value-type="float" office:value="36.498547">
                <text:p>36.498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.866005">
                <text:p>34.866005</text:p>
              </table:table-cell>
              <table:table-cell office:value-type="float" office:value="32.067888">
                <text:p>32.0678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.688946">
                <text:p>33.688946</text:p>
              </table:table-cell>
              <table:table-cell office:value-type="float" office:value="34.358043">
                <text:p>34.3580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.996647">
                <text:p>32.996647</text:p>
              </table:table-cell>
              <table:table-cell office:value-type="float" office:value="36.768491">
                <text:p>36.7684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918353">
                <text:p>33.918353</text:p>
              </table:table-cell>
              <table:table-cell office:value-type="float" office:value="31.724471">
                <text:p>31.7244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.110063">
                <text:p>29.110063</text:p>
              </table:table-cell>
              <table:table-cell office:value-type="float" office:value="32.52602">
                <text:p>32.526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807638">
                <text:p>27.807638</text:p>
              </table:table-cell>
              <table:table-cell office:value-type="float" office:value="28.403609">
                <text:p>28.4036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19961">
                <text:p>25.619961</text:p>
              </table:table-cell>
              <table:table-cell office:value-type="float" office:value="28.62028">
                <text:p>28.620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.574069">
                <text:p>35.574069</text:p>
              </table:table-cell>
              <table:table-cell office:value-type="float" office:value="28.908693">
                <text:p>28.908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.083445">
                <text:p>33.083445</text:p>
              </table:table-cell>
              <table:table-cell office:value-type="float" office:value="25.613727">
                <text:p>25.6137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510153">
                <text:p>30.510153</text:p>
              </table:table-cell>
              <table:table-cell office:value-type="float" office:value="28.233762">
                <text:p>28.2337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.169766">
                <text:p>28.169766</text:p>
              </table:table-cell>
              <table:table-cell office:value-type="float" office:value="33.364341">
                <text:p>33.364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470796">
                <text:p>31.470796</text:p>
              </table:table-cell>
              <table:table-cell office:value-type="float" office:value="29.165978">
                <text:p>29.1659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.883112">
                <text:p>28.883112</text:p>
              </table:table-cell>
              <table:table-cell office:value-type="float" office:value="35.129538">
                <text:p>35.1295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.716365">
                <text:p>30.716365</text:p>
              </table:table-cell>
              <table:table-cell office:value-type="float" office:value="32.505057">
                <text:p>32.5050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109875">
                <text:p>32.109875</text:p>
              </table:table-cell>
              <table:table-cell office:value-type="float" office:value="35.058611">
                <text:p>35.0586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710545">
                <text:p>32.710545</text:p>
              </table:table-cell>
              <table:table-cell office:value-type="float" office:value="30.556875">
                <text:p>30.55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064103">
                <text:p>28.064103</text:p>
              </table:table-cell>
              <table:table-cell office:value-type="float" office:value="28.548834">
                <text:p>28.5488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.064606">
                <text:p>35.064606</text:p>
              </table:table-cell>
              <table:table-cell office:value-type="float" office:value="31.303416">
                <text:p>31.3034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773141">
                <text:p>30.773141</text:p>
              </table:table-cell>
              <table:table-cell office:value-type="float" office:value="30.231388">
                <text:p>30.231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017054">
                <text:p>30.017054</text:p>
              </table:table-cell>
              <table:table-cell office:value-type="float" office:value="30.690409">
                <text:p>30.6904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181333">
                <text:p>32.181333</text:p>
              </table:table-cell>
              <table:table-cell office:value-type="float" office:value="28.540358">
                <text:p>28.540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156518">
                <text:p>34.156518</text:p>
              </table:table-cell>
              <table:table-cell office:value-type="float" office:value="33.341924">
                <text:p>33.3419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76475">
                <text:p>32.976475</text:p>
              </table:table-cell>
              <table:table-cell office:value-type="float" office:value="35.23466">
                <text:p>35.234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.379991">
                <text:p>28.379991</text:p>
              </table:table-cell>
              <table:table-cell office:value-type="float" office:value="30.172997">
                <text:p>30.1729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.508838">
                <text:p>31.508838</text:p>
              </table:table-cell>
              <table:table-cell office:value-type="float" office:value="32.652992">
                <text:p>32.6529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.530119">
                <text:p>35.530119</text:p>
              </table:table-cell>
              <table:table-cell office:value-type="float" office:value="27.513174">
                <text:p>27.5131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415432">
                <text:p>27.415432</text:p>
              </table:table-cell>
              <table:table-cell office:value-type="float" office:value="25.086761">
                <text:p>25.0867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.57638">
                <text:p>31.57638</text:p>
              </table:table-cell>
              <table:table-cell office:value-type="float" office:value="26.671561">
                <text:p>26.6715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.899297">
                <text:p>29.899297</text:p>
              </table:table-cell>
              <table:table-cell office:value-type="float" office:value="29.376128">
                <text:p>29.3761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.165123">
                <text:p>32.165123</text:p>
              </table:table-cell>
              <table:table-cell office:value-type="float" office:value="25.638516">
                <text:p>25.6385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271774">
                <text:p>33.271774</text:p>
              </table:table-cell>
              <table:table-cell office:value-type="float" office:value="32.046004">
                <text:p>32.0460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225003">
                <text:p>33.225003</text:p>
              </table:table-cell>
              <table:table-cell office:value-type="float" office:value="28.328115">
                <text:p>28.328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.982487">
                <text:p>29.982487</text:p>
              </table:table-cell>
              <table:table-cell office:value-type="float" office:value="36.350742">
                <text:p>36.3507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140455">
                <text:p>30.140455</text:p>
              </table:table-cell>
              <table:table-cell office:value-type="float" office:value="28.444101">
                <text:p>28.444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.453188">
                <text:p>29.453188</text:p>
              </table:table-cell>
              <table:table-cell office:value-type="float" office:value="29.628068">
                <text:p>29.6280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106469">
                <text:p>28.106469</text:p>
              </table:table-cell>
              <table:table-cell office:value-type="float" office:value="24.350182">
                <text:p>24.350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91645">
                <text:p>25.91645</text:p>
              </table:table-cell>
              <table:table-cell office:value-type="float" office:value="33.277742">
                <text:p>33.2777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195063">
                <text:p>27.195063</text:p>
              </table:table-cell>
              <table:table-cell office:value-type="float" office:value="23.867034">
                <text:p>23.867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582825">
                <text:p>33.582825</text:p>
              </table:table-cell>
              <table:table-cell office:value-type="float" office:value="29.403092">
                <text:p>29.4030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727523">
                <text:p>26.727523</text:p>
              </table:table-cell>
              <table:table-cell office:value-type="float" office:value="35.572531">
                <text:p>35.5725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446338">
                <text:p>33.446338</text:p>
              </table:table-cell>
              <table:table-cell office:value-type="float" office:value="24.69251">
                <text:p>24.692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772424">
                <text:p>27.772424</text:p>
              </table:table-cell>
              <table:table-cell office:value-type="float" office:value="27.312216">
                <text:p>27.3122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.822173">
                <text:p>27.822173</text:p>
              </table:table-cell>
              <table:table-cell office:value-type="float" office:value="36.776674">
                <text:p>36.7766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020691">
                <text:p>26.020691</text:p>
              </table:table-cell>
              <table:table-cell office:value-type="float" office:value="26.828414">
                <text:p>26.8284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933163">
                <text:p>24.933163</text:p>
              </table:table-cell>
              <table:table-cell office:value-type="float" office:value="23.010281">
                <text:p>23.0102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608111">
                <text:p>28.608111</text:p>
              </table:table-cell>
              <table:table-cell office:value-type="float" office:value="29.113633">
                <text:p>29.1136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266456">
                <text:p>35.266456</text:p>
              </table:table-cell>
              <table:table-cell office:value-type="float" office:value="31.81356">
                <text:p>31.813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.120137">
                <text:p>29.120137</text:p>
              </table:table-cell>
              <table:table-cell office:value-type="float" office:value="36.875122">
                <text:p>36.8751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647078">
                <text:p>33.647078</text:p>
              </table:table-cell>
              <table:table-cell office:value-type="float" office:value="25.595776">
                <text:p>25.5957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748507">
                <text:p>29.748507</text:p>
              </table:table-cell>
              <table:table-cell office:value-type="float" office:value="25.952591">
                <text:p>25.952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.903352">
                <text:p>28.903352</text:p>
              </table:table-cell>
              <table:table-cell office:value-type="float" office:value="38.257965">
                <text:p>38.2579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813372">
                <text:p>28.813372</text:p>
              </table:table-cell>
              <table:table-cell office:value-type="float" office:value="26.568171">
                <text:p>26.5681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552603">
                <text:p>29.552603</text:p>
              </table:table-cell>
              <table:table-cell office:value-type="float" office:value="30.035399">
                <text:p>30.0353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167838">
                <text:p>27.167838</text:p>
              </table:table-cell>
              <table:table-cell office:value-type="float" office:value="30.097826">
                <text:p>30.097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46602">
                <text:p>29.646602</text:p>
              </table:table-cell>
              <table:table-cell office:value-type="float" office:value="30.2651">
                <text:p>30.26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38087">
                <text:p>29.38087</text:p>
              </table:table-cell>
              <table:table-cell office:value-type="float" office:value="34.410246">
                <text:p>34.4102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788326">
                <text:p>27.788326</text:p>
              </table:table-cell>
              <table:table-cell office:value-type="float" office:value="25.967246">
                <text:p>25.9672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.737042">
                <text:p>32.737042</text:p>
              </table:table-cell>
              <table:table-cell office:value-type="float" office:value="31.027411">
                <text:p>31.0274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643408">
                <text:p>28.643408</text:p>
              </table:table-cell>
              <table:table-cell office:value-type="float" office:value="24.954622">
                <text:p>24.9546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863713">
                <text:p>27.863713</text:p>
              </table:table-cell>
              <table:table-cell office:value-type="float" office:value="24.689977">
                <text:p>24.6899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626863">
                <text:p>25.626863</text:p>
              </table:table-cell>
              <table:table-cell office:value-type="float" office:value="27.640532">
                <text:p>27.6405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207113">
                <text:p>27.207113</text:p>
              </table:table-cell>
              <table:table-cell office:value-type="float" office:value="34.398899">
                <text:p>34.3988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195453">
                <text:p>28.195453</text:p>
              </table:table-cell>
              <table:table-cell office:value-type="float" office:value="29.138321">
                <text:p>29.1383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409678">
                <text:p>34.409678</text:p>
              </table:table-cell>
              <table:table-cell office:value-type="float" office:value="36.26582">
                <text:p>36.265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.717794">
                <text:p>32.717794</text:p>
              </table:table-cell>
              <table:table-cell office:value-type="float" office:value="24.956868">
                <text:p>24.9568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953317">
                <text:p>31.953317</text:p>
              </table:table-cell>
              <table:table-cell office:value-type="float" office:value="31.776985">
                <text:p>31.7769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27434">
                <text:p>34.27434</text:p>
              </table:table-cell>
              <table:table-cell office:value-type="float" office:value="33.349721">
                <text:p>33.3497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5915">
                <text:p>30.5915</text:p>
              </table:table-cell>
              <table:table-cell office:value-type="float" office:value="26.345289">
                <text:p>26.3452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636918">
                <text:p>29.636918</text:p>
              </table:table-cell>
              <table:table-cell office:value-type="float" office:value="34.308377">
                <text:p>34.3083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725226">
                <text:p>29.725226</text:p>
              </table:table-cell>
              <table:table-cell office:value-type="float" office:value="27.546735">
                <text:p>27.5467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409131">
                <text:p>26.409131</text:p>
              </table:table-cell>
              <table:table-cell office:value-type="float" office:value="25.413505">
                <text:p>25.413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049021">
                <text:p>27.049021</text:p>
              </table:table-cell>
              <table:table-cell office:value-type="float" office:value="24.944952">
                <text:p>24.9449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125515">
                <text:p>34.125515</text:p>
              </table:table-cell>
              <table:table-cell office:value-type="float" office:value="34.069221">
                <text:p>34.0692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984194">
                <text:p>28.984194</text:p>
              </table:table-cell>
              <table:table-cell office:value-type="float" office:value="25.887295">
                <text:p>25.8872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342636">
                <text:p>29.342636</text:p>
              </table:table-cell>
              <table:table-cell office:value-type="float" office:value="33.69217">
                <text:p>33.692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443758">
                <text:p>28.443758</text:p>
              </table:table-cell>
              <table:table-cell office:value-type="float" office:value="27.368145">
                <text:p>27.3681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.700123">
                <text:p>30.700123</text:p>
              </table:table-cell>
              <table:table-cell office:value-type="float" office:value="29.87617">
                <text:p>29.876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764292">
                <text:p>29.764292</text:p>
              </table:table-cell>
              <table:table-cell office:value-type="float" office:value="25.004713">
                <text:p>25.0047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53842">
                <text:p>26.153842</text:p>
              </table:table-cell>
              <table:table-cell office:value-type="float" office:value="31.391492">
                <text:p>31.3914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411049">
                <text:p>27.411049</text:p>
              </table:table-cell>
              <table:table-cell office:value-type="float" office:value="27.914118">
                <text:p>27.9141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260117">
                <text:p>28.260117</text:p>
              </table:table-cell>
              <table:table-cell office:value-type="float" office:value="35.232179">
                <text:p>35.2321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097713">
                <text:p>29.097713</text:p>
              </table:table-cell>
              <table:table-cell office:value-type="float" office:value="23.54659">
                <text:p>23.546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897275">
                <text:p>27.897275</text:p>
              </table:table-cell>
              <table:table-cell office:value-type="float" office:value="23.926439">
                <text:p>23.9264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401085">
                <text:p>33.401085</text:p>
              </table:table-cell>
              <table:table-cell office:value-type="float" office:value="29.106628">
                <text:p>29.1066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.386969">
                <text:p>30.386969</text:p>
              </table:table-cell>
              <table:table-cell office:value-type="float" office:value="29.811549">
                <text:p>29.8115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.439692">
                <text:p>32.439692</text:p>
              </table:table-cell>
              <table:table-cell office:value-type="float" office:value="31.47502">
                <text:p>31.475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435905">
                <text:p>31.435905</text:p>
              </table:table-cell>
              <table:table-cell office:value-type="float" office:value="30.554305">
                <text:p>30.554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590409">
                <text:p>27.590409</text:p>
              </table:table-cell>
              <table:table-cell office:value-type="float" office:value="33.0657">
                <text:p>33.06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.195455">
                <text:p>32.195455</text:p>
              </table:table-cell>
              <table:table-cell office:value-type="float" office:value="29.956298">
                <text:p>29.9562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292974">
                <text:p>26.292974</text:p>
              </table:table-cell>
              <table:table-cell office:value-type="float" office:value="28.695847">
                <text:p>28.6958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152103">
                <text:p>33.152103</text:p>
              </table:table-cell>
              <table:table-cell office:value-type="float" office:value="25.856873">
                <text:p>25.8568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015645">
                <text:p>27.015645</text:p>
              </table:table-cell>
              <table:table-cell office:value-type="float" office:value="29.490618">
                <text:p>29.4906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972877">
                <text:p>28.972877</text:p>
              </table:table-cell>
              <table:table-cell office:value-type="float" office:value="33.761747">
                <text:p>33.7617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279079">
                <text:p>27.279079</text:p>
              </table:table-cell>
              <table:table-cell office:value-type="float" office:value="24.864749">
                <text:p>24.8647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950685">
                <text:p>27.950685</text:p>
              </table:table-cell>
              <table:table-cell office:value-type="float" office:value="24.529438">
                <text:p>24.529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.213527">
                <text:p>35.213527</text:p>
              </table:table-cell>
              <table:table-cell office:value-type="float" office:value="27.411549">
                <text:p>27.4115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063288">
                <text:p>26.063288</text:p>
              </table:table-cell>
              <table:table-cell office:value-type="float" office:value="25.57651">
                <text:p>25.576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.88527">
                <text:p>32.88527</text:p>
              </table:table-cell>
              <table:table-cell office:value-type="float" office:value="30.576765">
                <text:p>30.5767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191576">
                <text:p>26.191576</text:p>
              </table:table-cell>
              <table:table-cell office:value-type="float" office:value="33.944191">
                <text:p>33.9441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716092">
                <text:p>27.716092</text:p>
              </table:table-cell>
              <table:table-cell office:value-type="float" office:value="30.17225">
                <text:p>30.172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295863">
                <text:p>32.295863</text:p>
              </table:table-cell>
              <table:table-cell office:value-type="float" office:value="29.191404">
                <text:p>29.1914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914044">
                <text:p>28.914044</text:p>
              </table:table-cell>
              <table:table-cell office:value-type="float" office:value="35.088834">
                <text:p>35.0888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.295457">
                <text:p>30.295457</text:p>
              </table:table-cell>
              <table:table-cell office:value-type="float" office:value="23.796524">
                <text:p>23.796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387792">
                <text:p>32.387792</text:p>
              </table:table-cell>
              <table:table-cell office:value-type="float" office:value="29.096199">
                <text:p>29.096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212045">
                <text:p>30.212045</text:p>
              </table:table-cell>
              <table:table-cell office:value-type="float" office:value="29.4701">
                <text:p>29.47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297172">
                <text:p>28.297172</text:p>
              </table:table-cell>
              <table:table-cell office:value-type="float" office:value="31.772804">
                <text:p>31.7728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919641">
                <text:p>27.919641</text:p>
              </table:table-cell>
              <table:table-cell office:value-type="float" office:value="27.162701">
                <text:p>27.1627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922849">
                <text:p>29.922849</text:p>
              </table:table-cell>
              <table:table-cell office:value-type="float" office:value="28.447845">
                <text:p>28.4478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560463">
                <text:p>27.560463</text:p>
              </table:table-cell>
              <table:table-cell office:value-type="float" office:value="26.009701">
                <text:p>26.0097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17059">
                <text:p>29.117059</text:p>
              </table:table-cell>
              <table:table-cell office:value-type="float" office:value="28.94449">
                <text:p>28.94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248997">
                <text:p>29.248997</text:p>
              </table:table-cell>
              <table:table-cell office:value-type="float" office:value="30.371132">
                <text:p>30.3711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306884">
                <text:p>33.306884</text:p>
              </table:table-cell>
              <table:table-cell office:value-type="float" office:value="34.664162">
                <text:p>34.6641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799108">
                <text:p>26.799108</text:p>
              </table:table-cell>
              <table:table-cell office:value-type="float" office:value="23.659836">
                <text:p>23.6598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283877">
                <text:p>30.283877</text:p>
              </table:table-cell>
              <table:table-cell office:value-type="float" office:value="28.244932">
                <text:p>28.2449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704639">
                <text:p>30.704639</text:p>
              </table:table-cell>
              <table:table-cell office:value-type="float" office:value="28.647833">
                <text:p>28.647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656146">
                <text:p>32.656146</text:p>
              </table:table-cell>
              <table:table-cell office:value-type="float" office:value="24.850021">
                <text:p>24.8500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.214468">
                <text:p>31.214468</text:p>
              </table:table-cell>
              <table:table-cell office:value-type="float" office:value="27.039986">
                <text:p>27.0399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.904795">
                <text:p>28.904795</text:p>
              </table:table-cell>
              <table:table-cell office:value-type="float" office:value="26.326164">
                <text:p>26.3261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.759184">
                <text:p>28.759184</text:p>
              </table:table-cell>
              <table:table-cell office:value-type="float" office:value="36.975479">
                <text:p>36.9754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.917724">
                <text:p>25.917724</text:p>
              </table:table-cell>
              <table:table-cell office:value-type="float" office:value="32.103355">
                <text:p>32.1033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099246">
                <text:p>30.099246</text:p>
              </table:table-cell>
              <table:table-cell office:value-type="float" office:value="24.871603">
                <text:p>24.8716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.22068">
                <text:p>31.22068</text:p>
              </table:table-cell>
              <table:table-cell office:value-type="float" office:value="27.974658">
                <text:p>27.9746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28952">
                <text:p>30.28952</text:p>
              </table:table-cell>
              <table:table-cell office:value-type="float" office:value="27.929121">
                <text:p>27.9291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119987">
                <text:p>35.119987</text:p>
              </table:table-cell>
              <table:table-cell office:value-type="float" office:value="27.188345">
                <text:p>27.1883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233796">
                <text:p>27.233796</text:p>
              </table:table-cell>
              <table:table-cell office:value-type="float" office:value="26.353334">
                <text:p>26.353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.534365">
                <text:p>29.534365</text:p>
              </table:table-cell>
              <table:table-cell office:value-type="float" office:value="28.242343">
                <text:p>28.2423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207552">
                <text:p>28.207552</text:p>
              </table:table-cell>
              <table:table-cell office:value-type="float" office:value="24.667565">
                <text:p>24.667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.591286">
                <text:p>27.591286</text:p>
              </table:table-cell>
              <table:table-cell office:value-type="float" office:value="23.264361">
                <text:p>23.2643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357721">
                <text:p>33.357721</text:p>
              </table:table-cell>
              <table:table-cell office:value-type="float" office:value="24.718667">
                <text:p>24.718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.357971">
                <text:p>24.357971</text:p>
              </table:table-cell>
              <table:table-cell office:value-type="float" office:value="24.76241">
                <text:p>24.76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760229">
                <text:p>30.760229</text:p>
              </table:table-cell>
              <table:table-cell office:value-type="float" office:value="25.642457">
                <text:p>25.6424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.113089">
                <text:p>27.113089</text:p>
              </table:table-cell>
              <table:table-cell office:value-type="float" office:value="29.886208">
                <text:p>29.8862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.89499">
                <text:p>30.89499</text:p>
              </table:table-cell>
              <table:table-cell office:value-type="float" office:value="27.671175">
                <text:p>27.6711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071274">
                <text:p>29.071274</text:p>
              </table:table-cell>
              <table:table-cell office:value-type="float" office:value="30.623303">
                <text:p>30.6233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.400457">
                <text:p>32.400457</text:p>
              </table:table-cell>
              <table:table-cell office:value-type="float" office:value="31.795388">
                <text:p>31.7953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.111193">
                <text:p>30.111193</text:p>
              </table:table-cell>
              <table:table-cell office:value-type="float" office:value="33.159849">
                <text:p>33.1598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107042">
                <text:p>28.107042</text:p>
              </table:table-cell>
              <table:table-cell office:value-type="float" office:value="25.187683">
                <text:p>25.1876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333946">
                <text:p>29.333946</text:p>
              </table:table-cell>
              <table:table-cell office:value-type="float" office:value="31.631579">
                <text:p>31.6315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617677">
                <text:p>28.617677</text:p>
              </table:table-cell>
              <table:table-cell office:value-type="float" office:value="29.13973">
                <text:p>29.139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529811">
                <text:p>29.529811</text:p>
              </table:table-cell>
              <table:table-cell office:value-type="float" office:value="26.822319">
                <text:p>26.8223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.629644">
                <text:p>28.629644</text:p>
              </table:table-cell>
              <table:table-cell office:value-type="float" office:value="29.362525">
                <text:p>29.3625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.364578">
                <text:p>26.364578</text:p>
              </table:table-cell>
              <table:table-cell office:value-type="float" office:value="37.778928">
                <text:p>37.7789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.219934">
                <text:p>30.219934</text:p>
              </table:table-cell>
              <table:table-cell office:value-type="float" office:value="23.263311">
                <text:p>23.2633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.847927">
                <text:p>26.847927</text:p>
              </table:table-cell>
              <table:table-cell office:value-type="float" office:value="31.004896">
                <text:p>31.0048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257838">
                <text:p>29.257838</text:p>
              </table:table-cell>
              <table:table-cell office:value-type="float" office:value="41.83107">
                <text:p>41.831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.851941">
                <text:p>25.851941</text:p>
              </table:table-cell>
              <table:table-cell office:value-type="float" office:value="28.159007">
                <text:p>28.1590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.731356">
                <text:p>28.731356</text:p>
              </table:table-cell>
              <table:table-cell office:value-type="float" office:value="25.024042">
                <text:p>25.0240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.698422">
                <text:p>26.698422</text:p>
              </table:table-cell>
              <table:table-cell office:value-type="float" office:value="23.247648">
                <text:p>23.2476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31795">
                <text:p>33.31795</text:p>
              </table:table-cell>
              <table:table-cell office:value-type="float" office:value="37.60165">
                <text:p>37.601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393176">
                <text:p>30.393176</text:p>
              </table:table-cell>
              <table:table-cell office:value-type="float" office:value="26.654751">
                <text:p>26.6547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1.645958">
                <text:p>31.645958</text:p>
              </table:table-cell>
              <table:table-cell office:value-type="float" office:value="25.196045">
                <text:p>25.1960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056796">
                <text:p>27.056796</text:p>
              </table:table-cell>
              <table:table-cell office:value-type="float" office:value="30.632405">
                <text:p>30.6324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592963">
                <text:p>27.592963</text:p>
              </table:table-cell>
              <table:table-cell office:value-type="float" office:value="27.399247">
                <text:p>27.399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.578198">
                <text:p>31.578198</text:p>
              </table:table-cell>
              <table:table-cell office:value-type="float" office:value="25.629578">
                <text:p>25.6295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937408">
                <text:p>30.937408</text:p>
              </table:table-cell>
              <table:table-cell office:value-type="float" office:value="24.505029">
                <text:p>24.5050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.905536">
                <text:p>31.905536</text:p>
              </table:table-cell>
              <table:table-cell office:value-type="float" office:value="32.003653">
                <text:p>32.0036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.644574">
                <text:p>32.644574</text:p>
              </table:table-cell>
              <table:table-cell office:value-type="float" office:value="24.521063">
                <text:p>24.5210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.16324">
                <text:p>31.16324</text:p>
              </table:table-cell>
              <table:table-cell office:value-type="float" office:value="24.266596">
                <text:p>24.2665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.111773">
                <text:p>32.111773</text:p>
              </table:table-cell>
              <table:table-cell office:value-type="float" office:value="30.055213">
                <text:p>30.0552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.71739">
                <text:p>32.71739</text:p>
              </table:table-cell>
              <table:table-cell office:value-type="float" office:value="24.843281">
                <text:p>24.843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.983203">
                <text:p>26.983203</text:p>
              </table:table-cell>
              <table:table-cell office:value-type="float" office:value="30.867788">
                <text:p>30.8677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086239">
                <text:p>34.086239</text:p>
              </table:table-cell>
              <table:table-cell office:value-type="float" office:value="30.177298">
                <text:p>30.1772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.466242">
                <text:p>29.466242</text:p>
              </table:table-cell>
              <table:table-cell office:value-type="float" office:value="26.823615">
                <text:p>26.8236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719633">
                <text:p>30.719633</text:p>
              </table:table-cell>
              <table:table-cell office:value-type="float" office:value="28.746512">
                <text:p>28.7465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.093496">
                <text:p>29.093496</text:p>
              </table:table-cell>
              <table:table-cell office:value-type="float" office:value="27.679317">
                <text:p>27.6793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096056">
                <text:p>30.096056</text:p>
              </table:table-cell>
              <table:table-cell office:value-type="float" office:value="30.137827">
                <text:p>30.1378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.581052">
                <text:p>28.581052</text:p>
              </table:table-cell>
              <table:table-cell office:value-type="float" office:value="27.348039">
                <text:p>27.3480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.44171">
                <text:p>26.44171</text:p>
              </table:table-cell>
              <table:table-cell office:value-type="float" office:value="27.022539">
                <text:p>27.0225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.106262">
                <text:p>26.106262</text:p>
              </table:table-cell>
              <table:table-cell office:value-type="float" office:value="30.982357">
                <text:p>30.9823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.642085">
                <text:p>27.642085</text:p>
              </table:table-cell>
              <table:table-cell office:value-type="float" office:value="32.389769">
                <text:p>32.3897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.403293">
                <text:p>31.403293</text:p>
              </table:table-cell>
              <table:table-cell office:value-type="float" office:value="37.135307">
                <text:p>37.1353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.503091">
                <text:p>27.503091</text:p>
              </table:table-cell>
              <table:table-cell office:value-type="float" office:value="26.567704">
                <text:p>26.5677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399011">
                <text:p>29.399011</text:p>
              </table:table-cell>
              <table:table-cell office:value-type="float" office:value="24.689318">
                <text:p>24.6893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.502372">
                <text:p>26.502372</text:p>
              </table:table-cell>
              <table:table-cell office:value-type="float" office:value="26.746608">
                <text:p>26.7466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.203182">
                <text:p>26.203182</text:p>
              </table:table-cell>
              <table:table-cell office:value-type="float" office:value="29.406339">
                <text:p>29.4063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.467488">
                <text:p>26.467488</text:p>
              </table:table-cell>
              <table:table-cell office:value-type="float" office:value="33.02704">
                <text:p>33.027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.534998">
                <text:p>27.534998</text:p>
              </table:table-cell>
              <table:table-cell office:value-type="float" office:value="28.692321">
                <text:p>28.6923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.711595">
                <text:p>28.711595</text:p>
              </table:table-cell>
              <table:table-cell office:value-type="float" office:value="34.120508">
                <text:p>34.120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.978685">
                <text:p>27.978685</text:p>
              </table:table-cell>
              <table:table-cell office:value-type="float" office:value="23.957662">
                <text:p>23.9576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.932945">
                <text:p>25.932945</text:p>
              </table:table-cell>
              <table:table-cell office:value-type="float" office:value="30.129025">
                <text:p>30.1290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.355562">
                <text:p>28.355562</text:p>
              </table:table-cell>
              <table:table-cell office:value-type="float" office:value="36.192055">
                <text:p>36.192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532598">
                <text:p>36.532598</text:p>
              </table:table-cell>
              <table:table-cell office:value-type="float" office:value="30.790545">
                <text:p>30.7905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.126653">
                <text:p>28.126653</text:p>
              </table:table-cell>
              <table:table-cell office:value-type="float" office:value="24.158762">
                <text:p>24.1587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.265795">
                <text:p>27.265795</text:p>
              </table:table-cell>
              <table:table-cell office:value-type="float" office:value="33.147504">
                <text:p>33.147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.040798">
                <text:p>31.040798</text:p>
              </table:table-cell>
              <table:table-cell office:value-type="float" office:value="26.013349">
                <text:p>26.0133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.795068">
                <text:p>25.795068</text:p>
              </table:table-cell>
              <table:table-cell office:value-type="float" office:value="28.138654">
                <text:p>28.1386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.732598">
                <text:p>26.732598</text:p>
              </table:table-cell>
              <table:table-cell office:value-type="float" office:value="34.897747">
                <text:p>34.8977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.642518">
                <text:p>31.642518</text:p>
              </table:table-cell>
              <table:table-cell office:value-type="float" office:value="28.030527">
                <text:p>28.0305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.347376">
                <text:p>28.347376</text:p>
              </table:table-cell>
              <table:table-cell office:value-type="float" office:value="28.465247">
                <text:p>28.4652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59896">
                <text:p>25.59896</text:p>
              </table:table-cell>
              <table:table-cell office:value-type="float" office:value="27.215675">
                <text:p>27.2156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.015383">
                <text:p>29.015383</text:p>
              </table:table-cell>
              <table:table-cell office:value-type="float" office:value="28.269476">
                <text:p>28.2694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.39727">
                <text:p>31.39727</text:p>
              </table:table-cell>
              <table:table-cell office:value-type="float" office:value="28.032694">
                <text:p>28.0326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.946211">
                <text:p>29.946211</text:p>
              </table:table-cell>
              <table:table-cell office:value-type="float" office:value="30.971106">
                <text:p>30.9711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.317202">
                <text:p>30.317202</text:p>
              </table:table-cell>
              <table:table-cell office:value-type="float" office:value="29.384029">
                <text:p>29.3840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301607">
                <text:p>27.301607</text:p>
              </table:table-cell>
              <table:table-cell office:value-type="float" office:value="36.895863">
                <text:p>36.8958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.27991">
                <text:p>35.27991</text:p>
              </table:table-cell>
              <table:table-cell office:value-type="float" office:value="33.921582">
                <text:p>33.9215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.954502">
                <text:p>26.954502</text:p>
              </table:table-cell>
              <table:table-cell office:value-type="float" office:value="26.950075">
                <text:p>26.9500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57544">
                <text:p>33.57544</text:p>
              </table:table-cell>
              <table:table-cell office:value-type="float" office:value="34.842311">
                <text:p>34.8423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.191816">
                <text:p>31.191816</text:p>
              </table:table-cell>
              <table:table-cell office:value-type="float" office:value="29.483394">
                <text:p>29.4833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.685576">
                <text:p>28.685576</text:p>
              </table:table-cell>
              <table:table-cell office:value-type="float" office:value="25.981458">
                <text:p>25.9814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.637268">
                <text:p>27.637268</text:p>
              </table:table-cell>
              <table:table-cell office:value-type="float" office:value="29.311552">
                <text:p>29.311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.045133">
                <text:p>32.045133</text:p>
              </table:table-cell>
              <table:table-cell office:value-type="float" office:value="27.50123">
                <text:p>27.501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.652622">
                <text:p>30.652622</text:p>
              </table:table-cell>
              <table:table-cell office:value-type="float" office:value="26.5554">
                <text:p>26.55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.780501">
                <text:p>30.780501</text:p>
              </table:table-cell>
              <table:table-cell office:value-type="float" office:value="29.428396">
                <text:p>29.4283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.266031">
                <text:p>29.266031</text:p>
              </table:table-cell>
              <table:table-cell office:value-type="float" office:value="34.762906">
                <text:p>34.7629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.698522">
                <text:p>29.698522</text:p>
              </table:table-cell>
              <table:table-cell office:value-type="float" office:value="38.083223">
                <text:p>38.0832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.497018">
                <text:p>32.497018</text:p>
              </table:table-cell>
              <table:table-cell office:value-type="float" office:value="26.907117">
                <text:p>26.9071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.844371">
                <text:p>32.844371</text:p>
              </table:table-cell>
              <table:table-cell office:value-type="float" office:value="26.172805">
                <text:p>26.1728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.520119">
                <text:p>33.520119</text:p>
              </table:table-cell>
              <table:table-cell office:value-type="float" office:value="29.722954">
                <text:p>29.7229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.935786">
                <text:p>33.935786</text:p>
              </table:table-cell>
              <table:table-cell office:value-type="float" office:value="31.008096">
                <text:p>31.0080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.65187">
                <text:p>36.65187</text:p>
              </table:table-cell>
              <table:table-cell office:value-type="float" office:value="24.231312">
                <text:p>24.2313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.51307">
                <text:p>26.51307</text:p>
              </table:table-cell>
              <table:table-cell office:value-type="float" office:value="31.012913">
                <text:p>31.0129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.539364">
                <text:p>27.539364</text:p>
              </table:table-cell>
              <table:table-cell office:value-type="float" office:value="28.066712">
                <text:p>28.0667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.693166">
                <text:p>33.693166</text:p>
              </table:table-cell>
              <table:table-cell office:value-type="float" office:value="30.536187">
                <text:p>30.5361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735261">
                <text:p>28.735261</text:p>
              </table:table-cell>
              <table:table-cell office:value-type="float" office:value="36.249436">
                <text:p>36.2494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.033381">
                <text:p>31.033381</text:p>
              </table:table-cell>
              <table:table-cell office:value-type="float" office:value="24.293924">
                <text:p>24.2939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2.867313">
                <text:p>32.867313</text:p>
              </table:table-cell>
              <table:table-cell office:value-type="float" office:value="32.829253">
                <text:p>32.8292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.943747">
                <text:p>28.943747</text:p>
              </table:table-cell>
              <table:table-cell office:value-type="float" office:value="30.397852">
                <text:p>30.3978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.645017">
                <text:p>35.645017</text:p>
              </table:table-cell>
              <table:table-cell office:value-type="float" office:value="31.762218">
                <text:p>31.7622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.636967">
                <text:p>27.636967</text:p>
              </table:table-cell>
              <table:table-cell office:value-type="float" office:value="27.529903">
                <text:p>27.5299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.428147">
                <text:p>34.428147</text:p>
              </table:table-cell>
              <table:table-cell office:value-type="float" office:value="31.01251">
                <text:p>31.012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.566546">
                <text:p>32.566546</text:p>
              </table:table-cell>
              <table:table-cell office:value-type="float" office:value="35.254115">
                <text:p>35.2541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.83972">
                <text:p>33.83972</text:p>
              </table:table-cell>
              <table:table-cell office:value-type="float" office:value="42.324343">
                <text:p>42.3243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.229226">
                <text:p>29.229226</text:p>
              </table:table-cell>
              <table:table-cell office:value-type="float" office:value="28.175002">
                <text:p>28.1750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1.604329">
                <text:p>31.604329</text:p>
              </table:table-cell>
              <table:table-cell office:value-type="float" office:value="25.722077">
                <text:p>25.7220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.958347">
                <text:p>34.958347</text:p>
              </table:table-cell>
              <table:table-cell office:value-type="float" office:value="27.130036">
                <text:p>27.1300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.616972">
                <text:p>27.616972</text:p>
              </table:table-cell>
              <table:table-cell office:value-type="float" office:value="23.586827">
                <text:p>23.5868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.10525">
                <text:p>32.10525</text:p>
              </table:table-cell>
              <table:table-cell office:value-type="float" office:value="25.691798">
                <text:p>25.6917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.644992">
                <text:p>29.644992</text:p>
              </table:table-cell>
              <table:table-cell office:value-type="float" office:value="25.099771">
                <text:p>25.0997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.388617">
                <text:p>30.388617</text:p>
              </table:table-cell>
              <table:table-cell office:value-type="float" office:value="37.100367">
                <text:p>37.1003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.04569">
                <text:p>38.04569</text:p>
              </table:table-cell>
              <table:table-cell office:value-type="float" office:value="28.871535">
                <text:p>28.8715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.902025">
                <text:p>27.902025</text:p>
              </table:table-cell>
              <table:table-cell office:value-type="float" office:value="28.345645">
                <text:p>28.3456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.518101">
                <text:p>28.518101</text:p>
              </table:table-cell>
              <table:table-cell office:value-type="float" office:value="34.651248">
                <text:p>34.6512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.965876">
                <text:p>32.965876</text:p>
              </table:table-cell>
              <table:table-cell office:value-type="float" office:value="33.270536">
                <text:p>33.2705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.914134">
                <text:p>37.914134</text:p>
              </table:table-cell>
              <table:table-cell office:value-type="float" office:value="33.826565">
                <text:p>33.8265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.187158">
                <text:p>34.187158</text:p>
              </table:table-cell>
              <table:table-cell office:value-type="float" office:value="28.462211">
                <text:p>28.4622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.512856">
                <text:p>31.512856</text:p>
              </table:table-cell>
              <table:table-cell office:value-type="float" office:value="33.102413">
                <text:p>33.1024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4.376218">
                <text:p>34.376218</text:p>
              </table:table-cell>
              <table:table-cell office:value-type="float" office:value="32.892486">
                <text:p>32.8924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.087342">
                <text:p>38.087342</text:p>
              </table:table-cell>
              <table:table-cell office:value-type="float" office:value="32.726423">
                <text:p>32.7264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.21326">
                <text:p>31.21326</text:p>
              </table:table-cell>
              <table:table-cell office:value-type="float" office:value="30.872472">
                <text:p>30.8724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.45147">
                <text:p>33.45147</text:p>
              </table:table-cell>
              <table:table-cell office:value-type="float" office:value="25.16048">
                <text:p>25.160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.871255">
                <text:p>31.871255</text:p>
              </table:table-cell>
              <table:table-cell office:value-type="float" office:value="31.019458">
                <text:p>31.0194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.915989">
                <text:p>31.915989</text:p>
              </table:table-cell>
              <table:table-cell office:value-type="float" office:value="28.506019">
                <text:p>28.5060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.102115">
                <text:p>31.102115</text:p>
              </table:table-cell>
              <table:table-cell office:value-type="float" office:value="34.797216">
                <text:p>34.7972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.34802">
                <text:p>33.34802</text:p>
              </table:table-cell>
              <table:table-cell office:value-type="float" office:value="33.40403">
                <text:p>33.404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.995003">
                <text:p>30.995003</text:p>
              </table:table-cell>
              <table:table-cell office:value-type="float" office:value="33.793669">
                <text:p>33.7936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.343506">
                <text:p>29.343506</text:p>
              </table:table-cell>
              <table:table-cell office:value-type="float" office:value="27.289105">
                <text:p>27.2891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.204343">
                <text:p>32.204343</text:p>
              </table:table-cell>
              <table:table-cell office:value-type="float" office:value="34.191543">
                <text:p>34.1915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.262215">
                <text:p>28.262215</text:p>
              </table:table-cell>
              <table:table-cell office:value-type="float" office:value="27.918808">
                <text:p>27.918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.501297">
                <text:p>32.501297</text:p>
              </table:table-cell>
              <table:table-cell office:value-type="float" office:value="33.899862">
                <text:p>33.8998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.769783">
                <text:p>38.769783</text:p>
              </table:table-cell>
              <table:table-cell office:value-type="float" office:value="34.389421">
                <text:p>34.3894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.584539">
                <text:p>37.584539</text:p>
              </table:table-cell>
              <table:table-cell office:value-type="float" office:value="33.708606">
                <text:p>33.7086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1.720633">
                <text:p>31.720633</text:p>
              </table:table-cell>
              <table:table-cell office:value-type="float" office:value="30.367438">
                <text:p>30.3674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.163686">
                <text:p>29.163686</text:p>
              </table:table-cell>
              <table:table-cell office:value-type="float" office:value="36.467877">
                <text:p>36.4678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.524581">
                <text:p>31.524581</text:p>
              </table:table-cell>
              <table:table-cell office:value-type="float" office:value="28.425993">
                <text:p>28.4259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.190357">
                <text:p>35.190357</text:p>
              </table:table-cell>
              <table:table-cell office:value-type="float" office:value="38.927388">
                <text:p>38.9273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.153592">
                <text:p>27.153592</text:p>
              </table:table-cell>
              <table:table-cell office:value-type="float" office:value="29.123334">
                <text:p>29.1233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.585153">
                <text:p>31.585153</text:p>
              </table:table-cell>
              <table:table-cell office:value-type="float" office:value="25.807165">
                <text:p>25.8071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.981962">
                <text:p>29.981962</text:p>
              </table:table-cell>
              <table:table-cell office:value-type="float" office:value="31.25548">
                <text:p>31.255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.124154">
                <text:p>33.124154</text:p>
              </table:table-cell>
              <table:table-cell office:value-type="float" office:value="46.670729">
                <text:p>46.6707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.518516">
                <text:p>37.518516</text:p>
              </table:table-cell>
              <table:table-cell office:value-type="float" office:value="38.781772">
                <text:p>38.7817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.862623">
                <text:p>30.862623</text:p>
              </table:table-cell>
              <table:table-cell office:value-type="float" office:value="24.386071">
                <text:p>24.3860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502744">
                <text:p>28.502744</text:p>
              </table:table-cell>
              <table:table-cell office:value-type="float" office:value="27.373631">
                <text:p>27.3736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.146167">
                <text:p>30.146167</text:p>
              </table:table-cell>
              <table:table-cell office:value-type="float" office:value="35.332543">
                <text:p>35.3325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.052049">
                <text:p>29.052049</text:p>
              </table:table-cell>
              <table:table-cell office:value-type="float" office:value="30.726768">
                <text:p>30.7267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3.607387">
                <text:p>33.607387</text:p>
              </table:table-cell>
              <table:table-cell office:value-type="float" office:value="30.825317">
                <text:p>30.8253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.829665">
                <text:p>29.829665</text:p>
              </table:table-cell>
              <table:table-cell office:value-type="float" office:value="33.279211">
                <text:p>33.2792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.413214">
                <text:p>42.413214</text:p>
              </table:table-cell>
              <table:table-cell office:value-type="float" office:value="30.038554">
                <text:p>30.0385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.993017">
                <text:p>31.993017</text:p>
              </table:table-cell>
              <table:table-cell office:value-type="float" office:value="32.286778">
                <text:p>32.2867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.808573">
                <text:p>28.808573</text:p>
              </table:table-cell>
              <table:table-cell office:value-type="float" office:value="37.958739">
                <text:p>37.9587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.108816">
                <text:p>30.108816</text:p>
              </table:table-cell>
              <table:table-cell office:value-type="float" office:value="32.630831">
                <text:p>32.6308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3.811964">
                <text:p>33.811964</text:p>
              </table:table-cell>
              <table:table-cell office:value-type="float" office:value="29.913215">
                <text:p>29.9132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4.478147">
                <text:p>34.478147</text:p>
              </table:table-cell>
              <table:table-cell office:value-type="float" office:value="32.668543">
                <text:p>32.6685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.609964">
                <text:p>30.609964</text:p>
              </table:table-cell>
              <table:table-cell office:value-type="float" office:value="35.372713">
                <text:p>35.3727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.64744">
                <text:p>28.64744</text:p>
              </table:table-cell>
              <table:table-cell office:value-type="float" office:value="37.117344">
                <text:p>37.1173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.949264">
                <text:p>35.949264</text:p>
              </table:table-cell>
              <table:table-cell office:value-type="float" office:value="31.336376">
                <text:p>31.3363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.732483">
                <text:p>37.732483</text:p>
              </table:table-cell>
              <table:table-cell office:value-type="float" office:value="36.860521">
                <text:p>36.8605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.768232">
                <text:p>31.768232</text:p>
              </table:table-cell>
              <table:table-cell office:value-type="float" office:value="34.815211">
                <text:p>34.8152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.894215">
                <text:p>32.894215</text:p>
              </table:table-cell>
              <table:table-cell office:value-type="float" office:value="37.67253">
                <text:p>37.672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.144417">
                <text:p>36.144417</text:p>
              </table:table-cell>
              <table:table-cell office:value-type="float" office:value="36.479561">
                <text:p>36.4795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.308562">
                <text:p>31.308562</text:p>
              </table:table-cell>
              <table:table-cell office:value-type="float" office:value="38.08744">
                <text:p>38.087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.266387">
                <text:p>37.266387</text:p>
              </table:table-cell>
              <table:table-cell office:value-type="float" office:value="34.215626">
                <text:p>34.2156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1.303247">
                <text:p>31.303247</text:p>
              </table:table-cell>
              <table:table-cell office:value-type="float" office:value="32.561765">
                <text:p>32.5617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.596417">
                <text:p>39.596417</text:p>
              </table:table-cell>
              <table:table-cell office:value-type="float" office:value="28.05274">
                <text:p>28.052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.915625">
                <text:p>28.915625</text:p>
              </table:table-cell>
              <table:table-cell office:value-type="float" office:value="41.150368">
                <text:p>41.1503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.485521">
                <text:p>33.485521</text:p>
              </table:table-cell>
              <table:table-cell office:value-type="float" office:value="41.312083">
                <text:p>41.3120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.210867">
                <text:p>44.210867</text:p>
              </table:table-cell>
              <table:table-cell office:value-type="float" office:value="28.595979">
                <text:p>28.5959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.271468">
                <text:p>33.271468</text:p>
              </table:table-cell>
              <table:table-cell office:value-type="float" office:value="33.335404">
                <text:p>33.3354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2.967064">
                <text:p>32.967064</text:p>
              </table:table-cell>
              <table:table-cell office:value-type="float" office:value="39.178371">
                <text:p>39.1783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.922345">
                <text:p>37.922345</text:p>
              </table:table-cell>
              <table:table-cell office:value-type="float" office:value="34.400532">
                <text:p>34.400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.456061">
                <text:p>41.456061</text:p>
              </table:table-cell>
              <table:table-cell office:value-type="float" office:value="33.895995">
                <text:p>33.8959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.341726">
                <text:p>33.341726</text:p>
              </table:table-cell>
              <table:table-cell office:value-type="float" office:value="40.941747">
                <text:p>40.9417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.402166">
                <text:p>31.402166</text:p>
              </table:table-cell>
              <table:table-cell office:value-type="float" office:value="28.498371">
                <text:p>28.4983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.996466">
                <text:p>37.996466</text:p>
              </table:table-cell>
              <table:table-cell office:value-type="float" office:value="34.974652">
                <text:p>34.9746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.99569">
                <text:p>41.99569</text:p>
              </table:table-cell>
              <table:table-cell office:value-type="float" office:value="32.168241">
                <text:p>32.1682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.311242">
                <text:p>37.311242</text:p>
              </table:table-cell>
              <table:table-cell office:value-type="float" office:value="27.014705">
                <text:p>27.0147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.479813">
                <text:p>33.479813</text:p>
              </table:table-cell>
              <table:table-cell office:value-type="float" office:value="33.087331">
                <text:p>33.0873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.691708">
                <text:p>32.691708</text:p>
              </table:table-cell>
              <table:table-cell office:value-type="float" office:value="29.073963">
                <text:p>29.07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.463073">
                <text:p>31.463073</text:p>
              </table:table-cell>
              <table:table-cell office:value-type="float" office:value="29.63759">
                <text:p>29.637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.318155">
                <text:p>34.318155</text:p>
              </table:table-cell>
              <table:table-cell office:value-type="float" office:value="36.904804">
                <text:p>36.9048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.294924">
                <text:p>29.294924</text:p>
              </table:table-cell>
              <table:table-cell office:value-type="float" office:value="47.927808">
                <text:p>47.9278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.367467">
                <text:p>30.367467</text:p>
              </table:table-cell>
              <table:table-cell office:value-type="float" office:value="26.313937">
                <text:p>26.3139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.176959">
                <text:p>34.176959</text:p>
              </table:table-cell>
              <table:table-cell office:value-type="float" office:value="25.485427">
                <text:p>25.4854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2.986292">
                <text:p>32.986292</text:p>
              </table:table-cell>
              <table:table-cell office:value-type="float" office:value="47.77398">
                <text:p>47.773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3.461552">
                <text:p>43.461552</text:p>
              </table:table-cell>
              <table:table-cell office:value-type="float" office:value="44.527038">
                <text:p>44.5270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.663272">
                <text:p>37.663272</text:p>
              </table:table-cell>
              <table:table-cell office:value-type="float" office:value="40.778763">
                <text:p>40.7787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.200303">
                <text:p>29.200303</text:p>
              </table:table-cell>
              <table:table-cell office:value-type="float" office:value="33.068486">
                <text:p>33.0684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.369885">
                <text:p>36.369885</text:p>
              </table:table-cell>
              <table:table-cell office:value-type="float" office:value="39.519299">
                <text:p>39.5192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.354489">
                <text:p>34.354489</text:p>
              </table:table-cell>
              <table:table-cell office:value-type="float" office:value="43.118888">
                <text:p>43.1188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.406449">
                <text:p>37.406449</text:p>
              </table:table-cell>
              <table:table-cell office:value-type="float" office:value="37.057232">
                <text:p>37.0572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.509953">
                <text:p>39.509953</text:p>
              </table:table-cell>
              <table:table-cell office:value-type="float" office:value="41.37025">
                <text:p>41.370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.703263">
                <text:p>36.703263</text:p>
              </table:table-cell>
              <table:table-cell office:value-type="float" office:value="33.641064">
                <text:p>33.6410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251404">
                <text:p>34.251404</text:p>
              </table:table-cell>
              <table:table-cell office:value-type="float" office:value="49.491518">
                <text:p>49.4915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.445316">
                <text:p>38.445316</text:p>
              </table:table-cell>
              <table:table-cell office:value-type="float" office:value="38.206986">
                <text:p>38.2069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3.444434">
                <text:p>33.444434</text:p>
              </table:table-cell>
              <table:table-cell office:value-type="float" office:value="38.68849">
                <text:p>38.688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.073569">
                <text:p>36.073569</text:p>
              </table:table-cell>
              <table:table-cell office:value-type="float" office:value="36.234901">
                <text:p>36.2349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.229401">
                <text:p>36.229401</text:p>
              </table:table-cell>
              <table:table-cell office:value-type="float" office:value="39.754584">
                <text:p>39.7545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75cm" svg:height="16.021cm" xlink:href=".." xlink:type="simple" chart:class="chart:line" chart:style-name="ch1">
        <chart:title svg:x="3.295cm" svg:y="0.456cm" chart:style-name="ch2">
          <text:p>MAPE</text:p>
        </chart:title>
        <chart:subtitle svg:x="3.057cm" svg:y="1.555cm" chart:style-name="ch3">
          <text:p>Network 5</text:p>
        </chart:subtitle>
        <chart:legend chart:legend-position="bottom" svg:x="2.017cm" svg:y="14.688cm" style:legend-expansion="wide" chart:style-name="ch4"/>
        <chart:plot-area chart:style-name="ch5" table:cell-range-address="Arkusz1.I1:Arkusz1.J501" chart:data-source-has-labels="row" svg:x="0.609cm" svg:y="2.878cm" svg:width="7.048cm" svg:height="11.07cm">
          <chartooo:coordinate-region svg:x="1.416cm" svg:y="3.09cm" svg:width="6.188cm" svg:height="9.76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I2:Arkusz1.I501" chart:label-cell-address="Arkusz1.I1:Arkusz1.I1" chart:class="chart:line">
            <chart:data-point chart:repeated="500"/>
          </chart:series>
          <chart:series chart:style-name="ch9" chart:values-cell-range-address="Arkusz1.J2:Arkusz1.J501" chart:label-cell-address="Arkusz1.J1:Arkusz1.J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I1:Arkusz1.I1</svg:desc>
                </draw:g>
              </table:table-cell>
              <table:table-cell office:value-type="string">
                <text:p>Verifying Set Error</text:p>
                <draw:g>
                  <svg:desc>Arkusz1.J1:Arkusz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.420024">
                <text:p>404.420024</text:p>
                <draw:g>
                  <svg:desc>Arkusz1.I2:Arkusz1.I501</svg:desc>
                </draw:g>
              </table:table-cell>
              <table:table-cell office:value-type="float" office:value="399.377116">
                <text:p>399.377116</text:p>
                <draw:g>
                  <svg:desc>Arkusz1.J2:Arkusz1.J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.333983">
                <text:p>270.333983</text:p>
              </table:table-cell>
              <table:table-cell office:value-type="float" office:value="231.705501">
                <text:p>231.70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504397">
                <text:p>189.504397</text:p>
              </table:table-cell>
              <table:table-cell office:value-type="float" office:value="101.569915">
                <text:p>101.569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.062988">
                <text:p>128.062988</text:p>
              </table:table-cell>
              <table:table-cell office:value-type="float" office:value="153.753332">
                <text:p>153.753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.24264">
                <text:p>116.24264</text:p>
              </table:table-cell>
              <table:table-cell office:value-type="float" office:value="136.131566">
                <text:p>136.131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.411018">
                <text:p>138.411018</text:p>
              </table:table-cell>
              <table:table-cell office:value-type="float" office:value="147.036775">
                <text:p>147.036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.784625">
                <text:p>114.784625</text:p>
              </table:table-cell>
              <table:table-cell office:value-type="float" office:value="146.982827">
                <text:p>146.982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7141">
                <text:p>131.7141</text:p>
              </table:table-cell>
              <table:table-cell office:value-type="float" office:value="126.473683">
                <text:p>126.473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.06045">
                <text:p>125.06045</text:p>
              </table:table-cell>
              <table:table-cell office:value-type="float" office:value="213.683794">
                <text:p>213.683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704644">
                <text:p>124.704644</text:p>
              </table:table-cell>
              <table:table-cell office:value-type="float" office:value="127.976067">
                <text:p>127.976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.874461">
                <text:p>116.874461</text:p>
              </table:table-cell>
              <table:table-cell office:value-type="float" office:value="158.336189">
                <text:p>158.336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.168962">
                <text:p>104.168962</text:p>
              </table:table-cell>
              <table:table-cell office:value-type="float" office:value="128.637736">
                <text:p>128.637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880317">
                <text:p>113.880317</text:p>
              </table:table-cell>
              <table:table-cell office:value-type="float" office:value="137.9846">
                <text:p>137.9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739483">
                <text:p>114.739483</text:p>
              </table:table-cell>
              <table:table-cell office:value-type="float" office:value="80.431804">
                <text:p>80.431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622635">
                <text:p>81.622635</text:p>
              </table:table-cell>
              <table:table-cell office:value-type="float" office:value="97.800563">
                <text:p>97.80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933889">
                <text:p>84.933889</text:p>
              </table:table-cell>
              <table:table-cell office:value-type="float" office:value="80.534708">
                <text:p>80.534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274589">
                <text:p>86.274589</text:p>
              </table:table-cell>
              <table:table-cell office:value-type="float" office:value="90.167651">
                <text:p>90.167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637517">
                <text:p>88.637517</text:p>
              </table:table-cell>
              <table:table-cell office:value-type="float" office:value="90.765536">
                <text:p>90.765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.053998">
                <text:p>112.053998</text:p>
              </table:table-cell>
              <table:table-cell office:value-type="float" office:value="110.619625">
                <text:p>110.619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13853">
                <text:p>123.113853</text:p>
              </table:table-cell>
              <table:table-cell office:value-type="float" office:value="99.449166">
                <text:p>99.449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.939715">
                <text:p>139.939715</text:p>
              </table:table-cell>
              <table:table-cell office:value-type="float" office:value="120.017928">
                <text:p>120.017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.467479">
                <text:p>184.467479</text:p>
              </table:table-cell>
              <table:table-cell office:value-type="float" office:value="135.813076">
                <text:p>135.81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.326939">
                <text:p>196.326939</text:p>
              </table:table-cell>
              <table:table-cell office:value-type="float" office:value="174.035736">
                <text:p>174.035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.520622">
                <text:p>200.520622</text:p>
              </table:table-cell>
              <table:table-cell office:value-type="float" office:value="180.48539">
                <text:p>180.48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.025111">
                <text:p>175.025111</text:p>
              </table:table-cell>
              <table:table-cell office:value-type="float" office:value="219.684931">
                <text:p>219.684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6.661709">
                <text:p>196.661709</text:p>
              </table:table-cell>
              <table:table-cell office:value-type="float" office:value="228.523389">
                <text:p>228.523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.302717">
                <text:p>305.302717</text:p>
              </table:table-cell>
              <table:table-cell office:value-type="float" office:value="262.283679">
                <text:p>262.283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.024442">
                <text:p>333.024442</text:p>
              </table:table-cell>
              <table:table-cell office:value-type="float" office:value="209.802591">
                <text:p>209.802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.905987">
                <text:p>235.905987</text:p>
              </table:table-cell>
              <table:table-cell office:value-type="float" office:value="219.351357">
                <text:p>219.351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7.686025">
                <text:p>267.686025</text:p>
              </table:table-cell>
              <table:table-cell office:value-type="float" office:value="326.774356">
                <text:p>326.774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.406346">
                <text:p>228.406346</text:p>
              </table:table-cell>
              <table:table-cell office:value-type="float" office:value="207.592289">
                <text:p>207.592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5.975101">
                <text:p>245.975101</text:p>
              </table:table-cell>
              <table:table-cell office:value-type="float" office:value="303.946355">
                <text:p>303.946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.955002">
                <text:p>220.955002</text:p>
              </table:table-cell>
              <table:table-cell office:value-type="float" office:value="214.281194">
                <text:p>214.2811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9.353699">
                <text:p>269.353699</text:p>
              </table:table-cell>
              <table:table-cell office:value-type="float" office:value="241.104118">
                <text:p>241.104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.085715">
                <text:p>258.085715</text:p>
              </table:table-cell>
              <table:table-cell office:value-type="float" office:value="234.800927">
                <text:p>234.800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.372233">
                <text:p>221.372233</text:p>
              </table:table-cell>
              <table:table-cell office:value-type="float" office:value="306.606697">
                <text:p>306.606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8.63541">
                <text:p>228.63541</text:p>
              </table:table-cell>
              <table:table-cell office:value-type="float" office:value="240.487453">
                <text:p>240.487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1.284076">
                <text:p>221.284076</text:p>
              </table:table-cell>
              <table:table-cell office:value-type="float" office:value="246.447588">
                <text:p>246.44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.0943">
                <text:p>206.0943</text:p>
              </table:table-cell>
              <table:table-cell office:value-type="float" office:value="147.098234">
                <text:p>147.098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.828266">
                <text:p>188.828266</text:p>
              </table:table-cell>
              <table:table-cell office:value-type="float" office:value="180.345644">
                <text:p>180.345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.29664">
                <text:p>160.29664</text:p>
              </table:table-cell>
              <table:table-cell office:value-type="float" office:value="197.006372">
                <text:p>197.0063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6.377638">
                <text:p>176.377638</text:p>
              </table:table-cell>
              <table:table-cell office:value-type="float" office:value="185.723384">
                <text:p>185.723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.306062">
                <text:p>158.306062</text:p>
              </table:table-cell>
              <table:table-cell office:value-type="float" office:value="141.946676">
                <text:p>141.9466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.288184">
                <text:p>137.288184</text:p>
              </table:table-cell>
              <table:table-cell office:value-type="float" office:value="213.695138">
                <text:p>213.695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.725769">
                <text:p>113.725769</text:p>
              </table:table-cell>
              <table:table-cell office:value-type="float" office:value="195.331384">
                <text:p>195.331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.0238">
                <text:p>135.0238</text:p>
              </table:table-cell>
              <table:table-cell office:value-type="float" office:value="98.736661">
                <text:p>98.7366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837704">
                <text:p>133.837704</text:p>
              </table:table-cell>
              <table:table-cell office:value-type="float" office:value="123.897054">
                <text:p>123.897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.357274">
                <text:p>103.357274</text:p>
              </table:table-cell>
              <table:table-cell office:value-type="float" office:value="100.971186">
                <text:p>100.971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641694">
                <text:p>92.641694</text:p>
              </table:table-cell>
              <table:table-cell office:value-type="float" office:value="84.874438">
                <text:p>84.874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25149">
                <text:p>99.25149</text:p>
              </table:table-cell>
              <table:table-cell office:value-type="float" office:value="95.142729">
                <text:p>95.14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740895">
                <text:p>88.740895</text:p>
              </table:table-cell>
              <table:table-cell office:value-type="float" office:value="91.405207">
                <text:p>91.405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.022781">
                <text:p>65.022781</text:p>
              </table:table-cell>
              <table:table-cell office:value-type="float" office:value="62.909582">
                <text:p>62.909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287028">
                <text:p>58.287028</text:p>
              </table:table-cell>
              <table:table-cell office:value-type="float" office:value="65.761298">
                <text:p>65.761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.118234">
                <text:p>67.118234</text:p>
              </table:table-cell>
              <table:table-cell office:value-type="float" office:value="68.511165">
                <text:p>68.511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012058">
                <text:p>96.012058</text:p>
              </table:table-cell>
              <table:table-cell office:value-type="float" office:value="117.85896">
                <text:p>117.85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2.346257">
                <text:p>172.346257</text:p>
              </table:table-cell>
              <table:table-cell office:value-type="float" office:value="136.29354">
                <text:p>136.29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7.077967">
                <text:p>177.077967</text:p>
              </table:table-cell>
              <table:table-cell office:value-type="float" office:value="196.630136">
                <text:p>196.630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4.897284">
                <text:p>184.897284</text:p>
              </table:table-cell>
              <table:table-cell office:value-type="float" office:value="128.166327">
                <text:p>128.166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9.047987">
                <text:p>209.047987</text:p>
              </table:table-cell>
              <table:table-cell office:value-type="float" office:value="374.524744">
                <text:p>374.5247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.85939">
                <text:p>383.85939</text:p>
              </table:table-cell>
              <table:table-cell office:value-type="float" office:value="428.004527">
                <text:p>428.0045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9.54888">
                <text:p>449.54888</text:p>
              </table:table-cell>
              <table:table-cell office:value-type="float" office:value="432.756817">
                <text:p>432.756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.749877">
                <text:p>300.749877</text:p>
              </table:table-cell>
              <table:table-cell office:value-type="float" office:value="362.595029">
                <text:p>362.595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7.282622">
                <text:p>377.282622</text:p>
              </table:table-cell>
              <table:table-cell office:value-type="float" office:value="495.708589">
                <text:p>495.708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.580453">
                <text:p>326.580453</text:p>
              </table:table-cell>
              <table:table-cell office:value-type="float" office:value="278.782367">
                <text:p>278.7823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4.951052">
                <text:p>334.951052</text:p>
              </table:table-cell>
              <table:table-cell office:value-type="float" office:value="294.875592">
                <text:p>294.8755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2.791238">
                <text:p>402.791238</text:p>
              </table:table-cell>
              <table:table-cell office:value-type="float" office:value="411.451208">
                <text:p>411.451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1.715858">
                <text:p>521.715858</text:p>
              </table:table-cell>
              <table:table-cell office:value-type="float" office:value="308.143907">
                <text:p>308.1439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3.740852">
                <text:p>513.740852</text:p>
              </table:table-cell>
              <table:table-cell office:value-type="float" office:value="535.930658">
                <text:p>535.930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.828971">
                <text:p>313.828971</text:p>
              </table:table-cell>
              <table:table-cell office:value-type="float" office:value="427.743592">
                <text:p>427.743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.719621">
                <text:p>350.719621</text:p>
              </table:table-cell>
              <table:table-cell office:value-type="float" office:value="317.483762">
                <text:p>317.483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8.311291">
                <text:p>348.311291</text:p>
              </table:table-cell>
              <table:table-cell office:value-type="float" office:value="357.26033">
                <text:p>357.260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2.251261">
                <text:p>312.251261</text:p>
              </table:table-cell>
              <table:table-cell office:value-type="float" office:value="245.588469">
                <text:p>245.588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.709016">
                <text:p>330.709016</text:p>
              </table:table-cell>
              <table:table-cell office:value-type="float" office:value="299.165531">
                <text:p>299.165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.039921">
                <text:p>281.039921</text:p>
              </table:table-cell>
              <table:table-cell office:value-type="float" office:value="360.278926">
                <text:p>360.278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4.382621">
                <text:p>294.382621</text:p>
              </table:table-cell>
              <table:table-cell office:value-type="float" office:value="233.144718">
                <text:p>233.144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8.221405">
                <text:p>288.221405</text:p>
              </table:table-cell>
              <table:table-cell office:value-type="float" office:value="231.663599">
                <text:p>231.663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7.30158">
                <text:p>217.30158</text:p>
              </table:table-cell>
              <table:table-cell office:value-type="float" office:value="191.016153">
                <text:p>191.016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.605707">
                <text:p>225.605707</text:p>
              </table:table-cell>
              <table:table-cell office:value-type="float" office:value="153.540753">
                <text:p>153.540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392224">
                <text:p>197.392224</text:p>
              </table:table-cell>
              <table:table-cell office:value-type="float" office:value="193.637114">
                <text:p>193.637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.711253">
                <text:p>199.711253</text:p>
              </table:table-cell>
              <table:table-cell office:value-type="float" office:value="147.556485">
                <text:p>147.556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9.818287">
                <text:p>279.818287</text:p>
              </table:table-cell>
              <table:table-cell office:value-type="float" office:value="370.653526">
                <text:p>370.653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7.387816">
                <text:p>637.387816</text:p>
              </table:table-cell>
              <table:table-cell office:value-type="float" office:value="450.283034">
                <text:p>450.283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4.893902">
                <text:p>584.893902</text:p>
              </table:table-cell>
              <table:table-cell office:value-type="float" office:value="718.1435">
                <text:p>718.1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.412995">
                <text:p>448.412995</text:p>
              </table:table-cell>
              <table:table-cell office:value-type="float" office:value="358.398427">
                <text:p>358.398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8.307655">
                <text:p>428.307655</text:p>
              </table:table-cell>
              <table:table-cell office:value-type="float" office:value="604.837832">
                <text:p>604.837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6.703656">
                <text:p>336.703656</text:p>
              </table:table-cell>
              <table:table-cell office:value-type="float" office:value="403.043211">
                <text:p>403.0432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5.354551">
                <text:p>475.354551</text:p>
              </table:table-cell>
              <table:table-cell office:value-type="float" office:value="566.416309">
                <text:p>566.416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3.739561">
                <text:p>443.739561</text:p>
              </table:table-cell>
              <table:table-cell office:value-type="float" office:value="417.031287">
                <text:p>417.0312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4.952938">
                <text:p>374.952938</text:p>
              </table:table-cell>
              <table:table-cell office:value-type="float" office:value="364.721288">
                <text:p>364.721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0.20013">
                <text:p>350.20013</text:p>
              </table:table-cell>
              <table:table-cell office:value-type="float" office:value="271.615234">
                <text:p>271.615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7.760655">
                <text:p>397.760655</text:p>
              </table:table-cell>
              <table:table-cell office:value-type="float" office:value="296.959027">
                <text:p>296.9590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1.539472">
                <text:p>401.539472</text:p>
              </table:table-cell>
              <table:table-cell office:value-type="float" office:value="388.10856">
                <text:p>388.10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8.464939">
                <text:p>308.464939</text:p>
              </table:table-cell>
              <table:table-cell office:value-type="float" office:value="424.949327">
                <text:p>424.949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3.967144">
                <text:p>373.967144</text:p>
              </table:table-cell>
              <table:table-cell office:value-type="float" office:value="203.730053">
                <text:p>203.730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3.879437">
                <text:p>273.879437</text:p>
              </table:table-cell>
              <table:table-cell office:value-type="float" office:value="318.037316">
                <text:p>318.037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8.640555">
                <text:p>278.640555</text:p>
              </table:table-cell>
              <table:table-cell office:value-type="float" office:value="279.842587">
                <text:p>279.8425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9.926877">
                <text:p>309.926877</text:p>
              </table:table-cell>
              <table:table-cell office:value-type="float" office:value="225.749893">
                <text:p>225.7498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3.845577">
                <text:p>253.845577</text:p>
              </table:table-cell>
              <table:table-cell office:value-type="float" office:value="206.734699">
                <text:p>206.7346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8.900346">
                <text:p>218.900346</text:p>
              </table:table-cell>
              <table:table-cell office:value-type="float" office:value="209.312822">
                <text:p>209.312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3.079355">
                <text:p>223.079355</text:p>
              </table:table-cell>
              <table:table-cell office:value-type="float" office:value="230.314748">
                <text:p>230.3147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.236543">
                <text:p>250.236543</text:p>
              </table:table-cell>
              <table:table-cell office:value-type="float" office:value="255.176178">
                <text:p>255.1761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.454165">
                <text:p>180.454165</text:p>
              </table:table-cell>
              <table:table-cell office:value-type="float" office:value="230.349618">
                <text:p>230.3496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4.479037">
                <text:p>274.479037</text:p>
              </table:table-cell>
              <table:table-cell office:value-type="float" office:value="178.876043">
                <text:p>178.876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3.478694">
                <text:p>233.478694</text:p>
              </table:table-cell>
              <table:table-cell office:value-type="float" office:value="251.424907">
                <text:p>251.424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.697081">
                <text:p>256.697081</text:p>
              </table:table-cell>
              <table:table-cell office:value-type="float" office:value="146.662642">
                <text:p>146.662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3.116291">
                <text:p>203.116291</text:p>
              </table:table-cell>
              <table:table-cell office:value-type="float" office:value="168.112046">
                <text:p>168.112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5.411106">
                <text:p>225.411106</text:p>
              </table:table-cell>
              <table:table-cell office:value-type="float" office:value="211.401521">
                <text:p>211.4015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3.628024">
                <text:p>273.628024</text:p>
              </table:table-cell>
              <table:table-cell office:value-type="float" office:value="248.696392">
                <text:p>248.6963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9.654042">
                <text:p>159.654042</text:p>
              </table:table-cell>
              <table:table-cell office:value-type="float" office:value="248.017216">
                <text:p>248.0172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1.008785">
                <text:p>161.008785</text:p>
              </table:table-cell>
              <table:table-cell office:value-type="float" office:value="166.721204">
                <text:p>166.721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.021033">
                <text:p>145.021033</text:p>
              </table:table-cell>
              <table:table-cell office:value-type="float" office:value="202.393537">
                <text:p>202.3935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2.541889">
                <text:p>192.541889</text:p>
              </table:table-cell>
              <table:table-cell office:value-type="float" office:value="167.000613">
                <text:p>167.0006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5.091797">
                <text:p>175.091797</text:p>
              </table:table-cell>
              <table:table-cell office:value-type="float" office:value="154.840783">
                <text:p>154.8407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.851469">
                <text:p>232.851469</text:p>
              </table:table-cell>
              <table:table-cell office:value-type="float" office:value="193.568511">
                <text:p>193.5685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.734991">
                <text:p>144.734991</text:p>
              </table:table-cell>
              <table:table-cell office:value-type="float" office:value="169.821349">
                <text:p>169.8213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3.602194">
                <text:p>163.602194</text:p>
              </table:table-cell>
              <table:table-cell office:value-type="float" office:value="177.694729">
                <text:p>177.6947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.415435">
                <text:p>172.415435</text:p>
              </table:table-cell>
              <table:table-cell office:value-type="float" office:value="229.294935">
                <text:p>229.294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.099175">
                <text:p>164.099175</text:p>
              </table:table-cell>
              <table:table-cell office:value-type="float" office:value="195.823994">
                <text:p>195.823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.058803">
                <text:p>176.058803</text:p>
              </table:table-cell>
              <table:table-cell office:value-type="float" office:value="117.763102">
                <text:p>117.7631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6.468795">
                <text:p>196.468795</text:p>
              </table:table-cell>
              <table:table-cell office:value-type="float" office:value="160.180523">
                <text:p>160.180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8.006244">
                <text:p>138.006244</text:p>
              </table:table-cell>
              <table:table-cell office:value-type="float" office:value="175.256954">
                <text:p>175.256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.338236">
                <text:p>144.338236</text:p>
              </table:table-cell>
              <table:table-cell office:value-type="float" office:value="207.998573">
                <text:p>207.9985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1.63552">
                <text:p>151.63552</text:p>
              </table:table-cell>
              <table:table-cell office:value-type="float" office:value="132.382588">
                <text:p>132.382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.800778">
                <text:p>145.800778</text:p>
              </table:table-cell>
              <table:table-cell office:value-type="float" office:value="102.882054">
                <text:p>102.882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1.300486">
                <text:p>131.300486</text:p>
              </table:table-cell>
              <table:table-cell office:value-type="float" office:value="152.123198">
                <text:p>152.1231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3.502839">
                <text:p>163.502839</text:p>
              </table:table-cell>
              <table:table-cell office:value-type="float" office:value="110.091446">
                <text:p>110.091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.131518">
                <text:p>148.131518</text:p>
              </table:table-cell>
              <table:table-cell office:value-type="float" office:value="132.216989">
                <text:p>132.216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.421159">
                <text:p>147.421159</text:p>
              </table:table-cell>
              <table:table-cell office:value-type="float" office:value="108.607206">
                <text:p>108.6072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.827317">
                <text:p>115.827317</text:p>
              </table:table-cell>
              <table:table-cell office:value-type="float" office:value="165.159799">
                <text:p>165.1597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8.230952">
                <text:p>178.230952</text:p>
              </table:table-cell>
              <table:table-cell office:value-type="float" office:value="223.160776">
                <text:p>223.1607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.36807">
                <text:p>116.36807</text:p>
              </table:table-cell>
              <table:table-cell office:value-type="float" office:value="202.735916">
                <text:p>202.7359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255034">
                <text:p>130.255034</text:p>
              </table:table-cell>
              <table:table-cell office:value-type="float" office:value="145.308875">
                <text:p>145.308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.448576">
                <text:p>139.448576</text:p>
              </table:table-cell>
              <table:table-cell office:value-type="float" office:value="118.423597">
                <text:p>118.4235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.321362">
                <text:p>124.321362</text:p>
              </table:table-cell>
              <table:table-cell office:value-type="float" office:value="130.645355">
                <text:p>130.6453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.160286">
                <text:p>120.160286</text:p>
              </table:table-cell>
              <table:table-cell office:value-type="float" office:value="125.498181">
                <text:p>125.4981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.851146">
                <text:p>145.851146</text:p>
              </table:table-cell>
              <table:table-cell office:value-type="float" office:value="128.062113">
                <text:p>128.0621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9.351643">
                <text:p>129.351643</text:p>
              </table:table-cell>
              <table:table-cell office:value-type="float" office:value="175.458229">
                <text:p>175.4582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5.915891">
                <text:p>135.915891</text:p>
              </table:table-cell>
              <table:table-cell office:value-type="float" office:value="118.32843">
                <text:p>118.32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7.895599">
                <text:p>127.895599</text:p>
              </table:table-cell>
              <table:table-cell office:value-type="float" office:value="124.908747">
                <text:p>124.908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53905">
                <text:p>133.53905</text:p>
              </table:table-cell>
              <table:table-cell office:value-type="float" office:value="113.750224">
                <text:p>113.7502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.678938">
                <text:p>115.678938</text:p>
              </table:table-cell>
              <table:table-cell office:value-type="float" office:value="121.106798">
                <text:p>121.1067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9.124789">
                <text:p>139.124789</text:p>
              </table:table-cell>
              <table:table-cell office:value-type="float" office:value="141.818003">
                <text:p>141.8180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.74222">
                <text:p>125.74222</text:p>
              </table:table-cell>
              <table:table-cell office:value-type="float" office:value="143.059323">
                <text:p>143.059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759127">
                <text:p>113.759127</text:p>
              </table:table-cell>
              <table:table-cell office:value-type="float" office:value="109.902591">
                <text:p>109.9025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.49543">
                <text:p>122.49543</text:p>
              </table:table-cell>
              <table:table-cell office:value-type="float" office:value="131.384158">
                <text:p>131.3841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2.365969">
                <text:p>132.365969</text:p>
              </table:table-cell>
              <table:table-cell office:value-type="float" office:value="87.798648">
                <text:p>87.7986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9.361277">
                <text:p>139.361277</text:p>
              </table:table-cell>
              <table:table-cell office:value-type="float" office:value="103.856334">
                <text:p>103.8563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.105317">
                <text:p>141.105317</text:p>
              </table:table-cell>
              <table:table-cell office:value-type="float" office:value="93.83895">
                <text:p>93.83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854091">
                <text:p>123.854091</text:p>
              </table:table-cell>
              <table:table-cell office:value-type="float" office:value="105.216375">
                <text:p>105.216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.478285">
                <text:p>98.478285</text:p>
              </table:table-cell>
              <table:table-cell office:value-type="float" office:value="82.257796">
                <text:p>82.257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.747259">
                <text:p>132.747259</text:p>
              </table:table-cell>
              <table:table-cell office:value-type="float" office:value="99.713081">
                <text:p>99.7130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.362146">
                <text:p>130.362146</text:p>
              </table:table-cell>
              <table:table-cell office:value-type="float" office:value="129.708686">
                <text:p>129.708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.556102">
                <text:p>126.556102</text:p>
              </table:table-cell>
              <table:table-cell office:value-type="float" office:value="122.111771">
                <text:p>122.1117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9.025192">
                <text:p>129.025192</text:p>
              </table:table-cell>
              <table:table-cell office:value-type="float" office:value="136.370072">
                <text:p>136.370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4.991131">
                <text:p>104.991131</text:p>
              </table:table-cell>
              <table:table-cell office:value-type="float" office:value="123.765157">
                <text:p>123.7651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770053">
                <text:p>99.770053</text:p>
              </table:table-cell>
              <table:table-cell office:value-type="float" office:value="127.005459">
                <text:p>127.005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7.710403">
                <text:p>107.710403</text:p>
              </table:table-cell>
              <table:table-cell office:value-type="float" office:value="112.219088">
                <text:p>112.219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.586218">
                <text:p>90.586218</text:p>
              </table:table-cell>
              <table:table-cell office:value-type="float" office:value="90.167958">
                <text:p>90.167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6.660482">
                <text:p>126.660482</text:p>
              </table:table-cell>
              <table:table-cell office:value-type="float" office:value="84.977277">
                <text:p>84.9772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.194193">
                <text:p>113.194193</text:p>
              </table:table-cell>
              <table:table-cell office:value-type="float" office:value="152.432425">
                <text:p>152.432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.178837">
                <text:p>112.178837</text:p>
              </table:table-cell>
              <table:table-cell office:value-type="float" office:value="114.347735">
                <text:p>114.347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993841">
                <text:p>123.993841</text:p>
              </table:table-cell>
              <table:table-cell office:value-type="float" office:value="103.799672">
                <text:p>103.79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141674">
                <text:p>118.141674</text:p>
              </table:table-cell>
              <table:table-cell office:value-type="float" office:value="112.61345">
                <text:p>112.613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4.150899">
                <text:p>114.150899</text:p>
              </table:table-cell>
              <table:table-cell office:value-type="float" office:value="90.106586">
                <text:p>90.1065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.677506">
                <text:p>110.677506</text:p>
              </table:table-cell>
              <table:table-cell office:value-type="float" office:value="111.161811">
                <text:p>111.1618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87793">
                <text:p>115.887793</text:p>
              </table:table-cell>
              <table:table-cell office:value-type="float" office:value="121.941607">
                <text:p>121.9416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.940608">
                <text:p>101.940608</text:p>
              </table:table-cell>
              <table:table-cell office:value-type="float" office:value="100.444048">
                <text:p>100.4440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012007">
                <text:p>86.012007</text:p>
              </table:table-cell>
              <table:table-cell office:value-type="float" office:value="152.221031">
                <text:p>152.2210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.447138">
                <text:p>107.447138</text:p>
              </table:table-cell>
              <table:table-cell office:value-type="float" office:value="121.460371">
                <text:p>121.460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.570645">
                <text:p>121.570645</text:p>
              </table:table-cell>
              <table:table-cell office:value-type="float" office:value="97.578645">
                <text:p>97.5786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9.389697">
                <text:p>109.389697</text:p>
              </table:table-cell>
              <table:table-cell office:value-type="float" office:value="112.037656">
                <text:p>112.037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7.176053">
                <text:p>107.176053</text:p>
              </table:table-cell>
              <table:table-cell office:value-type="float" office:value="87.956083">
                <text:p>87.9560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.843261">
                <text:p>107.843261</text:p>
              </table:table-cell>
              <table:table-cell office:value-type="float" office:value="77.771132">
                <text:p>77.7711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8.568544">
                <text:p>118.568544</text:p>
              </table:table-cell>
              <table:table-cell office:value-type="float" office:value="91.79369">
                <text:p>91.79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.357957">
                <text:p>102.357957</text:p>
              </table:table-cell>
              <table:table-cell office:value-type="float" office:value="90.004007">
                <text:p>90.004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8.461495">
                <text:p>98.461495</text:p>
              </table:table-cell>
              <table:table-cell office:value-type="float" office:value="91.290119">
                <text:p>91.290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.230789">
                <text:p>81.230789</text:p>
              </table:table-cell>
              <table:table-cell office:value-type="float" office:value="104.658965">
                <text:p>104.658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.80077">
                <text:p>110.80077</text:p>
              </table:table-cell>
              <table:table-cell office:value-type="float" office:value="130.129762">
                <text:p>130.1297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.520384">
                <text:p>92.520384</text:p>
              </table:table-cell>
              <table:table-cell office:value-type="float" office:value="103.502744">
                <text:p>103.5027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7.342528">
                <text:p>107.342528</text:p>
              </table:table-cell>
              <table:table-cell office:value-type="float" office:value="97.972222">
                <text:p>97.97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460505">
                <text:p>86.460505</text:p>
              </table:table-cell>
              <table:table-cell office:value-type="float" office:value="79.804971">
                <text:p>79.804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3.322915">
                <text:p>103.322915</text:p>
              </table:table-cell>
              <table:table-cell office:value-type="float" office:value="67.927897">
                <text:p>67.9278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.647981">
                <text:p>92.647981</text:p>
              </table:table-cell>
              <table:table-cell office:value-type="float" office:value="80.582289">
                <text:p>80.5822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.535754">
                <text:p>103.535754</text:p>
              </table:table-cell>
              <table:table-cell office:value-type="float" office:value="88.794852">
                <text:p>88.7948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194296">
                <text:p>101.194296</text:p>
              </table:table-cell>
              <table:table-cell office:value-type="float" office:value="90.794035">
                <text:p>90.794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.739682">
                <text:p>86.739682</text:p>
              </table:table-cell>
              <table:table-cell office:value-type="float" office:value="95.780946">
                <text:p>95.780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.38887">
                <text:p>91.38887</text:p>
              </table:table-cell>
              <table:table-cell office:value-type="float" office:value="100.106189">
                <text:p>100.1061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.299304">
                <text:p>101.299304</text:p>
              </table:table-cell>
              <table:table-cell office:value-type="float" office:value="94.861015">
                <text:p>94.861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.566261">
                <text:p>91.566261</text:p>
              </table:table-cell>
              <table:table-cell office:value-type="float" office:value="80.69781">
                <text:p>80.697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.287552">
                <text:p>89.287552</text:p>
              </table:table-cell>
              <table:table-cell office:value-type="float" office:value="98.094015">
                <text:p>98.094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.296497">
                <text:p>90.296497</text:p>
              </table:table-cell>
              <table:table-cell office:value-type="float" office:value="92.338106">
                <text:p>92.338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.550528">
                <text:p>92.550528</text:p>
              </table:table-cell>
              <table:table-cell office:value-type="float" office:value="99.802642">
                <text:p>99.8026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.73236">
                <text:p>98.73236</text:p>
              </table:table-cell>
              <table:table-cell office:value-type="float" office:value="88.982916">
                <text:p>88.9829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3.930171">
                <text:p>83.930171</text:p>
              </table:table-cell>
              <table:table-cell office:value-type="float" office:value="89.332849">
                <text:p>89.3328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.71139">
                <text:p>95.71139</text:p>
              </table:table-cell>
              <table:table-cell office:value-type="float" office:value="92.719758">
                <text:p>92.7197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219538">
                <text:p>84.219538</text:p>
              </table:table-cell>
              <table:table-cell office:value-type="float" office:value="83.562131">
                <text:p>83.562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.862052">
                <text:p>84.862052</text:p>
              </table:table-cell>
              <table:table-cell office:value-type="float" office:value="81.880094">
                <text:p>81.8800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5.190703">
                <text:p>115.190703</text:p>
              </table:table-cell>
              <table:table-cell office:value-type="float" office:value="88.253395">
                <text:p>88.253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.180319">
                <text:p>96.180319</text:p>
              </table:table-cell>
              <table:table-cell office:value-type="float" office:value="92.732433">
                <text:p>92.7324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.568413">
                <text:p>89.568413</text:p>
              </table:table-cell>
              <table:table-cell office:value-type="float" office:value="92.621071">
                <text:p>92.6210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.089319">
                <text:p>97.089319</text:p>
              </table:table-cell>
              <table:table-cell office:value-type="float" office:value="100.309892">
                <text:p>100.3098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63373">
                <text:p>78.863373</text:p>
              </table:table-cell>
              <table:table-cell office:value-type="float" office:value="84.720077">
                <text:p>84.7200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284862">
                <text:p>80.284862</text:p>
              </table:table-cell>
              <table:table-cell office:value-type="float" office:value="104.479029">
                <text:p>104.4790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2.57749">
                <text:p>82.57749</text:p>
              </table:table-cell>
              <table:table-cell office:value-type="float" office:value="82.625443">
                <text:p>82.6254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67054">
                <text:p>81.767054</text:p>
              </table:table-cell>
              <table:table-cell office:value-type="float" office:value="82.358371">
                <text:p>82.3583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.937348">
                <text:p>87.937348</text:p>
              </table:table-cell>
              <table:table-cell office:value-type="float" office:value="92.559654">
                <text:p>92.5596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.548277">
                <text:p>82.548277</text:p>
              </table:table-cell>
              <table:table-cell office:value-type="float" office:value="86.733891">
                <text:p>86.7338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.391911">
                <text:p>76.391911</text:p>
              </table:table-cell>
              <table:table-cell office:value-type="float" office:value="76.367787">
                <text:p>76.3677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.845701">
                <text:p>93.845701</text:p>
              </table:table-cell>
              <table:table-cell office:value-type="float" office:value="90.650305">
                <text:p>90.6503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843102">
                <text:p>78.843102</text:p>
              </table:table-cell>
              <table:table-cell office:value-type="float" office:value="80.210963">
                <text:p>80.210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.757442">
                <text:p>85.757442</text:p>
              </table:table-cell>
              <table:table-cell office:value-type="float" office:value="80.881819">
                <text:p>80.8818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.201486">
                <text:p>89.201486</text:p>
              </table:table-cell>
              <table:table-cell office:value-type="float" office:value="86.230038">
                <text:p>86.2300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9.74022">
                <text:p>89.74022</text:p>
              </table:table-cell>
              <table:table-cell office:value-type="float" office:value="90.659348">
                <text:p>90.6593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.840105">
                <text:p>72.840105</text:p>
              </table:table-cell>
              <table:table-cell office:value-type="float" office:value="68.264419">
                <text:p>68.2644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.030761">
                <text:p>93.030761</text:p>
              </table:table-cell>
              <table:table-cell office:value-type="float" office:value="78.287477">
                <text:p>78.2874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.090529">
                <text:p>86.090529</text:p>
              </table:table-cell>
              <table:table-cell office:value-type="float" office:value="85.941777">
                <text:p>85.9417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.845367">
                <text:p>81.845367</text:p>
              </table:table-cell>
              <table:table-cell office:value-type="float" office:value="76.513009">
                <text:p>76.5130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.679342">
                <text:p>85.679342</text:p>
              </table:table-cell>
              <table:table-cell office:value-type="float" office:value="79.017174">
                <text:p>79.0171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1.600827">
                <text:p>91.600827</text:p>
              </table:table-cell>
              <table:table-cell office:value-type="float" office:value="89.759009">
                <text:p>89.759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.098323">
                <text:p>78.098323</text:p>
              </table:table-cell>
              <table:table-cell office:value-type="float" office:value="85.284761">
                <text:p>85.2847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.463966">
                <text:p>80.463966</text:p>
              </table:table-cell>
              <table:table-cell office:value-type="float" office:value="77.506281">
                <text:p>77.5062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0.809826">
                <text:p>80.809826</text:p>
              </table:table-cell>
              <table:table-cell office:value-type="float" office:value="77.131207">
                <text:p>77.1312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.191311">
                <text:p>77.191311</text:p>
              </table:table-cell>
              <table:table-cell office:value-type="float" office:value="76.765905">
                <text:p>76.7659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945931">
                <text:p>72.945931</text:p>
              </table:table-cell>
              <table:table-cell office:value-type="float" office:value="94.277089">
                <text:p>94.2770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.619029">
                <text:p>79.619029</text:p>
              </table:table-cell>
              <table:table-cell office:value-type="float" office:value="98.654494">
                <text:p>98.6544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1.798904">
                <text:p>81.798904</text:p>
              </table:table-cell>
              <table:table-cell office:value-type="float" office:value="101.114918">
                <text:p>101.1149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.202085">
                <text:p>71.202085</text:p>
              </table:table-cell>
              <table:table-cell office:value-type="float" office:value="72.781397">
                <text:p>72.7813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.631508">
                <text:p>87.631508</text:p>
              </table:table-cell>
              <table:table-cell office:value-type="float" office:value="83.36044">
                <text:p>83.360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.008265">
                <text:p>79.008265</text:p>
              </table:table-cell>
              <table:table-cell office:value-type="float" office:value="69.832003">
                <text:p>69.8320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8.189977">
                <text:p>78.189977</text:p>
              </table:table-cell>
              <table:table-cell office:value-type="float" office:value="91.637161">
                <text:p>91.6371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.275293">
                <text:p>70.275293</text:p>
              </table:table-cell>
              <table:table-cell office:value-type="float" office:value="105.712585">
                <text:p>105.712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.185939">
                <text:p>62.185939</text:p>
              </table:table-cell>
              <table:table-cell office:value-type="float" office:value="106.684202">
                <text:p>106.6842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5.968998">
                <text:p>75.968998</text:p>
              </table:table-cell>
              <table:table-cell office:value-type="float" office:value="56.366746">
                <text:p>56.366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.603335">
                <text:p>84.603335</text:p>
              </table:table-cell>
              <table:table-cell office:value-type="float" office:value="89.88795">
                <text:p>89.887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.313799">
                <text:p>88.313799</text:p>
              </table:table-cell>
              <table:table-cell office:value-type="float" office:value="100.895667">
                <text:p>100.895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1.204041">
                <text:p>91.204041</text:p>
              </table:table-cell>
              <table:table-cell office:value-type="float" office:value="80.816943">
                <text:p>80.8169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.82918">
                <text:p>82.82918</text:p>
              </table:table-cell>
              <table:table-cell office:value-type="float" office:value="62.624431">
                <text:p>62.6244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.612781">
                <text:p>80.612781</text:p>
              </table:table-cell>
              <table:table-cell office:value-type="float" office:value="60.901361">
                <text:p>60.9013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.078236">
                <text:p>74.078236</text:p>
              </table:table-cell>
              <table:table-cell office:value-type="float" office:value="103.626701">
                <text:p>103.6267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.957629">
                <text:p>94.957629</text:p>
              </table:table-cell>
              <table:table-cell office:value-type="float" office:value="83.18928">
                <text:p>83.189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6.68868">
                <text:p>86.68868</text:p>
              </table:table-cell>
              <table:table-cell office:value-type="float" office:value="70.835924">
                <text:p>70.8359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.069963">
                <text:p>89.069963</text:p>
              </table:table-cell>
              <table:table-cell office:value-type="float" office:value="75.61661">
                <text:p>75.616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.483698">
                <text:p>70.483698</text:p>
              </table:table-cell>
              <table:table-cell office:value-type="float" office:value="87.403743">
                <text:p>87.4037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.681177">
                <text:p>77.681177</text:p>
              </table:table-cell>
              <table:table-cell office:value-type="float" office:value="98.958087">
                <text:p>98.9580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.370317">
                <text:p>72.370317</text:p>
              </table:table-cell>
              <table:table-cell office:value-type="float" office:value="94.962244">
                <text:p>94.9622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.575851">
                <text:p>66.575851</text:p>
              </table:table-cell>
              <table:table-cell office:value-type="float" office:value="88.413768">
                <text:p>88.413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821201">
                <text:p>61.821201</text:p>
              </table:table-cell>
              <table:table-cell office:value-type="float" office:value="79.912033">
                <text:p>79.9120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169328">
                <text:p>62.169328</text:p>
              </table:table-cell>
              <table:table-cell office:value-type="float" office:value="75.121455">
                <text:p>75.121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.991053">
                <text:p>75.991053</text:p>
              </table:table-cell>
              <table:table-cell office:value-type="float" office:value="93.550436">
                <text:p>93.550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.139582">
                <text:p>65.139582</text:p>
              </table:table-cell>
              <table:table-cell office:value-type="float" office:value="62.224175">
                <text:p>62.2241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011227">
                <text:p>62.011227</text:p>
              </table:table-cell>
              <table:table-cell office:value-type="float" office:value="88.847372">
                <text:p>88.8473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8.060695">
                <text:p>68.060695</text:p>
              </table:table-cell>
              <table:table-cell office:value-type="float" office:value="85.572758">
                <text:p>85.5727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.59921">
                <text:p>72.59921</text:p>
              </table:table-cell>
              <table:table-cell office:value-type="float" office:value="73.687848">
                <text:p>73.6878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.429461">
                <text:p>91.429461</text:p>
              </table:table-cell>
              <table:table-cell office:value-type="float" office:value="73.541133">
                <text:p>73.5411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.866435">
                <text:p>79.866435</text:p>
              </table:table-cell>
              <table:table-cell office:value-type="float" office:value="73.324301">
                <text:p>73.3243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.355578">
                <text:p>53.355578</text:p>
              </table:table-cell>
              <table:table-cell office:value-type="float" office:value="94.126596">
                <text:p>94.1265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.311598">
                <text:p>82.311598</text:p>
              </table:table-cell>
              <table:table-cell office:value-type="float" office:value="91.056959">
                <text:p>91.0569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165236">
                <text:p>64.165236</text:p>
              </table:table-cell>
              <table:table-cell office:value-type="float" office:value="73.160665">
                <text:p>73.1606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.756814">
                <text:p>65.756814</text:p>
              </table:table-cell>
              <table:table-cell office:value-type="float" office:value="68.694443">
                <text:p>68.6944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.085933">
                <text:p>90.085933</text:p>
              </table:table-cell>
              <table:table-cell office:value-type="float" office:value="80.140684">
                <text:p>80.1406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742001">
                <text:p>56.742001</text:p>
              </table:table-cell>
              <table:table-cell office:value-type="float" office:value="82.962948">
                <text:p>82.9629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.107022">
                <text:p>90.107022</text:p>
              </table:table-cell>
              <table:table-cell office:value-type="float" office:value="65.343359">
                <text:p>65.3433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.418008">
                <text:p>90.418008</text:p>
              </table:table-cell>
              <table:table-cell office:value-type="float" office:value="65.255016">
                <text:p>65.2550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1.647055">
                <text:p>71.647055</text:p>
              </table:table-cell>
              <table:table-cell office:value-type="float" office:value="86.958992">
                <text:p>86.958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2.003607">
                <text:p>92.003607</text:p>
              </table:table-cell>
              <table:table-cell office:value-type="float" office:value="72.380686">
                <text:p>72.3806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476319">
                <text:p>61.476319</text:p>
              </table:table-cell>
              <table:table-cell office:value-type="float" office:value="65.419209">
                <text:p>65.419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620594">
                <text:p>61.620594</text:p>
              </table:table-cell>
              <table:table-cell office:value-type="float" office:value="114.250259">
                <text:p>114.250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.281024">
                <text:p>76.281024</text:p>
              </table:table-cell>
              <table:table-cell office:value-type="float" office:value="80.46747">
                <text:p>80.467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1.855438">
                <text:p>91.855438</text:p>
              </table:table-cell>
              <table:table-cell office:value-type="float" office:value="104.832604">
                <text:p>104.8326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.119716">
                <text:p>72.119716</text:p>
              </table:table-cell>
              <table:table-cell office:value-type="float" office:value="86.550963">
                <text:p>86.550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.870302">
                <text:p>76.870302</text:p>
              </table:table-cell>
              <table:table-cell office:value-type="float" office:value="93.507068">
                <text:p>93.5070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0.432076">
                <text:p>80.432076</text:p>
              </table:table-cell>
              <table:table-cell office:value-type="float" office:value="113.873799">
                <text:p>113.8737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.007473">
                <text:p>60.007473</text:p>
              </table:table-cell>
              <table:table-cell office:value-type="float" office:value="89.986556">
                <text:p>89.9865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4.750073">
                <text:p>64.750073</text:p>
              </table:table-cell>
              <table:table-cell office:value-type="float" office:value="71.630693">
                <text:p>71.6306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.326451">
                <text:p>77.326451</text:p>
              </table:table-cell>
              <table:table-cell office:value-type="float" office:value="103.142383">
                <text:p>103.1423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.374233">
                <text:p>60.374233</text:p>
              </table:table-cell>
              <table:table-cell office:value-type="float" office:value="119.15648">
                <text:p>119.156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.897569">
                <text:p>71.897569</text:p>
              </table:table-cell>
              <table:table-cell office:value-type="float" office:value="95.553325">
                <text:p>95.5533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.707613">
                <text:p>83.707613</text:p>
              </table:table-cell>
              <table:table-cell office:value-type="float" office:value="73.872599">
                <text:p>73.8725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3.443837">
                <text:p>73.443837</text:p>
              </table:table-cell>
              <table:table-cell office:value-type="float" office:value="77.115277">
                <text:p>77.1152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1.705289">
                <text:p>81.705289</text:p>
              </table:table-cell>
              <table:table-cell office:value-type="float" office:value="80.437281">
                <text:p>80.4372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.612318">
                <text:p>64.612318</text:p>
              </table:table-cell>
              <table:table-cell office:value-type="float" office:value="84.335233">
                <text:p>84.3352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.48617">
                <text:p>73.48617</text:p>
              </table:table-cell>
              <table:table-cell office:value-type="float" office:value="61.618524">
                <text:p>61.6185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3.96281">
                <text:p>73.96281</text:p>
              </table:table-cell>
              <table:table-cell office:value-type="float" office:value="65.802847">
                <text:p>65.8028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.652015">
                <text:p>64.652015</text:p>
              </table:table-cell>
              <table:table-cell office:value-type="float" office:value="71.566774">
                <text:p>71.5667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2.510662">
                <text:p>72.510662</text:p>
              </table:table-cell>
              <table:table-cell office:value-type="float" office:value="77.405576">
                <text:p>77.4055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.753472">
                <text:p>53.753472</text:p>
              </table:table-cell>
              <table:table-cell office:value-type="float" office:value="100.11122">
                <text:p>100.111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.437252">
                <text:p>86.437252</text:p>
              </table:table-cell>
              <table:table-cell office:value-type="float" office:value="53.427064">
                <text:p>53.4270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.489563">
                <text:p>79.489563</text:p>
              </table:table-cell>
              <table:table-cell office:value-type="float" office:value="61.605876">
                <text:p>61.6058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7.707075">
                <text:p>97.707075</text:p>
              </table:table-cell>
              <table:table-cell office:value-type="float" office:value="59.345135">
                <text:p>59.3451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1.384836">
                <text:p>91.384836</text:p>
              </table:table-cell>
              <table:table-cell office:value-type="float" office:value="86.948064">
                <text:p>86.9480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1.66495">
                <text:p>91.66495</text:p>
              </table:table-cell>
              <table:table-cell office:value-type="float" office:value="79.063554">
                <text:p>79.0635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.302679">
                <text:p>80.302679</text:p>
              </table:table-cell>
              <table:table-cell office:value-type="float" office:value="118.192628">
                <text:p>118.1926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7.034788">
                <text:p>77.034788</text:p>
              </table:table-cell>
              <table:table-cell office:value-type="float" office:value="79.127773">
                <text:p>79.1277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.410382">
                <text:p>69.410382</text:p>
              </table:table-cell>
              <table:table-cell office:value-type="float" office:value="50.883735">
                <text:p>50.8837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.481238">
                <text:p>69.481238</text:p>
              </table:table-cell>
              <table:table-cell office:value-type="float" office:value="72.247302">
                <text:p>72.2473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.384433">
                <text:p>69.384433</text:p>
              </table:table-cell>
              <table:table-cell office:value-type="float" office:value="90.446763">
                <text:p>90.4467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8.723789">
                <text:p>68.723789</text:p>
              </table:table-cell>
              <table:table-cell office:value-type="float" office:value="55.778044">
                <text:p>55.7780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.487397">
                <text:p>72.487397</text:p>
              </table:table-cell>
              <table:table-cell office:value-type="float" office:value="91.020829">
                <text:p>91.020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.764648">
                <text:p>71.764648</text:p>
              </table:table-cell>
              <table:table-cell office:value-type="float" office:value="76.596812">
                <text:p>76.5968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043602">
                <text:p>64.043602</text:p>
              </table:table-cell>
              <table:table-cell office:value-type="float" office:value="91.604076">
                <text:p>91.6040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3.62174">
                <text:p>73.62174</text:p>
              </table:table-cell>
              <table:table-cell office:value-type="float" office:value="72.313153">
                <text:p>72.3131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.387132">
                <text:p>76.387132</text:p>
              </table:table-cell>
              <table:table-cell office:value-type="float" office:value="110.958298">
                <text:p>110.958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.662814">
                <text:p>76.662814</text:p>
              </table:table-cell>
              <table:table-cell office:value-type="float" office:value="93.488187">
                <text:p>93.4881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.228111">
                <text:p>70.228111</text:p>
              </table:table-cell>
              <table:table-cell office:value-type="float" office:value="54.75749">
                <text:p>54.757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.086805">
                <text:p>74.086805</text:p>
              </table:table-cell>
              <table:table-cell office:value-type="float" office:value="89.211248">
                <text:p>89.2112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.567751">
                <text:p>73.567751</text:p>
              </table:table-cell>
              <table:table-cell office:value-type="float" office:value="61.421319">
                <text:p>61.4213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635711">
                <text:p>76.635711</text:p>
              </table:table-cell>
              <table:table-cell office:value-type="float" office:value="75.748818">
                <text:p>75.7488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140959">
                <text:p>62.140959</text:p>
              </table:table-cell>
              <table:table-cell office:value-type="float" office:value="94.765468">
                <text:p>94.765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.921782">
                <text:p>74.921782</text:p>
              </table:table-cell>
              <table:table-cell office:value-type="float" office:value="109.726188">
                <text:p>109.7261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1.263796">
                <text:p>71.263796</text:p>
              </table:table-cell>
              <table:table-cell office:value-type="float" office:value="101.428405">
                <text:p>101.4284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.015214">
                <text:p>61.015214</text:p>
              </table:table-cell>
              <table:table-cell office:value-type="float" office:value="87.363952">
                <text:p>87.3639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4.911385">
                <text:p>84.911385</text:p>
              </table:table-cell>
              <table:table-cell office:value-type="float" office:value="88.436234">
                <text:p>88.4362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9.529246">
                <text:p>69.529246</text:p>
              </table:table-cell>
              <table:table-cell office:value-type="float" office:value="82.483729">
                <text:p>82.4837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.270707">
                <text:p>95.270707</text:p>
              </table:table-cell>
              <table:table-cell office:value-type="float" office:value="89.854737">
                <text:p>89.85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990138">
                <text:p>78.990138</text:p>
              </table:table-cell>
              <table:table-cell office:value-type="float" office:value="60.956799">
                <text:p>60.9567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2.760187">
                <text:p>82.760187</text:p>
              </table:table-cell>
              <table:table-cell office:value-type="float" office:value="89.881686">
                <text:p>89.8816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.667338">
                <text:p>81.667338</text:p>
              </table:table-cell>
              <table:table-cell office:value-type="float" office:value="77.355303">
                <text:p>77.3553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.403668">
                <text:p>75.403668</text:p>
              </table:table-cell>
              <table:table-cell office:value-type="float" office:value="111.190165">
                <text:p>111.1901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.89819">
                <text:p>76.89819</text:p>
              </table:table-cell>
              <table:table-cell office:value-type="float" office:value="76.555868">
                <text:p>76.5558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3.501659">
                <text:p>93.501659</text:p>
              </table:table-cell>
              <table:table-cell office:value-type="float" office:value="74.99387">
                <text:p>74.993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114448">
                <text:p>80.114448</text:p>
              </table:table-cell>
              <table:table-cell office:value-type="float" office:value="109.125279">
                <text:p>109.1252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.602691">
                <text:p>86.602691</text:p>
              </table:table-cell>
              <table:table-cell office:value-type="float" office:value="88.769586">
                <text:p>88.7695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.96835">
                <text:p>77.96835</text:p>
              </table:table-cell>
              <table:table-cell office:value-type="float" office:value="108.816163">
                <text:p>108.8161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.904152">
                <text:p>101.904152</text:p>
              </table:table-cell>
              <table:table-cell office:value-type="float" office:value="111.160238">
                <text:p>111.1602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625043">
                <text:p>90.625043</text:p>
              </table:table-cell>
              <table:table-cell office:value-type="float" office:value="82.263559">
                <text:p>82.2635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3.185116">
                <text:p>83.185116</text:p>
              </table:table-cell>
              <table:table-cell office:value-type="float" office:value="75.688423">
                <text:p>75.6884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3.624959">
                <text:p>93.624959</text:p>
              </table:table-cell>
              <table:table-cell office:value-type="float" office:value="70.832422">
                <text:p>70.8324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.23759">
                <text:p>79.23759</text:p>
              </table:table-cell>
              <table:table-cell office:value-type="float" office:value="112.593161">
                <text:p>112.5931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.728851">
                <text:p>76.728851</text:p>
              </table:table-cell>
              <table:table-cell office:value-type="float" office:value="100.839378">
                <text:p>100.8393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8.737815">
                <text:p>98.737815</text:p>
              </table:table-cell>
              <table:table-cell office:value-type="float" office:value="70.834797">
                <text:p>70.8347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4.238943">
                <text:p>84.238943</text:p>
              </table:table-cell>
              <table:table-cell office:value-type="float" office:value="56.508958">
                <text:p>56.5089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8.363051">
                <text:p>78.363051</text:p>
              </table:table-cell>
              <table:table-cell office:value-type="float" office:value="87.453462">
                <text:p>87.4534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.695035">
                <text:p>122.695035</text:p>
              </table:table-cell>
              <table:table-cell office:value-type="float" office:value="62.90058">
                <text:p>62.900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.36778">
                <text:p>84.36778</text:p>
              </table:table-cell>
              <table:table-cell office:value-type="float" office:value="104.350535">
                <text:p>104.3505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129215">
                <text:p>83.129215</text:p>
              </table:table-cell>
              <table:table-cell office:value-type="float" office:value="95.217937">
                <text:p>95.2179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6.383114">
                <text:p>76.383114</text:p>
              </table:table-cell>
              <table:table-cell office:value-type="float" office:value="93.114584">
                <text:p>93.1145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.819426">
                <text:p>79.819426</text:p>
              </table:table-cell>
              <table:table-cell office:value-type="float" office:value="96.965361">
                <text:p>96.9653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.724234">
                <text:p>96.724234</text:p>
              </table:table-cell>
              <table:table-cell office:value-type="float" office:value="92.741309">
                <text:p>92.7413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8.162538">
                <text:p>118.162538</text:p>
              </table:table-cell>
              <table:table-cell office:value-type="float" office:value="63.656999">
                <text:p>63.6569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69516">
                <text:p>85.69516</text:p>
              </table:table-cell>
              <table:table-cell office:value-type="float" office:value="97.722623">
                <text:p>97.7226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90977">
                <text:p>94.90977</text:p>
              </table:table-cell>
              <table:table-cell office:value-type="float" office:value="72.060488">
                <text:p>72.0604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.15237">
                <text:p>101.15237</text:p>
              </table:table-cell>
              <table:table-cell office:value-type="float" office:value="94.868984">
                <text:p>94.8689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.423329">
                <text:p>90.423329</text:p>
              </table:table-cell>
              <table:table-cell office:value-type="float" office:value="69.625371">
                <text:p>69.6253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3.417544">
                <text:p>83.417544</text:p>
              </table:table-cell>
              <table:table-cell office:value-type="float" office:value="96.153654">
                <text:p>96.1536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.466304">
                <text:p>78.466304</text:p>
              </table:table-cell>
              <table:table-cell office:value-type="float" office:value="80.348251">
                <text:p>80.3482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7.066509">
                <text:p>87.066509</text:p>
              </table:table-cell>
              <table:table-cell office:value-type="float" office:value="74.486726">
                <text:p>74.4867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6.430514">
                <text:p>96.430514</text:p>
              </table:table-cell>
              <table:table-cell office:value-type="float" office:value="100.967707">
                <text:p>100.9677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5.795087">
                <text:p>65.795087</text:p>
              </table:table-cell>
              <table:table-cell office:value-type="float" office:value="62.014023">
                <text:p>62.0140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.547528">
                <text:p>106.547528</text:p>
              </table:table-cell>
              <table:table-cell office:value-type="float" office:value="89.493178">
                <text:p>89.4931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3.258036">
                <text:p>83.258036</text:p>
              </table:table-cell>
              <table:table-cell office:value-type="float" office:value="99.34742">
                <text:p>99.347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.787375">
                <text:p>73.787375</text:p>
              </table:table-cell>
              <table:table-cell office:value-type="float" office:value="71.52307">
                <text:p>71.523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.959916">
                <text:p>58.959916</text:p>
              </table:table-cell>
              <table:table-cell office:value-type="float" office:value="118.173062">
                <text:p>118.1730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3.643788">
                <text:p>93.643788</text:p>
              </table:table-cell>
              <table:table-cell office:value-type="float" office:value="109.818347">
                <text:p>109.8183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.909716">
                <text:p>74.909716</text:p>
              </table:table-cell>
              <table:table-cell office:value-type="float" office:value="75.320365">
                <text:p>75.3203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.562305">
                <text:p>72.562305</text:p>
              </table:table-cell>
              <table:table-cell office:value-type="float" office:value="115.121079">
                <text:p>115.1210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.900291">
                <text:p>90.900291</text:p>
              </table:table-cell>
              <table:table-cell office:value-type="float" office:value="99.450176">
                <text:p>99.4501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9.258817">
                <text:p>69.258817</text:p>
              </table:table-cell>
              <table:table-cell office:value-type="float" office:value="85.618755">
                <text:p>85.6187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0.744102">
                <text:p>110.744102</text:p>
              </table:table-cell>
              <table:table-cell office:value-type="float" office:value="70.596775">
                <text:p>70.5967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.633409">
                <text:p>92.633409</text:p>
              </table:table-cell>
              <table:table-cell office:value-type="float" office:value="83.801275">
                <text:p>83.8012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.982726">
                <text:p>87.982726</text:p>
              </table:table-cell>
              <table:table-cell office:value-type="float" office:value="109.504064">
                <text:p>109.5040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697428">
                <text:p>100.697428</text:p>
              </table:table-cell>
              <table:table-cell office:value-type="float" office:value="85.748476">
                <text:p>85.7484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.221665">
                <text:p>59.221665</text:p>
              </table:table-cell>
              <table:table-cell office:value-type="float" office:value="116.70186">
                <text:p>116.701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.124061">
                <text:p>85.124061</text:p>
              </table:table-cell>
              <table:table-cell office:value-type="float" office:value="121.622219">
                <text:p>121.6222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2.515357">
                <text:p>92.515357</text:p>
              </table:table-cell>
              <table:table-cell office:value-type="float" office:value="83.955276">
                <text:p>83.9552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7.474114">
                <text:p>77.474114</text:p>
              </table:table-cell>
              <table:table-cell office:value-type="float" office:value="82.664388">
                <text:p>82.6643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1.445043">
                <text:p>81.445043</text:p>
              </table:table-cell>
              <table:table-cell office:value-type="float" office:value="71.102481">
                <text:p>71.1024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2.60766">
                <text:p>112.60766</text:p>
              </table:table-cell>
              <table:table-cell office:value-type="float" office:value="75.596551">
                <text:p>75.5965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2.655012">
                <text:p>82.655012</text:p>
              </table:table-cell>
              <table:table-cell office:value-type="float" office:value="56.093504">
                <text:p>56.0935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5.513283">
                <text:p>75.513283</text:p>
              </table:table-cell>
              <table:table-cell office:value-type="float" office:value="96.075316">
                <text:p>96.0753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4.662871">
                <text:p>84.662871</text:p>
              </table:table-cell>
              <table:table-cell office:value-type="float" office:value="101.694362">
                <text:p>101.6943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.46612">
                <text:p>100.46612</text:p>
              </table:table-cell>
              <table:table-cell office:value-type="float" office:value="113.566962">
                <text:p>113.5669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4.360567">
                <text:p>94.360567</text:p>
              </table:table-cell>
              <table:table-cell office:value-type="float" office:value="78.286928">
                <text:p>78.2869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.110595">
                <text:p>81.110595</text:p>
              </table:table-cell>
              <table:table-cell office:value-type="float" office:value="66.039784">
                <text:p>66.0397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3.051125">
                <text:p>83.051125</text:p>
              </table:table-cell>
              <table:table-cell office:value-type="float" office:value="109.926193">
                <text:p>109.9261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.056344">
                <text:p>77.056344</text:p>
              </table:table-cell>
              <table:table-cell office:value-type="float" office:value="79.170137">
                <text:p>79.1701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.887901">
                <text:p>101.887901</text:p>
              </table:table-cell>
              <table:table-cell office:value-type="float" office:value="118.753003">
                <text:p>118.7530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6.997012">
                <text:p>96.997012</text:p>
              </table:table-cell>
              <table:table-cell office:value-type="float" office:value="101.133995">
                <text:p>101.1339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7.663204">
                <text:p>107.663204</text:p>
              </table:table-cell>
              <table:table-cell office:value-type="float" office:value="79.520445">
                <text:p>79.5204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.889345">
                <text:p>97.889345</text:p>
              </table:table-cell>
              <table:table-cell office:value-type="float" office:value="56.204954">
                <text:p>56.2049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6.419619">
                <text:p>96.419619</text:p>
              </table:table-cell>
              <table:table-cell office:value-type="float" office:value="66.214858">
                <text:p>66.2148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.0468">
                <text:p>103.0468</text:p>
              </table:table-cell>
              <table:table-cell office:value-type="float" office:value="80.12429">
                <text:p>80.124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.227254">
                <text:p>103.227254</text:p>
              </table:table-cell>
              <table:table-cell office:value-type="float" office:value="93.780222">
                <text:p>93.7802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1.990994">
                <text:p>91.990994</text:p>
              </table:table-cell>
              <table:table-cell office:value-type="float" office:value="79.677286">
                <text:p>79.6772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825144">
                <text:p>90.825144</text:p>
              </table:table-cell>
              <table:table-cell office:value-type="float" office:value="59.190759">
                <text:p>59.1907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3.862431">
                <text:p>93.862431</text:p>
              </table:table-cell>
              <table:table-cell office:value-type="float" office:value="70.085752">
                <text:p>70.0857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8.427855">
                <text:p>98.427855</text:p>
              </table:table-cell>
              <table:table-cell office:value-type="float" office:value="65.697326">
                <text:p>65.6973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.26835">
                <text:p>78.26835</text:p>
              </table:table-cell>
              <table:table-cell office:value-type="float" office:value="65.824496">
                <text:p>65.8244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231591">
                <text:p>77.231591</text:p>
              </table:table-cell>
              <table:table-cell office:value-type="float" office:value="92.131552">
                <text:p>92.1315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931178">
                <text:p>84.931178</text:p>
              </table:table-cell>
              <table:table-cell office:value-type="float" office:value="69.152516">
                <text:p>69.1525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242389">
                <text:p>97.242389</text:p>
              </table:table-cell>
              <table:table-cell office:value-type="float" office:value="89.095624">
                <text:p>89.0956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.976843">
                <text:p>100.976843</text:p>
              </table:table-cell>
              <table:table-cell office:value-type="float" office:value="98.517231">
                <text:p>98.5172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.045675">
                <text:p>85.045675</text:p>
              </table:table-cell>
              <table:table-cell office:value-type="float" office:value="129.154924">
                <text:p>129.1549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6.693681">
                <text:p>86.693681</text:p>
              </table:table-cell>
              <table:table-cell office:value-type="float" office:value="61.230429">
                <text:p>61.230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3.637586">
                <text:p>83.637586</text:p>
              </table:table-cell>
              <table:table-cell office:value-type="float" office:value="97.681761">
                <text:p>97.6817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7.958542">
                <text:p>67.958542</text:p>
              </table:table-cell>
              <table:table-cell office:value-type="float" office:value="84.252271">
                <text:p>84.2522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4.196452">
                <text:p>104.196452</text:p>
              </table:table-cell>
              <table:table-cell office:value-type="float" office:value="101.623392">
                <text:p>101.6233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524356">
                <text:p>79.524356</text:p>
              </table:table-cell>
              <table:table-cell office:value-type="float" office:value="91.001979">
                <text:p>91.0019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.164551">
                <text:p>60.164551</text:p>
              </table:table-cell>
              <table:table-cell office:value-type="float" office:value="119.881354">
                <text:p>119.8813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6.307629">
                <text:p>76.307629</text:p>
              </table:table-cell>
              <table:table-cell office:value-type="float" office:value="84.297999">
                <text:p>84.297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.197918">
                <text:p>65.197918</text:p>
              </table:table-cell>
              <table:table-cell office:value-type="float" office:value="148.589626">
                <text:p>148.5896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4.311456">
                <text:p>84.311456</text:p>
              </table:table-cell>
              <table:table-cell office:value-type="float" office:value="95.992948">
                <text:p>95.9929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.296875">
                <text:p>92.296875</text:p>
              </table:table-cell>
              <table:table-cell office:value-type="float" office:value="56.708458">
                <text:p>56.7084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.76193">
                <text:p>79.76193</text:p>
              </table:table-cell>
              <table:table-cell office:value-type="float" office:value="139.873268">
                <text:p>139.8732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015698">
                <text:p>93.015698</text:p>
              </table:table-cell>
              <table:table-cell office:value-type="float" office:value="89.285568">
                <text:p>89.2855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6.384779">
                <text:p>96.384779</text:p>
              </table:table-cell>
              <table:table-cell office:value-type="float" office:value="97.47316">
                <text:p>97.473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9.894648">
                <text:p>99.894648</text:p>
              </table:table-cell>
              <table:table-cell office:value-type="float" office:value="98.467169">
                <text:p>98.4671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.227704">
                <text:p>76.227704</text:p>
              </table:table-cell>
              <table:table-cell office:value-type="float" office:value="80.926642">
                <text:p>80.9266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5.008649">
                <text:p>105.008649</text:p>
              </table:table-cell>
              <table:table-cell office:value-type="float" office:value="71.680115">
                <text:p>71.6801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3.380808">
                <text:p>103.380808</text:p>
              </table:table-cell>
              <table:table-cell office:value-type="float" office:value="88.155769">
                <text:p>88.1557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6.392264">
                <text:p>86.392264</text:p>
              </table:table-cell>
              <table:table-cell office:value-type="float" office:value="74.201943">
                <text:p>74.2019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7.126612">
                <text:p>107.126612</text:p>
              </table:table-cell>
              <table:table-cell office:value-type="float" office:value="68.257637">
                <text:p>68.2576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.663321">
                <text:p>102.663321</text:p>
              </table:table-cell>
              <table:table-cell office:value-type="float" office:value="116.432889">
                <text:p>116.4328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0.465316">
                <text:p>110.465316</text:p>
              </table:table-cell>
              <table:table-cell office:value-type="float" office:value="88.119166">
                <text:p>88.1191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5.113909">
                <text:p>105.113909</text:p>
              </table:table-cell>
              <table:table-cell office:value-type="float" office:value="82.856194">
                <text:p>82.8561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.44598">
                <text:p>86.44598</text:p>
              </table:table-cell>
              <table:table-cell office:value-type="float" office:value="121.925322">
                <text:p>121.9253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.16045">
                <text:p>86.16045</text:p>
              </table:table-cell>
              <table:table-cell office:value-type="float" office:value="136.171338">
                <text:p>136.1713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2.651976">
                <text:p>82.651976</text:p>
              </table:table-cell>
              <table:table-cell office:value-type="float" office:value="95.263039">
                <text:p>95.2630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9.492092">
                <text:p>109.492092</text:p>
              </table:table-cell>
              <table:table-cell office:value-type="float" office:value="79.405129">
                <text:p>79.4051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2.141626">
                <text:p>102.141626</text:p>
              </table:table-cell>
              <table:table-cell office:value-type="float" office:value="114.028613">
                <text:p>114.0286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.718524">
                <text:p>78.718524</text:p>
              </table:table-cell>
              <table:table-cell office:value-type="float" office:value="78.858324">
                <text:p>78.8583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4.406614">
                <text:p>114.406614</text:p>
              </table:table-cell>
              <table:table-cell office:value-type="float" office:value="97.170058">
                <text:p>97.1700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5.880019">
                <text:p>75.880019</text:p>
              </table:table-cell>
              <table:table-cell office:value-type="float" office:value="90.681139">
                <text:p>90.6811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6.172151">
                <text:p>86.172151</text:p>
              </table:table-cell>
              <table:table-cell office:value-type="float" office:value="82.471254">
                <text:p>82.471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4.849362">
                <text:p>124.849362</text:p>
              </table:table-cell>
              <table:table-cell office:value-type="float" office:value="69.269928">
                <text:p>69.2699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711944">
                <text:p>84.711944</text:p>
              </table:table-cell>
              <table:table-cell office:value-type="float" office:value="70.269707">
                <text:p>70.2697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1.320647">
                <text:p>91.320647</text:p>
              </table:table-cell>
              <table:table-cell office:value-type="float" office:value="82.397034">
                <text:p>82.3970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7.69348">
                <text:p>67.69348</text:p>
              </table:table-cell>
              <table:table-cell office:value-type="float" office:value="81.838831">
                <text:p>81.8388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.279269">
                <text:p>106.279269</text:p>
              </table:table-cell>
              <table:table-cell office:value-type="float" office:value="64.117074">
                <text:p>64.1170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161775">
                <text:p>85.161775</text:p>
              </table:table-cell>
              <table:table-cell office:value-type="float" office:value="146.272156">
                <text:p>146.2721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.841594">
                <text:p>86.841594</text:p>
              </table:table-cell>
              <table:table-cell office:value-type="float" office:value="81.595326">
                <text:p>81.5953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5.249541">
                <text:p>85.249541</text:p>
              </table:table-cell>
              <table:table-cell office:value-type="float" office:value="56.880535">
                <text:p>56.8805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5.146852">
                <text:p>95.146852</text:p>
              </table:table-cell>
              <table:table-cell office:value-type="float" office:value="78.015852">
                <text:p>78.0158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.11595">
                <text:p>90.11595</text:p>
              </table:table-cell>
              <table:table-cell office:value-type="float" office:value="72.52224">
                <text:p>72.522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.780755">
                <text:p>87.780755</text:p>
              </table:table-cell>
              <table:table-cell office:value-type="float" office:value="114.73662">
                <text:p>114.73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4.115788">
                <text:p>74.115788</text:p>
              </table:table-cell>
              <table:table-cell office:value-type="float" office:value="84.595065">
                <text:p>84.5950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1.423337">
                <text:p>101.423337</text:p>
              </table:table-cell>
              <table:table-cell office:value-type="float" office:value="107.121824">
                <text:p>107.1218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6.754748">
                <text:p>96.754748</text:p>
              </table:table-cell>
              <table:table-cell office:value-type="float" office:value="119.09849">
                <text:p>119.098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0.362326">
                <text:p>80.362326</text:p>
              </table:table-cell>
              <table:table-cell office:value-type="float" office:value="81.952354">
                <text:p>81.9523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9.502477">
                <text:p>89.502477</text:p>
              </table:table-cell>
              <table:table-cell office:value-type="float" office:value="85.785647">
                <text:p>85.7856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8.445788">
                <text:p>78.445788</text:p>
              </table:table-cell>
              <table:table-cell office:value-type="float" office:value="71.517123">
                <text:p>71.5171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05207">
                <text:p>88.005207</text:p>
              </table:table-cell>
              <table:table-cell office:value-type="float" office:value="99.080585">
                <text:p>99.0805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3.884252">
                <text:p>73.884252</text:p>
              </table:table-cell>
              <table:table-cell office:value-type="float" office:value="79.291389">
                <text:p>79.2913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9.694971">
                <text:p>69.694971</text:p>
              </table:table-cell>
              <table:table-cell office:value-type="float" office:value="100.433759">
                <text:p>100.4337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.028294">
                <text:p>97.028294</text:p>
              </table:table-cell>
              <table:table-cell office:value-type="float" office:value="93.587821">
                <text:p>93.5878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0.940364">
                <text:p>110.940364</text:p>
              </table:table-cell>
              <table:table-cell office:value-type="float" office:value="84.081039">
                <text:p>84.0810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.155063">
                <text:p>94.155063</text:p>
              </table:table-cell>
              <table:table-cell office:value-type="float" office:value="89.666922">
                <text:p>89.6669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5.637715">
                <text:p>105.637715</text:p>
              </table:table-cell>
              <table:table-cell office:value-type="float" office:value="69.836858">
                <text:p>69.8368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5.29731">
                <text:p>115.29731</text:p>
              </table:table-cell>
              <table:table-cell office:value-type="float" office:value="60.008056">
                <text:p>60.0080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5.846599">
                <text:p>95.846599</text:p>
              </table:table-cell>
              <table:table-cell office:value-type="float" office:value="53.719982">
                <text:p>53.7199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0.789701">
                <text:p>80.789701</text:p>
              </table:table-cell>
              <table:table-cell office:value-type="float" office:value="112.529483">
                <text:p>112.5294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.7501">
                <text:p>82.7501</text:p>
              </table:table-cell>
              <table:table-cell office:value-type="float" office:value="78.496061">
                <text:p>78.4960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.293646">
                <text:p>105.293646</text:p>
              </table:table-cell>
              <table:table-cell office:value-type="float" office:value="91.801706">
                <text:p>91.8017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622326">
                <text:p>98.622326</text:p>
              </table:table-cell>
              <table:table-cell office:value-type="float" office:value="52.733395">
                <text:p>52.7333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6.299698">
                <text:p>96.299698</text:p>
              </table:table-cell>
              <table:table-cell office:value-type="float" office:value="87.792259">
                <text:p>87.7922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6.988915">
                <text:p>66.988915</text:p>
              </table:table-cell>
              <table:table-cell office:value-type="float" office:value="114.805907">
                <text:p>114.8059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2.647131">
                <text:p>82.647131</text:p>
              </table:table-cell>
              <table:table-cell office:value-type="float" office:value="84.042548">
                <text:p>84.0425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4.606752">
                <text:p>104.606752</text:p>
              </table:table-cell>
              <table:table-cell office:value-type="float" office:value="92.935649">
                <text:p>92.9356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.199283">
                <text:p>113.199283</text:p>
              </table:table-cell>
              <table:table-cell office:value-type="float" office:value="137.271609">
                <text:p>137.2716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.071888">
                <text:p>93.071888</text:p>
              </table:table-cell>
              <table:table-cell office:value-type="float" office:value="97.889303">
                <text:p>97.8893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9.617588">
                <text:p>89.617588</text:p>
              </table:table-cell>
              <table:table-cell office:value-type="float" office:value="108.895373">
                <text:p>108.8953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424649">
                <text:p>92.424649</text:p>
              </table:table-cell>
              <table:table-cell office:value-type="float" office:value="64.654979">
                <text:p>64.6549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.826125">
                <text:p>83.826125</text:p>
              </table:table-cell>
              <table:table-cell office:value-type="float" office:value="147.738336">
                <text:p>147.7383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2.690661">
                <text:p>132.690661</text:p>
              </table:table-cell>
              <table:table-cell office:value-type="float" office:value="70.745325">
                <text:p>70.7453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7.064318">
                <text:p>97.064318</text:p>
              </table:table-cell>
              <table:table-cell office:value-type="float" office:value="152.945747">
                <text:p>152.9457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5.834122">
                <text:p>105.834122</text:p>
              </table:table-cell>
              <table:table-cell office:value-type="float" office:value="122.941805">
                <text:p>122.9418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6.839832">
                <text:p>86.839832</text:p>
              </table:table-cell>
              <table:table-cell office:value-type="float" office:value="136.19934">
                <text:p>136.199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.663234">
                <text:p>73.663234</text:p>
              </table:table-cell>
              <table:table-cell office:value-type="float" office:value="88.748253">
                <text:p>88.7482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.764888">
                <text:p>107.764888</text:p>
              </table:table-cell>
              <table:table-cell office:value-type="float" office:value="84.208409">
                <text:p>84.2084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5.266255">
                <text:p>95.266255</text:p>
              </table:table-cell>
              <table:table-cell office:value-type="float" office:value="84.983187">
                <text:p>84.9831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8.281129">
                <text:p>88.281129</text:p>
              </table:table-cell>
              <table:table-cell office:value-type="float" office:value="78.470718">
                <text:p>78.4707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.641617">
                <text:p>86.641617</text:p>
              </table:table-cell>
              <table:table-cell office:value-type="float" office:value="56.437509">
                <text:p>56.4375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.281855">
                <text:p>95.281855</text:p>
              </table:table-cell>
              <table:table-cell office:value-type="float" office:value="114.141182">
                <text:p>114.1411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6.975918">
                <text:p>126.975918</text:p>
              </table:table-cell>
              <table:table-cell office:value-type="float" office:value="90.482215">
                <text:p>90.4822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.421984">
                <text:p>90.421984</text:p>
              </table:table-cell>
              <table:table-cell office:value-type="float" office:value="62.291247">
                <text:p>62.2912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9.564126">
                <text:p>109.564126</text:p>
              </table:table-cell>
              <table:table-cell office:value-type="float" office:value="80.717189">
                <text:p>80.7171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4.997214">
                <text:p>104.997214</text:p>
              </table:table-cell>
              <table:table-cell office:value-type="float" office:value="87.912028">
                <text:p>87.9120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4.064606">
                <text:p>94.064606</text:p>
              </table:table-cell>
              <table:table-cell office:value-type="float" office:value="74.078803">
                <text:p>74.0788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.837451">
                <text:p>81.837451</text:p>
              </table:table-cell>
              <table:table-cell office:value-type="float" office:value="80.754164">
                <text:p>80.7541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.681707">
                <text:p>90.681707</text:p>
              </table:table-cell>
              <table:table-cell office:value-type="float" office:value="63.547663">
                <text:p>63.5476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362035">
                <text:p>103.362035</text:p>
              </table:table-cell>
              <table:table-cell office:value-type="float" office:value="85.537943">
                <text:p>85.5379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7.279648">
                <text:p>97.279648</text:p>
              </table:table-cell>
              <table:table-cell office:value-type="float" office:value="129.385001">
                <text:p>129.3850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0.697152">
                <text:p>80.697152</text:p>
              </table:table-cell>
              <table:table-cell office:value-type="float" office:value="70.600258">
                <text:p>70.6002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3.056305">
                <text:p>103.056305</text:p>
              </table:table-cell>
              <table:table-cell office:value-type="float" office:value="90.737496">
                <text:p>90.7374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.349837">
                <text:p>83.349837</text:p>
              </table:table-cell>
              <table:table-cell office:value-type="float" office:value="104.29646">
                <text:p>104.296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.088737">
                <text:p>94.088737</text:p>
              </table:table-cell>
              <table:table-cell office:value-type="float" office:value="94.928537">
                <text:p>94.9285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4.381987">
                <text:p>94.381987</text:p>
              </table:table-cell>
              <table:table-cell office:value-type="float" office:value="150.566428">
                <text:p>150.5664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2.492187">
                <text:p>102.492187</text:p>
              </table:table-cell>
              <table:table-cell office:value-type="float" office:value="61.787521">
                <text:p>61.7875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3.98488">
                <text:p>93.98488</text:p>
              </table:table-cell>
              <table:table-cell office:value-type="float" office:value="65.140375">
                <text:p>65.140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9.443998">
                <text:p>79.443998</text:p>
              </table:table-cell>
              <table:table-cell office:value-type="float" office:value="66.606738">
                <text:p>66.6067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3.956205">
                <text:p>113.956205</text:p>
              </table:table-cell>
              <table:table-cell office:value-type="float" office:value="86.23616">
                <text:p>86.236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4.18433">
                <text:p>74.18433</text:p>
              </table:table-cell>
              <table:table-cell office:value-type="float" office:value="117.306692">
                <text:p>117.3066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.332073">
                <text:p>84.332073</text:p>
              </table:table-cell>
              <table:table-cell office:value-type="float" office:value="103.73631">
                <text:p>103.736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5.618029">
                <text:p>95.618029</text:p>
              </table:table-cell>
              <table:table-cell office:value-type="float" office:value="95.897646">
                <text:p>95.8976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.481497">
                <text:p>109.481497</text:p>
              </table:table-cell>
              <table:table-cell office:value-type="float" office:value="94.314458">
                <text:p>94.3144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.582291">
                <text:p>72.582291</text:p>
              </table:table-cell>
              <table:table-cell office:value-type="float" office:value="124.475842">
                <text:p>124.4758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.2883">
                <text:p>100.2883</text:p>
              </table:table-cell>
              <table:table-cell office:value-type="float" office:value="60.144006">
                <text:p>60.1440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.218087">
                <text:p>69.218087</text:p>
              </table:table-cell>
              <table:table-cell office:value-type="float" office:value="104.777403">
                <text:p>104.7774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034931">
                <text:p>81.034931</text:p>
              </table:table-cell>
              <table:table-cell office:value-type="float" office:value="118.943753">
                <text:p>118.9437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.224321">
                <text:p>102.224321</text:p>
              </table:table-cell>
              <table:table-cell office:value-type="float" office:value="73.58072">
                <text:p>73.580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2.168275">
                <text:p>112.168275</text:p>
              </table:table-cell>
              <table:table-cell office:value-type="float" office:value="76.281819">
                <text:p>76.2818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